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Droid Sans" svg:font-family="'Droid Sans'"/>
    <style:font-face style:name="Droid Sans1" svg:font-family="'Droid Sans1'"/>
    <style:font-face style:name="Sans" svg:font-family="Sans"/>
    <style:font-face style:name="Liberation Sans" svg:font-family="'Liberation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1.408cm"/>
    </style:style>
    <style:style style:name="co3" style:family="table-column">
      <style:table-column-properties fo:break-before="auto" style:column-width="0.709cm"/>
    </style:style>
    <style:style style:name="co4" style:family="table-column">
      <style:table-column-properties fo:break-before="auto" style:column-width="4.26cm"/>
    </style:style>
    <style:style style:name="co5" style:family="table-column">
      <style:table-column-properties fo:break-before="auto" style:column-width="1.801cm"/>
    </style:style>
    <style:style style:name="co6" style:family="table-column">
      <style:table-column-properties fo:break-before="auto" style:column-width="1.323cm"/>
    </style:style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0.843cm"/>
    </style:style>
    <style:style style:name="co9" style:family="table-column">
      <style:table-column-properties fo:break-before="auto" style:column-width="1.125cm"/>
    </style:style>
    <style:style style:name="co10" style:family="table-column">
      <style:table-column-properties fo:break-before="auto" style:column-width="0.76cm"/>
    </style:style>
    <style:style style:name="co11" style:family="table-column">
      <style:table-column-properties fo:break-before="auto" style:column-width="1cm"/>
    </style:style>
    <style:style style:name="co12" style:family="table-column">
      <style:table-column-properties fo:break-before="auto" style:column-width="1.251cm"/>
    </style:style>
    <style:style style:name="co13" style:family="table-column">
      <style:table-column-properties fo:break-before="auto" style:column-width="1.425cm"/>
    </style:style>
    <style:style style:name="co14" style:family="table-column">
      <style:table-column-properties fo:break-before="auto" style:column-width="1.12cm"/>
    </style:style>
    <style:style style:name="co15" style:family="table-column">
      <style:table-column-properties fo:break-before="auto" style:column-width="2.037cm"/>
    </style:style>
    <style:style style:name="co16" style:family="table-column">
      <style:table-column-properties fo:break-before="auto" style:column-width="1.092cm"/>
    </style:style>
    <style:style style:name="co17" style:family="table-column">
      <style:table-column-properties fo:break-before="auto" style:column-width="4.5cm"/>
    </style:style>
    <style:style style:name="co18" style:family="table-column">
      <style:table-column-properties fo:break-before="auto" style:column-width="0.499cm"/>
    </style:style>
    <style:style style:name="co19" style:family="table-column">
      <style:table-column-properties fo:break-before="auto" style:column-width="1.118cm"/>
    </style:style>
    <style:style style:name="co20" style:family="table-column">
      <style:table-column-properties fo:break-before="auto" style:column-width="2.267cm"/>
    </style:style>
    <style:style style:name="co21" style:family="table-column">
      <style:table-column-properties fo:break-before="auto" style:column-width="1.194cm"/>
    </style:style>
    <style:style style:name="co22" style:family="table-column">
      <style:table-column-properties fo:break-before="auto" style:column-width="6.001cm"/>
    </style:style>
    <style:style style:name="co23" style:family="table-column">
      <style:table-column-properties fo:break-before="auto" style:column-width="1.783cm"/>
    </style:style>
    <style:style style:name="co24" style:family="table-column">
      <style:table-column-properties fo:break-before="auto" style:column-width="1.401cm"/>
    </style:style>
    <style:style style:name="co25" style:family="table-column">
      <style:table-column-properties fo:break-before="auto" style:column-width="2.494cm"/>
    </style:style>
    <style:style style:name="co26" style:family="table-column">
      <style:table-column-properties fo:break-before="auto" style:column-width="2.686cm"/>
    </style:style>
    <style:style style:name="co27" style:family="table-column">
      <style:table-column-properties fo:break-before="auto" style:column-width="0.937cm"/>
    </style:style>
    <style:style style:name="co28" style:family="table-column">
      <style:table-column-properties fo:break-before="auto" style:column-width="1.155cm"/>
    </style:style>
    <style:style style:name="ro1" style:family="table-row">
      <style:table-row-properties style:row-height="0.62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X-vars">
      <style:table-properties table:display="true" style:writing-mode="lr-tb"/>
    </style:style>
    <style:style style:name="ta2" style:family="table" style:master-page-name="Signal_20_AY_20_AZ">
      <style:table-properties table:display="true" style:writing-mode="lr-tb"/>
    </style:style>
    <style:style style:name="ta3" style:family="table" style:master-page-name="Speed_20_and_20_Warning_20_Boards_20_AY_20_AZ">
      <style:table-properties table:display="true" style:writing-mode="lr-tb"/>
    </style:style>
    <style:style style:name="ta4" style:family="table" style:master-page-name="Release_20_Group_20_AY_20_AZ">
      <style:table-properties table:display="true" style:writing-mode="lr-tb"/>
    </style:style>
    <style:style style:name="ta5" style:family="table" style:master-page-name="Distance_20_BY_20_BZ_20_CY">
      <style:table-properties table:display="true" style:writing-mode="lr-tb"/>
    </style:style>
    <style:style style:name="ta6" style:family="table" style:master-page-name="Gradient_20_CY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number:number-style style:name="N71">
      <number:fraction number:min-integer-digits="0" number:min-numerator-digits="2" number:min-denominator-digits="2"/>
    </number:number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font-name="Droid Sans1" fo:font-size="14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font-name="Droid Sans1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Droid Sans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Droid Sans1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font-name="Droid Sans1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Droid Sans1" fo:font-size="10pt" fo:font-style="normal" style:text-underline-style="none" fo:font-weight="bold"/>
    </style:style>
    <style:style style:name="ce7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bold"/>
    </style:style>
    <style:style style:name="ce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bold"/>
    </style:style>
    <style:style style:name="ce9" style:family="table-cell" style:parent-style-name="Default" style:data-style-name="N11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10" style:family="table-cell" style:parent-style-name="Default" style:data-style-name="N110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11" style:family="table-cell" style:parent-style-name="Default" style:data-style-name="N11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12" style:family="table-cell" style:parent-style-name="Default" style:data-style-name="N110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15" style:family="table-cell" style:parent-style-name="Default" style:data-style-name="N11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none" style:vertical-align="bottom"/>
      <style:paragraph-properties fo:text-align="center"/>
      <style:text-properties fo:color="#c5000b" style:text-line-through-style="none" style:font-name="Droid Sans1" fo:font-size="10pt" fo:font-style="normal" style:text-underline-style="none" fo:font-weight="normal"/>
    </style:style>
    <style:style style:name="ce16" style:family="table-cell" style:parent-style-name="Default" style:data-style-name="N11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17" style:family="table-cell" style:parent-style-name="Default" style:data-style-name="N110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1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20" style:family="table-cell" style:parent-style-name="Default" style:data-style-name="N110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23" style:family="table-cell" style:parent-style-name="Default" style:data-style-name="N11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24" style:family="table-cell" style:parent-style-name="Default" style:data-style-name="N110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25" style:family="table-cell" style:parent-style-name="Default" style:data-style-name="N11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26" style:family="table-cell" style:parent-style-name="Default" style:data-style-name="N110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style:vertical-align="bottom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27" style:family="table-cell" style:parent-style-name="Default" style:data-style-name="N110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style:vertical-align="bottom"/>
      <style:paragraph-properties fo:text-align="center"/>
      <style:text-properties fo:color="#c5000b" style:text-line-through-style="none" style:font-name="Droid Sans1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99pt solid #000000" style:rotation-angle="0" style:rotation-align="none" style:shrink-to-fit="false" gnm:GnmHAlign="1" style:vertical-align="bottom"/>
      <style:text-properties fo:color="#000000" style:text-line-through-style="none" style:font-name="Droid Sans1" fo:font-size="10pt" fo:font-style="normal" style:text-underline-style="none" fo:font-weight="bold"/>
    </style:style>
    <style:style style:name="ce29" style:family="table-cell" style:parent-style-name="Default" style:data-style-name="N11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Droid Sans1" fo:font-size="10pt" fo:font-style="normal" style:text-underline-style="none" fo:font-weight="normal"/>
    </style:style>
    <style:style style:name="ce30" style:family="table-cell" style:parent-style-name="Default" style:data-style-name="N110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font-name="Droid Sans1" fo:font-size="10pt" fo:font-style="normal" style:text-underline-style="none" fo:font-weight="normal"/>
    </style:style>
    <style:style style:name="ce31" style:family="table-cell" style:parent-style-name="Default" style:data-style-name="N110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font-name="Droid Sans1" fo:font-size="10pt" fo:font-style="normal" style:text-underline-style="none" fo:font-weight="normal"/>
    </style:style>
    <style:style style:name="ce32" style:family="table-cell" style:parent-style-name="Default" style:data-style-name="N110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Droid Sans1" fo:font-size="10pt" fo:font-style="normal" style:text-underline-style="none" fo:font-weight="normal"/>
    </style:style>
    <style:style style:name="ce3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Droid Sans1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36" style:family="table-cell" style:parent-style-name="Default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0.99pt solid #000000" fo:border-right="0.99pt solid #000000" style:rotation-angle="0" style:rotation-align="none" style:shrink-to-fit="false" fo:border-top="non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37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0.99pt solid #000000" fo:border-right="0.99pt solid #000000" style:rotation-angle="0" style:rotation-align="none" style:shrink-to-fit="false" fo:border-top="non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bold"/>
    </style:style>
    <style:style style:name="ce39" style:family="table-cell" style:parent-style-name="Default" style:data-style-name="N110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none" fo:border-right="0.99pt solid #000000" style:rotation-angle="0" style:rotation-align="none" style:shrink-to-fit="false" fo:border-top="non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40" style:family="table-cell" style:parent-style-name="Default" style:data-style-name="N110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0.99pt solid #000000" style:rotation-angle="0" style:rotation-align="none" style:shrink-to-fit="false" fo:border-top="non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4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bold"/>
    </style:style>
    <style:style style:name="ce4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43" style:family="table-cell" style:parent-style-name="Default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none" fo:border-right="0.99pt solid #000000" style:rotation-angle="0" style:rotation-align="none" style:shrink-to-fit="false" fo:border-top="non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44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0.99pt solid #000000" style:rotation-angle="0" style:rotation-align="none" style:shrink-to-fit="false" fo:border-top="non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00" style:text-line-through-style="none" style:font-name="Droid Sans1" fo:font-size="10pt" fo:font-style="normal" style:text-underline-style="none" fo:font-weight="bold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Droid Sans" fo:font-size="10pt" fo:font-style="normal" style:text-underline-style="none" fo:font-weight="normal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bold"/>
    </style:style>
    <style:style style:name="ce4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90" style:rotation-align="none" style:shrink-to-fit="false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bold"/>
    </style:style>
    <style:style style:name="ce4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bold"/>
    </style:style>
    <style:style style:name="ce5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none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51" style:family="table-cell" style:parent-style-name="Default" style:data-style-name="N11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52" style:family="table-cell" style:parent-style-name="Default" style:data-style-name="N11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5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bold"/>
    </style:style>
    <style:style style:name="ce54" style:family="table-cell" style:parent-style-name="Default" style:data-style-name="N110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none" style:rotation-angle="0" style:rotation-align="none" style:shrink-to-fit="false" fo:border-top="0.99pt solid #000000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5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57" style:family="table-cell" style:parent-style-name="Default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0.99pt solid #000000" fo:border-right="none" style:rotation-angle="0" style:rotation-align="none" style:shrink-to-fit="false" fo:border-top="0.99pt solid #000000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58" style:family="table-cell" style:parent-style-name="Default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0.99pt solid #000000" fo:border-right="none" style:rotation-angle="0" style:rotation-align="none" style:shrink-to-fit="false" fo:border-top="non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59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0.99pt solid #000000" fo:border-right="none" style:rotation-angle="0" style:rotation-align="none" style:shrink-to-fit="false" fo:border-top="non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60" style:family="table-cell" style:parent-style-name="Default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none" fo:border-right="none" style:rotation-angle="0" style:rotation-align="none" style:shrink-to-fit="false" fo:border-top="0.99pt solid #000000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6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none" style:rotation-angle="0" style:rotation-align="none" style:shrink-to-fit="false" fo:border-top="non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62" style:family="table-cell" style:parent-style-name="Default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none" fo:border-right="0.99pt solid #000000" style:rotation-angle="0" style:rotation-align="none" style:shrink-to-fit="false" fo:border-top="0.99pt solid #000000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6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bold"/>
    </style:style>
    <style:style style:name="ce64" style:family="table-cell" style:parent-style-name="Default" style:data-style-name="N110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0.99pt solid #000000" fo:border-right="none" style:rotation-angle="0" style:rotation-align="none" style:shrink-to-fit="false" fo:border-top="0.99pt solid #000000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6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6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67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none" style:rotation-angle="0" style:rotation-align="none" style:shrink-to-fit="false" fo:border-top="0.99pt solid #000000" style:vertical-align="bottom"/>
      <style:text-properties fo:color="#000000" style:text-line-through-style="none" style:font-name="Droid Sans" fo:font-size="10pt" fo:font-style="normal" style:text-underline-style="none" fo:font-weight="normal"/>
    </style:style>
    <style:style style:name="ce68" style:family="table-cell" style:parent-style-name="Default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none" fo:border-right="none" style:rotation-angle="0" style:rotation-align="none" style:shrink-to-fit="false" fo:border-top="0.99pt solid #000000" style:vertical-align="bottom"/>
      <style:text-properties fo:color="#000000" style:text-line-through-style="none" style:font-name="Droid Sans" fo:font-size="10pt" fo:font-style="normal" style:text-underline-style="none" fo:font-weight="normal"/>
    </style:style>
    <style:style style:name="ce69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0.99pt solid #000000" style:rotation-angle="0" style:rotation-align="none" style:shrink-to-fit="false" fo:border-top="0.99pt solid #000000" style:vertical-align="bottom"/>
      <style:text-properties fo:color="#000000" style:text-line-through-style="none" style:font-name="Droid Sans" fo:font-size="10pt" fo:font-style="normal" style:text-underline-style="none" fo:font-weight="normal"/>
    </style:style>
    <style:style style:name="ce70" style:family="table-cell" style:parent-style-name="Default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none" fo:border-right="0.99pt solid #000000" style:rotation-angle="0" style:rotation-align="none" style:shrink-to-fit="false" fo:border-top="0.99pt solid #000000" style:vertical-align="bottom"/>
      <style:text-properties fo:color="#000000" style:text-line-through-style="none" style:font-name="Droid Sans" fo:font-size="10pt" fo:font-style="normal" style:text-underline-style="none" fo:font-weight="normal"/>
    </style:style>
    <style:style style:name="ce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00" style:text-line-through-style="none" style:font-name="Droid Sans1" fo:font-size="14pt" fo:font-style="normal" style:text-underline-style="none" fo:font-weight="bold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74" style:family="table-cell" style:parent-style-name="Default" style:data-style-name="N110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0.99pt solid #000000" style:rotation-angle="0" style:rotation-align="none" style:shrink-to-fit="false" fo:border-top="0.99pt solid #000000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75" style:family="table-cell" style:parent-style-name="Default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0.99pt solid #000000" fo:border-right="0.99pt solid #000000" style:rotation-angle="0" style:rotation-align="none" style:shrink-to-fit="false" fo:border-top="0.99pt solid #000000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Droid Sans" fo:font-size="10pt" fo:font-style="normal" style:text-underline-style="none" fo:font-weight="normal"/>
    </style:style>
    <style:style style:name="ce77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Droid Sans" fo:font-size="10pt" fo:font-style="normal" style:text-underline-style="none" fo:font-weight="bold"/>
    </style:style>
    <style:style style:name="ce78" style:family="table-cell" style:parent-style-name="Default" style:data-style-name="N11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79" style:family="table-cell" style:parent-style-name="Default" style:data-style-name="N110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none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8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bold"/>
    </style:style>
    <style:style style:name="ce8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none" style:rotation-angle="0" style:rotation-align="none" style:shrink-to-fit="false" fo:border-top="0.99pt solid #000000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82" style:family="table-cell" style:parent-style-name="Default" style:data-style-name="N111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0.99pt solid #000000" fo:border-right="none" style:rotation-angle="0" style:rotation-align="none" style:shrink-to-fit="false" fo:border-top="0.99pt solid #000000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83" style:family="table-cell" style:parent-style-name="Default" style:data-style-name="N111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0.99pt solid #000000" fo:border-right="none" style:rotation-angle="0" style:rotation-align="none" style:shrink-to-fit="false" fo:border-top="non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84" style:family="table-cell" style:parent-style-name="Default" style:data-style-name="N111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0.99pt solid #000000" fo:border-right="none" style:rotation-angle="0" style:rotation-align="none" style:shrink-to-fit="false" fo:border-top="non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8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font-name="Droid Sans" fo:font-size="10pt" fo:font-style="normal" style:text-underline-style="none" fo:font-weight="normal"/>
    </style:style>
    <style:style style:name="ce8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Droid Sans" fo:font-size="10pt" fo:font-style="normal" style:text-underline-style="none" fo:font-weight="normal"/>
    </style:style>
    <style:style style:name="ce87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Droid Sans" fo:font-size="10pt" fo:font-style="normal" style:text-underline-style="none" fo:font-weight="normal"/>
    </style:style>
    <style:style style:name="ce88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style:vertical-align="middle"/>
      <style:paragraph-properties fo:text-align="center"/>
      <style:text-properties fo:color="#000000" style:text-line-through-style="none" style:font-name="Droid Sans" fo:font-size="10pt" fo:font-style="normal" style:text-underline-style="none" fo:font-weight="bold"/>
    </style:style>
    <style:style style:name="ce89" style:family="table-cell" style:parent-style-name="Default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none" fo:border-right="0.99pt solid #000000" style:rotation-angle="0" style:rotation-align="none" style:shrink-to-fit="false" fo:border-top="0.99pt solid #000000" style:vertical-align="middle"/>
      <style:text-properties fo:color="#000000" style:text-line-through-style="none" style:font-name="Droid Sans" fo:font-size="10pt" fo:font-style="normal" style:text-underline-style="none" fo:font-weight="normal"/>
    </style:style>
    <style:style style:name="ce90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font-name="Droid Sans" fo:font-size="10pt" fo:font-style="normal" style:text-underline-style="none" fo:font-weight="normal"/>
    </style:style>
    <style:style style:name="ce9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0.99pt solid #000000" fo:border-right="0.99pt solid #000000" style:rotation-angle="0" style:rotation-align="none" style:shrink-to-fit="false" fo:border-top="none" gnm:GnmHAlign="1" style:vertical-align="bottom"/>
      <style:text-properties fo:color="#000000" style:text-line-through-style="none" style:font-name="Droid Sans" fo:font-size="10pt" fo:font-style="normal" style:text-underline-style="none" fo:font-weight="normal"/>
    </style:style>
    <style:style style:name="ce9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000000" style:rotation-angle="0" style:rotation-align="none" style:shrink-to-fit="false" style:vertical-align="middle"/>
      <style:text-properties fo:color="#000000" style:text-line-through-style="none" style:font-name="Droid Sans" fo:font-size="10pt" fo:font-style="normal" style:text-underline-style="none" fo:font-weight="normal"/>
    </style:style>
    <style:style style:name="ce93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none" style:rotation-angle="0" style:rotation-align="none" style:shrink-to-fit="false" style:vertical-align="middle"/>
      <style:text-properties fo:color="#000000" style:text-line-through-style="none" style:font-name="Droid Sans" fo:font-size="10pt" fo:font-style="normal" style:text-underline-style="none" fo:font-weight="normal"/>
    </style:style>
    <style:style style:name="ce9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font-name="Droid Sans" fo:font-size="10pt" fo:font-style="normal" style:text-underline-style="none" fo:font-weight="normal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font-name="Droid Sans" fo:font-size="10pt" fo:font-style="normal" style:text-underline-style="none" fo:font-weight="bold"/>
    </style:style>
    <style:style style:name="ce97" style:family="table-cell" style:parent-style-name="Default" style:data-style-name="N110">
      <style:table-cell-properties style:glyph-orientation-vertical="auto" fo:border-bottom="none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0.99pt solid #000000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98" style:family="table-cell" style:parent-style-name="Default" style:data-style-name="N110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9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Droid Sans" fo:font-size="10pt" fo:font-style="normal" style:text-underline-style="none" fo:font-weight="normal"/>
    </style:style>
    <style:style style:name="ce10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0.99pt solid #000000" fo:border-right="none" style:rotation-angle="0" style:rotation-align="none" style:shrink-to-fit="false" fo:border-top="0.99pt solid #000000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10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0.99pt solid #000000" style:rotation-angle="0" style:rotation-align="none" style:shrink-to-fit="false" fo:border-top="0.99pt solid #000000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102" style:family="table-cell" style:parent-style-name="Default" style:data-style-name="N111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none" fo:border-right="0.99pt solid #000000" style:rotation-angle="0" style:rotation-align="none" style:shrink-to-fit="false" fo:border-top="non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103" style:family="table-cell" style:parent-style-name="Default" style:data-style-name="N111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0.99pt solid #000000" style:rotation-angle="0" style:rotation-align="none" style:shrink-to-fit="false" fo:border-top="non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104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0.99pt solid #000000" style:rotation-angle="0" style:rotation-align="none" style:shrink-to-fit="fals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105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wrap" fo:border="0.99pt solid #000000" style:rotation-angle="0" style:rotation-align="none" style:shrink-to-fit="fals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1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Droid Sans" fo:font-size="10pt" fo:font-style="normal" style:text-underline-style="none" fo:font-weight="bold"/>
    </style:style>
    <style:style style:name="ce1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90" style:rotation-align="none" style:shrink-to-fit="false" style:vertical-align="top"/>
      <style:paragraph-properties fo:text-align="center"/>
      <style:text-properties fo:color="#000000" style:text-line-through-style="none" style:font-name="Droid Sans1" fo:font-size="10pt" fo:font-style="normal" style:text-underline-style="none" fo:font-weight="bold"/>
    </style:style>
    <style:style style:name="ce108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99pt solid #000000" style:rotation-angle="0" style:rotation-align="none" style:shrink-to-fit="false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10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0.99pt solid #000000" style:rotation-angle="0" style:rotation-align="none" style:shrink-to-fit="false" style:vertical-align="middle"/>
      <style:text-properties fo:color="#000000" style:text-line-through-style="none" style:font-name="Droid Sans1" fo:font-size="10pt" fo:font-style="normal" style:text-underline-style="none" fo:font-weight="bold"/>
    </style:style>
    <style:style style:name="ce1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0.99pt solid #000000" style:rotation-angle="0" style:rotation-align="none" style:shrink-to-fit="fals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11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Droid Sans" fo:font-size="10pt" fo:font-style="normal" style:text-underline-style="none" fo:font-weight="normal"/>
    </style:style>
    <style:style style:name="ce112" style:family="table-cell" style:parent-style-name="Default" style:data-style-name="N111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none" fo:border-right="none" style:rotation-angle="0" style:rotation-align="none" style:shrink-to-fit="false" fo:border-top="0.99pt solid #000000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1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114" style:family="table-cell" style:parent-style-name="Default" style:data-style-name="N111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none" style:rotation-angle="0" style:rotation-align="none" style:shrink-to-fit="false" fo:border-top="non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11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/>
      <style:text-properties fo:color="#000000" style:text-line-through-style="none" style:font-name="Droid Sans" fo:font-size="10pt" fo:font-style="normal" style:text-underline-style="none" fo:font-weight="normal"/>
    </style:style>
    <style:style style:name="ce11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117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GnmHAlign="1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118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99pt solid #000000" gnm:GnmHAlign="1" style:vertical-align="bottom"/>
      <style:text-properties fo:color="#000000" style:text-line-through-style="none" style:font-name="Droid Sans" fo:font-size="10pt" fo:font-style="normal" style:text-underline-style="none" fo:font-weight="normal"/>
    </style:style>
    <style:style style:name="ce119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99pt solid #000000" style:rotation-angle="0" style:rotation-align="none" style:shrink-to-fit="false" fo:border-top="0.99pt solid #000000" gnm:GnmHAlign="1" style:vertical-align="bottom"/>
      <style:text-properties fo:color="#000000" style:text-line-through-style="none" style:font-name="Droid Sans" fo:font-size="10pt" fo:font-style="normal" style:text-underline-style="none" fo:font-weight="normal"/>
    </style:style>
    <style:style style:name="ce120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99pt solid #000000" style:rotation-angle="0" style:rotation-align="none" style:shrink-to-fit="false" fo:border-top="0.99pt solid #000000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121" style:family="table-cell" style:parent-style-name="Default" style:data-style-name="N111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none" fo:border-right="0.99pt solid #000000" style:rotation-angle="0" style:rotation-align="none" style:shrink-to-fit="false" fo:border-top="0.99pt solid #000000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bold"/>
    </style:style>
    <style:style style:name="ce1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90" style:rotation-align="none" style:shrink-to-fit="false" style:vertical-align="top"/>
      <style:paragraph-properties fo:text-align="center"/>
      <style:text-properties fo:color="#000000" style:text-line-through-style="none" style:font-name="Droid Sans1" fo:font-size="10pt" fo:font-style="normal" style:text-underline-style="none" fo:font-weight="bold"/>
    </style:style>
    <style:style style:name="ce1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Droid Sans" fo:font-size="10pt" fo:font-style="normal" style:text-underline-style="none" fo:font-weight="normal"/>
    </style:style>
    <style:style style:name="ce1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font-name="Droid Sans1" fo:font-size="10pt" fo:font-style="normal" style:text-underline-style="none" fo:font-weight="bold"/>
    </style:style>
    <style:style style:name="ce126" style:family="table-cell" style:parent-style-name="Default" style:data-style-name="N7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Droid Sans" fo:font-size="10pt" fo:font-style="normal" style:text-underline-style="none" fo:font-weight="normal"/>
    </style:style>
    <style:style style:name="ce127" style:family="table-cell" style:parent-style-name="Default" style:data-style-name="N7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Droid Sans" fo:font-size="10pt" fo:font-style="normal" style:text-underline-style="none" fo:font-weight="normal"/>
    </style:style>
    <style:style style:name="ce1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font-name="Droid Sans" fo:font-size="10pt" fo:font-style="normal" style:text-underline-style="none" fo:font-weight="normal"/>
    </style:style>
    <style:style style:name="ce129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middle"/>
      <style:text-properties fo:color="#000000" style:text-line-through-style="none" style:font-name="Droid Sans1" fo:font-size="11pt" fo:font-style="normal" style:text-underline-style="none" fo:font-weight="bold" style:font-size-asian="11pt" style:font-size-complex="11pt"/>
    </style:style>
    <style:style style:name="ce130" style:family="table-cell" style:parent-style-name="Default">
      <style:table-cell-properties fo:background-color="transparent"/>
      <style:text-properties fo:color="#000000"/>
    </style:style>
    <style:style style:name="ce131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wrap" fo:border-left="0.06pt solid #000000" fo:border-right="0.99pt solid #000000" style:rotation-angle="0" style:rotation-align="none" style:shrink-to-fit="false" fo:border-top="0.06pt solid #000000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bold"/>
    </style:style>
    <style:style style:name="ce13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3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000000" fo:border-right="0.99pt solid #000000" style:rotation-angle="90" style:rotation-align="none" style:shrink-to-fit="false" fo:border-top="0.99pt solid #000000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bold"/>
    </style:style>
    <style:style style:name="ce134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none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06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6" style:family="table-cell" style:parent-style-name="Default" style:data-style-name="N110">
      <style:table-cell-properties style:glyph-orientation-vertical="auto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99pt solid #000000" style:rotation-angle="0" style:rotation-align="none" style:shrink-to-fit="false" fo:border-top="none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normal"/>
    </style:style>
    <style:style style:name="ce137" style:family="table-cell" style:parent-style-name="Default" style:data-style-name="N110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06pt solid #000000" style:rotation-angle="0" style:rotation-align="none" style:shrink-to-fit="false" fo:border-top="0.99pt solid #000000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bold"/>
    </style:style>
    <style:style style:name="ce138" style:family="table-cell" style:parent-style-name="Default" style:data-style-name="N110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fo:border-right="0.06pt solid #000000" style:rotation-angle="0" style:rotation-align="none" style:shrink-to-fit="false" fo:border-top="0.06pt solid #000000" style:vertical-align="middle"/>
      <style:paragraph-properties fo:text-align="center"/>
      <style:text-properties fo:color="#000000" style:text-line-through-style="none" style:font-name="Droid Sans1" fo:font-size="10pt" fo:font-style="normal" style:text-underline-style="none" fo:font-weight="bold"/>
    </style:style>
    <style:style style:name="ce139" style:family="table-cell" style:parent-style-name="Default" style:data-style-name="N111">
      <style:table-cell-properties style:glyph-orientation-vertical="auto" fo:border-bottom="0.06pt solid #000000" style:cell-protect="protected" style:print-content="true" style:diagonal-bl-tr="none" style:diagonal-tl-br="none" fo:background-color="transparent" fo:wrap-option="no-wrap" fo:border-left="0.99pt solid #000000" fo:border-right="none" style:rotation-angle="0" style:rotation-align="none" style:shrink-to-fit="false" fo:border-top="non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140" style:family="table-cell" style:parent-style-name="Default" style:data-style-name="N111">
      <style:table-cell-properties style:glyph-orientation-vertical="auto" fo:border-bottom="0.06pt solid #000000" style:cell-protect="protected" style:print-content="true" style:diagonal-bl-tr="none" style:diagonal-tl-br="none" fo:background-color="transparent" fo:wrap-option="no-wrap" fo:border-left="none" fo:border-right="none" style:rotation-angle="0" style:rotation-align="none" style:shrink-to-fit="false" fo:border-top="non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141" style:family="table-cell" style:parent-style-name="Default" style:data-style-name="N110">
      <style:table-cell-properties style:glyph-orientation-vertical="auto" fo:border-bottom="0.06pt solid #000000" style:cell-protect="protected" style:print-content="true" style:diagonal-bl-tr="none" style:diagonal-tl-br="none" fo:background-color="transparent" fo:wrap-option="no-wrap" fo:border-left="none" fo:border-right="none" style:rotation-angle="0" style:rotation-align="none" style:shrink-to-fit="false" fo:border-top="0.06pt solid #000000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0.06pt solid #000000" style:vertical-align="bottom"/>
      <style:paragraph-properties fo:text-align="center"/>
      <style:text-properties fo:color="#000000" style:text-line-through-style="none" style:font-name="Droid Sans" fo:font-size="10pt" fo:font-style="normal" style:text-underline-style="none" fo:font-weight="normal"/>
    </style:style>
    <style:style style:name="ce14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4" style:family="table-cell" style:parent-style-name="Default" style:data-style-name="N110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0.06pt solid #000000" style:rotation-angle="0" style:rotation-align="none" style:shrink-to-fit="false" fo:border-top="0.99pt solid #000000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145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0.06pt solid #000000" style:rotation-angle="0" style:rotation-align="none" style:shrink-to-fit="false" fo:border-top="0.99pt solid #000000" style:vertical-align="bottom"/>
      <style:paragraph-properties fo:text-align="center"/>
      <style:text-properties fo:color="#000000" style:text-line-through-style="none" style:font-name="Droid Sans" fo:font-size="10pt" fo:font-style="normal" style:text-underline-style="none" fo:font-weight="normal"/>
    </style:style>
    <style:style style:name="ce146" style:family="table-cell" style:parent-style-name="Default" style:data-style-name="N111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none" fo:border-right="0.06pt solid #000000" style:rotation-angle="0" style:rotation-align="none" style:shrink-to-fit="false" fo:border-top="0.99pt solid #000000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147" style:family="table-cell" style:parent-style-name="Default" style:data-style-name="N111">
      <style:table-cell-properties style:glyph-orientation-vertical="auto" fo:border-bottom="none" style:cell-protect="protected" style:print-content="true" style:diagonal-bl-tr="none" style:diagonal-tl-br="none" fo:background-color="transparent" fo:wrap-option="no-wrap" fo:border-left="none" fo:border-right="0.06pt solid #000000" style:rotation-angle="0" style:rotation-align="none" style:shrink-to-fit="false" fo:border-top="non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148" style:family="table-cell" style:parent-style-name="Default" style:data-style-name="N111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0.06pt solid #000000" style:rotation-angle="0" style:rotation-align="none" style:shrink-to-fit="false" fo:border-top="none" style:vertical-align="middle"/>
      <style:text-properties fo:color="#000000" style:text-line-through-style="none" style:font-name="Droid Sans1" fo:font-size="10pt" fo:font-style="normal" style:text-underline-style="none" fo:font-weight="normal"/>
    </style:style>
    <style:style style:name="ce149" style:family="table-cell" style:parent-style-name="Default">
      <style:table-cell-properties fo:border-bottom="none" fo:background-color="transparent" fo:border-left="none" fo:border-right="none" fo:border-top="0.06pt solid #000000"/>
      <style:text-properties fo:color="#000000"/>
    </style:style>
    <style:style style:name="ce150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color="#000000"/>
    </style:style>
    <style:style style:name="ce151" style:family="table-cell" style:parent-style-name="Default" style:data-style-name="N111">
      <style:table-cell-properties fo:background-color="transparent"/>
      <style:text-properties fo:color="#000000"/>
    </style:style>
    <style:style style:name="ce152" style:family="table-cell" style:parent-style-name="Default" style:data-style-name="N111">
      <style:table-cell-properties fo:border-bottom="0.06pt solid #000000" fo:background-color="transparent" fo:border-left="none" fo:border-right="none" fo:border-top="none"/>
      <style:text-properties fo:color="#000000"/>
    </style:style>
    <style:style style:name="ce153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06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5" style:family="table-cell" style:parent-style-name="Default" style:data-style-name="N111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0.06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7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0.06pt solid #000000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8" style:family="table-cell" style:parent-style-name="Default" style:data-style-name="N111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59" style:family="table-cell" style:parent-style-name="Default" style:data-style-name="N111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non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content-validations>
        <table:content-validation table:name="val1" table:condition="of:cell-content-is-whole-number() and cell-content()&lt;40" table:allow-empty-cell="false" table:base-cell-address="'Extension Distance PY PZ'.I4"/>
      </table:content-validations>
      <table:table table:name="X-vars" table:style-name="ta1">
        <office:forms form:automatic-focus="false" form:apply-design-mode="false"/>
        <table:table-column table:style-name="co1" table:default-cell-style-name="Gnumeric-default"/>
        <table:table-column table:style-name="co2" table:default-cell-style-name="Gnumeric-default"/>
        <table:table-column table:style-name="co3" table:number-columns-repeated="8" table:default-cell-style-name="Gnumeric-default"/>
        <table:table-column table:style-name="co4" table:default-cell-style-name="Gnumeric-default"/>
        <table:table-column table:style-name="co1" table:number-columns-repeated="1013" table:default-cell-style-name="Gnumeric-default"/>
        <table:table-row table:style-name="ro1">
          <table:table-cell table:style-name="ce1" office:value-type="string">
            <text:p>X variable values</text:p>
          </table:table-cell>
          <table:table-cell table:style-name="ce3" table:number-columns-repeated="1023"/>
        </table:table-row>
        <table:table-row table:style-name="ro2">
          <table:table-cell table:style-name="ce2"/>
          <table:table-cell table:style-name="ce3" table:number-columns-repeated="1023"/>
        </table:table-row>
        <table:table-row table:style-name="ro2">
          <table:table-cell table:style-name="ce3"/>
          <table:table-cell table:style-name="ce4"/>
          <table:table-cell table:style-name="ce8" office:value-type="string" table:number-columns-spanned="8" table:number-rows-spanned="1">
            <text:p>X</text:p>
          </table:table-cell>
          <table:covered-table-cell table:number-columns-repeated="7" table:style-name="Default"/>
          <table:table-cell table:style-name="ce28" office:value-type="string">
            <text:p>Type</text:p>
          </table:table-cell>
          <table:table-cell table:style-name="ce33" table:number-columns-repeated="6"/>
          <table:table-cell table:style-name="ce3" table:number-columns-repeated="1007"/>
        </table:table-row>
        <table:table-row table:style-name="ro2">
          <table:table-cell table:style-name="ce3"/>
          <table:table-cell table:style-name="ce5" office:value-type="string">
            <text:p>N</text:p>
          </table:table-cell>
          <table:table-cell table:style-name="ce9" office:value-type="float" office:value="60">
            <text:p>60</text:p>
          </table:table-cell>
          <table:table-cell table:style-name="ce16" table:number-columns-repeated="6"/>
          <table:table-cell table:style-name="ce23"/>
          <table:table-cell table:style-name="ce29" office:value-type="string">
            <text:p>Number Balise</text:p>
          </table:table-cell>
          <table:table-cell table:style-name="ce33" table:number-columns-repeated="6"/>
          <table:table-cell table:style-name="ce3" table:number-columns-repeated="1007"/>
        </table:table-row>
        <table:table-row table:style-name="ro2">
          <table:table-cell table:style-name="ce3"/>
          <table:table-cell table:style-name="ce6" office:value-type="string">
            <text:p>P</text:p>
          </table:table-cell>
          <table:table-cell table:style-name="ce10" office:value-type="float" office:value="40">
            <text:p>40</text:p>
          </table:table-cell>
          <table:table-cell table:style-name="ce17" table:number-columns-repeated="6"/>
          <table:table-cell table:style-name="ce24"/>
          <table:table-cell table:style-name="ce30" office:value-type="string">
            <text:p>Prefix Balise</text:p>
          </table:table-cell>
          <table:table-cell table:style-name="ce33" table:number-columns-repeated="6"/>
          <table:table-cell table:style-name="ce3" table:number-columns-repeated="1007"/>
        </table:table-row>
        <table:table-row table:style-name="ro2">
          <table:table-cell table:style-name="ce3"/>
          <table:table-cell table:style-name="ce7" office:value-type="string" table:number-columns-spanned="1" table:number-rows-spanned="4">
            <text:p>A</text:p>
          </table:table-cell>
          <table:table-cell table:style-name="ce9"/>
          <table:table-cell table:style-name="ce18" office:value-type="float" office:value="11">
            <text:p>11</text:p>
          </table:table-cell>
          <table:table-cell table:style-name="ce16"/>
          <table:table-cell table:style-name="ce16" office:value-type="float" office:value="13">
            <text:p>13</text:p>
          </table:table-cell>
          <table:table-cell table:style-name="ce16" table:number-columns-repeated="3"/>
          <table:table-cell table:style-name="ce23" office:value-type="float" office:value="17">
            <text:p>17</text:p>
          </table:table-cell>
          <table:table-cell table:style-name="ce31" office:value-type="string">
            <text:p>Signal</text:p>
          </table:table-cell>
          <table:table-cell table:style-name="ce33" table:number-columns-repeated="6"/>
          <table:table-cell table:style-name="ce3" table:number-columns-repeated="1007"/>
        </table:table-row>
        <table:table-row table:style-name="ro2">
          <table:table-cell table:style-name="ce3"/>
          <table:covered-table-cell table:style-name="Default"/>
          <table:table-cell table:style-name="ce11" office:value-type="float" office:value="20">
            <text:p>20</text:p>
          </table:table-cell>
          <table:table-cell table:style-name="ce19" office:value-type="float" office:value="21">
            <text:p>21</text:p>
          </table:table-cell>
          <table:table-cell table:style-name="ce21" table:number-columns-repeated="2"/>
          <table:table-cell table:style-name="ce19" office:value-type="float" office:value="24">
            <text:p>24</text:p>
          </table:table-cell>
          <table:table-cell table:style-name="ce19" table:number-columns-repeated="2"/>
          <table:table-cell table:style-name="ce25" office:value-type="float" office:value="27">
            <text:p>27</text:p>
          </table:table-cell>
          <table:table-cell table:style-name="ce29" office:value-type="string">
            <text:p>Permanent Speed Signs</text:p>
          </table:table-cell>
          <table:table-cell table:style-name="ce33" table:number-columns-repeated="6"/>
          <table:table-cell table:style-name="ce3" table:number-columns-repeated="1007"/>
        </table:table-row>
        <table:table-row table:style-name="ro2">
          <table:table-cell table:style-name="ce3"/>
          <table:covered-table-cell table:style-name="Default"/>
          <table:table-cell table:style-name="ce11" office:value-type="float" office:value="30">
            <text:p>30</text:p>
          </table:table-cell>
          <table:table-cell table:style-name="ce19" office:value-type="float" office:value="31">
            <text:p>31</text:p>
          </table:table-cell>
          <table:table-cell table:style-name="ce21" table:number-columns-repeated="2"/>
          <table:table-cell table:style-name="ce19" office:value-type="float" office:value="34">
            <text:p>34</text:p>
          </table:table-cell>
          <table:table-cell table:style-name="ce19" table:number-columns-repeated="2"/>
          <table:table-cell table:style-name="ce25" office:value-type="float" office:value="37">
            <text:p>37</text:p>
          </table:table-cell>
          <table:table-cell table:style-name="ce29" office:value-type="string">
            <text:p>Temporary Speed Signs</text:p>
          </table:table-cell>
          <table:table-cell table:style-name="ce33" table:number-columns-repeated="6"/>
          <table:table-cell table:style-name="ce3" table:number-columns-repeated="1007"/>
        </table:table-row>
        <table:table-row table:style-name="ro2">
          <table:table-cell table:style-name="ce3"/>
          <table:covered-table-cell table:style-name="Default"/>
          <table:table-cell table:style-name="ce12" office:value-type="float" office:value="50">
            <text:p>50</text:p>
          </table:table-cell>
          <table:table-cell table:style-name="ce20" office:value-type="float" office:value="51">
            <text:p>51</text:p>
          </table:table-cell>
          <table:table-cell table:style-name="ce20" office:value-type="float" office:value="52">
            <text:p>52</text:p>
          </table:table-cell>
          <table:table-cell table:style-name="ce20" office:value-type="float" office:value="53">
            <text:p>53</text:p>
          </table:table-cell>
          <table:table-cell table:style-name="ce20" office:value-type="float" office:value="54">
            <text:p>54</text:p>
          </table:table-cell>
          <table:table-cell table:style-name="ce20" office:value-type="float" office:value="55">
            <text:p>55</text:p>
          </table:table-cell>
          <table:table-cell table:style-name="ce20" office:value-type="float" office:value="56">
            <text:p>56</text:p>
          </table:table-cell>
          <table:table-cell table:style-name="ce26" office:value-type="float" office:value="57">
            <text:p>57</text:p>
          </table:table-cell>
          <table:table-cell table:style-name="ce32" office:value-type="string">
            <text:p>Other Signs</text:p>
          </table:table-cell>
          <table:table-cell table:style-name="ce33" table:number-columns-repeated="6"/>
          <table:table-cell table:style-name="ce3" table:number-columns-repeated="1007"/>
        </table:table-row>
        <table:table-row table:style-name="ro2">
          <table:table-cell table:style-name="ce3"/>
          <table:table-cell table:style-name="ce6" office:value-type="string">
            <text:p>B</text:p>
          </table:table-cell>
          <table:table-cell table:style-name="ce13"/>
          <table:table-cell table:style-name="ce17" office:value-type="float" office:value="41">
            <text:p>41</text:p>
          </table:table-cell>
          <table:table-cell table:style-name="ce17" office:value-type="float" office:value="42">
            <text:p>42</text:p>
          </table:table-cell>
          <table:table-cell table:style-name="ce17" office:value-type="float" office:value="43">
            <text:p>43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45">
            <text:p>45</text:p>
          </table:table-cell>
          <table:table-cell table:style-name="ce17" office:value-type="float" office:value="46">
            <text:p>46</text:p>
          </table:table-cell>
          <table:table-cell table:style-name="ce24" office:value-type="float" office:value="47">
            <text:p>47</text:p>
          </table:table-cell>
          <table:table-cell table:style-name="ce30" office:value-type="string">
            <text:p>“B” balises</text:p>
          </table:table-cell>
          <table:table-cell table:style-name="ce33" table:number-columns-repeated="6"/>
          <table:table-cell table:style-name="ce3" table:number-columns-repeated="1007"/>
        </table:table-row>
        <table:table-row table:style-name="ro2">
          <table:table-cell table:style-name="ce3"/>
          <table:table-cell table:style-name="ce6" office:value-type="string">
            <text:p>C</text:p>
          </table:table-cell>
          <table:table-cell table:style-name="ce13"/>
          <table:table-cell table:style-name="ce17" office:value-type="float" office:value="61">
            <text:p>61</text:p>
          </table:table-cell>
          <table:table-cell table:style-name="ce17" office:value-type="float" office:value="62">
            <text:p>62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64">
            <text:p>64</text:p>
          </table:table-cell>
          <table:table-cell table:style-name="ce17" office:value-type="float" office:value="65">
            <text:p>65</text:p>
          </table:table-cell>
          <table:table-cell table:style-name="ce17" office:value-type="float" office:value="66">
            <text:p>66</text:p>
          </table:table-cell>
          <table:table-cell table:style-name="ce24" office:value-type="float" office:value="67">
            <text:p>67</text:p>
          </table:table-cell>
          <table:table-cell table:style-name="ce30" office:value-type="string">
            <text:p>“C” balises</text:p>
          </table:table-cell>
          <table:table-cell table:style-name="ce33" table:number-columns-repeated="6"/>
          <table:table-cell table:style-name="ce3" table:number-columns-repeated="1007"/>
        </table:table-row>
        <table:table-row table:style-name="ro2">
          <table:table-cell table:style-name="ce3"/>
          <table:table-cell table:style-name="ce7" office:value-type="string" table:number-columns-spanned="1" table:number-rows-spanned="5">
            <text:p>Spare</text:p>
          </table:table-cell>
          <table:table-cell table:style-name="ce9" office:value-type="float" office:value="10">
            <text:p>10</text:p>
          </table:table-cell>
          <table:table-cell table:style-name="ce18"/>
          <table:table-cell table:style-name="ce16" office:value-type="float" office:value="12">
            <text:p>12</text:p>
          </table:table-cell>
          <table:table-cell table:style-name="ce18"/>
          <table:table-cell table:style-name="ce16" office:value-type="float" office:value="14">
            <text:p>14</text:p>
          </table:table-cell>
          <table:table-cell table:style-name="ce16"/>
          <table:table-cell table:style-name="ce16" office:value-type="float" office:value="16">
            <text:p>16</text:p>
          </table:table-cell>
          <table:table-cell table:style-name="ce23"/>
          <table:table-cell table:style-name="ce31" office:value-type="string">
            <text:p>(Signal)</text:p>
          </table:table-cell>
          <table:table-cell table:style-name="ce33" table:number-columns-repeated="6"/>
          <table:table-cell table:style-name="ce3" table:number-columns-repeated="1007"/>
        </table:table-row>
        <table:table-row table:style-name="ro2">
          <table:table-cell table:style-name="ce3"/>
          <table:covered-table-cell table:style-name="Default"/>
          <table:table-cell table:style-name="ce14"/>
          <table:table-cell table:style-name="ce21"/>
          <table:table-cell table:style-name="ce21" office:value-type="float" office:value="22">
            <text:p>22</text:p>
          </table:table-cell>
          <table:table-cell table:style-name="ce19" office:value-type="float" office:value="23">
            <text:p>23</text:p>
          </table:table-cell>
          <table:table-cell table:style-name="ce19"/>
          <table:table-cell table:style-name="ce19" office:value-type="float" office:value="25">
            <text:p>25</text:p>
          </table:table-cell>
          <table:table-cell table:style-name="ce19" office:value-type="float" office:value="26">
            <text:p>26</text:p>
          </table:table-cell>
          <table:table-cell table:style-name="ce25"/>
          <table:table-cell table:style-name="ce29" office:value-type="string">
            <text:p>(Permanent Speed Signs)</text:p>
          </table:table-cell>
          <table:table-cell table:style-name="ce33" table:number-columns-repeated="6"/>
          <table:table-cell table:style-name="ce3" table:number-columns-repeated="1007"/>
        </table:table-row>
        <table:table-row table:style-name="ro2">
          <table:table-cell table:style-name="ce3"/>
          <table:covered-table-cell table:style-name="Default"/>
          <table:table-cell table:style-name="ce14"/>
          <table:table-cell table:style-name="ce21"/>
          <table:table-cell table:style-name="ce21" office:value-type="float" office:value="32">
            <text:p>32</text:p>
          </table:table-cell>
          <table:table-cell table:style-name="ce19" office:value-type="float" office:value="33">
            <text:p>33</text:p>
          </table:table-cell>
          <table:table-cell table:style-name="ce19"/>
          <table:table-cell table:style-name="ce19" office:value-type="float" office:value="35">
            <text:p>35</text:p>
          </table:table-cell>
          <table:table-cell table:style-name="ce19" office:value-type="float" office:value="36">
            <text:p>36</text:p>
          </table:table-cell>
          <table:table-cell table:style-name="ce25"/>
          <table:table-cell table:style-name="ce29" office:value-type="string">
            <text:p>(Temporary Speed Signs)</text:p>
          </table:table-cell>
          <table:table-cell table:style-name="ce33" table:number-columns-repeated="6"/>
          <table:table-cell table:style-name="ce3" table:number-columns-repeated="1007"/>
        </table:table-row>
        <table:table-row table:style-name="ro2">
          <table:table-cell table:style-name="ce3"/>
          <table:covered-table-cell table:style-name="Default"/>
          <table:table-cell table:style-name="ce15" office:value-type="float" office:value="0">
            <text:p>00</text:p>
          </table:table-cell>
          <table:table-cell table:style-name="ce19" office:value-type="float" office:value="1">
            <text:p>01</text:p>
          </table:table-cell>
          <table:table-cell table:style-name="ce19" office:value-type="float" office:value="2">
            <text:p>02</text:p>
          </table:table-cell>
          <table:table-cell table:style-name="ce19" office:value-type="float" office:value="3">
            <text:p>03</text:p>
          </table:table-cell>
          <table:table-cell table:style-name="ce19" office:value-type="float" office:value="4">
            <text:p>04</text:p>
          </table:table-cell>
          <table:table-cell table:style-name="ce19" office:value-type="float" office:value="5">
            <text:p>05</text:p>
          </table:table-cell>
          <table:table-cell table:style-name="ce19" office:value-type="float" office:value="6">
            <text:p>06</text:p>
          </table:table-cell>
          <table:table-cell table:style-name="ce25" office:value-type="float" office:value="7">
            <text:p>07</text:p>
          </table:table-cell>
          <table:table-cell table:style-name="ce29"/>
          <table:table-cell table:style-name="ce33" table:number-columns-repeated="6"/>
          <table:table-cell table:style-name="ce3" table:number-columns-repeated="1007"/>
        </table:table-row>
        <table:table-row table:style-name="ro2">
          <table:table-cell table:style-name="ce3"/>
          <table:covered-table-cell table:style-name="Default"/>
          <table:table-cell table:style-name="ce12" office:value-type="float" office:value="70">
            <text:p>70</text:p>
          </table:table-cell>
          <table:table-cell table:style-name="ce20" office:value-type="float" office:value="71">
            <text:p>71</text:p>
          </table:table-cell>
          <table:table-cell table:style-name="ce20" office:value-type="float" office:value="72">
            <text:p>72</text:p>
          </table:table-cell>
          <table:table-cell table:style-name="ce20" office:value-type="float" office:value="73">
            <text:p>73</text:p>
          </table:table-cell>
          <table:table-cell table:style-name="ce20" office:value-type="float" office:value="74">
            <text:p>74</text:p>
          </table:table-cell>
          <table:table-cell table:style-name="ce20" office:value-type="float" office:value="75">
            <text:p>75</text:p>
          </table:table-cell>
          <table:table-cell table:style-name="ce20" office:value-type="float" office:value="76">
            <text:p>76</text:p>
          </table:table-cell>
          <table:table-cell table:style-name="ce27" office:value-type="float" office:value="77">
            <text:p>77</text:p>
          </table:table-cell>
          <table:table-cell table:style-name="ce32"/>
          <table:table-cell table:style-name="ce33" table:number-columns-repeated="6"/>
          <table:table-cell table:style-name="ce3" table:number-columns-repeated="1007"/>
        </table:table-row>
        <table:table-row table:style-name="ro2">
          <table:table-cell table:style-name="ce3"/>
          <table:table-cell table:style-name="ce6" office:value-type="string">
            <text:p>Invalid</text:p>
          </table:table-cell>
          <table:table-cell table:style-name="ce10" office:value-type="float" office:value="0">
            <text:p>00</text:p>
          </table:table-cell>
          <table:table-cell table:style-name="ce22"/>
          <table:table-cell table:style-name="ce17" table:number-columns-repeated="5"/>
          <table:table-cell table:style-name="ce24" office:value-type="float" office:value="77">
            <text:p>77</text:p>
          </table:table-cell>
          <table:table-cell table:style-name="ce30"/>
          <table:table-cell table:style-name="ce3" table:number-columns-repeated="101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X-vars'.$A$1" table:expression="#ref!"/>
          <table:named-expression table:name="Sheet_Title" table:base-cell-address="$'X-vars'.$A$1" table:expression="&quot;X-vars&quot;"/>
        </table:named-expressions>
      </table:table>
      <table:table table:name="Signal AY AZ" table:style-name="ta2">
        <table:table-column table:style-name="co5" table:default-cell-style-name="ce35"/>
        <table:table-column table:style-name="co6" table:default-cell-style-name="ce35"/>
        <table:table-column table:style-name="co7" table:number-columns-repeated="3" table:default-cell-style-name="ce35"/>
        <table:table-column table:style-name="co5" table:number-columns-repeated="1019" table:default-cell-style-name="ce35"/>
        <table:table-row table:style-name="ro1">
          <table:table-cell table:style-name="ce1" office:value-type="string">
            <text:p>Signals</text:p>
          </table:table-cell>
          <table:table-cell table:style-name="ce34" table:number-columns-repeated="1023"/>
        </table:table-row>
        <table:table-row table:style-name="ro2">
          <table:table-cell table:style-name="ce34" table:number-columns-repeated="2"/>
          <table:table-cell table:style-name="ce2" office:value-type="string">
            <text:p>Resolution</text:p>
          </table:table-cell>
          <table:table-cell table:style-name="ce34" office:value-type="float" office:value="12">
            <text:p>12</text:p>
          </table:table-cell>
          <table:table-cell table:style-name="ce34" table:number-columns-repeated="1020"/>
        </table:table-row>
        <table:table-row table:style-name="ro2">
          <table:table-cell table:style-name="ce34"/>
          <table:table-cell table:style-name="ce7" office:value-type="string" table:number-columns-spanned="1" table:number-rows-spanned="2">
            <text:p>Binary</text:p>
          </table:table-cell>
          <table:table-cell table:style-name="ce38" office:value-type="string" table:number-columns-spanned="1" table:number-rows-spanned="2">
            <text:p>Octal</text:p>
          </table:table-cell>
          <table:table-cell table:style-name="ce41" office:value-type="string">
            <text:p>AY</text:p>
          </table:table-cell>
          <table:table-cell table:style-name="ce41" office:value-type="string">
            <text:p>AZ</text:p>
          </table:table-cell>
          <table:table-cell table:style-name="ce34" table:number-columns-repeated="1019"/>
        </table:table-row>
        <table:table-row table:style-name="ro2">
          <table:table-cell table:style-name="ce34"/>
          <table:covered-table-cell table:number-columns-repeated="2"/>
          <table:table-cell table:style-name="ce42" office:value-type="string">
            <text:p>(Main)</text:p>
          </table:table-cell>
          <table:table-cell table:style-name="ce42" office:value-type="string">
            <text:p>(Distant)</text:p>
          </table:table-cell>
          <table:table-cell table:style-name="ce45" table:number-columns-repeated="2"/>
          <table:table-cell table:style-name="ce34" table:number-columns-repeated="1017"/>
        </table:table-row>
        <table:table-row table:style-name="ro2">
          <table:table-cell table:style-name="ce34"/>
          <table:table-cell table:style-name="ce36" table:formula="of:=OCT2BIN([.C5])" office:value-type="string" office:string-value="0">
            <text:p>0</text:p>
          </table:table-cell>
          <table:table-cell table:style-name="ce39" office:value-type="float" office:value="0">
            <text:p>00</text:p>
          </table:table-cell>
          <table:table-cell table:style-name="ce43" office:value-type="string">
            <text:p>Stop</text:p>
          </table:table-cell>
          <table:table-cell table:style-name="ce43" office:value-type="string">
            <text:p>Expect Stop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6])" office:value-type="string" office:string-value="1">
            <text:p>1</text:p>
          </table:table-cell>
          <table:table-cell table:style-name="ce39" office:value-type="float" office:value="1">
            <text:p>01</text:p>
          </table:table-cell>
          <table:table-cell table:style-name="ce43" table:formula="of:=OCT2DEC([.$C6])*[.$D$2]" office:value-type="float" office:value="12">
            <text:p>12</text:p>
          </table:table-cell>
          <table:table-cell table:style-name="ce43" table:formula="of:=OCT2DEC([.$C6])*[.$D$2]" office:value-type="float" office:value="12">
            <text:p>12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7])" office:value-type="string" office:string-value="10">
            <text:p>10</text:p>
          </table:table-cell>
          <table:table-cell table:style-name="ce39" office:value-type="float" office:value="2">
            <text:p>02</text:p>
          </table:table-cell>
          <table:table-cell table:style-name="ce43" table:formula="of:=OCT2DEC([.$C7])*[.$D$2]" office:value-type="float" office:value="24">
            <text:p>24</text:p>
          </table:table-cell>
          <table:table-cell table:style-name="ce43" table:formula="of:=OCT2DEC([.$C7])*[.$D$2]" office:value-type="float" office:value="24">
            <text:p>24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8])" office:value-type="string" office:string-value="11">
            <text:p>11</text:p>
          </table:table-cell>
          <table:table-cell table:style-name="ce39" office:value-type="float" office:value="3">
            <text:p>03</text:p>
          </table:table-cell>
          <table:table-cell table:style-name="ce43" table:formula="of:=OCT2DEC([.$C8])*[.$D$2]" office:value-type="float" office:value="36">
            <text:p>36</text:p>
          </table:table-cell>
          <table:table-cell table:style-name="ce43" table:formula="of:=OCT2DEC([.$C8])*[.$D$2]" office:value-type="float" office:value="36">
            <text:p>36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9])" office:value-type="string" office:string-value="100">
            <text:p>100</text:p>
          </table:table-cell>
          <table:table-cell table:style-name="ce39" office:value-type="float" office:value="4">
            <text:p>04</text:p>
          </table:table-cell>
          <table:table-cell table:style-name="ce43" table:formula="of:=OCT2DEC([.$C9])*[.$D$2]" office:value-type="float" office:value="48">
            <text:p>48</text:p>
          </table:table-cell>
          <table:table-cell table:style-name="ce43" table:formula="of:=OCT2DEC([.$C9])*[.$D$2]" office:value-type="float" office:value="48">
            <text:p>48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10])" office:value-type="string" office:string-value="101">
            <text:p>101</text:p>
          </table:table-cell>
          <table:table-cell table:style-name="ce39" office:value-type="float" office:value="5">
            <text:p>05</text:p>
          </table:table-cell>
          <table:table-cell table:style-name="ce43" table:formula="of:=OCT2DEC([.$C10])*[.$D$2]" office:value-type="float" office:value="60">
            <text:p>60</text:p>
          </table:table-cell>
          <table:table-cell table:style-name="ce43" table:formula="of:=OCT2DEC([.$C10])*[.$D$2]" office:value-type="float" office:value="60">
            <text:p>60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11])" office:value-type="string" office:string-value="110">
            <text:p>110</text:p>
          </table:table-cell>
          <table:table-cell table:style-name="ce39" office:value-type="float" office:value="6">
            <text:p>06</text:p>
          </table:table-cell>
          <table:table-cell table:style-name="ce43" table:formula="of:=OCT2DEC([.$C11])*[.$D$2]" office:value-type="float" office:value="72">
            <text:p>72</text:p>
          </table:table-cell>
          <table:table-cell table:style-name="ce43" table:formula="of:=OCT2DEC([.$C11])*[.$D$2]" office:value-type="float" office:value="72">
            <text:p>72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12])" office:value-type="string" office:string-value="111">
            <text:p>111</text:p>
          </table:table-cell>
          <table:table-cell table:style-name="ce39" office:value-type="float" office:value="7">
            <text:p>07</text:p>
          </table:table-cell>
          <table:table-cell table:style-name="ce43" table:formula="of:=OCT2DEC([.$C12])*[.$D$2]" office:value-type="float" office:value="84">
            <text:p>84</text:p>
          </table:table-cell>
          <table:table-cell table:style-name="ce43" table:formula="of:=OCT2DEC([.$C12])*[.$D$2]" office:value-type="float" office:value="84">
            <text:p>84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13])" office:value-type="string" office:string-value="1000">
            <text:p>1000</text:p>
          </table:table-cell>
          <table:table-cell table:style-name="ce39" office:value-type="float" office:value="10">
            <text:p>10</text:p>
          </table:table-cell>
          <table:table-cell table:style-name="ce43" table:formula="of:=OCT2DEC([.$C13])*[.$D$2]" office:value-type="float" office:value="96">
            <text:p>96</text:p>
          </table:table-cell>
          <table:table-cell table:style-name="ce43" table:formula="of:=OCT2DEC([.$C13])*[.$D$2]" office:value-type="float" office:value="96">
            <text:p>96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14])" office:value-type="string" office:string-value="1001">
            <text:p>1001</text:p>
          </table:table-cell>
          <table:table-cell table:style-name="ce39" office:value-type="float" office:value="11">
            <text:p>11</text:p>
          </table:table-cell>
          <table:table-cell table:style-name="ce43" table:formula="of:=OCT2DEC([.$C14])*[.$D$2]" office:value-type="float" office:value="108">
            <text:p>108</text:p>
          </table:table-cell>
          <table:table-cell table:style-name="ce43" table:formula="of:=OCT2DEC([.$C14])*[.$D$2]" office:value-type="float" office:value="108">
            <text:p>108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15])" office:value-type="string" office:string-value="1010">
            <text:p>1010</text:p>
          </table:table-cell>
          <table:table-cell table:style-name="ce39" office:value-type="float" office:value="12">
            <text:p>12</text:p>
          </table:table-cell>
          <table:table-cell table:style-name="ce43" table:formula="of:=OCT2DEC([.$C15])*[.$D$2]" office:value-type="float" office:value="120">
            <text:p>120</text:p>
          </table:table-cell>
          <table:table-cell table:style-name="ce43" table:formula="of:=OCT2DEC([.$C15])*[.$D$2]" office:value-type="float" office:value="120">
            <text:p>120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16])" office:value-type="string" office:string-value="1011">
            <text:p>1011</text:p>
          </table:table-cell>
          <table:table-cell table:style-name="ce39" office:value-type="float" office:value="13">
            <text:p>13</text:p>
          </table:table-cell>
          <table:table-cell table:style-name="ce43" table:formula="of:=OCT2DEC([.$C16])*[.$D$2]" office:value-type="float" office:value="132">
            <text:p>132</text:p>
          </table:table-cell>
          <table:table-cell table:style-name="ce43" table:formula="of:=OCT2DEC([.$C16])*[.$D$2]" office:value-type="float" office:value="132">
            <text:p>132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17])" office:value-type="string" office:string-value="1100">
            <text:p>1100</text:p>
          </table:table-cell>
          <table:table-cell table:style-name="ce39" office:value-type="float" office:value="14">
            <text:p>14</text:p>
          </table:table-cell>
          <table:table-cell table:style-name="ce43" table:formula="of:=OCT2DEC([.$C17])*[.$D$2]" office:value-type="float" office:value="144">
            <text:p>144</text:p>
          </table:table-cell>
          <table:table-cell table:style-name="ce43" table:formula="of:=OCT2DEC([.$C17])*[.$D$2]" office:value-type="float" office:value="144">
            <text:p>144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18])" office:value-type="string" office:string-value="1101">
            <text:p>1101</text:p>
          </table:table-cell>
          <table:table-cell table:style-name="ce39" office:value-type="float" office:value="15">
            <text:p>15</text:p>
          </table:table-cell>
          <table:table-cell table:style-name="ce43" table:formula="of:=OCT2DEC([.$C18])*[.$D$2]" office:value-type="float" office:value="156">
            <text:p>156</text:p>
          </table:table-cell>
          <table:table-cell table:style-name="ce43" table:formula="of:=OCT2DEC([.$C18])*[.$D$2]" office:value-type="float" office:value="156">
            <text:p>156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19])" office:value-type="string" office:string-value="1110">
            <text:p>1110</text:p>
          </table:table-cell>
          <table:table-cell table:style-name="ce39" office:value-type="float" office:value="16">
            <text:p>16</text:p>
          </table:table-cell>
          <table:table-cell table:style-name="ce43" table:formula="of:=OCT2DEC([.$C19])*[.$D$2]" office:value-type="float" office:value="168">
            <text:p>168</text:p>
          </table:table-cell>
          <table:table-cell table:style-name="ce43" table:formula="of:=OCT2DEC([.$C19])*[.$D$2]" office:value-type="float" office:value="168">
            <text:p>168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20])" office:value-type="string" office:string-value="1111">
            <text:p>1111</text:p>
          </table:table-cell>
          <table:table-cell table:style-name="ce39" office:value-type="float" office:value="17">
            <text:p>17</text:p>
          </table:table-cell>
          <table:table-cell table:style-name="ce43" table:formula="of:=OCT2DEC([.$C20])*[.$D$2]" office:value-type="float" office:value="180">
            <text:p>180</text:p>
          </table:table-cell>
          <table:table-cell table:style-name="ce43" table:formula="of:=OCT2DEC([.$C20])*[.$D$2]" office:value-type="float" office:value="180">
            <text:p>180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21])" office:value-type="string" office:string-value="10000">
            <text:p>10000</text:p>
          </table:table-cell>
          <table:table-cell table:style-name="ce39" office:value-type="float" office:value="20">
            <text:p>20</text:p>
          </table:table-cell>
          <table:table-cell table:style-name="ce43" table:formula="of:=OCT2DEC([.$C21])*[.$D$2]" office:value-type="float" office:value="192">
            <text:p>192</text:p>
          </table:table-cell>
          <table:table-cell table:style-name="ce43" table:formula="of:=OCT2DEC([.$C21])*[.$D$2]" office:value-type="float" office:value="192">
            <text:p>192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22])" office:value-type="string" office:string-value="10001">
            <text:p>10001</text:p>
          </table:table-cell>
          <table:table-cell table:style-name="ce39" office:value-type="float" office:value="21">
            <text:p>21</text:p>
          </table:table-cell>
          <table:table-cell table:style-name="ce43" table:formula="of:=OCT2DEC([.$C22])*[.$D$2]" office:value-type="float" office:value="204">
            <text:p>204</text:p>
          </table:table-cell>
          <table:table-cell table:style-name="ce43" table:formula="of:=OCT2DEC([.$C22])*[.$D$2]" office:value-type="float" office:value="204">
            <text:p>204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23])" office:value-type="string" office:string-value="10010">
            <text:p>10010</text:p>
          </table:table-cell>
          <table:table-cell table:style-name="ce39" office:value-type="float" office:value="22">
            <text:p>22</text:p>
          </table:table-cell>
          <table:table-cell table:style-name="ce43" table:formula="of:=OCT2DEC([.$C23])*[.$D$2]" office:value-type="float" office:value="216">
            <text:p>216</text:p>
          </table:table-cell>
          <table:table-cell table:style-name="ce43" table:formula="of:=OCT2DEC([.$C23])*[.$D$2]" office:value-type="float" office:value="216">
            <text:p>216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24])" office:value-type="string" office:string-value="10011">
            <text:p>10011</text:p>
          </table:table-cell>
          <table:table-cell table:style-name="ce39" office:value-type="float" office:value="23">
            <text:p>23</text:p>
          </table:table-cell>
          <table:table-cell table:style-name="ce43" table:formula="of:=OCT2DEC([.$C24])*[.$D$2]" office:value-type="float" office:value="228">
            <text:p>228</text:p>
          </table:table-cell>
          <table:table-cell table:style-name="ce43" table:formula="of:=OCT2DEC([.$C24])*[.$D$2]" office:value-type="float" office:value="228">
            <text:p>228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25])" office:value-type="string" office:string-value="10100">
            <text:p>10100</text:p>
          </table:table-cell>
          <table:table-cell table:style-name="ce39" office:value-type="float" office:value="24">
            <text:p>24</text:p>
          </table:table-cell>
          <table:table-cell table:style-name="ce43" table:formula="of:=OCT2DEC([.$C25])*[.$D$2]" office:value-type="float" office:value="240">
            <text:p>240</text:p>
          </table:table-cell>
          <table:table-cell table:style-name="ce43" table:formula="of:=OCT2DEC([.$C25])*[.$D$2]" office:value-type="float" office:value="240">
            <text:p>240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26])" office:value-type="string" office:string-value="10101">
            <text:p>10101</text:p>
          </table:table-cell>
          <table:table-cell table:style-name="ce39" office:value-type="float" office:value="25">
            <text:p>25</text:p>
          </table:table-cell>
          <table:table-cell table:style-name="ce43" table:formula="of:=OCT2DEC([.$C26])*[.$D$2]" office:value-type="float" office:value="252">
            <text:p>252</text:p>
          </table:table-cell>
          <table:table-cell table:style-name="ce43" table:formula="of:=OCT2DEC([.$C26])*[.$D$2]" office:value-type="float" office:value="252">
            <text:p>252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27])" office:value-type="string" office:string-value="10110">
            <text:p>10110</text:p>
          </table:table-cell>
          <table:table-cell table:style-name="ce39" office:value-type="float" office:value="26">
            <text:p>26</text:p>
          </table:table-cell>
          <table:table-cell table:style-name="ce43" table:formula="of:=OCT2DEC([.$C27])*[.$D$2]" office:value-type="float" office:value="264">
            <text:p>264</text:p>
          </table:table-cell>
          <table:table-cell table:style-name="ce43" table:formula="of:=OCT2DEC([.$C27])*[.$D$2]" office:value-type="float" office:value="264">
            <text:p>264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28])" office:value-type="string" office:string-value="10111">
            <text:p>10111</text:p>
          </table:table-cell>
          <table:table-cell table:style-name="ce39" office:value-type="float" office:value="27">
            <text:p>27</text:p>
          </table:table-cell>
          <table:table-cell table:style-name="ce43" table:formula="of:=OCT2DEC([.$C28])*[.$D$2]" office:value-type="float" office:value="276">
            <text:p>276</text:p>
          </table:table-cell>
          <table:table-cell table:style-name="ce43" table:formula="of:=OCT2DEC([.$C28])*[.$D$2]" office:value-type="float" office:value="276">
            <text:p>276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29])" office:value-type="string" office:string-value="11000">
            <text:p>11000</text:p>
          </table:table-cell>
          <table:table-cell table:style-name="ce39" office:value-type="float" office:value="30">
            <text:p>30</text:p>
          </table:table-cell>
          <table:table-cell table:style-name="ce43" table:formula="of:=OCT2DEC([.$C29])*[.$D$2]" office:value-type="float" office:value="288">
            <text:p>288</text:p>
          </table:table-cell>
          <table:table-cell table:style-name="ce43" table:formula="of:=OCT2DEC([.$C29])*[.$D$2]" office:value-type="float" office:value="288">
            <text:p>288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30])" office:value-type="string" office:string-value="11001">
            <text:p>11001</text:p>
          </table:table-cell>
          <table:table-cell table:style-name="ce39" office:value-type="float" office:value="31">
            <text:p>31</text:p>
          </table:table-cell>
          <table:table-cell table:style-name="ce43" table:formula="of:=OCT2DEC([.$C30])*[.$D$2]" office:value-type="float" office:value="300">
            <text:p>300</text:p>
          </table:table-cell>
          <table:table-cell table:style-name="ce43" table:formula="of:=OCT2DEC([.$C30])*[.$D$2]" office:value-type="float" office:value="300">
            <text:p>300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31])" office:value-type="string" office:string-value="11010">
            <text:p>11010</text:p>
          </table:table-cell>
          <table:table-cell table:style-name="ce39" office:value-type="float" office:value="32">
            <text:p>32</text:p>
          </table:table-cell>
          <table:table-cell table:style-name="ce43" table:formula="of:=OCT2DEC([.$C31])*[.$D$2]" office:value-type="float" office:value="312">
            <text:p>312</text:p>
          </table:table-cell>
          <table:table-cell table:style-name="ce43" table:formula="of:=OCT2DEC([.$C31])*[.$D$2]" office:value-type="float" office:value="312">
            <text:p>312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32])" office:value-type="string" office:string-value="11011">
            <text:p>11011</text:p>
          </table:table-cell>
          <table:table-cell table:style-name="ce39" office:value-type="float" office:value="33">
            <text:p>33</text:p>
          </table:table-cell>
          <table:table-cell table:style-name="ce43" table:formula="of:=OCT2DEC([.$C32])*[.$D$2]" office:value-type="float" office:value="324">
            <text:p>324</text:p>
          </table:table-cell>
          <table:table-cell table:style-name="ce43" table:formula="of:=OCT2DEC([.$C32])*[.$D$2]" office:value-type="float" office:value="324">
            <text:p>324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33])" office:value-type="string" office:string-value="11100">
            <text:p>11100</text:p>
          </table:table-cell>
          <table:table-cell table:style-name="ce39" office:value-type="float" office:value="34">
            <text:p>34</text:p>
          </table:table-cell>
          <table:table-cell table:style-name="ce43" table:formula="of:=OCT2DEC([.$C33])*[.$D$2]" office:value-type="float" office:value="336">
            <text:p>336</text:p>
          </table:table-cell>
          <table:table-cell table:style-name="ce43" table:formula="of:=OCT2DEC([.$C33])*[.$D$2]" office:value-type="float" office:value="336">
            <text:p>336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34])" office:value-type="string" office:string-value="11101">
            <text:p>11101</text:p>
          </table:table-cell>
          <table:table-cell table:style-name="ce39" office:value-type="float" office:value="35">
            <text:p>35</text:p>
          </table:table-cell>
          <table:table-cell table:style-name="ce43" table:formula="of:=OCT2DEC([.$C34])*[.$D$2]" office:value-type="float" office:value="348">
            <text:p>348</text:p>
          </table:table-cell>
          <table:table-cell table:style-name="ce43" table:formula="of:=OCT2DEC([.$C34])*[.$D$2]" office:value-type="float" office:value="348">
            <text:p>348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6" table:formula="of:=OCT2BIN([.C35])" office:value-type="string" office:string-value="11110">
            <text:p>11110</text:p>
          </table:table-cell>
          <table:table-cell table:style-name="ce39" office:value-type="float" office:value="36">
            <text:p>36</text:p>
          </table:table-cell>
          <table:table-cell table:number-columns-repeated="2" table:style-name="ce43" office:value-type="float" office:value="0">
            <text:p>0</text:p>
          </table:table-cell>
          <table:table-cell table:style-name="ce34" table:number-columns-repeated="1019"/>
        </table:table-row>
        <table:table-row table:style-name="ro2">
          <table:table-cell table:style-name="ce34"/>
          <table:table-cell table:style-name="ce37" table:formula="of:=OCT2BIN([.C36])" office:value-type="string" office:string-value="11111">
            <text:p>11111</text:p>
          </table:table-cell>
          <table:table-cell table:style-name="ce40" office:value-type="float" office:value="37">
            <text:p>37</text:p>
          </table:table-cell>
          <table:table-cell table:style-name="ce44" office:value-type="string">
            <text:p>No main</text:p>
          </table:table-cell>
          <table:table-cell table:style-name="ce44" office:value-type="string">
            <text:p>No Distant</text:p>
          </table:table-cell>
          <table:table-cell table:style-name="ce34" table:number-columns-repeated="1019"/>
        </table:table-row>
        <table:table-row table:style-name="ro1">
          <table:table-cell table:style-name="ce34" table:number-columns-repeated="1024"/>
        </table:table-row>
        <table:table-row table:style-name="ro1">
          <table:table-cell table:style-name="ce2"/>
          <table:table-cell table:style-name="ce34" table:number-columns-repeated="1023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Signal AY AZ'.$A$1" table:expression="#ref!"/>
          <table:named-expression table:name="Sheet_Title" table:base-cell-address="$'Signal AY AZ'.$A$1" table:expression="&quot;Signal AY AZ&quot;"/>
        </table:named-expressions>
      </table:table>
      <table:table table:name="Speed and Warning Boards AY AZ" table:style-name="ta3">
        <table:table-column table:style-name="co8" table:default-cell-style-name="ce35"/>
        <table:table-column table:style-name="co9" table:default-cell-style-name="ce35"/>
        <table:table-column table:style-name="co10" table:number-columns-repeated="2" table:default-cell-style-name="ce35"/>
        <table:table-column table:style-name="co11" table:number-columns-repeated="25" table:default-cell-style-name="ce35"/>
        <table:table-column table:style-name="co5" table:number-columns-repeated="995" table:default-cell-style-name="ce35"/>
        <table:table-row table:style-name="ro1">
          <table:table-cell table:style-name="ce1" office:value-type="string">
            <text:p>Speed and Warning Boards</text:p>
          </table:table-cell>
          <table:table-cell table:style-name="ce1" table:number-columns-repeated="8"/>
          <table:table-cell table:style-name="ce71" table:number-columns-repeated="1015"/>
        </table:table-row>
        <table:table-row table:style-name="ro2">
          <table:table-cell table:style-name="ce2" office:value-type="string">
            <text:p>Resolution</text:p>
          </table:table-cell>
          <table:table-cell table:style-name="ce3"/>
          <table:table-cell table:style-name="ce34" office:value-type="float" office:value="6">
            <text:p>6</text:p>
          </table:table-cell>
          <table:table-cell table:style-name="ce34"/>
          <table:table-cell table:style-name="ce34" office:value-type="string">
            <text:p>km/h</text:p>
          </table:table-cell>
          <table:table-cell table:style-name="ce34"/>
          <table:table-cell table:style-name="ce2" office:value-type="string">
            <text:p>Formula</text:p>
          </table:table-cell>
          <table:table-cell table:style-name="ce34"/>
          <table:table-cell table:style-name="ce34" office:value-type="string">
            <text:p>((AZ % 4) × 15 + AY) × 6</text:p>
          </table:table-cell>
          <table:table-cell table:style-name="ce72" table:number-columns-repeated="1015"/>
        </table:table-row>
        <table:table-row table:style-name="ro2">
          <table:table-cell table:style-name="ce2" office:value-type="string">
            <text:p>Example</text:p>
          </table:table-cell>
          <table:table-cell table:style-name="ce3"/>
          <table:table-cell table:style-name="ce34" table:number-columns-repeated="4"/>
          <table:table-cell table:style-name="ce63" office:value-type="string">
            <text:p>AY</text:p>
          </table:table-cell>
          <table:table-cell table:style-name="ce66" office:value-type="float" office:value="16">
            <text:p>16</text:p>
          </table:table-cell>
          <table:table-cell table:style-name="ce63" office:value-type="string">
            <text:p>AZ</text:p>
          </table:table-cell>
          <table:table-cell table:style-name="ce66" office:value-type="float" office:value="2">
            <text:p>02</text:p>
          </table:table-cell>
          <table:table-cell table:style-name="ce63" office:value-type="string" table:number-columns-spanned="2" table:number-rows-spanned="1">
            <text:p>Speed</text:p>
          </table:table-cell>
          <table:covered-table-cell/>
          <table:table-cell table:style-name="ce72" table:formula="of:=(MOD(OCT2DEC([.$J$3]);4)*15+OCT2DEC([.$H$3]))*[.$C$2]" office:value-type="float" office:value="264">
            <text:p>264</text:p>
          </table:table-cell>
          <table:table-cell table:style-name="ce72" table:number-columns-repeated="1011"/>
        </table:table-row>
        <table:table-row table:style-name="ro2">
          <table:table-cell table:style-name="ce34" office:value-type="string">
            <text:p>This table applies to A(20), A(21), A(30), A(31) groups</text:p>
          </table:table-cell>
          <table:table-cell table:style-name="ce3"/>
          <table:table-cell table:style-name="ce34" table:number-columns-repeated="7"/>
          <table:table-cell table:style-name="ce72" table:number-columns-repeated="1015"/>
        </table:table-row>
        <table:table-row table:style-name="ro2">
          <table:table-cell table:style-name="ce2"/>
          <table:table-cell table:style-name="ce3"/>
          <table:table-cell table:style-name="ce34" table:number-columns-repeated="7"/>
          <table:table-cell table:style-name="ce72" table:number-columns-repeated="1015"/>
        </table:table-row>
        <table:table-row table:style-name="ro2">
          <table:table-cell table:style-name="ce46"/>
          <table:table-cell table:style-name="ce47" office:value-type="string" table:number-columns-spanned="2" table:number-rows-spanned="2">
            <text:p>Value (Octal)</text:p>
          </table:table-cell>
          <table:covered-table-cell/>
          <table:table-cell table:style-name="ce53" office:value-type="string" table:number-columns-spanned="24" table:number-rows-spanned="1">
            <text:p>AZ</text:p>
          </table:table-cell>
          <table:covered-table-cell table:number-columns-repeated="23"/>
          <table:table-cell table:style-name="ce45" table:number-columns-repeated="997"/>
        </table:table-row>
        <table:table-row table:style-name="ro2">
          <table:table-cell table:style-name="ce46"/>
          <table:covered-table-cell table:number-columns-repeated="2"/>
          <table:table-cell table:style-name="ce54" office:value-type="float" office:value="0">
            <text:p>00</text:p>
          </table:table-cell>
          <table:table-cell table:style-name="ce54" office:value-type="float" office:value="1">
            <text:p>01</text:p>
          </table:table-cell>
          <table:table-cell table:style-name="ce54" office:value-type="float" office:value="2">
            <text:p>02</text:p>
          </table:table-cell>
          <table:table-cell table:style-name="ce54" office:value-type="float" office:value="3">
            <text:p>03</text:p>
          </table:table-cell>
          <table:table-cell table:style-name="ce64" office:value-type="float" office:value="4">
            <text:p>04</text:p>
          </table:table-cell>
          <table:table-cell table:style-name="ce54" office:value-type="float" office:value="5">
            <text:p>05</text:p>
          </table:table-cell>
          <table:table-cell table:style-name="ce54" office:value-type="float" office:value="6">
            <text:p>06</text:p>
          </table:table-cell>
          <table:table-cell table:style-name="ce54" office:value-type="float" office:value="7">
            <text:p>07</text:p>
          </table:table-cell>
          <table:table-cell table:style-name="ce64" office:value-type="float" office:value="10">
            <text:p>10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13">
            <text:p>13</text:p>
          </table:table-cell>
          <table:table-cell table:style-name="ce64" office:value-type="float" office:value="14">
            <text:p>14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16">
            <text:p>16</text:p>
          </table:table-cell>
          <table:table-cell table:style-name="ce54" office:value-type="float" office:value="17">
            <text:p>17</text:p>
          </table:table-cell>
          <table:table-cell table:style-name="ce64" office:value-type="float" office:value="20">
            <text:p>20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22">
            <text:p>22</text:p>
          </table:table-cell>
          <table:table-cell table:style-name="ce54" office:value-type="float" office:value="23">
            <text:p>23</text:p>
          </table:table-cell>
          <table:table-cell table:style-name="ce64" office:value-type="float" office:value="24">
            <text:p>24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26">
            <text:p>26</text:p>
          </table:table-cell>
          <table:table-cell table:style-name="ce74" office:value-type="float" office:value="27">
            <text:p>27</text:p>
          </table:table-cell>
          <table:table-cell table:style-name="ce72" table:number-columns-repeated="997"/>
        </table:table-row>
        <table:table-row table:style-name="ro2">
          <table:table-cell table:style-name="ce46"/>
          <table:table-cell table:style-name="ce48" office:value-type="string" table:number-columns-spanned="1" table:number-rows-spanned="16">
            <text:p>AY</text:p>
          </table:table-cell>
          <table:table-cell table:style-name="ce51" office:value-type="float" office:value="0">
            <text:p>00</text:p>
          </table:table-cell>
          <table:table-cell table:style-name="ce34" office:value-type="string">
            <text:p>—</text:p>
          </table:table-cell>
          <table:table-cell table:style-name="ce34" table:formula="of:=(OCT2DEC([.E$7])*15+OCT2DEC([.$C8]))*[.$C$2]" office:value-type="float" office:value="90">
            <text:p>90</text:p>
          </table:table-cell>
          <table:table-cell table:style-name="ce34" table:formula="of:=(OCT2DEC([.F$7])*15+OCT2DEC([.$C8]))*[.$C$2]" office:value-type="float" office:value="180">
            <text:p>180</text:p>
          </table:table-cell>
          <table:table-cell table:style-name="ce34" table:formula="of:=(OCT2DEC([.G$7])*15+OCT2DEC([.$C8]))*[.$C$2]" office:value-type="float" office:value="270">
            <text:p>270</text:p>
          </table:table-cell>
          <table:table-cell table:style-name="ce58" table:formula="of:=[.D8]" office:value-type="string" office:string-value="—">
            <text:p>—</text:p>
          </table:table-cell>
          <table:table-cell table:style-name="ce34" table:formula="of:=(MOD(OCT2DEC([.I$7]);4)*15+OCT2DEC([.$C8]))*[.$C$2]" office:value-type="float" office:value="90">
            <text:p>90</text:p>
          </table:table-cell>
          <table:table-cell table:style-name="ce34" table:formula="of:=(MOD(OCT2DEC([.J$7]);4)*15+OCT2DEC([.$C8]))*[.$C$2]" office:value-type="float" office:value="180">
            <text:p>180</text:p>
          </table:table-cell>
          <table:table-cell table:style-name="ce34" table:formula="of:=(MOD(OCT2DEC([.K$7]);4)*15+OCT2DEC([.$C8]))*[.$C$2]" office:value-type="float" office:value="270">
            <text:p>270</text:p>
          </table:table-cell>
          <table:table-cell table:style-name="ce58" table:formula="of:=[.H8]" office:value-type="string" office:string-value="—">
            <text:p>—</text:p>
          </table:table-cell>
          <table:table-cell table:style-name="ce34" table:formula="of:=(MOD(OCT2DEC([.M$7]);4)*15+OCT2DEC([.$C8]))*[.$C$2]" office:value-type="float" office:value="90">
            <text:p>90</text:p>
          </table:table-cell>
          <table:table-cell table:style-name="ce34" table:formula="of:=(MOD(OCT2DEC([.N$7]);4)*15+OCT2DEC([.$C8]))*[.$C$2]" office:value-type="float" office:value="180">
            <text:p>180</text:p>
          </table:table-cell>
          <table:table-cell table:style-name="ce34" table:formula="of:=(MOD(OCT2DEC([.O$7]);4)*15+OCT2DEC([.$C8]))*[.$C$2]" office:value-type="float" office:value="270">
            <text:p>270</text:p>
          </table:table-cell>
          <table:table-cell table:style-name="ce58" table:formula="of:=[.L8]" office:value-type="string" office:string-value="—">
            <text:p>—</text:p>
          </table:table-cell>
          <table:table-cell table:style-name="ce34" table:formula="of:=(MOD(OCT2DEC([.Q$7]);4)*15+OCT2DEC([.$C8]))*[.$C$2]" office:value-type="float" office:value="90">
            <text:p>90</text:p>
          </table:table-cell>
          <table:table-cell table:style-name="ce34" table:formula="of:=(MOD(OCT2DEC([.R$7]);4)*15+OCT2DEC([.$C8]))*[.$C$2]" office:value-type="float" office:value="180">
            <text:p>180</text:p>
          </table:table-cell>
          <table:table-cell table:style-name="ce34" table:formula="of:=(MOD(OCT2DEC([.S$7]);4)*15+OCT2DEC([.$C8]))*[.$C$2]" office:value-type="float" office:value="270">
            <text:p>270</text:p>
          </table:table-cell>
          <table:table-cell table:style-name="ce58" table:formula="of:=[.P8]" office:value-type="string" office:string-value="—">
            <text:p>—</text:p>
          </table:table-cell>
          <table:table-cell table:style-name="ce34" table:formula="of:=(MOD(OCT2DEC([.U$7]);4)*15+OCT2DEC([.$C8]))*[.$C$2]" office:value-type="float" office:value="90">
            <text:p>90</text:p>
          </table:table-cell>
          <table:table-cell table:style-name="ce34" table:formula="of:=(MOD(OCT2DEC([.V$7]);4)*15+OCT2DEC([.$C8]))*[.$C$2]" office:value-type="float" office:value="180">
            <text:p>180</text:p>
          </table:table-cell>
          <table:table-cell table:style-name="ce34" table:formula="of:=(MOD(OCT2DEC([.W$7]);4)*15+OCT2DEC([.$C8]))*[.$C$2]" office:value-type="float" office:value="270">
            <text:p>270</text:p>
          </table:table-cell>
          <table:table-cell table:style-name="ce58" table:formula="of:=[.T8]" office:value-type="string" office:string-value="—">
            <text:p>—</text:p>
          </table:table-cell>
          <table:table-cell table:style-name="ce34" table:formula="of:=(MOD(OCT2DEC([.Y$7]);4)*15+OCT2DEC([.$C8]))*[.$C$2]" office:value-type="float" office:value="90">
            <text:p>90</text:p>
          </table:table-cell>
          <table:table-cell table:style-name="ce34" table:formula="of:=(MOD(OCT2DEC([.Z$7]);4)*15+OCT2DEC([.$C8]))*[.$C$2]" office:value-type="float" office:value="180">
            <text:p>180</text:p>
          </table:table-cell>
          <table:table-cell table:style-name="ce43" table:formula="of:=(MOD(OCT2DEC([.AA$7]);4)*15+OCT2DEC([.$C8]))*[.$C$2]" office:value-type="float" office:value="270">
            <text:p>270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1">
            <text:p>01</text:p>
          </table:table-cell>
          <table:table-cell table:style-name="ce34" table:formula="of:=(OCT2DEC([.D$7])*15+OCT2DEC([.$C9]))*[.$C$2]" office:value-type="float" office:value="6">
            <text:p>6</text:p>
          </table:table-cell>
          <table:table-cell table:style-name="ce34" table:formula="of:=(OCT2DEC([.E$7])*15+OCT2DEC([.$C9]))*[.$C$2]" office:value-type="float" office:value="96">
            <text:p>96</text:p>
          </table:table-cell>
          <table:table-cell table:style-name="ce34" table:formula="of:=(OCT2DEC([.F$7])*15+OCT2DEC([.$C9]))*[.$C$2]" office:value-type="float" office:value="186">
            <text:p>186</text:p>
          </table:table-cell>
          <table:table-cell table:style-name="ce34" table:formula="of:=(OCT2DEC([.G$7])*15+OCT2DEC([.$C9]))*[.$C$2]" office:value-type="float" office:value="276">
            <text:p>276</text:p>
          </table:table-cell>
          <table:table-cell table:style-name="ce58" table:formula="of:=(MOD(OCT2DEC([.H$7]);4)*15+OCT2DEC([.$C9]))*[.$C$2]" office:value-type="float" office:value="6">
            <text:p>6</text:p>
          </table:table-cell>
          <table:table-cell table:style-name="ce34" table:formula="of:=(MOD(OCT2DEC([.I$7]);4)*15+OCT2DEC([.$C9]))*[.$C$2]" office:value-type="float" office:value="96">
            <text:p>96</text:p>
          </table:table-cell>
          <table:table-cell table:style-name="ce34" table:formula="of:=(MOD(OCT2DEC([.J$7]);4)*15+OCT2DEC([.$C9]))*[.$C$2]" office:value-type="float" office:value="186">
            <text:p>186</text:p>
          </table:table-cell>
          <table:table-cell table:style-name="ce34" table:formula="of:=(MOD(OCT2DEC([.K$7]);4)*15+OCT2DEC([.$C9]))*[.$C$2]" office:value-type="float" office:value="276">
            <text:p>276</text:p>
          </table:table-cell>
          <table:table-cell table:style-name="ce58" table:formula="of:=(MOD(OCT2DEC([.L$7]);4)*15+OCT2DEC([.$C9]))*[.$C$2]" office:value-type="float" office:value="6">
            <text:p>6</text:p>
          </table:table-cell>
          <table:table-cell table:style-name="ce34" table:formula="of:=(MOD(OCT2DEC([.M$7]);4)*15+OCT2DEC([.$C9]))*[.$C$2]" office:value-type="float" office:value="96">
            <text:p>96</text:p>
          </table:table-cell>
          <table:table-cell table:style-name="ce34" table:formula="of:=(MOD(OCT2DEC([.N$7]);4)*15+OCT2DEC([.$C9]))*[.$C$2]" office:value-type="float" office:value="186">
            <text:p>186</text:p>
          </table:table-cell>
          <table:table-cell table:style-name="ce34" table:formula="of:=(MOD(OCT2DEC([.O$7]);4)*15+OCT2DEC([.$C9]))*[.$C$2]" office:value-type="float" office:value="276">
            <text:p>276</text:p>
          </table:table-cell>
          <table:table-cell table:style-name="ce58" table:formula="of:=(MOD(OCT2DEC([.P$7]);4)*15+OCT2DEC([.$C9]))*[.$C$2]" office:value-type="float" office:value="6">
            <text:p>6</text:p>
          </table:table-cell>
          <table:table-cell table:style-name="ce34" table:formula="of:=(MOD(OCT2DEC([.Q$7]);4)*15+OCT2DEC([.$C9]))*[.$C$2]" office:value-type="float" office:value="96">
            <text:p>96</text:p>
          </table:table-cell>
          <table:table-cell table:style-name="ce34" table:formula="of:=(MOD(OCT2DEC([.R$7]);4)*15+OCT2DEC([.$C9]))*[.$C$2]" office:value-type="float" office:value="186">
            <text:p>186</text:p>
          </table:table-cell>
          <table:table-cell table:style-name="ce34" table:formula="of:=(MOD(OCT2DEC([.S$7]);4)*15+OCT2DEC([.$C9]))*[.$C$2]" office:value-type="float" office:value="276">
            <text:p>276</text:p>
          </table:table-cell>
          <table:table-cell table:style-name="ce58" table:formula="of:=(MOD(OCT2DEC([.T$7]);4)*15+OCT2DEC([.$C9]))*[.$C$2]" office:value-type="float" office:value="6">
            <text:p>6</text:p>
          </table:table-cell>
          <table:table-cell table:style-name="ce34" table:formula="of:=(MOD(OCT2DEC([.U$7]);4)*15+OCT2DEC([.$C9]))*[.$C$2]" office:value-type="float" office:value="96">
            <text:p>96</text:p>
          </table:table-cell>
          <table:table-cell table:style-name="ce34" table:formula="of:=(MOD(OCT2DEC([.V$7]);4)*15+OCT2DEC([.$C9]))*[.$C$2]" office:value-type="float" office:value="186">
            <text:p>186</text:p>
          </table:table-cell>
          <table:table-cell table:style-name="ce34" table:formula="of:=(MOD(OCT2DEC([.W$7]);4)*15+OCT2DEC([.$C9]))*[.$C$2]" office:value-type="float" office:value="276">
            <text:p>276</text:p>
          </table:table-cell>
          <table:table-cell table:style-name="ce58" table:formula="of:=(MOD(OCT2DEC([.X$7]);4)*15+OCT2DEC([.$C9]))*[.$C$2]" office:value-type="float" office:value="6">
            <text:p>6</text:p>
          </table:table-cell>
          <table:table-cell table:style-name="ce34" table:formula="of:=(MOD(OCT2DEC([.Y$7]);4)*15+OCT2DEC([.$C9]))*[.$C$2]" office:value-type="float" office:value="96">
            <text:p>96</text:p>
          </table:table-cell>
          <table:table-cell table:style-name="ce34" table:formula="of:=(MOD(OCT2DEC([.Z$7]);4)*15+OCT2DEC([.$C9]))*[.$C$2]" office:value-type="float" office:value="186">
            <text:p>186</text:p>
          </table:table-cell>
          <table:table-cell table:style-name="ce43" table:formula="of:=(MOD(OCT2DEC([.AA$7]);4)*15+OCT2DEC([.$C9]))*[.$C$2]" office:value-type="float" office:value="276">
            <text:p>276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2">
            <text:p>02</text:p>
          </table:table-cell>
          <table:table-cell table:style-name="ce34" table:formula="of:=(OCT2DEC([.D$7])*15+OCT2DEC([.$C10]))*[.$C$2]" office:value-type="float" office:value="12">
            <text:p>12</text:p>
          </table:table-cell>
          <table:table-cell table:style-name="ce34" table:formula="of:=(OCT2DEC([.E$7])*15+OCT2DEC([.$C10]))*[.$C$2]" office:value-type="float" office:value="102">
            <text:p>102</text:p>
          </table:table-cell>
          <table:table-cell table:style-name="ce34" table:formula="of:=(OCT2DEC([.F$7])*15+OCT2DEC([.$C10]))*[.$C$2]" office:value-type="float" office:value="192">
            <text:p>192</text:p>
          </table:table-cell>
          <table:table-cell table:style-name="ce34" table:formula="of:=(OCT2DEC([.G$7])*15+OCT2DEC([.$C10]))*[.$C$2]" office:value-type="float" office:value="282">
            <text:p>282</text:p>
          </table:table-cell>
          <table:table-cell table:style-name="ce58" table:formula="of:=(MOD(OCT2DEC([.H$7]);4)*15+OCT2DEC([.$C10]))*[.$C$2]" office:value-type="float" office:value="12">
            <text:p>12</text:p>
          </table:table-cell>
          <table:table-cell table:style-name="ce34" table:formula="of:=(MOD(OCT2DEC([.I$7]);4)*15+OCT2DEC([.$C10]))*[.$C$2]" office:value-type="float" office:value="102">
            <text:p>102</text:p>
          </table:table-cell>
          <table:table-cell table:style-name="ce34" table:formula="of:=(MOD(OCT2DEC([.J$7]);4)*15+OCT2DEC([.$C10]))*[.$C$2]" office:value-type="float" office:value="192">
            <text:p>192</text:p>
          </table:table-cell>
          <table:table-cell table:style-name="ce34" table:formula="of:=(MOD(OCT2DEC([.K$7]);4)*15+OCT2DEC([.$C10]))*[.$C$2]" office:value-type="float" office:value="282">
            <text:p>282</text:p>
          </table:table-cell>
          <table:table-cell table:style-name="ce58" table:formula="of:=(MOD(OCT2DEC([.L$7]);4)*15+OCT2DEC([.$C10]))*[.$C$2]" office:value-type="float" office:value="12">
            <text:p>12</text:p>
          </table:table-cell>
          <table:table-cell table:style-name="ce34" table:formula="of:=(MOD(OCT2DEC([.M$7]);4)*15+OCT2DEC([.$C10]))*[.$C$2]" office:value-type="float" office:value="102">
            <text:p>102</text:p>
          </table:table-cell>
          <table:table-cell table:style-name="ce34" table:formula="of:=(MOD(OCT2DEC([.N$7]);4)*15+OCT2DEC([.$C10]))*[.$C$2]" office:value-type="float" office:value="192">
            <text:p>192</text:p>
          </table:table-cell>
          <table:table-cell table:style-name="ce34" table:formula="of:=(MOD(OCT2DEC([.O$7]);4)*15+OCT2DEC([.$C10]))*[.$C$2]" office:value-type="float" office:value="282">
            <text:p>282</text:p>
          </table:table-cell>
          <table:table-cell table:style-name="ce58" table:formula="of:=(MOD(OCT2DEC([.P$7]);4)*15+OCT2DEC([.$C10]))*[.$C$2]" office:value-type="float" office:value="12">
            <text:p>12</text:p>
          </table:table-cell>
          <table:table-cell table:style-name="ce34" table:formula="of:=(MOD(OCT2DEC([.Q$7]);4)*15+OCT2DEC([.$C10]))*[.$C$2]" office:value-type="float" office:value="102">
            <text:p>102</text:p>
          </table:table-cell>
          <table:table-cell table:style-name="ce34" table:formula="of:=(MOD(OCT2DEC([.R$7]);4)*15+OCT2DEC([.$C10]))*[.$C$2]" office:value-type="float" office:value="192">
            <text:p>192</text:p>
          </table:table-cell>
          <table:table-cell table:style-name="ce34" table:formula="of:=(MOD(OCT2DEC([.S$7]);4)*15+OCT2DEC([.$C10]))*[.$C$2]" office:value-type="float" office:value="282">
            <text:p>282</text:p>
          </table:table-cell>
          <table:table-cell table:style-name="ce58" table:formula="of:=(MOD(OCT2DEC([.T$7]);4)*15+OCT2DEC([.$C10]))*[.$C$2]" office:value-type="float" office:value="12">
            <text:p>12</text:p>
          </table:table-cell>
          <table:table-cell table:style-name="ce34" table:formula="of:=(MOD(OCT2DEC([.U$7]);4)*15+OCT2DEC([.$C10]))*[.$C$2]" office:value-type="float" office:value="102">
            <text:p>102</text:p>
          </table:table-cell>
          <table:table-cell table:style-name="ce34" table:formula="of:=(MOD(OCT2DEC([.V$7]);4)*15+OCT2DEC([.$C10]))*[.$C$2]" office:value-type="float" office:value="192">
            <text:p>192</text:p>
          </table:table-cell>
          <table:table-cell table:style-name="ce34" table:formula="of:=(MOD(OCT2DEC([.W$7]);4)*15+OCT2DEC([.$C10]))*[.$C$2]" office:value-type="float" office:value="282">
            <text:p>282</text:p>
          </table:table-cell>
          <table:table-cell table:style-name="ce58" table:formula="of:=(MOD(OCT2DEC([.X$7]);4)*15+OCT2DEC([.$C10]))*[.$C$2]" office:value-type="float" office:value="12">
            <text:p>12</text:p>
          </table:table-cell>
          <table:table-cell table:style-name="ce34" table:formula="of:=(MOD(OCT2DEC([.Y$7]);4)*15+OCT2DEC([.$C10]))*[.$C$2]" office:value-type="float" office:value="102">
            <text:p>102</text:p>
          </table:table-cell>
          <table:table-cell table:style-name="ce34" table:formula="of:=(MOD(OCT2DEC([.Z$7]);4)*15+OCT2DEC([.$C10]))*[.$C$2]" office:value-type="float" office:value="192">
            <text:p>192</text:p>
          </table:table-cell>
          <table:table-cell table:style-name="ce43" table:formula="of:=(MOD(OCT2DEC([.AA$7]);4)*15+OCT2DEC([.$C10]))*[.$C$2]" office:value-type="float" office:value="282">
            <text:p>282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3">
            <text:p>03</text:p>
          </table:table-cell>
          <table:table-cell table:style-name="ce34" table:formula="of:=(OCT2DEC([.D$7])*15+OCT2DEC([.$C11]))*[.$C$2]" office:value-type="float" office:value="18">
            <text:p>18</text:p>
          </table:table-cell>
          <table:table-cell table:style-name="ce34" table:formula="of:=(OCT2DEC([.E$7])*15+OCT2DEC([.$C11]))*[.$C$2]" office:value-type="float" office:value="108">
            <text:p>108</text:p>
          </table:table-cell>
          <table:table-cell table:style-name="ce34" table:formula="of:=(OCT2DEC([.F$7])*15+OCT2DEC([.$C11]))*[.$C$2]" office:value-type="float" office:value="198">
            <text:p>198</text:p>
          </table:table-cell>
          <table:table-cell table:style-name="ce34" table:formula="of:=(OCT2DEC([.G$7])*15+OCT2DEC([.$C11]))*[.$C$2]" office:value-type="float" office:value="288">
            <text:p>288</text:p>
          </table:table-cell>
          <table:table-cell table:style-name="ce58" table:formula="of:=(MOD(OCT2DEC([.H$7]);4)*15+OCT2DEC([.$C11]))*[.$C$2]" office:value-type="float" office:value="18">
            <text:p>18</text:p>
          </table:table-cell>
          <table:table-cell table:style-name="ce34" table:formula="of:=(MOD(OCT2DEC([.I$7]);4)*15+OCT2DEC([.$C11]))*[.$C$2]" office:value-type="float" office:value="108">
            <text:p>108</text:p>
          </table:table-cell>
          <table:table-cell table:style-name="ce34" table:formula="of:=(MOD(OCT2DEC([.J$7]);4)*15+OCT2DEC([.$C11]))*[.$C$2]" office:value-type="float" office:value="198">
            <text:p>198</text:p>
          </table:table-cell>
          <table:table-cell table:style-name="ce34" table:formula="of:=(MOD(OCT2DEC([.K$7]);4)*15+OCT2DEC([.$C11]))*[.$C$2]" office:value-type="float" office:value="288">
            <text:p>288</text:p>
          </table:table-cell>
          <table:table-cell table:style-name="ce58" table:formula="of:=(MOD(OCT2DEC([.L$7]);4)*15+OCT2DEC([.$C11]))*[.$C$2]" office:value-type="float" office:value="18">
            <text:p>18</text:p>
          </table:table-cell>
          <table:table-cell table:style-name="ce34" table:formula="of:=(MOD(OCT2DEC([.M$7]);4)*15+OCT2DEC([.$C11]))*[.$C$2]" office:value-type="float" office:value="108">
            <text:p>108</text:p>
          </table:table-cell>
          <table:table-cell table:style-name="ce34" table:formula="of:=(MOD(OCT2DEC([.N$7]);4)*15+OCT2DEC([.$C11]))*[.$C$2]" office:value-type="float" office:value="198">
            <text:p>198</text:p>
          </table:table-cell>
          <table:table-cell table:style-name="ce34" table:formula="of:=(MOD(OCT2DEC([.O$7]);4)*15+OCT2DEC([.$C11]))*[.$C$2]" office:value-type="float" office:value="288">
            <text:p>288</text:p>
          </table:table-cell>
          <table:table-cell table:style-name="ce58" table:formula="of:=(MOD(OCT2DEC([.P$7]);4)*15+OCT2DEC([.$C11]))*[.$C$2]" office:value-type="float" office:value="18">
            <text:p>18</text:p>
          </table:table-cell>
          <table:table-cell table:style-name="ce34" table:formula="of:=(MOD(OCT2DEC([.Q$7]);4)*15+OCT2DEC([.$C11]))*[.$C$2]" office:value-type="float" office:value="108">
            <text:p>108</text:p>
          </table:table-cell>
          <table:table-cell table:style-name="ce34" table:formula="of:=(MOD(OCT2DEC([.R$7]);4)*15+OCT2DEC([.$C11]))*[.$C$2]" office:value-type="float" office:value="198">
            <text:p>198</text:p>
          </table:table-cell>
          <table:table-cell table:style-name="ce34" table:formula="of:=(MOD(OCT2DEC([.S$7]);4)*15+OCT2DEC([.$C11]))*[.$C$2]" office:value-type="float" office:value="288">
            <text:p>288</text:p>
          </table:table-cell>
          <table:table-cell table:style-name="ce58" table:formula="of:=(MOD(OCT2DEC([.T$7]);4)*15+OCT2DEC([.$C11]))*[.$C$2]" office:value-type="float" office:value="18">
            <text:p>18</text:p>
          </table:table-cell>
          <table:table-cell table:style-name="ce34" table:formula="of:=(MOD(OCT2DEC([.U$7]);4)*15+OCT2DEC([.$C11]))*[.$C$2]" office:value-type="float" office:value="108">
            <text:p>108</text:p>
          </table:table-cell>
          <table:table-cell table:style-name="ce34" table:formula="of:=(MOD(OCT2DEC([.V$7]);4)*15+OCT2DEC([.$C11]))*[.$C$2]" office:value-type="float" office:value="198">
            <text:p>198</text:p>
          </table:table-cell>
          <table:table-cell table:style-name="ce34" table:formula="of:=(MOD(OCT2DEC([.W$7]);4)*15+OCT2DEC([.$C11]))*[.$C$2]" office:value-type="float" office:value="288">
            <text:p>288</text:p>
          </table:table-cell>
          <table:table-cell table:style-name="ce58" table:formula="of:=(MOD(OCT2DEC([.X$7]);4)*15+OCT2DEC([.$C11]))*[.$C$2]" office:value-type="float" office:value="18">
            <text:p>18</text:p>
          </table:table-cell>
          <table:table-cell table:style-name="ce34" table:formula="of:=(MOD(OCT2DEC([.Y$7]);4)*15+OCT2DEC([.$C11]))*[.$C$2]" office:value-type="float" office:value="108">
            <text:p>108</text:p>
          </table:table-cell>
          <table:table-cell table:style-name="ce34" table:formula="of:=(MOD(OCT2DEC([.Z$7]);4)*15+OCT2DEC([.$C11]))*[.$C$2]" office:value-type="float" office:value="198">
            <text:p>198</text:p>
          </table:table-cell>
          <table:table-cell table:style-name="ce43" table:formula="of:=(MOD(OCT2DEC([.AA$7]);4)*15+OCT2DEC([.$C11]))*[.$C$2]" office:value-type="float" office:value="288">
            <text:p>288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4">
            <text:p>04</text:p>
          </table:table-cell>
          <table:table-cell table:style-name="ce34" table:formula="of:=(OCT2DEC([.D$7])*15+OCT2DEC([.$C12]))*[.$C$2]" office:value-type="float" office:value="24">
            <text:p>24</text:p>
          </table:table-cell>
          <table:table-cell table:style-name="ce34" table:formula="of:=(OCT2DEC([.E$7])*15+OCT2DEC([.$C12]))*[.$C$2]" office:value-type="float" office:value="114">
            <text:p>114</text:p>
          </table:table-cell>
          <table:table-cell table:style-name="ce34" table:formula="of:=(OCT2DEC([.F$7])*15+OCT2DEC([.$C12]))*[.$C$2]" office:value-type="float" office:value="204">
            <text:p>204</text:p>
          </table:table-cell>
          <table:table-cell table:style-name="ce34" table:formula="of:=(OCT2DEC([.G$7])*15+OCT2DEC([.$C12]))*[.$C$2]" office:value-type="float" office:value="294">
            <text:p>294</text:p>
          </table:table-cell>
          <table:table-cell table:style-name="ce58" table:formula="of:=(MOD(OCT2DEC([.H$7]);4)*15+OCT2DEC([.$C12]))*[.$C$2]" office:value-type="float" office:value="24">
            <text:p>24</text:p>
          </table:table-cell>
          <table:table-cell table:style-name="ce34" table:formula="of:=(MOD(OCT2DEC([.I$7]);4)*15+OCT2DEC([.$C12]))*[.$C$2]" office:value-type="float" office:value="114">
            <text:p>114</text:p>
          </table:table-cell>
          <table:table-cell table:style-name="ce34" table:formula="of:=(MOD(OCT2DEC([.J$7]);4)*15+OCT2DEC([.$C12]))*[.$C$2]" office:value-type="float" office:value="204">
            <text:p>204</text:p>
          </table:table-cell>
          <table:table-cell table:style-name="ce34" table:formula="of:=(MOD(OCT2DEC([.K$7]);4)*15+OCT2DEC([.$C12]))*[.$C$2]" office:value-type="float" office:value="294">
            <text:p>294</text:p>
          </table:table-cell>
          <table:table-cell table:style-name="ce58" table:formula="of:=(MOD(OCT2DEC([.L$7]);4)*15+OCT2DEC([.$C12]))*[.$C$2]" office:value-type="float" office:value="24">
            <text:p>24</text:p>
          </table:table-cell>
          <table:table-cell table:style-name="ce34" table:formula="of:=(MOD(OCT2DEC([.M$7]);4)*15+OCT2DEC([.$C12]))*[.$C$2]" office:value-type="float" office:value="114">
            <text:p>114</text:p>
          </table:table-cell>
          <table:table-cell table:style-name="ce34" table:formula="of:=(MOD(OCT2DEC([.N$7]);4)*15+OCT2DEC([.$C12]))*[.$C$2]" office:value-type="float" office:value="204">
            <text:p>204</text:p>
          </table:table-cell>
          <table:table-cell table:style-name="ce34" table:formula="of:=(MOD(OCT2DEC([.O$7]);4)*15+OCT2DEC([.$C12]))*[.$C$2]" office:value-type="float" office:value="294">
            <text:p>294</text:p>
          </table:table-cell>
          <table:table-cell table:style-name="ce58" table:formula="of:=(MOD(OCT2DEC([.P$7]);4)*15+OCT2DEC([.$C12]))*[.$C$2]" office:value-type="float" office:value="24">
            <text:p>24</text:p>
          </table:table-cell>
          <table:table-cell table:style-name="ce34" table:formula="of:=(MOD(OCT2DEC([.Q$7]);4)*15+OCT2DEC([.$C12]))*[.$C$2]" office:value-type="float" office:value="114">
            <text:p>114</text:p>
          </table:table-cell>
          <table:table-cell table:style-name="ce34" table:formula="of:=(MOD(OCT2DEC([.R$7]);4)*15+OCT2DEC([.$C12]))*[.$C$2]" office:value-type="float" office:value="204">
            <text:p>204</text:p>
          </table:table-cell>
          <table:table-cell table:style-name="ce34" table:formula="of:=(MOD(OCT2DEC([.S$7]);4)*15+OCT2DEC([.$C12]))*[.$C$2]" office:value-type="float" office:value="294">
            <text:p>294</text:p>
          </table:table-cell>
          <table:table-cell table:style-name="ce58" table:formula="of:=(MOD(OCT2DEC([.T$7]);4)*15+OCT2DEC([.$C12]))*[.$C$2]" office:value-type="float" office:value="24">
            <text:p>24</text:p>
          </table:table-cell>
          <table:table-cell table:style-name="ce34" table:formula="of:=(MOD(OCT2DEC([.U$7]);4)*15+OCT2DEC([.$C12]))*[.$C$2]" office:value-type="float" office:value="114">
            <text:p>114</text:p>
          </table:table-cell>
          <table:table-cell table:style-name="ce34" table:formula="of:=(MOD(OCT2DEC([.V$7]);4)*15+OCT2DEC([.$C12]))*[.$C$2]" office:value-type="float" office:value="204">
            <text:p>204</text:p>
          </table:table-cell>
          <table:table-cell table:style-name="ce34" table:formula="of:=(MOD(OCT2DEC([.W$7]);4)*15+OCT2DEC([.$C12]))*[.$C$2]" office:value-type="float" office:value="294">
            <text:p>294</text:p>
          </table:table-cell>
          <table:table-cell table:style-name="ce58" table:formula="of:=(MOD(OCT2DEC([.X$7]);4)*15+OCT2DEC([.$C12]))*[.$C$2]" office:value-type="float" office:value="24">
            <text:p>24</text:p>
          </table:table-cell>
          <table:table-cell table:style-name="ce34" table:formula="of:=(MOD(OCT2DEC([.Y$7]);4)*15+OCT2DEC([.$C12]))*[.$C$2]" office:value-type="float" office:value="114">
            <text:p>114</text:p>
          </table:table-cell>
          <table:table-cell table:style-name="ce34" table:formula="of:=(MOD(OCT2DEC([.Z$7]);4)*15+OCT2DEC([.$C12]))*[.$C$2]" office:value-type="float" office:value="204">
            <text:p>204</text:p>
          </table:table-cell>
          <table:table-cell table:style-name="ce43" table:formula="of:=(MOD(OCT2DEC([.AA$7]);4)*15+OCT2DEC([.$C12]))*[.$C$2]" office:value-type="float" office:value="294">
            <text:p>294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5">
            <text:p>05</text:p>
          </table:table-cell>
          <table:table-cell table:style-name="ce34" table:formula="of:=(OCT2DEC([.D$7])*15+OCT2DEC([.$C13]))*[.$C$2]" office:value-type="float" office:value="30">
            <text:p>30</text:p>
          </table:table-cell>
          <table:table-cell table:style-name="ce34" table:formula="of:=(OCT2DEC([.E$7])*15+OCT2DEC([.$C13]))*[.$C$2]" office:value-type="float" office:value="120">
            <text:p>120</text:p>
          </table:table-cell>
          <table:table-cell table:style-name="ce34" table:formula="of:=(OCT2DEC([.F$7])*15+OCT2DEC([.$C13]))*[.$C$2]" office:value-type="float" office:value="210">
            <text:p>210</text:p>
          </table:table-cell>
          <table:table-cell table:style-name="ce34" table:formula="of:=(OCT2DEC([.G$7])*15+OCT2DEC([.$C13]))*[.$C$2]" office:value-type="float" office:value="300">
            <text:p>300</text:p>
          </table:table-cell>
          <table:table-cell table:style-name="ce58" table:formula="of:=(MOD(OCT2DEC([.H$7]);4)*15+OCT2DEC([.$C13]))*[.$C$2]" office:value-type="float" office:value="30">
            <text:p>30</text:p>
          </table:table-cell>
          <table:table-cell table:style-name="ce34" table:formula="of:=(MOD(OCT2DEC([.I$7]);4)*15+OCT2DEC([.$C13]))*[.$C$2]" office:value-type="float" office:value="120">
            <text:p>120</text:p>
          </table:table-cell>
          <table:table-cell table:style-name="ce34" table:formula="of:=(MOD(OCT2DEC([.J$7]);4)*15+OCT2DEC([.$C13]))*[.$C$2]" office:value-type="float" office:value="210">
            <text:p>210</text:p>
          </table:table-cell>
          <table:table-cell table:style-name="ce34" table:formula="of:=(MOD(OCT2DEC([.K$7]);4)*15+OCT2DEC([.$C13]))*[.$C$2]" office:value-type="float" office:value="300">
            <text:p>300</text:p>
          </table:table-cell>
          <table:table-cell table:style-name="ce58" table:formula="of:=(MOD(OCT2DEC([.L$7]);4)*15+OCT2DEC([.$C13]))*[.$C$2]" office:value-type="float" office:value="30">
            <text:p>30</text:p>
          </table:table-cell>
          <table:table-cell table:style-name="ce34" table:formula="of:=(MOD(OCT2DEC([.M$7]);4)*15+OCT2DEC([.$C13]))*[.$C$2]" office:value-type="float" office:value="120">
            <text:p>120</text:p>
          </table:table-cell>
          <table:table-cell table:style-name="ce34" table:formula="of:=(MOD(OCT2DEC([.N$7]);4)*15+OCT2DEC([.$C13]))*[.$C$2]" office:value-type="float" office:value="210">
            <text:p>210</text:p>
          </table:table-cell>
          <table:table-cell table:style-name="ce34" table:formula="of:=(MOD(OCT2DEC([.O$7]);4)*15+OCT2DEC([.$C13]))*[.$C$2]" office:value-type="float" office:value="300">
            <text:p>300</text:p>
          </table:table-cell>
          <table:table-cell table:style-name="ce58" table:formula="of:=(MOD(OCT2DEC([.P$7]);4)*15+OCT2DEC([.$C13]))*[.$C$2]" office:value-type="float" office:value="30">
            <text:p>30</text:p>
          </table:table-cell>
          <table:table-cell table:style-name="ce34" table:formula="of:=(MOD(OCT2DEC([.Q$7]);4)*15+OCT2DEC([.$C13]))*[.$C$2]" office:value-type="float" office:value="120">
            <text:p>120</text:p>
          </table:table-cell>
          <table:table-cell table:style-name="ce34" table:formula="of:=(MOD(OCT2DEC([.R$7]);4)*15+OCT2DEC([.$C13]))*[.$C$2]" office:value-type="float" office:value="210">
            <text:p>210</text:p>
          </table:table-cell>
          <table:table-cell table:style-name="ce34" table:formula="of:=(MOD(OCT2DEC([.S$7]);4)*15+OCT2DEC([.$C13]))*[.$C$2]" office:value-type="float" office:value="300">
            <text:p>300</text:p>
          </table:table-cell>
          <table:table-cell table:style-name="ce58" table:formula="of:=(MOD(OCT2DEC([.T$7]);4)*15+OCT2DEC([.$C13]))*[.$C$2]" office:value-type="float" office:value="30">
            <text:p>30</text:p>
          </table:table-cell>
          <table:table-cell table:style-name="ce34" table:formula="of:=(MOD(OCT2DEC([.U$7]);4)*15+OCT2DEC([.$C13]))*[.$C$2]" office:value-type="float" office:value="120">
            <text:p>120</text:p>
          </table:table-cell>
          <table:table-cell table:style-name="ce34" table:formula="of:=(MOD(OCT2DEC([.V$7]);4)*15+OCT2DEC([.$C13]))*[.$C$2]" office:value-type="float" office:value="210">
            <text:p>210</text:p>
          </table:table-cell>
          <table:table-cell table:style-name="ce34" table:formula="of:=(MOD(OCT2DEC([.W$7]);4)*15+OCT2DEC([.$C13]))*[.$C$2]" office:value-type="float" office:value="300">
            <text:p>300</text:p>
          </table:table-cell>
          <table:table-cell table:style-name="ce58" table:formula="of:=(MOD(OCT2DEC([.X$7]);4)*15+OCT2DEC([.$C13]))*[.$C$2]" office:value-type="float" office:value="30">
            <text:p>30</text:p>
          </table:table-cell>
          <table:table-cell table:style-name="ce34" table:formula="of:=(MOD(OCT2DEC([.Y$7]);4)*15+OCT2DEC([.$C13]))*[.$C$2]" office:value-type="float" office:value="120">
            <text:p>120</text:p>
          </table:table-cell>
          <table:table-cell table:style-name="ce34" table:formula="of:=(MOD(OCT2DEC([.Z$7]);4)*15+OCT2DEC([.$C13]))*[.$C$2]" office:value-type="float" office:value="210">
            <text:p>210</text:p>
          </table:table-cell>
          <table:table-cell table:style-name="ce43" table:formula="of:=(MOD(OCT2DEC([.AA$7]);4)*15+OCT2DEC([.$C13]))*[.$C$2]" office:value-type="float" office:value="300">
            <text:p>300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6">
            <text:p>06</text:p>
          </table:table-cell>
          <table:table-cell table:style-name="ce34" table:formula="of:=(OCT2DEC([.D$7])*15+OCT2DEC([.$C14]))*[.$C$2]" office:value-type="float" office:value="36">
            <text:p>36</text:p>
          </table:table-cell>
          <table:table-cell table:style-name="ce34" table:formula="of:=(OCT2DEC([.E$7])*15+OCT2DEC([.$C14]))*[.$C$2]" office:value-type="float" office:value="126">
            <text:p>126</text:p>
          </table:table-cell>
          <table:table-cell table:style-name="ce34" table:formula="of:=(OCT2DEC([.F$7])*15+OCT2DEC([.$C14]))*[.$C$2]" office:value-type="float" office:value="216">
            <text:p>216</text:p>
          </table:table-cell>
          <table:table-cell table:style-name="ce34" table:formula="of:=(OCT2DEC([.G$7])*15+OCT2DEC([.$C14]))*[.$C$2]" office:value-type="float" office:value="306">
            <text:p>306</text:p>
          </table:table-cell>
          <table:table-cell table:style-name="ce58" table:formula="of:=(MOD(OCT2DEC([.H$7]);4)*15+OCT2DEC([.$C14]))*[.$C$2]" office:value-type="float" office:value="36">
            <text:p>36</text:p>
          </table:table-cell>
          <table:table-cell table:style-name="ce34" table:formula="of:=(MOD(OCT2DEC([.I$7]);4)*15+OCT2DEC([.$C14]))*[.$C$2]" office:value-type="float" office:value="126">
            <text:p>126</text:p>
          </table:table-cell>
          <table:table-cell table:style-name="ce34" table:formula="of:=(MOD(OCT2DEC([.J$7]);4)*15+OCT2DEC([.$C14]))*[.$C$2]" office:value-type="float" office:value="216">
            <text:p>216</text:p>
          </table:table-cell>
          <table:table-cell table:style-name="ce34" table:formula="of:=(MOD(OCT2DEC([.K$7]);4)*15+OCT2DEC([.$C14]))*[.$C$2]" office:value-type="float" office:value="306">
            <text:p>306</text:p>
          </table:table-cell>
          <table:table-cell table:style-name="ce58" table:formula="of:=(MOD(OCT2DEC([.L$7]);4)*15+OCT2DEC([.$C14]))*[.$C$2]" office:value-type="float" office:value="36">
            <text:p>36</text:p>
          </table:table-cell>
          <table:table-cell table:style-name="ce34" table:formula="of:=(MOD(OCT2DEC([.M$7]);4)*15+OCT2DEC([.$C14]))*[.$C$2]" office:value-type="float" office:value="126">
            <text:p>126</text:p>
          </table:table-cell>
          <table:table-cell table:style-name="ce34" table:formula="of:=(MOD(OCT2DEC([.N$7]);4)*15+OCT2DEC([.$C14]))*[.$C$2]" office:value-type="float" office:value="216">
            <text:p>216</text:p>
          </table:table-cell>
          <table:table-cell table:style-name="ce34" table:formula="of:=(MOD(OCT2DEC([.O$7]);4)*15+OCT2DEC([.$C14]))*[.$C$2]" office:value-type="float" office:value="306">
            <text:p>306</text:p>
          </table:table-cell>
          <table:table-cell table:style-name="ce58" table:formula="of:=(MOD(OCT2DEC([.P$7]);4)*15+OCT2DEC([.$C14]))*[.$C$2]" office:value-type="float" office:value="36">
            <text:p>36</text:p>
          </table:table-cell>
          <table:table-cell table:style-name="ce34" table:formula="of:=(MOD(OCT2DEC([.Q$7]);4)*15+OCT2DEC([.$C14]))*[.$C$2]" office:value-type="float" office:value="126">
            <text:p>126</text:p>
          </table:table-cell>
          <table:table-cell table:style-name="ce34" table:formula="of:=(MOD(OCT2DEC([.R$7]);4)*15+OCT2DEC([.$C14]))*[.$C$2]" office:value-type="float" office:value="216">
            <text:p>216</text:p>
          </table:table-cell>
          <table:table-cell table:style-name="ce34" table:formula="of:=(MOD(OCT2DEC([.S$7]);4)*15+OCT2DEC([.$C14]))*[.$C$2]" office:value-type="float" office:value="306">
            <text:p>306</text:p>
          </table:table-cell>
          <table:table-cell table:style-name="ce58" table:formula="of:=(MOD(OCT2DEC([.T$7]);4)*15+OCT2DEC([.$C14]))*[.$C$2]" office:value-type="float" office:value="36">
            <text:p>36</text:p>
          </table:table-cell>
          <table:table-cell table:style-name="ce34" table:formula="of:=(MOD(OCT2DEC([.U$7]);4)*15+OCT2DEC([.$C14]))*[.$C$2]" office:value-type="float" office:value="126">
            <text:p>126</text:p>
          </table:table-cell>
          <table:table-cell table:style-name="ce34" table:formula="of:=(MOD(OCT2DEC([.V$7]);4)*15+OCT2DEC([.$C14]))*[.$C$2]" office:value-type="float" office:value="216">
            <text:p>216</text:p>
          </table:table-cell>
          <table:table-cell table:style-name="ce34" table:formula="of:=(MOD(OCT2DEC([.W$7]);4)*15+OCT2DEC([.$C14]))*[.$C$2]" office:value-type="float" office:value="306">
            <text:p>306</text:p>
          </table:table-cell>
          <table:table-cell table:style-name="ce58" table:formula="of:=(MOD(OCT2DEC([.X$7]);4)*15+OCT2DEC([.$C14]))*[.$C$2]" office:value-type="float" office:value="36">
            <text:p>36</text:p>
          </table:table-cell>
          <table:table-cell table:style-name="ce34" table:formula="of:=(MOD(OCT2DEC([.Y$7]);4)*15+OCT2DEC([.$C14]))*[.$C$2]" office:value-type="float" office:value="126">
            <text:p>126</text:p>
          </table:table-cell>
          <table:table-cell table:style-name="ce34" table:formula="of:=(MOD(OCT2DEC([.Z$7]);4)*15+OCT2DEC([.$C14]))*[.$C$2]" office:value-type="float" office:value="216">
            <text:p>216</text:p>
          </table:table-cell>
          <table:table-cell table:style-name="ce43" table:formula="of:=(MOD(OCT2DEC([.AA$7]);4)*15+OCT2DEC([.$C14]))*[.$C$2]" office:value-type="float" office:value="306">
            <text:p>306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7">
            <text:p>07</text:p>
          </table:table-cell>
          <table:table-cell table:style-name="ce34" table:formula="of:=(OCT2DEC([.D$7])*15+OCT2DEC([.$C15]))*[.$C$2]" office:value-type="float" office:value="42">
            <text:p>42</text:p>
          </table:table-cell>
          <table:table-cell table:style-name="ce34" table:formula="of:=(OCT2DEC([.E$7])*15+OCT2DEC([.$C15]))*[.$C$2]" office:value-type="float" office:value="132">
            <text:p>132</text:p>
          </table:table-cell>
          <table:table-cell table:style-name="ce34" table:formula="of:=(OCT2DEC([.F$7])*15+OCT2DEC([.$C15]))*[.$C$2]" office:value-type="float" office:value="222">
            <text:p>222</text:p>
          </table:table-cell>
          <table:table-cell table:style-name="ce34" table:formula="of:=(OCT2DEC([.G$7])*15+OCT2DEC([.$C15]))*[.$C$2]" office:value-type="float" office:value="312">
            <text:p>312</text:p>
          </table:table-cell>
          <table:table-cell table:style-name="ce58" table:formula="of:=(MOD(OCT2DEC([.H$7]);4)*15+OCT2DEC([.$C15]))*[.$C$2]" office:value-type="float" office:value="42">
            <text:p>42</text:p>
          </table:table-cell>
          <table:table-cell table:style-name="ce34" table:formula="of:=(MOD(OCT2DEC([.I$7]);4)*15+OCT2DEC([.$C15]))*[.$C$2]" office:value-type="float" office:value="132">
            <text:p>132</text:p>
          </table:table-cell>
          <table:table-cell table:style-name="ce34" table:formula="of:=(MOD(OCT2DEC([.J$7]);4)*15+OCT2DEC([.$C15]))*[.$C$2]" office:value-type="float" office:value="222">
            <text:p>222</text:p>
          </table:table-cell>
          <table:table-cell table:style-name="ce34" table:formula="of:=(MOD(OCT2DEC([.K$7]);4)*15+OCT2DEC([.$C15]))*[.$C$2]" office:value-type="float" office:value="312">
            <text:p>312</text:p>
          </table:table-cell>
          <table:table-cell table:style-name="ce58" table:formula="of:=(MOD(OCT2DEC([.L$7]);4)*15+OCT2DEC([.$C15]))*[.$C$2]" office:value-type="float" office:value="42">
            <text:p>42</text:p>
          </table:table-cell>
          <table:table-cell table:style-name="ce34" table:formula="of:=(MOD(OCT2DEC([.M$7]);4)*15+OCT2DEC([.$C15]))*[.$C$2]" office:value-type="float" office:value="132">
            <text:p>132</text:p>
          </table:table-cell>
          <table:table-cell table:style-name="ce34" table:formula="of:=(MOD(OCT2DEC([.N$7]);4)*15+OCT2DEC([.$C15]))*[.$C$2]" office:value-type="float" office:value="222">
            <text:p>222</text:p>
          </table:table-cell>
          <table:table-cell table:style-name="ce34" table:formula="of:=(MOD(OCT2DEC([.O$7]);4)*15+OCT2DEC([.$C15]))*[.$C$2]" office:value-type="float" office:value="312">
            <text:p>312</text:p>
          </table:table-cell>
          <table:table-cell table:style-name="ce58" table:formula="of:=(MOD(OCT2DEC([.P$7]);4)*15+OCT2DEC([.$C15]))*[.$C$2]" office:value-type="float" office:value="42">
            <text:p>42</text:p>
          </table:table-cell>
          <table:table-cell table:style-name="ce34" table:formula="of:=(MOD(OCT2DEC([.Q$7]);4)*15+OCT2DEC([.$C15]))*[.$C$2]" office:value-type="float" office:value="132">
            <text:p>132</text:p>
          </table:table-cell>
          <table:table-cell table:style-name="ce34" table:formula="of:=(MOD(OCT2DEC([.R$7]);4)*15+OCT2DEC([.$C15]))*[.$C$2]" office:value-type="float" office:value="222">
            <text:p>222</text:p>
          </table:table-cell>
          <table:table-cell table:style-name="ce34" table:formula="of:=(MOD(OCT2DEC([.S$7]);4)*15+OCT2DEC([.$C15]))*[.$C$2]" office:value-type="float" office:value="312">
            <text:p>312</text:p>
          </table:table-cell>
          <table:table-cell table:style-name="ce58" table:formula="of:=(MOD(OCT2DEC([.T$7]);4)*15+OCT2DEC([.$C15]))*[.$C$2]" office:value-type="float" office:value="42">
            <text:p>42</text:p>
          </table:table-cell>
          <table:table-cell table:style-name="ce34" table:formula="of:=(MOD(OCT2DEC([.U$7]);4)*15+OCT2DEC([.$C15]))*[.$C$2]" office:value-type="float" office:value="132">
            <text:p>132</text:p>
          </table:table-cell>
          <table:table-cell table:style-name="ce34" table:formula="of:=(MOD(OCT2DEC([.V$7]);4)*15+OCT2DEC([.$C15]))*[.$C$2]" office:value-type="float" office:value="222">
            <text:p>222</text:p>
          </table:table-cell>
          <table:table-cell table:style-name="ce34" table:formula="of:=(MOD(OCT2DEC([.W$7]);4)*15+OCT2DEC([.$C15]))*[.$C$2]" office:value-type="float" office:value="312">
            <text:p>312</text:p>
          </table:table-cell>
          <table:table-cell table:style-name="ce58" table:formula="of:=(MOD(OCT2DEC([.X$7]);4)*15+OCT2DEC([.$C15]))*[.$C$2]" office:value-type="float" office:value="42">
            <text:p>42</text:p>
          </table:table-cell>
          <table:table-cell table:style-name="ce34" table:formula="of:=(MOD(OCT2DEC([.Y$7]);4)*15+OCT2DEC([.$C15]))*[.$C$2]" office:value-type="float" office:value="132">
            <text:p>132</text:p>
          </table:table-cell>
          <table:table-cell table:style-name="ce34" table:formula="of:=(MOD(OCT2DEC([.Z$7]);4)*15+OCT2DEC([.$C15]))*[.$C$2]" office:value-type="float" office:value="222">
            <text:p>222</text:p>
          </table:table-cell>
          <table:table-cell table:style-name="ce43" table:formula="of:=(MOD(OCT2DEC([.AA$7]);4)*15+OCT2DEC([.$C15]))*[.$C$2]" office:value-type="float" office:value="312">
            <text:p>312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10">
            <text:p>10</text:p>
          </table:table-cell>
          <table:table-cell table:style-name="ce34" table:formula="of:=(OCT2DEC([.D$7])*15+OCT2DEC([.$C16]))*[.$C$2]" office:value-type="float" office:value="48">
            <text:p>48</text:p>
          </table:table-cell>
          <table:table-cell table:style-name="ce34" table:formula="of:=(OCT2DEC([.E$7])*15+OCT2DEC([.$C16]))*[.$C$2]" office:value-type="float" office:value="138">
            <text:p>138</text:p>
          </table:table-cell>
          <table:table-cell table:style-name="ce34" table:formula="of:=(OCT2DEC([.F$7])*15+OCT2DEC([.$C16]))*[.$C$2]" office:value-type="float" office:value="228">
            <text:p>228</text:p>
          </table:table-cell>
          <table:table-cell table:style-name="ce34" table:formula="of:=(OCT2DEC([.G$7])*15+OCT2DEC([.$C16]))*[.$C$2]" office:value-type="float" office:value="318">
            <text:p>318</text:p>
          </table:table-cell>
          <table:table-cell table:style-name="ce58" table:formula="of:=(MOD(OCT2DEC([.H$7]);4)*15+OCT2DEC([.$C16]))*[.$C$2]" office:value-type="float" office:value="48">
            <text:p>48</text:p>
          </table:table-cell>
          <table:table-cell table:style-name="ce34" table:formula="of:=(MOD(OCT2DEC([.I$7]);4)*15+OCT2DEC([.$C16]))*[.$C$2]" office:value-type="float" office:value="138">
            <text:p>138</text:p>
          </table:table-cell>
          <table:table-cell table:style-name="ce34" table:formula="of:=(MOD(OCT2DEC([.J$7]);4)*15+OCT2DEC([.$C16]))*[.$C$2]" office:value-type="float" office:value="228">
            <text:p>228</text:p>
          </table:table-cell>
          <table:table-cell table:style-name="ce34" table:formula="of:=(MOD(OCT2DEC([.K$7]);4)*15+OCT2DEC([.$C16]))*[.$C$2]" office:value-type="float" office:value="318">
            <text:p>318</text:p>
          </table:table-cell>
          <table:table-cell table:style-name="ce58" table:formula="of:=(MOD(OCT2DEC([.L$7]);4)*15+OCT2DEC([.$C16]))*[.$C$2]" office:value-type="float" office:value="48">
            <text:p>48</text:p>
          </table:table-cell>
          <table:table-cell table:style-name="ce34" table:formula="of:=(MOD(OCT2DEC([.M$7]);4)*15+OCT2DEC([.$C16]))*[.$C$2]" office:value-type="float" office:value="138">
            <text:p>138</text:p>
          </table:table-cell>
          <table:table-cell table:style-name="ce34" table:formula="of:=(MOD(OCT2DEC([.N$7]);4)*15+OCT2DEC([.$C16]))*[.$C$2]" office:value-type="float" office:value="228">
            <text:p>228</text:p>
          </table:table-cell>
          <table:table-cell table:style-name="ce34" table:formula="of:=(MOD(OCT2DEC([.O$7]);4)*15+OCT2DEC([.$C16]))*[.$C$2]" office:value-type="float" office:value="318">
            <text:p>318</text:p>
          </table:table-cell>
          <table:table-cell table:style-name="ce58" table:formula="of:=(MOD(OCT2DEC([.P$7]);4)*15+OCT2DEC([.$C16]))*[.$C$2]" office:value-type="float" office:value="48">
            <text:p>48</text:p>
          </table:table-cell>
          <table:table-cell table:style-name="ce34" table:formula="of:=(MOD(OCT2DEC([.Q$7]);4)*15+OCT2DEC([.$C16]))*[.$C$2]" office:value-type="float" office:value="138">
            <text:p>138</text:p>
          </table:table-cell>
          <table:table-cell table:style-name="ce34" table:formula="of:=(MOD(OCT2DEC([.R$7]);4)*15+OCT2DEC([.$C16]))*[.$C$2]" office:value-type="float" office:value="228">
            <text:p>228</text:p>
          </table:table-cell>
          <table:table-cell table:style-name="ce34" table:formula="of:=(MOD(OCT2DEC([.S$7]);4)*15+OCT2DEC([.$C16]))*[.$C$2]" office:value-type="float" office:value="318">
            <text:p>318</text:p>
          </table:table-cell>
          <table:table-cell table:style-name="ce58" table:formula="of:=(MOD(OCT2DEC([.T$7]);4)*15+OCT2DEC([.$C16]))*[.$C$2]" office:value-type="float" office:value="48">
            <text:p>48</text:p>
          </table:table-cell>
          <table:table-cell table:style-name="ce34" table:formula="of:=(MOD(OCT2DEC([.U$7]);4)*15+OCT2DEC([.$C16]))*[.$C$2]" office:value-type="float" office:value="138">
            <text:p>138</text:p>
          </table:table-cell>
          <table:table-cell table:style-name="ce34" table:formula="of:=(MOD(OCT2DEC([.V$7]);4)*15+OCT2DEC([.$C16]))*[.$C$2]" office:value-type="float" office:value="228">
            <text:p>228</text:p>
          </table:table-cell>
          <table:table-cell table:style-name="ce34" table:formula="of:=(MOD(OCT2DEC([.W$7]);4)*15+OCT2DEC([.$C16]))*[.$C$2]" office:value-type="float" office:value="318">
            <text:p>318</text:p>
          </table:table-cell>
          <table:table-cell table:style-name="ce58" table:formula="of:=(MOD(OCT2DEC([.X$7]);4)*15+OCT2DEC([.$C16]))*[.$C$2]" office:value-type="float" office:value="48">
            <text:p>48</text:p>
          </table:table-cell>
          <table:table-cell table:style-name="ce34" table:formula="of:=(MOD(OCT2DEC([.Y$7]);4)*15+OCT2DEC([.$C16]))*[.$C$2]" office:value-type="float" office:value="138">
            <text:p>138</text:p>
          </table:table-cell>
          <table:table-cell table:style-name="ce34" table:formula="of:=(MOD(OCT2DEC([.Z$7]);4)*15+OCT2DEC([.$C16]))*[.$C$2]" office:value-type="float" office:value="228">
            <text:p>228</text:p>
          </table:table-cell>
          <table:table-cell table:style-name="ce43" table:formula="of:=(MOD(OCT2DEC([.AA$7]);4)*15+OCT2DEC([.$C16]))*[.$C$2]" office:value-type="float" office:value="318">
            <text:p>318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11">
            <text:p>11</text:p>
          </table:table-cell>
          <table:table-cell table:style-name="ce34" table:formula="of:=(OCT2DEC([.D$7])*15+OCT2DEC([.$C17]))*[.$C$2]" office:value-type="float" office:value="54">
            <text:p>54</text:p>
          </table:table-cell>
          <table:table-cell table:style-name="ce34" table:formula="of:=(OCT2DEC([.E$7])*15+OCT2DEC([.$C17]))*[.$C$2]" office:value-type="float" office:value="144">
            <text:p>144</text:p>
          </table:table-cell>
          <table:table-cell table:style-name="ce34" table:formula="of:=(OCT2DEC([.F$7])*15+OCT2DEC([.$C17]))*[.$C$2]" office:value-type="float" office:value="234">
            <text:p>234</text:p>
          </table:table-cell>
          <table:table-cell table:style-name="ce34" table:formula="of:=(OCT2DEC([.G$7])*15+OCT2DEC([.$C17]))*[.$C$2]" office:value-type="float" office:value="324">
            <text:p>324</text:p>
          </table:table-cell>
          <table:table-cell table:style-name="ce58" table:formula="of:=(MOD(OCT2DEC([.H$7]);4)*15+OCT2DEC([.$C17]))*[.$C$2]" office:value-type="float" office:value="54">
            <text:p>54</text:p>
          </table:table-cell>
          <table:table-cell table:style-name="ce34" table:formula="of:=(MOD(OCT2DEC([.I$7]);4)*15+OCT2DEC([.$C17]))*[.$C$2]" office:value-type="float" office:value="144">
            <text:p>144</text:p>
          </table:table-cell>
          <table:table-cell table:style-name="ce34" table:formula="of:=(MOD(OCT2DEC([.J$7]);4)*15+OCT2DEC([.$C17]))*[.$C$2]" office:value-type="float" office:value="234">
            <text:p>234</text:p>
          </table:table-cell>
          <table:table-cell table:style-name="ce34" table:formula="of:=(MOD(OCT2DEC([.K$7]);4)*15+OCT2DEC([.$C17]))*[.$C$2]" office:value-type="float" office:value="324">
            <text:p>324</text:p>
          </table:table-cell>
          <table:table-cell table:style-name="ce58" table:formula="of:=(MOD(OCT2DEC([.L$7]);4)*15+OCT2DEC([.$C17]))*[.$C$2]" office:value-type="float" office:value="54">
            <text:p>54</text:p>
          </table:table-cell>
          <table:table-cell table:style-name="ce34" table:formula="of:=(MOD(OCT2DEC([.M$7]);4)*15+OCT2DEC([.$C17]))*[.$C$2]" office:value-type="float" office:value="144">
            <text:p>144</text:p>
          </table:table-cell>
          <table:table-cell table:style-name="ce34" table:formula="of:=(MOD(OCT2DEC([.N$7]);4)*15+OCT2DEC([.$C17]))*[.$C$2]" office:value-type="float" office:value="234">
            <text:p>234</text:p>
          </table:table-cell>
          <table:table-cell table:style-name="ce34" table:formula="of:=(MOD(OCT2DEC([.O$7]);4)*15+OCT2DEC([.$C17]))*[.$C$2]" office:value-type="float" office:value="324">
            <text:p>324</text:p>
          </table:table-cell>
          <table:table-cell table:style-name="ce58" table:formula="of:=(MOD(OCT2DEC([.P$7]);4)*15+OCT2DEC([.$C17]))*[.$C$2]" office:value-type="float" office:value="54">
            <text:p>54</text:p>
          </table:table-cell>
          <table:table-cell table:style-name="ce34" table:formula="of:=(MOD(OCT2DEC([.Q$7]);4)*15+OCT2DEC([.$C17]))*[.$C$2]" office:value-type="float" office:value="144">
            <text:p>144</text:p>
          </table:table-cell>
          <table:table-cell table:style-name="ce34" table:formula="of:=(MOD(OCT2DEC([.R$7]);4)*15+OCT2DEC([.$C17]))*[.$C$2]" office:value-type="float" office:value="234">
            <text:p>234</text:p>
          </table:table-cell>
          <table:table-cell table:style-name="ce34" table:formula="of:=(MOD(OCT2DEC([.S$7]);4)*15+OCT2DEC([.$C17]))*[.$C$2]" office:value-type="float" office:value="324">
            <text:p>324</text:p>
          </table:table-cell>
          <table:table-cell table:style-name="ce58" table:formula="of:=(MOD(OCT2DEC([.T$7]);4)*15+OCT2DEC([.$C17]))*[.$C$2]" office:value-type="float" office:value="54">
            <text:p>54</text:p>
          </table:table-cell>
          <table:table-cell table:style-name="ce34" table:formula="of:=(MOD(OCT2DEC([.U$7]);4)*15+OCT2DEC([.$C17]))*[.$C$2]" office:value-type="float" office:value="144">
            <text:p>144</text:p>
          </table:table-cell>
          <table:table-cell table:style-name="ce34" table:formula="of:=(MOD(OCT2DEC([.V$7]);4)*15+OCT2DEC([.$C17]))*[.$C$2]" office:value-type="float" office:value="234">
            <text:p>234</text:p>
          </table:table-cell>
          <table:table-cell table:style-name="ce34" table:formula="of:=(MOD(OCT2DEC([.W$7]);4)*15+OCT2DEC([.$C17]))*[.$C$2]" office:value-type="float" office:value="324">
            <text:p>324</text:p>
          </table:table-cell>
          <table:table-cell table:style-name="ce58" table:formula="of:=(MOD(OCT2DEC([.X$7]);4)*15+OCT2DEC([.$C17]))*[.$C$2]" office:value-type="float" office:value="54">
            <text:p>54</text:p>
          </table:table-cell>
          <table:table-cell table:style-name="ce34" table:formula="of:=(MOD(OCT2DEC([.Y$7]);4)*15+OCT2DEC([.$C17]))*[.$C$2]" office:value-type="float" office:value="144">
            <text:p>144</text:p>
          </table:table-cell>
          <table:table-cell table:style-name="ce34" table:formula="of:=(MOD(OCT2DEC([.Z$7]);4)*15+OCT2DEC([.$C17]))*[.$C$2]" office:value-type="float" office:value="234">
            <text:p>234</text:p>
          </table:table-cell>
          <table:table-cell table:style-name="ce43" table:formula="of:=(MOD(OCT2DEC([.AA$7]);4)*15+OCT2DEC([.$C17]))*[.$C$2]" office:value-type="float" office:value="324">
            <text:p>324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12">
            <text:p>12</text:p>
          </table:table-cell>
          <table:table-cell table:style-name="ce34" table:formula="of:=(OCT2DEC([.D$7])*15+OCT2DEC([.$C18]))*[.$C$2]" office:value-type="float" office:value="60">
            <text:p>60</text:p>
          </table:table-cell>
          <table:table-cell table:style-name="ce34" table:formula="of:=(OCT2DEC([.E$7])*15+OCT2DEC([.$C18]))*[.$C$2]" office:value-type="float" office:value="150">
            <text:p>150</text:p>
          </table:table-cell>
          <table:table-cell table:style-name="ce34" table:formula="of:=(OCT2DEC([.F$7])*15+OCT2DEC([.$C18]))*[.$C$2]" office:value-type="float" office:value="240">
            <text:p>240</text:p>
          </table:table-cell>
          <table:table-cell table:style-name="ce34" table:formula="of:=(OCT2DEC([.G$7])*15+OCT2DEC([.$C18]))*[.$C$2]" office:value-type="float" office:value="330">
            <text:p>330</text:p>
          </table:table-cell>
          <table:table-cell table:style-name="ce58" table:formula="of:=(MOD(OCT2DEC([.H$7]);4)*15+OCT2DEC([.$C18]))*[.$C$2]" office:value-type="float" office:value="60">
            <text:p>60</text:p>
          </table:table-cell>
          <table:table-cell table:style-name="ce34" table:formula="of:=(MOD(OCT2DEC([.I$7]);4)*15+OCT2DEC([.$C18]))*[.$C$2]" office:value-type="float" office:value="150">
            <text:p>150</text:p>
          </table:table-cell>
          <table:table-cell table:style-name="ce34" table:formula="of:=(MOD(OCT2DEC([.J$7]);4)*15+OCT2DEC([.$C18]))*[.$C$2]" office:value-type="float" office:value="240">
            <text:p>240</text:p>
          </table:table-cell>
          <table:table-cell table:style-name="ce34" table:formula="of:=(MOD(OCT2DEC([.K$7]);4)*15+OCT2DEC([.$C18]))*[.$C$2]" office:value-type="float" office:value="330">
            <text:p>330</text:p>
          </table:table-cell>
          <table:table-cell table:style-name="ce58" table:formula="of:=(MOD(OCT2DEC([.L$7]);4)*15+OCT2DEC([.$C18]))*[.$C$2]" office:value-type="float" office:value="60">
            <text:p>60</text:p>
          </table:table-cell>
          <table:table-cell table:style-name="ce34" table:formula="of:=(MOD(OCT2DEC([.M$7]);4)*15+OCT2DEC([.$C18]))*[.$C$2]" office:value-type="float" office:value="150">
            <text:p>150</text:p>
          </table:table-cell>
          <table:table-cell table:style-name="ce34" table:formula="of:=(MOD(OCT2DEC([.N$7]);4)*15+OCT2DEC([.$C18]))*[.$C$2]" office:value-type="float" office:value="240">
            <text:p>240</text:p>
          </table:table-cell>
          <table:table-cell table:style-name="ce34" table:formula="of:=(MOD(OCT2DEC([.O$7]);4)*15+OCT2DEC([.$C18]))*[.$C$2]" office:value-type="float" office:value="330">
            <text:p>330</text:p>
          </table:table-cell>
          <table:table-cell table:style-name="ce58" table:formula="of:=(MOD(OCT2DEC([.P$7]);4)*15+OCT2DEC([.$C18]))*[.$C$2]" office:value-type="float" office:value="60">
            <text:p>60</text:p>
          </table:table-cell>
          <table:table-cell table:style-name="ce34" table:formula="of:=(MOD(OCT2DEC([.Q$7]);4)*15+OCT2DEC([.$C18]))*[.$C$2]" office:value-type="float" office:value="150">
            <text:p>150</text:p>
          </table:table-cell>
          <table:table-cell table:style-name="ce34" table:formula="of:=(MOD(OCT2DEC([.R$7]);4)*15+OCT2DEC([.$C18]))*[.$C$2]" office:value-type="float" office:value="240">
            <text:p>240</text:p>
          </table:table-cell>
          <table:table-cell table:style-name="ce34" table:formula="of:=(MOD(OCT2DEC([.S$7]);4)*15+OCT2DEC([.$C18]))*[.$C$2]" office:value-type="float" office:value="330">
            <text:p>330</text:p>
          </table:table-cell>
          <table:table-cell table:style-name="ce58" table:formula="of:=(MOD(OCT2DEC([.T$7]);4)*15+OCT2DEC([.$C18]))*[.$C$2]" office:value-type="float" office:value="60">
            <text:p>60</text:p>
          </table:table-cell>
          <table:table-cell table:style-name="ce34" table:formula="of:=(MOD(OCT2DEC([.U$7]);4)*15+OCT2DEC([.$C18]))*[.$C$2]" office:value-type="float" office:value="150">
            <text:p>150</text:p>
          </table:table-cell>
          <table:table-cell table:style-name="ce34" table:formula="of:=(MOD(OCT2DEC([.V$7]);4)*15+OCT2DEC([.$C18]))*[.$C$2]" office:value-type="float" office:value="240">
            <text:p>240</text:p>
          </table:table-cell>
          <table:table-cell table:style-name="ce34" table:formula="of:=(MOD(OCT2DEC([.W$7]);4)*15+OCT2DEC([.$C18]))*[.$C$2]" office:value-type="float" office:value="330">
            <text:p>330</text:p>
          </table:table-cell>
          <table:table-cell table:style-name="ce58" table:formula="of:=(MOD(OCT2DEC([.X$7]);4)*15+OCT2DEC([.$C18]))*[.$C$2]" office:value-type="float" office:value="60">
            <text:p>60</text:p>
          </table:table-cell>
          <table:table-cell table:style-name="ce34" table:formula="of:=(MOD(OCT2DEC([.Y$7]);4)*15+OCT2DEC([.$C18]))*[.$C$2]" office:value-type="float" office:value="150">
            <text:p>150</text:p>
          </table:table-cell>
          <table:table-cell table:style-name="ce34" table:formula="of:=(MOD(OCT2DEC([.Z$7]);4)*15+OCT2DEC([.$C18]))*[.$C$2]" office:value-type="float" office:value="240">
            <text:p>240</text:p>
          </table:table-cell>
          <table:table-cell table:style-name="ce43" table:formula="of:=(MOD(OCT2DEC([.AA$7]);4)*15+OCT2DEC([.$C18]))*[.$C$2]" office:value-type="float" office:value="330">
            <text:p>330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13">
            <text:p>13</text:p>
          </table:table-cell>
          <table:table-cell table:style-name="ce34" table:formula="of:=(OCT2DEC([.D$7])*15+OCT2DEC([.$C19]))*[.$C$2]" office:value-type="float" office:value="66">
            <text:p>66</text:p>
          </table:table-cell>
          <table:table-cell table:style-name="ce34" table:formula="of:=(OCT2DEC([.E$7])*15+OCT2DEC([.$C19]))*[.$C$2]" office:value-type="float" office:value="156">
            <text:p>156</text:p>
          </table:table-cell>
          <table:table-cell table:style-name="ce34" table:formula="of:=(OCT2DEC([.F$7])*15+OCT2DEC([.$C19]))*[.$C$2]" office:value-type="float" office:value="246">
            <text:p>246</text:p>
          </table:table-cell>
          <table:table-cell table:style-name="ce34" table:formula="of:=(OCT2DEC([.G$7])*15+OCT2DEC([.$C19]))*[.$C$2]" office:value-type="float" office:value="336">
            <text:p>336</text:p>
          </table:table-cell>
          <table:table-cell table:style-name="ce58" table:formula="of:=(MOD(OCT2DEC([.H$7]);4)*15+OCT2DEC([.$C19]))*[.$C$2]" office:value-type="float" office:value="66">
            <text:p>66</text:p>
          </table:table-cell>
          <table:table-cell table:style-name="ce34" table:formula="of:=(MOD(OCT2DEC([.I$7]);4)*15+OCT2DEC([.$C19]))*[.$C$2]" office:value-type="float" office:value="156">
            <text:p>156</text:p>
          </table:table-cell>
          <table:table-cell table:style-name="ce34" table:formula="of:=(MOD(OCT2DEC([.J$7]);4)*15+OCT2DEC([.$C19]))*[.$C$2]" office:value-type="float" office:value="246">
            <text:p>246</text:p>
          </table:table-cell>
          <table:table-cell table:style-name="ce34" table:formula="of:=(MOD(OCT2DEC([.K$7]);4)*15+OCT2DEC([.$C19]))*[.$C$2]" office:value-type="float" office:value="336">
            <text:p>336</text:p>
          </table:table-cell>
          <table:table-cell table:style-name="ce58" table:formula="of:=(MOD(OCT2DEC([.L$7]);4)*15+OCT2DEC([.$C19]))*[.$C$2]" office:value-type="float" office:value="66">
            <text:p>66</text:p>
          </table:table-cell>
          <table:table-cell table:style-name="ce34" table:formula="of:=(MOD(OCT2DEC([.M$7]);4)*15+OCT2DEC([.$C19]))*[.$C$2]" office:value-type="float" office:value="156">
            <text:p>156</text:p>
          </table:table-cell>
          <table:table-cell table:style-name="ce34" table:formula="of:=(MOD(OCT2DEC([.N$7]);4)*15+OCT2DEC([.$C19]))*[.$C$2]" office:value-type="float" office:value="246">
            <text:p>246</text:p>
          </table:table-cell>
          <table:table-cell table:style-name="ce34" table:formula="of:=(MOD(OCT2DEC([.O$7]);4)*15+OCT2DEC([.$C19]))*[.$C$2]" office:value-type="float" office:value="336">
            <text:p>336</text:p>
          </table:table-cell>
          <table:table-cell table:style-name="ce58" table:formula="of:=(MOD(OCT2DEC([.P$7]);4)*15+OCT2DEC([.$C19]))*[.$C$2]" office:value-type="float" office:value="66">
            <text:p>66</text:p>
          </table:table-cell>
          <table:table-cell table:style-name="ce34" table:formula="of:=(MOD(OCT2DEC([.Q$7]);4)*15+OCT2DEC([.$C19]))*[.$C$2]" office:value-type="float" office:value="156">
            <text:p>156</text:p>
          </table:table-cell>
          <table:table-cell table:style-name="ce34" table:formula="of:=(MOD(OCT2DEC([.R$7]);4)*15+OCT2DEC([.$C19]))*[.$C$2]" office:value-type="float" office:value="246">
            <text:p>246</text:p>
          </table:table-cell>
          <table:table-cell table:style-name="ce34" table:formula="of:=(MOD(OCT2DEC([.S$7]);4)*15+OCT2DEC([.$C19]))*[.$C$2]" office:value-type="float" office:value="336">
            <text:p>336</text:p>
          </table:table-cell>
          <table:table-cell table:style-name="ce58" table:formula="of:=(MOD(OCT2DEC([.T$7]);4)*15+OCT2DEC([.$C19]))*[.$C$2]" office:value-type="float" office:value="66">
            <text:p>66</text:p>
          </table:table-cell>
          <table:table-cell table:style-name="ce34" table:formula="of:=(MOD(OCT2DEC([.U$7]);4)*15+OCT2DEC([.$C19]))*[.$C$2]" office:value-type="float" office:value="156">
            <text:p>156</text:p>
          </table:table-cell>
          <table:table-cell table:style-name="ce34" table:formula="of:=(MOD(OCT2DEC([.V$7]);4)*15+OCT2DEC([.$C19]))*[.$C$2]" office:value-type="float" office:value="246">
            <text:p>246</text:p>
          </table:table-cell>
          <table:table-cell table:style-name="ce34" table:formula="of:=(MOD(OCT2DEC([.W$7]);4)*15+OCT2DEC([.$C19]))*[.$C$2]" office:value-type="float" office:value="336">
            <text:p>336</text:p>
          </table:table-cell>
          <table:table-cell table:style-name="ce58" table:formula="of:=(MOD(OCT2DEC([.X$7]);4)*15+OCT2DEC([.$C19]))*[.$C$2]" office:value-type="float" office:value="66">
            <text:p>66</text:p>
          </table:table-cell>
          <table:table-cell table:style-name="ce34" table:formula="of:=(MOD(OCT2DEC([.Y$7]);4)*15+OCT2DEC([.$C19]))*[.$C$2]" office:value-type="float" office:value="156">
            <text:p>156</text:p>
          </table:table-cell>
          <table:table-cell table:style-name="ce34" table:formula="of:=(MOD(OCT2DEC([.Z$7]);4)*15+OCT2DEC([.$C19]))*[.$C$2]" office:value-type="float" office:value="246">
            <text:p>246</text:p>
          </table:table-cell>
          <table:table-cell table:style-name="ce43" table:formula="of:=(MOD(OCT2DEC([.AA$7]);4)*15+OCT2DEC([.$C19]))*[.$C$2]" office:value-type="float" office:value="336">
            <text:p>336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14">
            <text:p>14</text:p>
          </table:table-cell>
          <table:table-cell table:style-name="ce34" table:formula="of:=(OCT2DEC([.D$7])*15+OCT2DEC([.$C20]))*[.$C$2]" office:value-type="float" office:value="72">
            <text:p>72</text:p>
          </table:table-cell>
          <table:table-cell table:style-name="ce34" table:formula="of:=(OCT2DEC([.E$7])*15+OCT2DEC([.$C20]))*[.$C$2]" office:value-type="float" office:value="162">
            <text:p>162</text:p>
          </table:table-cell>
          <table:table-cell table:style-name="ce34" table:formula="of:=(OCT2DEC([.F$7])*15+OCT2DEC([.$C20]))*[.$C$2]" office:value-type="float" office:value="252">
            <text:p>252</text:p>
          </table:table-cell>
          <table:table-cell table:style-name="ce34" table:formula="of:=(OCT2DEC([.G$7])*15+OCT2DEC([.$C20]))*[.$C$2]" office:value-type="float" office:value="342">
            <text:p>342</text:p>
          </table:table-cell>
          <table:table-cell table:style-name="ce58" table:formula="of:=(MOD(OCT2DEC([.H$7]);4)*15+OCT2DEC([.$C20]))*[.$C$2]" office:value-type="float" office:value="72">
            <text:p>72</text:p>
          </table:table-cell>
          <table:table-cell table:style-name="ce34" table:formula="of:=(MOD(OCT2DEC([.I$7]);4)*15+OCT2DEC([.$C20]))*[.$C$2]" office:value-type="float" office:value="162">
            <text:p>162</text:p>
          </table:table-cell>
          <table:table-cell table:style-name="ce34" table:formula="of:=(MOD(OCT2DEC([.J$7]);4)*15+OCT2DEC([.$C20]))*[.$C$2]" office:value-type="float" office:value="252">
            <text:p>252</text:p>
          </table:table-cell>
          <table:table-cell table:style-name="ce34" table:formula="of:=(MOD(OCT2DEC([.K$7]);4)*15+OCT2DEC([.$C20]))*[.$C$2]" office:value-type="float" office:value="342">
            <text:p>342</text:p>
          </table:table-cell>
          <table:table-cell table:style-name="ce58" table:formula="of:=(MOD(OCT2DEC([.L$7]);4)*15+OCT2DEC([.$C20]))*[.$C$2]" office:value-type="float" office:value="72">
            <text:p>72</text:p>
          </table:table-cell>
          <table:table-cell table:style-name="ce34" table:formula="of:=(MOD(OCT2DEC([.M$7]);4)*15+OCT2DEC([.$C20]))*[.$C$2]" office:value-type="float" office:value="162">
            <text:p>162</text:p>
          </table:table-cell>
          <table:table-cell table:style-name="ce34" table:formula="of:=(MOD(OCT2DEC([.N$7]);4)*15+OCT2DEC([.$C20]))*[.$C$2]" office:value-type="float" office:value="252">
            <text:p>252</text:p>
          </table:table-cell>
          <table:table-cell table:style-name="ce34" table:formula="of:=(MOD(OCT2DEC([.O$7]);4)*15+OCT2DEC([.$C20]))*[.$C$2]" office:value-type="float" office:value="342">
            <text:p>342</text:p>
          </table:table-cell>
          <table:table-cell table:style-name="ce58" table:formula="of:=(MOD(OCT2DEC([.P$7]);4)*15+OCT2DEC([.$C20]))*[.$C$2]" office:value-type="float" office:value="72">
            <text:p>72</text:p>
          </table:table-cell>
          <table:table-cell table:style-name="ce34" table:formula="of:=(MOD(OCT2DEC([.Q$7]);4)*15+OCT2DEC([.$C20]))*[.$C$2]" office:value-type="float" office:value="162">
            <text:p>162</text:p>
          </table:table-cell>
          <table:table-cell table:style-name="ce34" table:formula="of:=(MOD(OCT2DEC([.R$7]);4)*15+OCT2DEC([.$C20]))*[.$C$2]" office:value-type="float" office:value="252">
            <text:p>252</text:p>
          </table:table-cell>
          <table:table-cell table:style-name="ce34" table:formula="of:=(MOD(OCT2DEC([.S$7]);4)*15+OCT2DEC([.$C20]))*[.$C$2]" office:value-type="float" office:value="342">
            <text:p>342</text:p>
          </table:table-cell>
          <table:table-cell table:style-name="ce58" table:formula="of:=(MOD(OCT2DEC([.T$7]);4)*15+OCT2DEC([.$C20]))*[.$C$2]" office:value-type="float" office:value="72">
            <text:p>72</text:p>
          </table:table-cell>
          <table:table-cell table:style-name="ce34" table:formula="of:=(MOD(OCT2DEC([.U$7]);4)*15+OCT2DEC([.$C20]))*[.$C$2]" office:value-type="float" office:value="162">
            <text:p>162</text:p>
          </table:table-cell>
          <table:table-cell table:style-name="ce34" table:formula="of:=(MOD(OCT2DEC([.V$7]);4)*15+OCT2DEC([.$C20]))*[.$C$2]" office:value-type="float" office:value="252">
            <text:p>252</text:p>
          </table:table-cell>
          <table:table-cell table:style-name="ce34" table:formula="of:=(MOD(OCT2DEC([.W$7]);4)*15+OCT2DEC([.$C20]))*[.$C$2]" office:value-type="float" office:value="342">
            <text:p>342</text:p>
          </table:table-cell>
          <table:table-cell table:style-name="ce58" table:formula="of:=(MOD(OCT2DEC([.X$7]);4)*15+OCT2DEC([.$C20]))*[.$C$2]" office:value-type="float" office:value="72">
            <text:p>72</text:p>
          </table:table-cell>
          <table:table-cell table:style-name="ce34" table:formula="of:=(MOD(OCT2DEC([.Y$7]);4)*15+OCT2DEC([.$C20]))*[.$C$2]" office:value-type="float" office:value="162">
            <text:p>162</text:p>
          </table:table-cell>
          <table:table-cell table:style-name="ce34" table:formula="of:=(MOD(OCT2DEC([.Z$7]);4)*15+OCT2DEC([.$C20]))*[.$C$2]" office:value-type="float" office:value="252">
            <text:p>252</text:p>
          </table:table-cell>
          <table:table-cell table:style-name="ce43" table:formula="of:=(MOD(OCT2DEC([.AA$7]);4)*15+OCT2DEC([.$C20]))*[.$C$2]" office:value-type="float" office:value="342">
            <text:p>342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15">
            <text:p>15</text:p>
          </table:table-cell>
          <table:table-cell table:style-name="ce34" table:formula="of:=(OCT2DEC([.D$7])*15+OCT2DEC([.$C21]))*[.$C$2]" office:value-type="float" office:value="78">
            <text:p>78</text:p>
          </table:table-cell>
          <table:table-cell table:style-name="ce34" table:formula="of:=(OCT2DEC([.E$7])*15+OCT2DEC([.$C21]))*[.$C$2]" office:value-type="float" office:value="168">
            <text:p>168</text:p>
          </table:table-cell>
          <table:table-cell table:style-name="ce34" table:formula="of:=(OCT2DEC([.F$7])*15+OCT2DEC([.$C21]))*[.$C$2]" office:value-type="float" office:value="258">
            <text:p>258</text:p>
          </table:table-cell>
          <table:table-cell table:style-name="ce34" table:formula="of:=(OCT2DEC([.G$7])*15+OCT2DEC([.$C21]))*[.$C$2]" office:value-type="float" office:value="348">
            <text:p>348</text:p>
          </table:table-cell>
          <table:table-cell table:style-name="ce58" table:formula="of:=(MOD(OCT2DEC([.H$7]);4)*15+OCT2DEC([.$C21]))*[.$C$2]" office:value-type="float" office:value="78">
            <text:p>78</text:p>
          </table:table-cell>
          <table:table-cell table:style-name="ce34" table:formula="of:=(MOD(OCT2DEC([.I$7]);4)*15+OCT2DEC([.$C21]))*[.$C$2]" office:value-type="float" office:value="168">
            <text:p>168</text:p>
          </table:table-cell>
          <table:table-cell table:style-name="ce34" table:formula="of:=(MOD(OCT2DEC([.J$7]);4)*15+OCT2DEC([.$C21]))*[.$C$2]" office:value-type="float" office:value="258">
            <text:p>258</text:p>
          </table:table-cell>
          <table:table-cell table:style-name="ce34" table:formula="of:=(MOD(OCT2DEC([.K$7]);4)*15+OCT2DEC([.$C21]))*[.$C$2]" office:value-type="float" office:value="348">
            <text:p>348</text:p>
          </table:table-cell>
          <table:table-cell table:style-name="ce58" table:formula="of:=(MOD(OCT2DEC([.L$7]);4)*15+OCT2DEC([.$C21]))*[.$C$2]" office:value-type="float" office:value="78">
            <text:p>78</text:p>
          </table:table-cell>
          <table:table-cell table:style-name="ce34" table:formula="of:=(MOD(OCT2DEC([.M$7]);4)*15+OCT2DEC([.$C21]))*[.$C$2]" office:value-type="float" office:value="168">
            <text:p>168</text:p>
          </table:table-cell>
          <table:table-cell table:style-name="ce34" table:formula="of:=(MOD(OCT2DEC([.N$7]);4)*15+OCT2DEC([.$C21]))*[.$C$2]" office:value-type="float" office:value="258">
            <text:p>258</text:p>
          </table:table-cell>
          <table:table-cell table:style-name="ce34" table:formula="of:=(MOD(OCT2DEC([.O$7]);4)*15+OCT2DEC([.$C21]))*[.$C$2]" office:value-type="float" office:value="348">
            <text:p>348</text:p>
          </table:table-cell>
          <table:table-cell table:style-name="ce58" table:formula="of:=(MOD(OCT2DEC([.P$7]);4)*15+OCT2DEC([.$C21]))*[.$C$2]" office:value-type="float" office:value="78">
            <text:p>78</text:p>
          </table:table-cell>
          <table:table-cell table:style-name="ce34" table:formula="of:=(MOD(OCT2DEC([.Q$7]);4)*15+OCT2DEC([.$C21]))*[.$C$2]" office:value-type="float" office:value="168">
            <text:p>168</text:p>
          </table:table-cell>
          <table:table-cell table:style-name="ce34" table:formula="of:=(MOD(OCT2DEC([.R$7]);4)*15+OCT2DEC([.$C21]))*[.$C$2]" office:value-type="float" office:value="258">
            <text:p>258</text:p>
          </table:table-cell>
          <table:table-cell table:style-name="ce34" table:formula="of:=(MOD(OCT2DEC([.S$7]);4)*15+OCT2DEC([.$C21]))*[.$C$2]" office:value-type="float" office:value="348">
            <text:p>348</text:p>
          </table:table-cell>
          <table:table-cell table:style-name="ce58" table:formula="of:=(MOD(OCT2DEC([.T$7]);4)*15+OCT2DEC([.$C21]))*[.$C$2]" office:value-type="float" office:value="78">
            <text:p>78</text:p>
          </table:table-cell>
          <table:table-cell table:style-name="ce34" table:formula="of:=(MOD(OCT2DEC([.U$7]);4)*15+OCT2DEC([.$C21]))*[.$C$2]" office:value-type="float" office:value="168">
            <text:p>168</text:p>
          </table:table-cell>
          <table:table-cell table:style-name="ce34" table:formula="of:=(MOD(OCT2DEC([.V$7]);4)*15+OCT2DEC([.$C21]))*[.$C$2]" office:value-type="float" office:value="258">
            <text:p>258</text:p>
          </table:table-cell>
          <table:table-cell table:style-name="ce34" table:formula="of:=(MOD(OCT2DEC([.W$7]);4)*15+OCT2DEC([.$C21]))*[.$C$2]" office:value-type="float" office:value="348">
            <text:p>348</text:p>
          </table:table-cell>
          <table:table-cell table:style-name="ce58" table:formula="of:=(MOD(OCT2DEC([.X$7]);4)*15+OCT2DEC([.$C21]))*[.$C$2]" office:value-type="float" office:value="78">
            <text:p>78</text:p>
          </table:table-cell>
          <table:table-cell table:style-name="ce34" table:formula="of:=(MOD(OCT2DEC([.Y$7]);4)*15+OCT2DEC([.$C21]))*[.$C$2]" office:value-type="float" office:value="168">
            <text:p>168</text:p>
          </table:table-cell>
          <table:table-cell table:style-name="ce34" table:formula="of:=(MOD(OCT2DEC([.Z$7]);4)*15+OCT2DEC([.$C21]))*[.$C$2]" office:value-type="float" office:value="258">
            <text:p>258</text:p>
          </table:table-cell>
          <table:table-cell table:style-name="ce43" table:formula="of:=(MOD(OCT2DEC([.AA$7]);4)*15+OCT2DEC([.$C21]))*[.$C$2]" office:value-type="float" office:value="348">
            <text:p>348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16">
            <text:p>16</text:p>
          </table:table-cell>
          <table:table-cell table:style-name="ce34" table:formula="of:=(OCT2DEC([.D$7])*15+OCT2DEC([.$C22]))*[.$C$2]" office:value-type="float" office:value="84">
            <text:p>84</text:p>
          </table:table-cell>
          <table:table-cell table:style-name="ce34" table:formula="of:=(OCT2DEC([.E$7])*15+OCT2DEC([.$C22]))*[.$C$2]" office:value-type="float" office:value="174">
            <text:p>174</text:p>
          </table:table-cell>
          <table:table-cell table:style-name="ce34" table:formula="of:=(OCT2DEC([.F$7])*15+OCT2DEC([.$C22]))*[.$C$2]" office:value-type="float" office:value="264">
            <text:p>264</text:p>
          </table:table-cell>
          <table:table-cell table:style-name="ce34" office:value-type="string">
            <text:p>—</text:p>
          </table:table-cell>
          <table:table-cell table:style-name="ce58" table:formula="of:=(MOD(OCT2DEC([.H$7]);4)*15+OCT2DEC([.$C22]))*[.$C$2]" office:value-type="float" office:value="84">
            <text:p>84</text:p>
          </table:table-cell>
          <table:table-cell table:style-name="ce34" table:formula="of:=(MOD(OCT2DEC([.I$7]);4)*15+OCT2DEC([.$C22]))*[.$C$2]" office:value-type="float" office:value="174">
            <text:p>174</text:p>
          </table:table-cell>
          <table:table-cell table:style-name="ce34" table:formula="of:=(MOD(OCT2DEC([.J$7]);4)*15+OCT2DEC([.$C22]))*[.$C$2]" office:value-type="float" office:value="264">
            <text:p>264</text:p>
          </table:table-cell>
          <table:table-cell table:style-name="ce34" table:formula="of:=[.G22]" office:value-type="string" office:string-value="—">
            <text:p>—</text:p>
          </table:table-cell>
          <table:table-cell table:style-name="ce58" table:formula="of:=(MOD(OCT2DEC([.L$7]);4)*15+OCT2DEC([.$C22]))*[.$C$2]" office:value-type="float" office:value="84">
            <text:p>84</text:p>
          </table:table-cell>
          <table:table-cell table:style-name="ce34" table:formula="of:=(MOD(OCT2DEC([.M$7]);4)*15+OCT2DEC([.$C22]))*[.$C$2]" office:value-type="float" office:value="174">
            <text:p>174</text:p>
          </table:table-cell>
          <table:table-cell table:style-name="ce34" table:formula="of:=(MOD(OCT2DEC([.N$7]);4)*15+OCT2DEC([.$C22]))*[.$C$2]" office:value-type="float" office:value="264">
            <text:p>264</text:p>
          </table:table-cell>
          <table:table-cell table:style-name="ce34" table:formula="of:=[.K22]" office:value-type="string" office:string-value="—">
            <text:p>—</text:p>
          </table:table-cell>
          <table:table-cell table:style-name="ce58" table:formula="of:=(MOD(OCT2DEC([.P$7]);4)*15+OCT2DEC([.$C22]))*[.$C$2]" office:value-type="float" office:value="84">
            <text:p>84</text:p>
          </table:table-cell>
          <table:table-cell table:style-name="ce34" table:formula="of:=(MOD(OCT2DEC([.Q$7]);4)*15+OCT2DEC([.$C22]))*[.$C$2]" office:value-type="float" office:value="174">
            <text:p>174</text:p>
          </table:table-cell>
          <table:table-cell table:style-name="ce34" table:formula="of:=(MOD(OCT2DEC([.R$7]);4)*15+OCT2DEC([.$C22]))*[.$C$2]" office:value-type="float" office:value="264">
            <text:p>264</text:p>
          </table:table-cell>
          <table:table-cell table:style-name="ce34" table:formula="of:=[.O22]" office:value-type="string" office:string-value="—">
            <text:p>—</text:p>
          </table:table-cell>
          <table:table-cell table:style-name="ce58" table:formula="of:=(MOD(OCT2DEC([.T$7]);4)*15+OCT2DEC([.$C22]))*[.$C$2]" office:value-type="float" office:value="84">
            <text:p>84</text:p>
          </table:table-cell>
          <table:table-cell table:style-name="ce34" table:formula="of:=(MOD(OCT2DEC([.U$7]);4)*15+OCT2DEC([.$C22]))*[.$C$2]" office:value-type="float" office:value="174">
            <text:p>174</text:p>
          </table:table-cell>
          <table:table-cell table:style-name="ce34" table:formula="of:=(MOD(OCT2DEC([.V$7]);4)*15+OCT2DEC([.$C22]))*[.$C$2]" office:value-type="float" office:value="264">
            <text:p>264</text:p>
          </table:table-cell>
          <table:table-cell table:style-name="ce34" table:formula="of:=[.S22]" office:value-type="string" office:string-value="—">
            <text:p>—</text:p>
          </table:table-cell>
          <table:table-cell table:style-name="ce58" table:formula="of:=(MOD(OCT2DEC([.X$7]);4)*15+OCT2DEC([.$C22]))*[.$C$2]" office:value-type="float" office:value="84">
            <text:p>84</text:p>
          </table:table-cell>
          <table:table-cell table:style-name="ce34" table:formula="of:=(MOD(OCT2DEC([.Y$7]);4)*15+OCT2DEC([.$C22]))*[.$C$2]" office:value-type="float" office:value="174">
            <text:p>174</text:p>
          </table:table-cell>
          <table:table-cell table:style-name="ce34" table:formula="of:=(MOD(OCT2DEC([.Z$7]);4)*15+OCT2DEC([.$C22]))*[.$C$2]" office:value-type="float" office:value="264">
            <text:p>264</text:p>
          </table:table-cell>
          <table:table-cell table:style-name="ce43" table:formula="of:=[.W22]" office:value-type="string" office:string-value="—">
            <text:p>—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17">
            <text:p>17</text:p>
          </table:table-cell>
          <table:table-cell table:style-name="ce34" office:value-type="string">
            <text:p>A</text:p>
          </table:table-cell>
          <table:table-cell table:style-name="ce34" table:formula="of:=[.D23]" office:value-type="string" office:string-value="A">
            <text:p>A</text:p>
          </table:table-cell>
          <table:table-cell table:style-name="ce34" table:formula="of:=[.E23]" office:value-type="string" office:string-value="A">
            <text:p>A</text:p>
          </table:table-cell>
          <table:table-cell table:style-name="ce34" table:formula="of:=[.F23]" office:value-type="string" office:string-value="A">
            <text:p>A</text:p>
          </table:table-cell>
          <table:table-cell table:style-name="ce58" table:formula="of:=[.D23]" office:value-type="string" office:string-value="A">
            <text:p>A</text:p>
          </table:table-cell>
          <table:table-cell table:style-name="ce34" table:formula="of:=[.E23]" office:value-type="string" office:string-value="A">
            <text:p>A</text:p>
          </table:table-cell>
          <table:table-cell table:style-name="ce34" table:formula="of:=[.F23]" office:value-type="string" office:string-value="A">
            <text:p>A</text:p>
          </table:table-cell>
          <table:table-cell table:style-name="ce34" table:formula="of:=[.G23]" office:value-type="string" office:string-value="A">
            <text:p>A</text:p>
          </table:table-cell>
          <table:table-cell table:style-name="ce58" table:formula="of:=[.H23]" office:value-type="string" office:string-value="A">
            <text:p>A</text:p>
          </table:table-cell>
          <table:table-cell table:style-name="ce34" table:formula="of:=[.I23]" office:value-type="string" office:string-value="A">
            <text:p>A</text:p>
          </table:table-cell>
          <table:table-cell table:style-name="ce34" table:formula="of:=[.J23]" office:value-type="string" office:string-value="A">
            <text:p>A</text:p>
          </table:table-cell>
          <table:table-cell table:style-name="ce34" table:formula="of:=[.K23]" office:value-type="string" office:string-value="A">
            <text:p>A</text:p>
          </table:table-cell>
          <table:table-cell table:style-name="ce58" table:formula="of:=[.L23]" office:value-type="string" office:string-value="A">
            <text:p>A</text:p>
          </table:table-cell>
          <table:table-cell table:style-name="ce34" table:formula="of:=[.M23]" office:value-type="string" office:string-value="A">
            <text:p>A</text:p>
          </table:table-cell>
          <table:table-cell table:style-name="ce34" table:formula="of:=[.N23]" office:value-type="string" office:string-value="A">
            <text:p>A</text:p>
          </table:table-cell>
          <table:table-cell table:style-name="ce34" table:formula="of:=[.O23]" office:value-type="string" office:string-value="A">
            <text:p>A</text:p>
          </table:table-cell>
          <table:table-cell table:style-name="ce58" table:formula="of:=[.P23]" office:value-type="string" office:string-value="A">
            <text:p>A</text:p>
          </table:table-cell>
          <table:table-cell table:style-name="ce34" table:formula="of:=[.Q23]" office:value-type="string" office:string-value="A">
            <text:p>A</text:p>
          </table:table-cell>
          <table:table-cell table:style-name="ce34" table:formula="of:=[.R23]" office:value-type="string" office:string-value="A">
            <text:p>A</text:p>
          </table:table-cell>
          <table:table-cell table:style-name="ce34" table:formula="of:=[.S23]" office:value-type="string" office:string-value="A">
            <text:p>A</text:p>
          </table:table-cell>
          <table:table-cell table:style-name="ce58" table:formula="of:=[.T23]" office:value-type="string" office:string-value="A">
            <text:p>A</text:p>
          </table:table-cell>
          <table:table-cell table:style-name="ce34" table:formula="of:=[.U23]" office:value-type="string" office:string-value="A">
            <text:p>A</text:p>
          </table:table-cell>
          <table:table-cell table:style-name="ce34" table:formula="of:=[.V23]" office:value-type="string" office:string-value="A">
            <text:p>A</text:p>
          </table:table-cell>
          <table:table-cell table:style-name="ce43" table:formula="of:=[.W23]" office:value-type="string" office:string-value="A">
            <text:p>A</text:p>
          </table:table-cell>
          <table:table-cell table:style-name="ce72" table:number-columns-repeated="997"/>
        </table:table-row>
        <table:table-row table:style-name="ro2">
          <table:table-cell table:style-name="ce46"/>
          <table:table-cell table:style-name="ce49" office:value-type="string" table:number-columns-spanned="2" table:number-rows-spanned="1">
            <text:p>Board for:</text:p>
          </table:table-cell>
          <table:covered-table-cell/>
          <table:table-cell table:style-name="ce55" office:value-type="string" table:number-columns-spanned="4" table:number-rows-spanned="1">
            <text:p>Line</text:p>
          </table:table-cell>
          <table:covered-table-cell table:number-columns-repeated="3"/>
          <table:table-cell table:style-name="ce55" office:value-type="string" table:number-columns-spanned="4" table:number-rows-spanned="1">
            <text:p>Line PT</text:p>
          </table:table-cell>
          <table:covered-table-cell table:number-columns-repeated="3"/>
          <table:table-cell table:style-name="ce55" office:value-type="string" table:number-columns-spanned="4" table:number-rows-spanned="1">
            <text:p>Normal Curve</text:p>
          </table:table-cell>
          <table:covered-table-cell table:number-columns-repeated="3"/>
          <table:table-cell table:style-name="ce55" office:value-type="string" table:number-columns-spanned="4" table:number-rows-spanned="1">
            <text:p>Normal Curve PT</text:p>
          </table:table-cell>
          <table:covered-table-cell table:number-columns-repeated="3"/>
          <table:table-cell table:style-name="ce55" office:value-type="string" table:number-columns-spanned="4" table:number-rows-spanned="1">
            <text:p>Special Curve</text:p>
          </table:table-cell>
          <table:covered-table-cell table:number-columns-repeated="3"/>
          <table:table-cell table:style-name="ce55" office:value-type="string" table:number-columns-spanned="4" table:number-rows-spanned="1">
            <text:p>Special Curve PT</text:p>
          </table:table-cell>
          <table:covered-table-cell table:number-columns-repeated="3"/>
          <table:table-cell table:style-name="ce72" table:number-columns-repeated="997"/>
        </table:table-row>
        <table:table-row table:style-name="ro2">
          <table:table-cell table:style-name="ce46"/>
          <table:table-cell table:style-name="ce50" office:value-type="string" table:number-columns-spanned="2" table:number-rows-spanned="1">
            <text:p>Code</text:p>
          </table:table-cell>
          <table:covered-table-cell/>
          <table:table-cell table:style-name="ce50" office:value-type="string" table:number-columns-spanned="4" table:number-rows-spanned="1">
            <text:p>—</text:p>
          </table:table-cell>
          <table:covered-table-cell table:number-columns-repeated="3"/>
          <table:table-cell table:style-name="ce65" office:value-type="string" table:number-columns-spanned="4" table:number-rows-spanned="1">
            <text:p>PT</text:p>
          </table:table-cell>
          <table:covered-table-cell table:number-columns-repeated="3"/>
          <table:table-cell table:style-name="ce65" office:value-type="string" table:number-columns-spanned="4" table:number-rows-spanned="1">
            <text:p>K1</text:p>
          </table:table-cell>
          <table:covered-table-cell table:number-columns-repeated="3"/>
          <table:table-cell table:style-name="ce65" office:value-type="string" table:number-columns-spanned="4" table:number-rows-spanned="1">
            <text:p>K1 + PT</text:p>
          </table:table-cell>
          <table:covered-table-cell table:number-columns-repeated="3"/>
          <table:table-cell table:style-name="ce65" office:value-type="string" table:number-columns-spanned="4" table:number-rows-spanned="1">
            <text:p>K2</text:p>
          </table:table-cell>
          <table:covered-table-cell table:number-columns-repeated="3"/>
          <table:table-cell table:style-name="ce65" office:value-type="string" table:number-columns-spanned="4" table:number-rows-spanned="1">
            <text:p>K2 + PT</text:p>
          </table:table-cell>
          <table:covered-table-cell table:number-columns-repeated="3"/>
          <table:table-cell table:style-name="ce72" table:number-columns-repeated="997"/>
        </table:table-row>
        <table:table-row table:style-name="ro2">
          <table:table-cell table:style-name="ce46" table:number-columns-repeated="22"/>
          <table:table-cell table:style-name="ce72" table:number-columns-repeated="1002"/>
        </table:table-row>
        <table:table-row table:style-name="ro2">
          <table:table-cell table:style-name="ce2"/>
          <table:table-cell table:style-name="ce34" table:number-columns-repeated="8"/>
          <table:table-cell table:style-name="ce72" table:number-columns-repeated="1015"/>
        </table:table-row>
        <table:table-row table:style-name="ro2">
          <table:table-cell table:style-name="ce34" office:value-type="string">
            <text:p>This table applies to A(24), A(27), A(34), A(37) groups</text:p>
          </table:table-cell>
          <table:table-cell table:style-name="ce3"/>
          <table:table-cell table:style-name="ce34" table:number-columns-repeated="7"/>
          <table:table-cell table:style-name="ce72" table:number-columns-repeated="1015"/>
        </table:table-row>
        <table:table-row table:style-name="ro2">
          <table:table-cell table:style-name="ce2"/>
          <table:table-cell table:style-name="ce3"/>
          <table:table-cell table:style-name="ce34" table:number-columns-repeated="7"/>
          <table:table-cell table:style-name="ce72" table:number-columns-repeated="1015"/>
        </table:table-row>
        <table:table-row table:style-name="ro2">
          <table:table-cell table:style-name="ce46"/>
          <table:table-cell table:style-name="ce47" office:value-type="string" table:number-columns-spanned="2" table:number-rows-spanned="2">
            <text:p>Value (Octal)</text:p>
          </table:table-cell>
          <table:covered-table-cell/>
          <table:table-cell table:style-name="ce53" office:value-type="string" table:number-columns-spanned="24" table:number-rows-spanned="1">
            <text:p>AZ</text:p>
          </table:table-cell>
          <table:covered-table-cell table:number-columns-repeated="23"/>
          <table:table-cell table:style-name="ce72" table:number-columns-repeated="997"/>
        </table:table-row>
        <table:table-row table:style-name="ro2">
          <table:table-cell table:style-name="ce46"/>
          <table:covered-table-cell table:number-columns-repeated="2"/>
          <table:table-cell table:style-name="ce54" office:value-type="float" office:value="0">
            <text:p>00</text:p>
          </table:table-cell>
          <table:table-cell table:style-name="ce54" office:value-type="float" office:value="1">
            <text:p>01</text:p>
          </table:table-cell>
          <table:table-cell table:style-name="ce54" office:value-type="float" office:value="2">
            <text:p>02</text:p>
          </table:table-cell>
          <table:table-cell table:style-name="ce54" office:value-type="float" office:value="3">
            <text:p>03</text:p>
          </table:table-cell>
          <table:table-cell table:style-name="ce64" office:value-type="float" office:value="4">
            <text:p>04</text:p>
          </table:table-cell>
          <table:table-cell table:style-name="ce54" office:value-type="float" office:value="5">
            <text:p>05</text:p>
          </table:table-cell>
          <table:table-cell table:style-name="ce54" office:value-type="float" office:value="6">
            <text:p>06</text:p>
          </table:table-cell>
          <table:table-cell table:style-name="ce54" office:value-type="float" office:value="7">
            <text:p>07</text:p>
          </table:table-cell>
          <table:table-cell table:style-name="ce64" office:value-type="float" office:value="10">
            <text:p>10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13">
            <text:p>13</text:p>
          </table:table-cell>
          <table:table-cell table:style-name="ce64" office:value-type="float" office:value="14">
            <text:p>14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16">
            <text:p>16</text:p>
          </table:table-cell>
          <table:table-cell table:style-name="ce54" office:value-type="float" office:value="17">
            <text:p>17</text:p>
          </table:table-cell>
          <table:table-cell table:style-name="ce64" office:value-type="float" office:value="20">
            <text:p>20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22">
            <text:p>22</text:p>
          </table:table-cell>
          <table:table-cell table:style-name="ce54" office:value-type="float" office:value="23">
            <text:p>23</text:p>
          </table:table-cell>
          <table:table-cell table:style-name="ce64" office:value-type="float" office:value="24">
            <text:p>24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26">
            <text:p>26</text:p>
          </table:table-cell>
          <table:table-cell table:style-name="ce74" office:value-type="float" office:value="27">
            <text:p>27</text:p>
          </table:table-cell>
          <table:table-cell table:style-name="ce72" table:number-columns-repeated="997"/>
        </table:table-row>
        <table:table-row table:style-name="ro2">
          <table:table-cell table:style-name="ce46"/>
          <table:table-cell table:style-name="ce48" office:value-type="string" table:number-columns-spanned="1" table:number-rows-spanned="16">
            <text:p>AY</text:p>
          </table:table-cell>
          <table:table-cell table:style-name="ce51" office:value-type="float" office:value="0">
            <text:p>00</text:p>
          </table:table-cell>
          <table:table-cell table:style-name="ce34" office:value-type="string">
            <text:p>—</text:p>
          </table:table-cell>
          <table:table-cell table:style-name="ce34" table:formula="of:=(OCT2DEC([.E$7])*15+OCT2DEC([.$C32]))*[.$C$2]" office:value-type="float" office:value="90">
            <text:p>90</text:p>
          </table:table-cell>
          <table:table-cell table:style-name="ce34" table:formula="of:=(OCT2DEC([.F$7])*15+OCT2DEC([.$C32]))*[.$C$2]" office:value-type="float" office:value="180">
            <text:p>180</text:p>
          </table:table-cell>
          <table:table-cell table:style-name="ce34" table:formula="of:=(OCT2DEC([.G$7])*15+OCT2DEC([.$C32]))*[.$C$2]" office:value-type="float" office:value="270">
            <text:p>270</text:p>
          </table:table-cell>
          <table:table-cell table:style-name="ce58" table:formula="of:=[.D32]" office:value-type="string" office:string-value="—">
            <text:p>—</text:p>
          </table:table-cell>
          <table:table-cell table:style-name="ce34" table:formula="of:=(MOD(OCT2DEC([.I$7]);4)*15+OCT2DEC([.$C32]))*[.$C$2]" office:value-type="float" office:value="90">
            <text:p>90</text:p>
          </table:table-cell>
          <table:table-cell table:style-name="ce34" table:formula="of:=(MOD(OCT2DEC([.J$7]);4)*15+OCT2DEC([.$C32]))*[.$C$2]" office:value-type="float" office:value="180">
            <text:p>180</text:p>
          </table:table-cell>
          <table:table-cell table:style-name="ce34" table:formula="of:=(MOD(OCT2DEC([.K$7]);4)*15+OCT2DEC([.$C32]))*[.$C$2]" office:value-type="float" office:value="270">
            <text:p>270</text:p>
          </table:table-cell>
          <table:table-cell table:style-name="ce58" table:formula="of:=[.H32]" office:value-type="string" office:string-value="—">
            <text:p>—</text:p>
          </table:table-cell>
          <table:table-cell table:style-name="ce34" table:formula="of:=(MOD(OCT2DEC([.M$7]);4)*15+OCT2DEC([.$C32]))*[.$C$2]" office:value-type="float" office:value="90">
            <text:p>90</text:p>
          </table:table-cell>
          <table:table-cell table:style-name="ce34" table:formula="of:=(MOD(OCT2DEC([.N$7]);4)*15+OCT2DEC([.$C32]))*[.$C$2]" office:value-type="float" office:value="180">
            <text:p>180</text:p>
          </table:table-cell>
          <table:table-cell table:style-name="ce34" table:formula="of:=(MOD(OCT2DEC([.O$7]);4)*15+OCT2DEC([.$C32]))*[.$C$2]" office:value-type="float" office:value="270">
            <text:p>270</text:p>
          </table:table-cell>
          <table:table-cell table:style-name="ce58" table:formula="of:=[.L32]" office:value-type="string" office:string-value="—">
            <text:p>—</text:p>
          </table:table-cell>
          <table:table-cell table:style-name="ce34" table:formula="of:=(MOD(OCT2DEC([.Q$7]);4)*15+OCT2DEC([.$C32]))*[.$C$2]" office:value-type="float" office:value="90">
            <text:p>90</text:p>
          </table:table-cell>
          <table:table-cell table:style-name="ce34" table:formula="of:=(MOD(OCT2DEC([.R$7]);4)*15+OCT2DEC([.$C32]))*[.$C$2]" office:value-type="float" office:value="180">
            <text:p>180</text:p>
          </table:table-cell>
          <table:table-cell table:style-name="ce34" table:formula="of:=(MOD(OCT2DEC([.S$7]);4)*15+OCT2DEC([.$C32]))*[.$C$2]" office:value-type="float" office:value="270">
            <text:p>270</text:p>
          </table:table-cell>
          <table:table-cell table:style-name="ce58" table:formula="of:=[.P32]" office:value-type="string" office:string-value="—">
            <text:p>—</text:p>
          </table:table-cell>
          <table:table-cell table:style-name="ce34" table:formula="of:=(MOD(OCT2DEC([.U$7]);4)*15+OCT2DEC([.$C32]))*[.$C$2]" office:value-type="float" office:value="90">
            <text:p>90</text:p>
          </table:table-cell>
          <table:table-cell table:style-name="ce34" table:formula="of:=(MOD(OCT2DEC([.V$7]);4)*15+OCT2DEC([.$C32]))*[.$C$2]" office:value-type="float" office:value="180">
            <text:p>180</text:p>
          </table:table-cell>
          <table:table-cell table:style-name="ce34" table:formula="of:=(MOD(OCT2DEC([.W$7]);4)*15+OCT2DEC([.$C32]))*[.$C$2]" office:value-type="float" office:value="270">
            <text:p>270</text:p>
          </table:table-cell>
          <table:table-cell table:style-name="ce58" table:formula="of:=[.T32]" office:value-type="string" office:string-value="—">
            <text:p>—</text:p>
          </table:table-cell>
          <table:table-cell table:style-name="ce34" table:formula="of:=(MOD(OCT2DEC([.Y$7]);4)*15+OCT2DEC([.$C32]))*[.$C$2]" office:value-type="float" office:value="90">
            <text:p>90</text:p>
          </table:table-cell>
          <table:table-cell table:style-name="ce34" table:formula="of:=(MOD(OCT2DEC([.Z$7]);4)*15+OCT2DEC([.$C32]))*[.$C$2]" office:value-type="float" office:value="180">
            <text:p>180</text:p>
          </table:table-cell>
          <table:table-cell table:style-name="ce43" table:formula="of:=(MOD(OCT2DEC([.AA$7]);4)*15+OCT2DEC([.$C32]))*[.$C$2]" office:value-type="float" office:value="270">
            <text:p>270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1">
            <text:p>01</text:p>
          </table:table-cell>
          <table:table-cell table:style-name="ce34" table:formula="of:=(OCT2DEC([.D$7])*15+OCT2DEC([.$C33]))*[.$C$2]" office:value-type="float" office:value="6">
            <text:p>6</text:p>
          </table:table-cell>
          <table:table-cell table:style-name="ce34" table:formula="of:=(OCT2DEC([.E$7])*15+OCT2DEC([.$C33]))*[.$C$2]" office:value-type="float" office:value="96">
            <text:p>96</text:p>
          </table:table-cell>
          <table:table-cell table:style-name="ce34" table:formula="of:=(OCT2DEC([.F$7])*15+OCT2DEC([.$C33]))*[.$C$2]" office:value-type="float" office:value="186">
            <text:p>186</text:p>
          </table:table-cell>
          <table:table-cell table:style-name="ce34" table:formula="of:=(OCT2DEC([.G$7])*15+OCT2DEC([.$C33]))*[.$C$2]" office:value-type="float" office:value="276">
            <text:p>276</text:p>
          </table:table-cell>
          <table:table-cell table:style-name="ce58" table:formula="of:=(MOD(OCT2DEC([.H$7]);4)*15+OCT2DEC([.$C33]))*[.$C$2]" office:value-type="float" office:value="6">
            <text:p>6</text:p>
          </table:table-cell>
          <table:table-cell table:style-name="ce34" table:formula="of:=(MOD(OCT2DEC([.I$7]);4)*15+OCT2DEC([.$C33]))*[.$C$2]" office:value-type="float" office:value="96">
            <text:p>96</text:p>
          </table:table-cell>
          <table:table-cell table:style-name="ce34" table:formula="of:=(MOD(OCT2DEC([.J$7]);4)*15+OCT2DEC([.$C33]))*[.$C$2]" office:value-type="float" office:value="186">
            <text:p>186</text:p>
          </table:table-cell>
          <table:table-cell table:style-name="ce34" table:formula="of:=(MOD(OCT2DEC([.K$7]);4)*15+OCT2DEC([.$C33]))*[.$C$2]" office:value-type="float" office:value="276">
            <text:p>276</text:p>
          </table:table-cell>
          <table:table-cell table:style-name="ce58" table:formula="of:=(MOD(OCT2DEC([.L$7]);4)*15+OCT2DEC([.$C33]))*[.$C$2]" office:value-type="float" office:value="6">
            <text:p>6</text:p>
          </table:table-cell>
          <table:table-cell table:style-name="ce34" table:formula="of:=(MOD(OCT2DEC([.M$7]);4)*15+OCT2DEC([.$C33]))*[.$C$2]" office:value-type="float" office:value="96">
            <text:p>96</text:p>
          </table:table-cell>
          <table:table-cell table:style-name="ce34" table:formula="of:=(MOD(OCT2DEC([.N$7]);4)*15+OCT2DEC([.$C33]))*[.$C$2]" office:value-type="float" office:value="186">
            <text:p>186</text:p>
          </table:table-cell>
          <table:table-cell table:style-name="ce34" table:formula="of:=(MOD(OCT2DEC([.O$7]);4)*15+OCT2DEC([.$C33]))*[.$C$2]" office:value-type="float" office:value="276">
            <text:p>276</text:p>
          </table:table-cell>
          <table:table-cell table:style-name="ce58" table:formula="of:=(MOD(OCT2DEC([.P$7]);4)*15+OCT2DEC([.$C33]))*[.$C$2]" office:value-type="float" office:value="6">
            <text:p>6</text:p>
          </table:table-cell>
          <table:table-cell table:style-name="ce34" table:formula="of:=(MOD(OCT2DEC([.Q$7]);4)*15+OCT2DEC([.$C33]))*[.$C$2]" office:value-type="float" office:value="96">
            <text:p>96</text:p>
          </table:table-cell>
          <table:table-cell table:style-name="ce34" table:formula="of:=(MOD(OCT2DEC([.R$7]);4)*15+OCT2DEC([.$C33]))*[.$C$2]" office:value-type="float" office:value="186">
            <text:p>186</text:p>
          </table:table-cell>
          <table:table-cell table:style-name="ce34" table:formula="of:=(MOD(OCT2DEC([.S$7]);4)*15+OCT2DEC([.$C33]))*[.$C$2]" office:value-type="float" office:value="276">
            <text:p>276</text:p>
          </table:table-cell>
          <table:table-cell table:style-name="ce58" table:formula="of:=(MOD(OCT2DEC([.T$7]);4)*15+OCT2DEC([.$C33]))*[.$C$2]" office:value-type="float" office:value="6">
            <text:p>6</text:p>
          </table:table-cell>
          <table:table-cell table:style-name="ce34" table:formula="of:=(MOD(OCT2DEC([.U$7]);4)*15+OCT2DEC([.$C33]))*[.$C$2]" office:value-type="float" office:value="96">
            <text:p>96</text:p>
          </table:table-cell>
          <table:table-cell table:style-name="ce34" table:formula="of:=(MOD(OCT2DEC([.V$7]);4)*15+OCT2DEC([.$C33]))*[.$C$2]" office:value-type="float" office:value="186">
            <text:p>186</text:p>
          </table:table-cell>
          <table:table-cell table:style-name="ce34" table:formula="of:=(MOD(OCT2DEC([.W$7]);4)*15+OCT2DEC([.$C33]))*[.$C$2]" office:value-type="float" office:value="276">
            <text:p>276</text:p>
          </table:table-cell>
          <table:table-cell table:style-name="ce58" table:formula="of:=(MOD(OCT2DEC([.X$7]);4)*15+OCT2DEC([.$C33]))*[.$C$2]" office:value-type="float" office:value="6">
            <text:p>6</text:p>
          </table:table-cell>
          <table:table-cell table:style-name="ce34" table:formula="of:=(MOD(OCT2DEC([.Y$7]);4)*15+OCT2DEC([.$C33]))*[.$C$2]" office:value-type="float" office:value="96">
            <text:p>96</text:p>
          </table:table-cell>
          <table:table-cell table:style-name="ce34" table:formula="of:=(MOD(OCT2DEC([.Z$7]);4)*15+OCT2DEC([.$C33]))*[.$C$2]" office:value-type="float" office:value="186">
            <text:p>186</text:p>
          </table:table-cell>
          <table:table-cell table:style-name="ce43" table:formula="of:=(MOD(OCT2DEC([.AA$7]);4)*15+OCT2DEC([.$C33]))*[.$C$2]" office:value-type="float" office:value="276">
            <text:p>276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2">
            <text:p>02</text:p>
          </table:table-cell>
          <table:table-cell table:style-name="ce34" table:formula="of:=(OCT2DEC([.D$7])*15+OCT2DEC([.$C34]))*[.$C$2]" office:value-type="float" office:value="12">
            <text:p>12</text:p>
          </table:table-cell>
          <table:table-cell table:style-name="ce34" table:formula="of:=(OCT2DEC([.E$7])*15+OCT2DEC([.$C34]))*[.$C$2]" office:value-type="float" office:value="102">
            <text:p>102</text:p>
          </table:table-cell>
          <table:table-cell table:style-name="ce34" table:formula="of:=(OCT2DEC([.F$7])*15+OCT2DEC([.$C34]))*[.$C$2]" office:value-type="float" office:value="192">
            <text:p>192</text:p>
          </table:table-cell>
          <table:table-cell table:style-name="ce34" table:formula="of:=(OCT2DEC([.G$7])*15+OCT2DEC([.$C34]))*[.$C$2]" office:value-type="float" office:value="282">
            <text:p>282</text:p>
          </table:table-cell>
          <table:table-cell table:style-name="ce58" table:formula="of:=(MOD(OCT2DEC([.H$7]);4)*15+OCT2DEC([.$C34]))*[.$C$2]" office:value-type="float" office:value="12">
            <text:p>12</text:p>
          </table:table-cell>
          <table:table-cell table:style-name="ce34" table:formula="of:=(MOD(OCT2DEC([.I$7]);4)*15+OCT2DEC([.$C34]))*[.$C$2]" office:value-type="float" office:value="102">
            <text:p>102</text:p>
          </table:table-cell>
          <table:table-cell table:style-name="ce34" table:formula="of:=(MOD(OCT2DEC([.J$7]);4)*15+OCT2DEC([.$C34]))*[.$C$2]" office:value-type="float" office:value="192">
            <text:p>192</text:p>
          </table:table-cell>
          <table:table-cell table:style-name="ce34" table:formula="of:=(MOD(OCT2DEC([.K$7]);4)*15+OCT2DEC([.$C34]))*[.$C$2]" office:value-type="float" office:value="282">
            <text:p>282</text:p>
          </table:table-cell>
          <table:table-cell table:style-name="ce58" table:formula="of:=(MOD(OCT2DEC([.L$7]);4)*15+OCT2DEC([.$C34]))*[.$C$2]" office:value-type="float" office:value="12">
            <text:p>12</text:p>
          </table:table-cell>
          <table:table-cell table:style-name="ce34" table:formula="of:=(MOD(OCT2DEC([.M$7]);4)*15+OCT2DEC([.$C34]))*[.$C$2]" office:value-type="float" office:value="102">
            <text:p>102</text:p>
          </table:table-cell>
          <table:table-cell table:style-name="ce34" table:formula="of:=(MOD(OCT2DEC([.N$7]);4)*15+OCT2DEC([.$C34]))*[.$C$2]" office:value-type="float" office:value="192">
            <text:p>192</text:p>
          </table:table-cell>
          <table:table-cell table:style-name="ce34" table:formula="of:=(MOD(OCT2DEC([.O$7]);4)*15+OCT2DEC([.$C34]))*[.$C$2]" office:value-type="float" office:value="282">
            <text:p>282</text:p>
          </table:table-cell>
          <table:table-cell table:style-name="ce58" table:formula="of:=(MOD(OCT2DEC([.P$7]);4)*15+OCT2DEC([.$C34]))*[.$C$2]" office:value-type="float" office:value="12">
            <text:p>12</text:p>
          </table:table-cell>
          <table:table-cell table:style-name="ce34" table:formula="of:=(MOD(OCT2DEC([.Q$7]);4)*15+OCT2DEC([.$C34]))*[.$C$2]" office:value-type="float" office:value="102">
            <text:p>102</text:p>
          </table:table-cell>
          <table:table-cell table:style-name="ce34" table:formula="of:=(MOD(OCT2DEC([.R$7]);4)*15+OCT2DEC([.$C34]))*[.$C$2]" office:value-type="float" office:value="192">
            <text:p>192</text:p>
          </table:table-cell>
          <table:table-cell table:style-name="ce34" table:formula="of:=(MOD(OCT2DEC([.S$7]);4)*15+OCT2DEC([.$C34]))*[.$C$2]" office:value-type="float" office:value="282">
            <text:p>282</text:p>
          </table:table-cell>
          <table:table-cell table:style-name="ce58" table:formula="of:=(MOD(OCT2DEC([.T$7]);4)*15+OCT2DEC([.$C34]))*[.$C$2]" office:value-type="float" office:value="12">
            <text:p>12</text:p>
          </table:table-cell>
          <table:table-cell table:style-name="ce34" table:formula="of:=(MOD(OCT2DEC([.U$7]);4)*15+OCT2DEC([.$C34]))*[.$C$2]" office:value-type="float" office:value="102">
            <text:p>102</text:p>
          </table:table-cell>
          <table:table-cell table:style-name="ce34" table:formula="of:=(MOD(OCT2DEC([.V$7]);4)*15+OCT2DEC([.$C34]))*[.$C$2]" office:value-type="float" office:value="192">
            <text:p>192</text:p>
          </table:table-cell>
          <table:table-cell table:style-name="ce34" table:formula="of:=(MOD(OCT2DEC([.W$7]);4)*15+OCT2DEC([.$C34]))*[.$C$2]" office:value-type="float" office:value="282">
            <text:p>282</text:p>
          </table:table-cell>
          <table:table-cell table:style-name="ce58" table:formula="of:=(MOD(OCT2DEC([.X$7]);4)*15+OCT2DEC([.$C34]))*[.$C$2]" office:value-type="float" office:value="12">
            <text:p>12</text:p>
          </table:table-cell>
          <table:table-cell table:style-name="ce34" table:formula="of:=(MOD(OCT2DEC([.Y$7]);4)*15+OCT2DEC([.$C34]))*[.$C$2]" office:value-type="float" office:value="102">
            <text:p>102</text:p>
          </table:table-cell>
          <table:table-cell table:style-name="ce34" table:formula="of:=(MOD(OCT2DEC([.Z$7]);4)*15+OCT2DEC([.$C34]))*[.$C$2]" office:value-type="float" office:value="192">
            <text:p>192</text:p>
          </table:table-cell>
          <table:table-cell table:style-name="ce43" table:formula="of:=(MOD(OCT2DEC([.AA$7]);4)*15+OCT2DEC([.$C34]))*[.$C$2]" office:value-type="float" office:value="282">
            <text:p>282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3">
            <text:p>03</text:p>
          </table:table-cell>
          <table:table-cell table:style-name="ce34" table:formula="of:=(OCT2DEC([.D$7])*15+OCT2DEC([.$C35]))*[.$C$2]" office:value-type="float" office:value="18">
            <text:p>18</text:p>
          </table:table-cell>
          <table:table-cell table:style-name="ce34" table:formula="of:=(OCT2DEC([.E$7])*15+OCT2DEC([.$C35]))*[.$C$2]" office:value-type="float" office:value="108">
            <text:p>108</text:p>
          </table:table-cell>
          <table:table-cell table:style-name="ce34" table:formula="of:=(OCT2DEC([.F$7])*15+OCT2DEC([.$C35]))*[.$C$2]" office:value-type="float" office:value="198">
            <text:p>198</text:p>
          </table:table-cell>
          <table:table-cell table:style-name="ce34" table:formula="of:=(OCT2DEC([.G$7])*15+OCT2DEC([.$C35]))*[.$C$2]" office:value-type="float" office:value="288">
            <text:p>288</text:p>
          </table:table-cell>
          <table:table-cell table:style-name="ce58" table:formula="of:=(MOD(OCT2DEC([.H$7]);4)*15+OCT2DEC([.$C35]))*[.$C$2]" office:value-type="float" office:value="18">
            <text:p>18</text:p>
          </table:table-cell>
          <table:table-cell table:style-name="ce34" table:formula="of:=(MOD(OCT2DEC([.I$7]);4)*15+OCT2DEC([.$C35]))*[.$C$2]" office:value-type="float" office:value="108">
            <text:p>108</text:p>
          </table:table-cell>
          <table:table-cell table:style-name="ce34" table:formula="of:=(MOD(OCT2DEC([.J$7]);4)*15+OCT2DEC([.$C35]))*[.$C$2]" office:value-type="float" office:value="198">
            <text:p>198</text:p>
          </table:table-cell>
          <table:table-cell table:style-name="ce34" table:formula="of:=(MOD(OCT2DEC([.K$7]);4)*15+OCT2DEC([.$C35]))*[.$C$2]" office:value-type="float" office:value="288">
            <text:p>288</text:p>
          </table:table-cell>
          <table:table-cell table:style-name="ce58" table:formula="of:=(MOD(OCT2DEC([.L$7]);4)*15+OCT2DEC([.$C35]))*[.$C$2]" office:value-type="float" office:value="18">
            <text:p>18</text:p>
          </table:table-cell>
          <table:table-cell table:style-name="ce34" table:formula="of:=(MOD(OCT2DEC([.M$7]);4)*15+OCT2DEC([.$C35]))*[.$C$2]" office:value-type="float" office:value="108">
            <text:p>108</text:p>
          </table:table-cell>
          <table:table-cell table:style-name="ce34" table:formula="of:=(MOD(OCT2DEC([.N$7]);4)*15+OCT2DEC([.$C35]))*[.$C$2]" office:value-type="float" office:value="198">
            <text:p>198</text:p>
          </table:table-cell>
          <table:table-cell table:style-name="ce34" table:formula="of:=(MOD(OCT2DEC([.O$7]);4)*15+OCT2DEC([.$C35]))*[.$C$2]" office:value-type="float" office:value="288">
            <text:p>288</text:p>
          </table:table-cell>
          <table:table-cell table:style-name="ce58" table:formula="of:=(MOD(OCT2DEC([.P$7]);4)*15+OCT2DEC([.$C35]))*[.$C$2]" office:value-type="float" office:value="18">
            <text:p>18</text:p>
          </table:table-cell>
          <table:table-cell table:style-name="ce34" table:formula="of:=(MOD(OCT2DEC([.Q$7]);4)*15+OCT2DEC([.$C35]))*[.$C$2]" office:value-type="float" office:value="108">
            <text:p>108</text:p>
          </table:table-cell>
          <table:table-cell table:style-name="ce34" table:formula="of:=(MOD(OCT2DEC([.R$7]);4)*15+OCT2DEC([.$C35]))*[.$C$2]" office:value-type="float" office:value="198">
            <text:p>198</text:p>
          </table:table-cell>
          <table:table-cell table:style-name="ce34" table:formula="of:=(MOD(OCT2DEC([.S$7]);4)*15+OCT2DEC([.$C35]))*[.$C$2]" office:value-type="float" office:value="288">
            <text:p>288</text:p>
          </table:table-cell>
          <table:table-cell table:style-name="ce58" table:formula="of:=(MOD(OCT2DEC([.T$7]);4)*15+OCT2DEC([.$C35]))*[.$C$2]" office:value-type="float" office:value="18">
            <text:p>18</text:p>
          </table:table-cell>
          <table:table-cell table:style-name="ce34" table:formula="of:=(MOD(OCT2DEC([.U$7]);4)*15+OCT2DEC([.$C35]))*[.$C$2]" office:value-type="float" office:value="108">
            <text:p>108</text:p>
          </table:table-cell>
          <table:table-cell table:style-name="ce34" table:formula="of:=(MOD(OCT2DEC([.V$7]);4)*15+OCT2DEC([.$C35]))*[.$C$2]" office:value-type="float" office:value="198">
            <text:p>198</text:p>
          </table:table-cell>
          <table:table-cell table:style-name="ce34" table:formula="of:=(MOD(OCT2DEC([.W$7]);4)*15+OCT2DEC([.$C35]))*[.$C$2]" office:value-type="float" office:value="288">
            <text:p>288</text:p>
          </table:table-cell>
          <table:table-cell table:style-name="ce58" table:formula="of:=(MOD(OCT2DEC([.X$7]);4)*15+OCT2DEC([.$C35]))*[.$C$2]" office:value-type="float" office:value="18">
            <text:p>18</text:p>
          </table:table-cell>
          <table:table-cell table:style-name="ce34" table:formula="of:=(MOD(OCT2DEC([.Y$7]);4)*15+OCT2DEC([.$C35]))*[.$C$2]" office:value-type="float" office:value="108">
            <text:p>108</text:p>
          </table:table-cell>
          <table:table-cell table:style-name="ce34" table:formula="of:=(MOD(OCT2DEC([.Z$7]);4)*15+OCT2DEC([.$C35]))*[.$C$2]" office:value-type="float" office:value="198">
            <text:p>198</text:p>
          </table:table-cell>
          <table:table-cell table:style-name="ce43" table:formula="of:=(MOD(OCT2DEC([.AA$7]);4)*15+OCT2DEC([.$C35]))*[.$C$2]" office:value-type="float" office:value="288">
            <text:p>288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4">
            <text:p>04</text:p>
          </table:table-cell>
          <table:table-cell table:style-name="ce34" table:formula="of:=(OCT2DEC([.D$7])*15+OCT2DEC([.$C36]))*[.$C$2]" office:value-type="float" office:value="24">
            <text:p>24</text:p>
          </table:table-cell>
          <table:table-cell table:style-name="ce34" table:formula="of:=(OCT2DEC([.E$7])*15+OCT2DEC([.$C36]))*[.$C$2]" office:value-type="float" office:value="114">
            <text:p>114</text:p>
          </table:table-cell>
          <table:table-cell table:style-name="ce34" table:formula="of:=(OCT2DEC([.F$7])*15+OCT2DEC([.$C36]))*[.$C$2]" office:value-type="float" office:value="204">
            <text:p>204</text:p>
          </table:table-cell>
          <table:table-cell table:style-name="ce34" table:formula="of:=(OCT2DEC([.G$7])*15+OCT2DEC([.$C36]))*[.$C$2]" office:value-type="float" office:value="294">
            <text:p>294</text:p>
          </table:table-cell>
          <table:table-cell table:style-name="ce58" table:formula="of:=(MOD(OCT2DEC([.H$7]);4)*15+OCT2DEC([.$C36]))*[.$C$2]" office:value-type="float" office:value="24">
            <text:p>24</text:p>
          </table:table-cell>
          <table:table-cell table:style-name="ce34" table:formula="of:=(MOD(OCT2DEC([.I$7]);4)*15+OCT2DEC([.$C36]))*[.$C$2]" office:value-type="float" office:value="114">
            <text:p>114</text:p>
          </table:table-cell>
          <table:table-cell table:style-name="ce34" table:formula="of:=(MOD(OCT2DEC([.J$7]);4)*15+OCT2DEC([.$C36]))*[.$C$2]" office:value-type="float" office:value="204">
            <text:p>204</text:p>
          </table:table-cell>
          <table:table-cell table:style-name="ce34" table:formula="of:=(MOD(OCT2DEC([.K$7]);4)*15+OCT2DEC([.$C36]))*[.$C$2]" office:value-type="float" office:value="294">
            <text:p>294</text:p>
          </table:table-cell>
          <table:table-cell table:style-name="ce58" table:formula="of:=(MOD(OCT2DEC([.L$7]);4)*15+OCT2DEC([.$C36]))*[.$C$2]" office:value-type="float" office:value="24">
            <text:p>24</text:p>
          </table:table-cell>
          <table:table-cell table:style-name="ce34" table:formula="of:=(MOD(OCT2DEC([.M$7]);4)*15+OCT2DEC([.$C36]))*[.$C$2]" office:value-type="float" office:value="114">
            <text:p>114</text:p>
          </table:table-cell>
          <table:table-cell table:style-name="ce34" table:formula="of:=(MOD(OCT2DEC([.N$7]);4)*15+OCT2DEC([.$C36]))*[.$C$2]" office:value-type="float" office:value="204">
            <text:p>204</text:p>
          </table:table-cell>
          <table:table-cell table:style-name="ce34" table:formula="of:=(MOD(OCT2DEC([.O$7]);4)*15+OCT2DEC([.$C36]))*[.$C$2]" office:value-type="float" office:value="294">
            <text:p>294</text:p>
          </table:table-cell>
          <table:table-cell table:style-name="ce58" table:formula="of:=(MOD(OCT2DEC([.P$7]);4)*15+OCT2DEC([.$C36]))*[.$C$2]" office:value-type="float" office:value="24">
            <text:p>24</text:p>
          </table:table-cell>
          <table:table-cell table:style-name="ce34" table:formula="of:=(MOD(OCT2DEC([.Q$7]);4)*15+OCT2DEC([.$C36]))*[.$C$2]" office:value-type="float" office:value="114">
            <text:p>114</text:p>
          </table:table-cell>
          <table:table-cell table:style-name="ce34" table:formula="of:=(MOD(OCT2DEC([.R$7]);4)*15+OCT2DEC([.$C36]))*[.$C$2]" office:value-type="float" office:value="204">
            <text:p>204</text:p>
          </table:table-cell>
          <table:table-cell table:style-name="ce34" table:formula="of:=(MOD(OCT2DEC([.S$7]);4)*15+OCT2DEC([.$C36]))*[.$C$2]" office:value-type="float" office:value="294">
            <text:p>294</text:p>
          </table:table-cell>
          <table:table-cell table:style-name="ce58" table:formula="of:=(MOD(OCT2DEC([.T$7]);4)*15+OCT2DEC([.$C36]))*[.$C$2]" office:value-type="float" office:value="24">
            <text:p>24</text:p>
          </table:table-cell>
          <table:table-cell table:style-name="ce34" table:formula="of:=(MOD(OCT2DEC([.U$7]);4)*15+OCT2DEC([.$C36]))*[.$C$2]" office:value-type="float" office:value="114">
            <text:p>114</text:p>
          </table:table-cell>
          <table:table-cell table:style-name="ce34" table:formula="of:=(MOD(OCT2DEC([.V$7]);4)*15+OCT2DEC([.$C36]))*[.$C$2]" office:value-type="float" office:value="204">
            <text:p>204</text:p>
          </table:table-cell>
          <table:table-cell table:style-name="ce34" table:formula="of:=(MOD(OCT2DEC([.W$7]);4)*15+OCT2DEC([.$C36]))*[.$C$2]" office:value-type="float" office:value="294">
            <text:p>294</text:p>
          </table:table-cell>
          <table:table-cell table:style-name="ce58" table:formula="of:=(MOD(OCT2DEC([.X$7]);4)*15+OCT2DEC([.$C36]))*[.$C$2]" office:value-type="float" office:value="24">
            <text:p>24</text:p>
          </table:table-cell>
          <table:table-cell table:style-name="ce34" table:formula="of:=(MOD(OCT2DEC([.Y$7]);4)*15+OCT2DEC([.$C36]))*[.$C$2]" office:value-type="float" office:value="114">
            <text:p>114</text:p>
          </table:table-cell>
          <table:table-cell table:style-name="ce34" table:formula="of:=(MOD(OCT2DEC([.Z$7]);4)*15+OCT2DEC([.$C36]))*[.$C$2]" office:value-type="float" office:value="204">
            <text:p>204</text:p>
          </table:table-cell>
          <table:table-cell table:style-name="ce43" table:formula="of:=(MOD(OCT2DEC([.AA$7]);4)*15+OCT2DEC([.$C36]))*[.$C$2]" office:value-type="float" office:value="294">
            <text:p>294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5">
            <text:p>05</text:p>
          </table:table-cell>
          <table:table-cell table:style-name="ce34" table:formula="of:=(OCT2DEC([.D$7])*15+OCT2DEC([.$C37]))*[.$C$2]" office:value-type="float" office:value="30">
            <text:p>30</text:p>
          </table:table-cell>
          <table:table-cell table:style-name="ce34" table:formula="of:=(OCT2DEC([.E$7])*15+OCT2DEC([.$C37]))*[.$C$2]" office:value-type="float" office:value="120">
            <text:p>120</text:p>
          </table:table-cell>
          <table:table-cell table:style-name="ce34" table:formula="of:=(OCT2DEC([.F$7])*15+OCT2DEC([.$C37]))*[.$C$2]" office:value-type="float" office:value="210">
            <text:p>210</text:p>
          </table:table-cell>
          <table:table-cell table:style-name="ce34" table:formula="of:=(OCT2DEC([.G$7])*15+OCT2DEC([.$C37]))*[.$C$2]" office:value-type="float" office:value="300">
            <text:p>300</text:p>
          </table:table-cell>
          <table:table-cell table:style-name="ce58" table:formula="of:=(MOD(OCT2DEC([.H$7]);4)*15+OCT2DEC([.$C37]))*[.$C$2]" office:value-type="float" office:value="30">
            <text:p>30</text:p>
          </table:table-cell>
          <table:table-cell table:style-name="ce34" table:formula="of:=(MOD(OCT2DEC([.I$7]);4)*15+OCT2DEC([.$C37]))*[.$C$2]" office:value-type="float" office:value="120">
            <text:p>120</text:p>
          </table:table-cell>
          <table:table-cell table:style-name="ce34" table:formula="of:=(MOD(OCT2DEC([.J$7]);4)*15+OCT2DEC([.$C37]))*[.$C$2]" office:value-type="float" office:value="210">
            <text:p>210</text:p>
          </table:table-cell>
          <table:table-cell table:style-name="ce34" table:formula="of:=(MOD(OCT2DEC([.K$7]);4)*15+OCT2DEC([.$C37]))*[.$C$2]" office:value-type="float" office:value="300">
            <text:p>300</text:p>
          </table:table-cell>
          <table:table-cell table:style-name="ce58" table:formula="of:=(MOD(OCT2DEC([.L$7]);4)*15+OCT2DEC([.$C37]))*[.$C$2]" office:value-type="float" office:value="30">
            <text:p>30</text:p>
          </table:table-cell>
          <table:table-cell table:style-name="ce34" table:formula="of:=(MOD(OCT2DEC([.M$7]);4)*15+OCT2DEC([.$C37]))*[.$C$2]" office:value-type="float" office:value="120">
            <text:p>120</text:p>
          </table:table-cell>
          <table:table-cell table:style-name="ce34" table:formula="of:=(MOD(OCT2DEC([.N$7]);4)*15+OCT2DEC([.$C37]))*[.$C$2]" office:value-type="float" office:value="210">
            <text:p>210</text:p>
          </table:table-cell>
          <table:table-cell table:style-name="ce34" table:formula="of:=(MOD(OCT2DEC([.O$7]);4)*15+OCT2DEC([.$C37]))*[.$C$2]" office:value-type="float" office:value="300">
            <text:p>300</text:p>
          </table:table-cell>
          <table:table-cell table:style-name="ce58" table:formula="of:=(MOD(OCT2DEC([.P$7]);4)*15+OCT2DEC([.$C37]))*[.$C$2]" office:value-type="float" office:value="30">
            <text:p>30</text:p>
          </table:table-cell>
          <table:table-cell table:style-name="ce34" table:formula="of:=(MOD(OCT2DEC([.Q$7]);4)*15+OCT2DEC([.$C37]))*[.$C$2]" office:value-type="float" office:value="120">
            <text:p>120</text:p>
          </table:table-cell>
          <table:table-cell table:style-name="ce34" table:formula="of:=(MOD(OCT2DEC([.R$7]);4)*15+OCT2DEC([.$C37]))*[.$C$2]" office:value-type="float" office:value="210">
            <text:p>210</text:p>
          </table:table-cell>
          <table:table-cell table:style-name="ce34" table:formula="of:=(MOD(OCT2DEC([.S$7]);4)*15+OCT2DEC([.$C37]))*[.$C$2]" office:value-type="float" office:value="300">
            <text:p>300</text:p>
          </table:table-cell>
          <table:table-cell table:style-name="ce58" table:formula="of:=(MOD(OCT2DEC([.T$7]);4)*15+OCT2DEC([.$C37]))*[.$C$2]" office:value-type="float" office:value="30">
            <text:p>30</text:p>
          </table:table-cell>
          <table:table-cell table:style-name="ce34" table:formula="of:=(MOD(OCT2DEC([.U$7]);4)*15+OCT2DEC([.$C37]))*[.$C$2]" office:value-type="float" office:value="120">
            <text:p>120</text:p>
          </table:table-cell>
          <table:table-cell table:style-name="ce34" table:formula="of:=(MOD(OCT2DEC([.V$7]);4)*15+OCT2DEC([.$C37]))*[.$C$2]" office:value-type="float" office:value="210">
            <text:p>210</text:p>
          </table:table-cell>
          <table:table-cell table:style-name="ce34" table:formula="of:=(MOD(OCT2DEC([.W$7]);4)*15+OCT2DEC([.$C37]))*[.$C$2]" office:value-type="float" office:value="300">
            <text:p>300</text:p>
          </table:table-cell>
          <table:table-cell table:style-name="ce58" table:formula="of:=(MOD(OCT2DEC([.X$7]);4)*15+OCT2DEC([.$C37]))*[.$C$2]" office:value-type="float" office:value="30">
            <text:p>30</text:p>
          </table:table-cell>
          <table:table-cell table:style-name="ce34" table:formula="of:=(MOD(OCT2DEC([.Y$7]);4)*15+OCT2DEC([.$C37]))*[.$C$2]" office:value-type="float" office:value="120">
            <text:p>120</text:p>
          </table:table-cell>
          <table:table-cell table:style-name="ce34" table:formula="of:=(MOD(OCT2DEC([.Z$7]);4)*15+OCT2DEC([.$C37]))*[.$C$2]" office:value-type="float" office:value="210">
            <text:p>210</text:p>
          </table:table-cell>
          <table:table-cell table:style-name="ce43" table:formula="of:=(MOD(OCT2DEC([.AA$7]);4)*15+OCT2DEC([.$C37]))*[.$C$2]" office:value-type="float" office:value="300">
            <text:p>300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6">
            <text:p>06</text:p>
          </table:table-cell>
          <table:table-cell table:style-name="ce34" table:formula="of:=(OCT2DEC([.D$7])*15+OCT2DEC([.$C38]))*[.$C$2]" office:value-type="float" office:value="36">
            <text:p>36</text:p>
          </table:table-cell>
          <table:table-cell table:style-name="ce34" table:formula="of:=(OCT2DEC([.E$7])*15+OCT2DEC([.$C38]))*[.$C$2]" office:value-type="float" office:value="126">
            <text:p>126</text:p>
          </table:table-cell>
          <table:table-cell table:style-name="ce34" table:formula="of:=(OCT2DEC([.F$7])*15+OCT2DEC([.$C38]))*[.$C$2]" office:value-type="float" office:value="216">
            <text:p>216</text:p>
          </table:table-cell>
          <table:table-cell table:style-name="ce34" table:formula="of:=(OCT2DEC([.G$7])*15+OCT2DEC([.$C38]))*[.$C$2]" office:value-type="float" office:value="306">
            <text:p>306</text:p>
          </table:table-cell>
          <table:table-cell table:style-name="ce58" table:formula="of:=(MOD(OCT2DEC([.H$7]);4)*15+OCT2DEC([.$C38]))*[.$C$2]" office:value-type="float" office:value="36">
            <text:p>36</text:p>
          </table:table-cell>
          <table:table-cell table:style-name="ce34" table:formula="of:=(MOD(OCT2DEC([.I$7]);4)*15+OCT2DEC([.$C38]))*[.$C$2]" office:value-type="float" office:value="126">
            <text:p>126</text:p>
          </table:table-cell>
          <table:table-cell table:style-name="ce34" table:formula="of:=(MOD(OCT2DEC([.J$7]);4)*15+OCT2DEC([.$C38]))*[.$C$2]" office:value-type="float" office:value="216">
            <text:p>216</text:p>
          </table:table-cell>
          <table:table-cell table:style-name="ce34" table:formula="of:=(MOD(OCT2DEC([.K$7]);4)*15+OCT2DEC([.$C38]))*[.$C$2]" office:value-type="float" office:value="306">
            <text:p>306</text:p>
          </table:table-cell>
          <table:table-cell table:style-name="ce58" table:formula="of:=(MOD(OCT2DEC([.L$7]);4)*15+OCT2DEC([.$C38]))*[.$C$2]" office:value-type="float" office:value="36">
            <text:p>36</text:p>
          </table:table-cell>
          <table:table-cell table:style-name="ce34" table:formula="of:=(MOD(OCT2DEC([.M$7]);4)*15+OCT2DEC([.$C38]))*[.$C$2]" office:value-type="float" office:value="126">
            <text:p>126</text:p>
          </table:table-cell>
          <table:table-cell table:style-name="ce34" table:formula="of:=(MOD(OCT2DEC([.N$7]);4)*15+OCT2DEC([.$C38]))*[.$C$2]" office:value-type="float" office:value="216">
            <text:p>216</text:p>
          </table:table-cell>
          <table:table-cell table:style-name="ce34" table:formula="of:=(MOD(OCT2DEC([.O$7]);4)*15+OCT2DEC([.$C38]))*[.$C$2]" office:value-type="float" office:value="306">
            <text:p>306</text:p>
          </table:table-cell>
          <table:table-cell table:style-name="ce58" table:formula="of:=(MOD(OCT2DEC([.P$7]);4)*15+OCT2DEC([.$C38]))*[.$C$2]" office:value-type="float" office:value="36">
            <text:p>36</text:p>
          </table:table-cell>
          <table:table-cell table:style-name="ce34" table:formula="of:=(MOD(OCT2DEC([.Q$7]);4)*15+OCT2DEC([.$C38]))*[.$C$2]" office:value-type="float" office:value="126">
            <text:p>126</text:p>
          </table:table-cell>
          <table:table-cell table:style-name="ce34" table:formula="of:=(MOD(OCT2DEC([.R$7]);4)*15+OCT2DEC([.$C38]))*[.$C$2]" office:value-type="float" office:value="216">
            <text:p>216</text:p>
          </table:table-cell>
          <table:table-cell table:style-name="ce34" table:formula="of:=(MOD(OCT2DEC([.S$7]);4)*15+OCT2DEC([.$C38]))*[.$C$2]" office:value-type="float" office:value="306">
            <text:p>306</text:p>
          </table:table-cell>
          <table:table-cell table:style-name="ce58" table:formula="of:=(MOD(OCT2DEC([.T$7]);4)*15+OCT2DEC([.$C38]))*[.$C$2]" office:value-type="float" office:value="36">
            <text:p>36</text:p>
          </table:table-cell>
          <table:table-cell table:style-name="ce34" table:formula="of:=(MOD(OCT2DEC([.U$7]);4)*15+OCT2DEC([.$C38]))*[.$C$2]" office:value-type="float" office:value="126">
            <text:p>126</text:p>
          </table:table-cell>
          <table:table-cell table:style-name="ce34" table:formula="of:=(MOD(OCT2DEC([.V$7]);4)*15+OCT2DEC([.$C38]))*[.$C$2]" office:value-type="float" office:value="216">
            <text:p>216</text:p>
          </table:table-cell>
          <table:table-cell table:style-name="ce34" table:formula="of:=(MOD(OCT2DEC([.W$7]);4)*15+OCT2DEC([.$C38]))*[.$C$2]" office:value-type="float" office:value="306">
            <text:p>306</text:p>
          </table:table-cell>
          <table:table-cell table:style-name="ce58" table:formula="of:=(MOD(OCT2DEC([.X$7]);4)*15+OCT2DEC([.$C38]))*[.$C$2]" office:value-type="float" office:value="36">
            <text:p>36</text:p>
          </table:table-cell>
          <table:table-cell table:style-name="ce34" table:formula="of:=(MOD(OCT2DEC([.Y$7]);4)*15+OCT2DEC([.$C38]))*[.$C$2]" office:value-type="float" office:value="126">
            <text:p>126</text:p>
          </table:table-cell>
          <table:table-cell table:style-name="ce34" table:formula="of:=(MOD(OCT2DEC([.Z$7]);4)*15+OCT2DEC([.$C38]))*[.$C$2]" office:value-type="float" office:value="216">
            <text:p>216</text:p>
          </table:table-cell>
          <table:table-cell table:style-name="ce43" table:formula="of:=(MOD(OCT2DEC([.AA$7]);4)*15+OCT2DEC([.$C38]))*[.$C$2]" office:value-type="float" office:value="306">
            <text:p>306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7">
            <text:p>07</text:p>
          </table:table-cell>
          <table:table-cell table:style-name="ce34" table:formula="of:=(OCT2DEC([.D$7])*15+OCT2DEC([.$C39]))*[.$C$2]" office:value-type="float" office:value="42">
            <text:p>42</text:p>
          </table:table-cell>
          <table:table-cell table:style-name="ce34" table:formula="of:=(OCT2DEC([.E$7])*15+OCT2DEC([.$C39]))*[.$C$2]" office:value-type="float" office:value="132">
            <text:p>132</text:p>
          </table:table-cell>
          <table:table-cell table:style-name="ce34" table:formula="of:=(OCT2DEC([.F$7])*15+OCT2DEC([.$C39]))*[.$C$2]" office:value-type="float" office:value="222">
            <text:p>222</text:p>
          </table:table-cell>
          <table:table-cell table:style-name="ce34" table:formula="of:=(OCT2DEC([.G$7])*15+OCT2DEC([.$C39]))*[.$C$2]" office:value-type="float" office:value="312">
            <text:p>312</text:p>
          </table:table-cell>
          <table:table-cell table:style-name="ce58" table:formula="of:=(MOD(OCT2DEC([.H$7]);4)*15+OCT2DEC([.$C39]))*[.$C$2]" office:value-type="float" office:value="42">
            <text:p>42</text:p>
          </table:table-cell>
          <table:table-cell table:style-name="ce34" table:formula="of:=(MOD(OCT2DEC([.I$7]);4)*15+OCT2DEC([.$C39]))*[.$C$2]" office:value-type="float" office:value="132">
            <text:p>132</text:p>
          </table:table-cell>
          <table:table-cell table:style-name="ce34" table:formula="of:=(MOD(OCT2DEC([.J$7]);4)*15+OCT2DEC([.$C39]))*[.$C$2]" office:value-type="float" office:value="222">
            <text:p>222</text:p>
          </table:table-cell>
          <table:table-cell table:style-name="ce34" table:formula="of:=(MOD(OCT2DEC([.K$7]);4)*15+OCT2DEC([.$C39]))*[.$C$2]" office:value-type="float" office:value="312">
            <text:p>312</text:p>
          </table:table-cell>
          <table:table-cell table:style-name="ce58" table:formula="of:=(MOD(OCT2DEC([.L$7]);4)*15+OCT2DEC([.$C39]))*[.$C$2]" office:value-type="float" office:value="42">
            <text:p>42</text:p>
          </table:table-cell>
          <table:table-cell table:style-name="ce34" table:formula="of:=(MOD(OCT2DEC([.M$7]);4)*15+OCT2DEC([.$C39]))*[.$C$2]" office:value-type="float" office:value="132">
            <text:p>132</text:p>
          </table:table-cell>
          <table:table-cell table:style-name="ce34" table:formula="of:=(MOD(OCT2DEC([.N$7]);4)*15+OCT2DEC([.$C39]))*[.$C$2]" office:value-type="float" office:value="222">
            <text:p>222</text:p>
          </table:table-cell>
          <table:table-cell table:style-name="ce34" table:formula="of:=(MOD(OCT2DEC([.O$7]);4)*15+OCT2DEC([.$C39]))*[.$C$2]" office:value-type="float" office:value="312">
            <text:p>312</text:p>
          </table:table-cell>
          <table:table-cell table:style-name="ce58" table:formula="of:=(MOD(OCT2DEC([.P$7]);4)*15+OCT2DEC([.$C39]))*[.$C$2]" office:value-type="float" office:value="42">
            <text:p>42</text:p>
          </table:table-cell>
          <table:table-cell table:style-name="ce34" table:formula="of:=(MOD(OCT2DEC([.Q$7]);4)*15+OCT2DEC([.$C39]))*[.$C$2]" office:value-type="float" office:value="132">
            <text:p>132</text:p>
          </table:table-cell>
          <table:table-cell table:style-name="ce34" table:formula="of:=(MOD(OCT2DEC([.R$7]);4)*15+OCT2DEC([.$C39]))*[.$C$2]" office:value-type="float" office:value="222">
            <text:p>222</text:p>
          </table:table-cell>
          <table:table-cell table:style-name="ce34" table:formula="of:=(MOD(OCT2DEC([.S$7]);4)*15+OCT2DEC([.$C39]))*[.$C$2]" office:value-type="float" office:value="312">
            <text:p>312</text:p>
          </table:table-cell>
          <table:table-cell table:style-name="ce58" table:formula="of:=(MOD(OCT2DEC([.T$7]);4)*15+OCT2DEC([.$C39]))*[.$C$2]" office:value-type="float" office:value="42">
            <text:p>42</text:p>
          </table:table-cell>
          <table:table-cell table:style-name="ce34" table:formula="of:=(MOD(OCT2DEC([.U$7]);4)*15+OCT2DEC([.$C39]))*[.$C$2]" office:value-type="float" office:value="132">
            <text:p>132</text:p>
          </table:table-cell>
          <table:table-cell table:style-name="ce34" table:formula="of:=(MOD(OCT2DEC([.V$7]);4)*15+OCT2DEC([.$C39]))*[.$C$2]" office:value-type="float" office:value="222">
            <text:p>222</text:p>
          </table:table-cell>
          <table:table-cell table:style-name="ce34" table:formula="of:=(MOD(OCT2DEC([.W$7]);4)*15+OCT2DEC([.$C39]))*[.$C$2]" office:value-type="float" office:value="312">
            <text:p>312</text:p>
          </table:table-cell>
          <table:table-cell table:style-name="ce58" table:formula="of:=(MOD(OCT2DEC([.X$7]);4)*15+OCT2DEC([.$C39]))*[.$C$2]" office:value-type="float" office:value="42">
            <text:p>42</text:p>
          </table:table-cell>
          <table:table-cell table:style-name="ce34" table:formula="of:=(MOD(OCT2DEC([.Y$7]);4)*15+OCT2DEC([.$C39]))*[.$C$2]" office:value-type="float" office:value="132">
            <text:p>132</text:p>
          </table:table-cell>
          <table:table-cell table:style-name="ce34" table:formula="of:=(MOD(OCT2DEC([.Z$7]);4)*15+OCT2DEC([.$C39]))*[.$C$2]" office:value-type="float" office:value="222">
            <text:p>222</text:p>
          </table:table-cell>
          <table:table-cell table:style-name="ce43" table:formula="of:=(MOD(OCT2DEC([.AA$7]);4)*15+OCT2DEC([.$C39]))*[.$C$2]" office:value-type="float" office:value="312">
            <text:p>312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10">
            <text:p>10</text:p>
          </table:table-cell>
          <table:table-cell table:style-name="ce34" table:formula="of:=(OCT2DEC([.D$7])*15+OCT2DEC([.$C40]))*[.$C$2]" office:value-type="float" office:value="48">
            <text:p>48</text:p>
          </table:table-cell>
          <table:table-cell table:style-name="ce34" table:formula="of:=(OCT2DEC([.E$7])*15+OCT2DEC([.$C40]))*[.$C$2]" office:value-type="float" office:value="138">
            <text:p>138</text:p>
          </table:table-cell>
          <table:table-cell table:style-name="ce34" table:formula="of:=(OCT2DEC([.F$7])*15+OCT2DEC([.$C40]))*[.$C$2]" office:value-type="float" office:value="228">
            <text:p>228</text:p>
          </table:table-cell>
          <table:table-cell table:style-name="ce34" table:formula="of:=(OCT2DEC([.G$7])*15+OCT2DEC([.$C40]))*[.$C$2]" office:value-type="float" office:value="318">
            <text:p>318</text:p>
          </table:table-cell>
          <table:table-cell table:style-name="ce58" table:formula="of:=(MOD(OCT2DEC([.H$7]);4)*15+OCT2DEC([.$C40]))*[.$C$2]" office:value-type="float" office:value="48">
            <text:p>48</text:p>
          </table:table-cell>
          <table:table-cell table:style-name="ce34" table:formula="of:=(MOD(OCT2DEC([.I$7]);4)*15+OCT2DEC([.$C40]))*[.$C$2]" office:value-type="float" office:value="138">
            <text:p>138</text:p>
          </table:table-cell>
          <table:table-cell table:style-name="ce34" table:formula="of:=(MOD(OCT2DEC([.J$7]);4)*15+OCT2DEC([.$C40]))*[.$C$2]" office:value-type="float" office:value="228">
            <text:p>228</text:p>
          </table:table-cell>
          <table:table-cell table:style-name="ce34" table:formula="of:=(MOD(OCT2DEC([.K$7]);4)*15+OCT2DEC([.$C40]))*[.$C$2]" office:value-type="float" office:value="318">
            <text:p>318</text:p>
          </table:table-cell>
          <table:table-cell table:style-name="ce58" table:formula="of:=(MOD(OCT2DEC([.L$7]);4)*15+OCT2DEC([.$C40]))*[.$C$2]" office:value-type="float" office:value="48">
            <text:p>48</text:p>
          </table:table-cell>
          <table:table-cell table:style-name="ce34" table:formula="of:=(MOD(OCT2DEC([.M$7]);4)*15+OCT2DEC([.$C40]))*[.$C$2]" office:value-type="float" office:value="138">
            <text:p>138</text:p>
          </table:table-cell>
          <table:table-cell table:style-name="ce34" table:formula="of:=(MOD(OCT2DEC([.N$7]);4)*15+OCT2DEC([.$C40]))*[.$C$2]" office:value-type="float" office:value="228">
            <text:p>228</text:p>
          </table:table-cell>
          <table:table-cell table:style-name="ce34" table:formula="of:=(MOD(OCT2DEC([.O$7]);4)*15+OCT2DEC([.$C40]))*[.$C$2]" office:value-type="float" office:value="318">
            <text:p>318</text:p>
          </table:table-cell>
          <table:table-cell table:style-name="ce58" table:formula="of:=(MOD(OCT2DEC([.P$7]);4)*15+OCT2DEC([.$C40]))*[.$C$2]" office:value-type="float" office:value="48">
            <text:p>48</text:p>
          </table:table-cell>
          <table:table-cell table:style-name="ce34" table:formula="of:=(MOD(OCT2DEC([.Q$7]);4)*15+OCT2DEC([.$C40]))*[.$C$2]" office:value-type="float" office:value="138">
            <text:p>138</text:p>
          </table:table-cell>
          <table:table-cell table:style-name="ce34" table:formula="of:=(MOD(OCT2DEC([.R$7]);4)*15+OCT2DEC([.$C40]))*[.$C$2]" office:value-type="float" office:value="228">
            <text:p>228</text:p>
          </table:table-cell>
          <table:table-cell table:style-name="ce34" table:formula="of:=(MOD(OCT2DEC([.S$7]);4)*15+OCT2DEC([.$C40]))*[.$C$2]" office:value-type="float" office:value="318">
            <text:p>318</text:p>
          </table:table-cell>
          <table:table-cell table:style-name="ce58" table:formula="of:=(MOD(OCT2DEC([.T$7]);4)*15+OCT2DEC([.$C40]))*[.$C$2]" office:value-type="float" office:value="48">
            <text:p>48</text:p>
          </table:table-cell>
          <table:table-cell table:style-name="ce34" table:formula="of:=(MOD(OCT2DEC([.U$7]);4)*15+OCT2DEC([.$C40]))*[.$C$2]" office:value-type="float" office:value="138">
            <text:p>138</text:p>
          </table:table-cell>
          <table:table-cell table:style-name="ce34" table:formula="of:=(MOD(OCT2DEC([.V$7]);4)*15+OCT2DEC([.$C40]))*[.$C$2]" office:value-type="float" office:value="228">
            <text:p>228</text:p>
          </table:table-cell>
          <table:table-cell table:style-name="ce34" table:formula="of:=(MOD(OCT2DEC([.W$7]);4)*15+OCT2DEC([.$C40]))*[.$C$2]" office:value-type="float" office:value="318">
            <text:p>318</text:p>
          </table:table-cell>
          <table:table-cell table:style-name="ce58" table:formula="of:=(MOD(OCT2DEC([.X$7]);4)*15+OCT2DEC([.$C40]))*[.$C$2]" office:value-type="float" office:value="48">
            <text:p>48</text:p>
          </table:table-cell>
          <table:table-cell table:style-name="ce34" table:formula="of:=(MOD(OCT2DEC([.Y$7]);4)*15+OCT2DEC([.$C40]))*[.$C$2]" office:value-type="float" office:value="138">
            <text:p>138</text:p>
          </table:table-cell>
          <table:table-cell table:style-name="ce34" table:formula="of:=(MOD(OCT2DEC([.Z$7]);4)*15+OCT2DEC([.$C40]))*[.$C$2]" office:value-type="float" office:value="228">
            <text:p>228</text:p>
          </table:table-cell>
          <table:table-cell table:style-name="ce43" table:formula="of:=(MOD(OCT2DEC([.AA$7]);4)*15+OCT2DEC([.$C40]))*[.$C$2]" office:value-type="float" office:value="318">
            <text:p>318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11">
            <text:p>11</text:p>
          </table:table-cell>
          <table:table-cell table:style-name="ce34" table:formula="of:=(OCT2DEC([.D$7])*15+OCT2DEC([.$C41]))*[.$C$2]" office:value-type="float" office:value="54">
            <text:p>54</text:p>
          </table:table-cell>
          <table:table-cell table:style-name="ce34" table:formula="of:=(OCT2DEC([.E$7])*15+OCT2DEC([.$C41]))*[.$C$2]" office:value-type="float" office:value="144">
            <text:p>144</text:p>
          </table:table-cell>
          <table:table-cell table:style-name="ce34" table:formula="of:=(OCT2DEC([.F$7])*15+OCT2DEC([.$C41]))*[.$C$2]" office:value-type="float" office:value="234">
            <text:p>234</text:p>
          </table:table-cell>
          <table:table-cell table:style-name="ce34" table:formula="of:=(OCT2DEC([.G$7])*15+OCT2DEC([.$C41]))*[.$C$2]" office:value-type="float" office:value="324">
            <text:p>324</text:p>
          </table:table-cell>
          <table:table-cell table:style-name="ce58" table:formula="of:=(MOD(OCT2DEC([.H$7]);4)*15+OCT2DEC([.$C41]))*[.$C$2]" office:value-type="float" office:value="54">
            <text:p>54</text:p>
          </table:table-cell>
          <table:table-cell table:style-name="ce34" table:formula="of:=(MOD(OCT2DEC([.I$7]);4)*15+OCT2DEC([.$C41]))*[.$C$2]" office:value-type="float" office:value="144">
            <text:p>144</text:p>
          </table:table-cell>
          <table:table-cell table:style-name="ce34" table:formula="of:=(MOD(OCT2DEC([.J$7]);4)*15+OCT2DEC([.$C41]))*[.$C$2]" office:value-type="float" office:value="234">
            <text:p>234</text:p>
          </table:table-cell>
          <table:table-cell table:style-name="ce34" table:formula="of:=(MOD(OCT2DEC([.K$7]);4)*15+OCT2DEC([.$C41]))*[.$C$2]" office:value-type="float" office:value="324">
            <text:p>324</text:p>
          </table:table-cell>
          <table:table-cell table:style-name="ce58" table:formula="of:=(MOD(OCT2DEC([.L$7]);4)*15+OCT2DEC([.$C41]))*[.$C$2]" office:value-type="float" office:value="54">
            <text:p>54</text:p>
          </table:table-cell>
          <table:table-cell table:style-name="ce34" table:formula="of:=(MOD(OCT2DEC([.M$7]);4)*15+OCT2DEC([.$C41]))*[.$C$2]" office:value-type="float" office:value="144">
            <text:p>144</text:p>
          </table:table-cell>
          <table:table-cell table:style-name="ce34" table:formula="of:=(MOD(OCT2DEC([.N$7]);4)*15+OCT2DEC([.$C41]))*[.$C$2]" office:value-type="float" office:value="234">
            <text:p>234</text:p>
          </table:table-cell>
          <table:table-cell table:style-name="ce34" table:formula="of:=(MOD(OCT2DEC([.O$7]);4)*15+OCT2DEC([.$C41]))*[.$C$2]" office:value-type="float" office:value="324">
            <text:p>324</text:p>
          </table:table-cell>
          <table:table-cell table:style-name="ce58" table:formula="of:=(MOD(OCT2DEC([.P$7]);4)*15+OCT2DEC([.$C41]))*[.$C$2]" office:value-type="float" office:value="54">
            <text:p>54</text:p>
          </table:table-cell>
          <table:table-cell table:style-name="ce34" table:formula="of:=(MOD(OCT2DEC([.Q$7]);4)*15+OCT2DEC([.$C41]))*[.$C$2]" office:value-type="float" office:value="144">
            <text:p>144</text:p>
          </table:table-cell>
          <table:table-cell table:style-name="ce34" table:formula="of:=(MOD(OCT2DEC([.R$7]);4)*15+OCT2DEC([.$C41]))*[.$C$2]" office:value-type="float" office:value="234">
            <text:p>234</text:p>
          </table:table-cell>
          <table:table-cell table:style-name="ce34" table:formula="of:=(MOD(OCT2DEC([.S$7]);4)*15+OCT2DEC([.$C41]))*[.$C$2]" office:value-type="float" office:value="324">
            <text:p>324</text:p>
          </table:table-cell>
          <table:table-cell table:style-name="ce58" table:formula="of:=(MOD(OCT2DEC([.T$7]);4)*15+OCT2DEC([.$C41]))*[.$C$2]" office:value-type="float" office:value="54">
            <text:p>54</text:p>
          </table:table-cell>
          <table:table-cell table:style-name="ce34" table:formula="of:=(MOD(OCT2DEC([.U$7]);4)*15+OCT2DEC([.$C41]))*[.$C$2]" office:value-type="float" office:value="144">
            <text:p>144</text:p>
          </table:table-cell>
          <table:table-cell table:style-name="ce34" table:formula="of:=(MOD(OCT2DEC([.V$7]);4)*15+OCT2DEC([.$C41]))*[.$C$2]" office:value-type="float" office:value="234">
            <text:p>234</text:p>
          </table:table-cell>
          <table:table-cell table:style-name="ce34" table:formula="of:=(MOD(OCT2DEC([.W$7]);4)*15+OCT2DEC([.$C41]))*[.$C$2]" office:value-type="float" office:value="324">
            <text:p>324</text:p>
          </table:table-cell>
          <table:table-cell table:style-name="ce58" table:formula="of:=(MOD(OCT2DEC([.X$7]);4)*15+OCT2DEC([.$C41]))*[.$C$2]" office:value-type="float" office:value="54">
            <text:p>54</text:p>
          </table:table-cell>
          <table:table-cell table:style-name="ce34" table:formula="of:=(MOD(OCT2DEC([.Y$7]);4)*15+OCT2DEC([.$C41]))*[.$C$2]" office:value-type="float" office:value="144">
            <text:p>144</text:p>
          </table:table-cell>
          <table:table-cell table:style-name="ce34" table:formula="of:=(MOD(OCT2DEC([.Z$7]);4)*15+OCT2DEC([.$C41]))*[.$C$2]" office:value-type="float" office:value="234">
            <text:p>234</text:p>
          </table:table-cell>
          <table:table-cell table:style-name="ce43" table:formula="of:=(MOD(OCT2DEC([.AA$7]);4)*15+OCT2DEC([.$C41]))*[.$C$2]" office:value-type="float" office:value="324">
            <text:p>324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12">
            <text:p>12</text:p>
          </table:table-cell>
          <table:table-cell table:style-name="ce34" table:formula="of:=(OCT2DEC([.D$7])*15+OCT2DEC([.$C42]))*[.$C$2]" office:value-type="float" office:value="60">
            <text:p>60</text:p>
          </table:table-cell>
          <table:table-cell table:style-name="ce34" table:formula="of:=(OCT2DEC([.E$7])*15+OCT2DEC([.$C42]))*[.$C$2]" office:value-type="float" office:value="150">
            <text:p>150</text:p>
          </table:table-cell>
          <table:table-cell table:style-name="ce34" table:formula="of:=(OCT2DEC([.F$7])*15+OCT2DEC([.$C42]))*[.$C$2]" office:value-type="float" office:value="240">
            <text:p>240</text:p>
          </table:table-cell>
          <table:table-cell table:style-name="ce34" table:formula="of:=(OCT2DEC([.G$7])*15+OCT2DEC([.$C42]))*[.$C$2]" office:value-type="float" office:value="330">
            <text:p>330</text:p>
          </table:table-cell>
          <table:table-cell table:style-name="ce58" table:formula="of:=(MOD(OCT2DEC([.H$7]);4)*15+OCT2DEC([.$C42]))*[.$C$2]" office:value-type="float" office:value="60">
            <text:p>60</text:p>
          </table:table-cell>
          <table:table-cell table:style-name="ce34" table:formula="of:=(MOD(OCT2DEC([.I$7]);4)*15+OCT2DEC([.$C42]))*[.$C$2]" office:value-type="float" office:value="150">
            <text:p>150</text:p>
          </table:table-cell>
          <table:table-cell table:style-name="ce34" table:formula="of:=(MOD(OCT2DEC([.J$7]);4)*15+OCT2DEC([.$C42]))*[.$C$2]" office:value-type="float" office:value="240">
            <text:p>240</text:p>
          </table:table-cell>
          <table:table-cell table:style-name="ce34" table:formula="of:=(MOD(OCT2DEC([.K$7]);4)*15+OCT2DEC([.$C42]))*[.$C$2]" office:value-type="float" office:value="330">
            <text:p>330</text:p>
          </table:table-cell>
          <table:table-cell table:style-name="ce58" table:formula="of:=(MOD(OCT2DEC([.L$7]);4)*15+OCT2DEC([.$C42]))*[.$C$2]" office:value-type="float" office:value="60">
            <text:p>60</text:p>
          </table:table-cell>
          <table:table-cell table:style-name="ce34" table:formula="of:=(MOD(OCT2DEC([.M$7]);4)*15+OCT2DEC([.$C42]))*[.$C$2]" office:value-type="float" office:value="150">
            <text:p>150</text:p>
          </table:table-cell>
          <table:table-cell table:style-name="ce34" table:formula="of:=(MOD(OCT2DEC([.N$7]);4)*15+OCT2DEC([.$C42]))*[.$C$2]" office:value-type="float" office:value="240">
            <text:p>240</text:p>
          </table:table-cell>
          <table:table-cell table:style-name="ce34" table:formula="of:=(MOD(OCT2DEC([.O$7]);4)*15+OCT2DEC([.$C42]))*[.$C$2]" office:value-type="float" office:value="330">
            <text:p>330</text:p>
          </table:table-cell>
          <table:table-cell table:style-name="ce58" table:formula="of:=(MOD(OCT2DEC([.P$7]);4)*15+OCT2DEC([.$C42]))*[.$C$2]" office:value-type="float" office:value="60">
            <text:p>60</text:p>
          </table:table-cell>
          <table:table-cell table:style-name="ce34" table:formula="of:=(MOD(OCT2DEC([.Q$7]);4)*15+OCT2DEC([.$C42]))*[.$C$2]" office:value-type="float" office:value="150">
            <text:p>150</text:p>
          </table:table-cell>
          <table:table-cell table:style-name="ce34" table:formula="of:=(MOD(OCT2DEC([.R$7]);4)*15+OCT2DEC([.$C42]))*[.$C$2]" office:value-type="float" office:value="240">
            <text:p>240</text:p>
          </table:table-cell>
          <table:table-cell table:style-name="ce34" table:formula="of:=(MOD(OCT2DEC([.S$7]);4)*15+OCT2DEC([.$C42]))*[.$C$2]" office:value-type="float" office:value="330">
            <text:p>330</text:p>
          </table:table-cell>
          <table:table-cell table:style-name="ce58" table:formula="of:=(MOD(OCT2DEC([.T$7]);4)*15+OCT2DEC([.$C42]))*[.$C$2]" office:value-type="float" office:value="60">
            <text:p>60</text:p>
          </table:table-cell>
          <table:table-cell table:style-name="ce34" table:formula="of:=(MOD(OCT2DEC([.U$7]);4)*15+OCT2DEC([.$C42]))*[.$C$2]" office:value-type="float" office:value="150">
            <text:p>150</text:p>
          </table:table-cell>
          <table:table-cell table:style-name="ce34" table:formula="of:=(MOD(OCT2DEC([.V$7]);4)*15+OCT2DEC([.$C42]))*[.$C$2]" office:value-type="float" office:value="240">
            <text:p>240</text:p>
          </table:table-cell>
          <table:table-cell table:style-name="ce34" table:formula="of:=(MOD(OCT2DEC([.W$7]);4)*15+OCT2DEC([.$C42]))*[.$C$2]" office:value-type="float" office:value="330">
            <text:p>330</text:p>
          </table:table-cell>
          <table:table-cell table:style-name="ce58" table:formula="of:=(MOD(OCT2DEC([.X$7]);4)*15+OCT2DEC([.$C42]))*[.$C$2]" office:value-type="float" office:value="60">
            <text:p>60</text:p>
          </table:table-cell>
          <table:table-cell table:style-name="ce34" table:formula="of:=(MOD(OCT2DEC([.Y$7]);4)*15+OCT2DEC([.$C42]))*[.$C$2]" office:value-type="float" office:value="150">
            <text:p>150</text:p>
          </table:table-cell>
          <table:table-cell table:style-name="ce34" table:formula="of:=(MOD(OCT2DEC([.Z$7]);4)*15+OCT2DEC([.$C42]))*[.$C$2]" office:value-type="float" office:value="240">
            <text:p>240</text:p>
          </table:table-cell>
          <table:table-cell table:style-name="ce43" table:formula="of:=(MOD(OCT2DEC([.AA$7]);4)*15+OCT2DEC([.$C42]))*[.$C$2]" office:value-type="float" office:value="330">
            <text:p>330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13">
            <text:p>13</text:p>
          </table:table-cell>
          <table:table-cell table:style-name="ce34" table:formula="of:=(OCT2DEC([.D$7])*15+OCT2DEC([.$C43]))*[.$C$2]" office:value-type="float" office:value="66">
            <text:p>66</text:p>
          </table:table-cell>
          <table:table-cell table:style-name="ce34" table:formula="of:=(OCT2DEC([.E$7])*15+OCT2DEC([.$C43]))*[.$C$2]" office:value-type="float" office:value="156">
            <text:p>156</text:p>
          </table:table-cell>
          <table:table-cell table:style-name="ce34" table:formula="of:=(OCT2DEC([.F$7])*15+OCT2DEC([.$C43]))*[.$C$2]" office:value-type="float" office:value="246">
            <text:p>246</text:p>
          </table:table-cell>
          <table:table-cell table:style-name="ce34" table:formula="of:=(OCT2DEC([.G$7])*15+OCT2DEC([.$C43]))*[.$C$2]" office:value-type="float" office:value="336">
            <text:p>336</text:p>
          </table:table-cell>
          <table:table-cell table:style-name="ce58" table:formula="of:=(MOD(OCT2DEC([.H$7]);4)*15+OCT2DEC([.$C43]))*[.$C$2]" office:value-type="float" office:value="66">
            <text:p>66</text:p>
          </table:table-cell>
          <table:table-cell table:style-name="ce34" table:formula="of:=(MOD(OCT2DEC([.I$7]);4)*15+OCT2DEC([.$C43]))*[.$C$2]" office:value-type="float" office:value="156">
            <text:p>156</text:p>
          </table:table-cell>
          <table:table-cell table:style-name="ce34" table:formula="of:=(MOD(OCT2DEC([.J$7]);4)*15+OCT2DEC([.$C43]))*[.$C$2]" office:value-type="float" office:value="246">
            <text:p>246</text:p>
          </table:table-cell>
          <table:table-cell table:style-name="ce34" table:formula="of:=(MOD(OCT2DEC([.K$7]);4)*15+OCT2DEC([.$C43]))*[.$C$2]" office:value-type="float" office:value="336">
            <text:p>336</text:p>
          </table:table-cell>
          <table:table-cell table:style-name="ce58" table:formula="of:=(MOD(OCT2DEC([.L$7]);4)*15+OCT2DEC([.$C43]))*[.$C$2]" office:value-type="float" office:value="66">
            <text:p>66</text:p>
          </table:table-cell>
          <table:table-cell table:style-name="ce34" table:formula="of:=(MOD(OCT2DEC([.M$7]);4)*15+OCT2DEC([.$C43]))*[.$C$2]" office:value-type="float" office:value="156">
            <text:p>156</text:p>
          </table:table-cell>
          <table:table-cell table:style-name="ce34" table:formula="of:=(MOD(OCT2DEC([.N$7]);4)*15+OCT2DEC([.$C43]))*[.$C$2]" office:value-type="float" office:value="246">
            <text:p>246</text:p>
          </table:table-cell>
          <table:table-cell table:style-name="ce34" table:formula="of:=(MOD(OCT2DEC([.O$7]);4)*15+OCT2DEC([.$C43]))*[.$C$2]" office:value-type="float" office:value="336">
            <text:p>336</text:p>
          </table:table-cell>
          <table:table-cell table:style-name="ce58" table:formula="of:=(MOD(OCT2DEC([.P$7]);4)*15+OCT2DEC([.$C43]))*[.$C$2]" office:value-type="float" office:value="66">
            <text:p>66</text:p>
          </table:table-cell>
          <table:table-cell table:style-name="ce34" table:formula="of:=(MOD(OCT2DEC([.Q$7]);4)*15+OCT2DEC([.$C43]))*[.$C$2]" office:value-type="float" office:value="156">
            <text:p>156</text:p>
          </table:table-cell>
          <table:table-cell table:style-name="ce34" table:formula="of:=(MOD(OCT2DEC([.R$7]);4)*15+OCT2DEC([.$C43]))*[.$C$2]" office:value-type="float" office:value="246">
            <text:p>246</text:p>
          </table:table-cell>
          <table:table-cell table:style-name="ce34" table:formula="of:=(MOD(OCT2DEC([.S$7]);4)*15+OCT2DEC([.$C43]))*[.$C$2]" office:value-type="float" office:value="336">
            <text:p>336</text:p>
          </table:table-cell>
          <table:table-cell table:style-name="ce58" table:formula="of:=(MOD(OCT2DEC([.T$7]);4)*15+OCT2DEC([.$C43]))*[.$C$2]" office:value-type="float" office:value="66">
            <text:p>66</text:p>
          </table:table-cell>
          <table:table-cell table:style-name="ce34" table:formula="of:=(MOD(OCT2DEC([.U$7]);4)*15+OCT2DEC([.$C43]))*[.$C$2]" office:value-type="float" office:value="156">
            <text:p>156</text:p>
          </table:table-cell>
          <table:table-cell table:style-name="ce34" table:formula="of:=(MOD(OCT2DEC([.V$7]);4)*15+OCT2DEC([.$C43]))*[.$C$2]" office:value-type="float" office:value="246">
            <text:p>246</text:p>
          </table:table-cell>
          <table:table-cell table:style-name="ce34" table:formula="of:=(MOD(OCT2DEC([.W$7]);4)*15+OCT2DEC([.$C43]))*[.$C$2]" office:value-type="float" office:value="336">
            <text:p>336</text:p>
          </table:table-cell>
          <table:table-cell table:style-name="ce58" table:formula="of:=(MOD(OCT2DEC([.X$7]);4)*15+OCT2DEC([.$C43]))*[.$C$2]" office:value-type="float" office:value="66">
            <text:p>66</text:p>
          </table:table-cell>
          <table:table-cell table:style-name="ce34" table:formula="of:=(MOD(OCT2DEC([.Y$7]);4)*15+OCT2DEC([.$C43]))*[.$C$2]" office:value-type="float" office:value="156">
            <text:p>156</text:p>
          </table:table-cell>
          <table:table-cell table:style-name="ce34" table:formula="of:=(MOD(OCT2DEC([.Z$7]);4)*15+OCT2DEC([.$C43]))*[.$C$2]" office:value-type="float" office:value="246">
            <text:p>246</text:p>
          </table:table-cell>
          <table:table-cell table:style-name="ce43" table:formula="of:=(MOD(OCT2DEC([.AA$7]);4)*15+OCT2DEC([.$C43]))*[.$C$2]" office:value-type="float" office:value="336">
            <text:p>336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14">
            <text:p>14</text:p>
          </table:table-cell>
          <table:table-cell table:style-name="ce34" table:formula="of:=(OCT2DEC([.D$7])*15+OCT2DEC([.$C44]))*[.$C$2]" office:value-type="float" office:value="72">
            <text:p>72</text:p>
          </table:table-cell>
          <table:table-cell table:style-name="ce34" table:formula="of:=(OCT2DEC([.E$7])*15+OCT2DEC([.$C44]))*[.$C$2]" office:value-type="float" office:value="162">
            <text:p>162</text:p>
          </table:table-cell>
          <table:table-cell table:style-name="ce34" table:formula="of:=(OCT2DEC([.F$7])*15+OCT2DEC([.$C44]))*[.$C$2]" office:value-type="float" office:value="252">
            <text:p>252</text:p>
          </table:table-cell>
          <table:table-cell table:style-name="ce34" table:formula="of:=(OCT2DEC([.G$7])*15+OCT2DEC([.$C44]))*[.$C$2]" office:value-type="float" office:value="342">
            <text:p>342</text:p>
          </table:table-cell>
          <table:table-cell table:style-name="ce58" table:formula="of:=(MOD(OCT2DEC([.H$7]);4)*15+OCT2DEC([.$C44]))*[.$C$2]" office:value-type="float" office:value="72">
            <text:p>72</text:p>
          </table:table-cell>
          <table:table-cell table:style-name="ce34" table:formula="of:=(MOD(OCT2DEC([.I$7]);4)*15+OCT2DEC([.$C44]))*[.$C$2]" office:value-type="float" office:value="162">
            <text:p>162</text:p>
          </table:table-cell>
          <table:table-cell table:style-name="ce34" table:formula="of:=(MOD(OCT2DEC([.J$7]);4)*15+OCT2DEC([.$C44]))*[.$C$2]" office:value-type="float" office:value="252">
            <text:p>252</text:p>
          </table:table-cell>
          <table:table-cell table:style-name="ce34" table:formula="of:=(MOD(OCT2DEC([.K$7]);4)*15+OCT2DEC([.$C44]))*[.$C$2]" office:value-type="float" office:value="342">
            <text:p>342</text:p>
          </table:table-cell>
          <table:table-cell table:style-name="ce58" table:formula="of:=(MOD(OCT2DEC([.L$7]);4)*15+OCT2DEC([.$C44]))*[.$C$2]" office:value-type="float" office:value="72">
            <text:p>72</text:p>
          </table:table-cell>
          <table:table-cell table:style-name="ce34" table:formula="of:=(MOD(OCT2DEC([.M$7]);4)*15+OCT2DEC([.$C44]))*[.$C$2]" office:value-type="float" office:value="162">
            <text:p>162</text:p>
          </table:table-cell>
          <table:table-cell table:style-name="ce34" table:formula="of:=(MOD(OCT2DEC([.N$7]);4)*15+OCT2DEC([.$C44]))*[.$C$2]" office:value-type="float" office:value="252">
            <text:p>252</text:p>
          </table:table-cell>
          <table:table-cell table:style-name="ce34" table:formula="of:=(MOD(OCT2DEC([.O$7]);4)*15+OCT2DEC([.$C44]))*[.$C$2]" office:value-type="float" office:value="342">
            <text:p>342</text:p>
          </table:table-cell>
          <table:table-cell table:style-name="ce58" table:formula="of:=(MOD(OCT2DEC([.P$7]);4)*15+OCT2DEC([.$C44]))*[.$C$2]" office:value-type="float" office:value="72">
            <text:p>72</text:p>
          </table:table-cell>
          <table:table-cell table:style-name="ce34" table:formula="of:=(MOD(OCT2DEC([.Q$7]);4)*15+OCT2DEC([.$C44]))*[.$C$2]" office:value-type="float" office:value="162">
            <text:p>162</text:p>
          </table:table-cell>
          <table:table-cell table:style-name="ce34" table:formula="of:=(MOD(OCT2DEC([.R$7]);4)*15+OCT2DEC([.$C44]))*[.$C$2]" office:value-type="float" office:value="252">
            <text:p>252</text:p>
          </table:table-cell>
          <table:table-cell table:style-name="ce34" table:formula="of:=(MOD(OCT2DEC([.S$7]);4)*15+OCT2DEC([.$C44]))*[.$C$2]" office:value-type="float" office:value="342">
            <text:p>342</text:p>
          </table:table-cell>
          <table:table-cell table:style-name="ce58" table:formula="of:=(MOD(OCT2DEC([.T$7]);4)*15+OCT2DEC([.$C44]))*[.$C$2]" office:value-type="float" office:value="72">
            <text:p>72</text:p>
          </table:table-cell>
          <table:table-cell table:style-name="ce34" table:formula="of:=(MOD(OCT2DEC([.U$7]);4)*15+OCT2DEC([.$C44]))*[.$C$2]" office:value-type="float" office:value="162">
            <text:p>162</text:p>
          </table:table-cell>
          <table:table-cell table:style-name="ce34" table:formula="of:=(MOD(OCT2DEC([.V$7]);4)*15+OCT2DEC([.$C44]))*[.$C$2]" office:value-type="float" office:value="252">
            <text:p>252</text:p>
          </table:table-cell>
          <table:table-cell table:style-name="ce34" table:formula="of:=(MOD(OCT2DEC([.W$7]);4)*15+OCT2DEC([.$C44]))*[.$C$2]" office:value-type="float" office:value="342">
            <text:p>342</text:p>
          </table:table-cell>
          <table:table-cell table:style-name="ce58" table:formula="of:=(MOD(OCT2DEC([.X$7]);4)*15+OCT2DEC([.$C44]))*[.$C$2]" office:value-type="float" office:value="72">
            <text:p>72</text:p>
          </table:table-cell>
          <table:table-cell table:style-name="ce34" table:formula="of:=(MOD(OCT2DEC([.Y$7]);4)*15+OCT2DEC([.$C44]))*[.$C$2]" office:value-type="float" office:value="162">
            <text:p>162</text:p>
          </table:table-cell>
          <table:table-cell table:style-name="ce34" table:formula="of:=(MOD(OCT2DEC([.Z$7]);4)*15+OCT2DEC([.$C44]))*[.$C$2]" office:value-type="float" office:value="252">
            <text:p>252</text:p>
          </table:table-cell>
          <table:table-cell table:style-name="ce43" table:formula="of:=(MOD(OCT2DEC([.AA$7]);4)*15+OCT2DEC([.$C44]))*[.$C$2]" office:value-type="float" office:value="342">
            <text:p>342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15">
            <text:p>15</text:p>
          </table:table-cell>
          <table:table-cell table:style-name="ce34" table:formula="of:=(OCT2DEC([.D$7])*15+OCT2DEC([.$C45]))*[.$C$2]" office:value-type="float" office:value="78">
            <text:p>78</text:p>
          </table:table-cell>
          <table:table-cell table:style-name="ce34" table:formula="of:=(OCT2DEC([.E$7])*15+OCT2DEC([.$C45]))*[.$C$2]" office:value-type="float" office:value="168">
            <text:p>168</text:p>
          </table:table-cell>
          <table:table-cell table:style-name="ce34" table:formula="of:=(OCT2DEC([.F$7])*15+OCT2DEC([.$C45]))*[.$C$2]" office:value-type="float" office:value="258">
            <text:p>258</text:p>
          </table:table-cell>
          <table:table-cell table:style-name="ce34" table:formula="of:=(OCT2DEC([.G$7])*15+OCT2DEC([.$C45]))*[.$C$2]" office:value-type="float" office:value="348">
            <text:p>348</text:p>
          </table:table-cell>
          <table:table-cell table:style-name="ce58" table:formula="of:=(MOD(OCT2DEC([.H$7]);4)*15+OCT2DEC([.$C45]))*[.$C$2]" office:value-type="float" office:value="78">
            <text:p>78</text:p>
          </table:table-cell>
          <table:table-cell table:style-name="ce34" table:formula="of:=(MOD(OCT2DEC([.I$7]);4)*15+OCT2DEC([.$C45]))*[.$C$2]" office:value-type="float" office:value="168">
            <text:p>168</text:p>
          </table:table-cell>
          <table:table-cell table:style-name="ce34" table:formula="of:=(MOD(OCT2DEC([.J$7]);4)*15+OCT2DEC([.$C45]))*[.$C$2]" office:value-type="float" office:value="258">
            <text:p>258</text:p>
          </table:table-cell>
          <table:table-cell table:style-name="ce34" table:formula="of:=(MOD(OCT2DEC([.K$7]);4)*15+OCT2DEC([.$C45]))*[.$C$2]" office:value-type="float" office:value="348">
            <text:p>348</text:p>
          </table:table-cell>
          <table:table-cell table:style-name="ce58" table:formula="of:=(MOD(OCT2DEC([.L$7]);4)*15+OCT2DEC([.$C45]))*[.$C$2]" office:value-type="float" office:value="78">
            <text:p>78</text:p>
          </table:table-cell>
          <table:table-cell table:style-name="ce34" table:formula="of:=(MOD(OCT2DEC([.M$7]);4)*15+OCT2DEC([.$C45]))*[.$C$2]" office:value-type="float" office:value="168">
            <text:p>168</text:p>
          </table:table-cell>
          <table:table-cell table:style-name="ce34" table:formula="of:=(MOD(OCT2DEC([.N$7]);4)*15+OCT2DEC([.$C45]))*[.$C$2]" office:value-type="float" office:value="258">
            <text:p>258</text:p>
          </table:table-cell>
          <table:table-cell table:style-name="ce34" table:formula="of:=(MOD(OCT2DEC([.O$7]);4)*15+OCT2DEC([.$C45]))*[.$C$2]" office:value-type="float" office:value="348">
            <text:p>348</text:p>
          </table:table-cell>
          <table:table-cell table:style-name="ce58" table:formula="of:=(MOD(OCT2DEC([.P$7]);4)*15+OCT2DEC([.$C45]))*[.$C$2]" office:value-type="float" office:value="78">
            <text:p>78</text:p>
          </table:table-cell>
          <table:table-cell table:style-name="ce34" table:formula="of:=(MOD(OCT2DEC([.Q$7]);4)*15+OCT2DEC([.$C45]))*[.$C$2]" office:value-type="float" office:value="168">
            <text:p>168</text:p>
          </table:table-cell>
          <table:table-cell table:style-name="ce34" table:formula="of:=(MOD(OCT2DEC([.R$7]);4)*15+OCT2DEC([.$C45]))*[.$C$2]" office:value-type="float" office:value="258">
            <text:p>258</text:p>
          </table:table-cell>
          <table:table-cell table:style-name="ce34" table:formula="of:=(MOD(OCT2DEC([.S$7]);4)*15+OCT2DEC([.$C45]))*[.$C$2]" office:value-type="float" office:value="348">
            <text:p>348</text:p>
          </table:table-cell>
          <table:table-cell table:style-name="ce58" table:formula="of:=(MOD(OCT2DEC([.T$7]);4)*15+OCT2DEC([.$C45]))*[.$C$2]" office:value-type="float" office:value="78">
            <text:p>78</text:p>
          </table:table-cell>
          <table:table-cell table:style-name="ce34" table:formula="of:=(MOD(OCT2DEC([.U$7]);4)*15+OCT2DEC([.$C45]))*[.$C$2]" office:value-type="float" office:value="168">
            <text:p>168</text:p>
          </table:table-cell>
          <table:table-cell table:style-name="ce34" table:formula="of:=(MOD(OCT2DEC([.V$7]);4)*15+OCT2DEC([.$C45]))*[.$C$2]" office:value-type="float" office:value="258">
            <text:p>258</text:p>
          </table:table-cell>
          <table:table-cell table:style-name="ce34" table:formula="of:=(MOD(OCT2DEC([.W$7]);4)*15+OCT2DEC([.$C45]))*[.$C$2]" office:value-type="float" office:value="348">
            <text:p>348</text:p>
          </table:table-cell>
          <table:table-cell table:style-name="ce58" table:formula="of:=(MOD(OCT2DEC([.X$7]);4)*15+OCT2DEC([.$C45]))*[.$C$2]" office:value-type="float" office:value="78">
            <text:p>78</text:p>
          </table:table-cell>
          <table:table-cell table:style-name="ce34" table:formula="of:=(MOD(OCT2DEC([.Y$7]);4)*15+OCT2DEC([.$C45]))*[.$C$2]" office:value-type="float" office:value="168">
            <text:p>168</text:p>
          </table:table-cell>
          <table:table-cell table:style-name="ce34" table:formula="of:=(MOD(OCT2DEC([.Z$7]);4)*15+OCT2DEC([.$C45]))*[.$C$2]" office:value-type="float" office:value="258">
            <text:p>258</text:p>
          </table:table-cell>
          <table:table-cell table:style-name="ce43" table:formula="of:=(MOD(OCT2DEC([.AA$7]);4)*15+OCT2DEC([.$C45]))*[.$C$2]" office:value-type="float" office:value="348">
            <text:p>348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16">
            <text:p>16</text:p>
          </table:table-cell>
          <table:table-cell table:style-name="ce34" table:formula="of:=(OCT2DEC([.D$7])*15+OCT2DEC([.$C46]))*[.$C$2]" office:value-type="float" office:value="84">
            <text:p>84</text:p>
          </table:table-cell>
          <table:table-cell table:style-name="ce34" table:formula="of:=(OCT2DEC([.E$7])*15+OCT2DEC([.$C46]))*[.$C$2]" office:value-type="float" office:value="174">
            <text:p>174</text:p>
          </table:table-cell>
          <table:table-cell table:style-name="ce34" table:formula="of:=(OCT2DEC([.F$7])*15+OCT2DEC([.$C46]))*[.$C$2]" office:value-type="float" office:value="264">
            <text:p>264</text:p>
          </table:table-cell>
          <table:table-cell table:style-name="ce34" office:value-type="string">
            <text:p>—</text:p>
          </table:table-cell>
          <table:table-cell table:style-name="ce58" table:formula="of:=(MOD(OCT2DEC([.H$7]);4)*15+OCT2DEC([.$C46]))*[.$C$2]" office:value-type="float" office:value="84">
            <text:p>84</text:p>
          </table:table-cell>
          <table:table-cell table:style-name="ce34" table:formula="of:=(MOD(OCT2DEC([.I$7]);4)*15+OCT2DEC([.$C46]))*[.$C$2]" office:value-type="float" office:value="174">
            <text:p>174</text:p>
          </table:table-cell>
          <table:table-cell table:style-name="ce34" table:formula="of:=(MOD(OCT2DEC([.J$7]);4)*15+OCT2DEC([.$C46]))*[.$C$2]" office:value-type="float" office:value="264">
            <text:p>264</text:p>
          </table:table-cell>
          <table:table-cell table:style-name="ce34" table:formula="of:=[.G46]" office:value-type="string" office:string-value="—">
            <text:p>—</text:p>
          </table:table-cell>
          <table:table-cell table:style-name="ce58" table:formula="of:=(MOD(OCT2DEC([.L$7]);4)*15+OCT2DEC([.$C46]))*[.$C$2]" office:value-type="float" office:value="84">
            <text:p>84</text:p>
          </table:table-cell>
          <table:table-cell table:style-name="ce34" table:formula="of:=(MOD(OCT2DEC([.M$7]);4)*15+OCT2DEC([.$C46]))*[.$C$2]" office:value-type="float" office:value="174">
            <text:p>174</text:p>
          </table:table-cell>
          <table:table-cell table:style-name="ce34" table:formula="of:=(MOD(OCT2DEC([.N$7]);4)*15+OCT2DEC([.$C46]))*[.$C$2]" office:value-type="float" office:value="264">
            <text:p>264</text:p>
          </table:table-cell>
          <table:table-cell table:style-name="ce34" table:formula="of:=[.K46]" office:value-type="string" office:string-value="—">
            <text:p>—</text:p>
          </table:table-cell>
          <table:table-cell table:style-name="ce58" table:formula="of:=(MOD(OCT2DEC([.P$7]);4)*15+OCT2DEC([.$C46]))*[.$C$2]" office:value-type="float" office:value="84">
            <text:p>84</text:p>
          </table:table-cell>
          <table:table-cell table:style-name="ce34" table:formula="of:=(MOD(OCT2DEC([.Q$7]);4)*15+OCT2DEC([.$C46]))*[.$C$2]" office:value-type="float" office:value="174">
            <text:p>174</text:p>
          </table:table-cell>
          <table:table-cell table:style-name="ce34" table:formula="of:=(MOD(OCT2DEC([.R$7]);4)*15+OCT2DEC([.$C46]))*[.$C$2]" office:value-type="float" office:value="264">
            <text:p>264</text:p>
          </table:table-cell>
          <table:table-cell table:style-name="ce34" table:formula="of:=[.O46]" office:value-type="string" office:string-value="—">
            <text:p>—</text:p>
          </table:table-cell>
          <table:table-cell table:style-name="ce58" table:formula="of:=(MOD(OCT2DEC([.T$7]);4)*15+OCT2DEC([.$C46]))*[.$C$2]" office:value-type="float" office:value="84">
            <text:p>84</text:p>
          </table:table-cell>
          <table:table-cell table:style-name="ce34" table:formula="of:=(MOD(OCT2DEC([.U$7]);4)*15+OCT2DEC([.$C46]))*[.$C$2]" office:value-type="float" office:value="174">
            <text:p>174</text:p>
          </table:table-cell>
          <table:table-cell table:style-name="ce34" table:formula="of:=(MOD(OCT2DEC([.V$7]);4)*15+OCT2DEC([.$C46]))*[.$C$2]" office:value-type="float" office:value="264">
            <text:p>264</text:p>
          </table:table-cell>
          <table:table-cell table:style-name="ce34" table:formula="of:=[.S46]" office:value-type="string" office:string-value="—">
            <text:p>—</text:p>
          </table:table-cell>
          <table:table-cell table:style-name="ce58" table:formula="of:=(MOD(OCT2DEC([.X$7]);4)*15+OCT2DEC([.$C46]))*[.$C$2]" office:value-type="float" office:value="84">
            <text:p>84</text:p>
          </table:table-cell>
          <table:table-cell table:style-name="ce34" table:formula="of:=(MOD(OCT2DEC([.Y$7]);4)*15+OCT2DEC([.$C46]))*[.$C$2]" office:value-type="float" office:value="174">
            <text:p>174</text:p>
          </table:table-cell>
          <table:table-cell table:style-name="ce34" table:formula="of:=(MOD(OCT2DEC([.Z$7]);4)*15+OCT2DEC([.$C46]))*[.$C$2]" office:value-type="float" office:value="264">
            <text:p>264</text:p>
          </table:table-cell>
          <table:table-cell table:style-name="ce43" table:formula="of:=[.W46]" office:value-type="string" office:string-value="—">
            <text:p>—</text:p>
          </table:table-cell>
          <table:table-cell table:style-name="ce72" table:number-columns-repeated="997"/>
        </table:table-row>
        <table:table-row table:style-name="ro2">
          <table:table-cell table:style-name="ce46"/>
          <table:covered-table-cell/>
          <table:table-cell table:style-name="ce52" office:value-type="float" office:value="17">
            <text:p>17</text:p>
          </table:table-cell>
          <table:table-cell table:style-name="ce34" office:value-type="string">
            <text:p>A</text:p>
          </table:table-cell>
          <table:table-cell table:style-name="ce34" table:formula="of:=[.D47]" office:value-type="string" office:string-value="A">
            <text:p>A</text:p>
          </table:table-cell>
          <table:table-cell table:style-name="ce34" table:formula="of:=[.E47]" office:value-type="string" office:string-value="A">
            <text:p>A</text:p>
          </table:table-cell>
          <table:table-cell table:style-name="ce34" table:formula="of:=[.F47]" office:value-type="string" office:string-value="A">
            <text:p>A</text:p>
          </table:table-cell>
          <table:table-cell table:style-name="ce58" table:formula="of:=[.D47]" office:value-type="string" office:string-value="A">
            <text:p>A</text:p>
          </table:table-cell>
          <table:table-cell table:style-name="ce34" table:formula="of:=[.E47]" office:value-type="string" office:string-value="A">
            <text:p>A</text:p>
          </table:table-cell>
          <table:table-cell table:style-name="ce34" table:formula="of:=[.F47]" office:value-type="string" office:string-value="A">
            <text:p>A</text:p>
          </table:table-cell>
          <table:table-cell table:style-name="ce34" table:formula="of:=[.G47]" office:value-type="string" office:string-value="A">
            <text:p>A</text:p>
          </table:table-cell>
          <table:table-cell table:style-name="ce58" table:formula="of:=[.H47]" office:value-type="string" office:string-value="A">
            <text:p>A</text:p>
          </table:table-cell>
          <table:table-cell table:style-name="ce34" table:formula="of:=[.I47]" office:value-type="string" office:string-value="A">
            <text:p>A</text:p>
          </table:table-cell>
          <table:table-cell table:style-name="ce34" table:formula="of:=[.J47]" office:value-type="string" office:string-value="A">
            <text:p>A</text:p>
          </table:table-cell>
          <table:table-cell table:style-name="ce34" table:formula="of:=[.K47]" office:value-type="string" office:string-value="A">
            <text:p>A</text:p>
          </table:table-cell>
          <table:table-cell table:style-name="ce58" table:formula="of:=[.L47]" office:value-type="string" office:string-value="A">
            <text:p>A</text:p>
          </table:table-cell>
          <table:table-cell table:style-name="ce34" table:formula="of:=[.M47]" office:value-type="string" office:string-value="A">
            <text:p>A</text:p>
          </table:table-cell>
          <table:table-cell table:style-name="ce34" table:formula="of:=[.N47]" office:value-type="string" office:string-value="A">
            <text:p>A</text:p>
          </table:table-cell>
          <table:table-cell table:style-name="ce34" table:formula="of:=[.O47]" office:value-type="string" office:string-value="A">
            <text:p>A</text:p>
          </table:table-cell>
          <table:table-cell table:style-name="ce58" table:formula="of:=[.P47]" office:value-type="string" office:string-value="A">
            <text:p>A</text:p>
          </table:table-cell>
          <table:table-cell table:style-name="ce34" table:formula="of:=[.Q47]" office:value-type="string" office:string-value="A">
            <text:p>A</text:p>
          </table:table-cell>
          <table:table-cell table:style-name="ce34" table:formula="of:=[.R47]" office:value-type="string" office:string-value="A">
            <text:p>A</text:p>
          </table:table-cell>
          <table:table-cell table:style-name="ce34" table:formula="of:=[.S47]" office:value-type="string" office:string-value="A">
            <text:p>A</text:p>
          </table:table-cell>
          <table:table-cell table:style-name="ce58" table:formula="of:=[.T47]" office:value-type="string" office:string-value="A">
            <text:p>A</text:p>
          </table:table-cell>
          <table:table-cell table:style-name="ce34" table:formula="of:=[.U47]" office:value-type="string" office:string-value="A">
            <text:p>A</text:p>
          </table:table-cell>
          <table:table-cell table:style-name="ce34" table:formula="of:=[.V47]" office:value-type="string" office:string-value="A">
            <text:p>A</text:p>
          </table:table-cell>
          <table:table-cell table:style-name="ce43" table:formula="of:=[.W47]" office:value-type="string" office:string-value="A">
            <text:p>A</text:p>
          </table:table-cell>
          <table:table-cell table:style-name="ce72" table:number-columns-repeated="997"/>
        </table:table-row>
        <table:table-row table:style-name="ro2">
          <table:table-cell table:style-name="ce46"/>
          <table:table-cell table:style-name="ce49" office:value-type="string" table:number-columns-spanned="2" table:number-rows-spanned="1">
            <text:p>Board for:</text:p>
          </table:table-cell>
          <table:covered-table-cell/>
          <table:table-cell table:style-name="ce55" office:value-type="string" table:number-columns-spanned="4" table:number-rows-spanned="1">
            <text:p>K1 + K2</text:p>
          </table:table-cell>
          <table:covered-table-cell table:number-columns-repeated="3"/>
          <table:table-cell table:style-name="ce55" office:value-type="string" table:number-columns-spanned="4" table:number-rows-spanned="1">
            <text:p>K1 + K2 + PT</text:p>
          </table:table-cell>
          <table:covered-table-cell table:number-columns-repeated="3"/>
          <table:table-cell table:style-name="ce55" office:value-type="string" table:number-columns-spanned="4" table:number-rows-spanned="1">
            <text:p>End K1 + K2</text:p>
          </table:table-cell>
          <table:covered-table-cell table:number-columns-repeated="3"/>
          <table:table-cell table:style-name="ce55" office:value-type="string" table:number-columns-spanned="4" table:number-rows-spanned="1">
            <text:p>End PT</text:p>
          </table:table-cell>
          <table:covered-table-cell table:number-columns-repeated="3"/>
          <table:table-cell table:style-name="ce55" office:value-type="string" table:number-columns-spanned="4" table:number-rows-spanned="1">
            <text:p>End K1 + K2 + PT</text:p>
          </table:table-cell>
          <table:covered-table-cell table:number-columns-repeated="3"/>
          <table:table-cell table:style-name="ce55" office:value-type="string" table:number-columns-spanned="4" table:number-rows-spanned="1">
            <text:p>End K1 + K2 + PT</text:p>
          </table:table-cell>
          <table:covered-table-cell table:number-columns-repeated="3"/>
          <table:table-cell table:style-name="ce72" table:number-columns-repeated="997"/>
        </table:table-row>
        <table:table-row table:style-name="ro2">
          <table:table-cell table:style-name="ce46"/>
          <table:table-cell table:style-name="ce50" office:value-type="string" table:number-columns-spanned="2" table:number-rows-spanned="1">
            <text:p>Code</text:p>
          </table:table-cell>
          <table:covered-table-cell/>
          <table:table-cell table:style-name="ce50" office:value-type="string" table:number-columns-spanned="4" table:number-rows-spanned="1">
            <text:p>Overlap</text:p>
          </table:table-cell>
          <table:covered-table-cell table:number-columns-repeated="3"/>
          <table:table-cell table:style-name="ce65" office:value-type="string" table:number-columns-spanned="4" table:number-rows-spanned="1">
            <text:p>Overlap</text:p>
          </table:table-cell>
          <table:covered-table-cell table:number-columns-repeated="3"/>
          <table:table-cell table:style-name="ce65" office:value-type="string" table:number-columns-spanned="4" table:number-rows-spanned="1">
            <text:p>PT overlap</text:p>
          </table:table-cell>
          <table:covered-table-cell table:number-columns-repeated="3"/>
          <table:table-cell table:style-name="ce65" office:value-type="string" table:number-columns-spanned="4" table:number-rows-spanned="1">
            <text:p>K1 + K2 overlap</text:p>
          </table:table-cell>
          <table:covered-table-cell table:number-columns-repeated="3"/>
          <table:table-cell table:style-name="ce65" office:value-type="string" table:number-columns-spanned="4" table:number-rows-spanned="1">
            <text:p>No overlap</text:p>
          </table:table-cell>
          <table:covered-table-cell table:number-columns-repeated="3"/>
          <table:table-cell table:style-name="ce65" office:value-type="string" table:number-columns-spanned="4" table:number-rows-spanned="1">
            <text:p>No overlap</text:p>
          </table:table-cell>
          <table:covered-table-cell table:number-columns-repeated="3"/>
          <table:table-cell table:style-name="ce72" table:number-columns-repeated="997"/>
        </table:table-row>
        <table:table-row table:style-name="ro2">
          <table:table-cell table:style-name="ce46" table:number-columns-repeated="3"/>
          <table:table-cell table:style-name="ce56" office:value-type="string" table:number-columns-spanned="20" table:number-rows-spanned="1">
            <text:p>Stored speed not affected</text:p>
          </table:table-cell>
          <table:covered-table-cell table:number-columns-repeated="19"/>
          <table:table-cell table:style-name="ce73" office:value-type="string" table:number-columns-spanned="4" table:number-rows-spanned="1">
            <text:p>Stored speed cleared</text:p>
          </table:table-cell>
          <table:covered-table-cell table:number-columns-repeated="3"/>
          <table:table-cell table:style-name="ce72" table:number-columns-repeated="997"/>
        </table:table-row>
        <table:table-row table:style-name="ro2">
          <table:table-cell table:style-name="ce46" table:number-columns-repeated="23"/>
          <table:table-cell table:style-name="ce72" table:number-columns-repeated="1001"/>
        </table:table-row>
        <table:table-row table:style-name="ro2">
          <table:table-cell table:style-name="ce34" office:value-type="string">
            <text:p>Level crossings are indicated with A(20), A(21), A(24), A(27) groups using a different lookup table:</text:p>
          </table:table-cell>
          <table:table-cell table:style-name="ce46" table:number-columns-repeated="22"/>
          <table:table-cell table:style-name="ce72" table:number-columns-repeated="1001"/>
        </table:table-row>
        <table:table-row table:style-name="ro2">
          <table:table-cell table:style-name="ce46" table:number-columns-repeated="23"/>
          <table:table-cell table:style-name="ce72" table:number-columns-repeated="1001"/>
        </table:table-row>
        <table:table-row table:style-name="ro2">
          <table:table-cell table:style-name="ce46"/>
          <table:table-cell table:style-name="ce47" office:value-type="string" table:number-columns-spanned="2" table:number-rows-spanned="2">
            <text:p>Value (Octal)</text:p>
          </table:table-cell>
          <table:covered-table-cell/>
          <table:table-cell table:style-name="ce53" office:value-type="string" table:number-columns-spanned="6" table:number-rows-spanned="1">
            <text:p>AZ</text:p>
          </table:table-cell>
          <table:covered-table-cell table:number-columns-repeated="5"/>
          <table:table-cell table:style-name="ce46" table:number-columns-repeated="14"/>
          <table:table-cell table:style-name="ce72" table:number-columns-repeated="1001"/>
        </table:table-row>
        <table:table-row table:style-name="ro2">
          <table:table-cell table:style-name="ce46"/>
          <table:covered-table-cell table:number-columns-repeated="2"/>
          <table:table-cell table:style-name="ce54" office:value-type="float" office:value="40">
            <text:p>40</text:p>
          </table:table-cell>
          <table:table-cell table:style-name="ce54" office:value-type="float" office:value="41">
            <text:p>41</text:p>
          </table:table-cell>
          <table:table-cell table:style-name="ce54" office:value-type="float" office:value="42">
            <text:p>42</text:p>
          </table:table-cell>
          <table:table-cell table:style-name="ce64" office:value-type="float" office:value="44">
            <text:p>44</text:p>
          </table:table-cell>
          <table:table-cell table:style-name="ce67" office:value-type="float" office:value="45">
            <text:p>45</text:p>
          </table:table-cell>
          <table:table-cell table:style-name="ce69" office:value-type="float" office:value="46">
            <text:p>46</text:p>
          </table:table-cell>
          <table:table-cell table:style-name="ce46" table:number-columns-repeated="14"/>
          <table:table-cell table:style-name="ce72" table:number-columns-repeated="1001"/>
        </table:table-row>
        <table:table-row table:style-name="ro2">
          <table:table-cell table:style-name="ce46"/>
          <table:table-cell table:style-name="ce48" office:value-type="string" table:number-columns-spanned="1" table:number-rows-spanned="16">
            <text:p>AY</text:p>
          </table:table-cell>
          <table:table-cell table:style-name="ce51" office:value-type="float" office:value="40">
            <text:p>40</text:p>
          </table:table-cell>
          <table:table-cell table:style-name="ce57" office:value-type="string">
            <text:p>AL1</text:p>
          </table:table-cell>
          <table:table-cell table:style-name="ce60" office:value-type="string">
            <text:p>AL2</text:p>
          </table:table-cell>
          <table:table-cell table:style-name="ce62" office:value-type="string">
            <text:p>AL3</text:p>
          </table:table-cell>
          <table:table-cell table:style-name="ce57" office:value-type="string">
            <text:p>VL1</text:p>
          </table:table-cell>
          <table:table-cell table:style-name="ce68" office:value-type="string">
            <text:p>VL2</text:p>
          </table:table-cell>
          <table:table-cell table:style-name="ce70" office:value-type="string">
            <text:p>VL3</text:p>
          </table:table-cell>
          <table:table-cell table:style-name="ce46" table:number-columns-repeated="14"/>
          <table:table-cell table:style-name="ce72" table:number-columns-repeated="1001"/>
        </table:table-row>
        <table:table-row table:style-name="ro2">
          <table:table-cell table:style-name="ce46"/>
          <table:covered-table-cell/>
          <table:table-cell table:style-name="ce52" office:value-type="float" office:value="41">
            <text:p>41</text:p>
          </table:table-cell>
          <table:table-cell table:style-name="ce58" table:formula="of:=(OCT2DEC([.$C57])-32)*12" office:value-type="float" office:value="12">
            <text:p>12</text:p>
          </table:table-cell>
          <table:table-cell table:style-name="ce34" table:formula="of:=[.D57]" office:value-type="float" office:value="12">
            <text:p>12</text:p>
          </table:table-cell>
          <table:table-cell table:style-name="ce43" table:formula="of:=[.E57]" office:value-type="float" office:value="12">
            <text:p>12</text:p>
          </table:table-cell>
          <table:table-cell table:style-name="ce58" table:formula="of:=[.F57]" office:value-type="float" office:value="12">
            <text:p>12</text:p>
          </table:table-cell>
          <table:table-cell table:style-name="ce34" table:formula="of:=[.G57]" office:value-type="float" office:value="12">
            <text:p>12</text:p>
          </table:table-cell>
          <table:table-cell table:style-name="ce43" table:formula="of:=[.H57]" office:value-type="float" office:value="12">
            <text:p>12</text:p>
          </table:table-cell>
          <table:table-cell table:style-name="ce46" table:number-columns-repeated="14"/>
          <table:table-cell table:style-name="ce72" table:number-columns-repeated="1001"/>
        </table:table-row>
        <table:table-row table:style-name="ro2">
          <table:table-cell table:style-name="ce46"/>
          <table:covered-table-cell/>
          <table:table-cell table:style-name="ce52" office:value-type="float" office:value="42">
            <text:p>42</text:p>
          </table:table-cell>
          <table:table-cell table:style-name="ce58" table:formula="of:=(OCT2DEC([.$C58])-32)*12" office:value-type="float" office:value="24">
            <text:p>24</text:p>
          </table:table-cell>
          <table:table-cell table:style-name="ce34" table:formula="of:=[.D58]" office:value-type="float" office:value="24">
            <text:p>24</text:p>
          </table:table-cell>
          <table:table-cell table:style-name="ce43" table:formula="of:=[.E58]" office:value-type="float" office:value="24">
            <text:p>24</text:p>
          </table:table-cell>
          <table:table-cell table:style-name="ce58" table:formula="of:=[.F58]" office:value-type="float" office:value="24">
            <text:p>24</text:p>
          </table:table-cell>
          <table:table-cell table:style-name="ce34" table:formula="of:=[.G58]" office:value-type="float" office:value="24">
            <text:p>24</text:p>
          </table:table-cell>
          <table:table-cell table:style-name="ce43" table:formula="of:=[.H58]" office:value-type="float" office:value="24">
            <text:p>24</text:p>
          </table:table-cell>
          <table:table-cell table:style-name="ce72" table:number-columns-repeated="10"/>
          <table:table-cell table:style-name="ce46" table:number-columns-repeated="3"/>
          <table:table-cell table:style-name="ce72" table:number-columns-repeated="1002"/>
        </table:table-row>
        <table:table-row table:style-name="ro2">
          <table:table-cell table:style-name="ce46"/>
          <table:covered-table-cell/>
          <table:table-cell table:style-name="ce52" office:value-type="float" office:value="43">
            <text:p>43</text:p>
          </table:table-cell>
          <table:table-cell table:style-name="ce58" table:formula="of:=(OCT2DEC([.$C59])-32)*12" office:value-type="float" office:value="36">
            <text:p>36</text:p>
          </table:table-cell>
          <table:table-cell table:style-name="ce34" table:formula="of:=[.D59]" office:value-type="float" office:value="36">
            <text:p>36</text:p>
          </table:table-cell>
          <table:table-cell table:style-name="ce43" table:formula="of:=[.E59]" office:value-type="float" office:value="36">
            <text:p>36</text:p>
          </table:table-cell>
          <table:table-cell table:style-name="ce58" table:formula="of:=[.F59]" office:value-type="float" office:value="36">
            <text:p>36</text:p>
          </table:table-cell>
          <table:table-cell table:style-name="ce34" table:formula="of:=[.G59]" office:value-type="float" office:value="36">
            <text:p>36</text:p>
          </table:table-cell>
          <table:table-cell table:style-name="ce43" table:formula="of:=[.H59]" office:value-type="float" office:value="36">
            <text:p>36</text:p>
          </table:table-cell>
          <table:table-cell table:style-name="ce72" table:number-columns-repeated="1015"/>
        </table:table-row>
        <table:table-row table:style-name="ro2">
          <table:table-cell table:style-name="ce46"/>
          <table:covered-table-cell/>
          <table:table-cell table:style-name="ce51" office:value-type="float" office:value="44">
            <text:p>44</text:p>
          </table:table-cell>
          <table:table-cell table:style-name="ce58" table:formula="of:=(OCT2DEC([.$C60])-32)*12" office:value-type="float" office:value="48">
            <text:p>48</text:p>
          </table:table-cell>
          <table:table-cell table:style-name="ce34" table:formula="of:=[.D60]" office:value-type="float" office:value="48">
            <text:p>48</text:p>
          </table:table-cell>
          <table:table-cell table:style-name="ce43" table:formula="of:=[.E60]" office:value-type="float" office:value="48">
            <text:p>48</text:p>
          </table:table-cell>
          <table:table-cell table:style-name="ce58" table:formula="of:=[.F60]" office:value-type="float" office:value="48">
            <text:p>48</text:p>
          </table:table-cell>
          <table:table-cell table:style-name="ce34" table:formula="of:=[.G60]" office:value-type="float" office:value="48">
            <text:p>48</text:p>
          </table:table-cell>
          <table:table-cell table:style-name="ce43" table:formula="of:=[.H60]" office:value-type="float" office:value="48">
            <text:p>48</text:p>
          </table:table-cell>
          <table:table-cell table:style-name="ce72" table:number-columns-repeated="1015"/>
        </table:table-row>
        <table:table-row table:style-name="ro2">
          <table:table-cell table:style-name="ce2"/>
          <table:covered-table-cell/>
          <table:table-cell table:style-name="ce52" office:value-type="float" office:value="45">
            <text:p>45</text:p>
          </table:table-cell>
          <table:table-cell table:style-name="ce58" table:formula="of:=(OCT2DEC([.$C61])-32)*12" office:value-type="float" office:value="60">
            <text:p>60</text:p>
          </table:table-cell>
          <table:table-cell table:style-name="ce34" table:formula="of:=[.D61]" office:value-type="float" office:value="60">
            <text:p>60</text:p>
          </table:table-cell>
          <table:table-cell table:style-name="ce43" table:formula="of:=[.E61]" office:value-type="float" office:value="60">
            <text:p>60</text:p>
          </table:table-cell>
          <table:table-cell table:style-name="ce58" table:formula="of:=[.F61]" office:value-type="float" office:value="60">
            <text:p>60</text:p>
          </table:table-cell>
          <table:table-cell table:style-name="ce34" table:formula="of:=[.G61]" office:value-type="float" office:value="60">
            <text:p>60</text:p>
          </table:table-cell>
          <table:table-cell table:style-name="ce43" table:formula="of:=[.H61]" office:value-type="float" office:value="60">
            <text:p>60</text:p>
          </table:table-cell>
          <table:table-cell table:style-name="ce72" table:number-columns-repeated="1015"/>
        </table:table-row>
        <table:table-row table:style-name="ro2">
          <table:table-cell table:style-name="ce2"/>
          <table:covered-table-cell/>
          <table:table-cell table:style-name="ce52" office:value-type="float" office:value="46">
            <text:p>46</text:p>
          </table:table-cell>
          <table:table-cell table:style-name="ce58" table:formula="of:=(OCT2DEC([.$C62])-32)*12" office:value-type="float" office:value="72">
            <text:p>72</text:p>
          </table:table-cell>
          <table:table-cell table:style-name="ce34" table:formula="of:=[.D62]" office:value-type="float" office:value="72">
            <text:p>72</text:p>
          </table:table-cell>
          <table:table-cell table:style-name="ce43" table:formula="of:=[.E62]" office:value-type="float" office:value="72">
            <text:p>72</text:p>
          </table:table-cell>
          <table:table-cell table:style-name="ce58" table:formula="of:=[.F62]" office:value-type="float" office:value="72">
            <text:p>72</text:p>
          </table:table-cell>
          <table:table-cell table:style-name="ce34" table:formula="of:=[.G62]" office:value-type="float" office:value="72">
            <text:p>72</text:p>
          </table:table-cell>
          <table:table-cell table:style-name="ce43" table:formula="of:=[.H62]" office:value-type="float" office:value="72">
            <text:p>72</text:p>
          </table:table-cell>
          <table:table-cell table:style-name="ce72" table:number-columns-repeated="1015"/>
        </table:table-row>
        <table:table-row table:style-name="ro2">
          <table:table-cell table:style-name="ce2"/>
          <table:covered-table-cell/>
          <table:table-cell table:style-name="ce52" office:value-type="float" office:value="47">
            <text:p>47</text:p>
          </table:table-cell>
          <table:table-cell table:style-name="ce58" table:formula="of:=(OCT2DEC([.$C63])-32)*12" office:value-type="float" office:value="84">
            <text:p>84</text:p>
          </table:table-cell>
          <table:table-cell table:style-name="ce34" table:formula="of:=[.D63]" office:value-type="float" office:value="84">
            <text:p>84</text:p>
          </table:table-cell>
          <table:table-cell table:style-name="ce43" table:formula="of:=[.E63]" office:value-type="float" office:value="84">
            <text:p>84</text:p>
          </table:table-cell>
          <table:table-cell table:style-name="ce58" table:formula="of:=[.F63]" office:value-type="float" office:value="84">
            <text:p>84</text:p>
          </table:table-cell>
          <table:table-cell table:style-name="ce34" table:formula="of:=[.G63]" office:value-type="float" office:value="84">
            <text:p>84</text:p>
          </table:table-cell>
          <table:table-cell table:style-name="ce43" table:formula="of:=[.H63]" office:value-type="float" office:value="84">
            <text:p>84</text:p>
          </table:table-cell>
          <table:table-cell table:style-name="ce72" table:number-columns-repeated="1015"/>
        </table:table-row>
        <table:table-row table:style-name="ro2">
          <table:table-cell table:style-name="ce2"/>
          <table:covered-table-cell/>
          <table:table-cell table:style-name="ce52" office:value-type="float" office:value="50">
            <text:p>50</text:p>
          </table:table-cell>
          <table:table-cell table:style-name="ce58" table:formula="of:=(OCT2DEC([.$C64])-32)*12" office:value-type="float" office:value="96">
            <text:p>96</text:p>
          </table:table-cell>
          <table:table-cell table:style-name="ce34" table:formula="of:=[.D64]" office:value-type="float" office:value="96">
            <text:p>96</text:p>
          </table:table-cell>
          <table:table-cell table:style-name="ce43" table:formula="of:=[.E64]" office:value-type="float" office:value="96">
            <text:p>96</text:p>
          </table:table-cell>
          <table:table-cell table:style-name="ce58" table:formula="of:=[.F64]" office:value-type="float" office:value="96">
            <text:p>96</text:p>
          </table:table-cell>
          <table:table-cell table:style-name="ce34" table:formula="of:=[.G64]" office:value-type="float" office:value="96">
            <text:p>96</text:p>
          </table:table-cell>
          <table:table-cell table:style-name="ce43" table:formula="of:=[.H64]" office:value-type="float" office:value="96">
            <text:p>96</text:p>
          </table:table-cell>
          <table:table-cell table:style-name="ce72" table:number-columns-repeated="1015"/>
        </table:table-row>
        <table:table-row table:style-name="ro2">
          <table:table-cell table:style-name="ce2"/>
          <table:covered-table-cell/>
          <table:table-cell table:style-name="ce52" office:value-type="float" office:value="51">
            <text:p>51</text:p>
          </table:table-cell>
          <table:table-cell table:style-name="ce58" table:formula="of:=(OCT2DEC([.$C65])-32)*12" office:value-type="float" office:value="108">
            <text:p>108</text:p>
          </table:table-cell>
          <table:table-cell table:style-name="ce34" table:formula="of:=[.D65]" office:value-type="float" office:value="108">
            <text:p>108</text:p>
          </table:table-cell>
          <table:table-cell table:style-name="ce43" table:formula="of:=[.E65]" office:value-type="float" office:value="108">
            <text:p>108</text:p>
          </table:table-cell>
          <table:table-cell table:style-name="ce58" table:formula="of:=[.F65]" office:value-type="float" office:value="108">
            <text:p>108</text:p>
          </table:table-cell>
          <table:table-cell table:style-name="ce34" table:formula="of:=[.G65]" office:value-type="float" office:value="108">
            <text:p>108</text:p>
          </table:table-cell>
          <table:table-cell table:style-name="ce43" table:formula="of:=[.H65]" office:value-type="float" office:value="108">
            <text:p>108</text:p>
          </table:table-cell>
          <table:table-cell table:style-name="ce72" table:number-columns-repeated="1015"/>
        </table:table-row>
        <table:table-row table:style-name="ro2">
          <table:table-cell table:style-name="ce2"/>
          <table:covered-table-cell/>
          <table:table-cell table:style-name="ce52" office:value-type="float" office:value="52">
            <text:p>52</text:p>
          </table:table-cell>
          <table:table-cell table:style-name="ce58" table:formula="of:=(OCT2DEC([.$C66])-32)*12" office:value-type="float" office:value="120">
            <text:p>120</text:p>
          </table:table-cell>
          <table:table-cell table:style-name="ce34" table:formula="of:=[.D66]" office:value-type="float" office:value="120">
            <text:p>120</text:p>
          </table:table-cell>
          <table:table-cell table:style-name="ce43" table:formula="of:=[.E66]" office:value-type="float" office:value="120">
            <text:p>120</text:p>
          </table:table-cell>
          <table:table-cell table:style-name="ce58" table:formula="of:=[.F66]" office:value-type="float" office:value="120">
            <text:p>120</text:p>
          </table:table-cell>
          <table:table-cell table:style-name="ce34" table:formula="of:=[.G66]" office:value-type="float" office:value="120">
            <text:p>120</text:p>
          </table:table-cell>
          <table:table-cell table:style-name="ce43" table:formula="of:=[.H66]" office:value-type="float" office:value="120">
            <text:p>120</text:p>
          </table:table-cell>
          <table:table-cell table:style-name="ce72" table:number-columns-repeated="1015"/>
        </table:table-row>
        <table:table-row table:style-name="ro2">
          <table:table-cell table:style-name="ce2"/>
          <table:covered-table-cell/>
          <table:table-cell table:style-name="ce52" office:value-type="float" office:value="53">
            <text:p>53</text:p>
          </table:table-cell>
          <table:table-cell table:style-name="ce58" table:formula="of:=(OCT2DEC([.$C67])-32)*12" office:value-type="float" office:value="132">
            <text:p>132</text:p>
          </table:table-cell>
          <table:table-cell table:style-name="ce34" table:formula="of:=[.D67]" office:value-type="float" office:value="132">
            <text:p>132</text:p>
          </table:table-cell>
          <table:table-cell table:style-name="ce43" table:formula="of:=[.E67]" office:value-type="float" office:value="132">
            <text:p>132</text:p>
          </table:table-cell>
          <table:table-cell table:style-name="ce58" table:formula="of:=[.F67]" office:value-type="float" office:value="132">
            <text:p>132</text:p>
          </table:table-cell>
          <table:table-cell table:style-name="ce34" table:formula="of:=[.G67]" office:value-type="float" office:value="132">
            <text:p>132</text:p>
          </table:table-cell>
          <table:table-cell table:style-name="ce43" table:formula="of:=[.H67]" office:value-type="float" office:value="132">
            <text:p>132</text:p>
          </table:table-cell>
          <table:table-cell table:style-name="ce72" table:number-columns-repeated="1015"/>
        </table:table-row>
        <table:table-row table:style-name="ro2">
          <table:table-cell table:style-name="ce2"/>
          <table:covered-table-cell/>
          <table:table-cell table:style-name="ce52" office:value-type="float" office:value="54">
            <text:p>54</text:p>
          </table:table-cell>
          <table:table-cell table:style-name="ce58" table:formula="of:=(OCT2DEC([.$C68])-32)*12" office:value-type="float" office:value="144">
            <text:p>144</text:p>
          </table:table-cell>
          <table:table-cell table:style-name="ce34" table:formula="of:=[.D68]" office:value-type="float" office:value="144">
            <text:p>144</text:p>
          </table:table-cell>
          <table:table-cell table:style-name="ce43" table:formula="of:=[.E68]" office:value-type="float" office:value="144">
            <text:p>144</text:p>
          </table:table-cell>
          <table:table-cell table:style-name="ce58" table:formula="of:=[.F68]" office:value-type="float" office:value="144">
            <text:p>144</text:p>
          </table:table-cell>
          <table:table-cell table:style-name="ce34" table:formula="of:=[.G68]" office:value-type="float" office:value="144">
            <text:p>144</text:p>
          </table:table-cell>
          <table:table-cell table:style-name="ce43" table:formula="of:=[.H68]" office:value-type="float" office:value="144">
            <text:p>144</text:p>
          </table:table-cell>
          <table:table-cell table:style-name="ce72" table:number-columns-repeated="1015"/>
        </table:table-row>
        <table:table-row table:style-name="ro2">
          <table:table-cell table:style-name="ce2"/>
          <table:covered-table-cell/>
          <table:table-cell table:style-name="ce52" office:value-type="float" office:value="55">
            <text:p>55</text:p>
          </table:table-cell>
          <table:table-cell table:style-name="ce58" table:formula="of:=(OCT2DEC([.$C69])-32)*12" office:value-type="float" office:value="156">
            <text:p>156</text:p>
          </table:table-cell>
          <table:table-cell table:style-name="ce34" table:formula="of:=[.D69]" office:value-type="float" office:value="156">
            <text:p>156</text:p>
          </table:table-cell>
          <table:table-cell table:style-name="ce43" table:formula="of:=[.E69]" office:value-type="float" office:value="156">
            <text:p>156</text:p>
          </table:table-cell>
          <table:table-cell table:style-name="ce58" table:formula="of:=[.F69]" office:value-type="float" office:value="156">
            <text:p>156</text:p>
          </table:table-cell>
          <table:table-cell table:style-name="ce34" table:formula="of:=[.G69]" office:value-type="float" office:value="156">
            <text:p>156</text:p>
          </table:table-cell>
          <table:table-cell table:style-name="ce43" table:formula="of:=[.H69]" office:value-type="float" office:value="156">
            <text:p>156</text:p>
          </table:table-cell>
          <table:table-cell table:style-name="ce72" table:number-columns-repeated="1015"/>
        </table:table-row>
        <table:table-row table:style-name="ro2">
          <table:table-cell table:style-name="ce2"/>
          <table:covered-table-cell/>
          <table:table-cell table:style-name="ce52" office:value-type="float" office:value="56">
            <text:p>56</text:p>
          </table:table-cell>
          <table:table-cell table:style-name="ce58" office:value-type="string">
            <text:p>L1A</text:p>
          </table:table-cell>
          <table:table-cell table:style-name="ce34" office:value-type="string">
            <text:p>L2A</text:p>
          </table:table-cell>
          <table:table-cell table:style-name="ce43" office:value-type="string">
            <text:p>L3A</text:p>
          </table:table-cell>
          <table:table-cell table:style-name="ce58" office:value-type="string">
            <text:p>L1A</text:p>
          </table:table-cell>
          <table:table-cell table:style-name="ce34" office:value-type="string">
            <text:p>L2A</text:p>
          </table:table-cell>
          <table:table-cell table:style-name="ce43" office:value-type="string">
            <text:p>L3A</text:p>
          </table:table-cell>
          <table:table-cell table:style-name="ce72" table:number-columns-repeated="1015"/>
        </table:table-row>
        <table:table-row table:style-name="ro2">
          <table:table-cell table:style-name="ce2"/>
          <table:covered-table-cell/>
          <table:table-cell table:style-name="ce52" office:value-type="float" office:value="57">
            <text:p>57</text:p>
          </table:table-cell>
          <table:table-cell table:style-name="ce59" office:value-type="string">
            <text:p>A</text:p>
          </table:table-cell>
          <table:table-cell table:style-name="ce61" table:formula="of:=[.D71]" office:value-type="string" office:string-value="A">
            <text:p>A</text:p>
          </table:table-cell>
          <table:table-cell table:style-name="ce44" table:formula="of:=[.E71]" office:value-type="string" office:string-value="A">
            <text:p>A</text:p>
          </table:table-cell>
          <table:table-cell table:style-name="ce59" table:formula="of:=[.F71]" office:value-type="string" office:string-value="A">
            <text:p>A</text:p>
          </table:table-cell>
          <table:table-cell table:style-name="ce61" table:formula="of:=[.G71]" office:value-type="string" office:string-value="A">
            <text:p>A</text:p>
          </table:table-cell>
          <table:table-cell table:style-name="ce44" table:formula="of:=[.H71]" office:value-type="string" office:string-value="A">
            <text:p>A</text:p>
          </table:table-cell>
          <table:table-cell table:style-name="ce72" table:number-columns-repeated="1015"/>
        </table:table-row>
        <table:table-row table:style-name="ro2">
          <table:table-cell table:style-name="ce2"/>
          <table:table-cell table:style-name="ce49" office:value-type="string" table:number-columns-spanned="2" table:number-rows-spanned="1">
            <text:p>Board for:</text:p>
          </table:table-cell>
          <table:covered-table-cell/>
          <table:table-cell table:style-name="ce55" office:value-type="string" table:number-columns-spanned="3" table:number-rows-spanned="1">
            <text:p>Level Crossing</text:p>
          </table:table-cell>
          <table:covered-table-cell table:number-columns-repeated="2"/>
          <table:table-cell table:style-name="ce55" office:value-type="string" table:number-columns-spanned="3" table:number-rows-spanned="1">
            <text:p>Level Crossing</text:p>
          </table:table-cell>
          <table:covered-table-cell table:number-columns-repeated="2"/>
          <table:table-cell table:style-name="ce72" table:number-columns-repeated="1015"/>
        </table:table-row>
        <table:table-row table:style-name="ro2">
          <table:table-cell table:style-name="ce2"/>
          <table:table-cell table:style-name="ce50" office:value-type="string" table:number-columns-spanned="2" table:number-rows-spanned="1">
            <text:p>Code</text:p>
          </table:table-cell>
          <table:covered-table-cell/>
          <table:table-cell table:style-name="ce50" office:value-type="string" table:number-columns-spanned="3" table:number-rows-spanned="1">
            <text:p>LX-A</text:p>
          </table:table-cell>
          <table:covered-table-cell table:number-columns-repeated="2"/>
          <table:table-cell table:style-name="ce65" office:value-type="string" table:number-columns-spanned="3" table:number-rows-spanned="1">
            <text:p>LX-V</text:p>
          </table:table-cell>
          <table:covered-table-cell table:number-columns-repeated="2"/>
          <table:table-cell table:style-name="ce72" table:number-columns-repeated="1015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Speed and Warning Boards AY AZ'.$A$1" table:expression="#ref!"/>
          <table:named-expression table:name="Sheet_Title" table:base-cell-address="$'Speed and Warning Boards AY AZ'.$A$1" table:expression="&quot;Speed and Warning Boards AY AZ&quot;"/>
        </table:named-expressions>
      </table:table>
      <table:table table:name="Release Group AY AZ" table:style-name="ta4"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35"/>
        <table:table-column table:style-name="co21" table:default-cell-style-name="ce35"/>
        <table:table-column table:style-name="co22" table:default-cell-style-name="ce35"/>
        <table:table-column table:style-name="co20" table:number-columns-repeated="1013" table:default-cell-style-name="ce35"/>
        <table:table-row table:style-name="ro1">
          <table:table-cell table:style-name="ce1" office:value-type="string">
            <text:p>Release Group</text:p>
          </table:table-cell>
          <table:table-cell table:style-name="ce34" table:number-columns-repeated="6"/>
          <table:table-cell table:style-name="ce95"/>
          <table:table-cell table:style-name="ce46"/>
          <table:table-cell table:style-name="ce76"/>
          <table:table-cell table:style-name="ce46" table:number-columns-repeated="1014"/>
        </table:table-row>
        <table:table-row table:style-name="ro2">
          <table:table-cell table:style-name="ce46" table:number-columns-repeated="2"/>
          <table:table-cell table:style-name="ce2" office:value-type="string">
            <text:p>Resolution</text:p>
          </table:table-cell>
          <table:table-cell table:style-name="ce34" office:value-type="float" office:value="12">
            <text:p>12</text:p>
          </table:table-cell>
          <table:table-cell table:style-name="ce34" table:number-columns-repeated="3"/>
          <table:table-cell table:style-name="ce95"/>
          <table:table-cell table:style-name="ce46"/>
          <table:table-cell table:style-name="ce76"/>
          <table:table-cell table:style-name="ce46" table:number-columns-repeated="1014"/>
        </table:table-row>
        <table:table-row table:style-name="ro2">
          <table:table-cell table:style-name="ce46" table:number-columns-repeated="2"/>
          <table:table-cell table:style-name="ce77" office:value-type="string">
            <text:p>Distance</text:p>
          </table:table-cell>
          <table:table-cell table:style-name="ce46" office:value-type="float" office:value="25.632">
            <text:p>25.632</text:p>
          </table:table-cell>
          <table:table-cell table:style-name="ce46"/>
          <table:table-cell table:style-name="ce34" table:number-columns-repeated="2"/>
          <table:table-cell table:style-name="ce95"/>
          <table:table-cell table:style-name="ce46"/>
          <table:table-cell table:style-name="ce76"/>
          <table:table-cell table:style-name="ce46" table:number-columns-repeated="1014"/>
        </table:table-row>
        <table:table-row table:style-name="ro2">
          <table:table-cell table:style-name="ce34"/>
          <table:table-cell table:style-name="ce7" office:value-type="string" table:number-columns-spanned="1" table:number-rows-spanned="2">
            <text:p>Binary</text:p>
          </table:table-cell>
          <table:table-cell table:style-name="ce38" office:value-type="string" table:number-columns-spanned="1" table:number-rows-spanned="2">
            <text:p>Octal</text:p>
          </table:table-cell>
          <table:table-cell table:style-name="ce80" office:value-type="string" table:number-columns-spanned="2" table:number-rows-spanned="1">
            <text:p>AY</text:p>
          </table:table-cell>
          <table:covered-table-cell/>
          <table:table-cell table:style-name="ce88" office:value-type="string" table:number-columns-spanned="1" table:number-rows-spanned="2">
            <text:p>Notes</text:p>
          </table:table-cell>
          <table:table-cell table:style-name="ce46"/>
          <table:table-cell table:style-name="ce96" office:value-type="string" table:number-columns-spanned="1" table:number-rows-spanned="2">
            <text:p>Octal</text:p>
          </table:table-cell>
          <table:table-cell table:style-name="ce80" office:value-type="string" table:number-columns-spanned="2" table:number-rows-spanned="1">
            <text:p>AZ</text:p>
          </table:table-cell>
          <table:covered-table-cell/>
          <table:table-cell table:style-name="ce41" office:value-type="string" table:number-columns-spanned="1" table:number-rows-spanned="2">
            <text:p>Notes</text:p>
          </table:table-cell>
          <table:table-cell table:style-name="ce46" table:number-columns-repeated="1013"/>
        </table:table-row>
        <table:table-row table:style-name="ro2">
          <table:table-cell table:style-name="ce34"/>
          <table:covered-table-cell table:number-columns-repeated="2"/>
          <table:table-cell table:style-name="ce65" office:value-type="string" table:number-columns-spanned="2" table:number-rows-spanned="1">
            <text:p>Before halt</text:p>
          </table:table-cell>
          <table:covered-table-cell table:number-columns-repeated="2"/>
          <table:table-cell table:style-name="ce46"/>
          <table:covered-table-cell/>
          <table:table-cell table:style-name="ce65" office:value-type="string" table:number-columns-spanned="2" table:number-rows-spanned="1">
            <text:p>After Halt</text:p>
          </table:table-cell>
          <table:covered-table-cell table:number-columns-repeated="2"/>
          <table:table-cell table:style-name="ce46" table:number-columns-repeated="1013"/>
        </table:table-row>
        <table:table-row table:style-name="ro2">
          <table:table-cell table:style-name="ce34"/>
          <table:table-cell table:style-name="ce36" table:formula="of:=OCT2BIN([.C6])" office:value-type="string" office:string-value="0">
            <text:p>0</text:p>
          </table:table-cell>
          <table:table-cell table:style-name="ce52" office:value-type="float" office:value="0">
            <text:p>00</text:p>
          </table:table-cell>
          <table:table-cell table:style-name="ce56" office:value-type="string" table:number-columns-spanned="2" table:number-rows-spanned="1">
            <text:p>Annulled</text:p>
          </table:table-cell>
          <table:covered-table-cell/>
          <table:table-cell table:style-name="ce85"/>
          <table:table-cell table:style-name="ce46"/>
          <table:table-cell table:style-name="ce97" office:value-type="float" office:value="0">
            <text:p>00</text:p>
          </table:table-cell>
          <table:table-cell table:style-name="ce56" office:value-type="string" table:number-columns-spanned="2" table:number-rows-spanned="1">
            <text:p>Annulled</text:p>
          </table:table-cell>
          <table:covered-table-cell/>
          <table:table-cell table:style-name="ce75"/>
          <table:table-cell table:style-name="ce46" table:number-columns-repeated="1013"/>
        </table:table-row>
        <table:table-row table:style-name="ro2">
          <table:table-cell table:style-name="ce34"/>
          <table:table-cell table:style-name="ce36" table:formula="of:=OCT2BIN([.C7])" office:value-type="string" office:string-value="1">
            <text:p>1</text:p>
          </table:table-cell>
          <table:table-cell table:style-name="ce52" office:value-type="float" office:value="1">
            <text:p>01</text:p>
          </table:table-cell>
          <table:table-cell table:style-name="ce57" table:formula="of:=OCT2DEC([.$C7])*[.$D$2]" office:value-type="float" office:value="12">
            <text:p>12</text:p>
          </table:table-cell>
          <table:table-cell table:style-name="ce85" office:value-type="string">
            <text:p>km/h</text:p>
          </table:table-cell>
          <table:table-cell table:style-name="ce89" office:value-type="string" table:number-columns-spanned="1" table:number-rows-spanned="5">
            <text:p>Updated Release Speed</text:p>
          </table:table-cell>
          <table:table-cell table:style-name="ce93"/>
          <table:table-cell table:style-name="ce51" office:value-type="float" office:value="1">
            <text:p>01</text:p>
          </table:table-cell>
          <table:table-cell table:style-name="ce100" office:value-type="float" office:value="36">
            <text:p>36</text:p>
          </table:table-cell>
          <table:table-cell table:style-name="ce101" office:value-type="string">
            <text:p>km/h</text:p>
          </table:table-cell>
          <table:table-cell table:style-name="ce104" office:value-type="string">
            <text:p>Basic release speed</text:p>
          </table:table-cell>
          <table:table-cell table:style-name="ce46" table:number-columns-repeated="1013"/>
        </table:table-row>
        <table:table-row table:style-name="ro2">
          <table:table-cell table:style-name="ce34"/>
          <table:table-cell table:style-name="ce36" table:formula="of:=OCT2BIN([.C8])" office:value-type="string" office:string-value="10">
            <text:p>10</text:p>
          </table:table-cell>
          <table:table-cell table:style-name="ce52" office:value-type="float" office:value="2">
            <text:p>02</text:p>
          </table:table-cell>
          <table:table-cell table:style-name="ce58" table:formula="of:=OCT2DEC([.$C8])*[.$D$2]" office:value-type="float" office:value="24">
            <text:p>24</text:p>
          </table:table-cell>
          <table:table-cell table:style-name="ce86" office:value-type="string">
            <text:p>km/h</text:p>
          </table:table-cell>
          <table:covered-table-cell/>
          <table:table-cell table:style-name="ce46"/>
          <table:table-cell table:style-name="ce51" office:value-type="float" office:value="2">
            <text:p>02</text:p>
          </table:table-cell>
          <table:table-cell table:style-name="ce57" table:formula="of:=[.D14]" office:value-type="float" office:value="51.264">
            <text:p>51.264</text:p>
          </table:table-cell>
          <table:table-cell table:style-name="ce62" office:value-type="string">
            <text:p>m</text:p>
          </table:table-cell>
          <table:table-cell table:style-name="ce36" office:value-type="string" table:number-columns-spanned="1" table:number-rows-spanned="6">
            <text:p>Overlap distance</text:p>
          </table:table-cell>
          <table:table-cell table:style-name="ce46" table:number-columns-repeated="1013"/>
        </table:table-row>
        <table:table-row table:style-name="ro2">
          <table:table-cell table:style-name="ce34"/>
          <table:table-cell table:style-name="ce36" table:formula="of:=OCT2BIN([.C9])" office:value-type="string" office:string-value="11">
            <text:p>11</text:p>
          </table:table-cell>
          <table:table-cell table:style-name="ce52" office:value-type="float" office:value="3">
            <text:p>03</text:p>
          </table:table-cell>
          <table:table-cell table:style-name="ce58" table:formula="of:=OCT2DEC([.$C9])*[.$D$2]" office:value-type="float" office:value="36">
            <text:p>36</text:p>
          </table:table-cell>
          <table:table-cell table:style-name="ce86" office:value-type="string">
            <text:p>km/h</text:p>
          </table:table-cell>
          <table:covered-table-cell/>
          <table:table-cell table:style-name="ce46"/>
          <table:table-cell table:style-name="ce51" office:value-type="float" office:value="3">
            <text:p>03</text:p>
          </table:table-cell>
          <table:table-cell table:style-name="ce58" table:formula="of:=[.D15]" office:value-type="float" office:value="76.896">
            <text:p>76.896</text:p>
          </table:table-cell>
          <table:table-cell table:style-name="ce43" office:value-type="string">
            <text:p>m</text:p>
          </table:table-cell>
          <table:covered-table-cell/>
          <table:table-cell table:style-name="ce46" table:number-columns-repeated="1013"/>
        </table:table-row>
        <table:table-row table:style-name="ro2">
          <table:table-cell table:style-name="ce34"/>
          <table:table-cell table:style-name="ce36" table:formula="of:=OCT2BIN([.C10])" office:value-type="string" office:string-value="100">
            <text:p>100</text:p>
          </table:table-cell>
          <table:table-cell table:style-name="ce52" office:value-type="float" office:value="4">
            <text:p>04</text:p>
          </table:table-cell>
          <table:table-cell table:style-name="ce58" table:formula="of:=OCT2DEC([.$C10])*[.$D$2]" office:value-type="float" office:value="48">
            <text:p>48</text:p>
          </table:table-cell>
          <table:table-cell table:style-name="ce86" office:value-type="string">
            <text:p>km/h</text:p>
          </table:table-cell>
          <table:covered-table-cell/>
          <table:table-cell table:style-name="ce46"/>
          <table:table-cell table:style-name="ce51" office:value-type="float" office:value="4">
            <text:p>04</text:p>
          </table:table-cell>
          <table:table-cell table:style-name="ce58" table:formula="of:=[.D16]" office:value-type="float" office:value="102.528">
            <text:p>102.528</text:p>
          </table:table-cell>
          <table:table-cell table:style-name="ce43" office:value-type="string">
            <text:p>m</text:p>
          </table:table-cell>
          <table:covered-table-cell/>
          <table:table-cell table:style-name="ce46" table:number-columns-repeated="1013"/>
        </table:table-row>
        <table:table-row table:style-name="ro2">
          <table:table-cell table:style-name="ce34"/>
          <table:table-cell table:style-name="ce36" table:formula="of:=OCT2BIN([.C11])" office:value-type="string" office:string-value="101">
            <text:p>101</text:p>
          </table:table-cell>
          <table:table-cell table:style-name="ce52" office:value-type="float" office:value="5">
            <text:p>05</text:p>
          </table:table-cell>
          <table:table-cell table:style-name="ce59" table:formula="of:=OCT2DEC([.$C11])*[.$D$2]" office:value-type="float" office:value="60">
            <text:p>60</text:p>
          </table:table-cell>
          <table:table-cell table:style-name="ce87" office:value-type="string">
            <text:p>km/h</text:p>
          </table:table-cell>
          <table:covered-table-cell/>
          <table:table-cell table:style-name="ce46"/>
          <table:table-cell table:style-name="ce51" office:value-type="float" office:value="5">
            <text:p>05</text:p>
          </table:table-cell>
          <table:table-cell table:style-name="ce58" table:formula="of:=[.D17]" office:value-type="float" office:value="128.16">
            <text:p>128.16</text:p>
          </table:table-cell>
          <table:table-cell table:style-name="ce43" office:value-type="string">
            <text:p>m</text:p>
          </table:table-cell>
          <table:covered-table-cell/>
          <table:table-cell table:style-name="ce46" table:number-columns-repeated="1013"/>
        </table:table-row>
        <table:table-row table:style-name="ro2">
          <table:table-cell table:style-name="ce34"/>
          <table:table-cell table:style-name="ce36" table:formula="of:=OCT2BIN([.C12])" office:value-type="string" office:string-value="110">
            <text:p>110</text:p>
          </table:table-cell>
          <table:table-cell table:style-name="ce52" office:value-type="float" office:value="6">
            <text:p>06</text:p>
          </table:table-cell>
          <table:table-cell table:style-name="ce81" office:value-type="string" table:number-columns-spanned="2" table:number-rows-spanned="1">
            <text:p>-</text:p>
          </table:table-cell>
          <table:covered-table-cell/>
          <table:table-cell table:style-name="ce90"/>
          <table:table-cell table:style-name="ce46"/>
          <table:table-cell table:style-name="ce51" office:value-type="float" office:value="6">
            <text:p>06</text:p>
          </table:table-cell>
          <table:table-cell table:style-name="ce58" table:formula="of:=[.D18]" office:value-type="float" office:value="153.792">
            <text:p>153.792</text:p>
          </table:table-cell>
          <table:table-cell table:style-name="ce43" office:value-type="string">
            <text:p>m</text:p>
          </table:table-cell>
          <table:covered-table-cell/>
          <table:table-cell table:style-name="ce46" table:number-columns-repeated="1013"/>
        </table:table-row>
        <table:table-row table:style-name="ro2">
          <table:table-cell table:style-name="ce34"/>
          <table:table-cell table:style-name="ce36" table:formula="of:=OCT2BIN([.C13])" office:value-type="string" office:string-value="111">
            <text:p>111</text:p>
          </table:table-cell>
          <table:table-cell table:style-name="ce52" office:value-type="float" office:value="7">
            <text:p>07</text:p>
          </table:table-cell>
          <table:table-cell table:style-name="ce50" office:value-type="string" table:number-columns-spanned="2" table:number-rows-spanned="1">
            <text:p>-</text:p>
          </table:table-cell>
          <table:covered-table-cell/>
          <table:table-cell table:style-name="ce91"/>
          <table:table-cell table:style-name="ce46"/>
          <table:table-cell table:style-name="ce98" office:value-type="float" office:value="7">
            <text:p>07</text:p>
          </table:table-cell>
          <table:table-cell table:style-name="ce59" table:formula="of:=[.D19]" office:value-type="float" office:value="179.424">
            <text:p>179.424</text:p>
          </table:table-cell>
          <table:table-cell table:style-name="ce44" office:value-type="string">
            <text:p>m</text:p>
          </table:table-cell>
          <table:covered-table-cell/>
          <table:table-cell table:style-name="ce46" table:number-columns-repeated="1013"/>
        </table:table-row>
        <table:table-row table:style-name="ro2">
          <table:table-cell table:style-name="ce34"/>
          <table:table-cell table:style-name="ce75" table:formula="of:=OCT2BIN([.C14])" office:value-type="string" office:string-value="1000">
            <text:p>1000</text:p>
          </table:table-cell>
          <table:table-cell table:style-name="ce78" office:value-type="float" office:value="10">
            <text:p>10</text:p>
          </table:table-cell>
          <table:table-cell table:style-name="ce82" table:formula="of:=(OCT2DEC([.$C14])-6)*[.$D$3]" office:value-type="float" office:value="51.264">
            <text:p>51.264</text:p>
          </table:table-cell>
          <table:table-cell table:style-name="ce85" office:value-type="string">
            <text:p>m</text:p>
          </table:table-cell>
          <table:table-cell table:style-name="ce92" office:value-type="string" table:number-columns-spanned="1" table:number-rows-spanned="8">
            <text:p>Overlap distance</text:p>
          </table:table-cell>
          <table:table-cell table:style-name="ce94"/>
          <table:table-cell table:style-name="ce97" office:value-type="float" office:value="8">
            <text:p>08</text:p>
          </table:table-cell>
          <table:table-cell table:style-name="ce57" office:value-type="float" office:value="12">
            <text:p>12</text:p>
          </table:table-cell>
          <table:table-cell table:style-name="ce62" office:value-type="string">
            <text:p>km/h</text:p>
          </table:table-cell>
          <table:table-cell table:style-name="ce105" office:value-type="string" table:number-columns-spanned="1" table:number-rows-spanned="4">
            <text:p>Signal Distance ≤ 700 m and train stopped at least 38.448 m from target point.</text:p>
          </table:table-cell>
          <table:table-cell table:style-name="ce46" table:number-columns-repeated="1013"/>
        </table:table-row>
        <table:table-row table:style-name="ro2">
          <table:table-cell table:style-name="ce34"/>
          <table:table-cell table:style-name="ce36" table:formula="of:=OCT2BIN([.C15])" office:value-type="string" office:string-value="1001">
            <text:p>1001</text:p>
          </table:table-cell>
          <table:table-cell table:style-name="ce52" office:value-type="float" office:value="11">
            <text:p>11</text:p>
          </table:table-cell>
          <table:table-cell table:style-name="ce83" table:formula="of:=(OCT2DEC([.$C15])-6)*[.$D$3]" office:value-type="float" office:value="76.896">
            <text:p>76.896</text:p>
          </table:table-cell>
          <table:table-cell table:style-name="ce86" office:value-type="string">
            <text:p>m</text:p>
          </table:table-cell>
          <table:covered-table-cell/>
          <table:table-cell table:style-name="ce46"/>
          <table:table-cell table:style-name="ce51" office:value-type="float" office:value="9">
            <text:p>09</text:p>
          </table:table-cell>
          <table:table-cell table:style-name="ce83" table:formula="of:=(OCT2DEC([.$C15])-8)*[.$D$3]" office:value-type="float" office:value="25.632">
            <text:p>25.632</text:p>
          </table:table-cell>
          <table:table-cell table:style-name="ce102" office:value-type="string">
            <text:p>m</text:p>
          </table:table-cell>
          <table:covered-table-cell/>
          <table:table-cell table:style-name="ce46" table:number-columns-repeated="1013"/>
        </table:table-row>
        <table:table-row table:style-name="ro2">
          <table:table-cell table:style-name="ce34"/>
          <table:table-cell table:style-name="ce36" table:formula="of:=OCT2BIN([.C16])" office:value-type="string" office:string-value="1010">
            <text:p>1010</text:p>
          </table:table-cell>
          <table:table-cell table:style-name="ce52" office:value-type="float" office:value="12">
            <text:p>12</text:p>
          </table:table-cell>
          <table:table-cell table:style-name="ce83" table:formula="of:=(OCT2DEC([.$C16])-6)*[.$D$3]" office:value-type="float" office:value="102.528">
            <text:p>102.528</text:p>
          </table:table-cell>
          <table:table-cell table:style-name="ce86" office:value-type="string">
            <text:p>m</text:p>
          </table:table-cell>
          <table:covered-table-cell/>
          <table:table-cell table:style-name="ce46"/>
          <table:table-cell table:style-name="ce51" office:value-type="float" office:value="10">
            <text:p>10</text:p>
          </table:table-cell>
          <table:table-cell table:style-name="ce83" table:formula="of:=(OCT2DEC([.$C16])-8)*[.$D$3]" office:value-type="float" office:value="51.264">
            <text:p>51.264</text:p>
          </table:table-cell>
          <table:table-cell table:style-name="ce102" office:value-type="string">
            <text:p>m</text:p>
          </table:table-cell>
          <table:covered-table-cell/>
          <table:table-cell table:style-name="ce46" table:number-columns-repeated="1013"/>
        </table:table-row>
        <table:table-row table:style-name="ro2">
          <table:table-cell table:style-name="ce34"/>
          <table:table-cell table:style-name="ce36" table:formula="of:=OCT2BIN([.C17])" office:value-type="string" office:string-value="1011">
            <text:p>1011</text:p>
          </table:table-cell>
          <table:table-cell table:style-name="ce52" office:value-type="float" office:value="13">
            <text:p>13</text:p>
          </table:table-cell>
          <table:table-cell table:style-name="ce83" table:formula="of:=(OCT2DEC([.$C17])-6)*[.$D$3]" office:value-type="float" office:value="128.16">
            <text:p>128.160</text:p>
          </table:table-cell>
          <table:table-cell table:style-name="ce86" office:value-type="string">
            <text:p>m</text:p>
          </table:table-cell>
          <table:covered-table-cell/>
          <table:table-cell table:style-name="ce46"/>
          <table:table-cell table:style-name="ce51" office:value-type="float" office:value="11">
            <text:p>11</text:p>
          </table:table-cell>
          <table:table-cell table:style-name="ce84" table:formula="of:=(OCT2DEC([.$C17])-8)*[.$D$3]" office:value-type="float" office:value="76.896">
            <text:p>76.896</text:p>
          </table:table-cell>
          <table:table-cell table:style-name="ce103" office:value-type="string">
            <text:p>m</text:p>
          </table:table-cell>
          <table:covered-table-cell/>
          <table:table-cell table:style-name="ce46" table:number-columns-repeated="1013"/>
        </table:table-row>
        <table:table-row table:style-name="ro2">
          <table:table-cell table:style-name="ce34"/>
          <table:table-cell table:style-name="ce36" table:formula="of:=OCT2BIN([.C18])" office:value-type="string" office:string-value="1100">
            <text:p>1100</text:p>
          </table:table-cell>
          <table:table-cell table:style-name="ce52" office:value-type="float" office:value="14">
            <text:p>14</text:p>
          </table:table-cell>
          <table:table-cell table:style-name="ce83" table:formula="of:=(OCT2DEC([.$C18])-6)*[.$D$3]" office:value-type="float" office:value="153.792">
            <text:p>153.792</text:p>
          </table:table-cell>
          <table:table-cell table:style-name="ce86" office:value-type="string">
            <text:p>m</text:p>
          </table:table-cell>
          <table:covered-table-cell/>
          <table:table-cell table:style-name="ce46"/>
          <table:table-cell table:style-name="ce51" office:value-type="float" office:value="12">
            <text:p>12</text:p>
          </table:table-cell>
          <table:table-cell table:style-name="ce58" table:formula="of:=[.I14]" office:value-type="float" office:value="12">
            <text:p>12</text:p>
          </table:table-cell>
          <table:table-cell table:style-name="ce43" office:value-type="string">
            <text:p>km/h</text:p>
          </table:table-cell>
          <table:table-cell table:style-name="ce105" office:value-type="string" table:number-columns-spanned="1" table:number-rows-spanned="4">
            <text:p>Signal Distance ≤ 700 m and train stopped at least 6.408 m from target point.</text:p>
          </table:table-cell>
          <table:table-cell table:style-name="ce46" table:number-columns-repeated="1013"/>
        </table:table-row>
        <table:table-row table:style-name="ro2">
          <table:table-cell table:style-name="ce34"/>
          <table:table-cell table:style-name="ce36" table:formula="of:=OCT2BIN([.C19])" office:value-type="string" office:string-value="1101">
            <text:p>1101</text:p>
          </table:table-cell>
          <table:table-cell table:style-name="ce52" office:value-type="float" office:value="15">
            <text:p>15</text:p>
          </table:table-cell>
          <table:table-cell table:style-name="ce83" table:formula="of:=(OCT2DEC([.$C19])-6)*[.$D$3]" office:value-type="float" office:value="179.424">
            <text:p>179.424</text:p>
          </table:table-cell>
          <table:table-cell table:style-name="ce86" office:value-type="string">
            <text:p>m</text:p>
          </table:table-cell>
          <table:covered-table-cell/>
          <table:table-cell table:style-name="ce46"/>
          <table:table-cell table:style-name="ce51" office:value-type="float" office:value="13">
            <text:p>13</text:p>
          </table:table-cell>
          <table:table-cell table:style-name="ce83" table:formula="of:=[.I15]" office:value-type="float" office:value="25.632">
            <text:p>25.632</text:p>
          </table:table-cell>
          <table:table-cell table:style-name="ce102" office:value-type="string">
            <text:p>m</text:p>
          </table:table-cell>
          <table:covered-table-cell/>
          <table:table-cell table:style-name="ce46" table:number-columns-repeated="1013"/>
        </table:table-row>
        <table:table-row table:style-name="ro2">
          <table:table-cell table:style-name="ce34"/>
          <table:table-cell table:style-name="ce36" table:formula="of:=OCT2BIN([.C20])" office:value-type="string" office:string-value="1110">
            <text:p>1110</text:p>
          </table:table-cell>
          <table:table-cell table:style-name="ce52" office:value-type="float" office:value="16">
            <text:p>16</text:p>
          </table:table-cell>
          <table:table-cell table:style-name="ce83" table:formula="of:=(OCT2DEC([.$C20])-6)*[.$D$3]" office:value-type="float" office:value="205.056">
            <text:p>205.056</text:p>
          </table:table-cell>
          <table:table-cell table:style-name="ce86" office:value-type="string">
            <text:p>m</text:p>
          </table:table-cell>
          <table:covered-table-cell/>
          <table:table-cell table:style-name="ce46"/>
          <table:table-cell table:style-name="ce51" office:value-type="float" office:value="14">
            <text:p>14</text:p>
          </table:table-cell>
          <table:table-cell table:style-name="ce83" table:formula="of:=[.I16]" office:value-type="float" office:value="51.264">
            <text:p>51.264</text:p>
          </table:table-cell>
          <table:table-cell table:style-name="ce102" office:value-type="string">
            <text:p>m</text:p>
          </table:table-cell>
          <table:covered-table-cell/>
          <table:table-cell table:style-name="ce46" table:number-columns-repeated="1013"/>
        </table:table-row>
        <table:table-row table:style-name="ro2">
          <table:table-cell table:style-name="ce34"/>
          <table:table-cell table:style-name="ce37" table:formula="of:=OCT2BIN([.C21])" office:value-type="string" office:string-value="1111">
            <text:p>1111</text:p>
          </table:table-cell>
          <table:table-cell table:style-name="ce79" office:value-type="float" office:value="17">
            <text:p>17</text:p>
          </table:table-cell>
          <table:table-cell table:style-name="ce84" table:formula="of:=(OCT2DEC([.$C21])-6)*[.$D$3]" office:value-type="float" office:value="230.688">
            <text:p>230.688</text:p>
          </table:table-cell>
          <table:table-cell table:style-name="ce87" office:value-type="string">
            <text:p>m</text:p>
          </table:table-cell>
          <table:covered-table-cell/>
          <table:table-cell table:style-name="ce46"/>
          <table:table-cell table:style-name="ce98" office:value-type="float" office:value="15">
            <text:p>15</text:p>
          </table:table-cell>
          <table:table-cell table:style-name="ce84" table:formula="of:=[.I17]" office:value-type="float" office:value="76.896">
            <text:p>76.896</text:p>
          </table:table-cell>
          <table:table-cell table:style-name="ce103" office:value-type="string">
            <text:p>m</text:p>
          </table:table-cell>
          <table:covered-table-cell/>
          <table:table-cell table:style-name="ce46" table:number-columns-repeated="1013"/>
        </table:table-row>
        <table:table-row table:style-name="ro1" table:number-rows-repeated="16">
          <table:table-cell table:style-name="ce34"/>
          <table:table-cell table:style-name="ce76" table:number-columns-repeated="6"/>
          <table:table-cell table:style-name="ce99"/>
          <table:table-cell table:style-name="ce76" table:number-columns-repeated="2"/>
          <table:table-cell table:style-name="ce46" table:number-columns-repeated="1014"/>
        </table:table-row>
        <table:table-row table:style-name="ro1">
          <table:table-cell table:style-name="ce34" table:number-columns-repeated="7"/>
          <table:table-cell table:style-name="ce95"/>
          <table:table-cell table:style-name="ce46"/>
          <table:table-cell table:style-name="ce76"/>
          <table:table-cell table:style-name="ce46" table:number-columns-repeated="101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Release Group AY AZ'.$A$1" table:expression="#ref!"/>
          <table:named-expression table:name="Sheet_Title" table:base-cell-address="$'Release Group AY AZ'.$A$1" table:expression="&quot;Release Group AY AZ&quot;"/>
        </table:named-expressions>
      </table:table>
      <table:table table:name="Distance BY BZ CY" table:style-name="ta5">
        <office:forms form:automatic-focus="false" form:apply-design-mode="false"/>
        <table:table-column table:style-name="co11" table:number-columns-repeated="3" table:default-cell-style-name="ce35"/>
        <table:table-column table:style-name="co7" table:number-columns-repeated="32" table:default-cell-style-name="ce35"/>
        <table:table-column table:style-name="co23" table:number-columns-repeated="2" table:default-cell-style-name="ce35"/>
        <table:table-column table:style-name="co1" table:number-columns-repeated="219" table:default-cell-style-name="ce35"/>
        <table:table-row table:style-name="ro1">
          <table:table-cell table:style-name="ce1" office:value-type="string">
            <text:p>Distance BY + BZ/CY</text:p>
          </table:table-cell>
          <table:table-cell table:style-name="ce1" table:number-columns-repeated="8"/>
          <table:table-cell table:style-name="ce71" table:number-columns-repeated="19"/>
          <table:table-cell table:style-name="ce46" table:number-columns-repeated="9"/>
          <table:table-cell table:number-columns-repeated="219"/>
        </table:table-row>
        <table:table-row table:style-name="ro1">
          <table:table-cell table:style-name="ce2" office:value-type="string">
            <text:p>Resolution</text:p>
          </table:table-cell>
          <table:table-cell table:style-name="ce3"/>
          <table:table-cell table:style-name="Default"/>
          <table:table-cell table:style-name="ce34" office:value-type="float" office:value="12.816">
            <text:p>12.816</text:p>
          </table:table-cell>
          <table:table-cell table:style-name="ce34" office:value-type="string">
            <text:p>m</text:p>
          </table:table-cell>
          <table:table-cell table:style-name="ce106" office:value-type="string">
            <text:p>Distance</text:p>
          </table:table-cell>
          <table:table-cell table:style-name="ce46" office:value-type="string">
            <text:p>(BY × 31 + BZ) × 12.816; BZ = 0 → CY</text:p>
          </table:table-cell>
          <table:table-cell table:style-name="ce34" table:number-columns-repeated="2"/>
          <table:table-cell table:style-name="ce72"/>
          <table:table-cell table:style-name="ce71" table:number-columns-repeated="18"/>
          <table:table-cell table:style-name="ce46" table:number-columns-repeated="9"/>
          <table:table-cell table:number-columns-repeated="219"/>
        </table:table-row>
        <table:table-row table:style-name="ro1">
          <table:table-cell table:style-name="ce106" office:value-type="string">
            <text:p>Example</text:p>
          </table:table-cell>
          <table:table-cell table:style-name="ce46" table:number-columns-repeated="4"/>
          <table:table-cell table:style-name="ce106" office:value-type="string">
            <text:p>BY</text:p>
          </table:table-cell>
          <table:table-cell table:style-name="ce115" office:value-type="float" office:value="12">
            <text:p>12</text:p>
          </table:table-cell>
          <table:table-cell table:style-name="ce106" office:value-type="string">
            <text:p>BZ/CY</text:p>
          </table:table-cell>
          <table:table-cell table:style-name="ce115" office:value-type="float" office:value="1">
            <text:p>01</text:p>
          </table:table-cell>
          <table:table-cell table:style-name="ce106" office:value-type="string">
            <text:p>Distance</text:p>
          </table:table-cell>
          <table:table-cell table:style-name="ce116" table:formula="of:=(OCT2DEC([.$G$3])*31+OCT2DEC([.$I$3]))*[.$D$2]" office:value-type="float" office:value="3985.776" table:number-columns-spanned="2" table:number-rows-spanned="1">
            <text:p>3985.776</text:p>
          </table:table-cell>
          <table:covered-table-cell/>
          <table:table-cell table:style-name="ce72" table:number-columns-repeated="16"/>
          <table:table-cell table:style-name="ce46" table:number-columns-repeated="9"/>
          <table:table-cell table:number-columns-repeated="219"/>
        </table:table-row>
        <table:table-row table:style-name="ro1">
          <table:table-cell table:style-name="ce2"/>
          <table:table-cell table:style-name="ce3"/>
          <table:table-cell table:style-name="ce34" table:number-columns-repeated="7"/>
          <table:table-cell table:style-name="ce72" table:number-columns-repeated="19"/>
          <table:table-cell table:style-name="ce46" table:number-columns-repeated="9"/>
          <table:table-cell table:number-columns-repeated="219"/>
        </table:table-row>
        <table:table-row table:style-name="ro1">
          <table:table-cell table:style-name="ce46"/>
          <table:table-cell table:style-name="ce47" office:value-type="string" table:number-columns-spanned="2" table:number-rows-spanned="2">
            <text:p>Value (Octal)</text:p>
          </table:table-cell>
          <table:covered-table-cell/>
          <table:table-cell table:style-name="ce109" office:value-type="string" table:number-columns-spanned="32" table:number-rows-spanned="1">
            <text:p>BY</text:p>
          </table:table-cell>
          <table:covered-table-cell table:number-columns-repeated="31"/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 table:number-columns-repeated="2"/>
          <table:table-cell table:style-name="ce110" office:value-type="float" office:value="0">
            <text:p>00</text:p>
          </table:table-cell>
          <table:table-cell table:style-name="ce54" office:value-type="float" office:value="1">
            <text:p>01</text:p>
          </table:table-cell>
          <table:table-cell table:style-name="ce54" office:value-type="float" office:value="2">
            <text:p>02</text:p>
          </table:table-cell>
          <table:table-cell table:style-name="ce54" office:value-type="float" office:value="3">
            <text:p>03</text:p>
          </table:table-cell>
          <table:table-cell table:style-name="ce54" office:value-type="float" office:value="4">
            <text:p>04</text:p>
          </table:table-cell>
          <table:table-cell table:style-name="ce54" office:value-type="float" office:value="5">
            <text:p>05</text:p>
          </table:table-cell>
          <table:table-cell table:style-name="ce54" office:value-type="float" office:value="6">
            <text:p>06</text:p>
          </table:table-cell>
          <table:table-cell table:style-name="ce54" office:value-type="float" office:value="7">
            <text:p>07</text:p>
          </table:table-cell>
          <table:table-cell table:style-name="ce54" office:value-type="float" office:value="10">
            <text:p>10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5">
            <text:p>15</text:p>
          </table:table-cell>
          <table:table-cell table:style-name="ce54" office:value-type="float" office:value="16">
            <text:p>16</text:p>
          </table:table-cell>
          <table:table-cell table:style-name="ce54" office:value-type="float" office:value="17">
            <text:p>17</text:p>
          </table:table-cell>
          <table:table-cell table:style-name="ce54" office:value-type="float" office:value="20">
            <text:p>20</text:p>
          </table:table-cell>
          <table:table-cell table:style-name="ce54" office:value-type="float" office:value="21">
            <text:p>21</text:p>
          </table:table-cell>
          <table:table-cell table:style-name="ce54" office:value-type="float" office:value="22">
            <text:p>22</text:p>
          </table:table-cell>
          <table:table-cell table:style-name="ce54" office:value-type="float" office:value="23">
            <text:p>23</text:p>
          </table:table-cell>
          <table:table-cell table:style-name="ce54" office:value-type="float" office:value="24">
            <text:p>24</text:p>
          </table:table-cell>
          <table:table-cell table:style-name="ce54" office:value-type="float" office:value="25">
            <text:p>25</text:p>
          </table:table-cell>
          <table:table-cell table:style-name="ce54" office:value-type="float" office:value="26">
            <text:p>26</text:p>
          </table:table-cell>
          <table:table-cell table:style-name="ce54" office:value-type="float" office:value="27">
            <text:p>27</text:p>
          </table:table-cell>
          <table:table-cell table:style-name="ce117" office:value-type="float" office:value="30">
            <text:p>30</text:p>
          </table:table-cell>
          <table:table-cell table:style-name="ce118" office:value-type="float" office:value="31">
            <text:p>31</text:p>
          </table:table-cell>
          <table:table-cell table:style-name="ce118" office:value-type="float" office:value="32">
            <text:p>32</text:p>
          </table:table-cell>
          <table:table-cell table:style-name="ce118" office:value-type="float" office:value="33">
            <text:p>33</text:p>
          </table:table-cell>
          <table:table-cell table:style-name="ce118" office:value-type="float" office:value="34">
            <text:p>34</text:p>
          </table:table-cell>
          <table:table-cell table:style-name="ce118" office:value-type="float" office:value="35">
            <text:p>35</text:p>
          </table:table-cell>
          <table:table-cell table:style-name="ce118" office:value-type="float" office:value="36">
            <text:p>36</text:p>
          </table:table-cell>
          <table:table-cell table:style-name="ce119" office:value-type="float" office:value="37">
            <text:p>37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table-cell table:style-name="ce107" office:value-type="string" table:number-columns-spanned="1" table:number-rows-spanned="32">
            <text:p>BZ / CY</text:p>
          </table:table-cell>
          <table:table-cell table:style-name="ce108" office:value-type="float" office:value="0">
            <text:p>00</text:p>
          </table:table-cell>
          <table:table-cell table:style-name="ce56" office:value-type="string">
            <text:p>—</text:p>
          </table:table-cell>
          <table:table-cell table:number-columns-repeated="30" table:style-name="ce111" office:value-type="string">
            <text:p>—</text:p>
          </table:table-cell>
          <table:table-cell table:style-name="ce120" office:value-type="string">
            <text:p>—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1">
            <text:p>01</text:p>
          </table:table-cell>
          <table:table-cell table:style-name="ce82" table:formula="of:=(OCT2DEC([.D$6])*31+OCT2DEC([.$C8]))*[.$D$2]" office:value-type="float" office:value="12.816">
            <text:p>12.816</text:p>
          </table:table-cell>
          <table:table-cell table:style-name="ce112" table:formula="of:=(OCT2DEC([.E$6])*31+OCT2DEC([.$C8]))*[.$D$2]" office:value-type="float" office:value="410.112">
            <text:p>410.112</text:p>
          </table:table-cell>
          <table:table-cell table:style-name="ce112" table:formula="of:=(OCT2DEC([.F$6])*31+OCT2DEC([.$C8]))*[.$D$2]" office:value-type="float" office:value="807.408">
            <text:p>807.408</text:p>
          </table:table-cell>
          <table:table-cell table:style-name="ce112" table:formula="of:=(OCT2DEC([.G$6])*31+OCT2DEC([.$C8]))*[.$D$2]" office:value-type="float" office:value="1204.704">
            <text:p>1204.704</text:p>
          </table:table-cell>
          <table:table-cell table:style-name="ce112" table:formula="of:=(OCT2DEC([.H$6])*31+OCT2DEC([.$C8]))*[.$D$2]" office:value-type="float" office:value="1602">
            <text:p>1602.000</text:p>
          </table:table-cell>
          <table:table-cell table:style-name="ce112" table:formula="of:=(OCT2DEC([.I$6])*31+OCT2DEC([.$C8]))*[.$D$2]" office:value-type="float" office:value="1999.296">
            <text:p>1999.296</text:p>
          </table:table-cell>
          <table:table-cell table:style-name="ce112" table:formula="of:=(OCT2DEC([.J$6])*31+OCT2DEC([.$C8]))*[.$D$2]" office:value-type="float" office:value="2396.592">
            <text:p>2396.592</text:p>
          </table:table-cell>
          <table:table-cell table:style-name="ce112" table:formula="of:=(OCT2DEC([.K$6])*31+OCT2DEC([.$C8]))*[.$D$2]" office:value-type="float" office:value="2793.888">
            <text:p>2793.888</text:p>
          </table:table-cell>
          <table:table-cell table:style-name="ce112" table:formula="of:=(OCT2DEC([.L$6])*31+OCT2DEC([.$C8]))*[.$D$2]" office:value-type="float" office:value="3191.184">
            <text:p>3191.184</text:p>
          </table:table-cell>
          <table:table-cell table:style-name="ce112" table:formula="of:=(OCT2DEC([.M$6])*31+OCT2DEC([.$C8]))*[.$D$2]" office:value-type="float" office:value="3588.48">
            <text:p>3588.480</text:p>
          </table:table-cell>
          <table:table-cell table:style-name="ce112" table:formula="of:=(OCT2DEC([.N$6])*31+OCT2DEC([.$C8]))*[.$D$2]" office:value-type="float" office:value="3985.776">
            <text:p>3985.776</text:p>
          </table:table-cell>
          <table:table-cell table:style-name="ce112" table:formula="of:=(OCT2DEC([.O$6])*31+OCT2DEC([.$C8]))*[.$D$2]" office:value-type="float" office:value="4383.072">
            <text:p>4383.072</text:p>
          </table:table-cell>
          <table:table-cell table:style-name="ce112" table:formula="of:=(OCT2DEC([.P$6])*31+OCT2DEC([.$C8]))*[.$D$2]" office:value-type="float" office:value="4780.368">
            <text:p>4780.368</text:p>
          </table:table-cell>
          <table:table-cell table:style-name="ce112" table:formula="of:=(OCT2DEC([.Q$6])*31+OCT2DEC([.$C8]))*[.$D$2]" office:value-type="float" office:value="5177.664">
            <text:p>5177.664</text:p>
          </table:table-cell>
          <table:table-cell table:style-name="ce112" table:formula="of:=(OCT2DEC([.R$6])*31+OCT2DEC([.$C8]))*[.$D$2]" office:value-type="float" office:value="5574.96">
            <text:p>5574.960</text:p>
          </table:table-cell>
          <table:table-cell table:style-name="ce112" table:formula="of:=(OCT2DEC([.S$6])*31+OCT2DEC([.$C8]))*[.$D$2]" office:value-type="float" office:value="5972.256">
            <text:p>5972.256</text:p>
          </table:table-cell>
          <table:table-cell table:style-name="ce112" table:formula="of:=(OCT2DEC([.T$6])*31+OCT2DEC([.$C8]))*[.$D$2]" office:value-type="float" office:value="6369.552">
            <text:p>6369.552</text:p>
          </table:table-cell>
          <table:table-cell table:style-name="ce112" table:formula="of:=(OCT2DEC([.U$6])*31+OCT2DEC([.$C8]))*[.$D$2]" office:value-type="float" office:value="6766.848">
            <text:p>6766.848</text:p>
          </table:table-cell>
          <table:table-cell table:style-name="ce112" table:formula="of:=(OCT2DEC([.V$6])*31+OCT2DEC([.$C8]))*[.$D$2]" office:value-type="float" office:value="7164.144">
            <text:p>7164.144</text:p>
          </table:table-cell>
          <table:table-cell table:style-name="ce112" table:formula="of:=(OCT2DEC([.W$6])*31+OCT2DEC([.$C8]))*[.$D$2]" office:value-type="float" office:value="7561.44">
            <text:p>7561.440</text:p>
          </table:table-cell>
          <table:table-cell table:style-name="ce112" table:formula="of:=(OCT2DEC([.X$6])*31+OCT2DEC([.$C8]))*[.$D$2]" office:value-type="float" office:value="7958.736">
            <text:p>7958.736</text:p>
          </table:table-cell>
          <table:table-cell table:style-name="ce112" table:formula="of:=(OCT2DEC([.Y$6])*31+OCT2DEC([.$C8]))*[.$D$2]" office:value-type="float" office:value="8356.032">
            <text:p>8356.032</text:p>
          </table:table-cell>
          <table:table-cell table:style-name="ce112" table:formula="of:=(OCT2DEC([.Z$6])*31+OCT2DEC([.$C8]))*[.$D$2]" office:value-type="float" office:value="8753.328">
            <text:p>8753.328</text:p>
          </table:table-cell>
          <table:table-cell table:style-name="ce112" table:formula="of:=(OCT2DEC([.AA$6])*31+OCT2DEC([.$C8]))*[.$D$2]" office:value-type="float" office:value="9150.624">
            <text:p>9150.624</text:p>
          </table:table-cell>
          <table:table-cell table:style-name="ce112" table:formula="of:=(OCT2DEC([.AB$6])*31+OCT2DEC([.$C8]))*[.$D$2]" office:value-type="float" office:value="9547.92">
            <text:p>9547.920</text:p>
          </table:table-cell>
          <table:table-cell table:style-name="ce112" table:formula="of:=(OCT2DEC([.AC$6])*31+OCT2DEC([.$C8]))*[.$D$2]" office:value-type="float" office:value="9945.216">
            <text:p>9945.216</text:p>
          </table:table-cell>
          <table:table-cell table:style-name="ce112" table:formula="of:=(OCT2DEC([.AD$6])*31+OCT2DEC([.$C8]))*[.$D$2]" office:value-type="float" office:value="10342.512">
            <text:p>10342.512</text:p>
          </table:table-cell>
          <table:table-cell table:style-name="ce112" table:formula="of:=(OCT2DEC([.AE$6])*31+OCT2DEC([.$C8]))*[.$D$2]" office:value-type="float" office:value="10739.808">
            <text:p>10739.808</text:p>
          </table:table-cell>
          <table:table-cell table:style-name="ce112" table:formula="of:=(OCT2DEC([.AF$6])*31+OCT2DEC([.$C8]))*[.$D$2]" office:value-type="float" office:value="11137.104">
            <text:p>11137.104</text:p>
          </table:table-cell>
          <table:table-cell table:style-name="ce112" table:formula="of:=(OCT2DEC([.AG$6])*31+OCT2DEC([.$C8]))*[.$D$2]" office:value-type="float" office:value="11534.4">
            <text:p>11534.400</text:p>
          </table:table-cell>
          <table:table-cell table:style-name="ce112" table:formula="of:=(OCT2DEC([.AH$6])*31+OCT2DEC([.$C8]))*[.$D$2]" office:value-type="float" office:value="11931.696">
            <text:p>11931.696</text:p>
          </table:table-cell>
          <table:table-cell table:style-name="ce121" table:formula="of:=(OCT2DEC([.AI$6])*31+OCT2DEC([.$C8]))*[.$D$2]" office:value-type="float" office:value="12328.992">
            <text:p>12328.992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2">
            <text:p>02</text:p>
          </table:table-cell>
          <table:table-cell table:style-name="ce83" table:formula="of:=(OCT2DEC([.D$6])*31+OCT2DEC([.$C9]))*[.$D$2]" office:value-type="float" office:value="25.632">
            <text:p>25.632</text:p>
          </table:table-cell>
          <table:table-cell table:style-name="ce113" table:formula="of:=(OCT2DEC([.E$6])*31+OCT2DEC([.$C9]))*[.$D$2]" office:value-type="float" office:value="422.928">
            <text:p>422.928</text:p>
          </table:table-cell>
          <table:table-cell table:style-name="ce113" table:formula="of:=(OCT2DEC([.F$6])*31+OCT2DEC([.$C9]))*[.$D$2]" office:value-type="float" office:value="820.224">
            <text:p>820.224</text:p>
          </table:table-cell>
          <table:table-cell table:style-name="ce113" table:formula="of:=(OCT2DEC([.G$6])*31+OCT2DEC([.$C9]))*[.$D$2]" office:value-type="float" office:value="1217.52">
            <text:p>1217.520</text:p>
          </table:table-cell>
          <table:table-cell table:style-name="ce113" table:formula="of:=(OCT2DEC([.H$6])*31+OCT2DEC([.$C9]))*[.$D$2]" office:value-type="float" office:value="1614.816">
            <text:p>1614.816</text:p>
          </table:table-cell>
          <table:table-cell table:style-name="ce113" table:formula="of:=(OCT2DEC([.I$6])*31+OCT2DEC([.$C9]))*[.$D$2]" office:value-type="float" office:value="2012.112">
            <text:p>2012.112</text:p>
          </table:table-cell>
          <table:table-cell table:style-name="ce113" table:formula="of:=(OCT2DEC([.J$6])*31+OCT2DEC([.$C9]))*[.$D$2]" office:value-type="float" office:value="2409.408">
            <text:p>2409.408</text:p>
          </table:table-cell>
          <table:table-cell table:style-name="ce113" table:formula="of:=(OCT2DEC([.K$6])*31+OCT2DEC([.$C9]))*[.$D$2]" office:value-type="float" office:value="2806.704">
            <text:p>2806.704</text:p>
          </table:table-cell>
          <table:table-cell table:style-name="ce113" table:formula="of:=(OCT2DEC([.L$6])*31+OCT2DEC([.$C9]))*[.$D$2]" office:value-type="float" office:value="3204">
            <text:p>3204.000</text:p>
          </table:table-cell>
          <table:table-cell table:style-name="ce113" table:formula="of:=(OCT2DEC([.M$6])*31+OCT2DEC([.$C9]))*[.$D$2]" office:value-type="float" office:value="3601.296">
            <text:p>3601.296</text:p>
          </table:table-cell>
          <table:table-cell table:style-name="ce113" table:formula="of:=(OCT2DEC([.N$6])*31+OCT2DEC([.$C9]))*[.$D$2]" office:value-type="float" office:value="3998.592">
            <text:p>3998.592</text:p>
          </table:table-cell>
          <table:table-cell table:style-name="ce113" table:formula="of:=(OCT2DEC([.O$6])*31+OCT2DEC([.$C9]))*[.$D$2]" office:value-type="float" office:value="4395.888">
            <text:p>4395.888</text:p>
          </table:table-cell>
          <table:table-cell table:style-name="ce113" table:formula="of:=(OCT2DEC([.P$6])*31+OCT2DEC([.$C9]))*[.$D$2]" office:value-type="float" office:value="4793.184">
            <text:p>4793.184</text:p>
          </table:table-cell>
          <table:table-cell table:style-name="ce113" table:formula="of:=(OCT2DEC([.Q$6])*31+OCT2DEC([.$C9]))*[.$D$2]" office:value-type="float" office:value="5190.48">
            <text:p>5190.480</text:p>
          </table:table-cell>
          <table:table-cell table:style-name="ce113" table:formula="of:=(OCT2DEC([.R$6])*31+OCT2DEC([.$C9]))*[.$D$2]" office:value-type="float" office:value="5587.776">
            <text:p>5587.776</text:p>
          </table:table-cell>
          <table:table-cell table:style-name="ce113" table:formula="of:=(OCT2DEC([.S$6])*31+OCT2DEC([.$C9]))*[.$D$2]" office:value-type="float" office:value="5985.072">
            <text:p>5985.072</text:p>
          </table:table-cell>
          <table:table-cell table:style-name="ce113" table:formula="of:=(OCT2DEC([.T$6])*31+OCT2DEC([.$C9]))*[.$D$2]" office:value-type="float" office:value="6382.368">
            <text:p>6382.368</text:p>
          </table:table-cell>
          <table:table-cell table:style-name="ce113" table:formula="of:=(OCT2DEC([.U$6])*31+OCT2DEC([.$C9]))*[.$D$2]" office:value-type="float" office:value="6779.664">
            <text:p>6779.664</text:p>
          </table:table-cell>
          <table:table-cell table:style-name="ce113" table:formula="of:=(OCT2DEC([.V$6])*31+OCT2DEC([.$C9]))*[.$D$2]" office:value-type="float" office:value="7176.96">
            <text:p>7176.960</text:p>
          </table:table-cell>
          <table:table-cell table:style-name="ce113" table:formula="of:=(OCT2DEC([.W$6])*31+OCT2DEC([.$C9]))*[.$D$2]" office:value-type="float" office:value="7574.256">
            <text:p>7574.256</text:p>
          </table:table-cell>
          <table:table-cell table:style-name="ce113" table:formula="of:=(OCT2DEC([.X$6])*31+OCT2DEC([.$C9]))*[.$D$2]" office:value-type="float" office:value="7971.552">
            <text:p>7971.552</text:p>
          </table:table-cell>
          <table:table-cell table:style-name="ce113" table:formula="of:=(OCT2DEC([.Y$6])*31+OCT2DEC([.$C9]))*[.$D$2]" office:value-type="float" office:value="8368.848">
            <text:p>8368.848</text:p>
          </table:table-cell>
          <table:table-cell table:style-name="ce113" table:formula="of:=(OCT2DEC([.Z$6])*31+OCT2DEC([.$C9]))*[.$D$2]" office:value-type="float" office:value="8766.144">
            <text:p>8766.144</text:p>
          </table:table-cell>
          <table:table-cell table:style-name="ce113" table:formula="of:=(OCT2DEC([.AA$6])*31+OCT2DEC([.$C9]))*[.$D$2]" office:value-type="float" office:value="9163.44">
            <text:p>9163.440</text:p>
          </table:table-cell>
          <table:table-cell table:style-name="ce113" table:formula="of:=(OCT2DEC([.AB$6])*31+OCT2DEC([.$C9]))*[.$D$2]" office:value-type="float" office:value="9560.736">
            <text:p>9560.736</text:p>
          </table:table-cell>
          <table:table-cell table:style-name="ce113" table:formula="of:=(OCT2DEC([.AC$6])*31+OCT2DEC([.$C9]))*[.$D$2]" office:value-type="float" office:value="9958.032">
            <text:p>9958.032</text:p>
          </table:table-cell>
          <table:table-cell table:style-name="ce113" table:formula="of:=(OCT2DEC([.AD$6])*31+OCT2DEC([.$C9]))*[.$D$2]" office:value-type="float" office:value="10355.328">
            <text:p>10355.328</text:p>
          </table:table-cell>
          <table:table-cell table:style-name="ce113" table:formula="of:=(OCT2DEC([.AE$6])*31+OCT2DEC([.$C9]))*[.$D$2]" office:value-type="float" office:value="10752.624">
            <text:p>10752.624</text:p>
          </table:table-cell>
          <table:table-cell table:style-name="ce113" table:formula="of:=(OCT2DEC([.AF$6])*31+OCT2DEC([.$C9]))*[.$D$2]" office:value-type="float" office:value="11149.92">
            <text:p>11149.920</text:p>
          </table:table-cell>
          <table:table-cell table:style-name="ce113" table:formula="of:=(OCT2DEC([.AG$6])*31+OCT2DEC([.$C9]))*[.$D$2]" office:value-type="float" office:value="11547.216">
            <text:p>11547.216</text:p>
          </table:table-cell>
          <table:table-cell table:style-name="ce113" table:formula="of:=(OCT2DEC([.AH$6])*31+OCT2DEC([.$C9]))*[.$D$2]" office:value-type="float" office:value="11944.512">
            <text:p>11944.512</text:p>
          </table:table-cell>
          <table:table-cell table:style-name="ce102" table:formula="of:=(OCT2DEC([.AI$6])*31+OCT2DEC([.$C9]))*[.$D$2]" office:value-type="float" office:value="12341.808">
            <text:p>12341.808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3">
            <text:p>03</text:p>
          </table:table-cell>
          <table:table-cell table:style-name="ce83" table:formula="of:=(OCT2DEC([.D$6])*31+OCT2DEC([.$C10]))*[.$D$2]" office:value-type="float" office:value="38.448">
            <text:p>38.448</text:p>
          </table:table-cell>
          <table:table-cell table:style-name="ce113" table:formula="of:=(OCT2DEC([.E$6])*31+OCT2DEC([.$C10]))*[.$D$2]" office:value-type="float" office:value="435.744">
            <text:p>435.744</text:p>
          </table:table-cell>
          <table:table-cell table:style-name="ce113" table:formula="of:=(OCT2DEC([.F$6])*31+OCT2DEC([.$C10]))*[.$D$2]" office:value-type="float" office:value="833.04">
            <text:p>833.040</text:p>
          </table:table-cell>
          <table:table-cell table:style-name="ce113" table:formula="of:=(OCT2DEC([.G$6])*31+OCT2DEC([.$C10]))*[.$D$2]" office:value-type="float" office:value="1230.336">
            <text:p>1230.336</text:p>
          </table:table-cell>
          <table:table-cell table:style-name="ce113" table:formula="of:=(OCT2DEC([.H$6])*31+OCT2DEC([.$C10]))*[.$D$2]" office:value-type="float" office:value="1627.632">
            <text:p>1627.632</text:p>
          </table:table-cell>
          <table:table-cell table:style-name="ce113" table:formula="of:=(OCT2DEC([.I$6])*31+OCT2DEC([.$C10]))*[.$D$2]" office:value-type="float" office:value="2024.928">
            <text:p>2024.928</text:p>
          </table:table-cell>
          <table:table-cell table:style-name="ce113" table:formula="of:=(OCT2DEC([.J$6])*31+OCT2DEC([.$C10]))*[.$D$2]" office:value-type="float" office:value="2422.224">
            <text:p>2422.224</text:p>
          </table:table-cell>
          <table:table-cell table:style-name="ce113" table:formula="of:=(OCT2DEC([.K$6])*31+OCT2DEC([.$C10]))*[.$D$2]" office:value-type="float" office:value="2819.52">
            <text:p>2819.520</text:p>
          </table:table-cell>
          <table:table-cell table:style-name="ce113" table:formula="of:=(OCT2DEC([.L$6])*31+OCT2DEC([.$C10]))*[.$D$2]" office:value-type="float" office:value="3216.816">
            <text:p>3216.816</text:p>
          </table:table-cell>
          <table:table-cell table:style-name="ce113" table:formula="of:=(OCT2DEC([.M$6])*31+OCT2DEC([.$C10]))*[.$D$2]" office:value-type="float" office:value="3614.112">
            <text:p>3614.112</text:p>
          </table:table-cell>
          <table:table-cell table:style-name="ce113" table:formula="of:=(OCT2DEC([.N$6])*31+OCT2DEC([.$C10]))*[.$D$2]" office:value-type="float" office:value="4011.408">
            <text:p>4011.408</text:p>
          </table:table-cell>
          <table:table-cell table:style-name="ce113" table:formula="of:=(OCT2DEC([.O$6])*31+OCT2DEC([.$C10]))*[.$D$2]" office:value-type="float" office:value="4408.704">
            <text:p>4408.704</text:p>
          </table:table-cell>
          <table:table-cell table:style-name="ce113" table:formula="of:=(OCT2DEC([.P$6])*31+OCT2DEC([.$C10]))*[.$D$2]" office:value-type="float" office:value="4806">
            <text:p>4806.000</text:p>
          </table:table-cell>
          <table:table-cell table:style-name="ce113" table:formula="of:=(OCT2DEC([.Q$6])*31+OCT2DEC([.$C10]))*[.$D$2]" office:value-type="float" office:value="5203.296">
            <text:p>5203.296</text:p>
          </table:table-cell>
          <table:table-cell table:style-name="ce113" table:formula="of:=(OCT2DEC([.R$6])*31+OCT2DEC([.$C10]))*[.$D$2]" office:value-type="float" office:value="5600.592">
            <text:p>5600.592</text:p>
          </table:table-cell>
          <table:table-cell table:style-name="ce113" table:formula="of:=(OCT2DEC([.S$6])*31+OCT2DEC([.$C10]))*[.$D$2]" office:value-type="float" office:value="5997.888">
            <text:p>5997.888</text:p>
          </table:table-cell>
          <table:table-cell table:style-name="ce113" table:formula="of:=(OCT2DEC([.T$6])*31+OCT2DEC([.$C10]))*[.$D$2]" office:value-type="float" office:value="6395.184">
            <text:p>6395.184</text:p>
          </table:table-cell>
          <table:table-cell table:style-name="ce113" table:formula="of:=(OCT2DEC([.U$6])*31+OCT2DEC([.$C10]))*[.$D$2]" office:value-type="float" office:value="6792.48">
            <text:p>6792.480</text:p>
          </table:table-cell>
          <table:table-cell table:style-name="ce113" table:formula="of:=(OCT2DEC([.V$6])*31+OCT2DEC([.$C10]))*[.$D$2]" office:value-type="float" office:value="7189.776">
            <text:p>7189.776</text:p>
          </table:table-cell>
          <table:table-cell table:style-name="ce113" table:formula="of:=(OCT2DEC([.W$6])*31+OCT2DEC([.$C10]))*[.$D$2]" office:value-type="float" office:value="7587.072">
            <text:p>7587.072</text:p>
          </table:table-cell>
          <table:table-cell table:style-name="ce113" table:formula="of:=(OCT2DEC([.X$6])*31+OCT2DEC([.$C10]))*[.$D$2]" office:value-type="float" office:value="7984.368">
            <text:p>7984.368</text:p>
          </table:table-cell>
          <table:table-cell table:style-name="ce113" table:formula="of:=(OCT2DEC([.Y$6])*31+OCT2DEC([.$C10]))*[.$D$2]" office:value-type="float" office:value="8381.664">
            <text:p>8381.664</text:p>
          </table:table-cell>
          <table:table-cell table:style-name="ce113" table:formula="of:=(OCT2DEC([.Z$6])*31+OCT2DEC([.$C10]))*[.$D$2]" office:value-type="float" office:value="8778.96">
            <text:p>8778.960</text:p>
          </table:table-cell>
          <table:table-cell table:style-name="ce113" table:formula="of:=(OCT2DEC([.AA$6])*31+OCT2DEC([.$C10]))*[.$D$2]" office:value-type="float" office:value="9176.256">
            <text:p>9176.256</text:p>
          </table:table-cell>
          <table:table-cell table:style-name="ce113" table:formula="of:=(OCT2DEC([.AB$6])*31+OCT2DEC([.$C10]))*[.$D$2]" office:value-type="float" office:value="9573.552">
            <text:p>9573.552</text:p>
          </table:table-cell>
          <table:table-cell table:style-name="ce113" table:formula="of:=(OCT2DEC([.AC$6])*31+OCT2DEC([.$C10]))*[.$D$2]" office:value-type="float" office:value="9970.848">
            <text:p>9970.848</text:p>
          </table:table-cell>
          <table:table-cell table:style-name="ce113" table:formula="of:=(OCT2DEC([.AD$6])*31+OCT2DEC([.$C10]))*[.$D$2]" office:value-type="float" office:value="10368.144">
            <text:p>10368.144</text:p>
          </table:table-cell>
          <table:table-cell table:style-name="ce113" table:formula="of:=(OCT2DEC([.AE$6])*31+OCT2DEC([.$C10]))*[.$D$2]" office:value-type="float" office:value="10765.44">
            <text:p>10765.440</text:p>
          </table:table-cell>
          <table:table-cell table:style-name="ce113" table:formula="of:=(OCT2DEC([.AF$6])*31+OCT2DEC([.$C10]))*[.$D$2]" office:value-type="float" office:value="11162.736">
            <text:p>11162.736</text:p>
          </table:table-cell>
          <table:table-cell table:style-name="ce113" table:formula="of:=(OCT2DEC([.AG$6])*31+OCT2DEC([.$C10]))*[.$D$2]" office:value-type="float" office:value="11560.032">
            <text:p>11560.032</text:p>
          </table:table-cell>
          <table:table-cell table:style-name="ce113" table:formula="of:=(OCT2DEC([.AH$6])*31+OCT2DEC([.$C10]))*[.$D$2]" office:value-type="float" office:value="11957.328">
            <text:p>11957.328</text:p>
          </table:table-cell>
          <table:table-cell table:style-name="ce102" table:formula="of:=(OCT2DEC([.AI$6])*31+OCT2DEC([.$C10]))*[.$D$2]" office:value-type="float" office:value="12354.624">
            <text:p>12354.624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4">
            <text:p>04</text:p>
          </table:table-cell>
          <table:table-cell table:style-name="ce83" table:formula="of:=(OCT2DEC([.D$6])*31+OCT2DEC([.$C11]))*[.$D$2]" office:value-type="float" office:value="51.264">
            <text:p>51.264</text:p>
          </table:table-cell>
          <table:table-cell table:style-name="ce113" table:formula="of:=(OCT2DEC([.E$6])*31+OCT2DEC([.$C11]))*[.$D$2]" office:value-type="float" office:value="448.56">
            <text:p>448.560</text:p>
          </table:table-cell>
          <table:table-cell table:style-name="ce113" table:formula="of:=(OCT2DEC([.F$6])*31+OCT2DEC([.$C11]))*[.$D$2]" office:value-type="float" office:value="845.856">
            <text:p>845.856</text:p>
          </table:table-cell>
          <table:table-cell table:style-name="ce113" table:formula="of:=(OCT2DEC([.G$6])*31+OCT2DEC([.$C11]))*[.$D$2]" office:value-type="float" office:value="1243.152">
            <text:p>1243.152</text:p>
          </table:table-cell>
          <table:table-cell table:style-name="ce113" table:formula="of:=(OCT2DEC([.H$6])*31+OCT2DEC([.$C11]))*[.$D$2]" office:value-type="float" office:value="1640.448">
            <text:p>1640.448</text:p>
          </table:table-cell>
          <table:table-cell table:style-name="ce113" table:formula="of:=(OCT2DEC([.I$6])*31+OCT2DEC([.$C11]))*[.$D$2]" office:value-type="float" office:value="2037.744">
            <text:p>2037.744</text:p>
          </table:table-cell>
          <table:table-cell table:style-name="ce113" table:formula="of:=(OCT2DEC([.J$6])*31+OCT2DEC([.$C11]))*[.$D$2]" office:value-type="float" office:value="2435.04">
            <text:p>2435.040</text:p>
          </table:table-cell>
          <table:table-cell table:style-name="ce113" table:formula="of:=(OCT2DEC([.K$6])*31+OCT2DEC([.$C11]))*[.$D$2]" office:value-type="float" office:value="2832.336">
            <text:p>2832.336</text:p>
          </table:table-cell>
          <table:table-cell table:style-name="ce113" table:formula="of:=(OCT2DEC([.L$6])*31+OCT2DEC([.$C11]))*[.$D$2]" office:value-type="float" office:value="3229.632">
            <text:p>3229.632</text:p>
          </table:table-cell>
          <table:table-cell table:style-name="ce113" table:formula="of:=(OCT2DEC([.M$6])*31+OCT2DEC([.$C11]))*[.$D$2]" office:value-type="float" office:value="3626.928">
            <text:p>3626.928</text:p>
          </table:table-cell>
          <table:table-cell table:style-name="ce113" table:formula="of:=(OCT2DEC([.N$6])*31+OCT2DEC([.$C11]))*[.$D$2]" office:value-type="float" office:value="4024.224">
            <text:p>4024.224</text:p>
          </table:table-cell>
          <table:table-cell table:style-name="ce113" table:formula="of:=(OCT2DEC([.O$6])*31+OCT2DEC([.$C11]))*[.$D$2]" office:value-type="float" office:value="4421.52">
            <text:p>4421.520</text:p>
          </table:table-cell>
          <table:table-cell table:style-name="ce113" table:formula="of:=(OCT2DEC([.P$6])*31+OCT2DEC([.$C11]))*[.$D$2]" office:value-type="float" office:value="4818.816">
            <text:p>4818.816</text:p>
          </table:table-cell>
          <table:table-cell table:style-name="ce113" table:formula="of:=(OCT2DEC([.Q$6])*31+OCT2DEC([.$C11]))*[.$D$2]" office:value-type="float" office:value="5216.112">
            <text:p>5216.112</text:p>
          </table:table-cell>
          <table:table-cell table:style-name="ce113" table:formula="of:=(OCT2DEC([.R$6])*31+OCT2DEC([.$C11]))*[.$D$2]" office:value-type="float" office:value="5613.408">
            <text:p>5613.408</text:p>
          </table:table-cell>
          <table:table-cell table:style-name="ce113" table:formula="of:=(OCT2DEC([.S$6])*31+OCT2DEC([.$C11]))*[.$D$2]" office:value-type="float" office:value="6010.704">
            <text:p>6010.704</text:p>
          </table:table-cell>
          <table:table-cell table:style-name="ce113" table:formula="of:=(OCT2DEC([.T$6])*31+OCT2DEC([.$C11]))*[.$D$2]" office:value-type="float" office:value="6408">
            <text:p>6408.000</text:p>
          </table:table-cell>
          <table:table-cell table:style-name="ce113" table:formula="of:=(OCT2DEC([.U$6])*31+OCT2DEC([.$C11]))*[.$D$2]" office:value-type="float" office:value="6805.296">
            <text:p>6805.296</text:p>
          </table:table-cell>
          <table:table-cell table:style-name="ce113" table:formula="of:=(OCT2DEC([.V$6])*31+OCT2DEC([.$C11]))*[.$D$2]" office:value-type="float" office:value="7202.592">
            <text:p>7202.592</text:p>
          </table:table-cell>
          <table:table-cell table:style-name="ce113" table:formula="of:=(OCT2DEC([.W$6])*31+OCT2DEC([.$C11]))*[.$D$2]" office:value-type="float" office:value="7599.888">
            <text:p>7599.888</text:p>
          </table:table-cell>
          <table:table-cell table:style-name="ce113" table:formula="of:=(OCT2DEC([.X$6])*31+OCT2DEC([.$C11]))*[.$D$2]" office:value-type="float" office:value="7997.184">
            <text:p>7997.184</text:p>
          </table:table-cell>
          <table:table-cell table:style-name="ce113" table:formula="of:=(OCT2DEC([.Y$6])*31+OCT2DEC([.$C11]))*[.$D$2]" office:value-type="float" office:value="8394.48">
            <text:p>8394.480</text:p>
          </table:table-cell>
          <table:table-cell table:style-name="ce113" table:formula="of:=(OCT2DEC([.Z$6])*31+OCT2DEC([.$C11]))*[.$D$2]" office:value-type="float" office:value="8791.776">
            <text:p>8791.776</text:p>
          </table:table-cell>
          <table:table-cell table:style-name="ce113" table:formula="of:=(OCT2DEC([.AA$6])*31+OCT2DEC([.$C11]))*[.$D$2]" office:value-type="float" office:value="9189.072">
            <text:p>9189.072</text:p>
          </table:table-cell>
          <table:table-cell table:style-name="ce113" table:formula="of:=(OCT2DEC([.AB$6])*31+OCT2DEC([.$C11]))*[.$D$2]" office:value-type="float" office:value="9586.368">
            <text:p>9586.368</text:p>
          </table:table-cell>
          <table:table-cell table:style-name="ce113" table:formula="of:=(OCT2DEC([.AC$6])*31+OCT2DEC([.$C11]))*[.$D$2]" office:value-type="float" office:value="9983.664">
            <text:p>9983.664</text:p>
          </table:table-cell>
          <table:table-cell table:style-name="ce113" table:formula="of:=(OCT2DEC([.AD$6])*31+OCT2DEC([.$C11]))*[.$D$2]" office:value-type="float" office:value="10380.96">
            <text:p>10380.960</text:p>
          </table:table-cell>
          <table:table-cell table:style-name="ce113" table:formula="of:=(OCT2DEC([.AE$6])*31+OCT2DEC([.$C11]))*[.$D$2]" office:value-type="float" office:value="10778.256">
            <text:p>10778.256</text:p>
          </table:table-cell>
          <table:table-cell table:style-name="ce113" table:formula="of:=(OCT2DEC([.AF$6])*31+OCT2DEC([.$C11]))*[.$D$2]" office:value-type="float" office:value="11175.552">
            <text:p>11175.552</text:p>
          </table:table-cell>
          <table:table-cell table:style-name="ce113" table:formula="of:=(OCT2DEC([.AG$6])*31+OCT2DEC([.$C11]))*[.$D$2]" office:value-type="float" office:value="11572.848">
            <text:p>11572.848</text:p>
          </table:table-cell>
          <table:table-cell table:style-name="ce113" table:formula="of:=(OCT2DEC([.AH$6])*31+OCT2DEC([.$C11]))*[.$D$2]" office:value-type="float" office:value="11970.144">
            <text:p>11970.144</text:p>
          </table:table-cell>
          <table:table-cell table:style-name="ce102" table:formula="of:=(OCT2DEC([.AI$6])*31+OCT2DEC([.$C11]))*[.$D$2]" office:value-type="float" office:value="12367.44">
            <text:p>12367.440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5">
            <text:p>05</text:p>
          </table:table-cell>
          <table:table-cell table:style-name="ce83" table:formula="of:=(OCT2DEC([.D$6])*31+OCT2DEC([.$C12]))*[.$D$2]" office:value-type="float" office:value="64.08">
            <text:p>64.080</text:p>
          </table:table-cell>
          <table:table-cell table:style-name="ce113" table:formula="of:=(OCT2DEC([.E$6])*31+OCT2DEC([.$C12]))*[.$D$2]" office:value-type="float" office:value="461.376">
            <text:p>461.376</text:p>
          </table:table-cell>
          <table:table-cell table:style-name="ce113" table:formula="of:=(OCT2DEC([.F$6])*31+OCT2DEC([.$C12]))*[.$D$2]" office:value-type="float" office:value="858.672">
            <text:p>858.672</text:p>
          </table:table-cell>
          <table:table-cell table:style-name="ce113" table:formula="of:=(OCT2DEC([.G$6])*31+OCT2DEC([.$C12]))*[.$D$2]" office:value-type="float" office:value="1255.968">
            <text:p>1255.968</text:p>
          </table:table-cell>
          <table:table-cell table:style-name="ce113" table:formula="of:=(OCT2DEC([.H$6])*31+OCT2DEC([.$C12]))*[.$D$2]" office:value-type="float" office:value="1653.264">
            <text:p>1653.264</text:p>
          </table:table-cell>
          <table:table-cell table:style-name="ce113" table:formula="of:=(OCT2DEC([.I$6])*31+OCT2DEC([.$C12]))*[.$D$2]" office:value-type="float" office:value="2050.56">
            <text:p>2050.560</text:p>
          </table:table-cell>
          <table:table-cell table:style-name="ce113" table:formula="of:=(OCT2DEC([.J$6])*31+OCT2DEC([.$C12]))*[.$D$2]" office:value-type="float" office:value="2447.856">
            <text:p>2447.856</text:p>
          </table:table-cell>
          <table:table-cell table:style-name="ce113" table:formula="of:=(OCT2DEC([.K$6])*31+OCT2DEC([.$C12]))*[.$D$2]" office:value-type="float" office:value="2845.152">
            <text:p>2845.152</text:p>
          </table:table-cell>
          <table:table-cell table:style-name="ce113" table:formula="of:=(OCT2DEC([.L$6])*31+OCT2DEC([.$C12]))*[.$D$2]" office:value-type="float" office:value="3242.448">
            <text:p>3242.448</text:p>
          </table:table-cell>
          <table:table-cell table:style-name="ce113" table:formula="of:=(OCT2DEC([.M$6])*31+OCT2DEC([.$C12]))*[.$D$2]" office:value-type="float" office:value="3639.744">
            <text:p>3639.744</text:p>
          </table:table-cell>
          <table:table-cell table:style-name="ce113" table:formula="of:=(OCT2DEC([.N$6])*31+OCT2DEC([.$C12]))*[.$D$2]" office:value-type="float" office:value="4037.04">
            <text:p>4037.040</text:p>
          </table:table-cell>
          <table:table-cell table:style-name="ce113" table:formula="of:=(OCT2DEC([.O$6])*31+OCT2DEC([.$C12]))*[.$D$2]" office:value-type="float" office:value="4434.336">
            <text:p>4434.336</text:p>
          </table:table-cell>
          <table:table-cell table:style-name="ce113" table:formula="of:=(OCT2DEC([.P$6])*31+OCT2DEC([.$C12]))*[.$D$2]" office:value-type="float" office:value="4831.632">
            <text:p>4831.632</text:p>
          </table:table-cell>
          <table:table-cell table:style-name="ce113" table:formula="of:=(OCT2DEC([.Q$6])*31+OCT2DEC([.$C12]))*[.$D$2]" office:value-type="float" office:value="5228.928">
            <text:p>5228.928</text:p>
          </table:table-cell>
          <table:table-cell table:style-name="ce113" table:formula="of:=(OCT2DEC([.R$6])*31+OCT2DEC([.$C12]))*[.$D$2]" office:value-type="float" office:value="5626.224">
            <text:p>5626.224</text:p>
          </table:table-cell>
          <table:table-cell table:style-name="ce113" table:formula="of:=(OCT2DEC([.S$6])*31+OCT2DEC([.$C12]))*[.$D$2]" office:value-type="float" office:value="6023.52">
            <text:p>6023.520</text:p>
          </table:table-cell>
          <table:table-cell table:style-name="ce113" table:formula="of:=(OCT2DEC([.T$6])*31+OCT2DEC([.$C12]))*[.$D$2]" office:value-type="float" office:value="6420.816">
            <text:p>6420.816</text:p>
          </table:table-cell>
          <table:table-cell table:style-name="ce113" table:formula="of:=(OCT2DEC([.U$6])*31+OCT2DEC([.$C12]))*[.$D$2]" office:value-type="float" office:value="6818.112">
            <text:p>6818.112</text:p>
          </table:table-cell>
          <table:table-cell table:style-name="ce113" table:formula="of:=(OCT2DEC([.V$6])*31+OCT2DEC([.$C12]))*[.$D$2]" office:value-type="float" office:value="7215.408">
            <text:p>7215.408</text:p>
          </table:table-cell>
          <table:table-cell table:style-name="ce113" table:formula="of:=(OCT2DEC([.W$6])*31+OCT2DEC([.$C12]))*[.$D$2]" office:value-type="float" office:value="7612.704">
            <text:p>7612.704</text:p>
          </table:table-cell>
          <table:table-cell table:style-name="ce113" table:formula="of:=(OCT2DEC([.X$6])*31+OCT2DEC([.$C12]))*[.$D$2]" office:value-type="float" office:value="8010">
            <text:p>8010.000</text:p>
          </table:table-cell>
          <table:table-cell table:style-name="ce113" table:formula="of:=(OCT2DEC([.Y$6])*31+OCT2DEC([.$C12]))*[.$D$2]" office:value-type="float" office:value="8407.296">
            <text:p>8407.296</text:p>
          </table:table-cell>
          <table:table-cell table:style-name="ce113" table:formula="of:=(OCT2DEC([.Z$6])*31+OCT2DEC([.$C12]))*[.$D$2]" office:value-type="float" office:value="8804.592">
            <text:p>8804.592</text:p>
          </table:table-cell>
          <table:table-cell table:style-name="ce113" table:formula="of:=(OCT2DEC([.AA$6])*31+OCT2DEC([.$C12]))*[.$D$2]" office:value-type="float" office:value="9201.888">
            <text:p>9201.888</text:p>
          </table:table-cell>
          <table:table-cell table:style-name="ce113" table:formula="of:=(OCT2DEC([.AB$6])*31+OCT2DEC([.$C12]))*[.$D$2]" office:value-type="float" office:value="9599.184">
            <text:p>9599.184</text:p>
          </table:table-cell>
          <table:table-cell table:style-name="ce113" table:formula="of:=(OCT2DEC([.AC$6])*31+OCT2DEC([.$C12]))*[.$D$2]" office:value-type="float" office:value="9996.48">
            <text:p>9996.480</text:p>
          </table:table-cell>
          <table:table-cell table:style-name="ce113" table:formula="of:=(OCT2DEC([.AD$6])*31+OCT2DEC([.$C12]))*[.$D$2]" office:value-type="float" office:value="10393.776">
            <text:p>10393.776</text:p>
          </table:table-cell>
          <table:table-cell table:style-name="ce113" table:formula="of:=(OCT2DEC([.AE$6])*31+OCT2DEC([.$C12]))*[.$D$2]" office:value-type="float" office:value="10791.072">
            <text:p>10791.072</text:p>
          </table:table-cell>
          <table:table-cell table:style-name="ce113" table:formula="of:=(OCT2DEC([.AF$6])*31+OCT2DEC([.$C12]))*[.$D$2]" office:value-type="float" office:value="11188.368">
            <text:p>11188.368</text:p>
          </table:table-cell>
          <table:table-cell table:style-name="ce113" table:formula="of:=(OCT2DEC([.AG$6])*31+OCT2DEC([.$C12]))*[.$D$2]" office:value-type="float" office:value="11585.664">
            <text:p>11585.664</text:p>
          </table:table-cell>
          <table:table-cell table:style-name="ce113" table:formula="of:=(OCT2DEC([.AH$6])*31+OCT2DEC([.$C12]))*[.$D$2]" office:value-type="float" office:value="11982.96">
            <text:p>11982.960</text:p>
          </table:table-cell>
          <table:table-cell table:style-name="ce102" table:formula="of:=(OCT2DEC([.AI$6])*31+OCT2DEC([.$C12]))*[.$D$2]" office:value-type="float" office:value="12380.256">
            <text:p>12380.256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6">
            <text:p>06</text:p>
          </table:table-cell>
          <table:table-cell table:style-name="ce83" table:formula="of:=(OCT2DEC([.D$6])*31+OCT2DEC([.$C13]))*[.$D$2]" office:value-type="float" office:value="76.896">
            <text:p>76.896</text:p>
          </table:table-cell>
          <table:table-cell table:style-name="ce113" table:formula="of:=(OCT2DEC([.E$6])*31+OCT2DEC([.$C13]))*[.$D$2]" office:value-type="float" office:value="474.192">
            <text:p>474.192</text:p>
          </table:table-cell>
          <table:table-cell table:style-name="ce113" table:formula="of:=(OCT2DEC([.F$6])*31+OCT2DEC([.$C13]))*[.$D$2]" office:value-type="float" office:value="871.488">
            <text:p>871.488</text:p>
          </table:table-cell>
          <table:table-cell table:style-name="ce113" table:formula="of:=(OCT2DEC([.G$6])*31+OCT2DEC([.$C13]))*[.$D$2]" office:value-type="float" office:value="1268.784">
            <text:p>1268.784</text:p>
          </table:table-cell>
          <table:table-cell table:style-name="ce113" table:formula="of:=(OCT2DEC([.H$6])*31+OCT2DEC([.$C13]))*[.$D$2]" office:value-type="float" office:value="1666.08">
            <text:p>1666.080</text:p>
          </table:table-cell>
          <table:table-cell table:style-name="ce113" table:formula="of:=(OCT2DEC([.I$6])*31+OCT2DEC([.$C13]))*[.$D$2]" office:value-type="float" office:value="2063.376">
            <text:p>2063.376</text:p>
          </table:table-cell>
          <table:table-cell table:style-name="ce113" table:formula="of:=(OCT2DEC([.J$6])*31+OCT2DEC([.$C13]))*[.$D$2]" office:value-type="float" office:value="2460.672">
            <text:p>2460.672</text:p>
          </table:table-cell>
          <table:table-cell table:style-name="ce113" table:formula="of:=(OCT2DEC([.K$6])*31+OCT2DEC([.$C13]))*[.$D$2]" office:value-type="float" office:value="2857.968">
            <text:p>2857.968</text:p>
          </table:table-cell>
          <table:table-cell table:style-name="ce113" table:formula="of:=(OCT2DEC([.L$6])*31+OCT2DEC([.$C13]))*[.$D$2]" office:value-type="float" office:value="3255.264">
            <text:p>3255.264</text:p>
          </table:table-cell>
          <table:table-cell table:style-name="ce113" table:formula="of:=(OCT2DEC([.M$6])*31+OCT2DEC([.$C13]))*[.$D$2]" office:value-type="float" office:value="3652.56">
            <text:p>3652.560</text:p>
          </table:table-cell>
          <table:table-cell table:style-name="ce113" table:formula="of:=(OCT2DEC([.N$6])*31+OCT2DEC([.$C13]))*[.$D$2]" office:value-type="float" office:value="4049.856">
            <text:p>4049.856</text:p>
          </table:table-cell>
          <table:table-cell table:style-name="ce113" table:formula="of:=(OCT2DEC([.O$6])*31+OCT2DEC([.$C13]))*[.$D$2]" office:value-type="float" office:value="4447.152">
            <text:p>4447.152</text:p>
          </table:table-cell>
          <table:table-cell table:style-name="ce113" table:formula="of:=(OCT2DEC([.P$6])*31+OCT2DEC([.$C13]))*[.$D$2]" office:value-type="float" office:value="4844.448">
            <text:p>4844.448</text:p>
          </table:table-cell>
          <table:table-cell table:style-name="ce113" table:formula="of:=(OCT2DEC([.Q$6])*31+OCT2DEC([.$C13]))*[.$D$2]" office:value-type="float" office:value="5241.744">
            <text:p>5241.744</text:p>
          </table:table-cell>
          <table:table-cell table:style-name="ce113" table:formula="of:=(OCT2DEC([.R$6])*31+OCT2DEC([.$C13]))*[.$D$2]" office:value-type="float" office:value="5639.04">
            <text:p>5639.040</text:p>
          </table:table-cell>
          <table:table-cell table:style-name="ce113" table:formula="of:=(OCT2DEC([.S$6])*31+OCT2DEC([.$C13]))*[.$D$2]" office:value-type="float" office:value="6036.336">
            <text:p>6036.336</text:p>
          </table:table-cell>
          <table:table-cell table:style-name="ce113" table:formula="of:=(OCT2DEC([.T$6])*31+OCT2DEC([.$C13]))*[.$D$2]" office:value-type="float" office:value="6433.632">
            <text:p>6433.632</text:p>
          </table:table-cell>
          <table:table-cell table:style-name="ce113" table:formula="of:=(OCT2DEC([.U$6])*31+OCT2DEC([.$C13]))*[.$D$2]" office:value-type="float" office:value="6830.928">
            <text:p>6830.928</text:p>
          </table:table-cell>
          <table:table-cell table:style-name="ce113" table:formula="of:=(OCT2DEC([.V$6])*31+OCT2DEC([.$C13]))*[.$D$2]" office:value-type="float" office:value="7228.224">
            <text:p>7228.224</text:p>
          </table:table-cell>
          <table:table-cell table:style-name="ce113" table:formula="of:=(OCT2DEC([.W$6])*31+OCT2DEC([.$C13]))*[.$D$2]" office:value-type="float" office:value="7625.52">
            <text:p>7625.520</text:p>
          </table:table-cell>
          <table:table-cell table:style-name="ce113" table:formula="of:=(OCT2DEC([.X$6])*31+OCT2DEC([.$C13]))*[.$D$2]" office:value-type="float" office:value="8022.816">
            <text:p>8022.816</text:p>
          </table:table-cell>
          <table:table-cell table:style-name="ce113" table:formula="of:=(OCT2DEC([.Y$6])*31+OCT2DEC([.$C13]))*[.$D$2]" office:value-type="float" office:value="8420.112">
            <text:p>8420.112</text:p>
          </table:table-cell>
          <table:table-cell table:style-name="ce113" table:formula="of:=(OCT2DEC([.Z$6])*31+OCT2DEC([.$C13]))*[.$D$2]" office:value-type="float" office:value="8817.408">
            <text:p>8817.408</text:p>
          </table:table-cell>
          <table:table-cell table:style-name="ce113" table:formula="of:=(OCT2DEC([.AA$6])*31+OCT2DEC([.$C13]))*[.$D$2]" office:value-type="float" office:value="9214.704">
            <text:p>9214.704</text:p>
          </table:table-cell>
          <table:table-cell table:style-name="ce113" table:formula="of:=(OCT2DEC([.AB$6])*31+OCT2DEC([.$C13]))*[.$D$2]" office:value-type="float" office:value="9612">
            <text:p>9612.000</text:p>
          </table:table-cell>
          <table:table-cell table:style-name="ce113" table:formula="of:=(OCT2DEC([.AC$6])*31+OCT2DEC([.$C13]))*[.$D$2]" office:value-type="float" office:value="10009.296">
            <text:p>10009.296</text:p>
          </table:table-cell>
          <table:table-cell table:style-name="ce113" table:formula="of:=(OCT2DEC([.AD$6])*31+OCT2DEC([.$C13]))*[.$D$2]" office:value-type="float" office:value="10406.592">
            <text:p>10406.592</text:p>
          </table:table-cell>
          <table:table-cell table:style-name="ce113" table:formula="of:=(OCT2DEC([.AE$6])*31+OCT2DEC([.$C13]))*[.$D$2]" office:value-type="float" office:value="10803.888">
            <text:p>10803.888</text:p>
          </table:table-cell>
          <table:table-cell table:style-name="ce113" table:formula="of:=(OCT2DEC([.AF$6])*31+OCT2DEC([.$C13]))*[.$D$2]" office:value-type="float" office:value="11201.184">
            <text:p>11201.184</text:p>
          </table:table-cell>
          <table:table-cell table:style-name="ce113" table:formula="of:=(OCT2DEC([.AG$6])*31+OCT2DEC([.$C13]))*[.$D$2]" office:value-type="float" office:value="11598.48">
            <text:p>11598.480</text:p>
          </table:table-cell>
          <table:table-cell table:style-name="ce113" table:formula="of:=(OCT2DEC([.AH$6])*31+OCT2DEC([.$C13]))*[.$D$2]" office:value-type="float" office:value="11995.776">
            <text:p>11995.776</text:p>
          </table:table-cell>
          <table:table-cell table:style-name="ce102" table:formula="of:=(OCT2DEC([.AI$6])*31+OCT2DEC([.$C13]))*[.$D$2]" office:value-type="float" office:value="12393.072">
            <text:p>12393.072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7">
            <text:p>07</text:p>
          </table:table-cell>
          <table:table-cell table:style-name="ce83" table:formula="of:=(OCT2DEC([.D$6])*31+OCT2DEC([.$C14]))*[.$D$2]" office:value-type="float" office:value="89.712">
            <text:p>89.712</text:p>
          </table:table-cell>
          <table:table-cell table:style-name="ce113" table:formula="of:=(OCT2DEC([.E$6])*31+OCT2DEC([.$C14]))*[.$D$2]" office:value-type="float" office:value="487.008">
            <text:p>487.008</text:p>
          </table:table-cell>
          <table:table-cell table:style-name="ce113" table:formula="of:=(OCT2DEC([.F$6])*31+OCT2DEC([.$C14]))*[.$D$2]" office:value-type="float" office:value="884.304">
            <text:p>884.304</text:p>
          </table:table-cell>
          <table:table-cell table:style-name="ce113" table:formula="of:=(OCT2DEC([.G$6])*31+OCT2DEC([.$C14]))*[.$D$2]" office:value-type="float" office:value="1281.6">
            <text:p>1281.600</text:p>
          </table:table-cell>
          <table:table-cell table:style-name="ce113" table:formula="of:=(OCT2DEC([.H$6])*31+OCT2DEC([.$C14]))*[.$D$2]" office:value-type="float" office:value="1678.896">
            <text:p>1678.896</text:p>
          </table:table-cell>
          <table:table-cell table:style-name="ce113" table:formula="of:=(OCT2DEC([.I$6])*31+OCT2DEC([.$C14]))*[.$D$2]" office:value-type="float" office:value="2076.192">
            <text:p>2076.192</text:p>
          </table:table-cell>
          <table:table-cell table:style-name="ce113" table:formula="of:=(OCT2DEC([.J$6])*31+OCT2DEC([.$C14]))*[.$D$2]" office:value-type="float" office:value="2473.488">
            <text:p>2473.488</text:p>
          </table:table-cell>
          <table:table-cell table:style-name="ce113" table:formula="of:=(OCT2DEC([.K$6])*31+OCT2DEC([.$C14]))*[.$D$2]" office:value-type="float" office:value="2870.784">
            <text:p>2870.784</text:p>
          </table:table-cell>
          <table:table-cell table:style-name="ce113" table:formula="of:=(OCT2DEC([.L$6])*31+OCT2DEC([.$C14]))*[.$D$2]" office:value-type="float" office:value="3268.08">
            <text:p>3268.080</text:p>
          </table:table-cell>
          <table:table-cell table:style-name="ce113" table:formula="of:=(OCT2DEC([.M$6])*31+OCT2DEC([.$C14]))*[.$D$2]" office:value-type="float" office:value="3665.376">
            <text:p>3665.376</text:p>
          </table:table-cell>
          <table:table-cell table:style-name="ce113" table:formula="of:=(OCT2DEC([.N$6])*31+OCT2DEC([.$C14]))*[.$D$2]" office:value-type="float" office:value="4062.672">
            <text:p>4062.672</text:p>
          </table:table-cell>
          <table:table-cell table:style-name="ce113" table:formula="of:=(OCT2DEC([.O$6])*31+OCT2DEC([.$C14]))*[.$D$2]" office:value-type="float" office:value="4459.968">
            <text:p>4459.968</text:p>
          </table:table-cell>
          <table:table-cell table:style-name="ce113" table:formula="of:=(OCT2DEC([.P$6])*31+OCT2DEC([.$C14]))*[.$D$2]" office:value-type="float" office:value="4857.264">
            <text:p>4857.264</text:p>
          </table:table-cell>
          <table:table-cell table:style-name="ce113" table:formula="of:=(OCT2DEC([.Q$6])*31+OCT2DEC([.$C14]))*[.$D$2]" office:value-type="float" office:value="5254.56">
            <text:p>5254.560</text:p>
          </table:table-cell>
          <table:table-cell table:style-name="ce113" table:formula="of:=(OCT2DEC([.R$6])*31+OCT2DEC([.$C14]))*[.$D$2]" office:value-type="float" office:value="5651.856">
            <text:p>5651.856</text:p>
          </table:table-cell>
          <table:table-cell table:style-name="ce113" table:formula="of:=(OCT2DEC([.S$6])*31+OCT2DEC([.$C14]))*[.$D$2]" office:value-type="float" office:value="6049.152">
            <text:p>6049.152</text:p>
          </table:table-cell>
          <table:table-cell table:style-name="ce113" table:formula="of:=(OCT2DEC([.T$6])*31+OCT2DEC([.$C14]))*[.$D$2]" office:value-type="float" office:value="6446.448">
            <text:p>6446.448</text:p>
          </table:table-cell>
          <table:table-cell table:style-name="ce113" table:formula="of:=(OCT2DEC([.U$6])*31+OCT2DEC([.$C14]))*[.$D$2]" office:value-type="float" office:value="6843.744">
            <text:p>6843.744</text:p>
          </table:table-cell>
          <table:table-cell table:style-name="ce113" table:formula="of:=(OCT2DEC([.V$6])*31+OCT2DEC([.$C14]))*[.$D$2]" office:value-type="float" office:value="7241.04">
            <text:p>7241.040</text:p>
          </table:table-cell>
          <table:table-cell table:style-name="ce113" table:formula="of:=(OCT2DEC([.W$6])*31+OCT2DEC([.$C14]))*[.$D$2]" office:value-type="float" office:value="7638.336">
            <text:p>7638.336</text:p>
          </table:table-cell>
          <table:table-cell table:style-name="ce113" table:formula="of:=(OCT2DEC([.X$6])*31+OCT2DEC([.$C14]))*[.$D$2]" office:value-type="float" office:value="8035.632">
            <text:p>8035.632</text:p>
          </table:table-cell>
          <table:table-cell table:style-name="ce113" table:formula="of:=(OCT2DEC([.Y$6])*31+OCT2DEC([.$C14]))*[.$D$2]" office:value-type="float" office:value="8432.928">
            <text:p>8432.928</text:p>
          </table:table-cell>
          <table:table-cell table:style-name="ce113" table:formula="of:=(OCT2DEC([.Z$6])*31+OCT2DEC([.$C14]))*[.$D$2]" office:value-type="float" office:value="8830.224">
            <text:p>8830.224</text:p>
          </table:table-cell>
          <table:table-cell table:style-name="ce113" table:formula="of:=(OCT2DEC([.AA$6])*31+OCT2DEC([.$C14]))*[.$D$2]" office:value-type="float" office:value="9227.52">
            <text:p>9227.520</text:p>
          </table:table-cell>
          <table:table-cell table:style-name="ce113" table:formula="of:=(OCT2DEC([.AB$6])*31+OCT2DEC([.$C14]))*[.$D$2]" office:value-type="float" office:value="9624.816">
            <text:p>9624.816</text:p>
          </table:table-cell>
          <table:table-cell table:style-name="ce113" table:formula="of:=(OCT2DEC([.AC$6])*31+OCT2DEC([.$C14]))*[.$D$2]" office:value-type="float" office:value="10022.112">
            <text:p>10022.112</text:p>
          </table:table-cell>
          <table:table-cell table:style-name="ce113" table:formula="of:=(OCT2DEC([.AD$6])*31+OCT2DEC([.$C14]))*[.$D$2]" office:value-type="float" office:value="10419.408">
            <text:p>10419.408</text:p>
          </table:table-cell>
          <table:table-cell table:style-name="ce113" table:formula="of:=(OCT2DEC([.AE$6])*31+OCT2DEC([.$C14]))*[.$D$2]" office:value-type="float" office:value="10816.704">
            <text:p>10816.704</text:p>
          </table:table-cell>
          <table:table-cell table:style-name="ce113" table:formula="of:=(OCT2DEC([.AF$6])*31+OCT2DEC([.$C14]))*[.$D$2]" office:value-type="float" office:value="11214">
            <text:p>11214.000</text:p>
          </table:table-cell>
          <table:table-cell table:style-name="ce113" table:formula="of:=(OCT2DEC([.AG$6])*31+OCT2DEC([.$C14]))*[.$D$2]" office:value-type="float" office:value="11611.296">
            <text:p>11611.296</text:p>
          </table:table-cell>
          <table:table-cell table:style-name="ce113" table:formula="of:=(OCT2DEC([.AH$6])*31+OCT2DEC([.$C14]))*[.$D$2]" office:value-type="float" office:value="12008.592">
            <text:p>12008.592</text:p>
          </table:table-cell>
          <table:table-cell table:style-name="ce102" table:formula="of:=(OCT2DEC([.AI$6])*31+OCT2DEC([.$C14]))*[.$D$2]" office:value-type="float" office:value="12405.888">
            <text:p>12405.888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10">
            <text:p>10</text:p>
          </table:table-cell>
          <table:table-cell table:style-name="ce83" table:formula="of:=(OCT2DEC([.D$6])*31+OCT2DEC([.$C15]))*[.$D$2]" office:value-type="float" office:value="102.528">
            <text:p>102.528</text:p>
          </table:table-cell>
          <table:table-cell table:style-name="ce113" table:formula="of:=(OCT2DEC([.E$6])*31+OCT2DEC([.$C15]))*[.$D$2]" office:value-type="float" office:value="499.824">
            <text:p>499.824</text:p>
          </table:table-cell>
          <table:table-cell table:style-name="ce113" table:formula="of:=(OCT2DEC([.F$6])*31+OCT2DEC([.$C15]))*[.$D$2]" office:value-type="float" office:value="897.12">
            <text:p>897.120</text:p>
          </table:table-cell>
          <table:table-cell table:style-name="ce113" table:formula="of:=(OCT2DEC([.G$6])*31+OCT2DEC([.$C15]))*[.$D$2]" office:value-type="float" office:value="1294.416">
            <text:p>1294.416</text:p>
          </table:table-cell>
          <table:table-cell table:style-name="ce113" table:formula="of:=(OCT2DEC([.H$6])*31+OCT2DEC([.$C15]))*[.$D$2]" office:value-type="float" office:value="1691.712">
            <text:p>1691.712</text:p>
          </table:table-cell>
          <table:table-cell table:style-name="ce113" table:formula="of:=(OCT2DEC([.I$6])*31+OCT2DEC([.$C15]))*[.$D$2]" office:value-type="float" office:value="2089.008">
            <text:p>2089.008</text:p>
          </table:table-cell>
          <table:table-cell table:style-name="ce113" table:formula="of:=(OCT2DEC([.J$6])*31+OCT2DEC([.$C15]))*[.$D$2]" office:value-type="float" office:value="2486.304">
            <text:p>2486.304</text:p>
          </table:table-cell>
          <table:table-cell table:style-name="ce113" table:formula="of:=(OCT2DEC([.K$6])*31+OCT2DEC([.$C15]))*[.$D$2]" office:value-type="float" office:value="2883.6">
            <text:p>2883.600</text:p>
          </table:table-cell>
          <table:table-cell table:style-name="ce113" table:formula="of:=(OCT2DEC([.L$6])*31+OCT2DEC([.$C15]))*[.$D$2]" office:value-type="float" office:value="3280.896">
            <text:p>3280.896</text:p>
          </table:table-cell>
          <table:table-cell table:style-name="ce113" table:formula="of:=(OCT2DEC([.M$6])*31+OCT2DEC([.$C15]))*[.$D$2]" office:value-type="float" office:value="3678.192">
            <text:p>3678.192</text:p>
          </table:table-cell>
          <table:table-cell table:style-name="ce113" table:formula="of:=(OCT2DEC([.N$6])*31+OCT2DEC([.$C15]))*[.$D$2]" office:value-type="float" office:value="4075.488">
            <text:p>4075.488</text:p>
          </table:table-cell>
          <table:table-cell table:style-name="ce113" table:formula="of:=(OCT2DEC([.O$6])*31+OCT2DEC([.$C15]))*[.$D$2]" office:value-type="float" office:value="4472.784">
            <text:p>4472.784</text:p>
          </table:table-cell>
          <table:table-cell table:style-name="ce113" table:formula="of:=(OCT2DEC([.P$6])*31+OCT2DEC([.$C15]))*[.$D$2]" office:value-type="float" office:value="4870.08">
            <text:p>4870.080</text:p>
          </table:table-cell>
          <table:table-cell table:style-name="ce113" table:formula="of:=(OCT2DEC([.Q$6])*31+OCT2DEC([.$C15]))*[.$D$2]" office:value-type="float" office:value="5267.376">
            <text:p>5267.376</text:p>
          </table:table-cell>
          <table:table-cell table:style-name="ce113" table:formula="of:=(OCT2DEC([.R$6])*31+OCT2DEC([.$C15]))*[.$D$2]" office:value-type="float" office:value="5664.672">
            <text:p>5664.672</text:p>
          </table:table-cell>
          <table:table-cell table:style-name="ce113" table:formula="of:=(OCT2DEC([.S$6])*31+OCT2DEC([.$C15]))*[.$D$2]" office:value-type="float" office:value="6061.968">
            <text:p>6061.968</text:p>
          </table:table-cell>
          <table:table-cell table:style-name="ce113" table:formula="of:=(OCT2DEC([.T$6])*31+OCT2DEC([.$C15]))*[.$D$2]" office:value-type="float" office:value="6459.264">
            <text:p>6459.264</text:p>
          </table:table-cell>
          <table:table-cell table:style-name="ce113" table:formula="of:=(OCT2DEC([.U$6])*31+OCT2DEC([.$C15]))*[.$D$2]" office:value-type="float" office:value="6856.56">
            <text:p>6856.560</text:p>
          </table:table-cell>
          <table:table-cell table:style-name="ce113" table:formula="of:=(OCT2DEC([.V$6])*31+OCT2DEC([.$C15]))*[.$D$2]" office:value-type="float" office:value="7253.856">
            <text:p>7253.856</text:p>
          </table:table-cell>
          <table:table-cell table:style-name="ce113" table:formula="of:=(OCT2DEC([.W$6])*31+OCT2DEC([.$C15]))*[.$D$2]" office:value-type="float" office:value="7651.152">
            <text:p>7651.152</text:p>
          </table:table-cell>
          <table:table-cell table:style-name="ce113" table:formula="of:=(OCT2DEC([.X$6])*31+OCT2DEC([.$C15]))*[.$D$2]" office:value-type="float" office:value="8048.448">
            <text:p>8048.448</text:p>
          </table:table-cell>
          <table:table-cell table:style-name="ce113" table:formula="of:=(OCT2DEC([.Y$6])*31+OCT2DEC([.$C15]))*[.$D$2]" office:value-type="float" office:value="8445.744">
            <text:p>8445.744</text:p>
          </table:table-cell>
          <table:table-cell table:style-name="ce113" table:formula="of:=(OCT2DEC([.Z$6])*31+OCT2DEC([.$C15]))*[.$D$2]" office:value-type="float" office:value="8843.04">
            <text:p>8843.040</text:p>
          </table:table-cell>
          <table:table-cell table:style-name="ce113" table:formula="of:=(OCT2DEC([.AA$6])*31+OCT2DEC([.$C15]))*[.$D$2]" office:value-type="float" office:value="9240.336">
            <text:p>9240.336</text:p>
          </table:table-cell>
          <table:table-cell table:style-name="ce113" table:formula="of:=(OCT2DEC([.AB$6])*31+OCT2DEC([.$C15]))*[.$D$2]" office:value-type="float" office:value="9637.632">
            <text:p>9637.632</text:p>
          </table:table-cell>
          <table:table-cell table:style-name="ce113" table:formula="of:=(OCT2DEC([.AC$6])*31+OCT2DEC([.$C15]))*[.$D$2]" office:value-type="float" office:value="10034.928">
            <text:p>10034.928</text:p>
          </table:table-cell>
          <table:table-cell table:style-name="ce113" table:formula="of:=(OCT2DEC([.AD$6])*31+OCT2DEC([.$C15]))*[.$D$2]" office:value-type="float" office:value="10432.224">
            <text:p>10432.224</text:p>
          </table:table-cell>
          <table:table-cell table:style-name="ce113" table:formula="of:=(OCT2DEC([.AE$6])*31+OCT2DEC([.$C15]))*[.$D$2]" office:value-type="float" office:value="10829.52">
            <text:p>10829.520</text:p>
          </table:table-cell>
          <table:table-cell table:style-name="ce113" table:formula="of:=(OCT2DEC([.AF$6])*31+OCT2DEC([.$C15]))*[.$D$2]" office:value-type="float" office:value="11226.816">
            <text:p>11226.816</text:p>
          </table:table-cell>
          <table:table-cell table:style-name="ce113" table:formula="of:=(OCT2DEC([.AG$6])*31+OCT2DEC([.$C15]))*[.$D$2]" office:value-type="float" office:value="11624.112">
            <text:p>11624.112</text:p>
          </table:table-cell>
          <table:table-cell table:style-name="ce113" table:formula="of:=(OCT2DEC([.AH$6])*31+OCT2DEC([.$C15]))*[.$D$2]" office:value-type="float" office:value="12021.408">
            <text:p>12021.408</text:p>
          </table:table-cell>
          <table:table-cell table:style-name="ce102" table:formula="of:=(OCT2DEC([.AI$6])*31+OCT2DEC([.$C15]))*[.$D$2]" office:value-type="float" office:value="12418.704">
            <text:p>12418.704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11">
            <text:p>11</text:p>
          </table:table-cell>
          <table:table-cell table:style-name="ce83" table:formula="of:=(OCT2DEC([.D$6])*31+OCT2DEC([.$C16]))*[.$D$2]" office:value-type="float" office:value="115.344">
            <text:p>115.344</text:p>
          </table:table-cell>
          <table:table-cell table:style-name="ce113" table:formula="of:=(OCT2DEC([.E$6])*31+OCT2DEC([.$C16]))*[.$D$2]" office:value-type="float" office:value="512.64">
            <text:p>512.640</text:p>
          </table:table-cell>
          <table:table-cell table:style-name="ce113" table:formula="of:=(OCT2DEC([.F$6])*31+OCT2DEC([.$C16]))*[.$D$2]" office:value-type="float" office:value="909.936">
            <text:p>909.936</text:p>
          </table:table-cell>
          <table:table-cell table:style-name="ce113" table:formula="of:=(OCT2DEC([.G$6])*31+OCT2DEC([.$C16]))*[.$D$2]" office:value-type="float" office:value="1307.232">
            <text:p>1307.232</text:p>
          </table:table-cell>
          <table:table-cell table:style-name="ce113" table:formula="of:=(OCT2DEC([.H$6])*31+OCT2DEC([.$C16]))*[.$D$2]" office:value-type="float" office:value="1704.528">
            <text:p>1704.528</text:p>
          </table:table-cell>
          <table:table-cell table:style-name="ce113" table:formula="of:=(OCT2DEC([.I$6])*31+OCT2DEC([.$C16]))*[.$D$2]" office:value-type="float" office:value="2101.824">
            <text:p>2101.824</text:p>
          </table:table-cell>
          <table:table-cell table:style-name="ce113" table:formula="of:=(OCT2DEC([.J$6])*31+OCT2DEC([.$C16]))*[.$D$2]" office:value-type="float" office:value="2499.12">
            <text:p>2499.120</text:p>
          </table:table-cell>
          <table:table-cell table:style-name="ce113" table:formula="of:=(OCT2DEC([.K$6])*31+OCT2DEC([.$C16]))*[.$D$2]" office:value-type="float" office:value="2896.416">
            <text:p>2896.416</text:p>
          </table:table-cell>
          <table:table-cell table:style-name="ce113" table:formula="of:=(OCT2DEC([.L$6])*31+OCT2DEC([.$C16]))*[.$D$2]" office:value-type="float" office:value="3293.712">
            <text:p>3293.712</text:p>
          </table:table-cell>
          <table:table-cell table:style-name="ce113" table:formula="of:=(OCT2DEC([.M$6])*31+OCT2DEC([.$C16]))*[.$D$2]" office:value-type="float" office:value="3691.008">
            <text:p>3691.008</text:p>
          </table:table-cell>
          <table:table-cell table:style-name="ce113" table:formula="of:=(OCT2DEC([.N$6])*31+OCT2DEC([.$C16]))*[.$D$2]" office:value-type="float" office:value="4088.304">
            <text:p>4088.304</text:p>
          </table:table-cell>
          <table:table-cell table:style-name="ce113" table:formula="of:=(OCT2DEC([.O$6])*31+OCT2DEC([.$C16]))*[.$D$2]" office:value-type="float" office:value="4485.6">
            <text:p>4485.600</text:p>
          </table:table-cell>
          <table:table-cell table:style-name="ce113" table:formula="of:=(OCT2DEC([.P$6])*31+OCT2DEC([.$C16]))*[.$D$2]" office:value-type="float" office:value="4882.896">
            <text:p>4882.896</text:p>
          </table:table-cell>
          <table:table-cell table:style-name="ce113" table:formula="of:=(OCT2DEC([.Q$6])*31+OCT2DEC([.$C16]))*[.$D$2]" office:value-type="float" office:value="5280.192">
            <text:p>5280.192</text:p>
          </table:table-cell>
          <table:table-cell table:style-name="ce113" table:formula="of:=(OCT2DEC([.R$6])*31+OCT2DEC([.$C16]))*[.$D$2]" office:value-type="float" office:value="5677.488">
            <text:p>5677.488</text:p>
          </table:table-cell>
          <table:table-cell table:style-name="ce113" table:formula="of:=(OCT2DEC([.S$6])*31+OCT2DEC([.$C16]))*[.$D$2]" office:value-type="float" office:value="6074.784">
            <text:p>6074.784</text:p>
          </table:table-cell>
          <table:table-cell table:style-name="ce113" table:formula="of:=(OCT2DEC([.T$6])*31+OCT2DEC([.$C16]))*[.$D$2]" office:value-type="float" office:value="6472.08">
            <text:p>6472.080</text:p>
          </table:table-cell>
          <table:table-cell table:style-name="ce113" table:formula="of:=(OCT2DEC([.U$6])*31+OCT2DEC([.$C16]))*[.$D$2]" office:value-type="float" office:value="6869.376">
            <text:p>6869.376</text:p>
          </table:table-cell>
          <table:table-cell table:style-name="ce113" table:formula="of:=(OCT2DEC([.V$6])*31+OCT2DEC([.$C16]))*[.$D$2]" office:value-type="float" office:value="7266.672">
            <text:p>7266.672</text:p>
          </table:table-cell>
          <table:table-cell table:style-name="ce113" table:formula="of:=(OCT2DEC([.W$6])*31+OCT2DEC([.$C16]))*[.$D$2]" office:value-type="float" office:value="7663.968">
            <text:p>7663.968</text:p>
          </table:table-cell>
          <table:table-cell table:style-name="ce113" table:formula="of:=(OCT2DEC([.X$6])*31+OCT2DEC([.$C16]))*[.$D$2]" office:value-type="float" office:value="8061.264">
            <text:p>8061.264</text:p>
          </table:table-cell>
          <table:table-cell table:style-name="ce113" table:formula="of:=(OCT2DEC([.Y$6])*31+OCT2DEC([.$C16]))*[.$D$2]" office:value-type="float" office:value="8458.56">
            <text:p>8458.560</text:p>
          </table:table-cell>
          <table:table-cell table:style-name="ce113" table:formula="of:=(OCT2DEC([.Z$6])*31+OCT2DEC([.$C16]))*[.$D$2]" office:value-type="float" office:value="8855.856">
            <text:p>8855.856</text:p>
          </table:table-cell>
          <table:table-cell table:style-name="ce113" table:formula="of:=(OCT2DEC([.AA$6])*31+OCT2DEC([.$C16]))*[.$D$2]" office:value-type="float" office:value="9253.152">
            <text:p>9253.152</text:p>
          </table:table-cell>
          <table:table-cell table:style-name="ce113" table:formula="of:=(OCT2DEC([.AB$6])*31+OCT2DEC([.$C16]))*[.$D$2]" office:value-type="float" office:value="9650.448">
            <text:p>9650.448</text:p>
          </table:table-cell>
          <table:table-cell table:style-name="ce113" table:formula="of:=(OCT2DEC([.AC$6])*31+OCT2DEC([.$C16]))*[.$D$2]" office:value-type="float" office:value="10047.744">
            <text:p>10047.744</text:p>
          </table:table-cell>
          <table:table-cell table:style-name="ce113" table:formula="of:=(OCT2DEC([.AD$6])*31+OCT2DEC([.$C16]))*[.$D$2]" office:value-type="float" office:value="10445.04">
            <text:p>10445.040</text:p>
          </table:table-cell>
          <table:table-cell table:style-name="ce113" table:formula="of:=(OCT2DEC([.AE$6])*31+OCT2DEC([.$C16]))*[.$D$2]" office:value-type="float" office:value="10842.336">
            <text:p>10842.336</text:p>
          </table:table-cell>
          <table:table-cell table:style-name="ce113" table:formula="of:=(OCT2DEC([.AF$6])*31+OCT2DEC([.$C16]))*[.$D$2]" office:value-type="float" office:value="11239.632">
            <text:p>11239.632</text:p>
          </table:table-cell>
          <table:table-cell table:style-name="ce113" table:formula="of:=(OCT2DEC([.AG$6])*31+OCT2DEC([.$C16]))*[.$D$2]" office:value-type="float" office:value="11636.928">
            <text:p>11636.928</text:p>
          </table:table-cell>
          <table:table-cell table:style-name="ce113" table:formula="of:=(OCT2DEC([.AH$6])*31+OCT2DEC([.$C16]))*[.$D$2]" office:value-type="float" office:value="12034.224">
            <text:p>12034.224</text:p>
          </table:table-cell>
          <table:table-cell table:style-name="ce102" table:formula="of:=(OCT2DEC([.AI$6])*31+OCT2DEC([.$C16]))*[.$D$2]" office:value-type="float" office:value="12431.52">
            <text:p>12431.520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12">
            <text:p>12</text:p>
          </table:table-cell>
          <table:table-cell table:style-name="ce83" table:formula="of:=(OCT2DEC([.D$6])*31+OCT2DEC([.$C17]))*[.$D$2]" office:value-type="float" office:value="128.16">
            <text:p>128.160</text:p>
          </table:table-cell>
          <table:table-cell table:style-name="ce113" table:formula="of:=(OCT2DEC([.E$6])*31+OCT2DEC([.$C17]))*[.$D$2]" office:value-type="float" office:value="525.456">
            <text:p>525.456</text:p>
          </table:table-cell>
          <table:table-cell table:style-name="ce113" table:formula="of:=(OCT2DEC([.F$6])*31+OCT2DEC([.$C17]))*[.$D$2]" office:value-type="float" office:value="922.752">
            <text:p>922.752</text:p>
          </table:table-cell>
          <table:table-cell table:style-name="ce113" table:formula="of:=(OCT2DEC([.G$6])*31+OCT2DEC([.$C17]))*[.$D$2]" office:value-type="float" office:value="1320.048">
            <text:p>1320.048</text:p>
          </table:table-cell>
          <table:table-cell table:style-name="ce113" table:formula="of:=(OCT2DEC([.H$6])*31+OCT2DEC([.$C17]))*[.$D$2]" office:value-type="float" office:value="1717.344">
            <text:p>1717.344</text:p>
          </table:table-cell>
          <table:table-cell table:style-name="ce113" table:formula="of:=(OCT2DEC([.I$6])*31+OCT2DEC([.$C17]))*[.$D$2]" office:value-type="float" office:value="2114.64">
            <text:p>2114.640</text:p>
          </table:table-cell>
          <table:table-cell table:style-name="ce113" table:formula="of:=(OCT2DEC([.J$6])*31+OCT2DEC([.$C17]))*[.$D$2]" office:value-type="float" office:value="2511.936">
            <text:p>2511.936</text:p>
          </table:table-cell>
          <table:table-cell table:style-name="ce113" table:formula="of:=(OCT2DEC([.K$6])*31+OCT2DEC([.$C17]))*[.$D$2]" office:value-type="float" office:value="2909.232">
            <text:p>2909.232</text:p>
          </table:table-cell>
          <table:table-cell table:style-name="ce113" table:formula="of:=(OCT2DEC([.L$6])*31+OCT2DEC([.$C17]))*[.$D$2]" office:value-type="float" office:value="3306.528">
            <text:p>3306.528</text:p>
          </table:table-cell>
          <table:table-cell table:style-name="ce113" table:formula="of:=(OCT2DEC([.M$6])*31+OCT2DEC([.$C17]))*[.$D$2]" office:value-type="float" office:value="3703.824">
            <text:p>3703.824</text:p>
          </table:table-cell>
          <table:table-cell table:style-name="ce113" table:formula="of:=(OCT2DEC([.N$6])*31+OCT2DEC([.$C17]))*[.$D$2]" office:value-type="float" office:value="4101.12">
            <text:p>4101.120</text:p>
          </table:table-cell>
          <table:table-cell table:style-name="ce113" table:formula="of:=(OCT2DEC([.O$6])*31+OCT2DEC([.$C17]))*[.$D$2]" office:value-type="float" office:value="4498.416">
            <text:p>4498.416</text:p>
          </table:table-cell>
          <table:table-cell table:style-name="ce113" table:formula="of:=(OCT2DEC([.P$6])*31+OCT2DEC([.$C17]))*[.$D$2]" office:value-type="float" office:value="4895.712">
            <text:p>4895.712</text:p>
          </table:table-cell>
          <table:table-cell table:style-name="ce113" table:formula="of:=(OCT2DEC([.Q$6])*31+OCT2DEC([.$C17]))*[.$D$2]" office:value-type="float" office:value="5293.008">
            <text:p>5293.008</text:p>
          </table:table-cell>
          <table:table-cell table:style-name="ce113" table:formula="of:=(OCT2DEC([.R$6])*31+OCT2DEC([.$C17]))*[.$D$2]" office:value-type="float" office:value="5690.304">
            <text:p>5690.304</text:p>
          </table:table-cell>
          <table:table-cell table:style-name="ce113" table:formula="of:=(OCT2DEC([.S$6])*31+OCT2DEC([.$C17]))*[.$D$2]" office:value-type="float" office:value="6087.6">
            <text:p>6087.600</text:p>
          </table:table-cell>
          <table:table-cell table:style-name="ce113" table:formula="of:=(OCT2DEC([.T$6])*31+OCT2DEC([.$C17]))*[.$D$2]" office:value-type="float" office:value="6484.896">
            <text:p>6484.896</text:p>
          </table:table-cell>
          <table:table-cell table:style-name="ce113" table:formula="of:=(OCT2DEC([.U$6])*31+OCT2DEC([.$C17]))*[.$D$2]" office:value-type="float" office:value="6882.192">
            <text:p>6882.192</text:p>
          </table:table-cell>
          <table:table-cell table:style-name="ce113" table:formula="of:=(OCT2DEC([.V$6])*31+OCT2DEC([.$C17]))*[.$D$2]" office:value-type="float" office:value="7279.488">
            <text:p>7279.488</text:p>
          </table:table-cell>
          <table:table-cell table:style-name="ce113" table:formula="of:=(OCT2DEC([.W$6])*31+OCT2DEC([.$C17]))*[.$D$2]" office:value-type="float" office:value="7676.784">
            <text:p>7676.784</text:p>
          </table:table-cell>
          <table:table-cell table:style-name="ce113" table:formula="of:=(OCT2DEC([.X$6])*31+OCT2DEC([.$C17]))*[.$D$2]" office:value-type="float" office:value="8074.08">
            <text:p>8074.080</text:p>
          </table:table-cell>
          <table:table-cell table:style-name="ce113" table:formula="of:=(OCT2DEC([.Y$6])*31+OCT2DEC([.$C17]))*[.$D$2]" office:value-type="float" office:value="8471.376">
            <text:p>8471.376</text:p>
          </table:table-cell>
          <table:table-cell table:style-name="ce113" table:formula="of:=(OCT2DEC([.Z$6])*31+OCT2DEC([.$C17]))*[.$D$2]" office:value-type="float" office:value="8868.672">
            <text:p>8868.672</text:p>
          </table:table-cell>
          <table:table-cell table:style-name="ce113" table:formula="of:=(OCT2DEC([.AA$6])*31+OCT2DEC([.$C17]))*[.$D$2]" office:value-type="float" office:value="9265.968">
            <text:p>9265.968</text:p>
          </table:table-cell>
          <table:table-cell table:style-name="ce113" table:formula="of:=(OCT2DEC([.AB$6])*31+OCT2DEC([.$C17]))*[.$D$2]" office:value-type="float" office:value="9663.264">
            <text:p>9663.264</text:p>
          </table:table-cell>
          <table:table-cell table:style-name="ce113" table:formula="of:=(OCT2DEC([.AC$6])*31+OCT2DEC([.$C17]))*[.$D$2]" office:value-type="float" office:value="10060.56">
            <text:p>10060.560</text:p>
          </table:table-cell>
          <table:table-cell table:style-name="ce113" table:formula="of:=(OCT2DEC([.AD$6])*31+OCT2DEC([.$C17]))*[.$D$2]" office:value-type="float" office:value="10457.856">
            <text:p>10457.856</text:p>
          </table:table-cell>
          <table:table-cell table:style-name="ce113" table:formula="of:=(OCT2DEC([.AE$6])*31+OCT2DEC([.$C17]))*[.$D$2]" office:value-type="float" office:value="10855.152">
            <text:p>10855.152</text:p>
          </table:table-cell>
          <table:table-cell table:style-name="ce113" table:formula="of:=(OCT2DEC([.AF$6])*31+OCT2DEC([.$C17]))*[.$D$2]" office:value-type="float" office:value="11252.448">
            <text:p>11252.448</text:p>
          </table:table-cell>
          <table:table-cell table:style-name="ce113" table:formula="of:=(OCT2DEC([.AG$6])*31+OCT2DEC([.$C17]))*[.$D$2]" office:value-type="float" office:value="11649.744">
            <text:p>11649.744</text:p>
          </table:table-cell>
          <table:table-cell table:style-name="ce113" table:formula="of:=(OCT2DEC([.AH$6])*31+OCT2DEC([.$C17]))*[.$D$2]" office:value-type="float" office:value="12047.04">
            <text:p>12047.040</text:p>
          </table:table-cell>
          <table:table-cell table:style-name="ce102" table:formula="of:=(OCT2DEC([.AI$6])*31+OCT2DEC([.$C17]))*[.$D$2]" office:value-type="float" office:value="12444.336">
            <text:p>12444.336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13">
            <text:p>13</text:p>
          </table:table-cell>
          <table:table-cell table:style-name="ce83" table:formula="of:=(OCT2DEC([.D$6])*31+OCT2DEC([.$C18]))*[.$D$2]" office:value-type="float" office:value="140.976">
            <text:p>140.976</text:p>
          </table:table-cell>
          <table:table-cell table:style-name="ce113" table:formula="of:=(OCT2DEC([.E$6])*31+OCT2DEC([.$C18]))*[.$D$2]" office:value-type="float" office:value="538.272">
            <text:p>538.272</text:p>
          </table:table-cell>
          <table:table-cell table:style-name="ce113" table:formula="of:=(OCT2DEC([.F$6])*31+OCT2DEC([.$C18]))*[.$D$2]" office:value-type="float" office:value="935.568">
            <text:p>935.568</text:p>
          </table:table-cell>
          <table:table-cell table:style-name="ce113" table:formula="of:=(OCT2DEC([.G$6])*31+OCT2DEC([.$C18]))*[.$D$2]" office:value-type="float" office:value="1332.864">
            <text:p>1332.864</text:p>
          </table:table-cell>
          <table:table-cell table:style-name="ce113" table:formula="of:=(OCT2DEC([.H$6])*31+OCT2DEC([.$C18]))*[.$D$2]" office:value-type="float" office:value="1730.16">
            <text:p>1730.160</text:p>
          </table:table-cell>
          <table:table-cell table:style-name="ce113" table:formula="of:=(OCT2DEC([.I$6])*31+OCT2DEC([.$C18]))*[.$D$2]" office:value-type="float" office:value="2127.456">
            <text:p>2127.456</text:p>
          </table:table-cell>
          <table:table-cell table:style-name="ce113" table:formula="of:=(OCT2DEC([.J$6])*31+OCT2DEC([.$C18]))*[.$D$2]" office:value-type="float" office:value="2524.752">
            <text:p>2524.752</text:p>
          </table:table-cell>
          <table:table-cell table:style-name="ce113" table:formula="of:=(OCT2DEC([.K$6])*31+OCT2DEC([.$C18]))*[.$D$2]" office:value-type="float" office:value="2922.048">
            <text:p>2922.048</text:p>
          </table:table-cell>
          <table:table-cell table:style-name="ce113" table:formula="of:=(OCT2DEC([.L$6])*31+OCT2DEC([.$C18]))*[.$D$2]" office:value-type="float" office:value="3319.344">
            <text:p>3319.344</text:p>
          </table:table-cell>
          <table:table-cell table:style-name="ce113" table:formula="of:=(OCT2DEC([.M$6])*31+OCT2DEC([.$C18]))*[.$D$2]" office:value-type="float" office:value="3716.64">
            <text:p>3716.640</text:p>
          </table:table-cell>
          <table:table-cell table:style-name="ce113" table:formula="of:=(OCT2DEC([.N$6])*31+OCT2DEC([.$C18]))*[.$D$2]" office:value-type="float" office:value="4113.936">
            <text:p>4113.936</text:p>
          </table:table-cell>
          <table:table-cell table:style-name="ce113" table:formula="of:=(OCT2DEC([.O$6])*31+OCT2DEC([.$C18]))*[.$D$2]" office:value-type="float" office:value="4511.232">
            <text:p>4511.232</text:p>
          </table:table-cell>
          <table:table-cell table:style-name="ce113" table:formula="of:=(OCT2DEC([.P$6])*31+OCT2DEC([.$C18]))*[.$D$2]" office:value-type="float" office:value="4908.528">
            <text:p>4908.528</text:p>
          </table:table-cell>
          <table:table-cell table:style-name="ce113" table:formula="of:=(OCT2DEC([.Q$6])*31+OCT2DEC([.$C18]))*[.$D$2]" office:value-type="float" office:value="5305.824">
            <text:p>5305.824</text:p>
          </table:table-cell>
          <table:table-cell table:style-name="ce113" table:formula="of:=(OCT2DEC([.R$6])*31+OCT2DEC([.$C18]))*[.$D$2]" office:value-type="float" office:value="5703.12">
            <text:p>5703.120</text:p>
          </table:table-cell>
          <table:table-cell table:style-name="ce113" table:formula="of:=(OCT2DEC([.S$6])*31+OCT2DEC([.$C18]))*[.$D$2]" office:value-type="float" office:value="6100.416">
            <text:p>6100.416</text:p>
          </table:table-cell>
          <table:table-cell table:style-name="ce113" table:formula="of:=(OCT2DEC([.T$6])*31+OCT2DEC([.$C18]))*[.$D$2]" office:value-type="float" office:value="6497.712">
            <text:p>6497.712</text:p>
          </table:table-cell>
          <table:table-cell table:style-name="ce113" table:formula="of:=(OCT2DEC([.U$6])*31+OCT2DEC([.$C18]))*[.$D$2]" office:value-type="float" office:value="6895.008">
            <text:p>6895.008</text:p>
          </table:table-cell>
          <table:table-cell table:style-name="ce113" table:formula="of:=(OCT2DEC([.V$6])*31+OCT2DEC([.$C18]))*[.$D$2]" office:value-type="float" office:value="7292.304">
            <text:p>7292.304</text:p>
          </table:table-cell>
          <table:table-cell table:style-name="ce113" table:formula="of:=(OCT2DEC([.W$6])*31+OCT2DEC([.$C18]))*[.$D$2]" office:value-type="float" office:value="7689.6">
            <text:p>7689.600</text:p>
          </table:table-cell>
          <table:table-cell table:style-name="ce113" table:formula="of:=(OCT2DEC([.X$6])*31+OCT2DEC([.$C18]))*[.$D$2]" office:value-type="float" office:value="8086.896">
            <text:p>8086.896</text:p>
          </table:table-cell>
          <table:table-cell table:style-name="ce113" table:formula="of:=(OCT2DEC([.Y$6])*31+OCT2DEC([.$C18]))*[.$D$2]" office:value-type="float" office:value="8484.192">
            <text:p>8484.192</text:p>
          </table:table-cell>
          <table:table-cell table:style-name="ce113" table:formula="of:=(OCT2DEC([.Z$6])*31+OCT2DEC([.$C18]))*[.$D$2]" office:value-type="float" office:value="8881.488">
            <text:p>8881.488</text:p>
          </table:table-cell>
          <table:table-cell table:style-name="ce113" table:formula="of:=(OCT2DEC([.AA$6])*31+OCT2DEC([.$C18]))*[.$D$2]" office:value-type="float" office:value="9278.784">
            <text:p>9278.784</text:p>
          </table:table-cell>
          <table:table-cell table:style-name="ce113" table:formula="of:=(OCT2DEC([.AB$6])*31+OCT2DEC([.$C18]))*[.$D$2]" office:value-type="float" office:value="9676.08">
            <text:p>9676.080</text:p>
          </table:table-cell>
          <table:table-cell table:style-name="ce113" table:formula="of:=(OCT2DEC([.AC$6])*31+OCT2DEC([.$C18]))*[.$D$2]" office:value-type="float" office:value="10073.376">
            <text:p>10073.376</text:p>
          </table:table-cell>
          <table:table-cell table:style-name="ce113" table:formula="of:=(OCT2DEC([.AD$6])*31+OCT2DEC([.$C18]))*[.$D$2]" office:value-type="float" office:value="10470.672">
            <text:p>10470.672</text:p>
          </table:table-cell>
          <table:table-cell table:style-name="ce113" table:formula="of:=(OCT2DEC([.AE$6])*31+OCT2DEC([.$C18]))*[.$D$2]" office:value-type="float" office:value="10867.968">
            <text:p>10867.968</text:p>
          </table:table-cell>
          <table:table-cell table:style-name="ce113" table:formula="of:=(OCT2DEC([.AF$6])*31+OCT2DEC([.$C18]))*[.$D$2]" office:value-type="float" office:value="11265.264">
            <text:p>11265.264</text:p>
          </table:table-cell>
          <table:table-cell table:style-name="ce113" table:formula="of:=(OCT2DEC([.AG$6])*31+OCT2DEC([.$C18]))*[.$D$2]" office:value-type="float" office:value="11662.56">
            <text:p>11662.560</text:p>
          </table:table-cell>
          <table:table-cell table:style-name="ce113" table:formula="of:=(OCT2DEC([.AH$6])*31+OCT2DEC([.$C18]))*[.$D$2]" office:value-type="float" office:value="12059.856">
            <text:p>12059.856</text:p>
          </table:table-cell>
          <table:table-cell table:style-name="ce102" table:formula="of:=(OCT2DEC([.AI$6])*31+OCT2DEC([.$C18]))*[.$D$2]" office:value-type="float" office:value="12457.152">
            <text:p>12457.152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14">
            <text:p>14</text:p>
          </table:table-cell>
          <table:table-cell table:style-name="ce83" table:formula="of:=(OCT2DEC([.D$6])*31+OCT2DEC([.$C19]))*[.$D$2]" office:value-type="float" office:value="153.792">
            <text:p>153.792</text:p>
          </table:table-cell>
          <table:table-cell table:style-name="ce113" table:formula="of:=(OCT2DEC([.E$6])*31+OCT2DEC([.$C19]))*[.$D$2]" office:value-type="float" office:value="551.088">
            <text:p>551.088</text:p>
          </table:table-cell>
          <table:table-cell table:style-name="ce113" table:formula="of:=(OCT2DEC([.F$6])*31+OCT2DEC([.$C19]))*[.$D$2]" office:value-type="float" office:value="948.384">
            <text:p>948.384</text:p>
          </table:table-cell>
          <table:table-cell table:style-name="ce113" table:formula="of:=(OCT2DEC([.G$6])*31+OCT2DEC([.$C19]))*[.$D$2]" office:value-type="float" office:value="1345.68">
            <text:p>1345.680</text:p>
          </table:table-cell>
          <table:table-cell table:style-name="ce113" table:formula="of:=(OCT2DEC([.H$6])*31+OCT2DEC([.$C19]))*[.$D$2]" office:value-type="float" office:value="1742.976">
            <text:p>1742.976</text:p>
          </table:table-cell>
          <table:table-cell table:style-name="ce113" table:formula="of:=(OCT2DEC([.I$6])*31+OCT2DEC([.$C19]))*[.$D$2]" office:value-type="float" office:value="2140.272">
            <text:p>2140.272</text:p>
          </table:table-cell>
          <table:table-cell table:style-name="ce113" table:formula="of:=(OCT2DEC([.J$6])*31+OCT2DEC([.$C19]))*[.$D$2]" office:value-type="float" office:value="2537.568">
            <text:p>2537.568</text:p>
          </table:table-cell>
          <table:table-cell table:style-name="ce113" table:formula="of:=(OCT2DEC([.K$6])*31+OCT2DEC([.$C19]))*[.$D$2]" office:value-type="float" office:value="2934.864">
            <text:p>2934.864</text:p>
          </table:table-cell>
          <table:table-cell table:style-name="ce113" table:formula="of:=(OCT2DEC([.L$6])*31+OCT2DEC([.$C19]))*[.$D$2]" office:value-type="float" office:value="3332.16">
            <text:p>3332.160</text:p>
          </table:table-cell>
          <table:table-cell table:style-name="ce113" table:formula="of:=(OCT2DEC([.M$6])*31+OCT2DEC([.$C19]))*[.$D$2]" office:value-type="float" office:value="3729.456">
            <text:p>3729.456</text:p>
          </table:table-cell>
          <table:table-cell table:style-name="ce113" table:formula="of:=(OCT2DEC([.N$6])*31+OCT2DEC([.$C19]))*[.$D$2]" office:value-type="float" office:value="4126.752">
            <text:p>4126.752</text:p>
          </table:table-cell>
          <table:table-cell table:style-name="ce113" table:formula="of:=(OCT2DEC([.O$6])*31+OCT2DEC([.$C19]))*[.$D$2]" office:value-type="float" office:value="4524.048">
            <text:p>4524.048</text:p>
          </table:table-cell>
          <table:table-cell table:style-name="ce113" table:formula="of:=(OCT2DEC([.P$6])*31+OCT2DEC([.$C19]))*[.$D$2]" office:value-type="float" office:value="4921.344">
            <text:p>4921.344</text:p>
          </table:table-cell>
          <table:table-cell table:style-name="ce113" table:formula="of:=(OCT2DEC([.Q$6])*31+OCT2DEC([.$C19]))*[.$D$2]" office:value-type="float" office:value="5318.64">
            <text:p>5318.640</text:p>
          </table:table-cell>
          <table:table-cell table:style-name="ce113" table:formula="of:=(OCT2DEC([.R$6])*31+OCT2DEC([.$C19]))*[.$D$2]" office:value-type="float" office:value="5715.936">
            <text:p>5715.936</text:p>
          </table:table-cell>
          <table:table-cell table:style-name="ce113" table:formula="of:=(OCT2DEC([.S$6])*31+OCT2DEC([.$C19]))*[.$D$2]" office:value-type="float" office:value="6113.232">
            <text:p>6113.232</text:p>
          </table:table-cell>
          <table:table-cell table:style-name="ce113" table:formula="of:=(OCT2DEC([.T$6])*31+OCT2DEC([.$C19]))*[.$D$2]" office:value-type="float" office:value="6510.528">
            <text:p>6510.528</text:p>
          </table:table-cell>
          <table:table-cell table:style-name="ce113" table:formula="of:=(OCT2DEC([.U$6])*31+OCT2DEC([.$C19]))*[.$D$2]" office:value-type="float" office:value="6907.824">
            <text:p>6907.824</text:p>
          </table:table-cell>
          <table:table-cell table:style-name="ce113" table:formula="of:=(OCT2DEC([.V$6])*31+OCT2DEC([.$C19]))*[.$D$2]" office:value-type="float" office:value="7305.12">
            <text:p>7305.120</text:p>
          </table:table-cell>
          <table:table-cell table:style-name="ce113" table:formula="of:=(OCT2DEC([.W$6])*31+OCT2DEC([.$C19]))*[.$D$2]" office:value-type="float" office:value="7702.416">
            <text:p>7702.416</text:p>
          </table:table-cell>
          <table:table-cell table:style-name="ce113" table:formula="of:=(OCT2DEC([.X$6])*31+OCT2DEC([.$C19]))*[.$D$2]" office:value-type="float" office:value="8099.712">
            <text:p>8099.712</text:p>
          </table:table-cell>
          <table:table-cell table:style-name="ce113" table:formula="of:=(OCT2DEC([.Y$6])*31+OCT2DEC([.$C19]))*[.$D$2]" office:value-type="float" office:value="8497.008">
            <text:p>8497.008</text:p>
          </table:table-cell>
          <table:table-cell table:style-name="ce113" table:formula="of:=(OCT2DEC([.Z$6])*31+OCT2DEC([.$C19]))*[.$D$2]" office:value-type="float" office:value="8894.304">
            <text:p>8894.304</text:p>
          </table:table-cell>
          <table:table-cell table:style-name="ce113" table:formula="of:=(OCT2DEC([.AA$6])*31+OCT2DEC([.$C19]))*[.$D$2]" office:value-type="float" office:value="9291.6">
            <text:p>9291.600</text:p>
          </table:table-cell>
          <table:table-cell table:style-name="ce113" table:formula="of:=(OCT2DEC([.AB$6])*31+OCT2DEC([.$C19]))*[.$D$2]" office:value-type="float" office:value="9688.896">
            <text:p>9688.896</text:p>
          </table:table-cell>
          <table:table-cell table:style-name="ce113" table:formula="of:=(OCT2DEC([.AC$6])*31+OCT2DEC([.$C19]))*[.$D$2]" office:value-type="float" office:value="10086.192">
            <text:p>10086.192</text:p>
          </table:table-cell>
          <table:table-cell table:style-name="ce113" table:formula="of:=(OCT2DEC([.AD$6])*31+OCT2DEC([.$C19]))*[.$D$2]" office:value-type="float" office:value="10483.488">
            <text:p>10483.488</text:p>
          </table:table-cell>
          <table:table-cell table:style-name="ce113" table:formula="of:=(OCT2DEC([.AE$6])*31+OCT2DEC([.$C19]))*[.$D$2]" office:value-type="float" office:value="10880.784">
            <text:p>10880.784</text:p>
          </table:table-cell>
          <table:table-cell table:style-name="ce113" table:formula="of:=(OCT2DEC([.AF$6])*31+OCT2DEC([.$C19]))*[.$D$2]" office:value-type="float" office:value="11278.08">
            <text:p>11278.080</text:p>
          </table:table-cell>
          <table:table-cell table:style-name="ce113" table:formula="of:=(OCT2DEC([.AG$6])*31+OCT2DEC([.$C19]))*[.$D$2]" office:value-type="float" office:value="11675.376">
            <text:p>11675.376</text:p>
          </table:table-cell>
          <table:table-cell table:style-name="ce113" table:formula="of:=(OCT2DEC([.AH$6])*31+OCT2DEC([.$C19]))*[.$D$2]" office:value-type="float" office:value="12072.672">
            <text:p>12072.672</text:p>
          </table:table-cell>
          <table:table-cell table:style-name="ce102" table:formula="of:=(OCT2DEC([.AI$6])*31+OCT2DEC([.$C19]))*[.$D$2]" office:value-type="float" office:value="12469.968">
            <text:p>12469.968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15">
            <text:p>15</text:p>
          </table:table-cell>
          <table:table-cell table:style-name="ce83" table:formula="of:=(OCT2DEC([.D$6])*31+OCT2DEC([.$C20]))*[.$D$2]" office:value-type="float" office:value="166.608">
            <text:p>166.608</text:p>
          </table:table-cell>
          <table:table-cell table:style-name="ce113" table:formula="of:=(OCT2DEC([.E$6])*31+OCT2DEC([.$C20]))*[.$D$2]" office:value-type="float" office:value="563.904">
            <text:p>563.904</text:p>
          </table:table-cell>
          <table:table-cell table:style-name="ce113" table:formula="of:=(OCT2DEC([.F$6])*31+OCT2DEC([.$C20]))*[.$D$2]" office:value-type="float" office:value="961.2">
            <text:p>961.200</text:p>
          </table:table-cell>
          <table:table-cell table:style-name="ce113" table:formula="of:=(OCT2DEC([.G$6])*31+OCT2DEC([.$C20]))*[.$D$2]" office:value-type="float" office:value="1358.496">
            <text:p>1358.496</text:p>
          </table:table-cell>
          <table:table-cell table:style-name="ce113" table:formula="of:=(OCT2DEC([.H$6])*31+OCT2DEC([.$C20]))*[.$D$2]" office:value-type="float" office:value="1755.792">
            <text:p>1755.792</text:p>
          </table:table-cell>
          <table:table-cell table:style-name="ce113" table:formula="of:=(OCT2DEC([.I$6])*31+OCT2DEC([.$C20]))*[.$D$2]" office:value-type="float" office:value="2153.088">
            <text:p>2153.088</text:p>
          </table:table-cell>
          <table:table-cell table:style-name="ce113" table:formula="of:=(OCT2DEC([.J$6])*31+OCT2DEC([.$C20]))*[.$D$2]" office:value-type="float" office:value="2550.384">
            <text:p>2550.384</text:p>
          </table:table-cell>
          <table:table-cell table:style-name="ce113" table:formula="of:=(OCT2DEC([.K$6])*31+OCT2DEC([.$C20]))*[.$D$2]" office:value-type="float" office:value="2947.68">
            <text:p>2947.680</text:p>
          </table:table-cell>
          <table:table-cell table:style-name="ce113" table:formula="of:=(OCT2DEC([.L$6])*31+OCT2DEC([.$C20]))*[.$D$2]" office:value-type="float" office:value="3344.976">
            <text:p>3344.976</text:p>
          </table:table-cell>
          <table:table-cell table:style-name="ce113" table:formula="of:=(OCT2DEC([.M$6])*31+OCT2DEC([.$C20]))*[.$D$2]" office:value-type="float" office:value="3742.272">
            <text:p>3742.272</text:p>
          </table:table-cell>
          <table:table-cell table:style-name="ce113" table:formula="of:=(OCT2DEC([.N$6])*31+OCT2DEC([.$C20]))*[.$D$2]" office:value-type="float" office:value="4139.568">
            <text:p>4139.568</text:p>
          </table:table-cell>
          <table:table-cell table:style-name="ce113" table:formula="of:=(OCT2DEC([.O$6])*31+OCT2DEC([.$C20]))*[.$D$2]" office:value-type="float" office:value="4536.864">
            <text:p>4536.864</text:p>
          </table:table-cell>
          <table:table-cell table:style-name="ce113" table:formula="of:=(OCT2DEC([.P$6])*31+OCT2DEC([.$C20]))*[.$D$2]" office:value-type="float" office:value="4934.16">
            <text:p>4934.160</text:p>
          </table:table-cell>
          <table:table-cell table:style-name="ce113" table:formula="of:=(OCT2DEC([.Q$6])*31+OCT2DEC([.$C20]))*[.$D$2]" office:value-type="float" office:value="5331.456">
            <text:p>5331.456</text:p>
          </table:table-cell>
          <table:table-cell table:style-name="ce113" table:formula="of:=(OCT2DEC([.R$6])*31+OCT2DEC([.$C20]))*[.$D$2]" office:value-type="float" office:value="5728.752">
            <text:p>5728.752</text:p>
          </table:table-cell>
          <table:table-cell table:style-name="ce113" table:formula="of:=(OCT2DEC([.S$6])*31+OCT2DEC([.$C20]))*[.$D$2]" office:value-type="float" office:value="6126.048">
            <text:p>6126.048</text:p>
          </table:table-cell>
          <table:table-cell table:style-name="ce113" table:formula="of:=(OCT2DEC([.T$6])*31+OCT2DEC([.$C20]))*[.$D$2]" office:value-type="float" office:value="6523.344">
            <text:p>6523.344</text:p>
          </table:table-cell>
          <table:table-cell table:style-name="ce113" table:formula="of:=(OCT2DEC([.U$6])*31+OCT2DEC([.$C20]))*[.$D$2]" office:value-type="float" office:value="6920.64">
            <text:p>6920.640</text:p>
          </table:table-cell>
          <table:table-cell table:style-name="ce113" table:formula="of:=(OCT2DEC([.V$6])*31+OCT2DEC([.$C20]))*[.$D$2]" office:value-type="float" office:value="7317.936">
            <text:p>7317.936</text:p>
          </table:table-cell>
          <table:table-cell table:style-name="ce113" table:formula="of:=(OCT2DEC([.W$6])*31+OCT2DEC([.$C20]))*[.$D$2]" office:value-type="float" office:value="7715.232">
            <text:p>7715.232</text:p>
          </table:table-cell>
          <table:table-cell table:style-name="ce113" table:formula="of:=(OCT2DEC([.X$6])*31+OCT2DEC([.$C20]))*[.$D$2]" office:value-type="float" office:value="8112.528">
            <text:p>8112.528</text:p>
          </table:table-cell>
          <table:table-cell table:style-name="ce113" table:formula="of:=(OCT2DEC([.Y$6])*31+OCT2DEC([.$C20]))*[.$D$2]" office:value-type="float" office:value="8509.824">
            <text:p>8509.824</text:p>
          </table:table-cell>
          <table:table-cell table:style-name="ce113" table:formula="of:=(OCT2DEC([.Z$6])*31+OCT2DEC([.$C20]))*[.$D$2]" office:value-type="float" office:value="8907.12">
            <text:p>8907.120</text:p>
          </table:table-cell>
          <table:table-cell table:style-name="ce113" table:formula="of:=(OCT2DEC([.AA$6])*31+OCT2DEC([.$C20]))*[.$D$2]" office:value-type="float" office:value="9304.416">
            <text:p>9304.416</text:p>
          </table:table-cell>
          <table:table-cell table:style-name="ce113" table:formula="of:=(OCT2DEC([.AB$6])*31+OCT2DEC([.$C20]))*[.$D$2]" office:value-type="float" office:value="9701.712">
            <text:p>9701.712</text:p>
          </table:table-cell>
          <table:table-cell table:style-name="ce113" table:formula="of:=(OCT2DEC([.AC$6])*31+OCT2DEC([.$C20]))*[.$D$2]" office:value-type="float" office:value="10099.008">
            <text:p>10099.008</text:p>
          </table:table-cell>
          <table:table-cell table:style-name="ce113" table:formula="of:=(OCT2DEC([.AD$6])*31+OCT2DEC([.$C20]))*[.$D$2]" office:value-type="float" office:value="10496.304">
            <text:p>10496.304</text:p>
          </table:table-cell>
          <table:table-cell table:style-name="ce113" table:formula="of:=(OCT2DEC([.AE$6])*31+OCT2DEC([.$C20]))*[.$D$2]" office:value-type="float" office:value="10893.6">
            <text:p>10893.600</text:p>
          </table:table-cell>
          <table:table-cell table:style-name="ce113" table:formula="of:=(OCT2DEC([.AF$6])*31+OCT2DEC([.$C20]))*[.$D$2]" office:value-type="float" office:value="11290.896">
            <text:p>11290.896</text:p>
          </table:table-cell>
          <table:table-cell table:style-name="ce113" table:formula="of:=(OCT2DEC([.AG$6])*31+OCT2DEC([.$C20]))*[.$D$2]" office:value-type="float" office:value="11688.192">
            <text:p>11688.192</text:p>
          </table:table-cell>
          <table:table-cell table:style-name="ce113" table:formula="of:=(OCT2DEC([.AH$6])*31+OCT2DEC([.$C20]))*[.$D$2]" office:value-type="float" office:value="12085.488">
            <text:p>12085.488</text:p>
          </table:table-cell>
          <table:table-cell table:style-name="ce102" table:formula="of:=(OCT2DEC([.AI$6])*31+OCT2DEC([.$C20]))*[.$D$2]" office:value-type="float" office:value="12482.784">
            <text:p>12482.784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16">
            <text:p>16</text:p>
          </table:table-cell>
          <table:table-cell table:style-name="ce83" table:formula="of:=(OCT2DEC([.D$6])*31+OCT2DEC([.$C21]))*[.$D$2]" office:value-type="float" office:value="179.424">
            <text:p>179.424</text:p>
          </table:table-cell>
          <table:table-cell table:style-name="ce113" table:formula="of:=(OCT2DEC([.E$6])*31+OCT2DEC([.$C21]))*[.$D$2]" office:value-type="float" office:value="576.72">
            <text:p>576.720</text:p>
          </table:table-cell>
          <table:table-cell table:style-name="ce113" table:formula="of:=(OCT2DEC([.F$6])*31+OCT2DEC([.$C21]))*[.$D$2]" office:value-type="float" office:value="974.016">
            <text:p>974.016</text:p>
          </table:table-cell>
          <table:table-cell table:style-name="ce113" table:formula="of:=(OCT2DEC([.G$6])*31+OCT2DEC([.$C21]))*[.$D$2]" office:value-type="float" office:value="1371.312">
            <text:p>1371.312</text:p>
          </table:table-cell>
          <table:table-cell table:style-name="ce113" table:formula="of:=(OCT2DEC([.H$6])*31+OCT2DEC([.$C21]))*[.$D$2]" office:value-type="float" office:value="1768.608">
            <text:p>1768.608</text:p>
          </table:table-cell>
          <table:table-cell table:style-name="ce113" table:formula="of:=(OCT2DEC([.I$6])*31+OCT2DEC([.$C21]))*[.$D$2]" office:value-type="float" office:value="2165.904">
            <text:p>2165.904</text:p>
          </table:table-cell>
          <table:table-cell table:style-name="ce113" table:formula="of:=(OCT2DEC([.J$6])*31+OCT2DEC([.$C21]))*[.$D$2]" office:value-type="float" office:value="2563.2">
            <text:p>2563.200</text:p>
          </table:table-cell>
          <table:table-cell table:style-name="ce113" table:formula="of:=(OCT2DEC([.K$6])*31+OCT2DEC([.$C21]))*[.$D$2]" office:value-type="float" office:value="2960.496">
            <text:p>2960.496</text:p>
          </table:table-cell>
          <table:table-cell table:style-name="ce113" table:formula="of:=(OCT2DEC([.L$6])*31+OCT2DEC([.$C21]))*[.$D$2]" office:value-type="float" office:value="3357.792">
            <text:p>3357.792</text:p>
          </table:table-cell>
          <table:table-cell table:style-name="ce113" table:formula="of:=(OCT2DEC([.M$6])*31+OCT2DEC([.$C21]))*[.$D$2]" office:value-type="float" office:value="3755.088">
            <text:p>3755.088</text:p>
          </table:table-cell>
          <table:table-cell table:style-name="ce113" table:formula="of:=(OCT2DEC([.N$6])*31+OCT2DEC([.$C21]))*[.$D$2]" office:value-type="float" office:value="4152.384">
            <text:p>4152.384</text:p>
          </table:table-cell>
          <table:table-cell table:style-name="ce113" table:formula="of:=(OCT2DEC([.O$6])*31+OCT2DEC([.$C21]))*[.$D$2]" office:value-type="float" office:value="4549.68">
            <text:p>4549.680</text:p>
          </table:table-cell>
          <table:table-cell table:style-name="ce113" table:formula="of:=(OCT2DEC([.P$6])*31+OCT2DEC([.$C21]))*[.$D$2]" office:value-type="float" office:value="4946.976">
            <text:p>4946.976</text:p>
          </table:table-cell>
          <table:table-cell table:style-name="ce113" table:formula="of:=(OCT2DEC([.Q$6])*31+OCT2DEC([.$C21]))*[.$D$2]" office:value-type="float" office:value="5344.272">
            <text:p>5344.272</text:p>
          </table:table-cell>
          <table:table-cell table:style-name="ce113" table:formula="of:=(OCT2DEC([.R$6])*31+OCT2DEC([.$C21]))*[.$D$2]" office:value-type="float" office:value="5741.568">
            <text:p>5741.568</text:p>
          </table:table-cell>
          <table:table-cell table:style-name="ce113" table:formula="of:=(OCT2DEC([.S$6])*31+OCT2DEC([.$C21]))*[.$D$2]" office:value-type="float" office:value="6138.864">
            <text:p>6138.864</text:p>
          </table:table-cell>
          <table:table-cell table:style-name="ce113" table:formula="of:=(OCT2DEC([.T$6])*31+OCT2DEC([.$C21]))*[.$D$2]" office:value-type="float" office:value="6536.16">
            <text:p>6536.160</text:p>
          </table:table-cell>
          <table:table-cell table:style-name="ce113" table:formula="of:=(OCT2DEC([.U$6])*31+OCT2DEC([.$C21]))*[.$D$2]" office:value-type="float" office:value="6933.456">
            <text:p>6933.456</text:p>
          </table:table-cell>
          <table:table-cell table:style-name="ce113" table:formula="of:=(OCT2DEC([.V$6])*31+OCT2DEC([.$C21]))*[.$D$2]" office:value-type="float" office:value="7330.752">
            <text:p>7330.752</text:p>
          </table:table-cell>
          <table:table-cell table:style-name="ce113" table:formula="of:=(OCT2DEC([.W$6])*31+OCT2DEC([.$C21]))*[.$D$2]" office:value-type="float" office:value="7728.048">
            <text:p>7728.048</text:p>
          </table:table-cell>
          <table:table-cell table:style-name="ce113" table:formula="of:=(OCT2DEC([.X$6])*31+OCT2DEC([.$C21]))*[.$D$2]" office:value-type="float" office:value="8125.344">
            <text:p>8125.344</text:p>
          </table:table-cell>
          <table:table-cell table:style-name="ce113" table:formula="of:=(OCT2DEC([.Y$6])*31+OCT2DEC([.$C21]))*[.$D$2]" office:value-type="float" office:value="8522.64">
            <text:p>8522.640</text:p>
          </table:table-cell>
          <table:table-cell table:style-name="ce113" table:formula="of:=(OCT2DEC([.Z$6])*31+OCT2DEC([.$C21]))*[.$D$2]" office:value-type="float" office:value="8919.936">
            <text:p>8919.936</text:p>
          </table:table-cell>
          <table:table-cell table:style-name="ce113" table:formula="of:=(OCT2DEC([.AA$6])*31+OCT2DEC([.$C21]))*[.$D$2]" office:value-type="float" office:value="9317.232">
            <text:p>9317.232</text:p>
          </table:table-cell>
          <table:table-cell table:style-name="ce113" table:formula="of:=(OCT2DEC([.AB$6])*31+OCT2DEC([.$C21]))*[.$D$2]" office:value-type="float" office:value="9714.528">
            <text:p>9714.528</text:p>
          </table:table-cell>
          <table:table-cell table:style-name="ce113" table:formula="of:=(OCT2DEC([.AC$6])*31+OCT2DEC([.$C21]))*[.$D$2]" office:value-type="float" office:value="10111.824">
            <text:p>10111.824</text:p>
          </table:table-cell>
          <table:table-cell table:style-name="ce113" table:formula="of:=(OCT2DEC([.AD$6])*31+OCT2DEC([.$C21]))*[.$D$2]" office:value-type="float" office:value="10509.12">
            <text:p>10509.120</text:p>
          </table:table-cell>
          <table:table-cell table:style-name="ce113" table:formula="of:=(OCT2DEC([.AE$6])*31+OCT2DEC([.$C21]))*[.$D$2]" office:value-type="float" office:value="10906.416">
            <text:p>10906.416</text:p>
          </table:table-cell>
          <table:table-cell table:style-name="ce113" table:formula="of:=(OCT2DEC([.AF$6])*31+OCT2DEC([.$C21]))*[.$D$2]" office:value-type="float" office:value="11303.712">
            <text:p>11303.712</text:p>
          </table:table-cell>
          <table:table-cell table:style-name="ce113" table:formula="of:=(OCT2DEC([.AG$6])*31+OCT2DEC([.$C21]))*[.$D$2]" office:value-type="float" office:value="11701.008">
            <text:p>11701.008</text:p>
          </table:table-cell>
          <table:table-cell table:style-name="ce113" table:formula="of:=(OCT2DEC([.AH$6])*31+OCT2DEC([.$C21]))*[.$D$2]" office:value-type="float" office:value="12098.304">
            <text:p>12098.304</text:p>
          </table:table-cell>
          <table:table-cell table:style-name="ce102" table:formula="of:=(OCT2DEC([.AI$6])*31+OCT2DEC([.$C21]))*[.$D$2]" office:value-type="float" office:value="12495.6">
            <text:p>12495.600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17">
            <text:p>17</text:p>
          </table:table-cell>
          <table:table-cell table:style-name="ce83" table:formula="of:=(OCT2DEC([.D$6])*31+OCT2DEC([.$C22]))*[.$D$2]" office:value-type="float" office:value="192.24">
            <text:p>192.240</text:p>
          </table:table-cell>
          <table:table-cell table:style-name="ce113" table:formula="of:=(OCT2DEC([.E$6])*31+OCT2DEC([.$C22]))*[.$D$2]" office:value-type="float" office:value="589.536">
            <text:p>589.536</text:p>
          </table:table-cell>
          <table:table-cell table:style-name="ce113" table:formula="of:=(OCT2DEC([.F$6])*31+OCT2DEC([.$C22]))*[.$D$2]" office:value-type="float" office:value="986.832">
            <text:p>986.832</text:p>
          </table:table-cell>
          <table:table-cell table:style-name="ce113" table:formula="of:=(OCT2DEC([.G$6])*31+OCT2DEC([.$C22]))*[.$D$2]" office:value-type="float" office:value="1384.128">
            <text:p>1384.128</text:p>
          </table:table-cell>
          <table:table-cell table:style-name="ce113" table:formula="of:=(OCT2DEC([.H$6])*31+OCT2DEC([.$C22]))*[.$D$2]" office:value-type="float" office:value="1781.424">
            <text:p>1781.424</text:p>
          </table:table-cell>
          <table:table-cell table:style-name="ce113" table:formula="of:=(OCT2DEC([.I$6])*31+OCT2DEC([.$C22]))*[.$D$2]" office:value-type="float" office:value="2178.72">
            <text:p>2178.720</text:p>
          </table:table-cell>
          <table:table-cell table:style-name="ce113" table:formula="of:=(OCT2DEC([.J$6])*31+OCT2DEC([.$C22]))*[.$D$2]" office:value-type="float" office:value="2576.016">
            <text:p>2576.016</text:p>
          </table:table-cell>
          <table:table-cell table:style-name="ce113" table:formula="of:=(OCT2DEC([.K$6])*31+OCT2DEC([.$C22]))*[.$D$2]" office:value-type="float" office:value="2973.312">
            <text:p>2973.312</text:p>
          </table:table-cell>
          <table:table-cell table:style-name="ce113" table:formula="of:=(OCT2DEC([.L$6])*31+OCT2DEC([.$C22]))*[.$D$2]" office:value-type="float" office:value="3370.608">
            <text:p>3370.608</text:p>
          </table:table-cell>
          <table:table-cell table:style-name="ce113" table:formula="of:=(OCT2DEC([.M$6])*31+OCT2DEC([.$C22]))*[.$D$2]" office:value-type="float" office:value="3767.904">
            <text:p>3767.904</text:p>
          </table:table-cell>
          <table:table-cell table:style-name="ce113" table:formula="of:=(OCT2DEC([.N$6])*31+OCT2DEC([.$C22]))*[.$D$2]" office:value-type="float" office:value="4165.2">
            <text:p>4165.200</text:p>
          </table:table-cell>
          <table:table-cell table:style-name="ce113" table:formula="of:=(OCT2DEC([.O$6])*31+OCT2DEC([.$C22]))*[.$D$2]" office:value-type="float" office:value="4562.496">
            <text:p>4562.496</text:p>
          </table:table-cell>
          <table:table-cell table:style-name="ce113" table:formula="of:=(OCT2DEC([.P$6])*31+OCT2DEC([.$C22]))*[.$D$2]" office:value-type="float" office:value="4959.792">
            <text:p>4959.792</text:p>
          </table:table-cell>
          <table:table-cell table:style-name="ce113" table:formula="of:=(OCT2DEC([.Q$6])*31+OCT2DEC([.$C22]))*[.$D$2]" office:value-type="float" office:value="5357.088">
            <text:p>5357.088</text:p>
          </table:table-cell>
          <table:table-cell table:style-name="ce113" table:formula="of:=(OCT2DEC([.R$6])*31+OCT2DEC([.$C22]))*[.$D$2]" office:value-type="float" office:value="5754.384">
            <text:p>5754.384</text:p>
          </table:table-cell>
          <table:table-cell table:style-name="ce113" table:formula="of:=(OCT2DEC([.S$6])*31+OCT2DEC([.$C22]))*[.$D$2]" office:value-type="float" office:value="6151.68">
            <text:p>6151.680</text:p>
          </table:table-cell>
          <table:table-cell table:style-name="ce113" table:formula="of:=(OCT2DEC([.T$6])*31+OCT2DEC([.$C22]))*[.$D$2]" office:value-type="float" office:value="6548.976">
            <text:p>6548.976</text:p>
          </table:table-cell>
          <table:table-cell table:style-name="ce113" table:formula="of:=(OCT2DEC([.U$6])*31+OCT2DEC([.$C22]))*[.$D$2]" office:value-type="float" office:value="6946.272">
            <text:p>6946.272</text:p>
          </table:table-cell>
          <table:table-cell table:style-name="ce113" table:formula="of:=(OCT2DEC([.V$6])*31+OCT2DEC([.$C22]))*[.$D$2]" office:value-type="float" office:value="7343.568">
            <text:p>7343.568</text:p>
          </table:table-cell>
          <table:table-cell table:style-name="ce113" table:formula="of:=(OCT2DEC([.W$6])*31+OCT2DEC([.$C22]))*[.$D$2]" office:value-type="float" office:value="7740.864">
            <text:p>7740.864</text:p>
          </table:table-cell>
          <table:table-cell table:style-name="ce113" table:formula="of:=(OCT2DEC([.X$6])*31+OCT2DEC([.$C22]))*[.$D$2]" office:value-type="float" office:value="8138.16">
            <text:p>8138.160</text:p>
          </table:table-cell>
          <table:table-cell table:style-name="ce113" table:formula="of:=(OCT2DEC([.Y$6])*31+OCT2DEC([.$C22]))*[.$D$2]" office:value-type="float" office:value="8535.456">
            <text:p>8535.456</text:p>
          </table:table-cell>
          <table:table-cell table:style-name="ce113" table:formula="of:=(OCT2DEC([.Z$6])*31+OCT2DEC([.$C22]))*[.$D$2]" office:value-type="float" office:value="8932.752">
            <text:p>8932.752</text:p>
          </table:table-cell>
          <table:table-cell table:style-name="ce113" table:formula="of:=(OCT2DEC([.AA$6])*31+OCT2DEC([.$C22]))*[.$D$2]" office:value-type="float" office:value="9330.048">
            <text:p>9330.048</text:p>
          </table:table-cell>
          <table:table-cell table:style-name="ce113" table:formula="of:=(OCT2DEC([.AB$6])*31+OCT2DEC([.$C22]))*[.$D$2]" office:value-type="float" office:value="9727.344">
            <text:p>9727.344</text:p>
          </table:table-cell>
          <table:table-cell table:style-name="ce113" table:formula="of:=(OCT2DEC([.AC$6])*31+OCT2DEC([.$C22]))*[.$D$2]" office:value-type="float" office:value="10124.64">
            <text:p>10124.640</text:p>
          </table:table-cell>
          <table:table-cell table:style-name="ce113" table:formula="of:=(OCT2DEC([.AD$6])*31+OCT2DEC([.$C22]))*[.$D$2]" office:value-type="float" office:value="10521.936">
            <text:p>10521.936</text:p>
          </table:table-cell>
          <table:table-cell table:style-name="ce113" table:formula="of:=(OCT2DEC([.AE$6])*31+OCT2DEC([.$C22]))*[.$D$2]" office:value-type="float" office:value="10919.232">
            <text:p>10919.232</text:p>
          </table:table-cell>
          <table:table-cell table:style-name="ce113" table:formula="of:=(OCT2DEC([.AF$6])*31+OCT2DEC([.$C22]))*[.$D$2]" office:value-type="float" office:value="11316.528">
            <text:p>11316.528</text:p>
          </table:table-cell>
          <table:table-cell table:style-name="ce113" table:formula="of:=(OCT2DEC([.AG$6])*31+OCT2DEC([.$C22]))*[.$D$2]" office:value-type="float" office:value="11713.824">
            <text:p>11713.824</text:p>
          </table:table-cell>
          <table:table-cell table:style-name="ce113" table:formula="of:=(OCT2DEC([.AH$6])*31+OCT2DEC([.$C22]))*[.$D$2]" office:value-type="float" office:value="12111.12">
            <text:p>12111.120</text:p>
          </table:table-cell>
          <table:table-cell table:style-name="ce102" table:formula="of:=(OCT2DEC([.AI$6])*31+OCT2DEC([.$C22]))*[.$D$2]" office:value-type="float" office:value="12508.416">
            <text:p>12508.416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20">
            <text:p>20</text:p>
          </table:table-cell>
          <table:table-cell table:style-name="ce83" table:formula="of:=(OCT2DEC([.D$6])*31+OCT2DEC([.$C23]))*[.$D$2]" office:value-type="float" office:value="205.056">
            <text:p>205.056</text:p>
          </table:table-cell>
          <table:table-cell table:style-name="ce113" table:formula="of:=(OCT2DEC([.E$6])*31+OCT2DEC([.$C23]))*[.$D$2]" office:value-type="float" office:value="602.352">
            <text:p>602.352</text:p>
          </table:table-cell>
          <table:table-cell table:style-name="ce113" table:formula="of:=(OCT2DEC([.F$6])*31+OCT2DEC([.$C23]))*[.$D$2]" office:value-type="float" office:value="999.648">
            <text:p>999.648</text:p>
          </table:table-cell>
          <table:table-cell table:style-name="ce113" table:formula="of:=(OCT2DEC([.G$6])*31+OCT2DEC([.$C23]))*[.$D$2]" office:value-type="float" office:value="1396.944">
            <text:p>1396.944</text:p>
          </table:table-cell>
          <table:table-cell table:style-name="ce113" table:formula="of:=(OCT2DEC([.H$6])*31+OCT2DEC([.$C23]))*[.$D$2]" office:value-type="float" office:value="1794.24">
            <text:p>1794.240</text:p>
          </table:table-cell>
          <table:table-cell table:style-name="ce113" table:formula="of:=(OCT2DEC([.I$6])*31+OCT2DEC([.$C23]))*[.$D$2]" office:value-type="float" office:value="2191.536">
            <text:p>2191.536</text:p>
          </table:table-cell>
          <table:table-cell table:style-name="ce113" table:formula="of:=(OCT2DEC([.J$6])*31+OCT2DEC([.$C23]))*[.$D$2]" office:value-type="float" office:value="2588.832">
            <text:p>2588.832</text:p>
          </table:table-cell>
          <table:table-cell table:style-name="ce113" table:formula="of:=(OCT2DEC([.K$6])*31+OCT2DEC([.$C23]))*[.$D$2]" office:value-type="float" office:value="2986.128">
            <text:p>2986.128</text:p>
          </table:table-cell>
          <table:table-cell table:style-name="ce113" table:formula="of:=(OCT2DEC([.L$6])*31+OCT2DEC([.$C23]))*[.$D$2]" office:value-type="float" office:value="3383.424">
            <text:p>3383.424</text:p>
          </table:table-cell>
          <table:table-cell table:style-name="ce113" table:formula="of:=(OCT2DEC([.M$6])*31+OCT2DEC([.$C23]))*[.$D$2]" office:value-type="float" office:value="3780.72">
            <text:p>3780.720</text:p>
          </table:table-cell>
          <table:table-cell table:style-name="ce113" table:formula="of:=(OCT2DEC([.N$6])*31+OCT2DEC([.$C23]))*[.$D$2]" office:value-type="float" office:value="4178.016">
            <text:p>4178.016</text:p>
          </table:table-cell>
          <table:table-cell table:style-name="ce113" table:formula="of:=(OCT2DEC([.O$6])*31+OCT2DEC([.$C23]))*[.$D$2]" office:value-type="float" office:value="4575.312">
            <text:p>4575.312</text:p>
          </table:table-cell>
          <table:table-cell table:style-name="ce113" table:formula="of:=(OCT2DEC([.P$6])*31+OCT2DEC([.$C23]))*[.$D$2]" office:value-type="float" office:value="4972.608">
            <text:p>4972.608</text:p>
          </table:table-cell>
          <table:table-cell table:style-name="ce113" table:formula="of:=(OCT2DEC([.Q$6])*31+OCT2DEC([.$C23]))*[.$D$2]" office:value-type="float" office:value="5369.904">
            <text:p>5369.904</text:p>
          </table:table-cell>
          <table:table-cell table:style-name="ce113" table:formula="of:=(OCT2DEC([.R$6])*31+OCT2DEC([.$C23]))*[.$D$2]" office:value-type="float" office:value="5767.2">
            <text:p>5767.200</text:p>
          </table:table-cell>
          <table:table-cell table:style-name="ce113" table:formula="of:=(OCT2DEC([.S$6])*31+OCT2DEC([.$C23]))*[.$D$2]" office:value-type="float" office:value="6164.496">
            <text:p>6164.496</text:p>
          </table:table-cell>
          <table:table-cell table:style-name="ce113" table:formula="of:=(OCT2DEC([.T$6])*31+OCT2DEC([.$C23]))*[.$D$2]" office:value-type="float" office:value="6561.792">
            <text:p>6561.792</text:p>
          </table:table-cell>
          <table:table-cell table:style-name="ce113" table:formula="of:=(OCT2DEC([.U$6])*31+OCT2DEC([.$C23]))*[.$D$2]" office:value-type="float" office:value="6959.088">
            <text:p>6959.088</text:p>
          </table:table-cell>
          <table:table-cell table:style-name="ce113" table:formula="of:=(OCT2DEC([.V$6])*31+OCT2DEC([.$C23]))*[.$D$2]" office:value-type="float" office:value="7356.384">
            <text:p>7356.384</text:p>
          </table:table-cell>
          <table:table-cell table:style-name="ce113" table:formula="of:=(OCT2DEC([.W$6])*31+OCT2DEC([.$C23]))*[.$D$2]" office:value-type="float" office:value="7753.68">
            <text:p>7753.680</text:p>
          </table:table-cell>
          <table:table-cell table:style-name="ce113" table:formula="of:=(OCT2DEC([.X$6])*31+OCT2DEC([.$C23]))*[.$D$2]" office:value-type="float" office:value="8150.976">
            <text:p>8150.976</text:p>
          </table:table-cell>
          <table:table-cell table:style-name="ce113" table:formula="of:=(OCT2DEC([.Y$6])*31+OCT2DEC([.$C23]))*[.$D$2]" office:value-type="float" office:value="8548.272">
            <text:p>8548.272</text:p>
          </table:table-cell>
          <table:table-cell table:style-name="ce113" table:formula="of:=(OCT2DEC([.Z$6])*31+OCT2DEC([.$C23]))*[.$D$2]" office:value-type="float" office:value="8945.568">
            <text:p>8945.568</text:p>
          </table:table-cell>
          <table:table-cell table:style-name="ce113" table:formula="of:=(OCT2DEC([.AA$6])*31+OCT2DEC([.$C23]))*[.$D$2]" office:value-type="float" office:value="9342.864">
            <text:p>9342.864</text:p>
          </table:table-cell>
          <table:table-cell table:style-name="ce113" table:formula="of:=(OCT2DEC([.AB$6])*31+OCT2DEC([.$C23]))*[.$D$2]" office:value-type="float" office:value="9740.16">
            <text:p>9740.160</text:p>
          </table:table-cell>
          <table:table-cell table:style-name="ce113" table:formula="of:=(OCT2DEC([.AC$6])*31+OCT2DEC([.$C23]))*[.$D$2]" office:value-type="float" office:value="10137.456">
            <text:p>10137.456</text:p>
          </table:table-cell>
          <table:table-cell table:style-name="ce113" table:formula="of:=(OCT2DEC([.AD$6])*31+OCT2DEC([.$C23]))*[.$D$2]" office:value-type="float" office:value="10534.752">
            <text:p>10534.752</text:p>
          </table:table-cell>
          <table:table-cell table:style-name="ce113" table:formula="of:=(OCT2DEC([.AE$6])*31+OCT2DEC([.$C23]))*[.$D$2]" office:value-type="float" office:value="10932.048">
            <text:p>10932.048</text:p>
          </table:table-cell>
          <table:table-cell table:style-name="ce113" table:formula="of:=(OCT2DEC([.AF$6])*31+OCT2DEC([.$C23]))*[.$D$2]" office:value-type="float" office:value="11329.344">
            <text:p>11329.344</text:p>
          </table:table-cell>
          <table:table-cell table:style-name="ce113" table:formula="of:=(OCT2DEC([.AG$6])*31+OCT2DEC([.$C23]))*[.$D$2]" office:value-type="float" office:value="11726.64">
            <text:p>11726.640</text:p>
          </table:table-cell>
          <table:table-cell table:style-name="ce113" table:formula="of:=(OCT2DEC([.AH$6])*31+OCT2DEC([.$C23]))*[.$D$2]" office:value-type="float" office:value="12123.936">
            <text:p>12123.936</text:p>
          </table:table-cell>
          <table:table-cell table:style-name="ce102" table:formula="of:=(OCT2DEC([.AI$6])*31+OCT2DEC([.$C23]))*[.$D$2]" office:value-type="float" office:value="12521.232">
            <text:p>12521.232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21">
            <text:p>21</text:p>
          </table:table-cell>
          <table:table-cell table:style-name="ce83" table:formula="of:=(OCT2DEC([.D$6])*31+OCT2DEC([.$C24]))*[.$D$2]" office:value-type="float" office:value="217.872">
            <text:p>217.872</text:p>
          </table:table-cell>
          <table:table-cell table:style-name="ce113" table:formula="of:=(OCT2DEC([.E$6])*31+OCT2DEC([.$C24]))*[.$D$2]" office:value-type="float" office:value="615.168">
            <text:p>615.168</text:p>
          </table:table-cell>
          <table:table-cell table:style-name="ce113" table:formula="of:=(OCT2DEC([.F$6])*31+OCT2DEC([.$C24]))*[.$D$2]" office:value-type="float" office:value="1012.464">
            <text:p>1012.464</text:p>
          </table:table-cell>
          <table:table-cell table:style-name="ce113" table:formula="of:=(OCT2DEC([.G$6])*31+OCT2DEC([.$C24]))*[.$D$2]" office:value-type="float" office:value="1409.76">
            <text:p>1409.760</text:p>
          </table:table-cell>
          <table:table-cell table:style-name="ce113" table:formula="of:=(OCT2DEC([.H$6])*31+OCT2DEC([.$C24]))*[.$D$2]" office:value-type="float" office:value="1807.056">
            <text:p>1807.056</text:p>
          </table:table-cell>
          <table:table-cell table:style-name="ce113" table:formula="of:=(OCT2DEC([.I$6])*31+OCT2DEC([.$C24]))*[.$D$2]" office:value-type="float" office:value="2204.352">
            <text:p>2204.352</text:p>
          </table:table-cell>
          <table:table-cell table:style-name="ce113" table:formula="of:=(OCT2DEC([.J$6])*31+OCT2DEC([.$C24]))*[.$D$2]" office:value-type="float" office:value="2601.648">
            <text:p>2601.648</text:p>
          </table:table-cell>
          <table:table-cell table:style-name="ce113" table:formula="of:=(OCT2DEC([.K$6])*31+OCT2DEC([.$C24]))*[.$D$2]" office:value-type="float" office:value="2998.944">
            <text:p>2998.944</text:p>
          </table:table-cell>
          <table:table-cell table:style-name="ce113" table:formula="of:=(OCT2DEC([.L$6])*31+OCT2DEC([.$C24]))*[.$D$2]" office:value-type="float" office:value="3396.24">
            <text:p>3396.240</text:p>
          </table:table-cell>
          <table:table-cell table:style-name="ce113" table:formula="of:=(OCT2DEC([.M$6])*31+OCT2DEC([.$C24]))*[.$D$2]" office:value-type="float" office:value="3793.536">
            <text:p>3793.536</text:p>
          </table:table-cell>
          <table:table-cell table:style-name="ce113" table:formula="of:=(OCT2DEC([.N$6])*31+OCT2DEC([.$C24]))*[.$D$2]" office:value-type="float" office:value="4190.832">
            <text:p>4190.832</text:p>
          </table:table-cell>
          <table:table-cell table:style-name="ce113" table:formula="of:=(OCT2DEC([.O$6])*31+OCT2DEC([.$C24]))*[.$D$2]" office:value-type="float" office:value="4588.128">
            <text:p>4588.128</text:p>
          </table:table-cell>
          <table:table-cell table:style-name="ce113" table:formula="of:=(OCT2DEC([.P$6])*31+OCT2DEC([.$C24]))*[.$D$2]" office:value-type="float" office:value="4985.424">
            <text:p>4985.424</text:p>
          </table:table-cell>
          <table:table-cell table:style-name="ce113" table:formula="of:=(OCT2DEC([.Q$6])*31+OCT2DEC([.$C24]))*[.$D$2]" office:value-type="float" office:value="5382.72">
            <text:p>5382.720</text:p>
          </table:table-cell>
          <table:table-cell table:style-name="ce113" table:formula="of:=(OCT2DEC([.R$6])*31+OCT2DEC([.$C24]))*[.$D$2]" office:value-type="float" office:value="5780.016">
            <text:p>5780.016</text:p>
          </table:table-cell>
          <table:table-cell table:style-name="ce113" table:formula="of:=(OCT2DEC([.S$6])*31+OCT2DEC([.$C24]))*[.$D$2]" office:value-type="float" office:value="6177.312">
            <text:p>6177.312</text:p>
          </table:table-cell>
          <table:table-cell table:style-name="ce113" table:formula="of:=(OCT2DEC([.T$6])*31+OCT2DEC([.$C24]))*[.$D$2]" office:value-type="float" office:value="6574.608">
            <text:p>6574.608</text:p>
          </table:table-cell>
          <table:table-cell table:style-name="ce113" table:formula="of:=(OCT2DEC([.U$6])*31+OCT2DEC([.$C24]))*[.$D$2]" office:value-type="float" office:value="6971.904">
            <text:p>6971.904</text:p>
          </table:table-cell>
          <table:table-cell table:style-name="ce113" table:formula="of:=(OCT2DEC([.V$6])*31+OCT2DEC([.$C24]))*[.$D$2]" office:value-type="float" office:value="7369.2">
            <text:p>7369.200</text:p>
          </table:table-cell>
          <table:table-cell table:style-name="ce113" table:formula="of:=(OCT2DEC([.W$6])*31+OCT2DEC([.$C24]))*[.$D$2]" office:value-type="float" office:value="7766.496">
            <text:p>7766.496</text:p>
          </table:table-cell>
          <table:table-cell table:style-name="ce113" table:formula="of:=(OCT2DEC([.X$6])*31+OCT2DEC([.$C24]))*[.$D$2]" office:value-type="float" office:value="8163.792">
            <text:p>8163.792</text:p>
          </table:table-cell>
          <table:table-cell table:style-name="ce113" table:formula="of:=(OCT2DEC([.Y$6])*31+OCT2DEC([.$C24]))*[.$D$2]" office:value-type="float" office:value="8561.088">
            <text:p>8561.088</text:p>
          </table:table-cell>
          <table:table-cell table:style-name="ce113" table:formula="of:=(OCT2DEC([.Z$6])*31+OCT2DEC([.$C24]))*[.$D$2]" office:value-type="float" office:value="8958.384">
            <text:p>8958.384</text:p>
          </table:table-cell>
          <table:table-cell table:style-name="ce113" table:formula="of:=(OCT2DEC([.AA$6])*31+OCT2DEC([.$C24]))*[.$D$2]" office:value-type="float" office:value="9355.68">
            <text:p>9355.680</text:p>
          </table:table-cell>
          <table:table-cell table:style-name="ce113" table:formula="of:=(OCT2DEC([.AB$6])*31+OCT2DEC([.$C24]))*[.$D$2]" office:value-type="float" office:value="9752.976">
            <text:p>9752.976</text:p>
          </table:table-cell>
          <table:table-cell table:style-name="ce113" table:formula="of:=(OCT2DEC([.AC$6])*31+OCT2DEC([.$C24]))*[.$D$2]" office:value-type="float" office:value="10150.272">
            <text:p>10150.272</text:p>
          </table:table-cell>
          <table:table-cell table:style-name="ce113" table:formula="of:=(OCT2DEC([.AD$6])*31+OCT2DEC([.$C24]))*[.$D$2]" office:value-type="float" office:value="10547.568">
            <text:p>10547.568</text:p>
          </table:table-cell>
          <table:table-cell table:style-name="ce113" table:formula="of:=(OCT2DEC([.AE$6])*31+OCT2DEC([.$C24]))*[.$D$2]" office:value-type="float" office:value="10944.864">
            <text:p>10944.864</text:p>
          </table:table-cell>
          <table:table-cell table:style-name="ce113" table:formula="of:=(OCT2DEC([.AF$6])*31+OCT2DEC([.$C24]))*[.$D$2]" office:value-type="float" office:value="11342.16">
            <text:p>11342.160</text:p>
          </table:table-cell>
          <table:table-cell table:style-name="ce113" table:formula="of:=(OCT2DEC([.AG$6])*31+OCT2DEC([.$C24]))*[.$D$2]" office:value-type="float" office:value="11739.456">
            <text:p>11739.456</text:p>
          </table:table-cell>
          <table:table-cell table:style-name="ce113" table:formula="of:=(OCT2DEC([.AH$6])*31+OCT2DEC([.$C24]))*[.$D$2]" office:value-type="float" office:value="12136.752">
            <text:p>12136.752</text:p>
          </table:table-cell>
          <table:table-cell table:style-name="ce102" table:formula="of:=(OCT2DEC([.AI$6])*31+OCT2DEC([.$C24]))*[.$D$2]" office:value-type="float" office:value="12534.048">
            <text:p>12534.048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22">
            <text:p>22</text:p>
          </table:table-cell>
          <table:table-cell table:style-name="ce83" table:formula="of:=(OCT2DEC([.D$6])*31+OCT2DEC([.$C25]))*[.$D$2]" office:value-type="float" office:value="230.688">
            <text:p>230.688</text:p>
          </table:table-cell>
          <table:table-cell table:style-name="ce113" table:formula="of:=(OCT2DEC([.E$6])*31+OCT2DEC([.$C25]))*[.$D$2]" office:value-type="float" office:value="627.984">
            <text:p>627.984</text:p>
          </table:table-cell>
          <table:table-cell table:style-name="ce113" table:formula="of:=(OCT2DEC([.F$6])*31+OCT2DEC([.$C25]))*[.$D$2]" office:value-type="float" office:value="1025.28">
            <text:p>1025.280</text:p>
          </table:table-cell>
          <table:table-cell table:style-name="ce113" table:formula="of:=(OCT2DEC([.G$6])*31+OCT2DEC([.$C25]))*[.$D$2]" office:value-type="float" office:value="1422.576">
            <text:p>1422.576</text:p>
          </table:table-cell>
          <table:table-cell table:style-name="ce113" table:formula="of:=(OCT2DEC([.H$6])*31+OCT2DEC([.$C25]))*[.$D$2]" office:value-type="float" office:value="1819.872">
            <text:p>1819.872</text:p>
          </table:table-cell>
          <table:table-cell table:style-name="ce113" table:formula="of:=(OCT2DEC([.I$6])*31+OCT2DEC([.$C25]))*[.$D$2]" office:value-type="float" office:value="2217.168">
            <text:p>2217.168</text:p>
          </table:table-cell>
          <table:table-cell table:style-name="ce113" table:formula="of:=(OCT2DEC([.J$6])*31+OCT2DEC([.$C25]))*[.$D$2]" office:value-type="float" office:value="2614.464">
            <text:p>2614.464</text:p>
          </table:table-cell>
          <table:table-cell table:style-name="ce113" table:formula="of:=(OCT2DEC([.K$6])*31+OCT2DEC([.$C25]))*[.$D$2]" office:value-type="float" office:value="3011.76">
            <text:p>3011.760</text:p>
          </table:table-cell>
          <table:table-cell table:style-name="ce113" table:formula="of:=(OCT2DEC([.L$6])*31+OCT2DEC([.$C25]))*[.$D$2]" office:value-type="float" office:value="3409.056">
            <text:p>3409.056</text:p>
          </table:table-cell>
          <table:table-cell table:style-name="ce113" table:formula="of:=(OCT2DEC([.M$6])*31+OCT2DEC([.$C25]))*[.$D$2]" office:value-type="float" office:value="3806.352">
            <text:p>3806.352</text:p>
          </table:table-cell>
          <table:table-cell table:style-name="ce113" table:formula="of:=(OCT2DEC([.N$6])*31+OCT2DEC([.$C25]))*[.$D$2]" office:value-type="float" office:value="4203.648">
            <text:p>4203.648</text:p>
          </table:table-cell>
          <table:table-cell table:style-name="ce113" table:formula="of:=(OCT2DEC([.O$6])*31+OCT2DEC([.$C25]))*[.$D$2]" office:value-type="float" office:value="4600.944">
            <text:p>4600.944</text:p>
          </table:table-cell>
          <table:table-cell table:style-name="ce113" table:formula="of:=(OCT2DEC([.P$6])*31+OCT2DEC([.$C25]))*[.$D$2]" office:value-type="float" office:value="4998.24">
            <text:p>4998.240</text:p>
          </table:table-cell>
          <table:table-cell table:style-name="ce113" table:formula="of:=(OCT2DEC([.Q$6])*31+OCT2DEC([.$C25]))*[.$D$2]" office:value-type="float" office:value="5395.536">
            <text:p>5395.536</text:p>
          </table:table-cell>
          <table:table-cell table:style-name="ce113" table:formula="of:=(OCT2DEC([.R$6])*31+OCT2DEC([.$C25]))*[.$D$2]" office:value-type="float" office:value="5792.832">
            <text:p>5792.832</text:p>
          </table:table-cell>
          <table:table-cell table:style-name="ce113" table:formula="of:=(OCT2DEC([.S$6])*31+OCT2DEC([.$C25]))*[.$D$2]" office:value-type="float" office:value="6190.128">
            <text:p>6190.128</text:p>
          </table:table-cell>
          <table:table-cell table:style-name="ce113" table:formula="of:=(OCT2DEC([.T$6])*31+OCT2DEC([.$C25]))*[.$D$2]" office:value-type="float" office:value="6587.424">
            <text:p>6587.424</text:p>
          </table:table-cell>
          <table:table-cell table:style-name="ce113" table:formula="of:=(OCT2DEC([.U$6])*31+OCT2DEC([.$C25]))*[.$D$2]" office:value-type="float" office:value="6984.72">
            <text:p>6984.720</text:p>
          </table:table-cell>
          <table:table-cell table:style-name="ce113" table:formula="of:=(OCT2DEC([.V$6])*31+OCT2DEC([.$C25]))*[.$D$2]" office:value-type="float" office:value="7382.016">
            <text:p>7382.016</text:p>
          </table:table-cell>
          <table:table-cell table:style-name="ce113" table:formula="of:=(OCT2DEC([.W$6])*31+OCT2DEC([.$C25]))*[.$D$2]" office:value-type="float" office:value="7779.312">
            <text:p>7779.312</text:p>
          </table:table-cell>
          <table:table-cell table:style-name="ce113" table:formula="of:=(OCT2DEC([.X$6])*31+OCT2DEC([.$C25]))*[.$D$2]" office:value-type="float" office:value="8176.608">
            <text:p>8176.608</text:p>
          </table:table-cell>
          <table:table-cell table:style-name="ce113" table:formula="of:=(OCT2DEC([.Y$6])*31+OCT2DEC([.$C25]))*[.$D$2]" office:value-type="float" office:value="8573.904">
            <text:p>8573.904</text:p>
          </table:table-cell>
          <table:table-cell table:style-name="ce113" table:formula="of:=(OCT2DEC([.Z$6])*31+OCT2DEC([.$C25]))*[.$D$2]" office:value-type="float" office:value="8971.2">
            <text:p>8971.200</text:p>
          </table:table-cell>
          <table:table-cell table:style-name="ce113" table:formula="of:=(OCT2DEC([.AA$6])*31+OCT2DEC([.$C25]))*[.$D$2]" office:value-type="float" office:value="9368.496">
            <text:p>9368.496</text:p>
          </table:table-cell>
          <table:table-cell table:style-name="ce113" table:formula="of:=(OCT2DEC([.AB$6])*31+OCT2DEC([.$C25]))*[.$D$2]" office:value-type="float" office:value="9765.792">
            <text:p>9765.792</text:p>
          </table:table-cell>
          <table:table-cell table:style-name="ce113" table:formula="of:=(OCT2DEC([.AC$6])*31+OCT2DEC([.$C25]))*[.$D$2]" office:value-type="float" office:value="10163.088">
            <text:p>10163.088</text:p>
          </table:table-cell>
          <table:table-cell table:style-name="ce113" table:formula="of:=(OCT2DEC([.AD$6])*31+OCT2DEC([.$C25]))*[.$D$2]" office:value-type="float" office:value="10560.384">
            <text:p>10560.384</text:p>
          </table:table-cell>
          <table:table-cell table:style-name="ce113" table:formula="of:=(OCT2DEC([.AE$6])*31+OCT2DEC([.$C25]))*[.$D$2]" office:value-type="float" office:value="10957.68">
            <text:p>10957.680</text:p>
          </table:table-cell>
          <table:table-cell table:style-name="ce113" table:formula="of:=(OCT2DEC([.AF$6])*31+OCT2DEC([.$C25]))*[.$D$2]" office:value-type="float" office:value="11354.976">
            <text:p>11354.976</text:p>
          </table:table-cell>
          <table:table-cell table:style-name="ce113" table:formula="of:=(OCT2DEC([.AG$6])*31+OCT2DEC([.$C25]))*[.$D$2]" office:value-type="float" office:value="11752.272">
            <text:p>11752.272</text:p>
          </table:table-cell>
          <table:table-cell table:style-name="ce113" table:formula="of:=(OCT2DEC([.AH$6])*31+OCT2DEC([.$C25]))*[.$D$2]" office:value-type="float" office:value="12149.568">
            <text:p>12149.568</text:p>
          </table:table-cell>
          <table:table-cell table:style-name="ce102" table:formula="of:=(OCT2DEC([.AI$6])*31+OCT2DEC([.$C25]))*[.$D$2]" office:value-type="float" office:value="12546.864">
            <text:p>12546.864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2"/>
          <table:covered-table-cell/>
          <table:table-cell table:style-name="ce51" office:value-type="float" office:value="23">
            <text:p>23</text:p>
          </table:table-cell>
          <table:table-cell table:style-name="ce83" table:formula="of:=(OCT2DEC([.D$6])*31+OCT2DEC([.$C26]))*[.$D$2]" office:value-type="float" office:value="243.504">
            <text:p>243.504</text:p>
          </table:table-cell>
          <table:table-cell table:style-name="ce113" table:formula="of:=(OCT2DEC([.E$6])*31+OCT2DEC([.$C26]))*[.$D$2]" office:value-type="float" office:value="640.8">
            <text:p>640.800</text:p>
          </table:table-cell>
          <table:table-cell table:style-name="ce113" table:formula="of:=(OCT2DEC([.F$6])*31+OCT2DEC([.$C26]))*[.$D$2]" office:value-type="float" office:value="1038.096">
            <text:p>1038.096</text:p>
          </table:table-cell>
          <table:table-cell table:style-name="ce113" table:formula="of:=(OCT2DEC([.G$6])*31+OCT2DEC([.$C26]))*[.$D$2]" office:value-type="float" office:value="1435.392">
            <text:p>1435.392</text:p>
          </table:table-cell>
          <table:table-cell table:style-name="ce113" table:formula="of:=(OCT2DEC([.H$6])*31+OCT2DEC([.$C26]))*[.$D$2]" office:value-type="float" office:value="1832.688">
            <text:p>1832.688</text:p>
          </table:table-cell>
          <table:table-cell table:style-name="ce113" table:formula="of:=(OCT2DEC([.I$6])*31+OCT2DEC([.$C26]))*[.$D$2]" office:value-type="float" office:value="2229.984">
            <text:p>2229.984</text:p>
          </table:table-cell>
          <table:table-cell table:style-name="ce113" table:formula="of:=(OCT2DEC([.J$6])*31+OCT2DEC([.$C26]))*[.$D$2]" office:value-type="float" office:value="2627.28">
            <text:p>2627.280</text:p>
          </table:table-cell>
          <table:table-cell table:style-name="ce113" table:formula="of:=(OCT2DEC([.K$6])*31+OCT2DEC([.$C26]))*[.$D$2]" office:value-type="float" office:value="3024.576">
            <text:p>3024.576</text:p>
          </table:table-cell>
          <table:table-cell table:style-name="ce113" table:formula="of:=(OCT2DEC([.L$6])*31+OCT2DEC([.$C26]))*[.$D$2]" office:value-type="float" office:value="3421.872">
            <text:p>3421.872</text:p>
          </table:table-cell>
          <table:table-cell table:style-name="ce113" table:formula="of:=(OCT2DEC([.M$6])*31+OCT2DEC([.$C26]))*[.$D$2]" office:value-type="float" office:value="3819.168">
            <text:p>3819.168</text:p>
          </table:table-cell>
          <table:table-cell table:style-name="ce113" table:formula="of:=(OCT2DEC([.N$6])*31+OCT2DEC([.$C26]))*[.$D$2]" office:value-type="float" office:value="4216.464">
            <text:p>4216.464</text:p>
          </table:table-cell>
          <table:table-cell table:style-name="ce113" table:formula="of:=(OCT2DEC([.O$6])*31+OCT2DEC([.$C26]))*[.$D$2]" office:value-type="float" office:value="4613.76">
            <text:p>4613.760</text:p>
          </table:table-cell>
          <table:table-cell table:style-name="ce113" table:formula="of:=(OCT2DEC([.P$6])*31+OCT2DEC([.$C26]))*[.$D$2]" office:value-type="float" office:value="5011.056">
            <text:p>5011.056</text:p>
          </table:table-cell>
          <table:table-cell table:style-name="ce113" table:formula="of:=(OCT2DEC([.Q$6])*31+OCT2DEC([.$C26]))*[.$D$2]" office:value-type="float" office:value="5408.352">
            <text:p>5408.352</text:p>
          </table:table-cell>
          <table:table-cell table:style-name="ce113" table:formula="of:=(OCT2DEC([.R$6])*31+OCT2DEC([.$C26]))*[.$D$2]" office:value-type="float" office:value="5805.648">
            <text:p>5805.648</text:p>
          </table:table-cell>
          <table:table-cell table:style-name="ce113" table:formula="of:=(OCT2DEC([.S$6])*31+OCT2DEC([.$C26]))*[.$D$2]" office:value-type="float" office:value="6202.944">
            <text:p>6202.944</text:p>
          </table:table-cell>
          <table:table-cell table:style-name="ce113" table:formula="of:=(OCT2DEC([.T$6])*31+OCT2DEC([.$C26]))*[.$D$2]" office:value-type="float" office:value="6600.24">
            <text:p>6600.240</text:p>
          </table:table-cell>
          <table:table-cell table:style-name="ce113" table:formula="of:=(OCT2DEC([.U$6])*31+OCT2DEC([.$C26]))*[.$D$2]" office:value-type="float" office:value="6997.536">
            <text:p>6997.536</text:p>
          </table:table-cell>
          <table:table-cell table:style-name="ce113" table:formula="of:=(OCT2DEC([.V$6])*31+OCT2DEC([.$C26]))*[.$D$2]" office:value-type="float" office:value="7394.832">
            <text:p>7394.832</text:p>
          </table:table-cell>
          <table:table-cell table:style-name="ce113" table:formula="of:=(OCT2DEC([.W$6])*31+OCT2DEC([.$C26]))*[.$D$2]" office:value-type="float" office:value="7792.128">
            <text:p>7792.128</text:p>
          </table:table-cell>
          <table:table-cell table:style-name="ce113" table:formula="of:=(OCT2DEC([.X$6])*31+OCT2DEC([.$C26]))*[.$D$2]" office:value-type="float" office:value="8189.424">
            <text:p>8189.424</text:p>
          </table:table-cell>
          <table:table-cell table:style-name="ce113" table:formula="of:=(OCT2DEC([.Y$6])*31+OCT2DEC([.$C26]))*[.$D$2]" office:value-type="float" office:value="8586.72">
            <text:p>8586.720</text:p>
          </table:table-cell>
          <table:table-cell table:style-name="ce113" table:formula="of:=(OCT2DEC([.Z$6])*31+OCT2DEC([.$C26]))*[.$D$2]" office:value-type="float" office:value="8984.016">
            <text:p>8984.016</text:p>
          </table:table-cell>
          <table:table-cell table:style-name="ce113" table:formula="of:=(OCT2DEC([.AA$6])*31+OCT2DEC([.$C26]))*[.$D$2]" office:value-type="float" office:value="9381.312">
            <text:p>9381.312</text:p>
          </table:table-cell>
          <table:table-cell table:style-name="ce113" table:formula="of:=(OCT2DEC([.AB$6])*31+OCT2DEC([.$C26]))*[.$D$2]" office:value-type="float" office:value="9778.608">
            <text:p>9778.608</text:p>
          </table:table-cell>
          <table:table-cell table:style-name="ce113" table:formula="of:=(OCT2DEC([.AC$6])*31+OCT2DEC([.$C26]))*[.$D$2]" office:value-type="float" office:value="10175.904">
            <text:p>10175.904</text:p>
          </table:table-cell>
          <table:table-cell table:style-name="ce113" table:formula="of:=(OCT2DEC([.AD$6])*31+OCT2DEC([.$C26]))*[.$D$2]" office:value-type="float" office:value="10573.2">
            <text:p>10573.200</text:p>
          </table:table-cell>
          <table:table-cell table:style-name="ce113" table:formula="of:=(OCT2DEC([.AE$6])*31+OCT2DEC([.$C26]))*[.$D$2]" office:value-type="float" office:value="10970.496">
            <text:p>10970.496</text:p>
          </table:table-cell>
          <table:table-cell table:style-name="ce113" table:formula="of:=(OCT2DEC([.AF$6])*31+OCT2DEC([.$C26]))*[.$D$2]" office:value-type="float" office:value="11367.792">
            <text:p>11367.792</text:p>
          </table:table-cell>
          <table:table-cell table:style-name="ce113" table:formula="of:=(OCT2DEC([.AG$6])*31+OCT2DEC([.$C26]))*[.$D$2]" office:value-type="float" office:value="11765.088">
            <text:p>11765.088</text:p>
          </table:table-cell>
          <table:table-cell table:style-name="ce113" table:formula="of:=(OCT2DEC([.AH$6])*31+OCT2DEC([.$C26]))*[.$D$2]" office:value-type="float" office:value="12162.384">
            <text:p>12162.384</text:p>
          </table:table-cell>
          <table:table-cell table:style-name="ce102" table:formula="of:=(OCT2DEC([.AI$6])*31+OCT2DEC([.$C26]))*[.$D$2]" office:value-type="float" office:value="12559.68">
            <text:p>12559.680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24">
            <text:p>24</text:p>
          </table:table-cell>
          <table:table-cell table:style-name="ce83" table:formula="of:=(OCT2DEC([.D$6])*31+OCT2DEC([.$C27]))*[.$D$2]" office:value-type="float" office:value="256.32">
            <text:p>256.320</text:p>
          </table:table-cell>
          <table:table-cell table:style-name="ce113" table:formula="of:=(OCT2DEC([.E$6])*31+OCT2DEC([.$C27]))*[.$D$2]" office:value-type="float" office:value="653.616">
            <text:p>653.616</text:p>
          </table:table-cell>
          <table:table-cell table:style-name="ce113" table:formula="of:=(OCT2DEC([.F$6])*31+OCT2DEC([.$C27]))*[.$D$2]" office:value-type="float" office:value="1050.912">
            <text:p>1050.912</text:p>
          </table:table-cell>
          <table:table-cell table:style-name="ce113" table:formula="of:=(OCT2DEC([.G$6])*31+OCT2DEC([.$C27]))*[.$D$2]" office:value-type="float" office:value="1448.208">
            <text:p>1448.208</text:p>
          </table:table-cell>
          <table:table-cell table:style-name="ce113" table:formula="of:=(OCT2DEC([.H$6])*31+OCT2DEC([.$C27]))*[.$D$2]" office:value-type="float" office:value="1845.504">
            <text:p>1845.504</text:p>
          </table:table-cell>
          <table:table-cell table:style-name="ce113" table:formula="of:=(OCT2DEC([.I$6])*31+OCT2DEC([.$C27]))*[.$D$2]" office:value-type="float" office:value="2242.8">
            <text:p>2242.800</text:p>
          </table:table-cell>
          <table:table-cell table:style-name="ce113" table:formula="of:=(OCT2DEC([.J$6])*31+OCT2DEC([.$C27]))*[.$D$2]" office:value-type="float" office:value="2640.096">
            <text:p>2640.096</text:p>
          </table:table-cell>
          <table:table-cell table:style-name="ce113" table:formula="of:=(OCT2DEC([.K$6])*31+OCT2DEC([.$C27]))*[.$D$2]" office:value-type="float" office:value="3037.392">
            <text:p>3037.392</text:p>
          </table:table-cell>
          <table:table-cell table:style-name="ce113" table:formula="of:=(OCT2DEC([.L$6])*31+OCT2DEC([.$C27]))*[.$D$2]" office:value-type="float" office:value="3434.688">
            <text:p>3434.688</text:p>
          </table:table-cell>
          <table:table-cell table:style-name="ce113" table:formula="of:=(OCT2DEC([.M$6])*31+OCT2DEC([.$C27]))*[.$D$2]" office:value-type="float" office:value="3831.984">
            <text:p>3831.984</text:p>
          </table:table-cell>
          <table:table-cell table:style-name="ce113" table:formula="of:=(OCT2DEC([.N$6])*31+OCT2DEC([.$C27]))*[.$D$2]" office:value-type="float" office:value="4229.28">
            <text:p>4229.280</text:p>
          </table:table-cell>
          <table:table-cell table:style-name="ce113" table:formula="of:=(OCT2DEC([.O$6])*31+OCT2DEC([.$C27]))*[.$D$2]" office:value-type="float" office:value="4626.576">
            <text:p>4626.576</text:p>
          </table:table-cell>
          <table:table-cell table:style-name="ce113" table:formula="of:=(OCT2DEC([.P$6])*31+OCT2DEC([.$C27]))*[.$D$2]" office:value-type="float" office:value="5023.872">
            <text:p>5023.872</text:p>
          </table:table-cell>
          <table:table-cell table:style-name="ce113" table:formula="of:=(OCT2DEC([.Q$6])*31+OCT2DEC([.$C27]))*[.$D$2]" office:value-type="float" office:value="5421.168">
            <text:p>5421.168</text:p>
          </table:table-cell>
          <table:table-cell table:style-name="ce113" table:formula="of:=(OCT2DEC([.R$6])*31+OCT2DEC([.$C27]))*[.$D$2]" office:value-type="float" office:value="5818.464">
            <text:p>5818.464</text:p>
          </table:table-cell>
          <table:table-cell table:style-name="ce113" table:formula="of:=(OCT2DEC([.S$6])*31+OCT2DEC([.$C27]))*[.$D$2]" office:value-type="float" office:value="6215.76">
            <text:p>6215.760</text:p>
          </table:table-cell>
          <table:table-cell table:style-name="ce113" table:formula="of:=(OCT2DEC([.T$6])*31+OCT2DEC([.$C27]))*[.$D$2]" office:value-type="float" office:value="6613.056">
            <text:p>6613.056</text:p>
          </table:table-cell>
          <table:table-cell table:style-name="ce113" table:formula="of:=(OCT2DEC([.U$6])*31+OCT2DEC([.$C27]))*[.$D$2]" office:value-type="float" office:value="7010.352">
            <text:p>7010.352</text:p>
          </table:table-cell>
          <table:table-cell table:style-name="ce113" table:formula="of:=(OCT2DEC([.V$6])*31+OCT2DEC([.$C27]))*[.$D$2]" office:value-type="float" office:value="7407.648">
            <text:p>7407.648</text:p>
          </table:table-cell>
          <table:table-cell table:style-name="ce113" table:formula="of:=(OCT2DEC([.W$6])*31+OCT2DEC([.$C27]))*[.$D$2]" office:value-type="float" office:value="7804.944">
            <text:p>7804.944</text:p>
          </table:table-cell>
          <table:table-cell table:style-name="ce113" table:formula="of:=(OCT2DEC([.X$6])*31+OCT2DEC([.$C27]))*[.$D$2]" office:value-type="float" office:value="8202.24">
            <text:p>8202.240</text:p>
          </table:table-cell>
          <table:table-cell table:style-name="ce113" table:formula="of:=(OCT2DEC([.Y$6])*31+OCT2DEC([.$C27]))*[.$D$2]" office:value-type="float" office:value="8599.536">
            <text:p>8599.536</text:p>
          </table:table-cell>
          <table:table-cell table:style-name="ce113" table:formula="of:=(OCT2DEC([.Z$6])*31+OCT2DEC([.$C27]))*[.$D$2]" office:value-type="float" office:value="8996.832">
            <text:p>8996.832</text:p>
          </table:table-cell>
          <table:table-cell table:style-name="ce113" table:formula="of:=(OCT2DEC([.AA$6])*31+OCT2DEC([.$C27]))*[.$D$2]" office:value-type="float" office:value="9394.128">
            <text:p>9394.128</text:p>
          </table:table-cell>
          <table:table-cell table:style-name="ce113" table:formula="of:=(OCT2DEC([.AB$6])*31+OCT2DEC([.$C27]))*[.$D$2]" office:value-type="float" office:value="9791.424">
            <text:p>9791.424</text:p>
          </table:table-cell>
          <table:table-cell table:style-name="ce113" table:formula="of:=(OCT2DEC([.AC$6])*31+OCT2DEC([.$C27]))*[.$D$2]" office:value-type="float" office:value="10188.72">
            <text:p>10188.720</text:p>
          </table:table-cell>
          <table:table-cell table:style-name="ce113" table:formula="of:=(OCT2DEC([.AD$6])*31+OCT2DEC([.$C27]))*[.$D$2]" office:value-type="float" office:value="10586.016">
            <text:p>10586.016</text:p>
          </table:table-cell>
          <table:table-cell table:style-name="ce113" table:formula="of:=(OCT2DEC([.AE$6])*31+OCT2DEC([.$C27]))*[.$D$2]" office:value-type="float" office:value="10983.312">
            <text:p>10983.312</text:p>
          </table:table-cell>
          <table:table-cell table:style-name="ce113" table:formula="of:=(OCT2DEC([.AF$6])*31+OCT2DEC([.$C27]))*[.$D$2]" office:value-type="float" office:value="11380.608">
            <text:p>11380.608</text:p>
          </table:table-cell>
          <table:table-cell table:style-name="ce113" table:formula="of:=(OCT2DEC([.AG$6])*31+OCT2DEC([.$C27]))*[.$D$2]" office:value-type="float" office:value="11777.904">
            <text:p>11777.904</text:p>
          </table:table-cell>
          <table:table-cell table:style-name="ce113" table:formula="of:=(OCT2DEC([.AH$6])*31+OCT2DEC([.$C27]))*[.$D$2]" office:value-type="float" office:value="12175.2">
            <text:p>12175.200</text:p>
          </table:table-cell>
          <table:table-cell table:style-name="ce102" table:formula="of:=(OCT2DEC([.AI$6])*31+OCT2DEC([.$C27]))*[.$D$2]" office:value-type="float" office:value="12572.496">
            <text:p>12572.496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25">
            <text:p>25</text:p>
          </table:table-cell>
          <table:table-cell table:style-name="ce83" table:formula="of:=(OCT2DEC([.D$6])*31+OCT2DEC([.$C28]))*[.$D$2]" office:value-type="float" office:value="269.136">
            <text:p>269.136</text:p>
          </table:table-cell>
          <table:table-cell table:style-name="ce113" table:formula="of:=(OCT2DEC([.E$6])*31+OCT2DEC([.$C28]))*[.$D$2]" office:value-type="float" office:value="666.432">
            <text:p>666.432</text:p>
          </table:table-cell>
          <table:table-cell table:style-name="ce113" table:formula="of:=(OCT2DEC([.F$6])*31+OCT2DEC([.$C28]))*[.$D$2]" office:value-type="float" office:value="1063.728">
            <text:p>1063.728</text:p>
          </table:table-cell>
          <table:table-cell table:style-name="ce113" table:formula="of:=(OCT2DEC([.G$6])*31+OCT2DEC([.$C28]))*[.$D$2]" office:value-type="float" office:value="1461.024">
            <text:p>1461.024</text:p>
          </table:table-cell>
          <table:table-cell table:style-name="ce113" table:formula="of:=(OCT2DEC([.H$6])*31+OCT2DEC([.$C28]))*[.$D$2]" office:value-type="float" office:value="1858.32">
            <text:p>1858.320</text:p>
          </table:table-cell>
          <table:table-cell table:style-name="ce113" table:formula="of:=(OCT2DEC([.I$6])*31+OCT2DEC([.$C28]))*[.$D$2]" office:value-type="float" office:value="2255.616">
            <text:p>2255.616</text:p>
          </table:table-cell>
          <table:table-cell table:style-name="ce113" table:formula="of:=(OCT2DEC([.J$6])*31+OCT2DEC([.$C28]))*[.$D$2]" office:value-type="float" office:value="2652.912">
            <text:p>2652.912</text:p>
          </table:table-cell>
          <table:table-cell table:style-name="ce113" table:formula="of:=(OCT2DEC([.K$6])*31+OCT2DEC([.$C28]))*[.$D$2]" office:value-type="float" office:value="3050.208">
            <text:p>3050.208</text:p>
          </table:table-cell>
          <table:table-cell table:style-name="ce113" table:formula="of:=(OCT2DEC([.L$6])*31+OCT2DEC([.$C28]))*[.$D$2]" office:value-type="float" office:value="3447.504">
            <text:p>3447.504</text:p>
          </table:table-cell>
          <table:table-cell table:style-name="ce113" table:formula="of:=(OCT2DEC([.M$6])*31+OCT2DEC([.$C28]))*[.$D$2]" office:value-type="float" office:value="3844.8">
            <text:p>3844.800</text:p>
          </table:table-cell>
          <table:table-cell table:style-name="ce113" table:formula="of:=(OCT2DEC([.N$6])*31+OCT2DEC([.$C28]))*[.$D$2]" office:value-type="float" office:value="4242.096">
            <text:p>4242.096</text:p>
          </table:table-cell>
          <table:table-cell table:style-name="ce113" table:formula="of:=(OCT2DEC([.O$6])*31+OCT2DEC([.$C28]))*[.$D$2]" office:value-type="float" office:value="4639.392">
            <text:p>4639.392</text:p>
          </table:table-cell>
          <table:table-cell table:style-name="ce113" table:formula="of:=(OCT2DEC([.P$6])*31+OCT2DEC([.$C28]))*[.$D$2]" office:value-type="float" office:value="5036.688">
            <text:p>5036.688</text:p>
          </table:table-cell>
          <table:table-cell table:style-name="ce113" table:formula="of:=(OCT2DEC([.Q$6])*31+OCT2DEC([.$C28]))*[.$D$2]" office:value-type="float" office:value="5433.984">
            <text:p>5433.984</text:p>
          </table:table-cell>
          <table:table-cell table:style-name="ce113" table:formula="of:=(OCT2DEC([.R$6])*31+OCT2DEC([.$C28]))*[.$D$2]" office:value-type="float" office:value="5831.28">
            <text:p>5831.280</text:p>
          </table:table-cell>
          <table:table-cell table:style-name="ce113" table:formula="of:=(OCT2DEC([.S$6])*31+OCT2DEC([.$C28]))*[.$D$2]" office:value-type="float" office:value="6228.576">
            <text:p>6228.576</text:p>
          </table:table-cell>
          <table:table-cell table:style-name="ce113" table:formula="of:=(OCT2DEC([.T$6])*31+OCT2DEC([.$C28]))*[.$D$2]" office:value-type="float" office:value="6625.872">
            <text:p>6625.872</text:p>
          </table:table-cell>
          <table:table-cell table:style-name="ce113" table:formula="of:=(OCT2DEC([.U$6])*31+OCT2DEC([.$C28]))*[.$D$2]" office:value-type="float" office:value="7023.168">
            <text:p>7023.168</text:p>
          </table:table-cell>
          <table:table-cell table:style-name="ce113" table:formula="of:=(OCT2DEC([.V$6])*31+OCT2DEC([.$C28]))*[.$D$2]" office:value-type="float" office:value="7420.464">
            <text:p>7420.464</text:p>
          </table:table-cell>
          <table:table-cell table:style-name="ce113" table:formula="of:=(OCT2DEC([.W$6])*31+OCT2DEC([.$C28]))*[.$D$2]" office:value-type="float" office:value="7817.76">
            <text:p>7817.760</text:p>
          </table:table-cell>
          <table:table-cell table:style-name="ce113" table:formula="of:=(OCT2DEC([.X$6])*31+OCT2DEC([.$C28]))*[.$D$2]" office:value-type="float" office:value="8215.056">
            <text:p>8215.056</text:p>
          </table:table-cell>
          <table:table-cell table:style-name="ce113" table:formula="of:=(OCT2DEC([.Y$6])*31+OCT2DEC([.$C28]))*[.$D$2]" office:value-type="float" office:value="8612.352">
            <text:p>8612.352</text:p>
          </table:table-cell>
          <table:table-cell table:style-name="ce113" table:formula="of:=(OCT2DEC([.Z$6])*31+OCT2DEC([.$C28]))*[.$D$2]" office:value-type="float" office:value="9009.648">
            <text:p>9009.648</text:p>
          </table:table-cell>
          <table:table-cell table:style-name="ce113" table:formula="of:=(OCT2DEC([.AA$6])*31+OCT2DEC([.$C28]))*[.$D$2]" office:value-type="float" office:value="9406.944">
            <text:p>9406.944</text:p>
          </table:table-cell>
          <table:table-cell table:style-name="ce113" table:formula="of:=(OCT2DEC([.AB$6])*31+OCT2DEC([.$C28]))*[.$D$2]" office:value-type="float" office:value="9804.24">
            <text:p>9804.240</text:p>
          </table:table-cell>
          <table:table-cell table:style-name="ce113" table:formula="of:=(OCT2DEC([.AC$6])*31+OCT2DEC([.$C28]))*[.$D$2]" office:value-type="float" office:value="10201.536">
            <text:p>10201.536</text:p>
          </table:table-cell>
          <table:table-cell table:style-name="ce113" table:formula="of:=(OCT2DEC([.AD$6])*31+OCT2DEC([.$C28]))*[.$D$2]" office:value-type="float" office:value="10598.832">
            <text:p>10598.832</text:p>
          </table:table-cell>
          <table:table-cell table:style-name="ce113" table:formula="of:=(OCT2DEC([.AE$6])*31+OCT2DEC([.$C28]))*[.$D$2]" office:value-type="float" office:value="10996.128">
            <text:p>10996.128</text:p>
          </table:table-cell>
          <table:table-cell table:style-name="ce113" table:formula="of:=(OCT2DEC([.AF$6])*31+OCT2DEC([.$C28]))*[.$D$2]" office:value-type="float" office:value="11393.424">
            <text:p>11393.424</text:p>
          </table:table-cell>
          <table:table-cell table:style-name="ce113" table:formula="of:=(OCT2DEC([.AG$6])*31+OCT2DEC([.$C28]))*[.$D$2]" office:value-type="float" office:value="11790.72">
            <text:p>11790.720</text:p>
          </table:table-cell>
          <table:table-cell table:style-name="ce113" table:formula="of:=(OCT2DEC([.AH$6])*31+OCT2DEC([.$C28]))*[.$D$2]" office:value-type="float" office:value="12188.016">
            <text:p>12188.016</text:p>
          </table:table-cell>
          <table:table-cell table:style-name="ce102" table:formula="of:=(OCT2DEC([.AI$6])*31+OCT2DEC([.$C28]))*[.$D$2]" office:value-type="float" office:value="12585.312">
            <text:p>12585.312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26">
            <text:p>26</text:p>
          </table:table-cell>
          <table:table-cell table:style-name="ce83" table:formula="of:=(OCT2DEC([.D$6])*31+OCT2DEC([.$C29]))*[.$D$2]" office:value-type="float" office:value="281.952">
            <text:p>281.952</text:p>
          </table:table-cell>
          <table:table-cell table:style-name="ce113" table:formula="of:=(OCT2DEC([.E$6])*31+OCT2DEC([.$C29]))*[.$D$2]" office:value-type="float" office:value="679.248">
            <text:p>679.248</text:p>
          </table:table-cell>
          <table:table-cell table:style-name="ce113" table:formula="of:=(OCT2DEC([.F$6])*31+OCT2DEC([.$C29]))*[.$D$2]" office:value-type="float" office:value="1076.544">
            <text:p>1076.544</text:p>
          </table:table-cell>
          <table:table-cell table:style-name="ce113" table:formula="of:=(OCT2DEC([.G$6])*31+OCT2DEC([.$C29]))*[.$D$2]" office:value-type="float" office:value="1473.84">
            <text:p>1473.840</text:p>
          </table:table-cell>
          <table:table-cell table:style-name="ce113" table:formula="of:=(OCT2DEC([.H$6])*31+OCT2DEC([.$C29]))*[.$D$2]" office:value-type="float" office:value="1871.136">
            <text:p>1871.136</text:p>
          </table:table-cell>
          <table:table-cell table:style-name="ce113" table:formula="of:=(OCT2DEC([.I$6])*31+OCT2DEC([.$C29]))*[.$D$2]" office:value-type="float" office:value="2268.432">
            <text:p>2268.432</text:p>
          </table:table-cell>
          <table:table-cell table:style-name="ce113" table:formula="of:=(OCT2DEC([.J$6])*31+OCT2DEC([.$C29]))*[.$D$2]" office:value-type="float" office:value="2665.728">
            <text:p>2665.728</text:p>
          </table:table-cell>
          <table:table-cell table:style-name="ce113" table:formula="of:=(OCT2DEC([.K$6])*31+OCT2DEC([.$C29]))*[.$D$2]" office:value-type="float" office:value="3063.024">
            <text:p>3063.024</text:p>
          </table:table-cell>
          <table:table-cell table:style-name="ce113" table:formula="of:=(OCT2DEC([.L$6])*31+OCT2DEC([.$C29]))*[.$D$2]" office:value-type="float" office:value="3460.32">
            <text:p>3460.320</text:p>
          </table:table-cell>
          <table:table-cell table:style-name="ce113" table:formula="of:=(OCT2DEC([.M$6])*31+OCT2DEC([.$C29]))*[.$D$2]" office:value-type="float" office:value="3857.616">
            <text:p>3857.616</text:p>
          </table:table-cell>
          <table:table-cell table:style-name="ce113" table:formula="of:=(OCT2DEC([.N$6])*31+OCT2DEC([.$C29]))*[.$D$2]" office:value-type="float" office:value="4254.912">
            <text:p>4254.912</text:p>
          </table:table-cell>
          <table:table-cell table:style-name="ce113" table:formula="of:=(OCT2DEC([.O$6])*31+OCT2DEC([.$C29]))*[.$D$2]" office:value-type="float" office:value="4652.208">
            <text:p>4652.208</text:p>
          </table:table-cell>
          <table:table-cell table:style-name="ce113" table:formula="of:=(OCT2DEC([.P$6])*31+OCT2DEC([.$C29]))*[.$D$2]" office:value-type="float" office:value="5049.504">
            <text:p>5049.504</text:p>
          </table:table-cell>
          <table:table-cell table:style-name="ce113" table:formula="of:=(OCT2DEC([.Q$6])*31+OCT2DEC([.$C29]))*[.$D$2]" office:value-type="float" office:value="5446.8">
            <text:p>5446.800</text:p>
          </table:table-cell>
          <table:table-cell table:style-name="ce113" table:formula="of:=(OCT2DEC([.R$6])*31+OCT2DEC([.$C29]))*[.$D$2]" office:value-type="float" office:value="5844.096">
            <text:p>5844.096</text:p>
          </table:table-cell>
          <table:table-cell table:style-name="ce113" table:formula="of:=(OCT2DEC([.S$6])*31+OCT2DEC([.$C29]))*[.$D$2]" office:value-type="float" office:value="6241.392">
            <text:p>6241.392</text:p>
          </table:table-cell>
          <table:table-cell table:style-name="ce113" table:formula="of:=(OCT2DEC([.T$6])*31+OCT2DEC([.$C29]))*[.$D$2]" office:value-type="float" office:value="6638.688">
            <text:p>6638.688</text:p>
          </table:table-cell>
          <table:table-cell table:style-name="ce113" table:formula="of:=(OCT2DEC([.U$6])*31+OCT2DEC([.$C29]))*[.$D$2]" office:value-type="float" office:value="7035.984">
            <text:p>7035.984</text:p>
          </table:table-cell>
          <table:table-cell table:style-name="ce113" table:formula="of:=(OCT2DEC([.V$6])*31+OCT2DEC([.$C29]))*[.$D$2]" office:value-type="float" office:value="7433.28">
            <text:p>7433.280</text:p>
          </table:table-cell>
          <table:table-cell table:style-name="ce113" table:formula="of:=(OCT2DEC([.W$6])*31+OCT2DEC([.$C29]))*[.$D$2]" office:value-type="float" office:value="7830.576">
            <text:p>7830.576</text:p>
          </table:table-cell>
          <table:table-cell table:style-name="ce113" table:formula="of:=(OCT2DEC([.X$6])*31+OCT2DEC([.$C29]))*[.$D$2]" office:value-type="float" office:value="8227.872">
            <text:p>8227.872</text:p>
          </table:table-cell>
          <table:table-cell table:style-name="ce113" table:formula="of:=(OCT2DEC([.Y$6])*31+OCT2DEC([.$C29]))*[.$D$2]" office:value-type="float" office:value="8625.168">
            <text:p>8625.168</text:p>
          </table:table-cell>
          <table:table-cell table:style-name="ce113" table:formula="of:=(OCT2DEC([.Z$6])*31+OCT2DEC([.$C29]))*[.$D$2]" office:value-type="float" office:value="9022.464">
            <text:p>9022.464</text:p>
          </table:table-cell>
          <table:table-cell table:style-name="ce113" table:formula="of:=(OCT2DEC([.AA$6])*31+OCT2DEC([.$C29]))*[.$D$2]" office:value-type="float" office:value="9419.76">
            <text:p>9419.760</text:p>
          </table:table-cell>
          <table:table-cell table:style-name="ce113" table:formula="of:=(OCT2DEC([.AB$6])*31+OCT2DEC([.$C29]))*[.$D$2]" office:value-type="float" office:value="9817.056">
            <text:p>9817.056</text:p>
          </table:table-cell>
          <table:table-cell table:style-name="ce113" table:formula="of:=(OCT2DEC([.AC$6])*31+OCT2DEC([.$C29]))*[.$D$2]" office:value-type="float" office:value="10214.352">
            <text:p>10214.352</text:p>
          </table:table-cell>
          <table:table-cell table:style-name="ce113" table:formula="of:=(OCT2DEC([.AD$6])*31+OCT2DEC([.$C29]))*[.$D$2]" office:value-type="float" office:value="10611.648">
            <text:p>10611.648</text:p>
          </table:table-cell>
          <table:table-cell table:style-name="ce113" table:formula="of:=(OCT2DEC([.AE$6])*31+OCT2DEC([.$C29]))*[.$D$2]" office:value-type="float" office:value="11008.944">
            <text:p>11008.944</text:p>
          </table:table-cell>
          <table:table-cell table:style-name="ce113" table:formula="of:=(OCT2DEC([.AF$6])*31+OCT2DEC([.$C29]))*[.$D$2]" office:value-type="float" office:value="11406.24">
            <text:p>11406.240</text:p>
          </table:table-cell>
          <table:table-cell table:style-name="ce113" table:formula="of:=(OCT2DEC([.AG$6])*31+OCT2DEC([.$C29]))*[.$D$2]" office:value-type="float" office:value="11803.536">
            <text:p>11803.536</text:p>
          </table:table-cell>
          <table:table-cell table:style-name="ce113" table:formula="of:=(OCT2DEC([.AH$6])*31+OCT2DEC([.$C29]))*[.$D$2]" office:value-type="float" office:value="12200.832">
            <text:p>12200.832</text:p>
          </table:table-cell>
          <table:table-cell table:style-name="ce102" table:formula="of:=(OCT2DEC([.AI$6])*31+OCT2DEC([.$C29]))*[.$D$2]" office:value-type="float" office:value="12598.128">
            <text:p>12598.128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27">
            <text:p>27</text:p>
          </table:table-cell>
          <table:table-cell table:style-name="ce83" table:formula="of:=(OCT2DEC([.D$6])*31+OCT2DEC([.$C30]))*[.$D$2]" office:value-type="float" office:value="294.768">
            <text:p>294.768</text:p>
          </table:table-cell>
          <table:table-cell table:style-name="ce113" table:formula="of:=(OCT2DEC([.E$6])*31+OCT2DEC([.$C30]))*[.$D$2]" office:value-type="float" office:value="692.064">
            <text:p>692.064</text:p>
          </table:table-cell>
          <table:table-cell table:style-name="ce113" table:formula="of:=(OCT2DEC([.F$6])*31+OCT2DEC([.$C30]))*[.$D$2]" office:value-type="float" office:value="1089.36">
            <text:p>1089.360</text:p>
          </table:table-cell>
          <table:table-cell table:style-name="ce113" table:formula="of:=(OCT2DEC([.G$6])*31+OCT2DEC([.$C30]))*[.$D$2]" office:value-type="float" office:value="1486.656">
            <text:p>1486.656</text:p>
          </table:table-cell>
          <table:table-cell table:style-name="ce113" table:formula="of:=(OCT2DEC([.H$6])*31+OCT2DEC([.$C30]))*[.$D$2]" office:value-type="float" office:value="1883.952">
            <text:p>1883.952</text:p>
          </table:table-cell>
          <table:table-cell table:style-name="ce113" table:formula="of:=(OCT2DEC([.I$6])*31+OCT2DEC([.$C30]))*[.$D$2]" office:value-type="float" office:value="2281.248">
            <text:p>2281.248</text:p>
          </table:table-cell>
          <table:table-cell table:style-name="ce113" table:formula="of:=(OCT2DEC([.J$6])*31+OCT2DEC([.$C30]))*[.$D$2]" office:value-type="float" office:value="2678.544">
            <text:p>2678.544</text:p>
          </table:table-cell>
          <table:table-cell table:style-name="ce113" table:formula="of:=(OCT2DEC([.K$6])*31+OCT2DEC([.$C30]))*[.$D$2]" office:value-type="float" office:value="3075.84">
            <text:p>3075.840</text:p>
          </table:table-cell>
          <table:table-cell table:style-name="ce113" table:formula="of:=(OCT2DEC([.L$6])*31+OCT2DEC([.$C30]))*[.$D$2]" office:value-type="float" office:value="3473.136">
            <text:p>3473.136</text:p>
          </table:table-cell>
          <table:table-cell table:style-name="ce113" table:formula="of:=(OCT2DEC([.M$6])*31+OCT2DEC([.$C30]))*[.$D$2]" office:value-type="float" office:value="3870.432">
            <text:p>3870.432</text:p>
          </table:table-cell>
          <table:table-cell table:style-name="ce113" table:formula="of:=(OCT2DEC([.N$6])*31+OCT2DEC([.$C30]))*[.$D$2]" office:value-type="float" office:value="4267.728">
            <text:p>4267.728</text:p>
          </table:table-cell>
          <table:table-cell table:style-name="ce113" table:formula="of:=(OCT2DEC([.O$6])*31+OCT2DEC([.$C30]))*[.$D$2]" office:value-type="float" office:value="4665.024">
            <text:p>4665.024</text:p>
          </table:table-cell>
          <table:table-cell table:style-name="ce113" table:formula="of:=(OCT2DEC([.P$6])*31+OCT2DEC([.$C30]))*[.$D$2]" office:value-type="float" office:value="5062.32">
            <text:p>5062.320</text:p>
          </table:table-cell>
          <table:table-cell table:style-name="ce113" table:formula="of:=(OCT2DEC([.Q$6])*31+OCT2DEC([.$C30]))*[.$D$2]" office:value-type="float" office:value="5459.616">
            <text:p>5459.616</text:p>
          </table:table-cell>
          <table:table-cell table:style-name="ce113" table:formula="of:=(OCT2DEC([.R$6])*31+OCT2DEC([.$C30]))*[.$D$2]" office:value-type="float" office:value="5856.912">
            <text:p>5856.912</text:p>
          </table:table-cell>
          <table:table-cell table:style-name="ce113" table:formula="of:=(OCT2DEC([.S$6])*31+OCT2DEC([.$C30]))*[.$D$2]" office:value-type="float" office:value="6254.208">
            <text:p>6254.208</text:p>
          </table:table-cell>
          <table:table-cell table:style-name="ce113" table:formula="of:=(OCT2DEC([.T$6])*31+OCT2DEC([.$C30]))*[.$D$2]" office:value-type="float" office:value="6651.504">
            <text:p>6651.504</text:p>
          </table:table-cell>
          <table:table-cell table:style-name="ce113" table:formula="of:=(OCT2DEC([.U$6])*31+OCT2DEC([.$C30]))*[.$D$2]" office:value-type="float" office:value="7048.8">
            <text:p>7048.800</text:p>
          </table:table-cell>
          <table:table-cell table:style-name="ce113" table:formula="of:=(OCT2DEC([.V$6])*31+OCT2DEC([.$C30]))*[.$D$2]" office:value-type="float" office:value="7446.096">
            <text:p>7446.096</text:p>
          </table:table-cell>
          <table:table-cell table:style-name="ce113" table:formula="of:=(OCT2DEC([.W$6])*31+OCT2DEC([.$C30]))*[.$D$2]" office:value-type="float" office:value="7843.392">
            <text:p>7843.392</text:p>
          </table:table-cell>
          <table:table-cell table:style-name="ce113" table:formula="of:=(OCT2DEC([.X$6])*31+OCT2DEC([.$C30]))*[.$D$2]" office:value-type="float" office:value="8240.688">
            <text:p>8240.688</text:p>
          </table:table-cell>
          <table:table-cell table:style-name="ce113" table:formula="of:=(OCT2DEC([.Y$6])*31+OCT2DEC([.$C30]))*[.$D$2]" office:value-type="float" office:value="8637.984">
            <text:p>8637.984</text:p>
          </table:table-cell>
          <table:table-cell table:style-name="ce113" table:formula="of:=(OCT2DEC([.Z$6])*31+OCT2DEC([.$C30]))*[.$D$2]" office:value-type="float" office:value="9035.28">
            <text:p>9035.280</text:p>
          </table:table-cell>
          <table:table-cell table:style-name="ce113" table:formula="of:=(OCT2DEC([.AA$6])*31+OCT2DEC([.$C30]))*[.$D$2]" office:value-type="float" office:value="9432.576">
            <text:p>9432.576</text:p>
          </table:table-cell>
          <table:table-cell table:style-name="ce113" table:formula="of:=(OCT2DEC([.AB$6])*31+OCT2DEC([.$C30]))*[.$D$2]" office:value-type="float" office:value="9829.872">
            <text:p>9829.872</text:p>
          </table:table-cell>
          <table:table-cell table:style-name="ce113" table:formula="of:=(OCT2DEC([.AC$6])*31+OCT2DEC([.$C30]))*[.$D$2]" office:value-type="float" office:value="10227.168">
            <text:p>10227.168</text:p>
          </table:table-cell>
          <table:table-cell table:style-name="ce113" table:formula="of:=(OCT2DEC([.AD$6])*31+OCT2DEC([.$C30]))*[.$D$2]" office:value-type="float" office:value="10624.464">
            <text:p>10624.464</text:p>
          </table:table-cell>
          <table:table-cell table:style-name="ce113" table:formula="of:=(OCT2DEC([.AE$6])*31+OCT2DEC([.$C30]))*[.$D$2]" office:value-type="float" office:value="11021.76">
            <text:p>11021.760</text:p>
          </table:table-cell>
          <table:table-cell table:style-name="ce113" table:formula="of:=(OCT2DEC([.AF$6])*31+OCT2DEC([.$C30]))*[.$D$2]" office:value-type="float" office:value="11419.056">
            <text:p>11419.056</text:p>
          </table:table-cell>
          <table:table-cell table:style-name="ce113" table:formula="of:=(OCT2DEC([.AG$6])*31+OCT2DEC([.$C30]))*[.$D$2]" office:value-type="float" office:value="11816.352">
            <text:p>11816.352</text:p>
          </table:table-cell>
          <table:table-cell table:style-name="ce113" table:formula="of:=(OCT2DEC([.AH$6])*31+OCT2DEC([.$C30]))*[.$D$2]" office:value-type="float" office:value="12213.648">
            <text:p>12213.648</text:p>
          </table:table-cell>
          <table:table-cell table:style-name="ce102" table:formula="of:=(OCT2DEC([.AI$6])*31+OCT2DEC([.$C30]))*[.$D$2]" office:value-type="float" office:value="12610.944">
            <text:p>12610.944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30">
            <text:p>30</text:p>
          </table:table-cell>
          <table:table-cell table:style-name="ce83" table:formula="of:=(OCT2DEC([.D$6])*31+OCT2DEC([.$C31]))*[.$D$2]" office:value-type="float" office:value="307.584">
            <text:p>307.584</text:p>
          </table:table-cell>
          <table:table-cell table:style-name="ce113" table:formula="of:=(OCT2DEC([.E$6])*31+OCT2DEC([.$C31]))*[.$D$2]" office:value-type="float" office:value="704.88">
            <text:p>704.880</text:p>
          </table:table-cell>
          <table:table-cell table:style-name="ce113" table:formula="of:=(OCT2DEC([.F$6])*31+OCT2DEC([.$C31]))*[.$D$2]" office:value-type="float" office:value="1102.176">
            <text:p>1102.176</text:p>
          </table:table-cell>
          <table:table-cell table:style-name="ce113" table:formula="of:=(OCT2DEC([.G$6])*31+OCT2DEC([.$C31]))*[.$D$2]" office:value-type="float" office:value="1499.472">
            <text:p>1499.472</text:p>
          </table:table-cell>
          <table:table-cell table:style-name="ce113" table:formula="of:=(OCT2DEC([.H$6])*31+OCT2DEC([.$C31]))*[.$D$2]" office:value-type="float" office:value="1896.768">
            <text:p>1896.768</text:p>
          </table:table-cell>
          <table:table-cell table:style-name="ce113" table:formula="of:=(OCT2DEC([.I$6])*31+OCT2DEC([.$C31]))*[.$D$2]" office:value-type="float" office:value="2294.064">
            <text:p>2294.064</text:p>
          </table:table-cell>
          <table:table-cell table:style-name="ce113" table:formula="of:=(OCT2DEC([.J$6])*31+OCT2DEC([.$C31]))*[.$D$2]" office:value-type="float" office:value="2691.36">
            <text:p>2691.360</text:p>
          </table:table-cell>
          <table:table-cell table:style-name="ce113" table:formula="of:=(OCT2DEC([.K$6])*31+OCT2DEC([.$C31]))*[.$D$2]" office:value-type="float" office:value="3088.656">
            <text:p>3088.656</text:p>
          </table:table-cell>
          <table:table-cell table:style-name="ce113" table:formula="of:=(OCT2DEC([.L$6])*31+OCT2DEC([.$C31]))*[.$D$2]" office:value-type="float" office:value="3485.952">
            <text:p>3485.952</text:p>
          </table:table-cell>
          <table:table-cell table:style-name="ce113" table:formula="of:=(OCT2DEC([.M$6])*31+OCT2DEC([.$C31]))*[.$D$2]" office:value-type="float" office:value="3883.248">
            <text:p>3883.248</text:p>
          </table:table-cell>
          <table:table-cell table:style-name="ce113" table:formula="of:=(OCT2DEC([.N$6])*31+OCT2DEC([.$C31]))*[.$D$2]" office:value-type="float" office:value="4280.544">
            <text:p>4280.544</text:p>
          </table:table-cell>
          <table:table-cell table:style-name="ce113" table:formula="of:=(OCT2DEC([.O$6])*31+OCT2DEC([.$C31]))*[.$D$2]" office:value-type="float" office:value="4677.84">
            <text:p>4677.840</text:p>
          </table:table-cell>
          <table:table-cell table:style-name="ce113" table:formula="of:=(OCT2DEC([.P$6])*31+OCT2DEC([.$C31]))*[.$D$2]" office:value-type="float" office:value="5075.136">
            <text:p>5075.136</text:p>
          </table:table-cell>
          <table:table-cell table:style-name="ce113" table:formula="of:=(OCT2DEC([.Q$6])*31+OCT2DEC([.$C31]))*[.$D$2]" office:value-type="float" office:value="5472.432">
            <text:p>5472.432</text:p>
          </table:table-cell>
          <table:table-cell table:style-name="ce113" table:formula="of:=(OCT2DEC([.R$6])*31+OCT2DEC([.$C31]))*[.$D$2]" office:value-type="float" office:value="5869.728">
            <text:p>5869.728</text:p>
          </table:table-cell>
          <table:table-cell table:style-name="ce113" table:formula="of:=(OCT2DEC([.S$6])*31+OCT2DEC([.$C31]))*[.$D$2]" office:value-type="float" office:value="6267.024">
            <text:p>6267.024</text:p>
          </table:table-cell>
          <table:table-cell table:style-name="ce113" table:formula="of:=(OCT2DEC([.T$6])*31+OCT2DEC([.$C31]))*[.$D$2]" office:value-type="float" office:value="6664.32">
            <text:p>6664.320</text:p>
          </table:table-cell>
          <table:table-cell table:style-name="ce113" table:formula="of:=(OCT2DEC([.U$6])*31+OCT2DEC([.$C31]))*[.$D$2]" office:value-type="float" office:value="7061.616">
            <text:p>7061.616</text:p>
          </table:table-cell>
          <table:table-cell table:style-name="ce113" table:formula="of:=(OCT2DEC([.V$6])*31+OCT2DEC([.$C31]))*[.$D$2]" office:value-type="float" office:value="7458.912">
            <text:p>7458.912</text:p>
          </table:table-cell>
          <table:table-cell table:style-name="ce113" table:formula="of:=(OCT2DEC([.W$6])*31+OCT2DEC([.$C31]))*[.$D$2]" office:value-type="float" office:value="7856.208">
            <text:p>7856.208</text:p>
          </table:table-cell>
          <table:table-cell table:style-name="ce113" table:formula="of:=(OCT2DEC([.X$6])*31+OCT2DEC([.$C31]))*[.$D$2]" office:value-type="float" office:value="8253.504">
            <text:p>8253.504</text:p>
          </table:table-cell>
          <table:table-cell table:style-name="ce113" table:formula="of:=(OCT2DEC([.Y$6])*31+OCT2DEC([.$C31]))*[.$D$2]" office:value-type="float" office:value="8650.8">
            <text:p>8650.800</text:p>
          </table:table-cell>
          <table:table-cell table:style-name="ce113" table:formula="of:=(OCT2DEC([.Z$6])*31+OCT2DEC([.$C31]))*[.$D$2]" office:value-type="float" office:value="9048.096">
            <text:p>9048.096</text:p>
          </table:table-cell>
          <table:table-cell table:style-name="ce113" table:formula="of:=(OCT2DEC([.AA$6])*31+OCT2DEC([.$C31]))*[.$D$2]" office:value-type="float" office:value="9445.392">
            <text:p>9445.392</text:p>
          </table:table-cell>
          <table:table-cell table:style-name="ce113" table:formula="of:=(OCT2DEC([.AB$6])*31+OCT2DEC([.$C31]))*[.$D$2]" office:value-type="float" office:value="9842.688">
            <text:p>9842.688</text:p>
          </table:table-cell>
          <table:table-cell table:style-name="ce113" table:formula="of:=(OCT2DEC([.AC$6])*31+OCT2DEC([.$C31]))*[.$D$2]" office:value-type="float" office:value="10239.984">
            <text:p>10239.984</text:p>
          </table:table-cell>
          <table:table-cell table:style-name="ce113" table:formula="of:=(OCT2DEC([.AD$6])*31+OCT2DEC([.$C31]))*[.$D$2]" office:value-type="float" office:value="10637.28">
            <text:p>10637.280</text:p>
          </table:table-cell>
          <table:table-cell table:style-name="ce113" table:formula="of:=(OCT2DEC([.AE$6])*31+OCT2DEC([.$C31]))*[.$D$2]" office:value-type="float" office:value="11034.576">
            <text:p>11034.576</text:p>
          </table:table-cell>
          <table:table-cell table:style-name="ce113" table:formula="of:=(OCT2DEC([.AF$6])*31+OCT2DEC([.$C31]))*[.$D$2]" office:value-type="float" office:value="11431.872">
            <text:p>11431.872</text:p>
          </table:table-cell>
          <table:table-cell table:style-name="ce113" table:formula="of:=(OCT2DEC([.AG$6])*31+OCT2DEC([.$C31]))*[.$D$2]" office:value-type="float" office:value="11829.168">
            <text:p>11829.168</text:p>
          </table:table-cell>
          <table:table-cell table:style-name="ce113" table:formula="of:=(OCT2DEC([.AH$6])*31+OCT2DEC([.$C31]))*[.$D$2]" office:value-type="float" office:value="12226.464">
            <text:p>12226.464</text:p>
          </table:table-cell>
          <table:table-cell table:style-name="ce102" table:formula="of:=(OCT2DEC([.AI$6])*31+OCT2DEC([.$C31]))*[.$D$2]" office:value-type="float" office:value="12623.76">
            <text:p>12623.760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31">
            <text:p>31</text:p>
          </table:table-cell>
          <table:table-cell table:style-name="ce83" table:formula="of:=(OCT2DEC([.D$6])*31+OCT2DEC([.$C32]))*[.$D$2]" office:value-type="float" office:value="320.4">
            <text:p>320.400</text:p>
          </table:table-cell>
          <table:table-cell table:style-name="ce113" table:formula="of:=(OCT2DEC([.E$6])*31+OCT2DEC([.$C32]))*[.$D$2]" office:value-type="float" office:value="717.696">
            <text:p>717.696</text:p>
          </table:table-cell>
          <table:table-cell table:style-name="ce113" table:formula="of:=(OCT2DEC([.F$6])*31+OCT2DEC([.$C32]))*[.$D$2]" office:value-type="float" office:value="1114.992">
            <text:p>1114.992</text:p>
          </table:table-cell>
          <table:table-cell table:style-name="ce113" table:formula="of:=(OCT2DEC([.G$6])*31+OCT2DEC([.$C32]))*[.$D$2]" office:value-type="float" office:value="1512.288">
            <text:p>1512.288</text:p>
          </table:table-cell>
          <table:table-cell table:style-name="ce113" table:formula="of:=(OCT2DEC([.H$6])*31+OCT2DEC([.$C32]))*[.$D$2]" office:value-type="float" office:value="1909.584">
            <text:p>1909.584</text:p>
          </table:table-cell>
          <table:table-cell table:style-name="ce113" table:formula="of:=(OCT2DEC([.I$6])*31+OCT2DEC([.$C32]))*[.$D$2]" office:value-type="float" office:value="2306.88">
            <text:p>2306.880</text:p>
          </table:table-cell>
          <table:table-cell table:style-name="ce113" table:formula="of:=(OCT2DEC([.J$6])*31+OCT2DEC([.$C32]))*[.$D$2]" office:value-type="float" office:value="2704.176">
            <text:p>2704.176</text:p>
          </table:table-cell>
          <table:table-cell table:style-name="ce113" table:formula="of:=(OCT2DEC([.K$6])*31+OCT2DEC([.$C32]))*[.$D$2]" office:value-type="float" office:value="3101.472">
            <text:p>3101.472</text:p>
          </table:table-cell>
          <table:table-cell table:style-name="ce113" table:formula="of:=(OCT2DEC([.L$6])*31+OCT2DEC([.$C32]))*[.$D$2]" office:value-type="float" office:value="3498.768">
            <text:p>3498.768</text:p>
          </table:table-cell>
          <table:table-cell table:style-name="ce113" table:formula="of:=(OCT2DEC([.M$6])*31+OCT2DEC([.$C32]))*[.$D$2]" office:value-type="float" office:value="3896.064">
            <text:p>3896.064</text:p>
          </table:table-cell>
          <table:table-cell table:style-name="ce113" table:formula="of:=(OCT2DEC([.N$6])*31+OCT2DEC([.$C32]))*[.$D$2]" office:value-type="float" office:value="4293.36">
            <text:p>4293.360</text:p>
          </table:table-cell>
          <table:table-cell table:style-name="ce113" table:formula="of:=(OCT2DEC([.O$6])*31+OCT2DEC([.$C32]))*[.$D$2]" office:value-type="float" office:value="4690.656">
            <text:p>4690.656</text:p>
          </table:table-cell>
          <table:table-cell table:style-name="ce113" table:formula="of:=(OCT2DEC([.P$6])*31+OCT2DEC([.$C32]))*[.$D$2]" office:value-type="float" office:value="5087.952">
            <text:p>5087.952</text:p>
          </table:table-cell>
          <table:table-cell table:style-name="ce113" table:formula="of:=(OCT2DEC([.Q$6])*31+OCT2DEC([.$C32]))*[.$D$2]" office:value-type="float" office:value="5485.248">
            <text:p>5485.248</text:p>
          </table:table-cell>
          <table:table-cell table:style-name="ce113" table:formula="of:=(OCT2DEC([.R$6])*31+OCT2DEC([.$C32]))*[.$D$2]" office:value-type="float" office:value="5882.544">
            <text:p>5882.544</text:p>
          </table:table-cell>
          <table:table-cell table:style-name="ce113" table:formula="of:=(OCT2DEC([.S$6])*31+OCT2DEC([.$C32]))*[.$D$2]" office:value-type="float" office:value="6279.84">
            <text:p>6279.840</text:p>
          </table:table-cell>
          <table:table-cell table:style-name="ce113" table:formula="of:=(OCT2DEC([.T$6])*31+OCT2DEC([.$C32]))*[.$D$2]" office:value-type="float" office:value="6677.136">
            <text:p>6677.136</text:p>
          </table:table-cell>
          <table:table-cell table:style-name="ce113" table:formula="of:=(OCT2DEC([.U$6])*31+OCT2DEC([.$C32]))*[.$D$2]" office:value-type="float" office:value="7074.432">
            <text:p>7074.432</text:p>
          </table:table-cell>
          <table:table-cell table:style-name="ce113" table:formula="of:=(OCT2DEC([.V$6])*31+OCT2DEC([.$C32]))*[.$D$2]" office:value-type="float" office:value="7471.728">
            <text:p>7471.728</text:p>
          </table:table-cell>
          <table:table-cell table:style-name="ce113" table:formula="of:=(OCT2DEC([.W$6])*31+OCT2DEC([.$C32]))*[.$D$2]" office:value-type="float" office:value="7869.024">
            <text:p>7869.024</text:p>
          </table:table-cell>
          <table:table-cell table:style-name="ce113" table:formula="of:=(OCT2DEC([.X$6])*31+OCT2DEC([.$C32]))*[.$D$2]" office:value-type="float" office:value="8266.32">
            <text:p>8266.320</text:p>
          </table:table-cell>
          <table:table-cell table:style-name="ce113" table:formula="of:=(OCT2DEC([.Y$6])*31+OCT2DEC([.$C32]))*[.$D$2]" office:value-type="float" office:value="8663.616">
            <text:p>8663.616</text:p>
          </table:table-cell>
          <table:table-cell table:style-name="ce113" table:formula="of:=(OCT2DEC([.Z$6])*31+OCT2DEC([.$C32]))*[.$D$2]" office:value-type="float" office:value="9060.912">
            <text:p>9060.912</text:p>
          </table:table-cell>
          <table:table-cell table:style-name="ce113" table:formula="of:=(OCT2DEC([.AA$6])*31+OCT2DEC([.$C32]))*[.$D$2]" office:value-type="float" office:value="9458.208">
            <text:p>9458.208</text:p>
          </table:table-cell>
          <table:table-cell table:style-name="ce113" table:formula="of:=(OCT2DEC([.AB$6])*31+OCT2DEC([.$C32]))*[.$D$2]" office:value-type="float" office:value="9855.504">
            <text:p>9855.504</text:p>
          </table:table-cell>
          <table:table-cell table:style-name="ce113" table:formula="of:=(OCT2DEC([.AC$6])*31+OCT2DEC([.$C32]))*[.$D$2]" office:value-type="float" office:value="10252.8">
            <text:p>10252.800</text:p>
          </table:table-cell>
          <table:table-cell table:style-name="ce113" table:formula="of:=(OCT2DEC([.AD$6])*31+OCT2DEC([.$C32]))*[.$D$2]" office:value-type="float" office:value="10650.096">
            <text:p>10650.096</text:p>
          </table:table-cell>
          <table:table-cell table:style-name="ce113" table:formula="of:=(OCT2DEC([.AE$6])*31+OCT2DEC([.$C32]))*[.$D$2]" office:value-type="float" office:value="11047.392">
            <text:p>11047.392</text:p>
          </table:table-cell>
          <table:table-cell table:style-name="ce113" table:formula="of:=(OCT2DEC([.AF$6])*31+OCT2DEC([.$C32]))*[.$D$2]" office:value-type="float" office:value="11444.688">
            <text:p>11444.688</text:p>
          </table:table-cell>
          <table:table-cell table:style-name="ce113" table:formula="of:=(OCT2DEC([.AG$6])*31+OCT2DEC([.$C32]))*[.$D$2]" office:value-type="float" office:value="11841.984">
            <text:p>11841.984</text:p>
          </table:table-cell>
          <table:table-cell table:style-name="ce113" table:formula="of:=(OCT2DEC([.AH$6])*31+OCT2DEC([.$C32]))*[.$D$2]" office:value-type="float" office:value="12239.28">
            <text:p>12239.280</text:p>
          </table:table-cell>
          <table:table-cell table:style-name="ce102" table:formula="of:=(OCT2DEC([.AI$6])*31+OCT2DEC([.$C32]))*[.$D$2]" office:value-type="float" office:value="12636.576">
            <text:p>12636.576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32">
            <text:p>32</text:p>
          </table:table-cell>
          <table:table-cell table:style-name="ce83" table:formula="of:=(OCT2DEC([.D$6])*31+OCT2DEC([.$C33]))*[.$D$2]" office:value-type="float" office:value="333.216">
            <text:p>333.216</text:p>
          </table:table-cell>
          <table:table-cell table:style-name="ce113" table:formula="of:=(OCT2DEC([.E$6])*31+OCT2DEC([.$C33]))*[.$D$2]" office:value-type="float" office:value="730.512">
            <text:p>730.512</text:p>
          </table:table-cell>
          <table:table-cell table:style-name="ce113" table:formula="of:=(OCT2DEC([.F$6])*31+OCT2DEC([.$C33]))*[.$D$2]" office:value-type="float" office:value="1127.808">
            <text:p>1127.808</text:p>
          </table:table-cell>
          <table:table-cell table:style-name="ce113" table:formula="of:=(OCT2DEC([.G$6])*31+OCT2DEC([.$C33]))*[.$D$2]" office:value-type="float" office:value="1525.104">
            <text:p>1525.104</text:p>
          </table:table-cell>
          <table:table-cell table:style-name="ce113" table:formula="of:=(OCT2DEC([.H$6])*31+OCT2DEC([.$C33]))*[.$D$2]" office:value-type="float" office:value="1922.4">
            <text:p>1922.400</text:p>
          </table:table-cell>
          <table:table-cell table:style-name="ce113" table:formula="of:=(OCT2DEC([.I$6])*31+OCT2DEC([.$C33]))*[.$D$2]" office:value-type="float" office:value="2319.696">
            <text:p>2319.696</text:p>
          </table:table-cell>
          <table:table-cell table:style-name="ce113" table:formula="of:=(OCT2DEC([.J$6])*31+OCT2DEC([.$C33]))*[.$D$2]" office:value-type="float" office:value="2716.992">
            <text:p>2716.992</text:p>
          </table:table-cell>
          <table:table-cell table:style-name="ce113" table:formula="of:=(OCT2DEC([.K$6])*31+OCT2DEC([.$C33]))*[.$D$2]" office:value-type="float" office:value="3114.288">
            <text:p>3114.288</text:p>
          </table:table-cell>
          <table:table-cell table:style-name="ce113" table:formula="of:=(OCT2DEC([.L$6])*31+OCT2DEC([.$C33]))*[.$D$2]" office:value-type="float" office:value="3511.584">
            <text:p>3511.584</text:p>
          </table:table-cell>
          <table:table-cell table:style-name="ce113" table:formula="of:=(OCT2DEC([.M$6])*31+OCT2DEC([.$C33]))*[.$D$2]" office:value-type="float" office:value="3908.88">
            <text:p>3908.880</text:p>
          </table:table-cell>
          <table:table-cell table:style-name="ce113" table:formula="of:=(OCT2DEC([.N$6])*31+OCT2DEC([.$C33]))*[.$D$2]" office:value-type="float" office:value="4306.176">
            <text:p>4306.176</text:p>
          </table:table-cell>
          <table:table-cell table:style-name="ce113" table:formula="of:=(OCT2DEC([.O$6])*31+OCT2DEC([.$C33]))*[.$D$2]" office:value-type="float" office:value="4703.472">
            <text:p>4703.472</text:p>
          </table:table-cell>
          <table:table-cell table:style-name="ce113" table:formula="of:=(OCT2DEC([.P$6])*31+OCT2DEC([.$C33]))*[.$D$2]" office:value-type="float" office:value="5100.768">
            <text:p>5100.768</text:p>
          </table:table-cell>
          <table:table-cell table:style-name="ce113" table:formula="of:=(OCT2DEC([.Q$6])*31+OCT2DEC([.$C33]))*[.$D$2]" office:value-type="float" office:value="5498.064">
            <text:p>5498.064</text:p>
          </table:table-cell>
          <table:table-cell table:style-name="ce113" table:formula="of:=(OCT2DEC([.R$6])*31+OCT2DEC([.$C33]))*[.$D$2]" office:value-type="float" office:value="5895.36">
            <text:p>5895.360</text:p>
          </table:table-cell>
          <table:table-cell table:style-name="ce113" table:formula="of:=(OCT2DEC([.S$6])*31+OCT2DEC([.$C33]))*[.$D$2]" office:value-type="float" office:value="6292.656">
            <text:p>6292.656</text:p>
          </table:table-cell>
          <table:table-cell table:style-name="ce113" table:formula="of:=(OCT2DEC([.T$6])*31+OCT2DEC([.$C33]))*[.$D$2]" office:value-type="float" office:value="6689.952">
            <text:p>6689.952</text:p>
          </table:table-cell>
          <table:table-cell table:style-name="ce113" table:formula="of:=(OCT2DEC([.U$6])*31+OCT2DEC([.$C33]))*[.$D$2]" office:value-type="float" office:value="7087.248">
            <text:p>7087.248</text:p>
          </table:table-cell>
          <table:table-cell table:style-name="ce113" table:formula="of:=(OCT2DEC([.V$6])*31+OCT2DEC([.$C33]))*[.$D$2]" office:value-type="float" office:value="7484.544">
            <text:p>7484.544</text:p>
          </table:table-cell>
          <table:table-cell table:style-name="ce113" table:formula="of:=(OCT2DEC([.W$6])*31+OCT2DEC([.$C33]))*[.$D$2]" office:value-type="float" office:value="7881.84">
            <text:p>7881.840</text:p>
          </table:table-cell>
          <table:table-cell table:style-name="ce113" table:formula="of:=(OCT2DEC([.X$6])*31+OCT2DEC([.$C33]))*[.$D$2]" office:value-type="float" office:value="8279.136">
            <text:p>8279.136</text:p>
          </table:table-cell>
          <table:table-cell table:style-name="ce113" table:formula="of:=(OCT2DEC([.Y$6])*31+OCT2DEC([.$C33]))*[.$D$2]" office:value-type="float" office:value="8676.432">
            <text:p>8676.432</text:p>
          </table:table-cell>
          <table:table-cell table:style-name="ce113" table:formula="of:=(OCT2DEC([.Z$6])*31+OCT2DEC([.$C33]))*[.$D$2]" office:value-type="float" office:value="9073.728">
            <text:p>9073.728</text:p>
          </table:table-cell>
          <table:table-cell table:style-name="ce113" table:formula="of:=(OCT2DEC([.AA$6])*31+OCT2DEC([.$C33]))*[.$D$2]" office:value-type="float" office:value="9471.024">
            <text:p>9471.024</text:p>
          </table:table-cell>
          <table:table-cell table:style-name="ce113" table:formula="of:=(OCT2DEC([.AB$6])*31+OCT2DEC([.$C33]))*[.$D$2]" office:value-type="float" office:value="9868.32">
            <text:p>9868.320</text:p>
          </table:table-cell>
          <table:table-cell table:style-name="ce113" table:formula="of:=(OCT2DEC([.AC$6])*31+OCT2DEC([.$C33]))*[.$D$2]" office:value-type="float" office:value="10265.616">
            <text:p>10265.616</text:p>
          </table:table-cell>
          <table:table-cell table:style-name="ce113" table:formula="of:=(OCT2DEC([.AD$6])*31+OCT2DEC([.$C33]))*[.$D$2]" office:value-type="float" office:value="10662.912">
            <text:p>10662.912</text:p>
          </table:table-cell>
          <table:table-cell table:style-name="ce113" table:formula="of:=(OCT2DEC([.AE$6])*31+OCT2DEC([.$C33]))*[.$D$2]" office:value-type="float" office:value="11060.208">
            <text:p>11060.208</text:p>
          </table:table-cell>
          <table:table-cell table:style-name="ce113" table:formula="of:=(OCT2DEC([.AF$6])*31+OCT2DEC([.$C33]))*[.$D$2]" office:value-type="float" office:value="11457.504">
            <text:p>11457.504</text:p>
          </table:table-cell>
          <table:table-cell table:style-name="ce113" table:formula="of:=(OCT2DEC([.AG$6])*31+OCT2DEC([.$C33]))*[.$D$2]" office:value-type="float" office:value="11854.8">
            <text:p>11854.800</text:p>
          </table:table-cell>
          <table:table-cell table:style-name="ce113" table:formula="of:=(OCT2DEC([.AH$6])*31+OCT2DEC([.$C33]))*[.$D$2]" office:value-type="float" office:value="12252.096">
            <text:p>12252.096</text:p>
          </table:table-cell>
          <table:table-cell table:style-name="ce102" table:formula="of:=(OCT2DEC([.AI$6])*31+OCT2DEC([.$C33]))*[.$D$2]" office:value-type="float" office:value="12649.392">
            <text:p>12649.392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33">
            <text:p>33</text:p>
          </table:table-cell>
          <table:table-cell table:style-name="ce83" table:formula="of:=(OCT2DEC([.D$6])*31+OCT2DEC([.$C34]))*[.$D$2]" office:value-type="float" office:value="346.032">
            <text:p>346.032</text:p>
          </table:table-cell>
          <table:table-cell table:style-name="ce113" table:formula="of:=(OCT2DEC([.E$6])*31+OCT2DEC([.$C34]))*[.$D$2]" office:value-type="float" office:value="743.328">
            <text:p>743.328</text:p>
          </table:table-cell>
          <table:table-cell table:style-name="ce113" table:formula="of:=(OCT2DEC([.F$6])*31+OCT2DEC([.$C34]))*[.$D$2]" office:value-type="float" office:value="1140.624">
            <text:p>1140.624</text:p>
          </table:table-cell>
          <table:table-cell table:style-name="ce113" table:formula="of:=(OCT2DEC([.G$6])*31+OCT2DEC([.$C34]))*[.$D$2]" office:value-type="float" office:value="1537.92">
            <text:p>1537.920</text:p>
          </table:table-cell>
          <table:table-cell table:style-name="ce113" table:formula="of:=(OCT2DEC([.H$6])*31+OCT2DEC([.$C34]))*[.$D$2]" office:value-type="float" office:value="1935.216">
            <text:p>1935.216</text:p>
          </table:table-cell>
          <table:table-cell table:style-name="ce113" table:formula="of:=(OCT2DEC([.I$6])*31+OCT2DEC([.$C34]))*[.$D$2]" office:value-type="float" office:value="2332.512">
            <text:p>2332.512</text:p>
          </table:table-cell>
          <table:table-cell table:style-name="ce113" table:formula="of:=(OCT2DEC([.J$6])*31+OCT2DEC([.$C34]))*[.$D$2]" office:value-type="float" office:value="2729.808">
            <text:p>2729.808</text:p>
          </table:table-cell>
          <table:table-cell table:style-name="ce113" table:formula="of:=(OCT2DEC([.K$6])*31+OCT2DEC([.$C34]))*[.$D$2]" office:value-type="float" office:value="3127.104">
            <text:p>3127.104</text:p>
          </table:table-cell>
          <table:table-cell table:style-name="ce113" table:formula="of:=(OCT2DEC([.L$6])*31+OCT2DEC([.$C34]))*[.$D$2]" office:value-type="float" office:value="3524.4">
            <text:p>3524.400</text:p>
          </table:table-cell>
          <table:table-cell table:style-name="ce113" table:formula="of:=(OCT2DEC([.M$6])*31+OCT2DEC([.$C34]))*[.$D$2]" office:value-type="float" office:value="3921.696">
            <text:p>3921.696</text:p>
          </table:table-cell>
          <table:table-cell table:style-name="ce113" table:formula="of:=(OCT2DEC([.N$6])*31+OCT2DEC([.$C34]))*[.$D$2]" office:value-type="float" office:value="4318.992">
            <text:p>4318.992</text:p>
          </table:table-cell>
          <table:table-cell table:style-name="ce113" table:formula="of:=(OCT2DEC([.O$6])*31+OCT2DEC([.$C34]))*[.$D$2]" office:value-type="float" office:value="4716.288">
            <text:p>4716.288</text:p>
          </table:table-cell>
          <table:table-cell table:style-name="ce113" table:formula="of:=(OCT2DEC([.P$6])*31+OCT2DEC([.$C34]))*[.$D$2]" office:value-type="float" office:value="5113.584">
            <text:p>5113.584</text:p>
          </table:table-cell>
          <table:table-cell table:style-name="ce113" table:formula="of:=(OCT2DEC([.Q$6])*31+OCT2DEC([.$C34]))*[.$D$2]" office:value-type="float" office:value="5510.88">
            <text:p>5510.880</text:p>
          </table:table-cell>
          <table:table-cell table:style-name="ce113" table:formula="of:=(OCT2DEC([.R$6])*31+OCT2DEC([.$C34]))*[.$D$2]" office:value-type="float" office:value="5908.176">
            <text:p>5908.176</text:p>
          </table:table-cell>
          <table:table-cell table:style-name="ce113" table:formula="of:=(OCT2DEC([.S$6])*31+OCT2DEC([.$C34]))*[.$D$2]" office:value-type="float" office:value="6305.472">
            <text:p>6305.472</text:p>
          </table:table-cell>
          <table:table-cell table:style-name="ce113" table:formula="of:=(OCT2DEC([.T$6])*31+OCT2DEC([.$C34]))*[.$D$2]" office:value-type="float" office:value="6702.768">
            <text:p>6702.768</text:p>
          </table:table-cell>
          <table:table-cell table:style-name="ce113" table:formula="of:=(OCT2DEC([.U$6])*31+OCT2DEC([.$C34]))*[.$D$2]" office:value-type="float" office:value="7100.064">
            <text:p>7100.064</text:p>
          </table:table-cell>
          <table:table-cell table:style-name="ce113" table:formula="of:=(OCT2DEC([.V$6])*31+OCT2DEC([.$C34]))*[.$D$2]" office:value-type="float" office:value="7497.36">
            <text:p>7497.360</text:p>
          </table:table-cell>
          <table:table-cell table:style-name="ce113" table:formula="of:=(OCT2DEC([.W$6])*31+OCT2DEC([.$C34]))*[.$D$2]" office:value-type="float" office:value="7894.656">
            <text:p>7894.656</text:p>
          </table:table-cell>
          <table:table-cell table:style-name="ce113" table:formula="of:=(OCT2DEC([.X$6])*31+OCT2DEC([.$C34]))*[.$D$2]" office:value-type="float" office:value="8291.952">
            <text:p>8291.952</text:p>
          </table:table-cell>
          <table:table-cell table:style-name="ce113" table:formula="of:=(OCT2DEC([.Y$6])*31+OCT2DEC([.$C34]))*[.$D$2]" office:value-type="float" office:value="8689.248">
            <text:p>8689.248</text:p>
          </table:table-cell>
          <table:table-cell table:style-name="ce113" table:formula="of:=(OCT2DEC([.Z$6])*31+OCT2DEC([.$C34]))*[.$D$2]" office:value-type="float" office:value="9086.544">
            <text:p>9086.544</text:p>
          </table:table-cell>
          <table:table-cell table:style-name="ce113" table:formula="of:=(OCT2DEC([.AA$6])*31+OCT2DEC([.$C34]))*[.$D$2]" office:value-type="float" office:value="9483.84">
            <text:p>9483.840</text:p>
          </table:table-cell>
          <table:table-cell table:style-name="ce113" table:formula="of:=(OCT2DEC([.AB$6])*31+OCT2DEC([.$C34]))*[.$D$2]" office:value-type="float" office:value="9881.136">
            <text:p>9881.136</text:p>
          </table:table-cell>
          <table:table-cell table:style-name="ce113" table:formula="of:=(OCT2DEC([.AC$6])*31+OCT2DEC([.$C34]))*[.$D$2]" office:value-type="float" office:value="10278.432">
            <text:p>10278.432</text:p>
          </table:table-cell>
          <table:table-cell table:style-name="ce113" table:formula="of:=(OCT2DEC([.AD$6])*31+OCT2DEC([.$C34]))*[.$D$2]" office:value-type="float" office:value="10675.728">
            <text:p>10675.728</text:p>
          </table:table-cell>
          <table:table-cell table:style-name="ce113" table:formula="of:=(OCT2DEC([.AE$6])*31+OCT2DEC([.$C34]))*[.$D$2]" office:value-type="float" office:value="11073.024">
            <text:p>11073.024</text:p>
          </table:table-cell>
          <table:table-cell table:style-name="ce113" table:formula="of:=(OCT2DEC([.AF$6])*31+OCT2DEC([.$C34]))*[.$D$2]" office:value-type="float" office:value="11470.32">
            <text:p>11470.320</text:p>
          </table:table-cell>
          <table:table-cell table:style-name="ce113" table:formula="of:=(OCT2DEC([.AG$6])*31+OCT2DEC([.$C34]))*[.$D$2]" office:value-type="float" office:value="11867.616">
            <text:p>11867.616</text:p>
          </table:table-cell>
          <table:table-cell table:style-name="ce113" table:formula="of:=(OCT2DEC([.AH$6])*31+OCT2DEC([.$C34]))*[.$D$2]" office:value-type="float" office:value="12264.912">
            <text:p>12264.912</text:p>
          </table:table-cell>
          <table:table-cell table:style-name="ce102" table:formula="of:=(OCT2DEC([.AI$6])*31+OCT2DEC([.$C34]))*[.$D$2]" office:value-type="float" office:value="12662.208">
            <text:p>12662.208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34">
            <text:p>34</text:p>
          </table:table-cell>
          <table:table-cell table:style-name="ce83" table:formula="of:=(OCT2DEC([.D$6])*31+OCT2DEC([.$C35]))*[.$D$2]" office:value-type="float" office:value="358.848">
            <text:p>358.848</text:p>
          </table:table-cell>
          <table:table-cell table:style-name="ce113" table:formula="of:=(OCT2DEC([.E$6])*31+OCT2DEC([.$C35]))*[.$D$2]" office:value-type="float" office:value="756.144">
            <text:p>756.144</text:p>
          </table:table-cell>
          <table:table-cell table:style-name="ce113" table:formula="of:=(OCT2DEC([.F$6])*31+OCT2DEC([.$C35]))*[.$D$2]" office:value-type="float" office:value="1153.44">
            <text:p>1153.440</text:p>
          </table:table-cell>
          <table:table-cell table:style-name="ce113" table:formula="of:=(OCT2DEC([.G$6])*31+OCT2DEC([.$C35]))*[.$D$2]" office:value-type="float" office:value="1550.736">
            <text:p>1550.736</text:p>
          </table:table-cell>
          <table:table-cell table:style-name="ce113" table:formula="of:=(OCT2DEC([.H$6])*31+OCT2DEC([.$C35]))*[.$D$2]" office:value-type="float" office:value="1948.032">
            <text:p>1948.032</text:p>
          </table:table-cell>
          <table:table-cell table:style-name="ce113" table:formula="of:=(OCT2DEC([.I$6])*31+OCT2DEC([.$C35]))*[.$D$2]" office:value-type="float" office:value="2345.328">
            <text:p>2345.328</text:p>
          </table:table-cell>
          <table:table-cell table:style-name="ce113" table:formula="of:=(OCT2DEC([.J$6])*31+OCT2DEC([.$C35]))*[.$D$2]" office:value-type="float" office:value="2742.624">
            <text:p>2742.624</text:p>
          </table:table-cell>
          <table:table-cell table:style-name="ce113" table:formula="of:=(OCT2DEC([.K$6])*31+OCT2DEC([.$C35]))*[.$D$2]" office:value-type="float" office:value="3139.92">
            <text:p>3139.920</text:p>
          </table:table-cell>
          <table:table-cell table:style-name="ce113" table:formula="of:=(OCT2DEC([.L$6])*31+OCT2DEC([.$C35]))*[.$D$2]" office:value-type="float" office:value="3537.216">
            <text:p>3537.216</text:p>
          </table:table-cell>
          <table:table-cell table:style-name="ce113" table:formula="of:=(OCT2DEC([.M$6])*31+OCT2DEC([.$C35]))*[.$D$2]" office:value-type="float" office:value="3934.512">
            <text:p>3934.512</text:p>
          </table:table-cell>
          <table:table-cell table:style-name="ce113" table:formula="of:=(OCT2DEC([.N$6])*31+OCT2DEC([.$C35]))*[.$D$2]" office:value-type="float" office:value="4331.808">
            <text:p>4331.808</text:p>
          </table:table-cell>
          <table:table-cell table:style-name="ce113" table:formula="of:=(OCT2DEC([.O$6])*31+OCT2DEC([.$C35]))*[.$D$2]" office:value-type="float" office:value="4729.104">
            <text:p>4729.104</text:p>
          </table:table-cell>
          <table:table-cell table:style-name="ce113" table:formula="of:=(OCT2DEC([.P$6])*31+OCT2DEC([.$C35]))*[.$D$2]" office:value-type="float" office:value="5126.4">
            <text:p>5126.400</text:p>
          </table:table-cell>
          <table:table-cell table:style-name="ce113" table:formula="of:=(OCT2DEC([.Q$6])*31+OCT2DEC([.$C35]))*[.$D$2]" office:value-type="float" office:value="5523.696">
            <text:p>5523.696</text:p>
          </table:table-cell>
          <table:table-cell table:style-name="ce113" table:formula="of:=(OCT2DEC([.R$6])*31+OCT2DEC([.$C35]))*[.$D$2]" office:value-type="float" office:value="5920.992">
            <text:p>5920.992</text:p>
          </table:table-cell>
          <table:table-cell table:style-name="ce113" table:formula="of:=(OCT2DEC([.S$6])*31+OCT2DEC([.$C35]))*[.$D$2]" office:value-type="float" office:value="6318.288">
            <text:p>6318.288</text:p>
          </table:table-cell>
          <table:table-cell table:style-name="ce113" table:formula="of:=(OCT2DEC([.T$6])*31+OCT2DEC([.$C35]))*[.$D$2]" office:value-type="float" office:value="6715.584">
            <text:p>6715.584</text:p>
          </table:table-cell>
          <table:table-cell table:style-name="ce113" table:formula="of:=(OCT2DEC([.U$6])*31+OCT2DEC([.$C35]))*[.$D$2]" office:value-type="float" office:value="7112.88">
            <text:p>7112.880</text:p>
          </table:table-cell>
          <table:table-cell table:style-name="ce113" table:formula="of:=(OCT2DEC([.V$6])*31+OCT2DEC([.$C35]))*[.$D$2]" office:value-type="float" office:value="7510.176">
            <text:p>7510.176</text:p>
          </table:table-cell>
          <table:table-cell table:style-name="ce113" table:formula="of:=(OCT2DEC([.W$6])*31+OCT2DEC([.$C35]))*[.$D$2]" office:value-type="float" office:value="7907.472">
            <text:p>7907.472</text:p>
          </table:table-cell>
          <table:table-cell table:style-name="ce113" table:formula="of:=(OCT2DEC([.X$6])*31+OCT2DEC([.$C35]))*[.$D$2]" office:value-type="float" office:value="8304.768">
            <text:p>8304.768</text:p>
          </table:table-cell>
          <table:table-cell table:style-name="ce113" table:formula="of:=(OCT2DEC([.Y$6])*31+OCT2DEC([.$C35]))*[.$D$2]" office:value-type="float" office:value="8702.064">
            <text:p>8702.064</text:p>
          </table:table-cell>
          <table:table-cell table:style-name="ce113" table:formula="of:=(OCT2DEC([.Z$6])*31+OCT2DEC([.$C35]))*[.$D$2]" office:value-type="float" office:value="9099.36">
            <text:p>9099.360</text:p>
          </table:table-cell>
          <table:table-cell table:style-name="ce113" table:formula="of:=(OCT2DEC([.AA$6])*31+OCT2DEC([.$C35]))*[.$D$2]" office:value-type="float" office:value="9496.656">
            <text:p>9496.656</text:p>
          </table:table-cell>
          <table:table-cell table:style-name="ce113" table:formula="of:=(OCT2DEC([.AB$6])*31+OCT2DEC([.$C35]))*[.$D$2]" office:value-type="float" office:value="9893.952">
            <text:p>9893.952</text:p>
          </table:table-cell>
          <table:table-cell table:style-name="ce113" table:formula="of:=(OCT2DEC([.AC$6])*31+OCT2DEC([.$C35]))*[.$D$2]" office:value-type="float" office:value="10291.248">
            <text:p>10291.248</text:p>
          </table:table-cell>
          <table:table-cell table:style-name="ce113" table:formula="of:=(OCT2DEC([.AD$6])*31+OCT2DEC([.$C35]))*[.$D$2]" office:value-type="float" office:value="10688.544">
            <text:p>10688.544</text:p>
          </table:table-cell>
          <table:table-cell table:style-name="ce113" table:formula="of:=(OCT2DEC([.AE$6])*31+OCT2DEC([.$C35]))*[.$D$2]" office:value-type="float" office:value="11085.84">
            <text:p>11085.840</text:p>
          </table:table-cell>
          <table:table-cell table:style-name="ce113" table:formula="of:=(OCT2DEC([.AF$6])*31+OCT2DEC([.$C35]))*[.$D$2]" office:value-type="float" office:value="11483.136">
            <text:p>11483.136</text:p>
          </table:table-cell>
          <table:table-cell table:style-name="ce113" table:formula="of:=(OCT2DEC([.AG$6])*31+OCT2DEC([.$C35]))*[.$D$2]" office:value-type="float" office:value="11880.432">
            <text:p>11880.432</text:p>
          </table:table-cell>
          <table:table-cell table:style-name="ce113" table:formula="of:=(OCT2DEC([.AH$6])*31+OCT2DEC([.$C35]))*[.$D$2]" office:value-type="float" office:value="12277.728">
            <text:p>12277.728</text:p>
          </table:table-cell>
          <table:table-cell table:style-name="ce102" table:formula="of:=(OCT2DEC([.AI$6])*31+OCT2DEC([.$C35]))*[.$D$2]" office:value-type="float" office:value="12675.024">
            <text:p>12675.024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35">
            <text:p>35</text:p>
          </table:table-cell>
          <table:table-cell table:style-name="ce83" table:formula="of:=(OCT2DEC([.D$6])*31+OCT2DEC([.$C36]))*[.$D$2]" office:value-type="float" office:value="371.664">
            <text:p>371.664</text:p>
          </table:table-cell>
          <table:table-cell table:style-name="ce113" table:formula="of:=(OCT2DEC([.E$6])*31+OCT2DEC([.$C36]))*[.$D$2]" office:value-type="float" office:value="768.96">
            <text:p>768.960</text:p>
          </table:table-cell>
          <table:table-cell table:style-name="ce113" table:formula="of:=(OCT2DEC([.F$6])*31+OCT2DEC([.$C36]))*[.$D$2]" office:value-type="float" office:value="1166.256">
            <text:p>1166.256</text:p>
          </table:table-cell>
          <table:table-cell table:style-name="ce113" table:formula="of:=(OCT2DEC([.G$6])*31+OCT2DEC([.$C36]))*[.$D$2]" office:value-type="float" office:value="1563.552">
            <text:p>1563.552</text:p>
          </table:table-cell>
          <table:table-cell table:style-name="ce113" table:formula="of:=(OCT2DEC([.H$6])*31+OCT2DEC([.$C36]))*[.$D$2]" office:value-type="float" office:value="1960.848">
            <text:p>1960.848</text:p>
          </table:table-cell>
          <table:table-cell table:style-name="ce113" table:formula="of:=(OCT2DEC([.I$6])*31+OCT2DEC([.$C36]))*[.$D$2]" office:value-type="float" office:value="2358.144">
            <text:p>2358.144</text:p>
          </table:table-cell>
          <table:table-cell table:style-name="ce113" table:formula="of:=(OCT2DEC([.J$6])*31+OCT2DEC([.$C36]))*[.$D$2]" office:value-type="float" office:value="2755.44">
            <text:p>2755.440</text:p>
          </table:table-cell>
          <table:table-cell table:style-name="ce113" table:formula="of:=(OCT2DEC([.K$6])*31+OCT2DEC([.$C36]))*[.$D$2]" office:value-type="float" office:value="3152.736">
            <text:p>3152.736</text:p>
          </table:table-cell>
          <table:table-cell table:style-name="ce113" table:formula="of:=(OCT2DEC([.L$6])*31+OCT2DEC([.$C36]))*[.$D$2]" office:value-type="float" office:value="3550.032">
            <text:p>3550.032</text:p>
          </table:table-cell>
          <table:table-cell table:style-name="ce113" table:formula="of:=(OCT2DEC([.M$6])*31+OCT2DEC([.$C36]))*[.$D$2]" office:value-type="float" office:value="3947.328">
            <text:p>3947.328</text:p>
          </table:table-cell>
          <table:table-cell table:style-name="ce113" table:formula="of:=(OCT2DEC([.N$6])*31+OCT2DEC([.$C36]))*[.$D$2]" office:value-type="float" office:value="4344.624">
            <text:p>4344.624</text:p>
          </table:table-cell>
          <table:table-cell table:style-name="ce113" table:formula="of:=(OCT2DEC([.O$6])*31+OCT2DEC([.$C36]))*[.$D$2]" office:value-type="float" office:value="4741.92">
            <text:p>4741.920</text:p>
          </table:table-cell>
          <table:table-cell table:style-name="ce113" table:formula="of:=(OCT2DEC([.P$6])*31+OCT2DEC([.$C36]))*[.$D$2]" office:value-type="float" office:value="5139.216">
            <text:p>5139.216</text:p>
          </table:table-cell>
          <table:table-cell table:style-name="ce113" table:formula="of:=(OCT2DEC([.Q$6])*31+OCT2DEC([.$C36]))*[.$D$2]" office:value-type="float" office:value="5536.512">
            <text:p>5536.512</text:p>
          </table:table-cell>
          <table:table-cell table:style-name="ce113" table:formula="of:=(OCT2DEC([.R$6])*31+OCT2DEC([.$C36]))*[.$D$2]" office:value-type="float" office:value="5933.808">
            <text:p>5933.808</text:p>
          </table:table-cell>
          <table:table-cell table:style-name="ce113" table:formula="of:=(OCT2DEC([.S$6])*31+OCT2DEC([.$C36]))*[.$D$2]" office:value-type="float" office:value="6331.104">
            <text:p>6331.104</text:p>
          </table:table-cell>
          <table:table-cell table:style-name="ce113" table:formula="of:=(OCT2DEC([.T$6])*31+OCT2DEC([.$C36]))*[.$D$2]" office:value-type="float" office:value="6728.4">
            <text:p>6728.400</text:p>
          </table:table-cell>
          <table:table-cell table:style-name="ce113" table:formula="of:=(OCT2DEC([.U$6])*31+OCT2DEC([.$C36]))*[.$D$2]" office:value-type="float" office:value="7125.696">
            <text:p>7125.696</text:p>
          </table:table-cell>
          <table:table-cell table:style-name="ce113" table:formula="of:=(OCT2DEC([.V$6])*31+OCT2DEC([.$C36]))*[.$D$2]" office:value-type="float" office:value="7522.992">
            <text:p>7522.992</text:p>
          </table:table-cell>
          <table:table-cell table:style-name="ce113" table:formula="of:=(OCT2DEC([.W$6])*31+OCT2DEC([.$C36]))*[.$D$2]" office:value-type="float" office:value="7920.288">
            <text:p>7920.288</text:p>
          </table:table-cell>
          <table:table-cell table:style-name="ce113" table:formula="of:=(OCT2DEC([.X$6])*31+OCT2DEC([.$C36]))*[.$D$2]" office:value-type="float" office:value="8317.584">
            <text:p>8317.584</text:p>
          </table:table-cell>
          <table:table-cell table:style-name="ce113" table:formula="of:=(OCT2DEC([.Y$6])*31+OCT2DEC([.$C36]))*[.$D$2]" office:value-type="float" office:value="8714.88">
            <text:p>8714.880</text:p>
          </table:table-cell>
          <table:table-cell table:style-name="ce113" table:formula="of:=(OCT2DEC([.Z$6])*31+OCT2DEC([.$C36]))*[.$D$2]" office:value-type="float" office:value="9112.176">
            <text:p>9112.176</text:p>
          </table:table-cell>
          <table:table-cell table:style-name="ce113" table:formula="of:=(OCT2DEC([.AA$6])*31+OCT2DEC([.$C36]))*[.$D$2]" office:value-type="float" office:value="9509.472">
            <text:p>9509.472</text:p>
          </table:table-cell>
          <table:table-cell table:style-name="ce113" table:formula="of:=(OCT2DEC([.AB$6])*31+OCT2DEC([.$C36]))*[.$D$2]" office:value-type="float" office:value="9906.768">
            <text:p>9906.768</text:p>
          </table:table-cell>
          <table:table-cell table:style-name="ce113" table:formula="of:=(OCT2DEC([.AC$6])*31+OCT2DEC([.$C36]))*[.$D$2]" office:value-type="float" office:value="10304.064">
            <text:p>10304.064</text:p>
          </table:table-cell>
          <table:table-cell table:style-name="ce113" table:formula="of:=(OCT2DEC([.AD$6])*31+OCT2DEC([.$C36]))*[.$D$2]" office:value-type="float" office:value="10701.36">
            <text:p>10701.360</text:p>
          </table:table-cell>
          <table:table-cell table:style-name="ce113" table:formula="of:=(OCT2DEC([.AE$6])*31+OCT2DEC([.$C36]))*[.$D$2]" office:value-type="float" office:value="11098.656">
            <text:p>11098.656</text:p>
          </table:table-cell>
          <table:table-cell table:style-name="ce113" table:formula="of:=(OCT2DEC([.AF$6])*31+OCT2DEC([.$C36]))*[.$D$2]" office:value-type="float" office:value="11495.952">
            <text:p>11495.952</text:p>
          </table:table-cell>
          <table:table-cell table:style-name="ce113" table:formula="of:=(OCT2DEC([.AG$6])*31+OCT2DEC([.$C36]))*[.$D$2]" office:value-type="float" office:value="11893.248">
            <text:p>11893.248</text:p>
          </table:table-cell>
          <table:table-cell table:style-name="ce113" table:formula="of:=(OCT2DEC([.AH$6])*31+OCT2DEC([.$C36]))*[.$D$2]" office:value-type="float" office:value="12290.544">
            <text:p>12290.544</text:p>
          </table:table-cell>
          <table:table-cell table:style-name="ce102" table:formula="of:=(OCT2DEC([.AI$6])*31+OCT2DEC([.$C36]))*[.$D$2]" office:value-type="float" office:value="12687.84">
            <text:p>12687.840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51" office:value-type="float" office:value="36">
            <text:p>36</text:p>
          </table:table-cell>
          <table:table-cell table:style-name="ce83" table:formula="of:=(OCT2DEC([.D$6])*31+OCT2DEC([.$C37]))*[.$D$2]" office:value-type="float" office:value="384.48">
            <text:p>384.480</text:p>
          </table:table-cell>
          <table:table-cell table:style-name="ce113" table:formula="of:=(OCT2DEC([.E$6])*31+OCT2DEC([.$C37]))*[.$D$2]" office:value-type="float" office:value="781.776">
            <text:p>781.776</text:p>
          </table:table-cell>
          <table:table-cell table:style-name="ce113" table:formula="of:=(OCT2DEC([.F$6])*31+OCT2DEC([.$C37]))*[.$D$2]" office:value-type="float" office:value="1179.072">
            <text:p>1179.072</text:p>
          </table:table-cell>
          <table:table-cell table:style-name="ce113" table:formula="of:=(OCT2DEC([.G$6])*31+OCT2DEC([.$C37]))*[.$D$2]" office:value-type="float" office:value="1576.368">
            <text:p>1576.368</text:p>
          </table:table-cell>
          <table:table-cell table:style-name="ce113" table:formula="of:=(OCT2DEC([.H$6])*31+OCT2DEC([.$C37]))*[.$D$2]" office:value-type="float" office:value="1973.664">
            <text:p>1973.664</text:p>
          </table:table-cell>
          <table:table-cell table:style-name="ce113" table:formula="of:=(OCT2DEC([.I$6])*31+OCT2DEC([.$C37]))*[.$D$2]" office:value-type="float" office:value="2370.96">
            <text:p>2370.960</text:p>
          </table:table-cell>
          <table:table-cell table:style-name="ce113" table:formula="of:=(OCT2DEC([.J$6])*31+OCT2DEC([.$C37]))*[.$D$2]" office:value-type="float" office:value="2768.256">
            <text:p>2768.256</text:p>
          </table:table-cell>
          <table:table-cell table:style-name="ce113" table:formula="of:=(OCT2DEC([.K$6])*31+OCT2DEC([.$C37]))*[.$D$2]" office:value-type="float" office:value="3165.552">
            <text:p>3165.552</text:p>
          </table:table-cell>
          <table:table-cell table:style-name="ce113" table:formula="of:=(OCT2DEC([.L$6])*31+OCT2DEC([.$C37]))*[.$D$2]" office:value-type="float" office:value="3562.848">
            <text:p>3562.848</text:p>
          </table:table-cell>
          <table:table-cell table:style-name="ce113" table:formula="of:=(OCT2DEC([.M$6])*31+OCT2DEC([.$C37]))*[.$D$2]" office:value-type="float" office:value="3960.144">
            <text:p>3960.144</text:p>
          </table:table-cell>
          <table:table-cell table:style-name="ce113" table:formula="of:=(OCT2DEC([.N$6])*31+OCT2DEC([.$C37]))*[.$D$2]" office:value-type="float" office:value="4357.44">
            <text:p>4357.440</text:p>
          </table:table-cell>
          <table:table-cell table:style-name="ce113" table:formula="of:=(OCT2DEC([.O$6])*31+OCT2DEC([.$C37]))*[.$D$2]" office:value-type="float" office:value="4754.736">
            <text:p>4754.736</text:p>
          </table:table-cell>
          <table:table-cell table:style-name="ce113" table:formula="of:=(OCT2DEC([.P$6])*31+OCT2DEC([.$C37]))*[.$D$2]" office:value-type="float" office:value="5152.032">
            <text:p>5152.032</text:p>
          </table:table-cell>
          <table:table-cell table:style-name="ce113" table:formula="of:=(OCT2DEC([.Q$6])*31+OCT2DEC([.$C37]))*[.$D$2]" office:value-type="float" office:value="5549.328">
            <text:p>5549.328</text:p>
          </table:table-cell>
          <table:table-cell table:style-name="ce113" table:formula="of:=(OCT2DEC([.R$6])*31+OCT2DEC([.$C37]))*[.$D$2]" office:value-type="float" office:value="5946.624">
            <text:p>5946.624</text:p>
          </table:table-cell>
          <table:table-cell table:style-name="ce113" table:formula="of:=(OCT2DEC([.S$6])*31+OCT2DEC([.$C37]))*[.$D$2]" office:value-type="float" office:value="6343.92">
            <text:p>6343.920</text:p>
          </table:table-cell>
          <table:table-cell table:style-name="ce113" table:formula="of:=(OCT2DEC([.T$6])*31+OCT2DEC([.$C37]))*[.$D$2]" office:value-type="float" office:value="6741.216">
            <text:p>6741.216</text:p>
          </table:table-cell>
          <table:table-cell table:style-name="ce113" table:formula="of:=(OCT2DEC([.U$6])*31+OCT2DEC([.$C37]))*[.$D$2]" office:value-type="float" office:value="7138.512">
            <text:p>7138.512</text:p>
          </table:table-cell>
          <table:table-cell table:style-name="ce113" table:formula="of:=(OCT2DEC([.V$6])*31+OCT2DEC([.$C37]))*[.$D$2]" office:value-type="float" office:value="7535.808">
            <text:p>7535.808</text:p>
          </table:table-cell>
          <table:table-cell table:style-name="ce113" table:formula="of:=(OCT2DEC([.W$6])*31+OCT2DEC([.$C37]))*[.$D$2]" office:value-type="float" office:value="7933.104">
            <text:p>7933.104</text:p>
          </table:table-cell>
          <table:table-cell table:style-name="ce113" table:formula="of:=(OCT2DEC([.X$6])*31+OCT2DEC([.$C37]))*[.$D$2]" office:value-type="float" office:value="8330.4">
            <text:p>8330.400</text:p>
          </table:table-cell>
          <table:table-cell table:style-name="ce113" table:formula="of:=(OCT2DEC([.Y$6])*31+OCT2DEC([.$C37]))*[.$D$2]" office:value-type="float" office:value="8727.696">
            <text:p>8727.696</text:p>
          </table:table-cell>
          <table:table-cell table:style-name="ce113" table:formula="of:=(OCT2DEC([.Z$6])*31+OCT2DEC([.$C37]))*[.$D$2]" office:value-type="float" office:value="9124.992">
            <text:p>9124.992</text:p>
          </table:table-cell>
          <table:table-cell table:style-name="ce113" table:formula="of:=(OCT2DEC([.AA$6])*31+OCT2DEC([.$C37]))*[.$D$2]" office:value-type="float" office:value="9522.288">
            <text:p>9522.288</text:p>
          </table:table-cell>
          <table:table-cell table:style-name="ce113" table:formula="of:=(OCT2DEC([.AB$6])*31+OCT2DEC([.$C37]))*[.$D$2]" office:value-type="float" office:value="9919.584">
            <text:p>9919.584</text:p>
          </table:table-cell>
          <table:table-cell table:style-name="ce113" table:formula="of:=(OCT2DEC([.AC$6])*31+OCT2DEC([.$C37]))*[.$D$2]" office:value-type="float" office:value="10316.88">
            <text:p>10316.880</text:p>
          </table:table-cell>
          <table:table-cell table:style-name="ce113" table:formula="of:=(OCT2DEC([.AD$6])*31+OCT2DEC([.$C37]))*[.$D$2]" office:value-type="float" office:value="10714.176">
            <text:p>10714.176</text:p>
          </table:table-cell>
          <table:table-cell table:style-name="ce113" table:formula="of:=(OCT2DEC([.AE$6])*31+OCT2DEC([.$C37]))*[.$D$2]" office:value-type="float" office:value="11111.472">
            <text:p>11111.472</text:p>
          </table:table-cell>
          <table:table-cell table:style-name="ce113" table:formula="of:=(OCT2DEC([.AF$6])*31+OCT2DEC([.$C37]))*[.$D$2]" office:value-type="float" office:value="11508.768">
            <text:p>11508.768</text:p>
          </table:table-cell>
          <table:table-cell table:style-name="ce113" table:formula="of:=(OCT2DEC([.AG$6])*31+OCT2DEC([.$C37]))*[.$D$2]" office:value-type="float" office:value="11906.064">
            <text:p>11906.064</text:p>
          </table:table-cell>
          <table:table-cell table:style-name="ce113" table:formula="of:=(OCT2DEC([.AH$6])*31+OCT2DEC([.$C37]))*[.$D$2]" office:value-type="float" office:value="12303.36">
            <text:p>12303.360</text:p>
          </table:table-cell>
          <table:table-cell table:style-name="ce102" table:formula="of:=(OCT2DEC([.AI$6])*31+OCT2DEC([.$C37]))*[.$D$2]" office:value-type="float" office:value="12700.656">
            <text:p>12700.656</text:p>
          </table:table-cell>
          <table:table-cell table:style-name="ce46" table:number-columns-repeated="2"/>
          <table:table-cell table:number-columns-repeated="219"/>
        </table:table-row>
        <table:table-row table:style-name="ro1">
          <table:table-cell table:style-name="ce46"/>
          <table:covered-table-cell/>
          <table:table-cell table:style-name="ce98" office:value-type="float" office:value="37">
            <text:p>37</text:p>
          </table:table-cell>
          <table:table-cell table:style-name="ce84" table:formula="of:=(OCT2DEC([.D$6])*31+OCT2DEC([.$C38]))*[.$D$2]" office:value-type="float" office:value="397.296">
            <text:p>397.296</text:p>
          </table:table-cell>
          <table:table-cell table:style-name="ce114" table:formula="of:=(OCT2DEC([.E$6])*31+OCT2DEC([.$C38]))*[.$D$2]" office:value-type="float" office:value="794.592">
            <text:p>794.592</text:p>
          </table:table-cell>
          <table:table-cell table:style-name="ce114" table:formula="of:=(OCT2DEC([.F$6])*31+OCT2DEC([.$C38]))*[.$D$2]" office:value-type="float" office:value="1191.888">
            <text:p>1191.888</text:p>
          </table:table-cell>
          <table:table-cell table:style-name="ce114" table:formula="of:=(OCT2DEC([.G$6])*31+OCT2DEC([.$C38]))*[.$D$2]" office:value-type="float" office:value="1589.184">
            <text:p>1589.184</text:p>
          </table:table-cell>
          <table:table-cell table:style-name="ce114" table:formula="of:=(OCT2DEC([.H$6])*31+OCT2DEC([.$C38]))*[.$D$2]" office:value-type="float" office:value="1986.48">
            <text:p>1986.480</text:p>
          </table:table-cell>
          <table:table-cell table:style-name="ce114" table:formula="of:=(OCT2DEC([.I$6])*31+OCT2DEC([.$C38]))*[.$D$2]" office:value-type="float" office:value="2383.776">
            <text:p>2383.776</text:p>
          </table:table-cell>
          <table:table-cell table:style-name="ce114" table:formula="of:=(OCT2DEC([.J$6])*31+OCT2DEC([.$C38]))*[.$D$2]" office:value-type="float" office:value="2781.072">
            <text:p>2781.072</text:p>
          </table:table-cell>
          <table:table-cell table:style-name="ce114" table:formula="of:=(OCT2DEC([.K$6])*31+OCT2DEC([.$C38]))*[.$D$2]" office:value-type="float" office:value="3178.368">
            <text:p>3178.368</text:p>
          </table:table-cell>
          <table:table-cell table:style-name="ce114" table:formula="of:=(OCT2DEC([.L$6])*31+OCT2DEC([.$C38]))*[.$D$2]" office:value-type="float" office:value="3575.664">
            <text:p>3575.664</text:p>
          </table:table-cell>
          <table:table-cell table:style-name="ce114" table:formula="of:=(OCT2DEC([.M$6])*31+OCT2DEC([.$C38]))*[.$D$2]" office:value-type="float" office:value="3972.96">
            <text:p>3972.960</text:p>
          </table:table-cell>
          <table:table-cell table:style-name="ce114" table:formula="of:=(OCT2DEC([.N$6])*31+OCT2DEC([.$C38]))*[.$D$2]" office:value-type="float" office:value="4370.256">
            <text:p>4370.256</text:p>
          </table:table-cell>
          <table:table-cell table:style-name="ce114" table:formula="of:=(OCT2DEC([.O$6])*31+OCT2DEC([.$C38]))*[.$D$2]" office:value-type="float" office:value="4767.552">
            <text:p>4767.552</text:p>
          </table:table-cell>
          <table:table-cell table:style-name="ce114" table:formula="of:=(OCT2DEC([.P$6])*31+OCT2DEC([.$C38]))*[.$D$2]" office:value-type="float" office:value="5164.848">
            <text:p>5164.848</text:p>
          </table:table-cell>
          <table:table-cell table:style-name="ce114" table:formula="of:=(OCT2DEC([.Q$6])*31+OCT2DEC([.$C38]))*[.$D$2]" office:value-type="float" office:value="5562.144">
            <text:p>5562.144</text:p>
          </table:table-cell>
          <table:table-cell table:style-name="ce114" table:formula="of:=(OCT2DEC([.R$6])*31+OCT2DEC([.$C38]))*[.$D$2]" office:value-type="float" office:value="5959.44">
            <text:p>5959.440</text:p>
          </table:table-cell>
          <table:table-cell table:style-name="ce114" table:formula="of:=(OCT2DEC([.S$6])*31+OCT2DEC([.$C38]))*[.$D$2]" office:value-type="float" office:value="6356.736">
            <text:p>6356.736</text:p>
          </table:table-cell>
          <table:table-cell table:style-name="ce114" table:formula="of:=(OCT2DEC([.T$6])*31+OCT2DEC([.$C38]))*[.$D$2]" office:value-type="float" office:value="6754.032">
            <text:p>6754.032</text:p>
          </table:table-cell>
          <table:table-cell table:style-name="ce114" table:formula="of:=(OCT2DEC([.U$6])*31+OCT2DEC([.$C38]))*[.$D$2]" office:value-type="float" office:value="7151.328">
            <text:p>7151.328</text:p>
          </table:table-cell>
          <table:table-cell table:style-name="ce114" table:formula="of:=(OCT2DEC([.V$6])*31+OCT2DEC([.$C38]))*[.$D$2]" office:value-type="float" office:value="7548.624">
            <text:p>7548.624</text:p>
          </table:table-cell>
          <table:table-cell table:style-name="ce114" table:formula="of:=(OCT2DEC([.W$6])*31+OCT2DEC([.$C38]))*[.$D$2]" office:value-type="float" office:value="7945.92">
            <text:p>7945.920</text:p>
          </table:table-cell>
          <table:table-cell table:style-name="ce114" table:formula="of:=(OCT2DEC([.X$6])*31+OCT2DEC([.$C38]))*[.$D$2]" office:value-type="float" office:value="8343.216">
            <text:p>8343.216</text:p>
          </table:table-cell>
          <table:table-cell table:style-name="ce114" table:formula="of:=(OCT2DEC([.Y$6])*31+OCT2DEC([.$C38]))*[.$D$2]" office:value-type="float" office:value="8740.512">
            <text:p>8740.512</text:p>
          </table:table-cell>
          <table:table-cell table:style-name="ce114" table:formula="of:=(OCT2DEC([.Z$6])*31+OCT2DEC([.$C38]))*[.$D$2]" office:value-type="float" office:value="9137.808">
            <text:p>9137.808</text:p>
          </table:table-cell>
          <table:table-cell table:style-name="ce114" table:formula="of:=(OCT2DEC([.AA$6])*31+OCT2DEC([.$C38]))*[.$D$2]" office:value-type="float" office:value="9535.104">
            <text:p>9535.104</text:p>
          </table:table-cell>
          <table:table-cell table:style-name="ce114" table:formula="of:=(OCT2DEC([.AB$6])*31+OCT2DEC([.$C38]))*[.$D$2]" office:value-type="float" office:value="9932.4">
            <text:p>9932.400</text:p>
          </table:table-cell>
          <table:table-cell table:style-name="ce114" table:formula="of:=(OCT2DEC([.AC$6])*31+OCT2DEC([.$C38]))*[.$D$2]" office:value-type="float" office:value="10329.696">
            <text:p>10329.696</text:p>
          </table:table-cell>
          <table:table-cell table:style-name="ce114" table:formula="of:=(OCT2DEC([.AD$6])*31+OCT2DEC([.$C38]))*[.$D$2]" office:value-type="float" office:value="10726.992">
            <text:p>10726.992</text:p>
          </table:table-cell>
          <table:table-cell table:style-name="ce114" table:formula="of:=(OCT2DEC([.AE$6])*31+OCT2DEC([.$C38]))*[.$D$2]" office:value-type="float" office:value="11124.288">
            <text:p>11124.288</text:p>
          </table:table-cell>
          <table:table-cell table:style-name="ce114" table:formula="of:=(OCT2DEC([.AF$6])*31+OCT2DEC([.$C38]))*[.$D$2]" office:value-type="float" office:value="11521.584">
            <text:p>11521.584</text:p>
          </table:table-cell>
          <table:table-cell table:style-name="ce114" table:formula="of:=(OCT2DEC([.AG$6])*31+OCT2DEC([.$C38]))*[.$D$2]" office:value-type="float" office:value="11918.88">
            <text:p>11918.880</text:p>
          </table:table-cell>
          <table:table-cell table:style-name="ce114" table:formula="of:=(OCT2DEC([.AH$6])*31+OCT2DEC([.$C38]))*[.$D$2]" office:value-type="float" office:value="12316.176">
            <text:p>12316.176</text:p>
          </table:table-cell>
          <table:table-cell table:style-name="ce103" table:formula="of:=(OCT2DEC([.AI$6])*31+OCT2DEC([.$C38]))*[.$D$2]" office:value-type="float" office:value="12713.472">
            <text:p>12713.472</text:p>
          </table:table-cell>
          <table:table-cell table:style-name="ce46" table:number-columns-repeated="2"/>
          <table:table-cell table:number-columns-repeated="219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Distance BY BZ CY'.$A$1" table:expression="#ref!"/>
          <table:named-expression table:name="Sheet_Title" table:base-cell-address="$'Distance BY BZ CY'.$A$1" table:expression="&quot;Distance BY BZ CY&quot;"/>
        </table:named-expressions>
      </table:table>
      <table:table table:name="Gradient CZ" table:style-name="ta6">
        <office:forms form:automatic-focus="false" form:apply-design-mode="false"/>
        <table:table-column table:style-name="co20" table:default-cell-style-name="ce35"/>
        <table:table-column table:style-name="co11" table:number-columns-repeated="2" table:default-cell-style-name="ce35"/>
        <table:table-column table:style-name="co24" table:default-cell-style-name="ce35"/>
        <table:table-column table:style-name="co25" table:default-cell-style-name="ce35"/>
        <table:table-column table:style-name="co26" table:default-cell-style-name="ce35"/>
        <table:table-column table:style-name="co27" table:default-cell-style-name="ce35"/>
        <table:table-column table:style-name="co28" table:default-cell-style-name="ce35"/>
        <table:table-column table:style-name="co26" table:default-cell-style-name="ce35"/>
        <table:table-column table:style-name="co1" table:number-columns-repeated="247" table:default-cell-style-name="ce35"/>
        <table:table-row table:style-name="ro1">
          <table:table-cell table:style-name="ce1" office:value-type="string">
            <text:p>Gradient CZ</text:p>
          </table:table-cell>
          <table:table-cell table:style-name="ce1" table:number-columns-repeated="5"/>
          <table:table-cell table:style-name="ce76" table:number-columns-repeated="3"/>
          <table:table-cell table:number-columns-repeated="247"/>
        </table:table-row>
        <table:table-row table:style-name="ro2">
          <table:table-cell table:style-name="ce2" office:value-type="string">
            <text:p>Resolution</text:p>
          </table:table-cell>
          <table:table-cell table:style-name="ce3"/>
          <table:table-cell table:style-name="ce34"/>
          <table:table-cell table:style-name="ce34" office:value-type="float" office:value="3">
            <text:p>3</text:p>
          </table:table-cell>
          <table:table-cell table:style-name="ce34" office:value-type="float" office:value="1728">
            <text:p>1728</text:p>
          </table:table-cell>
          <table:table-cell table:style-name="ce34"/>
          <table:table-cell table:style-name="ce34" office:value-type="float" office:value="5">
            <text:p>5</text:p>
          </table:table-cell>
          <table:table-cell table:style-name="ce34" office:value-type="float" office:value="1000">
            <text:p>1000</text:p>
          </table:table-cell>
          <table:table-cell table:style-name="ce34"/>
          <table:table-cell table:number-columns-repeated="247"/>
        </table:table-row>
        <table:table-row table:style-name="ro2">
          <table:table-cell table:style-name="ce46" office:value-type="string">
            <text:p>Example</text:p>
          </table:table-cell>
          <table:table-cell table:style-name="ce46"/>
          <table:table-cell table:style-name="ce76" office:value-type="string">
            <text:p>CZ</text:p>
          </table:table-cell>
          <table:table-cell table:style-name="ce124" office:value-type="float" office:value="30">
            <text:p>30</text:p>
          </table:table-cell>
          <table:table-cell table:style-name="ce76" table:formula="of:=OCT2DEC([.D3])*[.$D$2]/[.$E$2]" office:value-type="float" office:value="0.0416666666666667">
            <text:p>0.0416666666667</text:p>
          </table:table-cell>
          <table:table-cell table:style-name="ce76" table:formula="of:=1/[.E3]" office:value-type="float" office:value="24">
            <text:p>24</text:p>
          </table:table-cell>
          <table:table-cell table:style-name="ce76" table:number-columns-repeated="3"/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table:number-columns-repeated="7"/>
          <table:table-cell table:number-columns-repeated="247"/>
        </table:table-row>
        <table:table-row table:style-name="ro3">
          <table:table-cell table:style-name="ce46"/>
          <table:table-cell table:style-name="ce122" office:value-type="string" table:number-columns-spanned="2" table:number-rows-spanned="1">
            <text:p>Value (Octal)</text:p>
          </table:table-cell>
          <table:covered-table-cell/>
          <table:table-cell table:style-name="ce125" office:value-type="string">
            <text:p>Grade</text:p>
          </table:table-cell>
          <table:table-cell table:style-name="ce76" table:number-columns-repeated="5"/>
          <table:table-cell table:number-columns-repeated="247"/>
        </table:table-row>
        <table:table-row table:style-name="ro2">
          <table:table-cell table:style-name="ce46"/>
          <table:table-cell table:style-name="ce123" office:value-type="string" table:number-columns-spanned="1" table:number-rows-spanned="32">
            <text:p>CZ</text:p>
          </table:table-cell>
          <table:table-cell table:style-name="ce66" office:value-type="float" office:value="0">
            <text:p>00</text:p>
          </table:table-cell>
          <table:table-cell table:style-name="ce34" table:formula="of:=OCT2DEC([.$C6])*[.D$2]" office:value-type="float" office:value="0">
            <text:p>0</text:p>
          </table:table-cell>
          <table:table-cell table:style-name="ce76" table:formula="of:=[.D6]/[.E$2]" office:value-type="float" office:value="0">
            <text:p>0</text:p>
          </table:table-cell>
          <table:table-cell table:style-name="ce76" office:value-type="float" office:value="0">
            <text:p>0</text:p>
          </table:table-cell>
          <table:table-cell table:style-name="ce34" table:formula="of:=OCT2DEC([.$C6])*[.G$2]" office:value-type="float" office:value="0">
            <text:p>0</text:p>
          </table:table-cell>
          <table:table-cell table:style-name="ce128" table:formula="of:=[.G6]/[.H$2]" office:value-type="float" office:value="0">
            <text:p>0.000</text:p>
          </table:table-cell>
          <table:table-cell table:style-name="ce76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1">
            <text:p>01</text:p>
          </table:table-cell>
          <table:table-cell table:style-name="ce34" table:formula="of:=OCT2DEC([.$C7])*[.D$2]" office:value-type="float" office:value="3">
            <text:p>3</text:p>
          </table:table-cell>
          <table:table-cell table:style-name="ce76" table:formula="of:=[.D7]/[.E$2]" office:value-type="float" office:value="0.00173611111111111">
            <text:p>0.0017361111111</text:p>
          </table:table-cell>
          <table:table-cell table:style-name="ce76" table:formula="of:=1/[.E7]" office:value-type="float" office:value="576">
            <text:p>576</text:p>
          </table:table-cell>
          <table:table-cell table:style-name="ce34" table:formula="of:=OCT2DEC([.$C7])*[.G$2]" office:value-type="float" office:value="5">
            <text:p>5</text:p>
          </table:table-cell>
          <table:table-cell table:style-name="ce128" table:formula="of:=[.G7]/[.H$2]" office:value-type="float" office:value="0.005">
            <text:p>0.005</text:p>
          </table:table-cell>
          <table:table-cell table:style-name="ce76" table:formula="of:=1/[.H7]" office:value-type="float" office:value="200">
            <text:p>200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2">
            <text:p>02</text:p>
          </table:table-cell>
          <table:table-cell table:style-name="ce34" table:formula="of:=OCT2DEC([.$C8])*[.D$2]" office:value-type="float" office:value="6">
            <text:p>6</text:p>
          </table:table-cell>
          <table:table-cell table:style-name="ce76" table:formula="of:=[.D8]/[.E$2]" office:value-type="float" office:value="0.00347222222222222">
            <text:p>0.0034722222222</text:p>
          </table:table-cell>
          <table:table-cell table:style-name="ce76" table:formula="of:=1/[.E8]" office:value-type="float" office:value="288">
            <text:p>288</text:p>
          </table:table-cell>
          <table:table-cell table:style-name="ce34" table:formula="of:=OCT2DEC([.$C8])*[.G$2]" office:value-type="float" office:value="10">
            <text:p>10</text:p>
          </table:table-cell>
          <table:table-cell table:style-name="ce128" table:formula="of:=[.G8]/[.H$2]" office:value-type="float" office:value="0.01">
            <text:p>0.010</text:p>
          </table:table-cell>
          <table:table-cell table:style-name="ce76" table:formula="of:=1/[.H8]" office:value-type="float" office:value="100">
            <text:p>100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3">
            <text:p>03</text:p>
          </table:table-cell>
          <table:table-cell table:style-name="ce34" table:formula="of:=OCT2DEC([.$C9])*[.D$2]" office:value-type="float" office:value="9">
            <text:p>9</text:p>
          </table:table-cell>
          <table:table-cell table:style-name="ce76" table:formula="of:=[.D9]/[.E$2]" office:value-type="float" office:value="0.00520833333333333">
            <text:p>0.0052083333333</text:p>
          </table:table-cell>
          <table:table-cell table:style-name="ce76" table:formula="of:=1/[.E9]" office:value-type="float" office:value="192">
            <text:p>192</text:p>
          </table:table-cell>
          <table:table-cell table:style-name="ce34" table:formula="of:=OCT2DEC([.$C9])*[.G$2]" office:value-type="float" office:value="15">
            <text:p>15</text:p>
          </table:table-cell>
          <table:table-cell table:style-name="ce128" table:formula="of:=[.G9]/[.H$2]" office:value-type="float" office:value="0.015">
            <text:p>0.015</text:p>
          </table:table-cell>
          <table:table-cell table:style-name="ce76" table:formula="of:=1/[.H9]" office:value-type="float" office:value="66.6666666666667">
            <text:p>66.6666666666667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4">
            <text:p>04</text:p>
          </table:table-cell>
          <table:table-cell table:style-name="ce34" table:formula="of:=OCT2DEC([.$C10])*[.D$2]" office:value-type="float" office:value="12">
            <text:p>12</text:p>
          </table:table-cell>
          <table:table-cell table:style-name="ce76" table:formula="of:=[.D10]/[.E$2]" office:value-type="float" office:value="0.00694444444444444">
            <text:p>0.0069444444444</text:p>
          </table:table-cell>
          <table:table-cell table:style-name="ce76" table:formula="of:=1/[.E10]" office:value-type="float" office:value="144">
            <text:p>144</text:p>
          </table:table-cell>
          <table:table-cell table:style-name="ce34" table:formula="of:=OCT2DEC([.$C10])*[.G$2]" office:value-type="float" office:value="20">
            <text:p>20</text:p>
          </table:table-cell>
          <table:table-cell table:style-name="ce128" table:formula="of:=[.G10]/[.H$2]" office:value-type="float" office:value="0.02">
            <text:p>0.020</text:p>
          </table:table-cell>
          <table:table-cell table:style-name="ce76" table:formula="of:=1/[.H10]" office:value-type="float" office:value="50">
            <text:p>50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5">
            <text:p>05</text:p>
          </table:table-cell>
          <table:table-cell table:style-name="ce34" table:formula="of:=OCT2DEC([.$C11])*[.D$2]" office:value-type="float" office:value="15">
            <text:p>15</text:p>
          </table:table-cell>
          <table:table-cell table:style-name="ce76" table:formula="of:=[.D11]/[.E$2]" office:value-type="float" office:value="0.00868055555555556">
            <text:p>0.0086805555556</text:p>
          </table:table-cell>
          <table:table-cell table:style-name="ce126" table:formula="of:=1/[.E11]" office:value-type="float" office:value="115.2">
            <text:p>115 1/5</text:p>
          </table:table-cell>
          <table:table-cell table:style-name="ce34" table:formula="of:=OCT2DEC([.$C11])*[.G$2]" office:value-type="float" office:value="25">
            <text:p>25</text:p>
          </table:table-cell>
          <table:table-cell table:style-name="ce128" table:formula="of:=[.G11]/[.H$2]" office:value-type="float" office:value="0.025">
            <text:p>0.025</text:p>
          </table:table-cell>
          <table:table-cell table:style-name="ce76" table:formula="of:=1/[.H11]" office:value-type="float" office:value="40">
            <text:p>40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6">
            <text:p>06</text:p>
          </table:table-cell>
          <table:table-cell table:style-name="ce34" table:formula="of:=OCT2DEC([.$C12])*[.D$2]" office:value-type="float" office:value="18">
            <text:p>18</text:p>
          </table:table-cell>
          <table:table-cell table:style-name="ce76" table:formula="of:=[.D12]/[.E$2]" office:value-type="float" office:value="0.0104166666666667">
            <text:p>0.0104166666667</text:p>
          </table:table-cell>
          <table:table-cell table:style-name="ce76" table:formula="of:=1/[.E12]" office:value-type="float" office:value="96">
            <text:p>96</text:p>
          </table:table-cell>
          <table:table-cell table:style-name="ce34" table:formula="of:=OCT2DEC([.$C12])*[.G$2]" office:value-type="float" office:value="30">
            <text:p>30</text:p>
          </table:table-cell>
          <table:table-cell table:style-name="ce128" table:formula="of:=[.G12]/[.H$2]" office:value-type="float" office:value="0.03">
            <text:p>0.030</text:p>
          </table:table-cell>
          <table:table-cell table:style-name="ce76" table:formula="of:=1/[.H12]" office:value-type="float" office:value="33.3333333333333">
            <text:p>33.3333333333333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7">
            <text:p>07</text:p>
          </table:table-cell>
          <table:table-cell table:style-name="ce34" table:formula="of:=OCT2DEC([.$C13])*[.D$2]" office:value-type="float" office:value="21">
            <text:p>21</text:p>
          </table:table-cell>
          <table:table-cell table:style-name="ce76" table:formula="of:=[.D13]/[.E$2]" office:value-type="float" office:value="0.0121527777777778">
            <text:p>0.0121527777778</text:p>
          </table:table-cell>
          <table:table-cell table:style-name="ce126" table:formula="of:=1/[.E13]" office:value-type="float" office:value="82.2857142857143">
            <text:p>82 2/7</text:p>
          </table:table-cell>
          <table:table-cell table:style-name="ce34" table:formula="of:=OCT2DEC([.$C13])*[.G$2]" office:value-type="float" office:value="35">
            <text:p>35</text:p>
          </table:table-cell>
          <table:table-cell table:style-name="ce128" table:formula="of:=[.G13]/[.H$2]" office:value-type="float" office:value="0.035">
            <text:p>0.035</text:p>
          </table:table-cell>
          <table:table-cell table:style-name="ce76" table:formula="of:=1/[.H13]" office:value-type="float" office:value="28.5714285714286">
            <text:p>28.5714285714286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10">
            <text:p>10</text:p>
          </table:table-cell>
          <table:table-cell table:style-name="ce34" table:formula="of:=OCT2DEC([.$C14])*[.D$2]" office:value-type="float" office:value="24">
            <text:p>24</text:p>
          </table:table-cell>
          <table:table-cell table:style-name="ce76" table:formula="of:=[.D14]/[.E$2]" office:value-type="float" office:value="0.0138888888888889">
            <text:p>0.0138888888889</text:p>
          </table:table-cell>
          <table:table-cell table:style-name="ce76" table:formula="of:=1/[.E14]" office:value-type="float" office:value="72">
            <text:p>72</text:p>
          </table:table-cell>
          <table:table-cell table:style-name="ce34" table:formula="of:=OCT2DEC([.$C14])*[.G$2]" office:value-type="float" office:value="40">
            <text:p>40</text:p>
          </table:table-cell>
          <table:table-cell table:style-name="ce128" table:formula="of:=[.G14]/[.H$2]" office:value-type="float" office:value="0.04">
            <text:p>0.040</text:p>
          </table:table-cell>
          <table:table-cell table:style-name="ce76" table:formula="of:=1/[.H14]" office:value-type="float" office:value="25">
            <text:p>25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11">
            <text:p>11</text:p>
          </table:table-cell>
          <table:table-cell table:style-name="ce34" table:formula="of:=OCT2DEC([.$C15])*[.D$2]" office:value-type="float" office:value="27">
            <text:p>27</text:p>
          </table:table-cell>
          <table:table-cell table:style-name="ce76" table:formula="of:=[.D15]/[.E$2]" office:value-type="float" office:value="0.015625">
            <text:p>0.015625</text:p>
          </table:table-cell>
          <table:table-cell table:style-name="ce76" table:formula="of:=1/[.E15]" office:value-type="float" office:value="64">
            <text:p>64</text:p>
          </table:table-cell>
          <table:table-cell table:style-name="ce34" table:formula="of:=OCT2DEC([.$C15])*[.G$2]" office:value-type="float" office:value="45">
            <text:p>45</text:p>
          </table:table-cell>
          <table:table-cell table:style-name="ce128" table:formula="of:=[.G15]/[.H$2]" office:value-type="float" office:value="0.045">
            <text:p>0.045</text:p>
          </table:table-cell>
          <table:table-cell table:style-name="ce76" table:formula="of:=1/[.H15]" office:value-type="float" office:value="22.2222222222222">
            <text:p>22.2222222222222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12">
            <text:p>12</text:p>
          </table:table-cell>
          <table:table-cell table:style-name="ce34" table:formula="of:=OCT2DEC([.$C16])*[.D$2]" office:value-type="float" office:value="30">
            <text:p>30</text:p>
          </table:table-cell>
          <table:table-cell table:style-name="ce76" table:formula="of:=[.D16]/[.E$2]" office:value-type="float" office:value="0.0173611111111111">
            <text:p>0.0173611111111</text:p>
          </table:table-cell>
          <table:table-cell table:style-name="ce126" table:formula="of:=1/[.E16]" office:value-type="float" office:value="57.6">
            <text:p>57 3/5</text:p>
          </table:table-cell>
          <table:table-cell table:style-name="ce34" table:formula="of:=OCT2DEC([.$C16])*[.G$2]" office:value-type="float" office:value="50">
            <text:p>50</text:p>
          </table:table-cell>
          <table:table-cell table:style-name="ce128" table:formula="of:=[.G16]/[.H$2]" office:value-type="float" office:value="0.05">
            <text:p>0.050</text:p>
          </table:table-cell>
          <table:table-cell table:style-name="ce76" table:formula="of:=1/[.H16]" office:value-type="float" office:value="20">
            <text:p>20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13">
            <text:p>13</text:p>
          </table:table-cell>
          <table:table-cell table:style-name="ce34" table:formula="of:=OCT2DEC([.$C17])*[.D$2]" office:value-type="float" office:value="33">
            <text:p>33</text:p>
          </table:table-cell>
          <table:table-cell table:style-name="ce76" table:formula="of:=[.D17]/[.E$2]" office:value-type="float" office:value="0.0190972222222222">
            <text:p>0.0190972222222</text:p>
          </table:table-cell>
          <table:table-cell table:style-name="ce127" table:formula="of:=1/[.E17]" office:value-type="float" office:value="52.3636363636364">
            <text:p>52 <text:s/>4/11</text:p>
          </table:table-cell>
          <table:table-cell table:style-name="ce34" table:formula="of:=OCT2DEC([.$C17])*[.G$2]" office:value-type="float" office:value="55">
            <text:p>55</text:p>
          </table:table-cell>
          <table:table-cell table:style-name="ce128" table:formula="of:=[.G17]/[.H$2]" office:value-type="float" office:value="0.055">
            <text:p>0.055</text:p>
          </table:table-cell>
          <table:table-cell table:style-name="ce76" table:formula="of:=1/[.H17]" office:value-type="float" office:value="18.1818181818182">
            <text:p>18.1818181818182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14">
            <text:p>14</text:p>
          </table:table-cell>
          <table:table-cell table:style-name="ce34" table:formula="of:=OCT2DEC([.$C18])*[.D$2]" office:value-type="float" office:value="36">
            <text:p>36</text:p>
          </table:table-cell>
          <table:table-cell table:style-name="ce76" table:formula="of:=[.D18]/[.E$2]" office:value-type="float" office:value="0.0208333333333333">
            <text:p>0.0208333333333</text:p>
          </table:table-cell>
          <table:table-cell table:style-name="ce76" table:formula="of:=1/[.E18]" office:value-type="float" office:value="48">
            <text:p>48</text:p>
          </table:table-cell>
          <table:table-cell table:style-name="ce34" table:formula="of:=OCT2DEC([.$C18])*[.G$2]" office:value-type="float" office:value="60">
            <text:p>60</text:p>
          </table:table-cell>
          <table:table-cell table:style-name="ce128" table:formula="of:=[.G18]/[.H$2]" office:value-type="float" office:value="0.06">
            <text:p>0.060</text:p>
          </table:table-cell>
          <table:table-cell table:style-name="ce76" table:formula="of:=1/[.H18]" office:value-type="float" office:value="16.6666666666667">
            <text:p>16.6666666666667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15">
            <text:p>15</text:p>
          </table:table-cell>
          <table:table-cell table:style-name="ce34" table:formula="of:=OCT2DEC([.$C19])*[.D$2]" office:value-type="float" office:value="39">
            <text:p>39</text:p>
          </table:table-cell>
          <table:table-cell table:style-name="ce76" table:formula="of:=[.D19]/[.E$2]" office:value-type="float" office:value="0.0225694444444444">
            <text:p>0.0225694444444</text:p>
          </table:table-cell>
          <table:table-cell table:style-name="ce126" table:formula="of:=1/[.E19]" office:value-type="float" office:value="44.3076923076923">
            <text:p>44 2/7</text:p>
          </table:table-cell>
          <table:table-cell table:style-name="ce34" table:formula="of:=OCT2DEC([.$C19])*[.G$2]" office:value-type="float" office:value="65">
            <text:p>65</text:p>
          </table:table-cell>
          <table:table-cell table:style-name="ce128" table:formula="of:=[.G19]/[.H$2]" office:value-type="float" office:value="0.065">
            <text:p>0.065</text:p>
          </table:table-cell>
          <table:table-cell table:style-name="ce76" table:formula="of:=1/[.H19]" office:value-type="float" office:value="15.3846153846154">
            <text:p>15.3846153846154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16">
            <text:p>16</text:p>
          </table:table-cell>
          <table:table-cell table:style-name="ce34" table:formula="of:=OCT2DEC([.$C20])*[.D$2]" office:value-type="float" office:value="42">
            <text:p>42</text:p>
          </table:table-cell>
          <table:table-cell table:style-name="ce76" table:formula="of:=[.D20]/[.E$2]" office:value-type="float" office:value="0.0243055555555556">
            <text:p>0.0243055555556</text:p>
          </table:table-cell>
          <table:table-cell table:style-name="ce126" table:formula="of:=1/[.E20]" office:value-type="float" office:value="41.1428571428571">
            <text:p>41 1/7</text:p>
          </table:table-cell>
          <table:table-cell table:style-name="ce34" table:formula="of:=OCT2DEC([.$C20])*[.G$2]" office:value-type="float" office:value="70">
            <text:p>70</text:p>
          </table:table-cell>
          <table:table-cell table:style-name="ce128" table:formula="of:=[.G20]/[.H$2]" office:value-type="float" office:value="0.07">
            <text:p>0.070</text:p>
          </table:table-cell>
          <table:table-cell table:style-name="ce76" table:formula="of:=1/[.H20]" office:value-type="float" office:value="14.2857142857143">
            <text:p>14.2857142857143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17">
            <text:p>17</text:p>
          </table:table-cell>
          <table:table-cell table:style-name="ce34" table:formula="of:=OCT2DEC([.$C21])*[.D$2]" office:value-type="float" office:value="45">
            <text:p>45</text:p>
          </table:table-cell>
          <table:table-cell table:style-name="ce76" table:formula="of:=[.D21]/[.E$2]" office:value-type="float" office:value="0.0260416666666667">
            <text:p>0.0260416666667</text:p>
          </table:table-cell>
          <table:table-cell table:style-name="ce126" table:formula="of:=1/[.E21]" office:value-type="float" office:value="38.4">
            <text:p>38 2/5</text:p>
          </table:table-cell>
          <table:table-cell table:style-name="ce34" table:formula="of:=OCT2DEC([.$C21])*[.G$2]" office:value-type="float" office:value="75">
            <text:p>75</text:p>
          </table:table-cell>
          <table:table-cell table:style-name="ce128" table:formula="of:=[.G21]/[.H$2]" office:value-type="float" office:value="0.075">
            <text:p>0.075</text:p>
          </table:table-cell>
          <table:table-cell table:style-name="ce76" table:formula="of:=1/[.H21]" office:value-type="float" office:value="13.3333333333333">
            <text:p>13.3333333333333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20">
            <text:p>20</text:p>
          </table:table-cell>
          <table:table-cell table:style-name="ce34" table:formula="of:=OCT2DEC([.$C22])*[.D$2]" office:value-type="float" office:value="48">
            <text:p>48</text:p>
          </table:table-cell>
          <table:table-cell table:style-name="ce76" table:formula="of:=[.D22]/[.E$2]" office:value-type="float" office:value="0.0277777777777778">
            <text:p>0.0277777777778</text:p>
          </table:table-cell>
          <table:table-cell table:style-name="ce76" table:formula="of:=1/[.E22]" office:value-type="float" office:value="36">
            <text:p>36</text:p>
          </table:table-cell>
          <table:table-cell table:style-name="ce34" table:formula="of:=OCT2DEC([.$C22])*[.G$2]" office:value-type="float" office:value="80">
            <text:p>80</text:p>
          </table:table-cell>
          <table:table-cell table:style-name="ce128" table:formula="of:=[.G22]/[.H$2]" office:value-type="float" office:value="0.08">
            <text:p>0.080</text:p>
          </table:table-cell>
          <table:table-cell table:style-name="ce76" table:formula="of:=1/[.H22]" office:value-type="float" office:value="12.5">
            <text:p>12.5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21">
            <text:p>21</text:p>
          </table:table-cell>
          <table:table-cell table:style-name="ce34" table:formula="of:=OCT2DEC([.$C23])*[.D$2]" office:value-type="float" office:value="51">
            <text:p>51</text:p>
          </table:table-cell>
          <table:table-cell table:style-name="ce76" table:formula="of:=[.D23]/[.E$2]" office:value-type="float" office:value="0.0295138888888889">
            <text:p>0.0295138888889</text:p>
          </table:table-cell>
          <table:table-cell table:style-name="ce126" table:formula="of:=1/[.E23]" office:value-type="float" office:value="33.8823529411765">
            <text:p>33 8/9</text:p>
          </table:table-cell>
          <table:table-cell table:style-name="ce34" table:formula="of:=OCT2DEC([.$C23])*[.G$2]" office:value-type="float" office:value="85">
            <text:p>85</text:p>
          </table:table-cell>
          <table:table-cell table:style-name="ce128" table:formula="of:=[.G23]/[.H$2]" office:value-type="float" office:value="0.085">
            <text:p>0.085</text:p>
          </table:table-cell>
          <table:table-cell table:style-name="ce76" table:formula="of:=1/[.H23]" office:value-type="float" office:value="11.7647058823529">
            <text:p>11.7647058823529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22">
            <text:p>22</text:p>
          </table:table-cell>
          <table:table-cell table:style-name="ce34" table:formula="of:=OCT2DEC([.$C24])*[.D$2]" office:value-type="float" office:value="54">
            <text:p>54</text:p>
          </table:table-cell>
          <table:table-cell table:style-name="ce76" table:formula="of:=[.D24]/[.E$2]" office:value-type="float" office:value="0.03125">
            <text:p>0.03125</text:p>
          </table:table-cell>
          <table:table-cell table:style-name="ce76" table:formula="of:=1/[.E24]" office:value-type="float" office:value="32">
            <text:p>32</text:p>
          </table:table-cell>
          <table:table-cell table:style-name="ce34" table:formula="of:=OCT2DEC([.$C24])*[.G$2]" office:value-type="float" office:value="90">
            <text:p>90</text:p>
          </table:table-cell>
          <table:table-cell table:style-name="ce128" table:formula="of:=[.G24]/[.H$2]" office:value-type="float" office:value="0.09">
            <text:p>0.090</text:p>
          </table:table-cell>
          <table:table-cell table:style-name="ce76" table:formula="of:=1/[.H24]" office:value-type="float" office:value="11.1111111111111">
            <text:p>11.1111111111111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23">
            <text:p>23</text:p>
          </table:table-cell>
          <table:table-cell table:style-name="ce34" table:formula="of:=OCT2DEC([.$C25])*[.D$2]" office:value-type="float" office:value="57">
            <text:p>57</text:p>
          </table:table-cell>
          <table:table-cell table:style-name="ce76" table:formula="of:=[.D25]/[.E$2]" office:value-type="float" office:value="0.0329861111111111">
            <text:p>0.0329861111111</text:p>
          </table:table-cell>
          <table:table-cell table:style-name="ce126" table:formula="of:=1/[.E25]" office:value-type="float" office:value="30.3157894736842">
            <text:p>30 1/3</text:p>
          </table:table-cell>
          <table:table-cell table:style-name="ce34" table:formula="of:=OCT2DEC([.$C25])*[.G$2]" office:value-type="float" office:value="95">
            <text:p>95</text:p>
          </table:table-cell>
          <table:table-cell table:style-name="ce128" table:formula="of:=[.G25]/[.H$2]" office:value-type="float" office:value="0.095">
            <text:p>0.095</text:p>
          </table:table-cell>
          <table:table-cell table:style-name="ce76" table:formula="of:=1/[.H25]" office:value-type="float" office:value="10.5263157894737">
            <text:p>10.5263157894737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24">
            <text:p>24</text:p>
          </table:table-cell>
          <table:table-cell table:style-name="ce34" table:formula="of:=OCT2DEC([.$C26])*[.D$2]" office:value-type="float" office:value="60">
            <text:p>60</text:p>
          </table:table-cell>
          <table:table-cell table:style-name="ce76" table:formula="of:=[.D26]/[.E$2]" office:value-type="float" office:value="0.0347222222222222">
            <text:p>0.0347222222222</text:p>
          </table:table-cell>
          <table:table-cell table:style-name="ce126" table:formula="of:=1/[.E26]" office:value-type="float" office:value="28.8">
            <text:p>28 4/5</text:p>
          </table:table-cell>
          <table:table-cell table:style-name="ce34" table:formula="of:=OCT2DEC([.$C26])*[.G$2]" office:value-type="float" office:value="100">
            <text:p>100</text:p>
          </table:table-cell>
          <table:table-cell table:style-name="ce128" table:formula="of:=[.G26]/[.H$2]" office:value-type="float" office:value="0.1">
            <text:p>0.100</text:p>
          </table:table-cell>
          <table:table-cell table:style-name="ce76" table:formula="of:=1/[.H26]" office:value-type="float" office:value="10">
            <text:p>10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25">
            <text:p>25</text:p>
          </table:table-cell>
          <table:table-cell table:style-name="ce34" table:formula="of:=OCT2DEC([.$C27])*[.D$2]" office:value-type="float" office:value="63">
            <text:p>63</text:p>
          </table:table-cell>
          <table:table-cell table:style-name="ce76" table:formula="of:=[.D27]/[.E$2]" office:value-type="float" office:value="0.0364583333333333">
            <text:p>0.0364583333333</text:p>
          </table:table-cell>
          <table:table-cell table:style-name="ce126" table:formula="of:=1/[.E27]" office:value-type="float" office:value="27.4285714285714">
            <text:p>27 3/7</text:p>
          </table:table-cell>
          <table:table-cell table:style-name="ce34" table:formula="of:=OCT2DEC([.$C27])*[.G$2]" office:value-type="float" office:value="105">
            <text:p>105</text:p>
          </table:table-cell>
          <table:table-cell table:style-name="ce128" table:formula="of:=[.G27]/[.H$2]" office:value-type="float" office:value="0.105">
            <text:p>0.105</text:p>
          </table:table-cell>
          <table:table-cell table:style-name="ce76" table:formula="of:=1/[.H27]" office:value-type="float" office:value="9.52380952380952">
            <text:p>9.5238095238095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26">
            <text:p>26</text:p>
          </table:table-cell>
          <table:table-cell table:style-name="ce34" table:formula="of:=OCT2DEC([.$C28])*[.D$2]" office:value-type="float" office:value="66">
            <text:p>66</text:p>
          </table:table-cell>
          <table:table-cell table:style-name="ce76" table:formula="of:=[.D28]/[.E$2]" office:value-type="float" office:value="0.0381944444444444">
            <text:p>0.0381944444444</text:p>
          </table:table-cell>
          <table:table-cell table:style-name="ce126" table:formula="of:=1/[.E28]" office:value-type="float" office:value="26.1818181818182">
            <text:p>26 1/6</text:p>
          </table:table-cell>
          <table:table-cell table:style-name="ce34" table:formula="of:=OCT2DEC([.$C28])*[.G$2]" office:value-type="float" office:value="110">
            <text:p>110</text:p>
          </table:table-cell>
          <table:table-cell table:style-name="ce128" table:formula="of:=[.G28]/[.H$2]" office:value-type="float" office:value="0.11">
            <text:p>0.110</text:p>
          </table:table-cell>
          <table:table-cell table:style-name="ce76" table:formula="of:=1/[.H28]" office:value-type="float" office:value="9.09090909090909">
            <text:p>9.0909090909091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27">
            <text:p>27</text:p>
          </table:table-cell>
          <table:table-cell table:style-name="ce34" table:formula="of:=OCT2DEC([.$C29])*[.D$2]" office:value-type="float" office:value="69">
            <text:p>69</text:p>
          </table:table-cell>
          <table:table-cell table:style-name="ce76" table:formula="of:=[.D29]/[.E$2]" office:value-type="float" office:value="0.0399305555555556">
            <text:p>0.0399305555556</text:p>
          </table:table-cell>
          <table:table-cell table:style-name="ce126" table:formula="of:=1/[.E29]" office:value-type="float" office:value="25.0434782608696">
            <text:p>25 <text:s text:c="3"/></text:p>
          </table:table-cell>
          <table:table-cell table:style-name="ce34" table:formula="of:=OCT2DEC([.$C29])*[.G$2]" office:value-type="float" office:value="115">
            <text:p>115</text:p>
          </table:table-cell>
          <table:table-cell table:style-name="ce128" table:formula="of:=[.G29]/[.H$2]" office:value-type="float" office:value="0.115">
            <text:p>0.115</text:p>
          </table:table-cell>
          <table:table-cell table:style-name="ce76" table:formula="of:=1/[.H29]" office:value-type="float" office:value="8.69565217391304">
            <text:p>8.6956521739131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30">
            <text:p>30</text:p>
          </table:table-cell>
          <table:table-cell table:style-name="ce34" table:formula="of:=OCT2DEC([.$C30])*[.D$2]" office:value-type="float" office:value="72">
            <text:p>72</text:p>
          </table:table-cell>
          <table:table-cell table:style-name="ce76" table:formula="of:=[.D30]/[.E$2]" office:value-type="float" office:value="0.0416666666666667">
            <text:p>0.0416666666667</text:p>
          </table:table-cell>
          <table:table-cell table:style-name="ce76" table:formula="of:=1/[.E30]" office:value-type="float" office:value="24">
            <text:p>24</text:p>
          </table:table-cell>
          <table:table-cell table:style-name="ce34" table:formula="of:=OCT2DEC([.$C30])*[.G$2]" office:value-type="float" office:value="120">
            <text:p>120</text:p>
          </table:table-cell>
          <table:table-cell table:style-name="ce128" table:formula="of:=[.G30]/[.H$2]" office:value-type="float" office:value="0.12">
            <text:p>0.120</text:p>
          </table:table-cell>
          <table:table-cell table:style-name="ce76" table:formula="of:=1/[.H30]" office:value-type="float" office:value="8.33333333333333">
            <text:p>8.3333333333333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31">
            <text:p>31</text:p>
          </table:table-cell>
          <table:table-cell table:style-name="ce34" table:formula="of:=OCT2DEC([.$C31])*[.D$2]" office:value-type="float" office:value="75">
            <text:p>75</text:p>
          </table:table-cell>
          <table:table-cell table:style-name="ce76" table:formula="of:=[.D31]/[.E$2]" office:value-type="float" office:value="0.0434027777777778">
            <text:p>0.0434027777778</text:p>
          </table:table-cell>
          <table:table-cell table:style-name="ce126" table:formula="of:=1/[.E31]" office:value-type="float" office:value="23.04">
            <text:p>23 <text:s text:c="3"/></text:p>
          </table:table-cell>
          <table:table-cell table:style-name="ce34" table:formula="of:=OCT2DEC([.$C31])*[.G$2]" office:value-type="float" office:value="125">
            <text:p>125</text:p>
          </table:table-cell>
          <table:table-cell table:style-name="ce128" table:formula="of:=[.G31]/[.H$2]" office:value-type="float" office:value="0.125">
            <text:p>0.125</text:p>
          </table:table-cell>
          <table:table-cell table:style-name="ce76" table:formula="of:=1/[.H31]" office:value-type="float" office:value="8">
            <text:p>8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32">
            <text:p>32</text:p>
          </table:table-cell>
          <table:table-cell table:style-name="ce34" table:formula="of:=OCT2DEC([.$C32])*[.D$2]" office:value-type="float" office:value="78">
            <text:p>78</text:p>
          </table:table-cell>
          <table:table-cell table:style-name="ce76" table:formula="of:=[.D32]/[.E$2]" office:value-type="float" office:value="0.0451388888888889">
            <text:p>0.0451388888889</text:p>
          </table:table-cell>
          <table:table-cell table:style-name="ce126" table:formula="of:=1/[.E32]" office:value-type="float" office:value="22.1538461538462">
            <text:p>22 1/7</text:p>
          </table:table-cell>
          <table:table-cell table:style-name="ce34" table:formula="of:=OCT2DEC([.$C32])*[.G$2]" office:value-type="float" office:value="130">
            <text:p>130</text:p>
          </table:table-cell>
          <table:table-cell table:style-name="ce128" table:formula="of:=[.G32]/[.H$2]" office:value-type="float" office:value="0.13">
            <text:p>0.130</text:p>
          </table:table-cell>
          <table:table-cell table:style-name="ce76" table:formula="of:=1/[.H32]" office:value-type="float" office:value="7.69230769230769">
            <text:p>7.6923076923077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33">
            <text:p>33</text:p>
          </table:table-cell>
          <table:table-cell table:style-name="ce34" table:formula="of:=OCT2DEC([.$C33])*[.D$2]" office:value-type="float" office:value="81">
            <text:p>81</text:p>
          </table:table-cell>
          <table:table-cell table:style-name="ce76" table:formula="of:=[.D33]/[.E$2]" office:value-type="float" office:value="0.046875">
            <text:p>0.046875</text:p>
          </table:table-cell>
          <table:table-cell table:style-name="ce76" table:formula="of:=1/[.E33]" office:value-type="float" office:value="21.3333333333333">
            <text:p>21.3333333333333</text:p>
          </table:table-cell>
          <table:table-cell table:style-name="ce34" table:formula="of:=OCT2DEC([.$C33])*[.G$2]" office:value-type="float" office:value="135">
            <text:p>135</text:p>
          </table:table-cell>
          <table:table-cell table:style-name="ce128" table:formula="of:=[.G33]/[.H$2]" office:value-type="float" office:value="0.135">
            <text:p>0.135</text:p>
          </table:table-cell>
          <table:table-cell table:style-name="ce76" table:formula="of:=1/[.H33]" office:value-type="float" office:value="7.40740740740741">
            <text:p>7.4074074074074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34">
            <text:p>34</text:p>
          </table:table-cell>
          <table:table-cell table:style-name="ce34" table:formula="of:=OCT2DEC([.$C34])*[.D$2]" office:value-type="float" office:value="84">
            <text:p>84</text:p>
          </table:table-cell>
          <table:table-cell table:style-name="ce76" table:formula="of:=[.D34]/[.E$2]" office:value-type="float" office:value="0.0486111111111111">
            <text:p>0.0486111111111</text:p>
          </table:table-cell>
          <table:table-cell table:style-name="ce126" table:formula="of:=1/[.E34]" office:value-type="float" office:value="20.5714285714286">
            <text:p>20 4/7</text:p>
          </table:table-cell>
          <table:table-cell table:style-name="ce34" table:formula="of:=OCT2DEC([.$C34])*[.G$2]" office:value-type="float" office:value="140">
            <text:p>140</text:p>
          </table:table-cell>
          <table:table-cell table:style-name="ce128" table:formula="of:=[.G34]/[.H$2]" office:value-type="float" office:value="0.14">
            <text:p>0.140</text:p>
          </table:table-cell>
          <table:table-cell table:style-name="ce76" table:formula="of:=1/[.H34]" office:value-type="float" office:value="7.14285714285714">
            <text:p>7.1428571428572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35">
            <text:p>35</text:p>
          </table:table-cell>
          <table:table-cell table:style-name="ce34" table:formula="of:=OCT2DEC([.$C35])*[.D$2]" office:value-type="float" office:value="87">
            <text:p>87</text:p>
          </table:table-cell>
          <table:table-cell table:style-name="ce76" table:formula="of:=[.D35]/[.E$2]" office:value-type="float" office:value="0.0503472222222222">
            <text:p>0.0503472222222</text:p>
          </table:table-cell>
          <table:table-cell table:style-name="ce126" table:formula="of:=1/[.E35]" office:value-type="float" office:value="19.8620689655172">
            <text:p>19 6/7</text:p>
          </table:table-cell>
          <table:table-cell table:style-name="ce34" table:formula="of:=OCT2DEC([.$C35])*[.G$2]" office:value-type="float" office:value="145">
            <text:p>145</text:p>
          </table:table-cell>
          <table:table-cell table:style-name="ce128" table:formula="of:=[.G35]/[.H$2]" office:value-type="float" office:value="0.145">
            <text:p>0.145</text:p>
          </table:table-cell>
          <table:table-cell table:style-name="ce76" table:formula="of:=1/[.H35]" office:value-type="float" office:value="6.89655172413793">
            <text:p>6.8965517241379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36">
            <text:p>36</text:p>
          </table:table-cell>
          <table:table-cell table:style-name="ce34" table:formula="of:=OCT2DEC([.$C36])*[.D$2]" office:value-type="float" office:value="90">
            <text:p>90</text:p>
          </table:table-cell>
          <table:table-cell table:style-name="ce76" table:formula="of:=[.D36]/[.E$2]" office:value-type="float" office:value="0.0520833333333333">
            <text:p>0.0520833333333</text:p>
          </table:table-cell>
          <table:table-cell table:style-name="ce126" table:formula="of:=1/[.E36]" office:value-type="float" office:value="19.2">
            <text:p>19 1/5</text:p>
          </table:table-cell>
          <table:table-cell table:style-name="ce34" table:formula="of:=OCT2DEC([.$C36])*[.G$2]" office:value-type="float" office:value="150">
            <text:p>150</text:p>
          </table:table-cell>
          <table:table-cell table:style-name="ce128" table:formula="of:=[.G36]/[.H$2]" office:value-type="float" office:value="0.15">
            <text:p>0.150</text:p>
          </table:table-cell>
          <table:table-cell table:style-name="ce76" table:formula="of:=1/[.H36]" office:value-type="float" office:value="6.66666666666667">
            <text:p>6.6666666666667</text:p>
          </table:table-cell>
          <table:table-cell table:number-columns-repeated="247"/>
        </table:table-row>
        <table:table-row table:style-name="ro2">
          <table:table-cell table:style-name="ce46"/>
          <table:covered-table-cell/>
          <table:table-cell table:style-name="ce66" office:value-type="float" office:value="37">
            <text:p>37</text:p>
          </table:table-cell>
          <table:table-cell table:style-name="ce34" table:formula="of:=OCT2DEC([.$C37])*[.D$2]" office:value-type="float" office:value="93">
            <text:p>93</text:p>
          </table:table-cell>
          <table:table-cell table:style-name="ce76" table:formula="of:=[.D37]/[.E$2]" office:value-type="float" office:value="0.0538194444444444">
            <text:p>0.0538194444444</text:p>
          </table:table-cell>
          <table:table-cell table:style-name="ce126" table:formula="of:=1/[.E37]" office:value-type="float" office:value="18.5806451612903">
            <text:p>18 4/7</text:p>
          </table:table-cell>
          <table:table-cell table:style-name="ce34" table:formula="of:=OCT2DEC([.$C37])*[.G$2]" office:value-type="float" office:value="155">
            <text:p>155</text:p>
          </table:table-cell>
          <table:table-cell table:style-name="ce128" table:formula="of:=[.G37]/[.H$2]" office:value-type="float" office:value="0.155">
            <text:p>0.155</text:p>
          </table:table-cell>
          <table:table-cell table:style-name="ce76" table:formula="of:=1/[.H37]" office:value-type="float" office:value="6.45161290322581">
            <text:p>6.4516129032258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40">
            <text:p>40</text:p>
          </table:table-cell>
          <table:table-cell table:style-name="ce34" table:formula="of:=OCT2DEC([.$C38])*[.D$2]" office:value-type="float" office:value="96">
            <text:p>96</text:p>
          </table:table-cell>
          <table:table-cell table:style-name="ce76" table:formula="of:=[.D38]/[.E$2]" office:value-type="float" office:value="0.0555555555555556">
            <text:p>0.0555555555556</text:p>
          </table:table-cell>
          <table:table-cell table:style-name="ce126" table:formula="of:=1/[.E38]" office:value-type="float" office:value="18">
            <text:p>18 <text:s text:c="3"/></text:p>
          </table:table-cell>
          <table:table-cell table:style-name="ce34" table:formula="of:=OCT2DEC([.$C38])*[.G$2]" office:value-type="float" office:value="160">
            <text:p>160</text:p>
          </table:table-cell>
          <table:table-cell table:style-name="ce128" table:formula="of:=[.G38]/[.H$2]" office:value-type="float" office:value="0.16">
            <text:p>0.160</text:p>
          </table:table-cell>
          <table:table-cell table:style-name="ce76" table:formula="of:=1/[.H38]" office:value-type="float" office:value="6.25">
            <text:p>6.25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41">
            <text:p>41</text:p>
          </table:table-cell>
          <table:table-cell table:style-name="ce34" table:formula="of:=OCT2DEC([.$C39])*[.D$2]" office:value-type="float" office:value="99">
            <text:p>99</text:p>
          </table:table-cell>
          <table:table-cell table:style-name="ce76" table:formula="of:=[.D39]/[.E$2]" office:value-type="float" office:value="0.0572916666666667">
            <text:p>0.0572916666667</text:p>
          </table:table-cell>
          <table:table-cell table:style-name="ce126" table:formula="of:=1/[.E39]" office:value-type="float" office:value="17.4545454545455">
            <text:p>17 4/9</text:p>
          </table:table-cell>
          <table:table-cell table:style-name="ce34" table:formula="of:=OCT2DEC([.$C39])*[.G$2]" office:value-type="float" office:value="165">
            <text:p>165</text:p>
          </table:table-cell>
          <table:table-cell table:style-name="ce128" table:formula="of:=[.G39]/[.H$2]" office:value-type="float" office:value="0.165">
            <text:p>0.165</text:p>
          </table:table-cell>
          <table:table-cell table:style-name="ce76" table:formula="of:=1/[.H39]" office:value-type="float" office:value="6.06060606060606">
            <text:p>6.0606060606061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42">
            <text:p>42</text:p>
          </table:table-cell>
          <table:table-cell table:style-name="ce34" table:formula="of:=OCT2DEC([.$C40])*[.D$2]" office:value-type="float" office:value="102">
            <text:p>102</text:p>
          </table:table-cell>
          <table:table-cell table:style-name="ce76" table:formula="of:=[.D40]/[.E$2]" office:value-type="float" office:value="0.0590277777777778">
            <text:p>0.0590277777778</text:p>
          </table:table-cell>
          <table:table-cell table:style-name="ce126" table:formula="of:=1/[.E40]" office:value-type="float" office:value="16.9411764705882">
            <text:p>16 8/9</text:p>
          </table:table-cell>
          <table:table-cell table:style-name="ce34" table:formula="of:=OCT2DEC([.$C40])*[.G$2]" office:value-type="float" office:value="170">
            <text:p>170</text:p>
          </table:table-cell>
          <table:table-cell table:style-name="ce128" table:formula="of:=[.G40]/[.H$2]" office:value-type="float" office:value="0.17">
            <text:p>0.170</text:p>
          </table:table-cell>
          <table:table-cell table:style-name="ce76" table:formula="of:=1/[.H40]" office:value-type="float" office:value="5.88235294117647">
            <text:p>5.8823529411765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43">
            <text:p>43</text:p>
          </table:table-cell>
          <table:table-cell table:style-name="ce34" table:formula="of:=OCT2DEC([.$C41])*[.D$2]" office:value-type="float" office:value="105">
            <text:p>105</text:p>
          </table:table-cell>
          <table:table-cell table:style-name="ce76" table:formula="of:=[.D41]/[.E$2]" office:value-type="float" office:value="0.0607638888888889">
            <text:p>0.0607638888889</text:p>
          </table:table-cell>
          <table:table-cell table:style-name="ce126" table:formula="of:=1/[.E41]" office:value-type="float" office:value="16.4571428571429">
            <text:p>16 4/9</text:p>
          </table:table-cell>
          <table:table-cell table:style-name="ce34" table:formula="of:=OCT2DEC([.$C41])*[.G$2]" office:value-type="float" office:value="175">
            <text:p>175</text:p>
          </table:table-cell>
          <table:table-cell table:style-name="ce128" table:formula="of:=[.G41]/[.H$2]" office:value-type="float" office:value="0.175">
            <text:p>0.175</text:p>
          </table:table-cell>
          <table:table-cell table:style-name="ce76" table:formula="of:=1/[.H41]" office:value-type="float" office:value="5.71428571428571">
            <text:p>5.7142857142857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44">
            <text:p>44</text:p>
          </table:table-cell>
          <table:table-cell table:style-name="ce34" table:formula="of:=OCT2DEC([.$C42])*[.D$2]" office:value-type="float" office:value="108">
            <text:p>108</text:p>
          </table:table-cell>
          <table:table-cell table:style-name="ce76" table:formula="of:=[.D42]/[.E$2]" office:value-type="float" office:value="0.0625">
            <text:p>0.0625</text:p>
          </table:table-cell>
          <table:table-cell table:style-name="ce126" table:formula="of:=1/[.E42]" office:value-type="float" office:value="16">
            <text:p>16 <text:s text:c="3"/></text:p>
          </table:table-cell>
          <table:table-cell table:style-name="ce34" table:formula="of:=OCT2DEC([.$C42])*[.G$2]" office:value-type="float" office:value="180">
            <text:p>180</text:p>
          </table:table-cell>
          <table:table-cell table:style-name="ce128" table:formula="of:=[.G42]/[.H$2]" office:value-type="float" office:value="0.18">
            <text:p>0.180</text:p>
          </table:table-cell>
          <table:table-cell table:style-name="ce76" table:formula="of:=1/[.H42]" office:value-type="float" office:value="5.55555555555556">
            <text:p>5.5555555555556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45">
            <text:p>45</text:p>
          </table:table-cell>
          <table:table-cell table:style-name="ce34" table:formula="of:=OCT2DEC([.$C43])*[.D$2]" office:value-type="float" office:value="111">
            <text:p>111</text:p>
          </table:table-cell>
          <table:table-cell table:style-name="ce76" table:formula="of:=[.D43]/[.E$2]" office:value-type="float" office:value="0.0642361111111111">
            <text:p>0.0642361111111</text:p>
          </table:table-cell>
          <table:table-cell table:style-name="ce126" table:formula="of:=1/[.E43]" office:value-type="float" office:value="15.5675675675676">
            <text:p>15 4/7</text:p>
          </table:table-cell>
          <table:table-cell table:style-name="ce34" table:formula="of:=OCT2DEC([.$C43])*[.G$2]" office:value-type="float" office:value="185">
            <text:p>185</text:p>
          </table:table-cell>
          <table:table-cell table:style-name="ce128" table:formula="of:=[.G43]/[.H$2]" office:value-type="float" office:value="0.185">
            <text:p>0.185</text:p>
          </table:table-cell>
          <table:table-cell table:style-name="ce76" table:formula="of:=1/[.H43]" office:value-type="float" office:value="5.40540540540541">
            <text:p>5.4054054054054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46">
            <text:p>46</text:p>
          </table:table-cell>
          <table:table-cell table:style-name="ce34" table:formula="of:=OCT2DEC([.$C44])*[.D$2]" office:value-type="float" office:value="114">
            <text:p>114</text:p>
          </table:table-cell>
          <table:table-cell table:style-name="ce76" table:formula="of:=[.D44]/[.E$2]" office:value-type="float" office:value="0.0659722222222222">
            <text:p>0.0659722222222</text:p>
          </table:table-cell>
          <table:table-cell table:style-name="ce126" table:formula="of:=1/[.E44]" office:value-type="float" office:value="15.1578947368421">
            <text:p>15 1/6</text:p>
          </table:table-cell>
          <table:table-cell table:style-name="ce34" table:formula="of:=OCT2DEC([.$C44])*[.G$2]" office:value-type="float" office:value="190">
            <text:p>190</text:p>
          </table:table-cell>
          <table:table-cell table:style-name="ce128" table:formula="of:=[.G44]/[.H$2]" office:value-type="float" office:value="0.19">
            <text:p>0.190</text:p>
          </table:table-cell>
          <table:table-cell table:style-name="ce76" table:formula="of:=1/[.H44]" office:value-type="float" office:value="5.26315789473684">
            <text:p>5.2631578947369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47">
            <text:p>47</text:p>
          </table:table-cell>
          <table:table-cell table:style-name="ce34" table:formula="of:=OCT2DEC([.$C45])*[.D$2]" office:value-type="float" office:value="117">
            <text:p>117</text:p>
          </table:table-cell>
          <table:table-cell table:style-name="ce76" table:formula="of:=[.D45]/[.E$2]" office:value-type="float" office:value="0.0677083333333333">
            <text:p>0.0677083333333</text:p>
          </table:table-cell>
          <table:table-cell table:style-name="ce126" table:formula="of:=1/[.E45]" office:value-type="float" office:value="14.7692307692308">
            <text:p>14 7/9</text:p>
          </table:table-cell>
          <table:table-cell table:style-name="ce34" table:formula="of:=OCT2DEC([.$C45])*[.G$2]" office:value-type="float" office:value="195">
            <text:p>195</text:p>
          </table:table-cell>
          <table:table-cell table:style-name="ce128" table:formula="of:=[.G45]/[.H$2]" office:value-type="float" office:value="0.195">
            <text:p>0.195</text:p>
          </table:table-cell>
          <table:table-cell table:style-name="ce76" table:formula="of:=1/[.H45]" office:value-type="float" office:value="5.12820512820513">
            <text:p>5.1282051282051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50">
            <text:p>50</text:p>
          </table:table-cell>
          <table:table-cell table:style-name="ce34" table:formula="of:=OCT2DEC([.$C46])*[.D$2]" office:value-type="float" office:value="120">
            <text:p>120</text:p>
          </table:table-cell>
          <table:table-cell table:style-name="ce76" table:formula="of:=[.D46]/[.E$2]" office:value-type="float" office:value="0.0694444444444444">
            <text:p>0.0694444444444</text:p>
          </table:table-cell>
          <table:table-cell table:style-name="ce126" table:formula="of:=1/[.E46]" office:value-type="float" office:value="14.4">
            <text:p>14 2/5</text:p>
          </table:table-cell>
          <table:table-cell table:style-name="ce34" table:formula="of:=OCT2DEC([.$C46])*[.G$2]" office:value-type="float" office:value="200">
            <text:p>200</text:p>
          </table:table-cell>
          <table:table-cell table:style-name="ce128" table:formula="of:=[.G46]/[.H$2]" office:value-type="float" office:value="0.2">
            <text:p>0.200</text:p>
          </table:table-cell>
          <table:table-cell table:style-name="ce76" table:formula="of:=1/[.H46]" office:value-type="float" office:value="5">
            <text:p>5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51">
            <text:p>51</text:p>
          </table:table-cell>
          <table:table-cell table:style-name="ce34" table:formula="of:=OCT2DEC([.$C47])*[.D$2]" office:value-type="float" office:value="123">
            <text:p>123</text:p>
          </table:table-cell>
          <table:table-cell table:style-name="ce76" table:formula="of:=[.D47]/[.E$2]" office:value-type="float" office:value="0.0711805555555556">
            <text:p>0.0711805555556</text:p>
          </table:table-cell>
          <table:table-cell table:style-name="ce126" table:formula="of:=1/[.E47]" office:value-type="float" office:value="14.0487804878049">
            <text:p>14 <text:s text:c="3"/></text:p>
          </table:table-cell>
          <table:table-cell table:style-name="ce34" table:formula="of:=OCT2DEC([.$C47])*[.G$2]" office:value-type="float" office:value="205">
            <text:p>205</text:p>
          </table:table-cell>
          <table:table-cell table:style-name="ce128" table:formula="of:=[.G47]/[.H$2]" office:value-type="float" office:value="0.205">
            <text:p>0.205</text:p>
          </table:table-cell>
          <table:table-cell table:style-name="ce76" table:formula="of:=1/[.H47]" office:value-type="float" office:value="4.87804878048781">
            <text:p>4.8780487804878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52">
            <text:p>52</text:p>
          </table:table-cell>
          <table:table-cell table:style-name="ce34" table:formula="of:=OCT2DEC([.$C46])*[.D$2]" office:value-type="float" office:value="120">
            <text:p>120</text:p>
          </table:table-cell>
          <table:table-cell table:style-name="ce76" table:formula="of:=[.D48]/[.E$2]" office:value-type="float" office:value="0.0694444444444444">
            <text:p>0.0694444444444</text:p>
          </table:table-cell>
          <table:table-cell table:style-name="ce126" table:formula="of:=1/[.E48]" office:value-type="float" office:value="14.4">
            <text:p>14 2/5</text:p>
          </table:table-cell>
          <table:table-cell table:style-name="ce34" table:formula="of:=OCT2DEC([.$C46])*[.G$2]" office:value-type="float" office:value="200">
            <text:p>200</text:p>
          </table:table-cell>
          <table:table-cell table:style-name="ce128" table:formula="of:=[.G48]/[.H$2]" office:value-type="float" office:value="0.2">
            <text:p>0.200</text:p>
          </table:table-cell>
          <table:table-cell table:style-name="ce76" table:formula="of:=1/[.H48]" office:value-type="float" office:value="5">
            <text:p>5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53">
            <text:p>53</text:p>
          </table:table-cell>
          <table:table-cell table:style-name="ce34" table:formula="of:=OCT2DEC([.$C47])*[.D$2]" office:value-type="float" office:value="123">
            <text:p>123</text:p>
          </table:table-cell>
          <table:table-cell table:style-name="ce76" table:formula="of:=[.D49]/[.E$2]" office:value-type="float" office:value="0.0711805555555556">
            <text:p>0.0711805555556</text:p>
          </table:table-cell>
          <table:table-cell table:style-name="ce126" table:formula="of:=1/[.E49]" office:value-type="float" office:value="14.0487804878049">
            <text:p>14 <text:s text:c="3"/></text:p>
          </table:table-cell>
          <table:table-cell table:style-name="ce34" table:formula="of:=OCT2DEC([.$C47])*[.G$2]" office:value-type="float" office:value="205">
            <text:p>205</text:p>
          </table:table-cell>
          <table:table-cell table:style-name="ce128" table:formula="of:=[.G49]/[.H$2]" office:value-type="float" office:value="0.205">
            <text:p>0.205</text:p>
          </table:table-cell>
          <table:table-cell table:style-name="ce76" table:formula="of:=1/[.H49]" office:value-type="float" office:value="4.87804878048781">
            <text:p>4.8780487804878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54">
            <text:p>54</text:p>
          </table:table-cell>
          <table:table-cell table:style-name="ce34" table:formula="of:=OCT2DEC([.$C48])*[.D$2]" office:value-type="float" office:value="126">
            <text:p>126</text:p>
          </table:table-cell>
          <table:table-cell table:style-name="ce76" table:formula="of:=[.D50]/[.E$2]" office:value-type="float" office:value="0.0729166666666667">
            <text:p>0.0729166666667</text:p>
          </table:table-cell>
          <table:table-cell table:style-name="ce126" table:formula="of:=1/[.E50]" office:value-type="float" office:value="13.7142857142857">
            <text:p>13 5/7</text:p>
          </table:table-cell>
          <table:table-cell table:style-name="ce34" table:formula="of:=OCT2DEC([.$C48])*[.G$2]" office:value-type="float" office:value="210">
            <text:p>210</text:p>
          </table:table-cell>
          <table:table-cell table:style-name="ce128" table:formula="of:=[.G50]/[.H$2]" office:value-type="float" office:value="0.21">
            <text:p>0.210</text:p>
          </table:table-cell>
          <table:table-cell table:style-name="ce76" table:formula="of:=1/[.H50]" office:value-type="float" office:value="4.76190476190476">
            <text:p>4.7619047619048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55">
            <text:p>55</text:p>
          </table:table-cell>
          <table:table-cell table:style-name="ce34" table:formula="of:=OCT2DEC([.$C49])*[.D$2]" office:value-type="float" office:value="129">
            <text:p>129</text:p>
          </table:table-cell>
          <table:table-cell table:style-name="ce76" table:formula="of:=[.D51]/[.E$2]" office:value-type="float" office:value="0.0746527777777778">
            <text:p>0.0746527777778</text:p>
          </table:table-cell>
          <table:table-cell table:style-name="ce126" table:formula="of:=1/[.E51]" office:value-type="float" office:value="13.3953488372093">
            <text:p>13 2/5</text:p>
          </table:table-cell>
          <table:table-cell table:style-name="ce34" table:formula="of:=OCT2DEC([.$C49])*[.G$2]" office:value-type="float" office:value="215">
            <text:p>215</text:p>
          </table:table-cell>
          <table:table-cell table:style-name="ce128" table:formula="of:=[.G51]/[.H$2]" office:value-type="float" office:value="0.215">
            <text:p>0.215</text:p>
          </table:table-cell>
          <table:table-cell table:style-name="ce76" table:formula="of:=1/[.H51]" office:value-type="float" office:value="4.65116279069768">
            <text:p>4.6511627906977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56">
            <text:p>56</text:p>
          </table:table-cell>
          <table:table-cell table:style-name="ce34" table:formula="of:=OCT2DEC([.$C50])*[.D$2]" office:value-type="float" office:value="132">
            <text:p>132</text:p>
          </table:table-cell>
          <table:table-cell table:style-name="ce76" table:formula="of:=[.D52]/[.E$2]" office:value-type="float" office:value="0.0763888888888889">
            <text:p>0.0763888888889</text:p>
          </table:table-cell>
          <table:table-cell table:style-name="ce126" table:formula="of:=1/[.E52]" office:value-type="float" office:value="13.0909090909091">
            <text:p>13 1/9</text:p>
          </table:table-cell>
          <table:table-cell table:style-name="ce34" table:formula="of:=OCT2DEC([.$C50])*[.G$2]" office:value-type="float" office:value="220">
            <text:p>220</text:p>
          </table:table-cell>
          <table:table-cell table:style-name="ce128" table:formula="of:=[.G52]/[.H$2]" office:value-type="float" office:value="0.22">
            <text:p>0.220</text:p>
          </table:table-cell>
          <table:table-cell table:style-name="ce76" table:formula="of:=1/[.H52]" office:value-type="float" office:value="4.54545454545455">
            <text:p>4.5454545454546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57">
            <text:p>57</text:p>
          </table:table-cell>
          <table:table-cell table:style-name="ce34" table:formula="of:=OCT2DEC([.$C51])*[.D$2]" office:value-type="float" office:value="135">
            <text:p>135</text:p>
          </table:table-cell>
          <table:table-cell table:style-name="ce76" table:formula="of:=[.D53]/[.E$2]" office:value-type="float" office:value="0.078125">
            <text:p>0.078125</text:p>
          </table:table-cell>
          <table:table-cell table:style-name="ce126" table:formula="of:=1/[.E53]" office:value-type="float" office:value="12.8">
            <text:p>12 4/5</text:p>
          </table:table-cell>
          <table:table-cell table:style-name="ce34" table:formula="of:=OCT2DEC([.$C51])*[.G$2]" office:value-type="float" office:value="225">
            <text:p>225</text:p>
          </table:table-cell>
          <table:table-cell table:style-name="ce128" table:formula="of:=[.G53]/[.H$2]" office:value-type="float" office:value="0.225">
            <text:p>0.225</text:p>
          </table:table-cell>
          <table:table-cell table:style-name="ce76" table:formula="of:=1/[.H53]" office:value-type="float" office:value="4.44444444444444">
            <text:p>4.4444444444445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60">
            <text:p>60</text:p>
          </table:table-cell>
          <table:table-cell table:style-name="ce34" table:formula="of:=OCT2DEC([.$C52])*[.D$2]" office:value-type="float" office:value="138">
            <text:p>138</text:p>
          </table:table-cell>
          <table:table-cell table:style-name="ce76" table:formula="of:=[.D54]/[.E$2]" office:value-type="float" office:value="0.0798611111111111">
            <text:p>0.0798611111111</text:p>
          </table:table-cell>
          <table:table-cell table:style-name="ce126" table:formula="of:=1/[.E54]" office:value-type="float" office:value="12.5217391304348">
            <text:p>12 1/2</text:p>
          </table:table-cell>
          <table:table-cell table:style-name="ce34" table:formula="of:=OCT2DEC([.$C52])*[.G$2]" office:value-type="float" office:value="230">
            <text:p>230</text:p>
          </table:table-cell>
          <table:table-cell table:style-name="ce128" table:formula="of:=[.G54]/[.H$2]" office:value-type="float" office:value="0.23">
            <text:p>0.230</text:p>
          </table:table-cell>
          <table:table-cell table:style-name="ce76" table:formula="of:=1/[.H54]" office:value-type="float" office:value="4.34782608695652">
            <text:p>4.3478260869565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61">
            <text:p>61</text:p>
          </table:table-cell>
          <table:table-cell table:style-name="ce34" table:formula="of:=OCT2DEC([.$C53])*[.D$2]" office:value-type="float" office:value="141">
            <text:p>141</text:p>
          </table:table-cell>
          <table:table-cell table:style-name="ce76" table:formula="of:=[.D55]/[.E$2]" office:value-type="float" office:value="0.0815972222222222">
            <text:p>0.0815972222222</text:p>
          </table:table-cell>
          <table:table-cell table:style-name="ce126" table:formula="of:=1/[.E55]" office:value-type="float" office:value="12.2553191489362">
            <text:p>12 1/4</text:p>
          </table:table-cell>
          <table:table-cell table:style-name="ce34" table:formula="of:=OCT2DEC([.$C53])*[.G$2]" office:value-type="float" office:value="235">
            <text:p>235</text:p>
          </table:table-cell>
          <table:table-cell table:style-name="ce128" table:formula="of:=[.G55]/[.H$2]" office:value-type="float" office:value="0.235">
            <text:p>0.235</text:p>
          </table:table-cell>
          <table:table-cell table:style-name="ce76" table:formula="of:=1/[.H55]" office:value-type="float" office:value="4.25531914893617">
            <text:p>4.2553191489362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62">
            <text:p>62</text:p>
          </table:table-cell>
          <table:table-cell table:style-name="ce34" table:formula="of:=OCT2DEC([.$C56])*[.D$2]" office:value-type="float" office:value="150">
            <text:p>150</text:p>
          </table:table-cell>
          <table:table-cell table:style-name="ce76" table:formula="of:=[.D56]/[.E$2]" office:value-type="float" office:value="0.0868055555555556">
            <text:p>0.0868055555556</text:p>
          </table:table-cell>
          <table:table-cell table:style-name="ce126" table:formula="of:=1/[.E56]" office:value-type="float" office:value="11.52">
            <text:p>11 1/2</text:p>
          </table:table-cell>
          <table:table-cell table:style-name="ce34" table:formula="of:=OCT2DEC([.$C56])*[.G$2]" office:value-type="float" office:value="250">
            <text:p>250</text:p>
          </table:table-cell>
          <table:table-cell table:style-name="ce128" table:formula="of:=[.G56]/[.H$2]" office:value-type="float" office:value="0.25">
            <text:p>0.250</text:p>
          </table:table-cell>
          <table:table-cell table:style-name="ce76" table:formula="of:=1/[.H56]" office:value-type="float" office:value="4">
            <text:p>4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63">
            <text:p>63</text:p>
          </table:table-cell>
          <table:table-cell table:style-name="ce34" table:formula="of:=OCT2DEC([.$C57])*[.D$2]" office:value-type="float" office:value="153">
            <text:p>153</text:p>
          </table:table-cell>
          <table:table-cell table:style-name="ce76" table:formula="of:=[.D57]/[.E$2]" office:value-type="float" office:value="0.0885416666666667">
            <text:p>0.0885416666667</text:p>
          </table:table-cell>
          <table:table-cell table:style-name="ce126" table:formula="of:=1/[.E57]" office:value-type="float" office:value="11.2941176470588">
            <text:p>11 2/7</text:p>
          </table:table-cell>
          <table:table-cell table:style-name="ce34" table:formula="of:=OCT2DEC([.$C57])*[.G$2]" office:value-type="float" office:value="255">
            <text:p>255</text:p>
          </table:table-cell>
          <table:table-cell table:style-name="ce128" table:formula="of:=[.G57]/[.H$2]" office:value-type="float" office:value="0.255">
            <text:p>0.255</text:p>
          </table:table-cell>
          <table:table-cell table:style-name="ce76" table:formula="of:=1/[.H57]" office:value-type="float" office:value="3.92156862745098">
            <text:p>3.921568627451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64">
            <text:p>64</text:p>
          </table:table-cell>
          <table:table-cell table:style-name="ce34" table:formula="of:=OCT2DEC([.$C58])*[.D$2]" office:value-type="float" office:value="156">
            <text:p>156</text:p>
          </table:table-cell>
          <table:table-cell table:style-name="ce76" table:formula="of:=[.D58]/[.E$2]" office:value-type="float" office:value="0.0902777777777778">
            <text:p>0.0902777777778</text:p>
          </table:table-cell>
          <table:table-cell table:style-name="ce126" table:formula="of:=1/[.E58]" office:value-type="float" office:value="11.0769230769231">
            <text:p>11 1/9</text:p>
          </table:table-cell>
          <table:table-cell table:style-name="ce34" table:formula="of:=OCT2DEC([.$C54])*[.G$2]" office:value-type="float" office:value="240">
            <text:p>240</text:p>
          </table:table-cell>
          <table:table-cell table:style-name="ce128" table:formula="of:=[.G58]/[.H$2]" office:value-type="float" office:value="0.24">
            <text:p>0.240</text:p>
          </table:table-cell>
          <table:table-cell table:style-name="ce76" table:formula="of:=1/[.H58]" office:value-type="float" office:value="4.16666666666667">
            <text:p>4.1666666666667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65">
            <text:p>65</text:p>
          </table:table-cell>
          <table:table-cell table:style-name="ce34" table:formula="of:=OCT2DEC([.$C59])*[.D$2]" office:value-type="float" office:value="159">
            <text:p>159</text:p>
          </table:table-cell>
          <table:table-cell table:style-name="ce76" table:formula="of:=[.D59]/[.E$2]" office:value-type="float" office:value="0.0920138888888889">
            <text:p>0.0920138888889</text:p>
          </table:table-cell>
          <table:table-cell table:style-name="ce126" table:formula="of:=1/[.E59]" office:value-type="float" office:value="10.8679245283019">
            <text:p>10 7/8</text:p>
          </table:table-cell>
          <table:table-cell table:style-name="ce34" table:formula="of:=OCT2DEC([.$C55])*[.G$2]" office:value-type="float" office:value="245">
            <text:p>245</text:p>
          </table:table-cell>
          <table:table-cell table:style-name="ce128" table:formula="of:=[.G59]/[.H$2]" office:value-type="float" office:value="0.245">
            <text:p>0.245</text:p>
          </table:table-cell>
          <table:table-cell table:style-name="ce76" table:formula="of:=1/[.H59]" office:value-type="float" office:value="4.08163265306122">
            <text:p>4.0816326530612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66">
            <text:p>66</text:p>
          </table:table-cell>
          <table:table-cell table:style-name="ce34" table:formula="of:=OCT2DEC([.$C60])*[.D$2]" office:value-type="float" office:value="162">
            <text:p>162</text:p>
          </table:table-cell>
          <table:table-cell table:style-name="ce76" table:formula="of:=[.D60]/[.E$2]" office:value-type="float" office:value="0.09375">
            <text:p>0.09375</text:p>
          </table:table-cell>
          <table:table-cell table:style-name="ce126" table:formula="of:=1/[.E60]" office:value-type="float" office:value="10.6666666666667">
            <text:p>10 2/3</text:p>
          </table:table-cell>
          <table:table-cell table:style-name="ce34" table:formula="of:=OCT2DEC([.$C56])*[.G$2]" office:value-type="float" office:value="250">
            <text:p>250</text:p>
          </table:table-cell>
          <table:table-cell table:style-name="ce128" table:formula="of:=[.G60]/[.H$2]" office:value-type="float" office:value="0.25">
            <text:p>0.250</text:p>
          </table:table-cell>
          <table:table-cell table:style-name="ce76" table:formula="of:=1/[.H60]" office:value-type="float" office:value="4">
            <text:p>4</text:p>
          </table:table-cell>
          <table:table-cell table:number-columns-repeated="247"/>
        </table:table-row>
        <table:table-row table:style-name="ro2">
          <table:table-cell table:style-name="ce46" table:number-columns-repeated="2"/>
          <table:table-cell table:style-name="ce76" office:value-type="float" office:value="67">
            <text:p>67</text:p>
          </table:table-cell>
          <table:table-cell table:style-name="ce34" table:formula="of:=OCT2DEC([.$C61])*[.D$2]" office:value-type="float" office:value="165">
            <text:p>165</text:p>
          </table:table-cell>
          <table:table-cell table:style-name="ce76" table:formula="of:=[.D61]/[.E$2]" office:value-type="float" office:value="0.0954861111111111">
            <text:p>0.0954861111111</text:p>
          </table:table-cell>
          <table:table-cell table:style-name="ce126" table:formula="of:=1/[.E61]" office:value-type="float" office:value="10.4727272727273">
            <text:p>10 1/2</text:p>
          </table:table-cell>
          <table:table-cell table:style-name="ce34" table:formula="of:=OCT2DEC([.$C57])*[.G$2]" office:value-type="float" office:value="255">
            <text:p>255</text:p>
          </table:table-cell>
          <table:table-cell table:style-name="ce128" table:formula="of:=[.G61]/[.H$2]" office:value-type="float" office:value="0.255">
            <text:p>0.255</text:p>
          </table:table-cell>
          <table:table-cell table:style-name="ce76" table:formula="of:=1/[.H61]" office:value-type="float" office:value="3.92156862745098">
            <text:p>3.921568627451</text:p>
          </table:table-cell>
          <table:table-cell table:number-columns-repeated="247"/>
        </table:table-row>
        <table:table-row table:style-name="ro1" table:number-rows-repeated="104851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Gradient CZ'.$A$1" table:expression="#ref!"/>
          <table:named-expression table:name="Sheet_Title" table:base-cell-address="$'Gradient CZ'.$A$1" table:expression="&quot;Gradient CY&quot;"/>
        </table:named-expressions>
      </table:table>
      <table:table table:name="Extension Distance PY PZ" table:style-name="ta7">
        <office:forms form:automatic-focus="false" form:apply-design-mode="false"/>
        <table:table-column table:style-name="co11" table:number-columns-repeated="3" table:default-cell-style-name="ce130"/>
        <table:table-column table:style-name="co7" table:number-columns-repeated="32" table:default-cell-style-name="ce130"/>
        <table:table-column table:style-name="co23" table:number-columns-repeated="2" table:default-cell-style-name="ce130"/>
        <table:table-column table:style-name="co1" table:number-columns-repeated="219" table:default-cell-style-name="ce130"/>
        <table:table-column table:style-name="co20" table:number-columns-repeated="768" table:default-cell-style-name="ce130"/>
        <table:table-row table:style-name="ro1">
          <table:table-cell table:style-name="ce1" office:value-type="string">
            <text:p>Extension Distance PY PZ</text:p>
          </table:table-cell>
          <table:table-cell table:style-name="ce1" table:number-columns-repeated="8"/>
          <table:table-cell table:style-name="ce71" table:number-columns-repeated="19"/>
          <table:table-cell table:style-name="ce46" table:number-columns-repeated="9"/>
          <table:table-cell table:style-name="ce35" table:number-columns-repeated="219"/>
          <table:table-cell table:number-columns-repeated="768"/>
        </table:table-row>
        <table:table-row table:style-name="ro1">
          <table:table-cell table:style-name="ce129" office:value-type="string">
            <text:p>A-Extension</text:p>
          </table:table-cell>
          <table:table-cell table:style-name="ce1" table:number-columns-repeated="8"/>
          <table:table-cell table:style-name="ce71" table:number-columns-repeated="19"/>
          <table:table-cell table:style-name="ce46" table:number-columns-repeated="9"/>
          <table:table-cell table:style-name="ce35" table:number-columns-repeated="219"/>
          <table:table-cell table:number-columns-repeated="768"/>
        </table:table-row>
        <table:table-row table:style-name="ro1">
          <table:table-cell table:style-name="ce2" office:value-type="string">
            <text:p>Resolution</text:p>
          </table:table-cell>
          <table:table-cell table:style-name="ce3"/>
          <table:table-cell/>
          <table:table-cell table:style-name="ce34" office:value-type="float" office:value="12.816">
            <text:p>12.816</text:p>
          </table:table-cell>
          <table:table-cell table:style-name="ce34" office:value-type="string">
            <text:p>m</text:p>
          </table:table-cell>
          <table:table-cell table:style-name="ce106" office:value-type="string">
            <text:p>Distance</text:p>
          </table:table-cell>
          <table:table-cell table:style-name="ce46" office:value-type="string">
            <text:p>(PY × 31 + PZ) × 12.816</text:p>
          </table:table-cell>
          <table:table-cell table:style-name="ce34" table:number-columns-repeated="2"/>
          <table:table-cell table:style-name="ce72"/>
          <table:table-cell table:style-name="ce71" table:number-columns-repeated="18"/>
          <table:table-cell table:style-name="ce46" table:number-columns-repeated="9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106" office:value-type="string">
            <text:p>Example</text:p>
          </table:table-cell>
          <table:table-cell table:style-name="ce46" table:number-columns-repeated="4"/>
          <table:table-cell table:style-name="ce106" office:value-type="string">
            <text:p>PY</text:p>
          </table:table-cell>
          <table:table-cell table:style-name="ce115" table:content-validation-name="val1" office:value-type="float" office:value="7">
            <text:p>07</text:p>
          </table:table-cell>
          <table:table-cell table:style-name="ce106" office:value-type="string">
            <text:p>PZ</text:p>
          </table:table-cell>
          <table:table-cell table:style-name="ce115" table:content-validation-name="val1" office:value-type="float" office:value="37">
            <text:p>37</text:p>
          </table:table-cell>
          <table:table-cell table:style-name="ce106" office:value-type="string">
            <text:p>Distance</text:p>
          </table:table-cell>
          <table:table-cell table:style-name="ce116" table:formula="of:=(OCT2DEC([.$G$4])*31+OCT2DEC([.$I$4]))*[.$D$3]" office:value-type="float" office:value="3178.368" table:number-columns-spanned="2" table:number-rows-spanned="1">
            <text:p>3178.368</text:p>
          </table:table-cell>
          <table:covered-table-cell table:style-name="ce35"/>
          <table:table-cell table:style-name="ce72" table:number-columns-repeated="16"/>
          <table:table-cell table:style-name="ce46" table:number-columns-repeated="9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2"/>
          <table:table-cell table:style-name="ce3"/>
          <table:table-cell table:style-name="ce34" table:number-columns-repeated="7"/>
          <table:table-cell table:style-name="ce72" table:number-columns-repeated="19"/>
          <table:table-cell table:style-name="ce46" table:number-columns-repeated="9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table-cell table:style-name="ce47" office:value-type="string" table:number-columns-spanned="2" table:number-rows-spanned="2">
            <text:p>Value (Octal)</text:p>
          </table:table-cell>
          <table:covered-table-cell table:style-name="ce35"/>
          <table:table-cell table:style-name="ce137" office:value-type="string" table:number-columns-spanned="8" table:number-rows-spanned="1">
            <text:p>PY</text:p>
          </table:table-cell>
          <table:covered-table-cell table:number-columns-repeated="6" table:style-name="ce35"/>
          <table:covered-table-cell table:style-name="ce143"/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number-columns-repeated="2" table:style-name="ce35"/>
          <table:table-cell table:style-name="ce110" office:value-type="float" office:value="0">
            <text:p>00</text:p>
          </table:table-cell>
          <table:table-cell table:style-name="ce54" office:value-type="float" office:value="1">
            <text:p>01</text:p>
          </table:table-cell>
          <table:table-cell table:style-name="ce54" office:value-type="float" office:value="2">
            <text:p>02</text:p>
          </table:table-cell>
          <table:table-cell table:style-name="ce54" office:value-type="float" office:value="3">
            <text:p>03</text:p>
          </table:table-cell>
          <table:table-cell table:style-name="ce54" office:value-type="float" office:value="4">
            <text:p>04</text:p>
          </table:table-cell>
          <table:table-cell table:style-name="ce54" office:value-type="float" office:value="5">
            <text:p>05</text:p>
          </table:table-cell>
          <table:table-cell table:style-name="ce54" office:value-type="float" office:value="6">
            <text:p>06</text:p>
          </table:table-cell>
          <table:table-cell table:style-name="ce144" office:value-type="float" office:value="7">
            <text:p>07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table-cell table:style-name="ce107" office:value-type="string" table:number-columns-spanned="1" table:number-rows-spanned="32">
            <text:p>PZ</text:p>
          </table:table-cell>
          <table:table-cell table:style-name="ce108" office:value-type="float" office:value="0">
            <text:p>00</text:p>
          </table:table-cell>
          <table:table-cell table:style-name="ce56" office:value-type="string">
            <text:p>—</text:p>
          </table:table-cell>
          <table:table-cell table:number-columns-repeated="6" table:style-name="ce111" office:value-type="string">
            <text:p>—</text:p>
          </table:table-cell>
          <table:table-cell table:style-name="ce145" office:value-type="string">
            <text:p>—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1">
            <text:p>01</text:p>
          </table:table-cell>
          <table:table-cell table:style-name="ce82" table:formula="of:=(OCT2DEC([.D$7])*31+OCT2DEC([.$C9]))*[.$D$3]" office:value-type="float" office:value="12.816">
            <text:p>12.816</text:p>
          </table:table-cell>
          <table:table-cell table:style-name="ce112" table:formula="of:=(OCT2DEC([.E$7])*31+OCT2DEC([.$C9]))*[.$D$3]" office:value-type="float" office:value="410.112">
            <text:p>410.112</text:p>
          </table:table-cell>
          <table:table-cell table:style-name="ce112" table:formula="of:=(OCT2DEC([.F$7])*31+OCT2DEC([.$C9]))*[.$D$3]" office:value-type="float" office:value="807.408">
            <text:p>807.408</text:p>
          </table:table-cell>
          <table:table-cell table:style-name="ce112" table:formula="of:=(OCT2DEC([.G$7])*31+OCT2DEC([.$C9]))*[.$D$3]" office:value-type="float" office:value="1204.704">
            <text:p>1204.704</text:p>
          </table:table-cell>
          <table:table-cell table:style-name="ce112" table:formula="of:=(OCT2DEC([.H$7])*31+OCT2DEC([.$C9]))*[.$D$3]" office:value-type="float" office:value="1602">
            <text:p>1602.000</text:p>
          </table:table-cell>
          <table:table-cell table:style-name="ce112" table:formula="of:=(OCT2DEC([.I$7])*31+OCT2DEC([.$C9]))*[.$D$3]" office:value-type="float" office:value="1999.296">
            <text:p>1999.296</text:p>
          </table:table-cell>
          <table:table-cell table:style-name="ce112" table:formula="of:=(OCT2DEC([.J$7])*31+OCT2DEC([.$C9]))*[.$D$3]" office:value-type="float" office:value="2396.592">
            <text:p>2396.592</text:p>
          </table:table-cell>
          <table:table-cell table:style-name="ce146" table:formula="of:=(OCT2DEC([.K$7])*31+OCT2DEC([.$C9]))*[.$D$3]" office:value-type="float" office:value="2793.888">
            <text:p>2793.888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2">
            <text:p>02</text:p>
          </table:table-cell>
          <table:table-cell table:style-name="ce83" table:formula="of:=(OCT2DEC([.D$7])*31+OCT2DEC([.$C10]))*[.$D$3]" office:value-type="float" office:value="25.632">
            <text:p>25.632</text:p>
          </table:table-cell>
          <table:table-cell table:style-name="ce113" table:formula="of:=(OCT2DEC([.E$7])*31+OCT2DEC([.$C10]))*[.$D$3]" office:value-type="float" office:value="422.928">
            <text:p>422.928</text:p>
          </table:table-cell>
          <table:table-cell table:style-name="ce113" table:formula="of:=(OCT2DEC([.F$7])*31+OCT2DEC([.$C10]))*[.$D$3]" office:value-type="float" office:value="820.224">
            <text:p>820.224</text:p>
          </table:table-cell>
          <table:table-cell table:style-name="ce113" table:formula="of:=(OCT2DEC([.G$7])*31+OCT2DEC([.$C10]))*[.$D$3]" office:value-type="float" office:value="1217.52">
            <text:p>1217.520</text:p>
          </table:table-cell>
          <table:table-cell table:style-name="ce113" table:formula="of:=(OCT2DEC([.H$7])*31+OCT2DEC([.$C10]))*[.$D$3]" office:value-type="float" office:value="1614.816">
            <text:p>1614.816</text:p>
          </table:table-cell>
          <table:table-cell table:style-name="ce113" table:formula="of:=(OCT2DEC([.I$7])*31+OCT2DEC([.$C10]))*[.$D$3]" office:value-type="float" office:value="2012.112">
            <text:p>2012.112</text:p>
          </table:table-cell>
          <table:table-cell table:style-name="ce113" table:formula="of:=(OCT2DEC([.J$7])*31+OCT2DEC([.$C10]))*[.$D$3]" office:value-type="float" office:value="2409.408">
            <text:p>2409.408</text:p>
          </table:table-cell>
          <table:table-cell table:style-name="ce147" table:formula="of:=(OCT2DEC([.K$7])*31+OCT2DEC([.$C10]))*[.$D$3]" office:value-type="float" office:value="2806.704">
            <text:p>2806.704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3">
            <text:p>03</text:p>
          </table:table-cell>
          <table:table-cell table:style-name="ce83" table:formula="of:=(OCT2DEC([.D$7])*31+OCT2DEC([.$C11]))*[.$D$3]" office:value-type="float" office:value="38.448">
            <text:p>38.448</text:p>
          </table:table-cell>
          <table:table-cell table:style-name="ce113" table:formula="of:=(OCT2DEC([.E$7])*31+OCT2DEC([.$C11]))*[.$D$3]" office:value-type="float" office:value="435.744">
            <text:p>435.744</text:p>
          </table:table-cell>
          <table:table-cell table:style-name="ce113" table:formula="of:=(OCT2DEC([.F$7])*31+OCT2DEC([.$C11]))*[.$D$3]" office:value-type="float" office:value="833.04">
            <text:p>833.040</text:p>
          </table:table-cell>
          <table:table-cell table:style-name="ce113" table:formula="of:=(OCT2DEC([.G$7])*31+OCT2DEC([.$C11]))*[.$D$3]" office:value-type="float" office:value="1230.336">
            <text:p>1230.336</text:p>
          </table:table-cell>
          <table:table-cell table:style-name="ce113" table:formula="of:=(OCT2DEC([.H$7])*31+OCT2DEC([.$C11]))*[.$D$3]" office:value-type="float" office:value="1627.632">
            <text:p>1627.632</text:p>
          </table:table-cell>
          <table:table-cell table:style-name="ce113" table:formula="of:=(OCT2DEC([.I$7])*31+OCT2DEC([.$C11]))*[.$D$3]" office:value-type="float" office:value="2024.928">
            <text:p>2024.928</text:p>
          </table:table-cell>
          <table:table-cell table:style-name="ce113" table:formula="of:=(OCT2DEC([.J$7])*31+OCT2DEC([.$C11]))*[.$D$3]" office:value-type="float" office:value="2422.224">
            <text:p>2422.224</text:p>
          </table:table-cell>
          <table:table-cell table:style-name="ce147" table:formula="of:=(OCT2DEC([.K$7])*31+OCT2DEC([.$C11]))*[.$D$3]" office:value-type="float" office:value="2819.52">
            <text:p>2819.520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4">
            <text:p>04</text:p>
          </table:table-cell>
          <table:table-cell table:style-name="ce83" table:formula="of:=(OCT2DEC([.D$7])*31+OCT2DEC([.$C12]))*[.$D$3]" office:value-type="float" office:value="51.264">
            <text:p>51.264</text:p>
          </table:table-cell>
          <table:table-cell table:style-name="ce113" table:formula="of:=(OCT2DEC([.E$7])*31+OCT2DEC([.$C12]))*[.$D$3]" office:value-type="float" office:value="448.56">
            <text:p>448.560</text:p>
          </table:table-cell>
          <table:table-cell table:style-name="ce113" table:formula="of:=(OCT2DEC([.F$7])*31+OCT2DEC([.$C12]))*[.$D$3]" office:value-type="float" office:value="845.856">
            <text:p>845.856</text:p>
          </table:table-cell>
          <table:table-cell table:style-name="ce113" table:formula="of:=(OCT2DEC([.G$7])*31+OCT2DEC([.$C12]))*[.$D$3]" office:value-type="float" office:value="1243.152">
            <text:p>1243.152</text:p>
          </table:table-cell>
          <table:table-cell table:style-name="ce113" table:formula="of:=(OCT2DEC([.H$7])*31+OCT2DEC([.$C12]))*[.$D$3]" office:value-type="float" office:value="1640.448">
            <text:p>1640.448</text:p>
          </table:table-cell>
          <table:table-cell table:style-name="ce113" table:formula="of:=(OCT2DEC([.I$7])*31+OCT2DEC([.$C12]))*[.$D$3]" office:value-type="float" office:value="2037.744">
            <text:p>2037.744</text:p>
          </table:table-cell>
          <table:table-cell table:style-name="ce113" table:formula="of:=(OCT2DEC([.J$7])*31+OCT2DEC([.$C12]))*[.$D$3]" office:value-type="float" office:value="2435.04">
            <text:p>2435.040</text:p>
          </table:table-cell>
          <table:table-cell table:style-name="ce147" table:formula="of:=(OCT2DEC([.K$7])*31+OCT2DEC([.$C12]))*[.$D$3]" office:value-type="float" office:value="2832.336">
            <text:p>2832.336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5">
            <text:p>05</text:p>
          </table:table-cell>
          <table:table-cell table:style-name="ce83" table:formula="of:=(OCT2DEC([.D$7])*31+OCT2DEC([.$C13]))*[.$D$3]" office:value-type="float" office:value="64.08">
            <text:p>64.080</text:p>
          </table:table-cell>
          <table:table-cell table:style-name="ce113" table:formula="of:=(OCT2DEC([.E$7])*31+OCT2DEC([.$C13]))*[.$D$3]" office:value-type="float" office:value="461.376">
            <text:p>461.376</text:p>
          </table:table-cell>
          <table:table-cell table:style-name="ce113" table:formula="of:=(OCT2DEC([.F$7])*31+OCT2DEC([.$C13]))*[.$D$3]" office:value-type="float" office:value="858.672">
            <text:p>858.672</text:p>
          </table:table-cell>
          <table:table-cell table:style-name="ce113" table:formula="of:=(OCT2DEC([.G$7])*31+OCT2DEC([.$C13]))*[.$D$3]" office:value-type="float" office:value="1255.968">
            <text:p>1255.968</text:p>
          </table:table-cell>
          <table:table-cell table:style-name="ce113" table:formula="of:=(OCT2DEC([.H$7])*31+OCT2DEC([.$C13]))*[.$D$3]" office:value-type="float" office:value="1653.264">
            <text:p>1653.264</text:p>
          </table:table-cell>
          <table:table-cell table:style-name="ce113" table:formula="of:=(OCT2DEC([.I$7])*31+OCT2DEC([.$C13]))*[.$D$3]" office:value-type="float" office:value="2050.56">
            <text:p>2050.560</text:p>
          </table:table-cell>
          <table:table-cell table:style-name="ce113" table:formula="of:=(OCT2DEC([.J$7])*31+OCT2DEC([.$C13]))*[.$D$3]" office:value-type="float" office:value="2447.856">
            <text:p>2447.856</text:p>
          </table:table-cell>
          <table:table-cell table:style-name="ce147" table:formula="of:=(OCT2DEC([.K$7])*31+OCT2DEC([.$C13]))*[.$D$3]" office:value-type="float" office:value="2845.152">
            <text:p>2845.152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6">
            <text:p>06</text:p>
          </table:table-cell>
          <table:table-cell table:style-name="ce83" table:formula="of:=(OCT2DEC([.D$7])*31+OCT2DEC([.$C14]))*[.$D$3]" office:value-type="float" office:value="76.896">
            <text:p>76.896</text:p>
          </table:table-cell>
          <table:table-cell table:style-name="ce113" table:formula="of:=(OCT2DEC([.E$7])*31+OCT2DEC([.$C14]))*[.$D$3]" office:value-type="float" office:value="474.192">
            <text:p>474.192</text:p>
          </table:table-cell>
          <table:table-cell table:style-name="ce113" table:formula="of:=(OCT2DEC([.F$7])*31+OCT2DEC([.$C14]))*[.$D$3]" office:value-type="float" office:value="871.488">
            <text:p>871.488</text:p>
          </table:table-cell>
          <table:table-cell table:style-name="ce113" table:formula="of:=(OCT2DEC([.G$7])*31+OCT2DEC([.$C14]))*[.$D$3]" office:value-type="float" office:value="1268.784">
            <text:p>1268.784</text:p>
          </table:table-cell>
          <table:table-cell table:style-name="ce113" table:formula="of:=(OCT2DEC([.H$7])*31+OCT2DEC([.$C14]))*[.$D$3]" office:value-type="float" office:value="1666.08">
            <text:p>1666.080</text:p>
          </table:table-cell>
          <table:table-cell table:style-name="ce113" table:formula="of:=(OCT2DEC([.I$7])*31+OCT2DEC([.$C14]))*[.$D$3]" office:value-type="float" office:value="2063.376">
            <text:p>2063.376</text:p>
          </table:table-cell>
          <table:table-cell table:style-name="ce113" table:formula="of:=(OCT2DEC([.J$7])*31+OCT2DEC([.$C14]))*[.$D$3]" office:value-type="float" office:value="2460.672">
            <text:p>2460.672</text:p>
          </table:table-cell>
          <table:table-cell table:style-name="ce147" table:formula="of:=(OCT2DEC([.K$7])*31+OCT2DEC([.$C14]))*[.$D$3]" office:value-type="float" office:value="2857.968">
            <text:p>2857.968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7">
            <text:p>07</text:p>
          </table:table-cell>
          <table:table-cell table:style-name="ce83" table:formula="of:=(OCT2DEC([.D$7])*31+OCT2DEC([.$C15]))*[.$D$3]" office:value-type="float" office:value="89.712">
            <text:p>89.712</text:p>
          </table:table-cell>
          <table:table-cell table:style-name="ce113" table:formula="of:=(OCT2DEC([.E$7])*31+OCT2DEC([.$C15]))*[.$D$3]" office:value-type="float" office:value="487.008">
            <text:p>487.008</text:p>
          </table:table-cell>
          <table:table-cell table:style-name="ce113" table:formula="of:=(OCT2DEC([.F$7])*31+OCT2DEC([.$C15]))*[.$D$3]" office:value-type="float" office:value="884.304">
            <text:p>884.304</text:p>
          </table:table-cell>
          <table:table-cell table:style-name="ce113" table:formula="of:=(OCT2DEC([.G$7])*31+OCT2DEC([.$C15]))*[.$D$3]" office:value-type="float" office:value="1281.6">
            <text:p>1281.600</text:p>
          </table:table-cell>
          <table:table-cell table:style-name="ce113" table:formula="of:=(OCT2DEC([.H$7])*31+OCT2DEC([.$C15]))*[.$D$3]" office:value-type="float" office:value="1678.896">
            <text:p>1678.896</text:p>
          </table:table-cell>
          <table:table-cell table:style-name="ce113" table:formula="of:=(OCT2DEC([.I$7])*31+OCT2DEC([.$C15]))*[.$D$3]" office:value-type="float" office:value="2076.192">
            <text:p>2076.192</text:p>
          </table:table-cell>
          <table:table-cell table:style-name="ce113" table:formula="of:=(OCT2DEC([.J$7])*31+OCT2DEC([.$C15]))*[.$D$3]" office:value-type="float" office:value="2473.488">
            <text:p>2473.488</text:p>
          </table:table-cell>
          <table:table-cell table:style-name="ce147" table:formula="of:=(OCT2DEC([.K$7])*31+OCT2DEC([.$C15]))*[.$D$3]" office:value-type="float" office:value="2870.784">
            <text:p>2870.784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10">
            <text:p>10</text:p>
          </table:table-cell>
          <table:table-cell table:style-name="ce83" table:formula="of:=(OCT2DEC([.D$7])*31+OCT2DEC([.$C16]))*[.$D$3]" office:value-type="float" office:value="102.528">
            <text:p>102.528</text:p>
          </table:table-cell>
          <table:table-cell table:style-name="ce113" table:formula="of:=(OCT2DEC([.E$7])*31+OCT2DEC([.$C16]))*[.$D$3]" office:value-type="float" office:value="499.824">
            <text:p>499.824</text:p>
          </table:table-cell>
          <table:table-cell table:style-name="ce113" table:formula="of:=(OCT2DEC([.F$7])*31+OCT2DEC([.$C16]))*[.$D$3]" office:value-type="float" office:value="897.12">
            <text:p>897.120</text:p>
          </table:table-cell>
          <table:table-cell table:style-name="ce113" table:formula="of:=(OCT2DEC([.G$7])*31+OCT2DEC([.$C16]))*[.$D$3]" office:value-type="float" office:value="1294.416">
            <text:p>1294.416</text:p>
          </table:table-cell>
          <table:table-cell table:style-name="ce113" table:formula="of:=(OCT2DEC([.H$7])*31+OCT2DEC([.$C16]))*[.$D$3]" office:value-type="float" office:value="1691.712">
            <text:p>1691.712</text:p>
          </table:table-cell>
          <table:table-cell table:style-name="ce113" table:formula="of:=(OCT2DEC([.I$7])*31+OCT2DEC([.$C16]))*[.$D$3]" office:value-type="float" office:value="2089.008">
            <text:p>2089.008</text:p>
          </table:table-cell>
          <table:table-cell table:style-name="ce113" table:formula="of:=(OCT2DEC([.J$7])*31+OCT2DEC([.$C16]))*[.$D$3]" office:value-type="float" office:value="2486.304">
            <text:p>2486.304</text:p>
          </table:table-cell>
          <table:table-cell table:style-name="ce147" table:formula="of:=(OCT2DEC([.K$7])*31+OCT2DEC([.$C16]))*[.$D$3]" office:value-type="float" office:value="2883.6">
            <text:p>2883.600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11">
            <text:p>11</text:p>
          </table:table-cell>
          <table:table-cell table:style-name="ce83" table:formula="of:=(OCT2DEC([.D$7])*31+OCT2DEC([.$C17]))*[.$D$3]" office:value-type="float" office:value="115.344">
            <text:p>115.344</text:p>
          </table:table-cell>
          <table:table-cell table:style-name="ce113" table:formula="of:=(OCT2DEC([.E$7])*31+OCT2DEC([.$C17]))*[.$D$3]" office:value-type="float" office:value="512.64">
            <text:p>512.640</text:p>
          </table:table-cell>
          <table:table-cell table:style-name="ce113" table:formula="of:=(OCT2DEC([.F$7])*31+OCT2DEC([.$C17]))*[.$D$3]" office:value-type="float" office:value="909.936">
            <text:p>909.936</text:p>
          </table:table-cell>
          <table:table-cell table:style-name="ce113" table:formula="of:=(OCT2DEC([.G$7])*31+OCT2DEC([.$C17]))*[.$D$3]" office:value-type="float" office:value="1307.232">
            <text:p>1307.232</text:p>
          </table:table-cell>
          <table:table-cell table:style-name="ce113" table:formula="of:=(OCT2DEC([.H$7])*31+OCT2DEC([.$C17]))*[.$D$3]" office:value-type="float" office:value="1704.528">
            <text:p>1704.528</text:p>
          </table:table-cell>
          <table:table-cell table:style-name="ce113" table:formula="of:=(OCT2DEC([.I$7])*31+OCT2DEC([.$C17]))*[.$D$3]" office:value-type="float" office:value="2101.824">
            <text:p>2101.824</text:p>
          </table:table-cell>
          <table:table-cell table:style-name="ce113" table:formula="of:=(OCT2DEC([.J$7])*31+OCT2DEC([.$C17]))*[.$D$3]" office:value-type="float" office:value="2499.12">
            <text:p>2499.120</text:p>
          </table:table-cell>
          <table:table-cell table:style-name="ce147" table:formula="of:=(OCT2DEC([.K$7])*31+OCT2DEC([.$C17]))*[.$D$3]" office:value-type="float" office:value="2896.416">
            <text:p>2896.416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12">
            <text:p>12</text:p>
          </table:table-cell>
          <table:table-cell table:style-name="ce83" table:formula="of:=(OCT2DEC([.D$7])*31+OCT2DEC([.$C18]))*[.$D$3]" office:value-type="float" office:value="128.16">
            <text:p>128.160</text:p>
          </table:table-cell>
          <table:table-cell table:style-name="ce113" table:formula="of:=(OCT2DEC([.E$7])*31+OCT2DEC([.$C18]))*[.$D$3]" office:value-type="float" office:value="525.456">
            <text:p>525.456</text:p>
          </table:table-cell>
          <table:table-cell table:style-name="ce113" table:formula="of:=(OCT2DEC([.F$7])*31+OCT2DEC([.$C18]))*[.$D$3]" office:value-type="float" office:value="922.752">
            <text:p>922.752</text:p>
          </table:table-cell>
          <table:table-cell table:style-name="ce113" table:formula="of:=(OCT2DEC([.G$7])*31+OCT2DEC([.$C18]))*[.$D$3]" office:value-type="float" office:value="1320.048">
            <text:p>1320.048</text:p>
          </table:table-cell>
          <table:table-cell table:style-name="ce113" table:formula="of:=(OCT2DEC([.H$7])*31+OCT2DEC([.$C18]))*[.$D$3]" office:value-type="float" office:value="1717.344">
            <text:p>1717.344</text:p>
          </table:table-cell>
          <table:table-cell table:style-name="ce113" table:formula="of:=(OCT2DEC([.I$7])*31+OCT2DEC([.$C18]))*[.$D$3]" office:value-type="float" office:value="2114.64">
            <text:p>2114.640</text:p>
          </table:table-cell>
          <table:table-cell table:style-name="ce113" table:formula="of:=(OCT2DEC([.J$7])*31+OCT2DEC([.$C18]))*[.$D$3]" office:value-type="float" office:value="2511.936">
            <text:p>2511.936</text:p>
          </table:table-cell>
          <table:table-cell table:style-name="ce147" table:formula="of:=(OCT2DEC([.K$7])*31+OCT2DEC([.$C18]))*[.$D$3]" office:value-type="float" office:value="2909.232">
            <text:p>2909.232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13">
            <text:p>13</text:p>
          </table:table-cell>
          <table:table-cell table:style-name="ce83" table:formula="of:=(OCT2DEC([.D$7])*31+OCT2DEC([.$C19]))*[.$D$3]" office:value-type="float" office:value="140.976">
            <text:p>140.976</text:p>
          </table:table-cell>
          <table:table-cell table:style-name="ce113" table:formula="of:=(OCT2DEC([.E$7])*31+OCT2DEC([.$C19]))*[.$D$3]" office:value-type="float" office:value="538.272">
            <text:p>538.272</text:p>
          </table:table-cell>
          <table:table-cell table:style-name="ce113" table:formula="of:=(OCT2DEC([.F$7])*31+OCT2DEC([.$C19]))*[.$D$3]" office:value-type="float" office:value="935.568">
            <text:p>935.568</text:p>
          </table:table-cell>
          <table:table-cell table:style-name="ce113" table:formula="of:=(OCT2DEC([.G$7])*31+OCT2DEC([.$C19]))*[.$D$3]" office:value-type="float" office:value="1332.864">
            <text:p>1332.864</text:p>
          </table:table-cell>
          <table:table-cell table:style-name="ce113" table:formula="of:=(OCT2DEC([.H$7])*31+OCT2DEC([.$C19]))*[.$D$3]" office:value-type="float" office:value="1730.16">
            <text:p>1730.160</text:p>
          </table:table-cell>
          <table:table-cell table:style-name="ce113" table:formula="of:=(OCT2DEC([.I$7])*31+OCT2DEC([.$C19]))*[.$D$3]" office:value-type="float" office:value="2127.456">
            <text:p>2127.456</text:p>
          </table:table-cell>
          <table:table-cell table:style-name="ce113" table:formula="of:=(OCT2DEC([.J$7])*31+OCT2DEC([.$C19]))*[.$D$3]" office:value-type="float" office:value="2524.752">
            <text:p>2524.752</text:p>
          </table:table-cell>
          <table:table-cell table:style-name="ce147" table:formula="of:=(OCT2DEC([.K$7])*31+OCT2DEC([.$C19]))*[.$D$3]" office:value-type="float" office:value="2922.048">
            <text:p>2922.048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14">
            <text:p>14</text:p>
          </table:table-cell>
          <table:table-cell table:style-name="ce83" table:formula="of:=(OCT2DEC([.D$7])*31+OCT2DEC([.$C20]))*[.$D$3]" office:value-type="float" office:value="153.792">
            <text:p>153.792</text:p>
          </table:table-cell>
          <table:table-cell table:style-name="ce113" table:formula="of:=(OCT2DEC([.E$7])*31+OCT2DEC([.$C20]))*[.$D$3]" office:value-type="float" office:value="551.088">
            <text:p>551.088</text:p>
          </table:table-cell>
          <table:table-cell table:style-name="ce113" table:formula="of:=(OCT2DEC([.F$7])*31+OCT2DEC([.$C20]))*[.$D$3]" office:value-type="float" office:value="948.384">
            <text:p>948.384</text:p>
          </table:table-cell>
          <table:table-cell table:style-name="ce113" table:formula="of:=(OCT2DEC([.G$7])*31+OCT2DEC([.$C20]))*[.$D$3]" office:value-type="float" office:value="1345.68">
            <text:p>1345.680</text:p>
          </table:table-cell>
          <table:table-cell table:style-name="ce113" table:formula="of:=(OCT2DEC([.H$7])*31+OCT2DEC([.$C20]))*[.$D$3]" office:value-type="float" office:value="1742.976">
            <text:p>1742.976</text:p>
          </table:table-cell>
          <table:table-cell table:style-name="ce113" table:formula="of:=(OCT2DEC([.I$7])*31+OCT2DEC([.$C20]))*[.$D$3]" office:value-type="float" office:value="2140.272">
            <text:p>2140.272</text:p>
          </table:table-cell>
          <table:table-cell table:style-name="ce113" table:formula="of:=(OCT2DEC([.J$7])*31+OCT2DEC([.$C20]))*[.$D$3]" office:value-type="float" office:value="2537.568">
            <text:p>2537.568</text:p>
          </table:table-cell>
          <table:table-cell table:style-name="ce147" table:formula="of:=(OCT2DEC([.K$7])*31+OCT2DEC([.$C20]))*[.$D$3]" office:value-type="float" office:value="2934.864">
            <text:p>2934.864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15">
            <text:p>15</text:p>
          </table:table-cell>
          <table:table-cell table:style-name="ce83" table:formula="of:=(OCT2DEC([.D$7])*31+OCT2DEC([.$C21]))*[.$D$3]" office:value-type="float" office:value="166.608">
            <text:p>166.608</text:p>
          </table:table-cell>
          <table:table-cell table:style-name="ce113" table:formula="of:=(OCT2DEC([.E$7])*31+OCT2DEC([.$C21]))*[.$D$3]" office:value-type="float" office:value="563.904">
            <text:p>563.904</text:p>
          </table:table-cell>
          <table:table-cell table:style-name="ce113" table:formula="of:=(OCT2DEC([.F$7])*31+OCT2DEC([.$C21]))*[.$D$3]" office:value-type="float" office:value="961.2">
            <text:p>961.200</text:p>
          </table:table-cell>
          <table:table-cell table:style-name="ce113" table:formula="of:=(OCT2DEC([.G$7])*31+OCT2DEC([.$C21]))*[.$D$3]" office:value-type="float" office:value="1358.496">
            <text:p>1358.496</text:p>
          </table:table-cell>
          <table:table-cell table:style-name="ce113" table:formula="of:=(OCT2DEC([.H$7])*31+OCT2DEC([.$C21]))*[.$D$3]" office:value-type="float" office:value="1755.792">
            <text:p>1755.792</text:p>
          </table:table-cell>
          <table:table-cell table:style-name="ce113" table:formula="of:=(OCT2DEC([.I$7])*31+OCT2DEC([.$C21]))*[.$D$3]" office:value-type="float" office:value="2153.088">
            <text:p>2153.088</text:p>
          </table:table-cell>
          <table:table-cell table:style-name="ce113" table:formula="of:=(OCT2DEC([.J$7])*31+OCT2DEC([.$C21]))*[.$D$3]" office:value-type="float" office:value="2550.384">
            <text:p>2550.384</text:p>
          </table:table-cell>
          <table:table-cell table:style-name="ce147" table:formula="of:=(OCT2DEC([.K$7])*31+OCT2DEC([.$C21]))*[.$D$3]" office:value-type="float" office:value="2947.68">
            <text:p>2947.680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16">
            <text:p>16</text:p>
          </table:table-cell>
          <table:table-cell table:style-name="ce83" table:formula="of:=(OCT2DEC([.D$7])*31+OCT2DEC([.$C22]))*[.$D$3]" office:value-type="float" office:value="179.424">
            <text:p>179.424</text:p>
          </table:table-cell>
          <table:table-cell table:style-name="ce113" table:formula="of:=(OCT2DEC([.E$7])*31+OCT2DEC([.$C22]))*[.$D$3]" office:value-type="float" office:value="576.72">
            <text:p>576.720</text:p>
          </table:table-cell>
          <table:table-cell table:style-name="ce113" table:formula="of:=(OCT2DEC([.F$7])*31+OCT2DEC([.$C22]))*[.$D$3]" office:value-type="float" office:value="974.016">
            <text:p>974.016</text:p>
          </table:table-cell>
          <table:table-cell table:style-name="ce113" table:formula="of:=(OCT2DEC([.G$7])*31+OCT2DEC([.$C22]))*[.$D$3]" office:value-type="float" office:value="1371.312">
            <text:p>1371.312</text:p>
          </table:table-cell>
          <table:table-cell table:style-name="ce113" table:formula="of:=(OCT2DEC([.H$7])*31+OCT2DEC([.$C22]))*[.$D$3]" office:value-type="float" office:value="1768.608">
            <text:p>1768.608</text:p>
          </table:table-cell>
          <table:table-cell table:style-name="ce113" table:formula="of:=(OCT2DEC([.I$7])*31+OCT2DEC([.$C22]))*[.$D$3]" office:value-type="float" office:value="2165.904">
            <text:p>2165.904</text:p>
          </table:table-cell>
          <table:table-cell table:style-name="ce113" table:formula="of:=(OCT2DEC([.J$7])*31+OCT2DEC([.$C22]))*[.$D$3]" office:value-type="float" office:value="2563.2">
            <text:p>2563.200</text:p>
          </table:table-cell>
          <table:table-cell table:style-name="ce147" table:formula="of:=(OCT2DEC([.K$7])*31+OCT2DEC([.$C22]))*[.$D$3]" office:value-type="float" office:value="2960.496">
            <text:p>2960.496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17">
            <text:p>17</text:p>
          </table:table-cell>
          <table:table-cell table:style-name="ce83" table:formula="of:=(OCT2DEC([.D$7])*31+OCT2DEC([.$C23]))*[.$D$3]" office:value-type="float" office:value="192.24">
            <text:p>192.240</text:p>
          </table:table-cell>
          <table:table-cell table:style-name="ce113" table:formula="of:=(OCT2DEC([.E$7])*31+OCT2DEC([.$C23]))*[.$D$3]" office:value-type="float" office:value="589.536">
            <text:p>589.536</text:p>
          </table:table-cell>
          <table:table-cell table:style-name="ce113" table:formula="of:=(OCT2DEC([.F$7])*31+OCT2DEC([.$C23]))*[.$D$3]" office:value-type="float" office:value="986.832">
            <text:p>986.832</text:p>
          </table:table-cell>
          <table:table-cell table:style-name="ce113" table:formula="of:=(OCT2DEC([.G$7])*31+OCT2DEC([.$C23]))*[.$D$3]" office:value-type="float" office:value="1384.128">
            <text:p>1384.128</text:p>
          </table:table-cell>
          <table:table-cell table:style-name="ce113" table:formula="of:=(OCT2DEC([.H$7])*31+OCT2DEC([.$C23]))*[.$D$3]" office:value-type="float" office:value="1781.424">
            <text:p>1781.424</text:p>
          </table:table-cell>
          <table:table-cell table:style-name="ce113" table:formula="of:=(OCT2DEC([.I$7])*31+OCT2DEC([.$C23]))*[.$D$3]" office:value-type="float" office:value="2178.72">
            <text:p>2178.720</text:p>
          </table:table-cell>
          <table:table-cell table:style-name="ce113" table:formula="of:=(OCT2DEC([.J$7])*31+OCT2DEC([.$C23]))*[.$D$3]" office:value-type="float" office:value="2576.016">
            <text:p>2576.016</text:p>
          </table:table-cell>
          <table:table-cell table:style-name="ce147" table:formula="of:=(OCT2DEC([.K$7])*31+OCT2DEC([.$C23]))*[.$D$3]" office:value-type="float" office:value="2973.312">
            <text:p>2973.312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20">
            <text:p>20</text:p>
          </table:table-cell>
          <table:table-cell table:style-name="ce83" table:formula="of:=(OCT2DEC([.D$7])*31+OCT2DEC([.$C24]))*[.$D$3]" office:value-type="float" office:value="205.056">
            <text:p>205.056</text:p>
          </table:table-cell>
          <table:table-cell table:style-name="ce113" table:formula="of:=(OCT2DEC([.E$7])*31+OCT2DEC([.$C24]))*[.$D$3]" office:value-type="float" office:value="602.352">
            <text:p>602.352</text:p>
          </table:table-cell>
          <table:table-cell table:style-name="ce113" table:formula="of:=(OCT2DEC([.F$7])*31+OCT2DEC([.$C24]))*[.$D$3]" office:value-type="float" office:value="999.648">
            <text:p>999.648</text:p>
          </table:table-cell>
          <table:table-cell table:style-name="ce113" table:formula="of:=(OCT2DEC([.G$7])*31+OCT2DEC([.$C24]))*[.$D$3]" office:value-type="float" office:value="1396.944">
            <text:p>1396.944</text:p>
          </table:table-cell>
          <table:table-cell table:style-name="ce113" table:formula="of:=(OCT2DEC([.H$7])*31+OCT2DEC([.$C24]))*[.$D$3]" office:value-type="float" office:value="1794.24">
            <text:p>1794.240</text:p>
          </table:table-cell>
          <table:table-cell table:style-name="ce113" table:formula="of:=(OCT2DEC([.I$7])*31+OCT2DEC([.$C24]))*[.$D$3]" office:value-type="float" office:value="2191.536">
            <text:p>2191.536</text:p>
          </table:table-cell>
          <table:table-cell table:style-name="ce113" table:formula="of:=(OCT2DEC([.J$7])*31+OCT2DEC([.$C24]))*[.$D$3]" office:value-type="float" office:value="2588.832">
            <text:p>2588.832</text:p>
          </table:table-cell>
          <table:table-cell table:style-name="ce147" table:formula="of:=(OCT2DEC([.K$7])*31+OCT2DEC([.$C24]))*[.$D$3]" office:value-type="float" office:value="2986.128">
            <text:p>2986.128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21">
            <text:p>21</text:p>
          </table:table-cell>
          <table:table-cell table:style-name="ce83" table:formula="of:=(OCT2DEC([.D$7])*31+OCT2DEC([.$C25]))*[.$D$3]" office:value-type="float" office:value="217.872">
            <text:p>217.872</text:p>
          </table:table-cell>
          <table:table-cell table:style-name="ce113" table:formula="of:=(OCT2DEC([.E$7])*31+OCT2DEC([.$C25]))*[.$D$3]" office:value-type="float" office:value="615.168">
            <text:p>615.168</text:p>
          </table:table-cell>
          <table:table-cell table:style-name="ce113" table:formula="of:=(OCT2DEC([.F$7])*31+OCT2DEC([.$C25]))*[.$D$3]" office:value-type="float" office:value="1012.464">
            <text:p>1012.464</text:p>
          </table:table-cell>
          <table:table-cell table:style-name="ce113" table:formula="of:=(OCT2DEC([.G$7])*31+OCT2DEC([.$C25]))*[.$D$3]" office:value-type="float" office:value="1409.76">
            <text:p>1409.760</text:p>
          </table:table-cell>
          <table:table-cell table:style-name="ce113" table:formula="of:=(OCT2DEC([.H$7])*31+OCT2DEC([.$C25]))*[.$D$3]" office:value-type="float" office:value="1807.056">
            <text:p>1807.056</text:p>
          </table:table-cell>
          <table:table-cell table:style-name="ce113" table:formula="of:=(OCT2DEC([.I$7])*31+OCT2DEC([.$C25]))*[.$D$3]" office:value-type="float" office:value="2204.352">
            <text:p>2204.352</text:p>
          </table:table-cell>
          <table:table-cell table:style-name="ce113" table:formula="of:=(OCT2DEC([.J$7])*31+OCT2DEC([.$C25]))*[.$D$3]" office:value-type="float" office:value="2601.648">
            <text:p>2601.648</text:p>
          </table:table-cell>
          <table:table-cell table:style-name="ce147" table:formula="of:=(OCT2DEC([.K$7])*31+OCT2DEC([.$C25]))*[.$D$3]" office:value-type="float" office:value="2998.944">
            <text:p>2998.944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22">
            <text:p>22</text:p>
          </table:table-cell>
          <table:table-cell table:style-name="ce83" table:formula="of:=(OCT2DEC([.D$7])*31+OCT2DEC([.$C26]))*[.$D$3]" office:value-type="float" office:value="230.688">
            <text:p>230.688</text:p>
          </table:table-cell>
          <table:table-cell table:style-name="ce113" table:formula="of:=(OCT2DEC([.E$7])*31+OCT2DEC([.$C26]))*[.$D$3]" office:value-type="float" office:value="627.984">
            <text:p>627.984</text:p>
          </table:table-cell>
          <table:table-cell table:style-name="ce113" table:formula="of:=(OCT2DEC([.F$7])*31+OCT2DEC([.$C26]))*[.$D$3]" office:value-type="float" office:value="1025.28">
            <text:p>1025.280</text:p>
          </table:table-cell>
          <table:table-cell table:style-name="ce113" table:formula="of:=(OCT2DEC([.G$7])*31+OCT2DEC([.$C26]))*[.$D$3]" office:value-type="float" office:value="1422.576">
            <text:p>1422.576</text:p>
          </table:table-cell>
          <table:table-cell table:style-name="ce113" table:formula="of:=(OCT2DEC([.H$7])*31+OCT2DEC([.$C26]))*[.$D$3]" office:value-type="float" office:value="1819.872">
            <text:p>1819.872</text:p>
          </table:table-cell>
          <table:table-cell table:style-name="ce113" table:formula="of:=(OCT2DEC([.I$7])*31+OCT2DEC([.$C26]))*[.$D$3]" office:value-type="float" office:value="2217.168">
            <text:p>2217.168</text:p>
          </table:table-cell>
          <table:table-cell table:style-name="ce113" table:formula="of:=(OCT2DEC([.J$7])*31+OCT2DEC([.$C26]))*[.$D$3]" office:value-type="float" office:value="2614.464">
            <text:p>2614.464</text:p>
          </table:table-cell>
          <table:table-cell table:style-name="ce147" table:formula="of:=(OCT2DEC([.K$7])*31+OCT2DEC([.$C26]))*[.$D$3]" office:value-type="float" office:value="3011.76">
            <text:p>3011.760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2"/>
          <table:covered-table-cell table:style-name="ce35"/>
          <table:table-cell table:style-name="ce51" office:value-type="float" office:value="23">
            <text:p>23</text:p>
          </table:table-cell>
          <table:table-cell table:style-name="ce83" table:formula="of:=(OCT2DEC([.D$7])*31+OCT2DEC([.$C27]))*[.$D$3]" office:value-type="float" office:value="243.504">
            <text:p>243.504</text:p>
          </table:table-cell>
          <table:table-cell table:style-name="ce113" table:formula="of:=(OCT2DEC([.E$7])*31+OCT2DEC([.$C27]))*[.$D$3]" office:value-type="float" office:value="640.8">
            <text:p>640.800</text:p>
          </table:table-cell>
          <table:table-cell table:style-name="ce113" table:formula="of:=(OCT2DEC([.F$7])*31+OCT2DEC([.$C27]))*[.$D$3]" office:value-type="float" office:value="1038.096">
            <text:p>1038.096</text:p>
          </table:table-cell>
          <table:table-cell table:style-name="ce113" table:formula="of:=(OCT2DEC([.G$7])*31+OCT2DEC([.$C27]))*[.$D$3]" office:value-type="float" office:value="1435.392">
            <text:p>1435.392</text:p>
          </table:table-cell>
          <table:table-cell table:style-name="ce113" table:formula="of:=(OCT2DEC([.H$7])*31+OCT2DEC([.$C27]))*[.$D$3]" office:value-type="float" office:value="1832.688">
            <text:p>1832.688</text:p>
          </table:table-cell>
          <table:table-cell table:style-name="ce113" table:formula="of:=(OCT2DEC([.I$7])*31+OCT2DEC([.$C27]))*[.$D$3]" office:value-type="float" office:value="2229.984">
            <text:p>2229.984</text:p>
          </table:table-cell>
          <table:table-cell table:style-name="ce113" table:formula="of:=(OCT2DEC([.J$7])*31+OCT2DEC([.$C27]))*[.$D$3]" office:value-type="float" office:value="2627.28">
            <text:p>2627.280</text:p>
          </table:table-cell>
          <table:table-cell table:style-name="ce147" table:formula="of:=(OCT2DEC([.K$7])*31+OCT2DEC([.$C27]))*[.$D$3]" office:value-type="float" office:value="3024.576">
            <text:p>3024.576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24">
            <text:p>24</text:p>
          </table:table-cell>
          <table:table-cell table:style-name="ce83" table:formula="of:=(OCT2DEC([.D$7])*31+OCT2DEC([.$C28]))*[.$D$3]" office:value-type="float" office:value="256.32">
            <text:p>256.320</text:p>
          </table:table-cell>
          <table:table-cell table:style-name="ce113" table:formula="of:=(OCT2DEC([.E$7])*31+OCT2DEC([.$C28]))*[.$D$3]" office:value-type="float" office:value="653.616">
            <text:p>653.616</text:p>
          </table:table-cell>
          <table:table-cell table:style-name="ce113" table:formula="of:=(OCT2DEC([.F$7])*31+OCT2DEC([.$C28]))*[.$D$3]" office:value-type="float" office:value="1050.912">
            <text:p>1050.912</text:p>
          </table:table-cell>
          <table:table-cell table:style-name="ce113" table:formula="of:=(OCT2DEC([.G$7])*31+OCT2DEC([.$C28]))*[.$D$3]" office:value-type="float" office:value="1448.208">
            <text:p>1448.208</text:p>
          </table:table-cell>
          <table:table-cell table:style-name="ce113" table:formula="of:=(OCT2DEC([.H$7])*31+OCT2DEC([.$C28]))*[.$D$3]" office:value-type="float" office:value="1845.504">
            <text:p>1845.504</text:p>
          </table:table-cell>
          <table:table-cell table:style-name="ce113" table:formula="of:=(OCT2DEC([.I$7])*31+OCT2DEC([.$C28]))*[.$D$3]" office:value-type="float" office:value="2242.8">
            <text:p>2242.800</text:p>
          </table:table-cell>
          <table:table-cell table:style-name="ce113" table:formula="of:=(OCT2DEC([.J$7])*31+OCT2DEC([.$C28]))*[.$D$3]" office:value-type="float" office:value="2640.096">
            <text:p>2640.096</text:p>
          </table:table-cell>
          <table:table-cell table:style-name="ce147" table:formula="of:=(OCT2DEC([.K$7])*31+OCT2DEC([.$C28]))*[.$D$3]" office:value-type="float" office:value="3037.392">
            <text:p>3037.392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25">
            <text:p>25</text:p>
          </table:table-cell>
          <table:table-cell table:style-name="ce83" table:formula="of:=(OCT2DEC([.D$7])*31+OCT2DEC([.$C29]))*[.$D$3]" office:value-type="float" office:value="269.136">
            <text:p>269.136</text:p>
          </table:table-cell>
          <table:table-cell table:style-name="ce113" table:formula="of:=(OCT2DEC([.E$7])*31+OCT2DEC([.$C29]))*[.$D$3]" office:value-type="float" office:value="666.432">
            <text:p>666.432</text:p>
          </table:table-cell>
          <table:table-cell table:style-name="ce113" table:formula="of:=(OCT2DEC([.F$7])*31+OCT2DEC([.$C29]))*[.$D$3]" office:value-type="float" office:value="1063.728">
            <text:p>1063.728</text:p>
          </table:table-cell>
          <table:table-cell table:style-name="ce113" table:formula="of:=(OCT2DEC([.G$7])*31+OCT2DEC([.$C29]))*[.$D$3]" office:value-type="float" office:value="1461.024">
            <text:p>1461.024</text:p>
          </table:table-cell>
          <table:table-cell table:style-name="ce113" table:formula="of:=(OCT2DEC([.H$7])*31+OCT2DEC([.$C29]))*[.$D$3]" office:value-type="float" office:value="1858.32">
            <text:p>1858.320</text:p>
          </table:table-cell>
          <table:table-cell table:style-name="ce113" table:formula="of:=(OCT2DEC([.I$7])*31+OCT2DEC([.$C29]))*[.$D$3]" office:value-type="float" office:value="2255.616">
            <text:p>2255.616</text:p>
          </table:table-cell>
          <table:table-cell table:style-name="ce113" table:formula="of:=(OCT2DEC([.J$7])*31+OCT2DEC([.$C29]))*[.$D$3]" office:value-type="float" office:value="2652.912">
            <text:p>2652.912</text:p>
          </table:table-cell>
          <table:table-cell table:style-name="ce147" table:formula="of:=(OCT2DEC([.K$7])*31+OCT2DEC([.$C29]))*[.$D$3]" office:value-type="float" office:value="3050.208">
            <text:p>3050.208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26">
            <text:p>26</text:p>
          </table:table-cell>
          <table:table-cell table:style-name="ce83" table:formula="of:=(OCT2DEC([.D$7])*31+OCT2DEC([.$C30]))*[.$D$3]" office:value-type="float" office:value="281.952">
            <text:p>281.952</text:p>
          </table:table-cell>
          <table:table-cell table:style-name="ce113" table:formula="of:=(OCT2DEC([.E$7])*31+OCT2DEC([.$C30]))*[.$D$3]" office:value-type="float" office:value="679.248">
            <text:p>679.248</text:p>
          </table:table-cell>
          <table:table-cell table:style-name="ce113" table:formula="of:=(OCT2DEC([.F$7])*31+OCT2DEC([.$C30]))*[.$D$3]" office:value-type="float" office:value="1076.544">
            <text:p>1076.544</text:p>
          </table:table-cell>
          <table:table-cell table:style-name="ce113" table:formula="of:=(OCT2DEC([.G$7])*31+OCT2DEC([.$C30]))*[.$D$3]" office:value-type="float" office:value="1473.84">
            <text:p>1473.840</text:p>
          </table:table-cell>
          <table:table-cell table:style-name="ce113" table:formula="of:=(OCT2DEC([.H$7])*31+OCT2DEC([.$C30]))*[.$D$3]" office:value-type="float" office:value="1871.136">
            <text:p>1871.136</text:p>
          </table:table-cell>
          <table:table-cell table:style-name="ce113" table:formula="of:=(OCT2DEC([.I$7])*31+OCT2DEC([.$C30]))*[.$D$3]" office:value-type="float" office:value="2268.432">
            <text:p>2268.432</text:p>
          </table:table-cell>
          <table:table-cell table:style-name="ce113" table:formula="of:=(OCT2DEC([.J$7])*31+OCT2DEC([.$C30]))*[.$D$3]" office:value-type="float" office:value="2665.728">
            <text:p>2665.728</text:p>
          </table:table-cell>
          <table:table-cell table:style-name="ce147" table:formula="of:=(OCT2DEC([.K$7])*31+OCT2DEC([.$C30]))*[.$D$3]" office:value-type="float" office:value="3063.024">
            <text:p>3063.024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27">
            <text:p>27</text:p>
          </table:table-cell>
          <table:table-cell table:style-name="ce83" table:formula="of:=(OCT2DEC([.D$7])*31+OCT2DEC([.$C31]))*[.$D$3]" office:value-type="float" office:value="294.768">
            <text:p>294.768</text:p>
          </table:table-cell>
          <table:table-cell table:style-name="ce113" table:formula="of:=(OCT2DEC([.E$7])*31+OCT2DEC([.$C31]))*[.$D$3]" office:value-type="float" office:value="692.064">
            <text:p>692.064</text:p>
          </table:table-cell>
          <table:table-cell table:style-name="ce113" table:formula="of:=(OCT2DEC([.F$7])*31+OCT2DEC([.$C31]))*[.$D$3]" office:value-type="float" office:value="1089.36">
            <text:p>1089.360</text:p>
          </table:table-cell>
          <table:table-cell table:style-name="ce113" table:formula="of:=(OCT2DEC([.G$7])*31+OCT2DEC([.$C31]))*[.$D$3]" office:value-type="float" office:value="1486.656">
            <text:p>1486.656</text:p>
          </table:table-cell>
          <table:table-cell table:style-name="ce113" table:formula="of:=(OCT2DEC([.H$7])*31+OCT2DEC([.$C31]))*[.$D$3]" office:value-type="float" office:value="1883.952">
            <text:p>1883.952</text:p>
          </table:table-cell>
          <table:table-cell table:style-name="ce113" table:formula="of:=(OCT2DEC([.I$7])*31+OCT2DEC([.$C31]))*[.$D$3]" office:value-type="float" office:value="2281.248">
            <text:p>2281.248</text:p>
          </table:table-cell>
          <table:table-cell table:style-name="ce113" table:formula="of:=(OCT2DEC([.J$7])*31+OCT2DEC([.$C31]))*[.$D$3]" office:value-type="float" office:value="2678.544">
            <text:p>2678.544</text:p>
          </table:table-cell>
          <table:table-cell table:style-name="ce147" table:formula="of:=(OCT2DEC([.K$7])*31+OCT2DEC([.$C31]))*[.$D$3]" office:value-type="float" office:value="3075.84">
            <text:p>3075.840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30">
            <text:p>30</text:p>
          </table:table-cell>
          <table:table-cell table:style-name="ce83" table:formula="of:=(OCT2DEC([.D$7])*31+OCT2DEC([.$C32]))*[.$D$3]" office:value-type="float" office:value="307.584">
            <text:p>307.584</text:p>
          </table:table-cell>
          <table:table-cell table:style-name="ce113" table:formula="of:=(OCT2DEC([.E$7])*31+OCT2DEC([.$C32]))*[.$D$3]" office:value-type="float" office:value="704.88">
            <text:p>704.880</text:p>
          </table:table-cell>
          <table:table-cell table:style-name="ce113" table:formula="of:=(OCT2DEC([.F$7])*31+OCT2DEC([.$C32]))*[.$D$3]" office:value-type="float" office:value="1102.176">
            <text:p>1102.176</text:p>
          </table:table-cell>
          <table:table-cell table:style-name="ce113" table:formula="of:=(OCT2DEC([.G$7])*31+OCT2DEC([.$C32]))*[.$D$3]" office:value-type="float" office:value="1499.472">
            <text:p>1499.472</text:p>
          </table:table-cell>
          <table:table-cell table:style-name="ce113" table:formula="of:=(OCT2DEC([.H$7])*31+OCT2DEC([.$C32]))*[.$D$3]" office:value-type="float" office:value="1896.768">
            <text:p>1896.768</text:p>
          </table:table-cell>
          <table:table-cell table:style-name="ce113" table:formula="of:=(OCT2DEC([.I$7])*31+OCT2DEC([.$C32]))*[.$D$3]" office:value-type="float" office:value="2294.064">
            <text:p>2294.064</text:p>
          </table:table-cell>
          <table:table-cell table:style-name="ce113" table:formula="of:=(OCT2DEC([.J$7])*31+OCT2DEC([.$C32]))*[.$D$3]" office:value-type="float" office:value="2691.36">
            <text:p>2691.360</text:p>
          </table:table-cell>
          <table:table-cell table:style-name="ce147" table:formula="of:=(OCT2DEC([.K$7])*31+OCT2DEC([.$C32]))*[.$D$3]" office:value-type="float" office:value="3088.656">
            <text:p>3088.656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31">
            <text:p>31</text:p>
          </table:table-cell>
          <table:table-cell table:style-name="ce83" table:formula="of:=(OCT2DEC([.D$7])*31+OCT2DEC([.$C33]))*[.$D$3]" office:value-type="float" office:value="320.4">
            <text:p>320.400</text:p>
          </table:table-cell>
          <table:table-cell table:style-name="ce113" table:formula="of:=(OCT2DEC([.E$7])*31+OCT2DEC([.$C33]))*[.$D$3]" office:value-type="float" office:value="717.696">
            <text:p>717.696</text:p>
          </table:table-cell>
          <table:table-cell table:style-name="ce113" table:formula="of:=(OCT2DEC([.F$7])*31+OCT2DEC([.$C33]))*[.$D$3]" office:value-type="float" office:value="1114.992">
            <text:p>1114.992</text:p>
          </table:table-cell>
          <table:table-cell table:style-name="ce113" table:formula="of:=(OCT2DEC([.G$7])*31+OCT2DEC([.$C33]))*[.$D$3]" office:value-type="float" office:value="1512.288">
            <text:p>1512.288</text:p>
          </table:table-cell>
          <table:table-cell table:style-name="ce113" table:formula="of:=(OCT2DEC([.H$7])*31+OCT2DEC([.$C33]))*[.$D$3]" office:value-type="float" office:value="1909.584">
            <text:p>1909.584</text:p>
          </table:table-cell>
          <table:table-cell table:style-name="ce113" table:formula="of:=(OCT2DEC([.I$7])*31+OCT2DEC([.$C33]))*[.$D$3]" office:value-type="float" office:value="2306.88">
            <text:p>2306.880</text:p>
          </table:table-cell>
          <table:table-cell table:style-name="ce113" table:formula="of:=(OCT2DEC([.J$7])*31+OCT2DEC([.$C33]))*[.$D$3]" office:value-type="float" office:value="2704.176">
            <text:p>2704.176</text:p>
          </table:table-cell>
          <table:table-cell table:style-name="ce147" table:formula="of:=(OCT2DEC([.K$7])*31+OCT2DEC([.$C33]))*[.$D$3]" office:value-type="float" office:value="3101.472">
            <text:p>3101.472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32">
            <text:p>32</text:p>
          </table:table-cell>
          <table:table-cell table:style-name="ce83" table:formula="of:=(OCT2DEC([.D$7])*31+OCT2DEC([.$C34]))*[.$D$3]" office:value-type="float" office:value="333.216">
            <text:p>333.216</text:p>
          </table:table-cell>
          <table:table-cell table:style-name="ce113" table:formula="of:=(OCT2DEC([.E$7])*31+OCT2DEC([.$C34]))*[.$D$3]" office:value-type="float" office:value="730.512">
            <text:p>730.512</text:p>
          </table:table-cell>
          <table:table-cell table:style-name="ce113" table:formula="of:=(OCT2DEC([.F$7])*31+OCT2DEC([.$C34]))*[.$D$3]" office:value-type="float" office:value="1127.808">
            <text:p>1127.808</text:p>
          </table:table-cell>
          <table:table-cell table:style-name="ce113" table:formula="of:=(OCT2DEC([.G$7])*31+OCT2DEC([.$C34]))*[.$D$3]" office:value-type="float" office:value="1525.104">
            <text:p>1525.104</text:p>
          </table:table-cell>
          <table:table-cell table:style-name="ce113" table:formula="of:=(OCT2DEC([.H$7])*31+OCT2DEC([.$C34]))*[.$D$3]" office:value-type="float" office:value="1922.4">
            <text:p>1922.400</text:p>
          </table:table-cell>
          <table:table-cell table:style-name="ce113" table:formula="of:=(OCT2DEC([.I$7])*31+OCT2DEC([.$C34]))*[.$D$3]" office:value-type="float" office:value="2319.696">
            <text:p>2319.696</text:p>
          </table:table-cell>
          <table:table-cell table:style-name="ce113" table:formula="of:=(OCT2DEC([.J$7])*31+OCT2DEC([.$C34]))*[.$D$3]" office:value-type="float" office:value="2716.992">
            <text:p>2716.992</text:p>
          </table:table-cell>
          <table:table-cell table:style-name="ce147" table:formula="of:=(OCT2DEC([.K$7])*31+OCT2DEC([.$C34]))*[.$D$3]" office:value-type="float" office:value="3114.288">
            <text:p>3114.288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33">
            <text:p>33</text:p>
          </table:table-cell>
          <table:table-cell table:style-name="ce83" table:formula="of:=(OCT2DEC([.D$7])*31+OCT2DEC([.$C35]))*[.$D$3]" office:value-type="float" office:value="346.032">
            <text:p>346.032</text:p>
          </table:table-cell>
          <table:table-cell table:style-name="ce113" table:formula="of:=(OCT2DEC([.E$7])*31+OCT2DEC([.$C35]))*[.$D$3]" office:value-type="float" office:value="743.328">
            <text:p>743.328</text:p>
          </table:table-cell>
          <table:table-cell table:style-name="ce113" table:formula="of:=(OCT2DEC([.F$7])*31+OCT2DEC([.$C35]))*[.$D$3]" office:value-type="float" office:value="1140.624">
            <text:p>1140.624</text:p>
          </table:table-cell>
          <table:table-cell table:style-name="ce113" table:formula="of:=(OCT2DEC([.G$7])*31+OCT2DEC([.$C35]))*[.$D$3]" office:value-type="float" office:value="1537.92">
            <text:p>1537.920</text:p>
          </table:table-cell>
          <table:table-cell table:style-name="ce113" table:formula="of:=(OCT2DEC([.H$7])*31+OCT2DEC([.$C35]))*[.$D$3]" office:value-type="float" office:value="1935.216">
            <text:p>1935.216</text:p>
          </table:table-cell>
          <table:table-cell table:style-name="ce113" table:formula="of:=(OCT2DEC([.I$7])*31+OCT2DEC([.$C35]))*[.$D$3]" office:value-type="float" office:value="2332.512">
            <text:p>2332.512</text:p>
          </table:table-cell>
          <table:table-cell table:style-name="ce113" table:formula="of:=(OCT2DEC([.J$7])*31+OCT2DEC([.$C35]))*[.$D$3]" office:value-type="float" office:value="2729.808">
            <text:p>2729.808</text:p>
          </table:table-cell>
          <table:table-cell table:style-name="ce147" table:formula="of:=(OCT2DEC([.K$7])*31+OCT2DEC([.$C35]))*[.$D$3]" office:value-type="float" office:value="3127.104">
            <text:p>3127.104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34">
            <text:p>34</text:p>
          </table:table-cell>
          <table:table-cell table:style-name="ce83" table:formula="of:=(OCT2DEC([.D$7])*31+OCT2DEC([.$C36]))*[.$D$3]" office:value-type="float" office:value="358.848">
            <text:p>358.848</text:p>
          </table:table-cell>
          <table:table-cell table:style-name="ce113" table:formula="of:=(OCT2DEC([.E$7])*31+OCT2DEC([.$C36]))*[.$D$3]" office:value-type="float" office:value="756.144">
            <text:p>756.144</text:p>
          </table:table-cell>
          <table:table-cell table:style-name="ce113" table:formula="of:=(OCT2DEC([.F$7])*31+OCT2DEC([.$C36]))*[.$D$3]" office:value-type="float" office:value="1153.44">
            <text:p>1153.440</text:p>
          </table:table-cell>
          <table:table-cell table:style-name="ce113" table:formula="of:=(OCT2DEC([.G$7])*31+OCT2DEC([.$C36]))*[.$D$3]" office:value-type="float" office:value="1550.736">
            <text:p>1550.736</text:p>
          </table:table-cell>
          <table:table-cell table:style-name="ce113" table:formula="of:=(OCT2DEC([.H$7])*31+OCT2DEC([.$C36]))*[.$D$3]" office:value-type="float" office:value="1948.032">
            <text:p>1948.032</text:p>
          </table:table-cell>
          <table:table-cell table:style-name="ce113" table:formula="of:=(OCT2DEC([.I$7])*31+OCT2DEC([.$C36]))*[.$D$3]" office:value-type="float" office:value="2345.328">
            <text:p>2345.328</text:p>
          </table:table-cell>
          <table:table-cell table:style-name="ce113" table:formula="of:=(OCT2DEC([.J$7])*31+OCT2DEC([.$C36]))*[.$D$3]" office:value-type="float" office:value="2742.624">
            <text:p>2742.624</text:p>
          </table:table-cell>
          <table:table-cell table:style-name="ce147" table:formula="of:=(OCT2DEC([.K$7])*31+OCT2DEC([.$C36]))*[.$D$3]" office:value-type="float" office:value="3139.92">
            <text:p>3139.920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35">
            <text:p>35</text:p>
          </table:table-cell>
          <table:table-cell table:style-name="ce83" table:formula="of:=(OCT2DEC([.D$7])*31+OCT2DEC([.$C37]))*[.$D$3]" office:value-type="float" office:value="371.664">
            <text:p>371.664</text:p>
          </table:table-cell>
          <table:table-cell table:style-name="ce113" table:formula="of:=(OCT2DEC([.E$7])*31+OCT2DEC([.$C37]))*[.$D$3]" office:value-type="float" office:value="768.96">
            <text:p>768.960</text:p>
          </table:table-cell>
          <table:table-cell table:style-name="ce113" table:formula="of:=(OCT2DEC([.F$7])*31+OCT2DEC([.$C37]))*[.$D$3]" office:value-type="float" office:value="1166.256">
            <text:p>1166.256</text:p>
          </table:table-cell>
          <table:table-cell table:style-name="ce113" table:formula="of:=(OCT2DEC([.G$7])*31+OCT2DEC([.$C37]))*[.$D$3]" office:value-type="float" office:value="1563.552">
            <text:p>1563.552</text:p>
          </table:table-cell>
          <table:table-cell table:style-name="ce113" table:formula="of:=(OCT2DEC([.H$7])*31+OCT2DEC([.$C37]))*[.$D$3]" office:value-type="float" office:value="1960.848">
            <text:p>1960.848</text:p>
          </table:table-cell>
          <table:table-cell table:style-name="ce113" table:formula="of:=(OCT2DEC([.I$7])*31+OCT2DEC([.$C37]))*[.$D$3]" office:value-type="float" office:value="2358.144">
            <text:p>2358.144</text:p>
          </table:table-cell>
          <table:table-cell table:style-name="ce113" table:formula="of:=(OCT2DEC([.J$7])*31+OCT2DEC([.$C37]))*[.$D$3]" office:value-type="float" office:value="2755.44">
            <text:p>2755.440</text:p>
          </table:table-cell>
          <table:table-cell table:style-name="ce147" table:formula="of:=(OCT2DEC([.K$7])*31+OCT2DEC([.$C37]))*[.$D$3]" office:value-type="float" office:value="3152.736">
            <text:p>3152.736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51" office:value-type="float" office:value="36">
            <text:p>36</text:p>
          </table:table-cell>
          <table:table-cell table:style-name="ce83" table:formula="of:=(OCT2DEC([.D$7])*31+OCT2DEC([.$C38]))*[.$D$3]" office:value-type="float" office:value="384.48">
            <text:p>384.480</text:p>
          </table:table-cell>
          <table:table-cell table:style-name="ce113" table:formula="of:=(OCT2DEC([.E$7])*31+OCT2DEC([.$C38]))*[.$D$3]" office:value-type="float" office:value="781.776">
            <text:p>781.776</text:p>
          </table:table-cell>
          <table:table-cell table:style-name="ce113" table:formula="of:=(OCT2DEC([.F$7])*31+OCT2DEC([.$C38]))*[.$D$3]" office:value-type="float" office:value="1179.072">
            <text:p>1179.072</text:p>
          </table:table-cell>
          <table:table-cell table:style-name="ce113" table:formula="of:=(OCT2DEC([.G$7])*31+OCT2DEC([.$C38]))*[.$D$3]" office:value-type="float" office:value="1576.368">
            <text:p>1576.368</text:p>
          </table:table-cell>
          <table:table-cell table:style-name="ce113" table:formula="of:=(OCT2DEC([.H$7])*31+OCT2DEC([.$C38]))*[.$D$3]" office:value-type="float" office:value="1973.664">
            <text:p>1973.664</text:p>
          </table:table-cell>
          <table:table-cell table:style-name="ce113" table:formula="of:=(OCT2DEC([.I$7])*31+OCT2DEC([.$C38]))*[.$D$3]" office:value-type="float" office:value="2370.96">
            <text:p>2370.960</text:p>
          </table:table-cell>
          <table:table-cell table:style-name="ce113" table:formula="of:=(OCT2DEC([.J$7])*31+OCT2DEC([.$C38]))*[.$D$3]" office:value-type="float" office:value="2768.256">
            <text:p>2768.256</text:p>
          </table:table-cell>
          <table:table-cell table:style-name="ce147" table:formula="of:=(OCT2DEC([.K$7])*31+OCT2DEC([.$C38]))*[.$D$3]" office:value-type="float" office:value="3165.552">
            <text:p>3165.552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46"/>
          <table:covered-table-cell table:style-name="ce35"/>
          <table:table-cell table:style-name="ce98" office:value-type="float" office:value="37">
            <text:p>37</text:p>
          </table:table-cell>
          <table:table-cell table:style-name="ce84" table:formula="of:=(OCT2DEC([.D$7])*31+OCT2DEC([.$C39]))*[.$D$3]" office:value-type="float" office:value="397.296">
            <text:p>397.296</text:p>
          </table:table-cell>
          <table:table-cell table:style-name="ce114" table:formula="of:=(OCT2DEC([.E$7])*31+OCT2DEC([.$C39]))*[.$D$3]" office:value-type="float" office:value="794.592">
            <text:p>794.592</text:p>
          </table:table-cell>
          <table:table-cell table:style-name="ce114" table:formula="of:=(OCT2DEC([.F$7])*31+OCT2DEC([.$C39]))*[.$D$3]" office:value-type="float" office:value="1191.888">
            <text:p>1191.888</text:p>
          </table:table-cell>
          <table:table-cell table:style-name="ce114" table:formula="of:=(OCT2DEC([.G$7])*31+OCT2DEC([.$C39]))*[.$D$3]" office:value-type="float" office:value="1589.184">
            <text:p>1589.184</text:p>
          </table:table-cell>
          <table:table-cell table:style-name="ce114" table:formula="of:=(OCT2DEC([.H$7])*31+OCT2DEC([.$C39]))*[.$D$3]" office:value-type="float" office:value="1986.48">
            <text:p>1986.480</text:p>
          </table:table-cell>
          <table:table-cell table:style-name="ce114" table:formula="of:=(OCT2DEC([.I$7])*31+OCT2DEC([.$C39]))*[.$D$3]" office:value-type="float" office:value="2383.776">
            <text:p>2383.776</text:p>
          </table:table-cell>
          <table:table-cell table:style-name="ce114" table:formula="of:=(OCT2DEC([.J$7])*31+OCT2DEC([.$C39]))*[.$D$3]" office:value-type="float" office:value="2781.072">
            <text:p>2781.072</text:p>
          </table:table-cell>
          <table:table-cell table:style-name="ce148" table:formula="of:=(OCT2DEC([.K$7])*31+OCT2DEC([.$C39]))*[.$D$3]" office:value-type="float" office:value="3178.368">
            <text:p>3178.368</text:p>
          </table:table-cell>
          <table:table-cell table:number-columns-repeated="25"/>
          <table:table-cell table:style-name="ce46"/>
          <table:table-cell table:style-name="ce35" table:number-columns-repeated="219"/>
          <table:table-cell table:number-columns-repeated="768"/>
        </table:table-row>
        <table:table-row table:style-name="ro2">
          <table:table-cell table:style-name="ce35" table:number-columns-repeated="11"/>
          <table:table-cell table:number-columns-repeated="25"/>
          <table:table-cell table:style-name="ce35" table:number-columns-repeated="220"/>
          <table:table-cell table:number-columns-repeated="768"/>
        </table:table-row>
        <table:table-row table:style-name="ro1">
          <table:table-cell table:style-name="ce129" office:value-type="string">
            <text:p>P-Extension</text:p>
          </table:table-cell>
          <table:table-cell table:style-name="ce1" table:number-columns-repeated="8"/>
          <table:table-cell table:style-name="ce71" table:number-columns-repeated="3"/>
          <table:table-cell table:style-name="ce35" table:number-columns-repeated="244"/>
          <table:table-cell table:number-columns-repeated="768"/>
        </table:table-row>
        <table:table-row table:style-name="ro1">
          <table:table-cell table:style-name="ce2" office:value-type="string">
            <text:p>Resolution</text:p>
          </table:table-cell>
          <table:table-cell table:style-name="ce3"/>
          <table:table-cell/>
          <table:table-cell table:style-name="ce34" office:value-type="float" office:value="25.632">
            <text:p>25.632</text:p>
          </table:table-cell>
          <table:table-cell table:style-name="ce34" office:value-type="string">
            <text:p>m</text:p>
          </table:table-cell>
          <table:table-cell table:style-name="ce106" office:value-type="string">
            <text:p>Distance</text:p>
          </table:table-cell>
          <table:table-cell table:style-name="ce46" office:value-type="string">
            <text:p>((PY – 8) × 23 + (PZ – 32)) × 25.632</text:p>
          </table:table-cell>
          <table:table-cell table:style-name="ce34" table:number-columns-repeated="2"/>
          <table:table-cell table:style-name="ce72"/>
          <table:table-cell table:style-name="ce71" table:number-columns-repeated="2"/>
          <table:table-cell table:style-name="ce35" table:number-columns-repeated="244"/>
          <table:table-cell table:number-columns-repeated="768"/>
        </table:table-row>
        <table:table-row table:style-name="ro2">
          <table:table-cell table:style-name="ce106" office:value-type="string">
            <text:p>Example</text:p>
          </table:table-cell>
          <table:table-cell table:style-name="ce46" table:number-columns-repeated="4"/>
          <table:table-cell table:style-name="ce106" office:value-type="string">
            <text:p>PY</text:p>
          </table:table-cell>
          <table:table-cell table:style-name="ce115" office:value-type="float" office:value="11">
            <text:p>11</text:p>
          </table:table-cell>
          <table:table-cell table:style-name="ce106" office:value-type="string">
            <text:p>PZ</text:p>
          </table:table-cell>
          <table:table-cell table:style-name="ce115" office:value-type="float" office:value="40">
            <text:p>40</text:p>
          </table:table-cell>
          <table:table-cell table:style-name="ce106" office:value-type="string">
            <text:p>Distance</text:p>
          </table:table-cell>
          <table:table-cell table:style-name="ce116" table:formula="of:=((OCT2DEC([.$G$43])-8)*23+(OCT2DEC([.$I$43])-32))*[.$D$42]" office:value-type="float" office:value="589.536" table:number-columns-spanned="2" table:number-rows-spanned="1">
            <text:p>589.536</text:p>
          </table:table-cell>
          <table:covered-table-cell table:style-name="ce35"/>
          <table:table-cell table:style-name="ce35" table:number-columns-repeated="244"/>
          <table:table-cell table:number-columns-repeated="768"/>
        </table:table-row>
        <table:table-row table:style-name="ro2">
          <table:table-cell table:style-name="ce2"/>
          <table:table-cell table:style-name="ce3"/>
          <table:table-cell table:style-name="ce34" table:number-columns-repeated="7"/>
          <table:table-cell table:style-name="ce72" table:number-columns-repeated="3"/>
          <table:table-cell table:style-name="ce35" table:number-columns-repeated="244"/>
          <table:table-cell table:number-columns-repeated="768"/>
        </table:table-row>
        <table:table-row table:style-name="ro2">
          <table:table-cell table:style-name="ce46"/>
          <table:table-cell table:style-name="ce131" office:value-type="string" table:number-columns-spanned="2" table:number-rows-spanned="2">
            <text:p>Value (Octal)</text:p>
          </table:table-cell>
          <table:covered-table-cell table:style-name="ce135"/>
          <table:table-cell table:style-name="ce138" office:value-type="string" table:number-columns-spanned="16" table:number-rows-spanned="1">
            <text:p>PY</text:p>
          </table:table-cell>
          <table:covered-table-cell table:number-columns-repeated="7" table:style-name="ce135"/>
          <table:covered-table-cell table:style-name="ce149"/>
          <table:covered-table-cell table:number-columns-repeated="6" table:style-name="ce135"/>
          <table:covered-table-cell table:style-name="ce156"/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2"/>
          <table:covered-table-cell table:style-name="ce35"/>
          <table:table-cell table:style-name="ce110" office:value-type="float" office:value="10">
            <text:p>10</text:p>
          </table:table-cell>
          <table:table-cell table:style-name="ce54" office:value-type="float" office:value="11">
            <text:p>11</text:p>
          </table:table-cell>
          <table:table-cell table:style-name="ce54" office:value-type="float" office:value="12">
            <text:p>12</text:p>
          </table:table-cell>
          <table:table-cell table:style-name="ce54" office:value-type="float" office:value="13">
            <text:p>13</text:p>
          </table:table-cell>
          <table:table-cell table:style-name="ce54" office:value-type="float" office:value="14">
            <text:p>14</text:p>
          </table:table-cell>
          <table:table-cell table:style-name="ce54" office:value-type="float" office:value="15">
            <text:p>15</text:p>
          </table:table-cell>
          <table:table-cell table:style-name="ce141" office:value-type="float" office:value="16">
            <text:p>16</text:p>
          </table:table-cell>
          <table:table-cell table:style-name="ce141" office:value-type="float" office:value="17">
            <text:p>17</text:p>
          </table:table-cell>
          <table:table-cell table:style-name="ce150" office:value-type="float" office:value="20">
            <text:p>20</text:p>
          </table:table-cell>
          <table:table-cell table:style-name="ce153" office:value-type="float" office:value="21">
            <text:p>21</text:p>
          </table:table-cell>
          <table:table-cell table:style-name="ce153" office:value-type="float" office:value="22">
            <text:p>22</text:p>
          </table:table-cell>
          <table:table-cell table:style-name="ce153" office:value-type="float" office:value="23">
            <text:p>23</text:p>
          </table:table-cell>
          <table:table-cell table:style-name="ce153" office:value-type="float" office:value="24">
            <text:p>24</text:p>
          </table:table-cell>
          <table:table-cell table:style-name="ce153" office:value-type="float" office:value="25">
            <text:p>25</text:p>
          </table:table-cell>
          <table:table-cell table:style-name="ce153" office:value-type="float" office:value="26">
            <text:p>26</text:p>
          </table:table-cell>
          <table:table-cell table:style-name="ce157" office:value-type="float" office:value="27">
            <text:p>27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table-cell table:style-name="ce133" office:value-type="string" table:number-columns-spanned="1" table:number-rows-spanned="24">
            <text:p>PZ</text:p>
          </table:table-cell>
          <table:table-cell table:style-name="ce108" office:value-type="float" office:value="40">
            <text:p>40</text:p>
          </table:table-cell>
          <table:table-cell table:style-name="ce56" office:value-type="string">
            <text:p>—</text:p>
          </table:table-cell>
          <table:table-cell table:number-columns-repeated="5" table:style-name="ce111" office:value-type="string">
            <text:p>—</text:p>
          </table:table-cell>
          <table:table-cell table:number-columns-repeated="2" table:style-name="ce142" office:value-type="string">
            <text:p>—</text:p>
          </table:table-cell>
          <table:table-cell table:style-name="ce150"/>
          <table:table-cell table:style-name="ce153" table:number-columns-repeated="6"/>
          <table:table-cell table:style-name="ce157"/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2"/>
          <table:table-cell table:style-name="ce51" office:value-type="float" office:value="41">
            <text:p>41</text:p>
          </table:table-cell>
          <table:table-cell table:style-name="ce82" table:formula="of:=((OCT2DEC([.D$46])-8)*23+(OCT2DEC([.$C48])-32))*[.$D$42]" office:value-type="float" office:value="25.632">
            <text:p>25.632</text:p>
          </table:table-cell>
          <table:table-cell table:style-name="ce112" table:formula="of:=((OCT2DEC([.E$46])-8)*23+(OCT2DEC([.$C48])-32))*[.$D$42]" office:value-type="float" office:value="615.168">
            <text:p>615.168</text:p>
          </table:table-cell>
          <table:table-cell table:style-name="ce112" table:formula="of:=((OCT2DEC([.F$46])-8)*23+(OCT2DEC([.$C48])-32))*[.$D$42]" office:value-type="float" office:value="1204.704">
            <text:p>1204.704</text:p>
          </table:table-cell>
          <table:table-cell table:style-name="ce112" table:formula="of:=((OCT2DEC([.G$46])-8)*23+(OCT2DEC([.$C48])-32))*[.$D$42]" office:value-type="float" office:value="1794.24">
            <text:p>1794.240</text:p>
          </table:table-cell>
          <table:table-cell table:style-name="ce112" table:formula="of:=((OCT2DEC([.H$46])-8)*23+(OCT2DEC([.$C48])-32))*[.$D$42]" office:value-type="float" office:value="2383.776">
            <text:p>2383.776</text:p>
          </table:table-cell>
          <table:table-cell table:style-name="ce112" table:formula="of:=((OCT2DEC([.I$46])-8)*23+(OCT2DEC([.$C48])-32))*[.$D$42]" office:value-type="float" office:value="2973.312">
            <text:p>2973.312</text:p>
          </table:table-cell>
          <table:table-cell table:style-name="ce112" table:formula="of:=((OCT2DEC([.J$46])-8)*23+(OCT2DEC([.$C48])-32))*[.$D$42]" office:value-type="float" office:value="3562.848">
            <text:p>3562.848</text:p>
          </table:table-cell>
          <table:table-cell table:style-name="ce113" table:formula="of:=((OCT2DEC([.K$46])-8)*23+(OCT2DEC([.$C48])-32))*[.$D$42]" office:value-type="float" office:value="4152.384">
            <text:p>4152.384</text:p>
          </table:table-cell>
          <table:table-cell table:style-name="ce151" table:formula="of:=((OCT2DEC([.L$46])-8)*23+(OCT2DEC([.$C48])-32))*[.$D$42]" office:value-type="float" office:value="4741.92">
            <text:p>4741.920</text:p>
          </table:table-cell>
          <table:table-cell table:style-name="ce154" table:formula="of:=((OCT2DEC([.M$46])-8)*23+(OCT2DEC([.$C48])-32))*[.$D$42]" office:value-type="float" office:value="5331.456">
            <text:p>5331.456</text:p>
          </table:table-cell>
          <table:table-cell table:style-name="ce154" table:formula="of:=((OCT2DEC([.N$46])-8)*23+(OCT2DEC([.$C48])-32))*[.$D$42]" office:value-type="float" office:value="5920.992">
            <text:p>5920.992</text:p>
          </table:table-cell>
          <table:table-cell table:style-name="ce154" table:formula="of:=((OCT2DEC([.O$46])-8)*23+(OCT2DEC([.$C48])-32))*[.$D$42]" office:value-type="float" office:value="6510.528">
            <text:p>6510.528</text:p>
          </table:table-cell>
          <table:table-cell table:style-name="ce154" table:formula="of:=((OCT2DEC([.P$46])-8)*23+(OCT2DEC([.$C48])-32))*[.$D$42]" office:value-type="float" office:value="7100.064">
            <text:p>7100.064</text:p>
          </table:table-cell>
          <table:table-cell table:style-name="ce154" table:formula="of:=((OCT2DEC([.Q$46])-8)*23+(OCT2DEC([.$C48])-32))*[.$D$42]" office:value-type="float" office:value="7689.6">
            <text:p>7689.600</text:p>
          </table:table-cell>
          <table:table-cell table:style-name="ce154" table:formula="of:=((OCT2DEC([.R$46])-8)*23+(OCT2DEC([.$C48])-32))*[.$D$42]" office:value-type="float" office:value="8279.136">
            <text:p>8279.136</text:p>
          </table:table-cell>
          <table:table-cell table:style-name="ce158" table:formula="of:=((OCT2DEC([.S$46])-8)*23+(OCT2DEC([.$C48])-32))*[.$D$42]" office:value-type="float" office:value="8868.672">
            <text:p>8868.672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2"/>
          <table:table-cell table:style-name="ce51" office:value-type="float" office:value="42">
            <text:p>42</text:p>
          </table:table-cell>
          <table:table-cell table:style-name="ce83" table:formula="of:=((OCT2DEC([.D$46])-8)*31+(OCT2DEC([.$C49])-32))*[.$D$42]" office:value-type="float" office:value="51.264">
            <text:p>51.264</text:p>
          </table:table-cell>
          <table:table-cell table:style-name="ce113" table:formula="of:=((OCT2DEC([.E$46])-8)*23+(OCT2DEC([.$C49])-32))*[.$D$42]" office:value-type="float" office:value="640.8">
            <text:p>640.800</text:p>
          </table:table-cell>
          <table:table-cell table:style-name="ce113" table:formula="of:=((OCT2DEC([.F$46])-8)*23+(OCT2DEC([.$C49])-32))*[.$D$42]" office:value-type="float" office:value="1230.336">
            <text:p>1230.336</text:p>
          </table:table-cell>
          <table:table-cell table:style-name="ce113" table:formula="of:=((OCT2DEC([.G$46])-8)*23+(OCT2DEC([.$C49])-32))*[.$D$42]" office:value-type="float" office:value="1819.872">
            <text:p>1819.872</text:p>
          </table:table-cell>
          <table:table-cell table:style-name="ce113" table:formula="of:=((OCT2DEC([.H$46])-8)*23+(OCT2DEC([.$C49])-32))*[.$D$42]" office:value-type="float" office:value="2409.408">
            <text:p>2409.408</text:p>
          </table:table-cell>
          <table:table-cell table:style-name="ce113" table:formula="of:=((OCT2DEC([.I$46])-8)*23+(OCT2DEC([.$C49])-32))*[.$D$42]" office:value-type="float" office:value="2998.944">
            <text:p>2998.944</text:p>
          </table:table-cell>
          <table:table-cell table:style-name="ce113" table:formula="of:=((OCT2DEC([.J$46])-8)*23+(OCT2DEC([.$C49])-32))*[.$D$42]" office:value-type="float" office:value="3588.48">
            <text:p>3588.480</text:p>
          </table:table-cell>
          <table:table-cell table:style-name="ce113" table:formula="of:=((OCT2DEC([.K$46])-8)*23+(OCT2DEC([.$C49])-32))*[.$D$42]" office:value-type="float" office:value="4178.016">
            <text:p>4178.016</text:p>
          </table:table-cell>
          <table:table-cell table:style-name="ce151" table:formula="of:=((OCT2DEC([.L$46])-8)*23+(OCT2DEC([.$C49])-32))*[.$D$42]" office:value-type="float" office:value="4767.552">
            <text:p>4767.552</text:p>
          </table:table-cell>
          <table:table-cell table:style-name="ce154" table:formula="of:=((OCT2DEC([.M$46])-8)*23+(OCT2DEC([.$C49])-32))*[.$D$42]" office:value-type="float" office:value="5357.088">
            <text:p>5357.088</text:p>
          </table:table-cell>
          <table:table-cell table:style-name="ce154" table:formula="of:=((OCT2DEC([.N$46])-8)*23+(OCT2DEC([.$C49])-32))*[.$D$42]" office:value-type="float" office:value="5946.624">
            <text:p>5946.624</text:p>
          </table:table-cell>
          <table:table-cell table:style-name="ce154" table:formula="of:=((OCT2DEC([.O$46])-8)*23+(OCT2DEC([.$C49])-32))*[.$D$42]" office:value-type="float" office:value="6536.16">
            <text:p>6536.160</text:p>
          </table:table-cell>
          <table:table-cell table:style-name="ce154" table:formula="of:=((OCT2DEC([.P$46])-8)*23+(OCT2DEC([.$C49])-32))*[.$D$42]" office:value-type="float" office:value="7125.696">
            <text:p>7125.696</text:p>
          </table:table-cell>
          <table:table-cell table:style-name="ce154" table:formula="of:=((OCT2DEC([.Q$46])-8)*23+(OCT2DEC([.$C49])-32))*[.$D$42]" office:value-type="float" office:value="7715.232">
            <text:p>7715.232</text:p>
          </table:table-cell>
          <table:table-cell table:style-name="ce154" table:formula="of:=((OCT2DEC([.R$46])-8)*23+(OCT2DEC([.$C49])-32))*[.$D$42]" office:value-type="float" office:value="8304.768">
            <text:p>8304.768</text:p>
          </table:table-cell>
          <table:table-cell table:style-name="ce158" table:formula="of:=((OCT2DEC([.S$46])-8)*23+(OCT2DEC([.$C49])-32))*[.$D$42]" office:value-type="float" office:value="8894.304">
            <text:p>8894.304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2"/>
          <table:table-cell table:style-name="ce51" office:value-type="float" office:value="43">
            <text:p>43</text:p>
          </table:table-cell>
          <table:table-cell table:style-name="ce83" table:formula="of:=((OCT2DEC([.D$46])-8)*31+(OCT2DEC([.$C50])-32))*[.$D$42]" office:value-type="float" office:value="76.896">
            <text:p>76.896</text:p>
          </table:table-cell>
          <table:table-cell table:style-name="ce113" table:formula="of:=((OCT2DEC([.E$46])-8)*23+(OCT2DEC([.$C50])-32))*[.$D$42]" office:value-type="float" office:value="666.432">
            <text:p>666.432</text:p>
          </table:table-cell>
          <table:table-cell table:style-name="ce113" table:formula="of:=((OCT2DEC([.F$46])-8)*23+(OCT2DEC([.$C50])-32))*[.$D$42]" office:value-type="float" office:value="1255.968">
            <text:p>1255.968</text:p>
          </table:table-cell>
          <table:table-cell table:style-name="ce113" table:formula="of:=((OCT2DEC([.G$46])-8)*23+(OCT2DEC([.$C50])-32))*[.$D$42]" office:value-type="float" office:value="1845.504">
            <text:p>1845.504</text:p>
          </table:table-cell>
          <table:table-cell table:style-name="ce113" table:formula="of:=((OCT2DEC([.H$46])-8)*23+(OCT2DEC([.$C50])-32))*[.$D$42]" office:value-type="float" office:value="2435.04">
            <text:p>2435.040</text:p>
          </table:table-cell>
          <table:table-cell table:style-name="ce113" table:formula="of:=((OCT2DEC([.I$46])-8)*23+(OCT2DEC([.$C50])-32))*[.$D$42]" office:value-type="float" office:value="3024.576">
            <text:p>3024.576</text:p>
          </table:table-cell>
          <table:table-cell table:style-name="ce113" table:formula="of:=((OCT2DEC([.J$46])-8)*23+(OCT2DEC([.$C50])-32))*[.$D$42]" office:value-type="float" office:value="3614.112">
            <text:p>3614.112</text:p>
          </table:table-cell>
          <table:table-cell table:style-name="ce113" table:formula="of:=((OCT2DEC([.K$46])-8)*23+(OCT2DEC([.$C50])-32))*[.$D$42]" office:value-type="float" office:value="4203.648">
            <text:p>4203.648</text:p>
          </table:table-cell>
          <table:table-cell table:style-name="ce151" table:formula="of:=((OCT2DEC([.L$46])-8)*23+(OCT2DEC([.$C50])-32))*[.$D$42]" office:value-type="float" office:value="4793.184">
            <text:p>4793.184</text:p>
          </table:table-cell>
          <table:table-cell table:style-name="ce154" table:formula="of:=((OCT2DEC([.M$46])-8)*23+(OCT2DEC([.$C50])-32))*[.$D$42]" office:value-type="float" office:value="5382.72">
            <text:p>5382.720</text:p>
          </table:table-cell>
          <table:table-cell table:style-name="ce154" table:formula="of:=((OCT2DEC([.N$46])-8)*23+(OCT2DEC([.$C50])-32))*[.$D$42]" office:value-type="float" office:value="5972.256">
            <text:p>5972.256</text:p>
          </table:table-cell>
          <table:table-cell table:style-name="ce154" table:formula="of:=((OCT2DEC([.O$46])-8)*23+(OCT2DEC([.$C50])-32))*[.$D$42]" office:value-type="float" office:value="6561.792">
            <text:p>6561.792</text:p>
          </table:table-cell>
          <table:table-cell table:style-name="ce154" table:formula="of:=((OCT2DEC([.P$46])-8)*23+(OCT2DEC([.$C50])-32))*[.$D$42]" office:value-type="float" office:value="7151.328">
            <text:p>7151.328</text:p>
          </table:table-cell>
          <table:table-cell table:style-name="ce154" table:formula="of:=((OCT2DEC([.Q$46])-8)*23+(OCT2DEC([.$C50])-32))*[.$D$42]" office:value-type="float" office:value="7740.864">
            <text:p>7740.864</text:p>
          </table:table-cell>
          <table:table-cell table:style-name="ce154" table:formula="of:=((OCT2DEC([.R$46])-8)*23+(OCT2DEC([.$C50])-32))*[.$D$42]" office:value-type="float" office:value="8330.4">
            <text:p>8330.400</text:p>
          </table:table-cell>
          <table:table-cell table:style-name="ce158" table:formula="of:=((OCT2DEC([.S$46])-8)*23+(OCT2DEC([.$C50])-32))*[.$D$42]" office:value-type="float" office:value="8919.936">
            <text:p>8919.936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2"/>
          <table:table-cell table:style-name="ce51" office:value-type="float" office:value="44">
            <text:p>44</text:p>
          </table:table-cell>
          <table:table-cell table:style-name="ce83" table:formula="of:=((OCT2DEC([.D$46])-8)*31+(OCT2DEC([.$C51])-32))*[.$D$42]" office:value-type="float" office:value="102.528">
            <text:p>102.528</text:p>
          </table:table-cell>
          <table:table-cell table:style-name="ce113" table:formula="of:=((OCT2DEC([.E$46])-8)*23+(OCT2DEC([.$C51])-32))*[.$D$42]" office:value-type="float" office:value="692.064">
            <text:p>692.064</text:p>
          </table:table-cell>
          <table:table-cell table:style-name="ce113" table:formula="of:=((OCT2DEC([.F$46])-8)*23+(OCT2DEC([.$C51])-32))*[.$D$42]" office:value-type="float" office:value="1281.6">
            <text:p>1281.600</text:p>
          </table:table-cell>
          <table:table-cell table:style-name="ce113" table:formula="of:=((OCT2DEC([.G$46])-8)*23+(OCT2DEC([.$C51])-32))*[.$D$42]" office:value-type="float" office:value="1871.136">
            <text:p>1871.136</text:p>
          </table:table-cell>
          <table:table-cell table:style-name="ce113" table:formula="of:=((OCT2DEC([.H$46])-8)*23+(OCT2DEC([.$C51])-32))*[.$D$42]" office:value-type="float" office:value="2460.672">
            <text:p>2460.672</text:p>
          </table:table-cell>
          <table:table-cell table:style-name="ce113" table:formula="of:=((OCT2DEC([.I$46])-8)*23+(OCT2DEC([.$C51])-32))*[.$D$42]" office:value-type="float" office:value="3050.208">
            <text:p>3050.208</text:p>
          </table:table-cell>
          <table:table-cell table:style-name="ce113" table:formula="of:=((OCT2DEC([.J$46])-8)*23+(OCT2DEC([.$C51])-32))*[.$D$42]" office:value-type="float" office:value="3639.744">
            <text:p>3639.744</text:p>
          </table:table-cell>
          <table:table-cell table:style-name="ce113" table:formula="of:=((OCT2DEC([.K$46])-8)*23+(OCT2DEC([.$C51])-32))*[.$D$42]" office:value-type="float" office:value="4229.28">
            <text:p>4229.280</text:p>
          </table:table-cell>
          <table:table-cell table:style-name="ce151" table:formula="of:=((OCT2DEC([.L$46])-8)*23+(OCT2DEC([.$C51])-32))*[.$D$42]" office:value-type="float" office:value="4818.816">
            <text:p>4818.816</text:p>
          </table:table-cell>
          <table:table-cell table:style-name="ce154" table:formula="of:=((OCT2DEC([.M$46])-8)*23+(OCT2DEC([.$C51])-32))*[.$D$42]" office:value-type="float" office:value="5408.352">
            <text:p>5408.352</text:p>
          </table:table-cell>
          <table:table-cell table:style-name="ce154" table:formula="of:=((OCT2DEC([.N$46])-8)*23+(OCT2DEC([.$C51])-32))*[.$D$42]" office:value-type="float" office:value="5997.888">
            <text:p>5997.888</text:p>
          </table:table-cell>
          <table:table-cell table:style-name="ce154" table:formula="of:=((OCT2DEC([.O$46])-8)*23+(OCT2DEC([.$C51])-32))*[.$D$42]" office:value-type="float" office:value="6587.424">
            <text:p>6587.424</text:p>
          </table:table-cell>
          <table:table-cell table:style-name="ce154" table:formula="of:=((OCT2DEC([.P$46])-8)*23+(OCT2DEC([.$C51])-32))*[.$D$42]" office:value-type="float" office:value="7176.96">
            <text:p>7176.960</text:p>
          </table:table-cell>
          <table:table-cell table:style-name="ce154" table:formula="of:=((OCT2DEC([.Q$46])-8)*23+(OCT2DEC([.$C51])-32))*[.$D$42]" office:value-type="float" office:value="7766.496">
            <text:p>7766.496</text:p>
          </table:table-cell>
          <table:table-cell table:style-name="ce154" table:formula="of:=((OCT2DEC([.R$46])-8)*23+(OCT2DEC([.$C51])-32))*[.$D$42]" office:value-type="float" office:value="8356.032">
            <text:p>8356.032</text:p>
          </table:table-cell>
          <table:table-cell table:style-name="ce158" table:formula="of:=((OCT2DEC([.S$46])-8)*23+(OCT2DEC([.$C51])-32))*[.$D$42]" office:value-type="float" office:value="8945.568">
            <text:p>8945.568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2"/>
          <table:table-cell table:style-name="ce51" office:value-type="float" office:value="45">
            <text:p>45</text:p>
          </table:table-cell>
          <table:table-cell table:style-name="ce83" table:formula="of:=((OCT2DEC([.D$46])-8)*31+(OCT2DEC([.$C52])-32))*[.$D$42]" office:value-type="float" office:value="128.16">
            <text:p>128.160</text:p>
          </table:table-cell>
          <table:table-cell table:style-name="ce113" table:formula="of:=((OCT2DEC([.E$46])-8)*23+(OCT2DEC([.$C52])-32))*[.$D$42]" office:value-type="float" office:value="717.696">
            <text:p>717.696</text:p>
          </table:table-cell>
          <table:table-cell table:style-name="ce113" table:formula="of:=((OCT2DEC([.F$46])-8)*23+(OCT2DEC([.$C52])-32))*[.$D$42]" office:value-type="float" office:value="1307.232">
            <text:p>1307.232</text:p>
          </table:table-cell>
          <table:table-cell table:style-name="ce113" table:formula="of:=((OCT2DEC([.G$46])-8)*23+(OCT2DEC([.$C52])-32))*[.$D$42]" office:value-type="float" office:value="1896.768">
            <text:p>1896.768</text:p>
          </table:table-cell>
          <table:table-cell table:style-name="ce113" table:formula="of:=((OCT2DEC([.H$46])-8)*23+(OCT2DEC([.$C52])-32))*[.$D$42]" office:value-type="float" office:value="2486.304">
            <text:p>2486.304</text:p>
          </table:table-cell>
          <table:table-cell table:style-name="ce113" table:formula="of:=((OCT2DEC([.I$46])-8)*23+(OCT2DEC([.$C52])-32))*[.$D$42]" office:value-type="float" office:value="3075.84">
            <text:p>3075.840</text:p>
          </table:table-cell>
          <table:table-cell table:style-name="ce113" table:formula="of:=((OCT2DEC([.J$46])-8)*23+(OCT2DEC([.$C52])-32))*[.$D$42]" office:value-type="float" office:value="3665.376">
            <text:p>3665.376</text:p>
          </table:table-cell>
          <table:table-cell table:style-name="ce113" table:formula="of:=((OCT2DEC([.K$46])-8)*23+(OCT2DEC([.$C52])-32))*[.$D$42]" office:value-type="float" office:value="4254.912">
            <text:p>4254.912</text:p>
          </table:table-cell>
          <table:table-cell table:style-name="ce151" table:formula="of:=((OCT2DEC([.L$46])-8)*23+(OCT2DEC([.$C52])-32))*[.$D$42]" office:value-type="float" office:value="4844.448">
            <text:p>4844.448</text:p>
          </table:table-cell>
          <table:table-cell table:style-name="ce154" table:formula="of:=((OCT2DEC([.M$46])-8)*23+(OCT2DEC([.$C52])-32))*[.$D$42]" office:value-type="float" office:value="5433.984">
            <text:p>5433.984</text:p>
          </table:table-cell>
          <table:table-cell table:style-name="ce154" table:formula="of:=((OCT2DEC([.N$46])-8)*23+(OCT2DEC([.$C52])-32))*[.$D$42]" office:value-type="float" office:value="6023.52">
            <text:p>6023.520</text:p>
          </table:table-cell>
          <table:table-cell table:style-name="ce154" table:formula="of:=((OCT2DEC([.O$46])-8)*23+(OCT2DEC([.$C52])-32))*[.$D$42]" office:value-type="float" office:value="6613.056">
            <text:p>6613.056</text:p>
          </table:table-cell>
          <table:table-cell table:style-name="ce154" table:formula="of:=((OCT2DEC([.P$46])-8)*23+(OCT2DEC([.$C52])-32))*[.$D$42]" office:value-type="float" office:value="7202.592">
            <text:p>7202.592</text:p>
          </table:table-cell>
          <table:table-cell table:style-name="ce154" table:formula="of:=((OCT2DEC([.Q$46])-8)*23+(OCT2DEC([.$C52])-32))*[.$D$42]" office:value-type="float" office:value="7792.128">
            <text:p>7792.128</text:p>
          </table:table-cell>
          <table:table-cell table:style-name="ce154" table:formula="of:=((OCT2DEC([.R$46])-8)*23+(OCT2DEC([.$C52])-32))*[.$D$42]" office:value-type="float" office:value="8381.664">
            <text:p>8381.664</text:p>
          </table:table-cell>
          <table:table-cell table:style-name="ce158" table:formula="of:=((OCT2DEC([.S$46])-8)*23+(OCT2DEC([.$C52])-32))*[.$D$42]" office:value-type="float" office:value="8971.2">
            <text:p>8971.200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2"/>
          <table:table-cell table:style-name="ce51" office:value-type="float" office:value="46">
            <text:p>46</text:p>
          </table:table-cell>
          <table:table-cell table:style-name="ce83" table:formula="of:=((OCT2DEC([.D$46])-8)*31+(OCT2DEC([.$C53])-32))*[.$D$42]" office:value-type="float" office:value="153.792">
            <text:p>153.792</text:p>
          </table:table-cell>
          <table:table-cell table:style-name="ce113" table:formula="of:=((OCT2DEC([.E$46])-8)*23+(OCT2DEC([.$C53])-32))*[.$D$42]" office:value-type="float" office:value="743.328">
            <text:p>743.328</text:p>
          </table:table-cell>
          <table:table-cell table:style-name="ce113" table:formula="of:=((OCT2DEC([.F$46])-8)*23+(OCT2DEC([.$C53])-32))*[.$D$42]" office:value-type="float" office:value="1332.864">
            <text:p>1332.864</text:p>
          </table:table-cell>
          <table:table-cell table:style-name="ce113" table:formula="of:=((OCT2DEC([.G$46])-8)*23+(OCT2DEC([.$C53])-32))*[.$D$42]" office:value-type="float" office:value="1922.4">
            <text:p>1922.400</text:p>
          </table:table-cell>
          <table:table-cell table:style-name="ce113" table:formula="of:=((OCT2DEC([.H$46])-8)*23+(OCT2DEC([.$C53])-32))*[.$D$42]" office:value-type="float" office:value="2511.936">
            <text:p>2511.936</text:p>
          </table:table-cell>
          <table:table-cell table:style-name="ce113" table:formula="of:=((OCT2DEC([.I$46])-8)*23+(OCT2DEC([.$C53])-32))*[.$D$42]" office:value-type="float" office:value="3101.472">
            <text:p>3101.472</text:p>
          </table:table-cell>
          <table:table-cell table:style-name="ce113" table:formula="of:=((OCT2DEC([.J$46])-8)*23+(OCT2DEC([.$C53])-32))*[.$D$42]" office:value-type="float" office:value="3691.008">
            <text:p>3691.008</text:p>
          </table:table-cell>
          <table:table-cell table:style-name="ce113" table:formula="of:=((OCT2DEC([.K$46])-8)*23+(OCT2DEC([.$C53])-32))*[.$D$42]" office:value-type="float" office:value="4280.544">
            <text:p>4280.544</text:p>
          </table:table-cell>
          <table:table-cell table:style-name="ce151" table:formula="of:=((OCT2DEC([.L$46])-8)*23+(OCT2DEC([.$C53])-32))*[.$D$42]" office:value-type="float" office:value="4870.08">
            <text:p>4870.080</text:p>
          </table:table-cell>
          <table:table-cell table:style-name="ce154" table:formula="of:=((OCT2DEC([.M$46])-8)*23+(OCT2DEC([.$C53])-32))*[.$D$42]" office:value-type="float" office:value="5459.616">
            <text:p>5459.616</text:p>
          </table:table-cell>
          <table:table-cell table:style-name="ce154" table:formula="of:=((OCT2DEC([.N$46])-8)*23+(OCT2DEC([.$C53])-32))*[.$D$42]" office:value-type="float" office:value="6049.152">
            <text:p>6049.152</text:p>
          </table:table-cell>
          <table:table-cell table:style-name="ce154" table:formula="of:=((OCT2DEC([.O$46])-8)*23+(OCT2DEC([.$C53])-32))*[.$D$42]" office:value-type="float" office:value="6638.688">
            <text:p>6638.688</text:p>
          </table:table-cell>
          <table:table-cell table:style-name="ce154" table:formula="of:=((OCT2DEC([.P$46])-8)*23+(OCT2DEC([.$C53])-32))*[.$D$42]" office:value-type="float" office:value="7228.224">
            <text:p>7228.224</text:p>
          </table:table-cell>
          <table:table-cell table:style-name="ce154" table:formula="of:=((OCT2DEC([.Q$46])-8)*23+(OCT2DEC([.$C53])-32))*[.$D$42]" office:value-type="float" office:value="7817.76">
            <text:p>7817.760</text:p>
          </table:table-cell>
          <table:table-cell table:style-name="ce154" table:formula="of:=((OCT2DEC([.R$46])-8)*23+(OCT2DEC([.$C53])-32))*[.$D$42]" office:value-type="float" office:value="8407.296">
            <text:p>8407.296</text:p>
          </table:table-cell>
          <table:table-cell table:style-name="ce158" table:formula="of:=((OCT2DEC([.S$46])-8)*23+(OCT2DEC([.$C53])-32))*[.$D$42]" office:value-type="float" office:value="8996.832">
            <text:p>8996.832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2"/>
          <table:table-cell table:style-name="ce51" office:value-type="float" office:value="47">
            <text:p>47</text:p>
          </table:table-cell>
          <table:table-cell table:style-name="ce83" table:formula="of:=((OCT2DEC([.D$46])-8)*31+(OCT2DEC([.$C54])-32))*[.$D$42]" office:value-type="float" office:value="179.424">
            <text:p>179.424</text:p>
          </table:table-cell>
          <table:table-cell table:style-name="ce113" table:formula="of:=((OCT2DEC([.E$46])-8)*23+(OCT2DEC([.$C54])-32))*[.$D$42]" office:value-type="float" office:value="768.96">
            <text:p>768.960</text:p>
          </table:table-cell>
          <table:table-cell table:style-name="ce113" table:formula="of:=((OCT2DEC([.F$46])-8)*23+(OCT2DEC([.$C54])-32))*[.$D$42]" office:value-type="float" office:value="1358.496">
            <text:p>1358.496</text:p>
          </table:table-cell>
          <table:table-cell table:style-name="ce113" table:formula="of:=((OCT2DEC([.G$46])-8)*23+(OCT2DEC([.$C54])-32))*[.$D$42]" office:value-type="float" office:value="1948.032">
            <text:p>1948.032</text:p>
          </table:table-cell>
          <table:table-cell table:style-name="ce113" table:formula="of:=((OCT2DEC([.H$46])-8)*23+(OCT2DEC([.$C54])-32))*[.$D$42]" office:value-type="float" office:value="2537.568">
            <text:p>2537.568</text:p>
          </table:table-cell>
          <table:table-cell table:style-name="ce113" table:formula="of:=((OCT2DEC([.I$46])-8)*23+(OCT2DEC([.$C54])-32))*[.$D$42]" office:value-type="float" office:value="3127.104">
            <text:p>3127.104</text:p>
          </table:table-cell>
          <table:table-cell table:style-name="ce113" table:formula="of:=((OCT2DEC([.J$46])-8)*23+(OCT2DEC([.$C54])-32))*[.$D$42]" office:value-type="float" office:value="3716.64">
            <text:p>3716.640</text:p>
          </table:table-cell>
          <table:table-cell table:style-name="ce113" table:formula="of:=((OCT2DEC([.K$46])-8)*23+(OCT2DEC([.$C54])-32))*[.$D$42]" office:value-type="float" office:value="4306.176">
            <text:p>4306.176</text:p>
          </table:table-cell>
          <table:table-cell table:style-name="ce151" table:formula="of:=((OCT2DEC([.L$46])-8)*23+(OCT2DEC([.$C54])-32))*[.$D$42]" office:value-type="float" office:value="4895.712">
            <text:p>4895.712</text:p>
          </table:table-cell>
          <table:table-cell table:style-name="ce154" table:formula="of:=((OCT2DEC([.M$46])-8)*23+(OCT2DEC([.$C54])-32))*[.$D$42]" office:value-type="float" office:value="5485.248">
            <text:p>5485.248</text:p>
          </table:table-cell>
          <table:table-cell table:style-name="ce154" table:formula="of:=((OCT2DEC([.N$46])-8)*23+(OCT2DEC([.$C54])-32))*[.$D$42]" office:value-type="float" office:value="6074.784">
            <text:p>6074.784</text:p>
          </table:table-cell>
          <table:table-cell table:style-name="ce154" table:formula="of:=((OCT2DEC([.O$46])-8)*23+(OCT2DEC([.$C54])-32))*[.$D$42]" office:value-type="float" office:value="6664.32">
            <text:p>6664.320</text:p>
          </table:table-cell>
          <table:table-cell table:style-name="ce154" table:formula="of:=((OCT2DEC([.P$46])-8)*23+(OCT2DEC([.$C54])-32))*[.$D$42]" office:value-type="float" office:value="7253.856">
            <text:p>7253.856</text:p>
          </table:table-cell>
          <table:table-cell table:style-name="ce154" table:formula="of:=((OCT2DEC([.Q$46])-8)*23+(OCT2DEC([.$C54])-32))*[.$D$42]" office:value-type="float" office:value="7843.392">
            <text:p>7843.392</text:p>
          </table:table-cell>
          <table:table-cell table:style-name="ce154" table:formula="of:=((OCT2DEC([.R$46])-8)*23+(OCT2DEC([.$C54])-32))*[.$D$42]" office:value-type="float" office:value="8432.928">
            <text:p>8432.928</text:p>
          </table:table-cell>
          <table:table-cell table:style-name="ce158" table:formula="of:=((OCT2DEC([.S$46])-8)*23+(OCT2DEC([.$C54])-32))*[.$D$42]" office:value-type="float" office:value="9022.464">
            <text:p>9022.464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2"/>
          <table:table-cell table:style-name="ce51" office:value-type="float" office:value="50">
            <text:p>50</text:p>
          </table:table-cell>
          <table:table-cell table:style-name="ce83" table:formula="of:=((OCT2DEC([.D$46])-8)*31+(OCT2DEC([.$C55])-32))*[.$D$42]" office:value-type="float" office:value="205.056">
            <text:p>205.056</text:p>
          </table:table-cell>
          <table:table-cell table:style-name="ce113" table:formula="of:=((OCT2DEC([.E$46])-8)*23+(OCT2DEC([.$C55])-32))*[.$D$42]" office:value-type="float" office:value="794.592">
            <text:p>794.592</text:p>
          </table:table-cell>
          <table:table-cell table:style-name="ce113" table:formula="of:=((OCT2DEC([.F$46])-8)*23+(OCT2DEC([.$C55])-32))*[.$D$42]" office:value-type="float" office:value="1384.128">
            <text:p>1384.128</text:p>
          </table:table-cell>
          <table:table-cell table:style-name="ce113" table:formula="of:=((OCT2DEC([.G$46])-8)*23+(OCT2DEC([.$C55])-32))*[.$D$42]" office:value-type="float" office:value="1973.664">
            <text:p>1973.664</text:p>
          </table:table-cell>
          <table:table-cell table:style-name="ce113" table:formula="of:=((OCT2DEC([.H$46])-8)*23+(OCT2DEC([.$C55])-32))*[.$D$42]" office:value-type="float" office:value="2563.2">
            <text:p>2563.200</text:p>
          </table:table-cell>
          <table:table-cell table:style-name="ce113" table:formula="of:=((OCT2DEC([.I$46])-8)*23+(OCT2DEC([.$C55])-32))*[.$D$42]" office:value-type="float" office:value="3152.736">
            <text:p>3152.736</text:p>
          </table:table-cell>
          <table:table-cell table:style-name="ce113" table:formula="of:=((OCT2DEC([.J$46])-8)*23+(OCT2DEC([.$C55])-32))*[.$D$42]" office:value-type="float" office:value="3742.272">
            <text:p>3742.272</text:p>
          </table:table-cell>
          <table:table-cell table:style-name="ce113" table:formula="of:=((OCT2DEC([.K$46])-8)*23+(OCT2DEC([.$C55])-32))*[.$D$42]" office:value-type="float" office:value="4331.808">
            <text:p>4331.808</text:p>
          </table:table-cell>
          <table:table-cell table:style-name="ce151" table:formula="of:=((OCT2DEC([.L$46])-8)*23+(OCT2DEC([.$C55])-32))*[.$D$42]" office:value-type="float" office:value="4921.344">
            <text:p>4921.344</text:p>
          </table:table-cell>
          <table:table-cell table:style-name="ce154" table:formula="of:=((OCT2DEC([.M$46])-8)*23+(OCT2DEC([.$C55])-32))*[.$D$42]" office:value-type="float" office:value="5510.88">
            <text:p>5510.880</text:p>
          </table:table-cell>
          <table:table-cell table:style-name="ce154" table:formula="of:=((OCT2DEC([.N$46])-8)*23+(OCT2DEC([.$C55])-32))*[.$D$42]" office:value-type="float" office:value="6100.416">
            <text:p>6100.416</text:p>
          </table:table-cell>
          <table:table-cell table:style-name="ce154" table:formula="of:=((OCT2DEC([.O$46])-8)*23+(OCT2DEC([.$C55])-32))*[.$D$42]" office:value-type="float" office:value="6689.952">
            <text:p>6689.952</text:p>
          </table:table-cell>
          <table:table-cell table:style-name="ce154" table:formula="of:=((OCT2DEC([.P$46])-8)*23+(OCT2DEC([.$C55])-32))*[.$D$42]" office:value-type="float" office:value="7279.488">
            <text:p>7279.488</text:p>
          </table:table-cell>
          <table:table-cell table:style-name="ce154" table:formula="of:=((OCT2DEC([.Q$46])-8)*23+(OCT2DEC([.$C55])-32))*[.$D$42]" office:value-type="float" office:value="7869.024">
            <text:p>7869.024</text:p>
          </table:table-cell>
          <table:table-cell table:style-name="ce154" table:formula="of:=((OCT2DEC([.R$46])-8)*23+(OCT2DEC([.$C55])-32))*[.$D$42]" office:value-type="float" office:value="8458.56">
            <text:p>8458.560</text:p>
          </table:table-cell>
          <table:table-cell table:style-name="ce158" table:formula="of:=((OCT2DEC([.S$46])-8)*23+(OCT2DEC([.$C55])-32))*[.$D$42]" office:value-type="float" office:value="9048.096">
            <text:p>9048.096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2"/>
          <table:table-cell table:style-name="ce51" office:value-type="float" office:value="51">
            <text:p>51</text:p>
          </table:table-cell>
          <table:table-cell table:style-name="ce83" table:formula="of:=((OCT2DEC([.D$46])-8)*31+(OCT2DEC([.$C56])-32))*[.$D$42]" office:value-type="float" office:value="230.688">
            <text:p>230.688</text:p>
          </table:table-cell>
          <table:table-cell table:style-name="ce113" table:formula="of:=((OCT2DEC([.E$46])-8)*23+(OCT2DEC([.$C56])-32))*[.$D$42]" office:value-type="float" office:value="820.224">
            <text:p>820.224</text:p>
          </table:table-cell>
          <table:table-cell table:style-name="ce113" table:formula="of:=((OCT2DEC([.F$46])-8)*23+(OCT2DEC([.$C56])-32))*[.$D$42]" office:value-type="float" office:value="1409.76">
            <text:p>1409.760</text:p>
          </table:table-cell>
          <table:table-cell table:style-name="ce113" table:formula="of:=((OCT2DEC([.G$46])-8)*23+(OCT2DEC([.$C56])-32))*[.$D$42]" office:value-type="float" office:value="1999.296">
            <text:p>1999.296</text:p>
          </table:table-cell>
          <table:table-cell table:style-name="ce113" table:formula="of:=((OCT2DEC([.H$46])-8)*23+(OCT2DEC([.$C56])-32))*[.$D$42]" office:value-type="float" office:value="2588.832">
            <text:p>2588.832</text:p>
          </table:table-cell>
          <table:table-cell table:style-name="ce113" table:formula="of:=((OCT2DEC([.I$46])-8)*23+(OCT2DEC([.$C56])-32))*[.$D$42]" office:value-type="float" office:value="3178.368">
            <text:p>3178.368</text:p>
          </table:table-cell>
          <table:table-cell table:style-name="ce113" table:formula="of:=((OCT2DEC([.J$46])-8)*23+(OCT2DEC([.$C56])-32))*[.$D$42]" office:value-type="float" office:value="3767.904">
            <text:p>3767.904</text:p>
          </table:table-cell>
          <table:table-cell table:style-name="ce113" table:formula="of:=((OCT2DEC([.K$46])-8)*23+(OCT2DEC([.$C56])-32))*[.$D$42]" office:value-type="float" office:value="4357.44">
            <text:p>4357.440</text:p>
          </table:table-cell>
          <table:table-cell table:style-name="ce151" table:formula="of:=((OCT2DEC([.L$46])-8)*23+(OCT2DEC([.$C56])-32))*[.$D$42]" office:value-type="float" office:value="4946.976">
            <text:p>4946.976</text:p>
          </table:table-cell>
          <table:table-cell table:style-name="ce154" table:formula="of:=((OCT2DEC([.M$46])-8)*23+(OCT2DEC([.$C56])-32))*[.$D$42]" office:value-type="float" office:value="5536.512">
            <text:p>5536.512</text:p>
          </table:table-cell>
          <table:table-cell table:style-name="ce154" table:formula="of:=((OCT2DEC([.N$46])-8)*23+(OCT2DEC([.$C56])-32))*[.$D$42]" office:value-type="float" office:value="6126.048">
            <text:p>6126.048</text:p>
          </table:table-cell>
          <table:table-cell table:style-name="ce154" table:formula="of:=((OCT2DEC([.O$46])-8)*23+(OCT2DEC([.$C56])-32))*[.$D$42]" office:value-type="float" office:value="6715.584">
            <text:p>6715.584</text:p>
          </table:table-cell>
          <table:table-cell table:style-name="ce154" table:formula="of:=((OCT2DEC([.P$46])-8)*23+(OCT2DEC([.$C56])-32))*[.$D$42]" office:value-type="float" office:value="7305.12">
            <text:p>7305.120</text:p>
          </table:table-cell>
          <table:table-cell table:style-name="ce154" table:formula="of:=((OCT2DEC([.Q$46])-8)*23+(OCT2DEC([.$C56])-32))*[.$D$42]" office:value-type="float" office:value="7894.656">
            <text:p>7894.656</text:p>
          </table:table-cell>
          <table:table-cell table:style-name="ce154" table:formula="of:=((OCT2DEC([.R$46])-8)*23+(OCT2DEC([.$C56])-32))*[.$D$42]" office:value-type="float" office:value="8484.192">
            <text:p>8484.192</text:p>
          </table:table-cell>
          <table:table-cell table:style-name="ce158" table:formula="of:=((OCT2DEC([.S$46])-8)*23+(OCT2DEC([.$C56])-32))*[.$D$42]" office:value-type="float" office:value="9073.728">
            <text:p>9073.728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2"/>
          <table:table-cell table:style-name="ce51" office:value-type="float" office:value="52">
            <text:p>52</text:p>
          </table:table-cell>
          <table:table-cell table:style-name="ce83" table:formula="of:=((OCT2DEC([.D$46])-8)*31+(OCT2DEC([.$C57])-32))*[.$D$42]" office:value-type="float" office:value="256.32">
            <text:p>256.320</text:p>
          </table:table-cell>
          <table:table-cell table:style-name="ce113" table:formula="of:=((OCT2DEC([.E$46])-8)*23+(OCT2DEC([.$C57])-32))*[.$D$42]" office:value-type="float" office:value="845.856">
            <text:p>845.856</text:p>
          </table:table-cell>
          <table:table-cell table:style-name="ce113" table:formula="of:=((OCT2DEC([.F$46])-8)*23+(OCT2DEC([.$C57])-32))*[.$D$42]" office:value-type="float" office:value="1435.392">
            <text:p>1435.392</text:p>
          </table:table-cell>
          <table:table-cell table:style-name="ce113" table:formula="of:=((OCT2DEC([.G$46])-8)*23+(OCT2DEC([.$C57])-32))*[.$D$42]" office:value-type="float" office:value="2024.928">
            <text:p>2024.928</text:p>
          </table:table-cell>
          <table:table-cell table:style-name="ce113" table:formula="of:=((OCT2DEC([.H$46])-8)*23+(OCT2DEC([.$C57])-32))*[.$D$42]" office:value-type="float" office:value="2614.464">
            <text:p>2614.464</text:p>
          </table:table-cell>
          <table:table-cell table:style-name="ce113" table:formula="of:=((OCT2DEC([.I$46])-8)*23+(OCT2DEC([.$C57])-32))*[.$D$42]" office:value-type="float" office:value="3204">
            <text:p>3204.000</text:p>
          </table:table-cell>
          <table:table-cell table:style-name="ce113" table:formula="of:=((OCT2DEC([.J$46])-8)*23+(OCT2DEC([.$C57])-32))*[.$D$42]" office:value-type="float" office:value="3793.536">
            <text:p>3793.536</text:p>
          </table:table-cell>
          <table:table-cell table:style-name="ce113" table:formula="of:=((OCT2DEC([.K$46])-8)*23+(OCT2DEC([.$C57])-32))*[.$D$42]" office:value-type="float" office:value="4383.072">
            <text:p>4383.072</text:p>
          </table:table-cell>
          <table:table-cell table:style-name="ce151" table:formula="of:=((OCT2DEC([.L$46])-8)*23+(OCT2DEC([.$C57])-32))*[.$D$42]" office:value-type="float" office:value="4972.608">
            <text:p>4972.608</text:p>
          </table:table-cell>
          <table:table-cell table:style-name="ce154" table:formula="of:=((OCT2DEC([.M$46])-8)*23+(OCT2DEC([.$C57])-32))*[.$D$42]" office:value-type="float" office:value="5562.144">
            <text:p>5562.144</text:p>
          </table:table-cell>
          <table:table-cell table:style-name="ce154" table:formula="of:=((OCT2DEC([.N$46])-8)*23+(OCT2DEC([.$C57])-32))*[.$D$42]" office:value-type="float" office:value="6151.68">
            <text:p>6151.680</text:p>
          </table:table-cell>
          <table:table-cell table:style-name="ce154" table:formula="of:=((OCT2DEC([.O$46])-8)*23+(OCT2DEC([.$C57])-32))*[.$D$42]" office:value-type="float" office:value="6741.216">
            <text:p>6741.216</text:p>
          </table:table-cell>
          <table:table-cell table:style-name="ce154" table:formula="of:=((OCT2DEC([.P$46])-8)*23+(OCT2DEC([.$C57])-32))*[.$D$42]" office:value-type="float" office:value="7330.752">
            <text:p>7330.752</text:p>
          </table:table-cell>
          <table:table-cell table:style-name="ce154" table:formula="of:=((OCT2DEC([.Q$46])-8)*23+(OCT2DEC([.$C57])-32))*[.$D$42]" office:value-type="float" office:value="7920.288">
            <text:p>7920.288</text:p>
          </table:table-cell>
          <table:table-cell table:style-name="ce154" table:formula="of:=((OCT2DEC([.R$46])-8)*23+(OCT2DEC([.$C57])-32))*[.$D$42]" office:value-type="float" office:value="8509.824">
            <text:p>8509.824</text:p>
          </table:table-cell>
          <table:table-cell table:style-name="ce158" table:formula="of:=((OCT2DEC([.S$46])-8)*23+(OCT2DEC([.$C57])-32))*[.$D$42]" office:value-type="float" office:value="9099.36">
            <text:p>9099.360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2"/>
          <table:table-cell table:style-name="ce51" office:value-type="float" office:value="53">
            <text:p>53</text:p>
          </table:table-cell>
          <table:table-cell table:style-name="ce83" table:formula="of:=((OCT2DEC([.D$46])-8)*31+(OCT2DEC([.$C58])-32))*[.$D$42]" office:value-type="float" office:value="281.952">
            <text:p>281.952</text:p>
          </table:table-cell>
          <table:table-cell table:style-name="ce113" table:formula="of:=((OCT2DEC([.E$46])-8)*23+(OCT2DEC([.$C58])-32))*[.$D$42]" office:value-type="float" office:value="871.488">
            <text:p>871.488</text:p>
          </table:table-cell>
          <table:table-cell table:style-name="ce113" table:formula="of:=((OCT2DEC([.F$46])-8)*23+(OCT2DEC([.$C58])-32))*[.$D$42]" office:value-type="float" office:value="1461.024">
            <text:p>1461.024</text:p>
          </table:table-cell>
          <table:table-cell table:style-name="ce113" table:formula="of:=((OCT2DEC([.G$46])-8)*23+(OCT2DEC([.$C58])-32))*[.$D$42]" office:value-type="float" office:value="2050.56">
            <text:p>2050.560</text:p>
          </table:table-cell>
          <table:table-cell table:style-name="ce113" table:formula="of:=((OCT2DEC([.H$46])-8)*23+(OCT2DEC([.$C58])-32))*[.$D$42]" office:value-type="float" office:value="2640.096">
            <text:p>2640.096</text:p>
          </table:table-cell>
          <table:table-cell table:style-name="ce113" table:formula="of:=((OCT2DEC([.I$46])-8)*23+(OCT2DEC([.$C58])-32))*[.$D$42]" office:value-type="float" office:value="3229.632">
            <text:p>3229.632</text:p>
          </table:table-cell>
          <table:table-cell table:style-name="ce113" table:formula="of:=((OCT2DEC([.J$46])-8)*23+(OCT2DEC([.$C58])-32))*[.$D$42]" office:value-type="float" office:value="3819.168">
            <text:p>3819.168</text:p>
          </table:table-cell>
          <table:table-cell table:style-name="ce113" table:formula="of:=((OCT2DEC([.K$46])-8)*23+(OCT2DEC([.$C58])-32))*[.$D$42]" office:value-type="float" office:value="4408.704">
            <text:p>4408.704</text:p>
          </table:table-cell>
          <table:table-cell table:style-name="ce151" table:formula="of:=((OCT2DEC([.L$46])-8)*23+(OCT2DEC([.$C58])-32))*[.$D$42]" office:value-type="float" office:value="4998.24">
            <text:p>4998.240</text:p>
          </table:table-cell>
          <table:table-cell table:style-name="ce154" table:formula="of:=((OCT2DEC([.M$46])-8)*23+(OCT2DEC([.$C58])-32))*[.$D$42]" office:value-type="float" office:value="5587.776">
            <text:p>5587.776</text:p>
          </table:table-cell>
          <table:table-cell table:style-name="ce154" table:formula="of:=((OCT2DEC([.N$46])-8)*23+(OCT2DEC([.$C58])-32))*[.$D$42]" office:value-type="float" office:value="6177.312">
            <text:p>6177.312</text:p>
          </table:table-cell>
          <table:table-cell table:style-name="ce154" table:formula="of:=((OCT2DEC([.O$46])-8)*23+(OCT2DEC([.$C58])-32))*[.$D$42]" office:value-type="float" office:value="6766.848">
            <text:p>6766.848</text:p>
          </table:table-cell>
          <table:table-cell table:style-name="ce154" table:formula="of:=((OCT2DEC([.P$46])-8)*23+(OCT2DEC([.$C58])-32))*[.$D$42]" office:value-type="float" office:value="7356.384">
            <text:p>7356.384</text:p>
          </table:table-cell>
          <table:table-cell table:style-name="ce154" table:formula="of:=((OCT2DEC([.Q$46])-8)*23+(OCT2DEC([.$C58])-32))*[.$D$42]" office:value-type="float" office:value="7945.92">
            <text:p>7945.920</text:p>
          </table:table-cell>
          <table:table-cell table:style-name="ce154" table:formula="of:=((OCT2DEC([.R$46])-8)*23+(OCT2DEC([.$C58])-32))*[.$D$42]" office:value-type="float" office:value="8535.456">
            <text:p>8535.456</text:p>
          </table:table-cell>
          <table:table-cell table:style-name="ce158" table:formula="of:=((OCT2DEC([.S$46])-8)*23+(OCT2DEC([.$C58])-32))*[.$D$42]" office:value-type="float" office:value="9124.992">
            <text:p>9124.992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2"/>
          <table:table-cell table:style-name="ce51" office:value-type="float" office:value="54">
            <text:p>54</text:p>
          </table:table-cell>
          <table:table-cell table:style-name="ce83" table:formula="of:=((OCT2DEC([.D$46])-8)*31+(OCT2DEC([.$C59])-32))*[.$D$42]" office:value-type="float" office:value="307.584">
            <text:p>307.584</text:p>
          </table:table-cell>
          <table:table-cell table:style-name="ce113" table:formula="of:=((OCT2DEC([.E$46])-8)*23+(OCT2DEC([.$C59])-32))*[.$D$42]" office:value-type="float" office:value="897.12">
            <text:p>897.120</text:p>
          </table:table-cell>
          <table:table-cell table:style-name="ce113" table:formula="of:=((OCT2DEC([.F$46])-8)*23+(OCT2DEC([.$C59])-32))*[.$D$42]" office:value-type="float" office:value="1486.656">
            <text:p>1486.656</text:p>
          </table:table-cell>
          <table:table-cell table:style-name="ce113" table:formula="of:=((OCT2DEC([.G$46])-8)*23+(OCT2DEC([.$C59])-32))*[.$D$42]" office:value-type="float" office:value="2076.192">
            <text:p>2076.192</text:p>
          </table:table-cell>
          <table:table-cell table:style-name="ce113" table:formula="of:=((OCT2DEC([.H$46])-8)*23+(OCT2DEC([.$C59])-32))*[.$D$42]" office:value-type="float" office:value="2665.728">
            <text:p>2665.728</text:p>
          </table:table-cell>
          <table:table-cell table:style-name="ce113" table:formula="of:=((OCT2DEC([.I$46])-8)*23+(OCT2DEC([.$C59])-32))*[.$D$42]" office:value-type="float" office:value="3255.264">
            <text:p>3255.264</text:p>
          </table:table-cell>
          <table:table-cell table:style-name="ce113" table:formula="of:=((OCT2DEC([.J$46])-8)*23+(OCT2DEC([.$C59])-32))*[.$D$42]" office:value-type="float" office:value="3844.8">
            <text:p>3844.800</text:p>
          </table:table-cell>
          <table:table-cell table:style-name="ce113" table:formula="of:=((OCT2DEC([.K$46])-8)*23+(OCT2DEC([.$C59])-32))*[.$D$42]" office:value-type="float" office:value="4434.336">
            <text:p>4434.336</text:p>
          </table:table-cell>
          <table:table-cell table:style-name="ce151" table:formula="of:=((OCT2DEC([.L$46])-8)*23+(OCT2DEC([.$C59])-32))*[.$D$42]" office:value-type="float" office:value="5023.872">
            <text:p>5023.872</text:p>
          </table:table-cell>
          <table:table-cell table:style-name="ce154" table:formula="of:=((OCT2DEC([.M$46])-8)*23+(OCT2DEC([.$C59])-32))*[.$D$42]" office:value-type="float" office:value="5613.408">
            <text:p>5613.408</text:p>
          </table:table-cell>
          <table:table-cell table:style-name="ce154" table:formula="of:=((OCT2DEC([.N$46])-8)*23+(OCT2DEC([.$C59])-32))*[.$D$42]" office:value-type="float" office:value="6202.944">
            <text:p>6202.944</text:p>
          </table:table-cell>
          <table:table-cell table:style-name="ce154" table:formula="of:=((OCT2DEC([.O$46])-8)*23+(OCT2DEC([.$C59])-32))*[.$D$42]" office:value-type="float" office:value="6792.48">
            <text:p>6792.480</text:p>
          </table:table-cell>
          <table:table-cell table:style-name="ce154" table:formula="of:=((OCT2DEC([.P$46])-8)*23+(OCT2DEC([.$C59])-32))*[.$D$42]" office:value-type="float" office:value="7382.016">
            <text:p>7382.016</text:p>
          </table:table-cell>
          <table:table-cell table:style-name="ce154" table:formula="of:=((OCT2DEC([.Q$46])-8)*23+(OCT2DEC([.$C59])-32))*[.$D$42]" office:value-type="float" office:value="7971.552">
            <text:p>7971.552</text:p>
          </table:table-cell>
          <table:table-cell table:style-name="ce154" table:formula="of:=((OCT2DEC([.R$46])-8)*23+(OCT2DEC([.$C59])-32))*[.$D$42]" office:value-type="float" office:value="8561.088">
            <text:p>8561.088</text:p>
          </table:table-cell>
          <table:table-cell table:style-name="ce158" table:formula="of:=((OCT2DEC([.S$46])-8)*23+(OCT2DEC([.$C59])-32))*[.$D$42]" office:value-type="float" office:value="9150.624">
            <text:p>9150.624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2"/>
          <table:table-cell table:style-name="ce51" office:value-type="float" office:value="55">
            <text:p>55</text:p>
          </table:table-cell>
          <table:table-cell table:style-name="ce83" table:formula="of:=((OCT2DEC([.D$46])-8)*31+(OCT2DEC([.$C60])-32))*[.$D$42]" office:value-type="float" office:value="333.216">
            <text:p>333.216</text:p>
          </table:table-cell>
          <table:table-cell table:style-name="ce113" table:formula="of:=((OCT2DEC([.E$46])-8)*23+(OCT2DEC([.$C60])-32))*[.$D$42]" office:value-type="float" office:value="922.752">
            <text:p>922.752</text:p>
          </table:table-cell>
          <table:table-cell table:style-name="ce113" table:formula="of:=((OCT2DEC([.F$46])-8)*23+(OCT2DEC([.$C60])-32))*[.$D$42]" office:value-type="float" office:value="1512.288">
            <text:p>1512.288</text:p>
          </table:table-cell>
          <table:table-cell table:style-name="ce113" table:formula="of:=((OCT2DEC([.G$46])-8)*23+(OCT2DEC([.$C60])-32))*[.$D$42]" office:value-type="float" office:value="2101.824">
            <text:p>2101.824</text:p>
          </table:table-cell>
          <table:table-cell table:style-name="ce113" table:formula="of:=((OCT2DEC([.H$46])-8)*23+(OCT2DEC([.$C60])-32))*[.$D$42]" office:value-type="float" office:value="2691.36">
            <text:p>2691.360</text:p>
          </table:table-cell>
          <table:table-cell table:style-name="ce113" table:formula="of:=((OCT2DEC([.I$46])-8)*23+(OCT2DEC([.$C60])-32))*[.$D$42]" office:value-type="float" office:value="3280.896">
            <text:p>3280.896</text:p>
          </table:table-cell>
          <table:table-cell table:style-name="ce113" table:formula="of:=((OCT2DEC([.J$46])-8)*23+(OCT2DEC([.$C60])-32))*[.$D$42]" office:value-type="float" office:value="3870.432">
            <text:p>3870.432</text:p>
          </table:table-cell>
          <table:table-cell table:style-name="ce113" table:formula="of:=((OCT2DEC([.K$46])-8)*23+(OCT2DEC([.$C60])-32))*[.$D$42]" office:value-type="float" office:value="4459.968">
            <text:p>4459.968</text:p>
          </table:table-cell>
          <table:table-cell table:style-name="ce151" table:formula="of:=((OCT2DEC([.L$46])-8)*23+(OCT2DEC([.$C60])-32))*[.$D$42]" office:value-type="float" office:value="5049.504">
            <text:p>5049.504</text:p>
          </table:table-cell>
          <table:table-cell table:style-name="ce154" table:formula="of:=((OCT2DEC([.M$46])-8)*23+(OCT2DEC([.$C60])-32))*[.$D$42]" office:value-type="float" office:value="5639.04">
            <text:p>5639.040</text:p>
          </table:table-cell>
          <table:table-cell table:style-name="ce154" table:formula="of:=((OCT2DEC([.N$46])-8)*23+(OCT2DEC([.$C60])-32))*[.$D$42]" office:value-type="float" office:value="6228.576">
            <text:p>6228.576</text:p>
          </table:table-cell>
          <table:table-cell table:style-name="ce154" table:formula="of:=((OCT2DEC([.O$46])-8)*23+(OCT2DEC([.$C60])-32))*[.$D$42]" office:value-type="float" office:value="6818.112">
            <text:p>6818.112</text:p>
          </table:table-cell>
          <table:table-cell table:style-name="ce154" table:formula="of:=((OCT2DEC([.P$46])-8)*23+(OCT2DEC([.$C60])-32))*[.$D$42]" office:value-type="float" office:value="7407.648">
            <text:p>7407.648</text:p>
          </table:table-cell>
          <table:table-cell table:style-name="ce154" table:formula="of:=((OCT2DEC([.Q$46])-8)*23+(OCT2DEC([.$C60])-32))*[.$D$42]" office:value-type="float" office:value="7997.184">
            <text:p>7997.184</text:p>
          </table:table-cell>
          <table:table-cell table:style-name="ce154" table:formula="of:=((OCT2DEC([.R$46])-8)*23+(OCT2DEC([.$C60])-32))*[.$D$42]" office:value-type="float" office:value="8586.72">
            <text:p>8586.720</text:p>
          </table:table-cell>
          <table:table-cell table:style-name="ce158" table:formula="of:=((OCT2DEC([.S$46])-8)*23+(OCT2DEC([.$C60])-32))*[.$D$42]" office:value-type="float" office:value="9176.256">
            <text:p>9176.256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2"/>
          <table:table-cell table:style-name="ce51" office:value-type="float" office:value="56">
            <text:p>56</text:p>
          </table:table-cell>
          <table:table-cell table:style-name="ce83" table:formula="of:=((OCT2DEC([.D$46])-8)*31+(OCT2DEC([.$C61])-32))*[.$D$42]" office:value-type="float" office:value="358.848">
            <text:p>358.848</text:p>
          </table:table-cell>
          <table:table-cell table:style-name="ce113" table:formula="of:=((OCT2DEC([.E$46])-8)*23+(OCT2DEC([.$C61])-32))*[.$D$42]" office:value-type="float" office:value="948.384">
            <text:p>948.384</text:p>
          </table:table-cell>
          <table:table-cell table:style-name="ce113" table:formula="of:=((OCT2DEC([.F$46])-8)*23+(OCT2DEC([.$C61])-32))*[.$D$42]" office:value-type="float" office:value="1537.92">
            <text:p>1537.920</text:p>
          </table:table-cell>
          <table:table-cell table:style-name="ce113" table:formula="of:=((OCT2DEC([.G$46])-8)*23+(OCT2DEC([.$C61])-32))*[.$D$42]" office:value-type="float" office:value="2127.456">
            <text:p>2127.456</text:p>
          </table:table-cell>
          <table:table-cell table:style-name="ce113" table:formula="of:=((OCT2DEC([.H$46])-8)*23+(OCT2DEC([.$C61])-32))*[.$D$42]" office:value-type="float" office:value="2716.992">
            <text:p>2716.992</text:p>
          </table:table-cell>
          <table:table-cell table:style-name="ce113" table:formula="of:=((OCT2DEC([.I$46])-8)*23+(OCT2DEC([.$C61])-32))*[.$D$42]" office:value-type="float" office:value="3306.528">
            <text:p>3306.528</text:p>
          </table:table-cell>
          <table:table-cell table:style-name="ce113" table:formula="of:=((OCT2DEC([.J$46])-8)*23+(OCT2DEC([.$C61])-32))*[.$D$42]" office:value-type="float" office:value="3896.064">
            <text:p>3896.064</text:p>
          </table:table-cell>
          <table:table-cell table:style-name="ce113" table:formula="of:=((OCT2DEC([.K$46])-8)*23+(OCT2DEC([.$C61])-32))*[.$D$42]" office:value-type="float" office:value="4485.6">
            <text:p>4485.600</text:p>
          </table:table-cell>
          <table:table-cell table:style-name="ce151" table:formula="of:=((OCT2DEC([.L$46])-8)*23+(OCT2DEC([.$C61])-32))*[.$D$42]" office:value-type="float" office:value="5075.136">
            <text:p>5075.136</text:p>
          </table:table-cell>
          <table:table-cell table:style-name="ce154" table:formula="of:=((OCT2DEC([.M$46])-8)*23+(OCT2DEC([.$C61])-32))*[.$D$42]" office:value-type="float" office:value="5664.672">
            <text:p>5664.672</text:p>
          </table:table-cell>
          <table:table-cell table:style-name="ce154" table:formula="of:=((OCT2DEC([.N$46])-8)*23+(OCT2DEC([.$C61])-32))*[.$D$42]" office:value-type="float" office:value="6254.208">
            <text:p>6254.208</text:p>
          </table:table-cell>
          <table:table-cell table:style-name="ce154" table:formula="of:=((OCT2DEC([.O$46])-8)*23+(OCT2DEC([.$C61])-32))*[.$D$42]" office:value-type="float" office:value="6843.744">
            <text:p>6843.744</text:p>
          </table:table-cell>
          <table:table-cell table:style-name="ce154" table:formula="of:=((OCT2DEC([.P$46])-8)*23+(OCT2DEC([.$C61])-32))*[.$D$42]" office:value-type="float" office:value="7433.28">
            <text:p>7433.280</text:p>
          </table:table-cell>
          <table:table-cell table:style-name="ce154" table:formula="of:=((OCT2DEC([.Q$46])-8)*23+(OCT2DEC([.$C61])-32))*[.$D$42]" office:value-type="float" office:value="8022.816">
            <text:p>8022.816</text:p>
          </table:table-cell>
          <table:table-cell table:style-name="ce154" table:formula="of:=((OCT2DEC([.R$46])-8)*23+(OCT2DEC([.$C61])-32))*[.$D$42]" office:value-type="float" office:value="8612.352">
            <text:p>8612.352</text:p>
          </table:table-cell>
          <table:table-cell table:style-name="ce158" table:formula="of:=((OCT2DEC([.S$46])-8)*23+(OCT2DEC([.$C61])-32))*[.$D$42]" office:value-type="float" office:value="9201.888">
            <text:p>9201.888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2"/>
          <table:table-cell table:style-name="ce51" office:value-type="float" office:value="57">
            <text:p>57</text:p>
          </table:table-cell>
          <table:table-cell table:style-name="ce83" table:formula="of:=((OCT2DEC([.D$46])-8)*31+(OCT2DEC([.$C62])-32))*[.$D$42]" office:value-type="float" office:value="384.48">
            <text:p>384.480</text:p>
          </table:table-cell>
          <table:table-cell table:style-name="ce113" table:formula="of:=((OCT2DEC([.E$46])-8)*23+(OCT2DEC([.$C62])-32))*[.$D$42]" office:value-type="float" office:value="974.016">
            <text:p>974.016</text:p>
          </table:table-cell>
          <table:table-cell table:style-name="ce113" table:formula="of:=((OCT2DEC([.F$46])-8)*23+(OCT2DEC([.$C62])-32))*[.$D$42]" office:value-type="float" office:value="1563.552">
            <text:p>1563.552</text:p>
          </table:table-cell>
          <table:table-cell table:style-name="ce113" table:formula="of:=((OCT2DEC([.G$46])-8)*23+(OCT2DEC([.$C62])-32))*[.$D$42]" office:value-type="float" office:value="2153.088">
            <text:p>2153.088</text:p>
          </table:table-cell>
          <table:table-cell table:style-name="ce113" table:formula="of:=((OCT2DEC([.H$46])-8)*23+(OCT2DEC([.$C62])-32))*[.$D$42]" office:value-type="float" office:value="2742.624">
            <text:p>2742.624</text:p>
          </table:table-cell>
          <table:table-cell table:style-name="ce113" table:formula="of:=((OCT2DEC([.I$46])-8)*23+(OCT2DEC([.$C62])-32))*[.$D$42]" office:value-type="float" office:value="3332.16">
            <text:p>3332.160</text:p>
          </table:table-cell>
          <table:table-cell table:style-name="ce113" table:formula="of:=((OCT2DEC([.J$46])-8)*23+(OCT2DEC([.$C62])-32))*[.$D$42]" office:value-type="float" office:value="3921.696">
            <text:p>3921.696</text:p>
          </table:table-cell>
          <table:table-cell table:style-name="ce113" table:formula="of:=((OCT2DEC([.K$46])-8)*23+(OCT2DEC([.$C62])-32))*[.$D$42]" office:value-type="float" office:value="4511.232">
            <text:p>4511.232</text:p>
          </table:table-cell>
          <table:table-cell table:style-name="ce151" table:formula="of:=((OCT2DEC([.L$46])-8)*23+(OCT2DEC([.$C62])-32))*[.$D$42]" office:value-type="float" office:value="5100.768">
            <text:p>5100.768</text:p>
          </table:table-cell>
          <table:table-cell table:style-name="ce154" table:formula="of:=((OCT2DEC([.M$46])-8)*23+(OCT2DEC([.$C62])-32))*[.$D$42]" office:value-type="float" office:value="5690.304">
            <text:p>5690.304</text:p>
          </table:table-cell>
          <table:table-cell table:style-name="ce154" table:formula="of:=((OCT2DEC([.N$46])-8)*23+(OCT2DEC([.$C62])-32))*[.$D$42]" office:value-type="float" office:value="6279.84">
            <text:p>6279.840</text:p>
          </table:table-cell>
          <table:table-cell table:style-name="ce154" table:formula="of:=((OCT2DEC([.O$46])-8)*23+(OCT2DEC([.$C62])-32))*[.$D$42]" office:value-type="float" office:value="6869.376">
            <text:p>6869.376</text:p>
          </table:table-cell>
          <table:table-cell table:style-name="ce154" table:formula="of:=((OCT2DEC([.P$46])-8)*23+(OCT2DEC([.$C62])-32))*[.$D$42]" office:value-type="float" office:value="7458.912">
            <text:p>7458.912</text:p>
          </table:table-cell>
          <table:table-cell table:style-name="ce154" table:formula="of:=((OCT2DEC([.Q$46])-8)*23+(OCT2DEC([.$C62])-32))*[.$D$42]" office:value-type="float" office:value="8048.448">
            <text:p>8048.448</text:p>
          </table:table-cell>
          <table:table-cell table:style-name="ce154" table:formula="of:=((OCT2DEC([.R$46])-8)*23+(OCT2DEC([.$C62])-32))*[.$D$42]" office:value-type="float" office:value="8637.984">
            <text:p>8637.984</text:p>
          </table:table-cell>
          <table:table-cell table:style-name="ce158" table:formula="of:=((OCT2DEC([.S$46])-8)*23+(OCT2DEC([.$C62])-32))*[.$D$42]" office:value-type="float" office:value="9227.52">
            <text:p>9227.520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2"/>
          <table:table-cell table:style-name="ce51" office:value-type="float" office:value="60">
            <text:p>60</text:p>
          </table:table-cell>
          <table:table-cell table:style-name="ce83" table:formula="of:=((OCT2DEC([.D$46])-8)*31+(OCT2DEC([.$C63])-32))*[.$D$42]" office:value-type="float" office:value="410.112">
            <text:p>410.112</text:p>
          </table:table-cell>
          <table:table-cell table:style-name="ce113" table:formula="of:=((OCT2DEC([.E$46])-8)*23+(OCT2DEC([.$C63])-32))*[.$D$42]" office:value-type="float" office:value="999.648">
            <text:p>999.648</text:p>
          </table:table-cell>
          <table:table-cell table:style-name="ce113" table:formula="of:=((OCT2DEC([.F$46])-8)*23+(OCT2DEC([.$C63])-32))*[.$D$42]" office:value-type="float" office:value="1589.184">
            <text:p>1589.184</text:p>
          </table:table-cell>
          <table:table-cell table:style-name="ce113" table:formula="of:=((OCT2DEC([.G$46])-8)*23+(OCT2DEC([.$C63])-32))*[.$D$42]" office:value-type="float" office:value="2178.72">
            <text:p>2178.720</text:p>
          </table:table-cell>
          <table:table-cell table:style-name="ce113" table:formula="of:=((OCT2DEC([.H$46])-8)*23+(OCT2DEC([.$C63])-32))*[.$D$42]" office:value-type="float" office:value="2768.256">
            <text:p>2768.256</text:p>
          </table:table-cell>
          <table:table-cell table:style-name="ce113" table:formula="of:=((OCT2DEC([.I$46])-8)*23+(OCT2DEC([.$C63])-32))*[.$D$42]" office:value-type="float" office:value="3357.792">
            <text:p>3357.792</text:p>
          </table:table-cell>
          <table:table-cell table:style-name="ce113" table:formula="of:=((OCT2DEC([.J$46])-8)*23+(OCT2DEC([.$C63])-32))*[.$D$42]" office:value-type="float" office:value="3947.328">
            <text:p>3947.328</text:p>
          </table:table-cell>
          <table:table-cell table:style-name="ce113" table:formula="of:=((OCT2DEC([.K$46])-8)*23+(OCT2DEC([.$C63])-32))*[.$D$42]" office:value-type="float" office:value="4536.864">
            <text:p>4536.864</text:p>
          </table:table-cell>
          <table:table-cell table:style-name="ce151" table:formula="of:=((OCT2DEC([.L$46])-8)*23+(OCT2DEC([.$C63])-32))*[.$D$42]" office:value-type="float" office:value="5126.4">
            <text:p>5126.400</text:p>
          </table:table-cell>
          <table:table-cell table:style-name="ce154" table:formula="of:=((OCT2DEC([.M$46])-8)*23+(OCT2DEC([.$C63])-32))*[.$D$42]" office:value-type="float" office:value="5715.936">
            <text:p>5715.936</text:p>
          </table:table-cell>
          <table:table-cell table:style-name="ce154" table:formula="of:=((OCT2DEC([.N$46])-8)*23+(OCT2DEC([.$C63])-32))*[.$D$42]" office:value-type="float" office:value="6305.472">
            <text:p>6305.472</text:p>
          </table:table-cell>
          <table:table-cell table:style-name="ce154" table:formula="of:=((OCT2DEC([.O$46])-8)*23+(OCT2DEC([.$C63])-32))*[.$D$42]" office:value-type="float" office:value="6895.008">
            <text:p>6895.008</text:p>
          </table:table-cell>
          <table:table-cell table:style-name="ce154" table:formula="of:=((OCT2DEC([.P$46])-8)*23+(OCT2DEC([.$C63])-32))*[.$D$42]" office:value-type="float" office:value="7484.544">
            <text:p>7484.544</text:p>
          </table:table-cell>
          <table:table-cell table:style-name="ce154" table:formula="of:=((OCT2DEC([.Q$46])-8)*23+(OCT2DEC([.$C63])-32))*[.$D$42]" office:value-type="float" office:value="8074.08">
            <text:p>8074.080</text:p>
          </table:table-cell>
          <table:table-cell table:style-name="ce154" table:formula="of:=((OCT2DEC([.R$46])-8)*23+(OCT2DEC([.$C63])-32))*[.$D$42]" office:value-type="float" office:value="8663.616">
            <text:p>8663.616</text:p>
          </table:table-cell>
          <table:table-cell table:style-name="ce158" table:formula="of:=((OCT2DEC([.S$46])-8)*23+(OCT2DEC([.$C63])-32))*[.$D$42]" office:value-type="float" office:value="9253.152">
            <text:p>9253.152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2"/>
          <table:table-cell table:style-name="ce51" office:value-type="float" office:value="61">
            <text:p>61</text:p>
          </table:table-cell>
          <table:table-cell table:style-name="ce83" table:formula="of:=((OCT2DEC([.D$46])-8)*31+(OCT2DEC([.$C64])-32))*[.$D$42]" office:value-type="float" office:value="435.744">
            <text:p>435.744</text:p>
          </table:table-cell>
          <table:table-cell table:style-name="ce113" table:formula="of:=((OCT2DEC([.E$46])-8)*23+(OCT2DEC([.$C64])-32))*[.$D$42]" office:value-type="float" office:value="1025.28">
            <text:p>1025.280</text:p>
          </table:table-cell>
          <table:table-cell table:style-name="ce113" table:formula="of:=((OCT2DEC([.F$46])-8)*23+(OCT2DEC([.$C64])-32))*[.$D$42]" office:value-type="float" office:value="1614.816">
            <text:p>1614.816</text:p>
          </table:table-cell>
          <table:table-cell table:style-name="ce113" table:formula="of:=((OCT2DEC([.G$46])-8)*23+(OCT2DEC([.$C64])-32))*[.$D$42]" office:value-type="float" office:value="2204.352">
            <text:p>2204.352</text:p>
          </table:table-cell>
          <table:table-cell table:style-name="ce113" table:formula="of:=((OCT2DEC([.H$46])-8)*23+(OCT2DEC([.$C64])-32))*[.$D$42]" office:value-type="float" office:value="2793.888">
            <text:p>2793.888</text:p>
          </table:table-cell>
          <table:table-cell table:style-name="ce113" table:formula="of:=((OCT2DEC([.I$46])-8)*23+(OCT2DEC([.$C64])-32))*[.$D$42]" office:value-type="float" office:value="3383.424">
            <text:p>3383.424</text:p>
          </table:table-cell>
          <table:table-cell table:style-name="ce113" table:formula="of:=((OCT2DEC([.J$46])-8)*23+(OCT2DEC([.$C64])-32))*[.$D$42]" office:value-type="float" office:value="3972.96">
            <text:p>3972.960</text:p>
          </table:table-cell>
          <table:table-cell table:style-name="ce113" table:formula="of:=((OCT2DEC([.K$46])-8)*23+(OCT2DEC([.$C64])-32))*[.$D$42]" office:value-type="float" office:value="4562.496">
            <text:p>4562.496</text:p>
          </table:table-cell>
          <table:table-cell table:style-name="ce151" table:formula="of:=((OCT2DEC([.L$46])-8)*23+(OCT2DEC([.$C64])-32))*[.$D$42]" office:value-type="float" office:value="5152.032">
            <text:p>5152.032</text:p>
          </table:table-cell>
          <table:table-cell table:style-name="ce154" table:formula="of:=((OCT2DEC([.M$46])-8)*23+(OCT2DEC([.$C64])-32))*[.$D$42]" office:value-type="float" office:value="5741.568">
            <text:p>5741.568</text:p>
          </table:table-cell>
          <table:table-cell table:style-name="ce154" table:formula="of:=((OCT2DEC([.N$46])-8)*23+(OCT2DEC([.$C64])-32))*[.$D$42]" office:value-type="float" office:value="6331.104">
            <text:p>6331.104</text:p>
          </table:table-cell>
          <table:table-cell table:style-name="ce154" table:formula="of:=((OCT2DEC([.O$46])-8)*23+(OCT2DEC([.$C64])-32))*[.$D$42]" office:value-type="float" office:value="6920.64">
            <text:p>6920.640</text:p>
          </table:table-cell>
          <table:table-cell table:style-name="ce154" table:formula="of:=((OCT2DEC([.P$46])-8)*23+(OCT2DEC([.$C64])-32))*[.$D$42]" office:value-type="float" office:value="7510.176">
            <text:p>7510.176</text:p>
          </table:table-cell>
          <table:table-cell table:style-name="ce154" table:formula="of:=((OCT2DEC([.Q$46])-8)*23+(OCT2DEC([.$C64])-32))*[.$D$42]" office:value-type="float" office:value="8099.712">
            <text:p>8099.712</text:p>
          </table:table-cell>
          <table:table-cell table:style-name="ce154" table:formula="of:=((OCT2DEC([.R$46])-8)*23+(OCT2DEC([.$C64])-32))*[.$D$42]" office:value-type="float" office:value="8689.248">
            <text:p>8689.248</text:p>
          </table:table-cell>
          <table:table-cell table:style-name="ce158" table:formula="of:=((OCT2DEC([.S$46])-8)*23+(OCT2DEC([.$C64])-32))*[.$D$42]" office:value-type="float" office:value="9278.784">
            <text:p>9278.784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2"/>
          <table:table-cell table:style-name="ce51" office:value-type="float" office:value="62">
            <text:p>62</text:p>
          </table:table-cell>
          <table:table-cell table:style-name="ce83" table:formula="of:=((OCT2DEC([.D$46])-8)*31+(OCT2DEC([.$C65])-32))*[.$D$42]" office:value-type="float" office:value="461.376">
            <text:p>461.376</text:p>
          </table:table-cell>
          <table:table-cell table:style-name="ce113" table:formula="of:=((OCT2DEC([.E$46])-8)*23+(OCT2DEC([.$C65])-32))*[.$D$42]" office:value-type="float" office:value="1050.912">
            <text:p>1050.912</text:p>
          </table:table-cell>
          <table:table-cell table:style-name="ce113" table:formula="of:=((OCT2DEC([.F$46])-8)*23+(OCT2DEC([.$C65])-32))*[.$D$42]" office:value-type="float" office:value="1640.448">
            <text:p>1640.448</text:p>
          </table:table-cell>
          <table:table-cell table:style-name="ce113" table:formula="of:=((OCT2DEC([.G$46])-8)*23+(OCT2DEC([.$C65])-32))*[.$D$42]" office:value-type="float" office:value="2229.984">
            <text:p>2229.984</text:p>
          </table:table-cell>
          <table:table-cell table:style-name="ce113" table:formula="of:=((OCT2DEC([.H$46])-8)*23+(OCT2DEC([.$C65])-32))*[.$D$42]" office:value-type="float" office:value="2819.52">
            <text:p>2819.520</text:p>
          </table:table-cell>
          <table:table-cell table:style-name="ce113" table:formula="of:=((OCT2DEC([.I$46])-8)*23+(OCT2DEC([.$C65])-32))*[.$D$42]" office:value-type="float" office:value="3409.056">
            <text:p>3409.056</text:p>
          </table:table-cell>
          <table:table-cell table:style-name="ce113" table:formula="of:=((OCT2DEC([.J$46])-8)*23+(OCT2DEC([.$C65])-32))*[.$D$42]" office:value-type="float" office:value="3998.592">
            <text:p>3998.592</text:p>
          </table:table-cell>
          <table:table-cell table:style-name="ce113" table:formula="of:=((OCT2DEC([.K$46])-8)*23+(OCT2DEC([.$C65])-32))*[.$D$42]" office:value-type="float" office:value="4588.128">
            <text:p>4588.128</text:p>
          </table:table-cell>
          <table:table-cell table:style-name="ce151" table:formula="of:=((OCT2DEC([.L$46])-8)*23+(OCT2DEC([.$C65])-32))*[.$D$42]" office:value-type="float" office:value="5177.664">
            <text:p>5177.664</text:p>
          </table:table-cell>
          <table:table-cell table:style-name="ce154" table:formula="of:=((OCT2DEC([.M$46])-8)*23+(OCT2DEC([.$C65])-32))*[.$D$42]" office:value-type="float" office:value="5767.2">
            <text:p>5767.200</text:p>
          </table:table-cell>
          <table:table-cell table:style-name="ce154" table:formula="of:=((OCT2DEC([.N$46])-8)*23+(OCT2DEC([.$C65])-32))*[.$D$42]" office:value-type="float" office:value="6356.736">
            <text:p>6356.736</text:p>
          </table:table-cell>
          <table:table-cell table:style-name="ce154" table:formula="of:=((OCT2DEC([.O$46])-8)*23+(OCT2DEC([.$C65])-32))*[.$D$42]" office:value-type="float" office:value="6946.272">
            <text:p>6946.272</text:p>
          </table:table-cell>
          <table:table-cell table:style-name="ce154" table:formula="of:=((OCT2DEC([.P$46])-8)*23+(OCT2DEC([.$C65])-32))*[.$D$42]" office:value-type="float" office:value="7535.808">
            <text:p>7535.808</text:p>
          </table:table-cell>
          <table:table-cell table:style-name="ce154" table:formula="of:=((OCT2DEC([.Q$46])-8)*23+(OCT2DEC([.$C65])-32))*[.$D$42]" office:value-type="float" office:value="8125.344">
            <text:p>8125.344</text:p>
          </table:table-cell>
          <table:table-cell table:style-name="ce154" table:formula="of:=((OCT2DEC([.R$46])-8)*23+(OCT2DEC([.$C65])-32))*[.$D$42]" office:value-type="float" office:value="8714.88">
            <text:p>8714.880</text:p>
          </table:table-cell>
          <table:table-cell table:style-name="ce158" table:formula="of:=((OCT2DEC([.S$46])-8)*23+(OCT2DEC([.$C65])-32))*[.$D$42]" office:value-type="float" office:value="9304.416">
            <text:p>9304.416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2"/>
          <table:covered-table-cell table:style-name="ce132"/>
          <table:table-cell table:style-name="ce51" office:value-type="float" office:value="63">
            <text:p>63</text:p>
          </table:table-cell>
          <table:table-cell table:style-name="ce83" table:formula="of:=((OCT2DEC([.D$46])-8)*31+(OCT2DEC([.$C66])-32))*[.$D$42]" office:value-type="float" office:value="487.008">
            <text:p>487.008</text:p>
          </table:table-cell>
          <table:table-cell table:style-name="ce113" table:formula="of:=((OCT2DEC([.E$46])-8)*23+(OCT2DEC([.$C66])-32))*[.$D$42]" office:value-type="float" office:value="1076.544">
            <text:p>1076.544</text:p>
          </table:table-cell>
          <table:table-cell table:style-name="ce113" table:formula="of:=((OCT2DEC([.F$46])-8)*23+(OCT2DEC([.$C66])-32))*[.$D$42]" office:value-type="float" office:value="1666.08">
            <text:p>1666.080</text:p>
          </table:table-cell>
          <table:table-cell table:style-name="ce113" table:formula="of:=((OCT2DEC([.G$46])-8)*23+(OCT2DEC([.$C66])-32))*[.$D$42]" office:value-type="float" office:value="2255.616">
            <text:p>2255.616</text:p>
          </table:table-cell>
          <table:table-cell table:style-name="ce113" table:formula="of:=((OCT2DEC([.H$46])-8)*23+(OCT2DEC([.$C66])-32))*[.$D$42]" office:value-type="float" office:value="2845.152">
            <text:p>2845.152</text:p>
          </table:table-cell>
          <table:table-cell table:style-name="ce113" table:formula="of:=((OCT2DEC([.I$46])-8)*23+(OCT2DEC([.$C66])-32))*[.$D$42]" office:value-type="float" office:value="3434.688">
            <text:p>3434.688</text:p>
          </table:table-cell>
          <table:table-cell table:style-name="ce113" table:formula="of:=((OCT2DEC([.J$46])-8)*23+(OCT2DEC([.$C66])-32))*[.$D$42]" office:value-type="float" office:value="4024.224">
            <text:p>4024.224</text:p>
          </table:table-cell>
          <table:table-cell table:style-name="ce113" table:formula="of:=((OCT2DEC([.K$46])-8)*23+(OCT2DEC([.$C66])-32))*[.$D$42]" office:value-type="float" office:value="4613.76">
            <text:p>4613.760</text:p>
          </table:table-cell>
          <table:table-cell table:style-name="ce151" table:formula="of:=((OCT2DEC([.L$46])-8)*23+(OCT2DEC([.$C66])-32))*[.$D$42]" office:value-type="float" office:value="5203.296">
            <text:p>5203.296</text:p>
          </table:table-cell>
          <table:table-cell table:style-name="ce154" table:formula="of:=((OCT2DEC([.M$46])-8)*23+(OCT2DEC([.$C66])-32))*[.$D$42]" office:value-type="float" office:value="5792.832">
            <text:p>5792.832</text:p>
          </table:table-cell>
          <table:table-cell table:style-name="ce154" table:formula="of:=((OCT2DEC([.N$46])-8)*23+(OCT2DEC([.$C66])-32))*[.$D$42]" office:value-type="float" office:value="6382.368">
            <text:p>6382.368</text:p>
          </table:table-cell>
          <table:table-cell table:style-name="ce154" table:formula="of:=((OCT2DEC([.O$46])-8)*23+(OCT2DEC([.$C66])-32))*[.$D$42]" office:value-type="float" office:value="6971.904">
            <text:p>6971.904</text:p>
          </table:table-cell>
          <table:table-cell table:style-name="ce154" table:formula="of:=((OCT2DEC([.P$46])-8)*23+(OCT2DEC([.$C66])-32))*[.$D$42]" office:value-type="float" office:value="7561.44">
            <text:p>7561.440</text:p>
          </table:table-cell>
          <table:table-cell table:style-name="ce154" table:formula="of:=((OCT2DEC([.Q$46])-8)*23+(OCT2DEC([.$C66])-32))*[.$D$42]" office:value-type="float" office:value="8150.976">
            <text:p>8150.976</text:p>
          </table:table-cell>
          <table:table-cell table:style-name="ce154" table:formula="of:=((OCT2DEC([.R$46])-8)*23+(OCT2DEC([.$C66])-32))*[.$D$42]" office:value-type="float" office:value="8740.512">
            <text:p>8740.512</text:p>
          </table:table-cell>
          <table:table-cell table:style-name="ce158" table:formula="of:=((OCT2DEC([.S$46])-8)*23+(OCT2DEC([.$C66])-32))*[.$D$42]" office:value-type="float" office:value="9330.048">
            <text:p>9330.048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2"/>
          <table:table-cell table:style-name="ce51" office:value-type="float" office:value="64">
            <text:p>64</text:p>
          </table:table-cell>
          <table:table-cell table:style-name="ce83" table:formula="of:=((OCT2DEC([.D$46])-8)*31+(OCT2DEC([.$C67])-32))*[.$D$42]" office:value-type="float" office:value="512.64">
            <text:p>512.640</text:p>
          </table:table-cell>
          <table:table-cell table:style-name="ce113" table:formula="of:=((OCT2DEC([.E$46])-8)*23+(OCT2DEC([.$C67])-32))*[.$D$42]" office:value-type="float" office:value="1102.176">
            <text:p>1102.176</text:p>
          </table:table-cell>
          <table:table-cell table:style-name="ce113" table:formula="of:=((OCT2DEC([.F$46])-8)*23+(OCT2DEC([.$C67])-32))*[.$D$42]" office:value-type="float" office:value="1691.712">
            <text:p>1691.712</text:p>
          </table:table-cell>
          <table:table-cell table:style-name="ce113" table:formula="of:=((OCT2DEC([.G$46])-8)*23+(OCT2DEC([.$C67])-32))*[.$D$42]" office:value-type="float" office:value="2281.248">
            <text:p>2281.248</text:p>
          </table:table-cell>
          <table:table-cell table:style-name="ce113" table:formula="of:=((OCT2DEC([.H$46])-8)*23+(OCT2DEC([.$C67])-32))*[.$D$42]" office:value-type="float" office:value="2870.784">
            <text:p>2870.784</text:p>
          </table:table-cell>
          <table:table-cell table:style-name="ce113" table:formula="of:=((OCT2DEC([.I$46])-8)*23+(OCT2DEC([.$C67])-32))*[.$D$42]" office:value-type="float" office:value="3460.32">
            <text:p>3460.320</text:p>
          </table:table-cell>
          <table:table-cell table:style-name="ce113" table:formula="of:=((OCT2DEC([.J$46])-8)*23+(OCT2DEC([.$C67])-32))*[.$D$42]" office:value-type="float" office:value="4049.856">
            <text:p>4049.856</text:p>
          </table:table-cell>
          <table:table-cell table:style-name="ce113" table:formula="of:=((OCT2DEC([.K$46])-8)*23+(OCT2DEC([.$C67])-32))*[.$D$42]" office:value-type="float" office:value="4639.392">
            <text:p>4639.392</text:p>
          </table:table-cell>
          <table:table-cell table:style-name="ce151" table:formula="of:=((OCT2DEC([.L$46])-8)*23+(OCT2DEC([.$C67])-32))*[.$D$42]" office:value-type="float" office:value="5228.928">
            <text:p>5228.928</text:p>
          </table:table-cell>
          <table:table-cell table:style-name="ce154" table:formula="of:=((OCT2DEC([.M$46])-8)*23+(OCT2DEC([.$C67])-32))*[.$D$42]" office:value-type="float" office:value="5818.464">
            <text:p>5818.464</text:p>
          </table:table-cell>
          <table:table-cell table:style-name="ce154" table:formula="of:=((OCT2DEC([.N$46])-8)*23+(OCT2DEC([.$C67])-32))*[.$D$42]" office:value-type="float" office:value="6408">
            <text:p>6408.000</text:p>
          </table:table-cell>
          <table:table-cell table:style-name="ce154" table:formula="of:=((OCT2DEC([.O$46])-8)*23+(OCT2DEC([.$C67])-32))*[.$D$42]" office:value-type="float" office:value="6997.536">
            <text:p>6997.536</text:p>
          </table:table-cell>
          <table:table-cell table:style-name="ce154" table:formula="of:=((OCT2DEC([.P$46])-8)*23+(OCT2DEC([.$C67])-32))*[.$D$42]" office:value-type="float" office:value="7587.072">
            <text:p>7587.072</text:p>
          </table:table-cell>
          <table:table-cell table:style-name="ce154" table:formula="of:=((OCT2DEC([.Q$46])-8)*23+(OCT2DEC([.$C67])-32))*[.$D$42]" office:value-type="float" office:value="8176.608">
            <text:p>8176.608</text:p>
          </table:table-cell>
          <table:table-cell table:style-name="ce154" table:formula="of:=((OCT2DEC([.R$46])-8)*23+(OCT2DEC([.$C67])-32))*[.$D$42]" office:value-type="float" office:value="8766.144">
            <text:p>8766.144</text:p>
          </table:table-cell>
          <table:table-cell table:style-name="ce158" table:formula="of:=((OCT2DEC([.S$46])-8)*23+(OCT2DEC([.$C67])-32))*[.$D$42]" office:value-type="float" office:value="9355.68">
            <text:p>9355.680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2"/>
          <table:table-cell table:style-name="ce51" office:value-type="float" office:value="65">
            <text:p>65</text:p>
          </table:table-cell>
          <table:table-cell table:style-name="ce83" table:formula="of:=((OCT2DEC([.D$46])-8)*31+(OCT2DEC([.$C68])-32))*[.$D$42]" office:value-type="float" office:value="538.272">
            <text:p>538.272</text:p>
          </table:table-cell>
          <table:table-cell table:style-name="ce113" table:formula="of:=((OCT2DEC([.E$46])-8)*23+(OCT2DEC([.$C68])-32))*[.$D$42]" office:value-type="float" office:value="1127.808">
            <text:p>1127.808</text:p>
          </table:table-cell>
          <table:table-cell table:style-name="ce113" table:formula="of:=((OCT2DEC([.F$46])-8)*23+(OCT2DEC([.$C68])-32))*[.$D$42]" office:value-type="float" office:value="1717.344">
            <text:p>1717.344</text:p>
          </table:table-cell>
          <table:table-cell table:style-name="ce113" table:formula="of:=((OCT2DEC([.G$46])-8)*23+(OCT2DEC([.$C68])-32))*[.$D$42]" office:value-type="float" office:value="2306.88">
            <text:p>2306.880</text:p>
          </table:table-cell>
          <table:table-cell table:style-name="ce113" table:formula="of:=((OCT2DEC([.H$46])-8)*23+(OCT2DEC([.$C68])-32))*[.$D$42]" office:value-type="float" office:value="2896.416">
            <text:p>2896.416</text:p>
          </table:table-cell>
          <table:table-cell table:style-name="ce113" table:formula="of:=((OCT2DEC([.I$46])-8)*23+(OCT2DEC([.$C68])-32))*[.$D$42]" office:value-type="float" office:value="3485.952">
            <text:p>3485.952</text:p>
          </table:table-cell>
          <table:table-cell table:style-name="ce113" table:formula="of:=((OCT2DEC([.J$46])-8)*23+(OCT2DEC([.$C68])-32))*[.$D$42]" office:value-type="float" office:value="4075.488">
            <text:p>4075.488</text:p>
          </table:table-cell>
          <table:table-cell table:style-name="ce113" table:formula="of:=((OCT2DEC([.K$46])-8)*23+(OCT2DEC([.$C68])-32))*[.$D$42]" office:value-type="float" office:value="4665.024">
            <text:p>4665.024</text:p>
          </table:table-cell>
          <table:table-cell table:style-name="ce151" table:formula="of:=((OCT2DEC([.L$46])-8)*23+(OCT2DEC([.$C68])-32))*[.$D$42]" office:value-type="float" office:value="5254.56">
            <text:p>5254.560</text:p>
          </table:table-cell>
          <table:table-cell table:style-name="ce154" table:formula="of:=((OCT2DEC([.M$46])-8)*23+(OCT2DEC([.$C68])-32))*[.$D$42]" office:value-type="float" office:value="5844.096">
            <text:p>5844.096</text:p>
          </table:table-cell>
          <table:table-cell table:style-name="ce154" table:formula="of:=((OCT2DEC([.N$46])-8)*23+(OCT2DEC([.$C68])-32))*[.$D$42]" office:value-type="float" office:value="6433.632">
            <text:p>6433.632</text:p>
          </table:table-cell>
          <table:table-cell table:style-name="ce154" table:formula="of:=((OCT2DEC([.O$46])-8)*23+(OCT2DEC([.$C68])-32))*[.$D$42]" office:value-type="float" office:value="7023.168">
            <text:p>7023.168</text:p>
          </table:table-cell>
          <table:table-cell table:style-name="ce154" table:formula="of:=((OCT2DEC([.P$46])-8)*23+(OCT2DEC([.$C68])-32))*[.$D$42]" office:value-type="float" office:value="7612.704">
            <text:p>7612.704</text:p>
          </table:table-cell>
          <table:table-cell table:style-name="ce154" table:formula="of:=((OCT2DEC([.Q$46])-8)*23+(OCT2DEC([.$C68])-32))*[.$D$42]" office:value-type="float" office:value="8202.24">
            <text:p>8202.240</text:p>
          </table:table-cell>
          <table:table-cell table:style-name="ce154" table:formula="of:=((OCT2DEC([.R$46])-8)*23+(OCT2DEC([.$C68])-32))*[.$D$42]" office:value-type="float" office:value="8791.776">
            <text:p>8791.776</text:p>
          </table:table-cell>
          <table:table-cell table:style-name="ce158" table:formula="of:=((OCT2DEC([.S$46])-8)*23+(OCT2DEC([.$C68])-32))*[.$D$42]" office:value-type="float" office:value="9381.312">
            <text:p>9381.312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2"/>
          <table:table-cell table:style-name="ce51" office:value-type="float" office:value="66">
            <text:p>66</text:p>
          </table:table-cell>
          <table:table-cell table:style-name="ce83" table:formula="of:=((OCT2DEC([.D$46])-8)*31+(OCT2DEC([.$C69])-32))*[.$D$42]" office:value-type="float" office:value="563.904">
            <text:p>563.904</text:p>
          </table:table-cell>
          <table:table-cell table:style-name="ce113" table:formula="of:=((OCT2DEC([.E$46])-8)*23+(OCT2DEC([.$C69])-32))*[.$D$42]" office:value-type="float" office:value="1153.44">
            <text:p>1153.440</text:p>
          </table:table-cell>
          <table:table-cell table:style-name="ce113" table:formula="of:=((OCT2DEC([.F$46])-8)*23+(OCT2DEC([.$C69])-32))*[.$D$42]" office:value-type="float" office:value="1742.976">
            <text:p>1742.976</text:p>
          </table:table-cell>
          <table:table-cell table:style-name="ce113" table:formula="of:=((OCT2DEC([.G$46])-8)*23+(OCT2DEC([.$C69])-32))*[.$D$42]" office:value-type="float" office:value="2332.512">
            <text:p>2332.512</text:p>
          </table:table-cell>
          <table:table-cell table:style-name="ce113" table:formula="of:=((OCT2DEC([.H$46])-8)*23+(OCT2DEC([.$C69])-32))*[.$D$42]" office:value-type="float" office:value="2922.048">
            <text:p>2922.048</text:p>
          </table:table-cell>
          <table:table-cell table:style-name="ce113" table:formula="of:=((OCT2DEC([.I$46])-8)*23+(OCT2DEC([.$C69])-32))*[.$D$42]" office:value-type="float" office:value="3511.584">
            <text:p>3511.584</text:p>
          </table:table-cell>
          <table:table-cell table:style-name="ce113" table:formula="of:=((OCT2DEC([.J$46])-8)*23+(OCT2DEC([.$C69])-32))*[.$D$42]" office:value-type="float" office:value="4101.12">
            <text:p>4101.120</text:p>
          </table:table-cell>
          <table:table-cell table:style-name="ce113" table:formula="of:=((OCT2DEC([.K$46])-8)*23+(OCT2DEC([.$C69])-32))*[.$D$42]" office:value-type="float" office:value="4690.656">
            <text:p>4690.656</text:p>
          </table:table-cell>
          <table:table-cell table:style-name="ce151" table:formula="of:=((OCT2DEC([.L$46])-8)*23+(OCT2DEC([.$C69])-32))*[.$D$42]" office:value-type="float" office:value="5280.192">
            <text:p>5280.192</text:p>
          </table:table-cell>
          <table:table-cell table:style-name="ce154" table:formula="of:=((OCT2DEC([.M$46])-8)*23+(OCT2DEC([.$C69])-32))*[.$D$42]" office:value-type="float" office:value="5869.728">
            <text:p>5869.728</text:p>
          </table:table-cell>
          <table:table-cell table:style-name="ce154" table:formula="of:=((OCT2DEC([.N$46])-8)*23+(OCT2DEC([.$C69])-32))*[.$D$42]" office:value-type="float" office:value="6459.264">
            <text:p>6459.264</text:p>
          </table:table-cell>
          <table:table-cell table:style-name="ce154" table:formula="of:=((OCT2DEC([.O$46])-8)*23+(OCT2DEC([.$C69])-32))*[.$D$42]" office:value-type="float" office:value="7048.8">
            <text:p>7048.800</text:p>
          </table:table-cell>
          <table:table-cell table:style-name="ce154" table:formula="of:=((OCT2DEC([.P$46])-8)*23+(OCT2DEC([.$C69])-32))*[.$D$42]" office:value-type="float" office:value="7638.336">
            <text:p>7638.336</text:p>
          </table:table-cell>
          <table:table-cell table:style-name="ce154" table:formula="of:=((OCT2DEC([.Q$46])-8)*23+(OCT2DEC([.$C69])-32))*[.$D$42]" office:value-type="float" office:value="8227.872">
            <text:p>8227.872</text:p>
          </table:table-cell>
          <table:table-cell table:style-name="ce154" table:formula="of:=((OCT2DEC([.R$46])-8)*23+(OCT2DEC([.$C69])-32))*[.$D$42]" office:value-type="float" office:value="8817.408">
            <text:p>8817.408</text:p>
          </table:table-cell>
          <table:table-cell table:style-name="ce158" table:formula="of:=((OCT2DEC([.S$46])-8)*23+(OCT2DEC([.$C69])-32))*[.$D$42]" office:value-type="float" office:value="9406.944">
            <text:p>9406.944</text:p>
          </table:table-cell>
          <table:table-cell table:style-name="ce35" table:number-columns-repeated="237"/>
          <table:table-cell table:number-columns-repeated="768"/>
        </table:table-row>
        <table:table-row table:style-name="ro2">
          <table:table-cell table:style-name="ce46"/>
          <table:covered-table-cell table:style-name="ce134"/>
          <table:table-cell table:style-name="ce136" office:value-type="float" office:value="67">
            <text:p>67</text:p>
          </table:table-cell>
          <table:table-cell table:style-name="ce139" table:formula="of:=((OCT2DEC([.D$46])-8)*31+(OCT2DEC([.$C70])-32))*[.$D$42]" office:value-type="float" office:value="589.536">
            <text:p>589.536</text:p>
          </table:table-cell>
          <table:table-cell table:style-name="ce140" table:formula="of:=((OCT2DEC([.E$46])-8)*23+(OCT2DEC([.$C70])-32))*[.$D$42]" office:value-type="float" office:value="1179.072">
            <text:p>1179.072</text:p>
          </table:table-cell>
          <table:table-cell table:style-name="ce140" table:formula="of:=((OCT2DEC([.F$46])-8)*23+(OCT2DEC([.$C70])-32))*[.$D$42]" office:value-type="float" office:value="1768.608">
            <text:p>1768.608</text:p>
          </table:table-cell>
          <table:table-cell table:style-name="ce140" table:formula="of:=((OCT2DEC([.G$46])-8)*23+(OCT2DEC([.$C70])-32))*[.$D$42]" office:value-type="float" office:value="2358.144">
            <text:p>2358.144</text:p>
          </table:table-cell>
          <table:table-cell table:style-name="ce140" table:formula="of:=((OCT2DEC([.H$46])-8)*23+(OCT2DEC([.$C70])-32))*[.$D$42]" office:value-type="float" office:value="2947.68">
            <text:p>2947.680</text:p>
          </table:table-cell>
          <table:table-cell table:style-name="ce140" table:formula="of:=((OCT2DEC([.I$46])-8)*23+(OCT2DEC([.$C70])-32))*[.$D$42]" office:value-type="float" office:value="3537.216">
            <text:p>3537.216</text:p>
          </table:table-cell>
          <table:table-cell table:style-name="ce140" table:formula="of:=((OCT2DEC([.J$46])-8)*23+(OCT2DEC([.$C70])-32))*[.$D$42]" office:value-type="float" office:value="4126.752">
            <text:p>4126.752</text:p>
          </table:table-cell>
          <table:table-cell table:style-name="ce140" table:formula="of:=((OCT2DEC([.K$46])-8)*23+(OCT2DEC([.$C70])-32))*[.$D$42]" office:value-type="float" office:value="4716.288">
            <text:p>4716.288</text:p>
          </table:table-cell>
          <table:table-cell table:style-name="ce152" table:formula="of:=((OCT2DEC([.L$46])-8)*23+(OCT2DEC([.$C70])-32))*[.$D$42]" office:value-type="float" office:value="5305.824">
            <text:p>5305.824</text:p>
          </table:table-cell>
          <table:table-cell table:style-name="ce155" table:formula="of:=((OCT2DEC([.M$46])-8)*23+(OCT2DEC([.$C70])-32))*[.$D$42]" office:value-type="float" office:value="5895.36">
            <text:p>5895.360</text:p>
          </table:table-cell>
          <table:table-cell table:style-name="ce155" table:formula="of:=((OCT2DEC([.N$46])-8)*23+(OCT2DEC([.$C70])-32))*[.$D$42]" office:value-type="float" office:value="6484.896">
            <text:p>6484.896</text:p>
          </table:table-cell>
          <table:table-cell table:style-name="ce155" table:formula="of:=((OCT2DEC([.O$46])-8)*23+(OCT2DEC([.$C70])-32))*[.$D$42]" office:value-type="float" office:value="7074.432">
            <text:p>7074.432</text:p>
          </table:table-cell>
          <table:table-cell table:style-name="ce155" table:formula="of:=((OCT2DEC([.P$46])-8)*23+(OCT2DEC([.$C70])-32))*[.$D$42]" office:value-type="float" office:value="7663.968">
            <text:p>7663.968</text:p>
          </table:table-cell>
          <table:table-cell table:style-name="ce155" table:formula="of:=((OCT2DEC([.Q$46])-8)*23+(OCT2DEC([.$C70])-32))*[.$D$42]" office:value-type="float" office:value="8253.504">
            <text:p>8253.504</text:p>
          </table:table-cell>
          <table:table-cell table:style-name="ce155" table:formula="of:=((OCT2DEC([.R$46])-8)*23+(OCT2DEC([.$C70])-32))*[.$D$42]" office:value-type="float" office:value="8843.04">
            <text:p>8843.040</text:p>
          </table:table-cell>
          <table:table-cell table:style-name="ce159" table:formula="of:=((OCT2DEC([.S$46])-8)*23+(OCT2DEC([.$C70])-32))*[.$D$42]" office:value-type="float" office:value="9432.576">
            <text:p>9432.576</text:p>
          </table:table-cell>
          <table:table-cell table:style-name="ce35" table:number-columns-repeated="237"/>
          <table:table-cell table:number-columns-repeated="768"/>
        </table:table-row>
        <table:table-row table:style-name="ro1" table:number-rows-repeated="8">
          <table:table-cell table:style-name="ce46"/>
          <table:table-cell table:style-name="ce35"/>
          <table:table-cell table:number-columns-repeated="10"/>
          <table:table-cell table:style-name="ce35" table:number-columns-repeated="244"/>
          <table:table-cell table:number-columns-repeated="768"/>
        </table:table-row>
        <table:table-row table:style-name="ro1">
          <table:table-cell table:style-name="ce35" table:number-columns-repeated="11"/>
          <table:table-cell/>
          <table:table-cell table:style-name="ce35" table:number-columns-repeated="244"/>
          <table:table-cell table:number-columns-repeated="768"/>
        </table:table-row>
        <table:table-row table:style-name="ro1" table:number-rows-repeated="65458">
          <table:table-cell table:style-name="ce35" table:number-columns-repeated="256"/>
          <table:table-cell table:number-columns-repeated="768"/>
        </table:table-row>
        <table:table-row table:style-name="ro1" table:number-rows-repeated="98303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gnm="http://www.gnumeric.org/odf-extension/1.0" office:version="1.2">
  <office:font-face-decls>
    <style:font-face style:name="Droid Sans" svg:font-family="'Droid Sans'"/>
    <style:font-face style:name="Droid Sans1" svg:font-family="'Droid Sans1'"/>
    <style:font-face style:name="Sans" svg:font-family="Sans"/>
    <style:font-face style:name="Liberation Sans" svg:font-family="'Liberation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number number:decimal-places="0" number:min-integer-digits="2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Code2000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writing-mode="lr-tb" gnm:style-print="" style:print="charts drawings objects"/>
      <style:header-style>
        <style:header-footer-properties fo:min-height="0cm" fo:border="none" fo:padding="0cm" style:shadow="none"/>
      </style:header-style>
      <style:footer-style>
        <style:header-footer-properties fo:min-height="0cm" fo:border="none" fo:padding="0cm" style:shadow="none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writing-mode="lr-tb" gnm:style-print="" style:print="charts drawings objects"/>
      <style:header-style>
        <style:header-footer-properties fo:min-height="0cm" fo:border="none" fo:padding="0cm" style:shadow="none"/>
      </style:header-style>
      <style:footer-style>
        <style:header-footer-properties fo:min-height="0cm" fo:border="none" fo:padding="0cm" style:shadow="none"/>
      </style:footer-style>
    </style:page-layout>
    <style:page-layout style:name="Mpm5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border="none" fo:padding="0cm" style:shadow="none"/>
      </style:header-style>
      <style:footer-style>
        <style:header-footer-properties fo:min-height="0.751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4">04/01/2012</text:date>, <text:time>22:1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X-va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Signal_20_AY_20_AZ" style:display-name="Signal AY A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Speed_20_and_20_Warning_20_Boards_20_AY_20_AZ" style:display-name="Speed and Warning Boards AY AZ" style:page-layout-name="Mpm4">
      <style:header style:display="false"/>
      <style:header-left style:display="false"/>
      <style:footer style:display="false"/>
      <style:footer-left style:display="false"/>
    </style:master-page>
    <style:master-page style:name="Release_20_Group_20_AY_20_AZ" style:display-name="Release Group AY AZ" style:page-layout-name="Mpm5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Distance_20_BY_20_BZ_20_CY" style:display-name="Distance BY BZ CY" style:page-layout-name="Mpm5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  <style:master-page style:name="Gradient_20_CY" style:display-name="Gradient CY" style:page-layout-name="Mpm5">
      <style:header>
        <text:p><text:sheet-name>???</text:sheet-name></text:p>
      </style:header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bbie Smith</dc:creator>
    <dc:date>2012-01-04T22:17:52</dc:date>
    <meta:editing-cycles>63</meta:editing-cycles>
    <meta:editing-duration>PT18H21M39S</meta:editing-duration>
    <meta:generator>LibreOffice/3.4$Unix LibreOffice_project/340m1$Build-402</meta:generator>
    <meta:document-statistic meta:table-count="7" meta:cell-count="3633" meta:object-count="0"/>
    <meta:user-defined meta:name="Info 1"/>
    <meta:user-defined meta:name="Info 2"/>
    <meta:user-defined meta:name="Info 3"/>
    <meta:user-defined meta:name="Info 4"/>
  </office:meta>
</office:document-meta>
</file>